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00%" fo:margin-top="0.423cm" style:writing-mode="lr-tb"/>
    </style:style>
    <style:style style:name="T2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style:writing-mode="lr-tb"/>
    </style:style>
    <style:style style:name="T3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3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4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5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6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7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fo:margin-top="0.423cm" fo:margin-bottom="0.212cm" style:writing-mode="lr-tb"/>
    </style:style>
    <style:style style:name="T4_1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2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3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4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5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P5" style:family="paragraph" style:parent-style-name="Standard">
      <style:paragraph-properties fo:text-align="center" fo:break-before="auto" fo:line-height="100%" fo:margin-bottom="0.212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text-align="center" fo:break-before="auto" fo:line-height="100%" fo:margin-bottom="0.212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00%" fo:margin-bottom="0.212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7.197cm"/>
    </style:style>
    <style:style style:name="Column2" style:family="table-column">
      <style:table-column-properties style:column-width="1.984cm"/>
    </style:style>
    <style:style style:name="Column3" style:family="table-column">
      <style:table-column-properties style:column-width="7.32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fo:margin-bottom="0.212cm" style:writing-mode="lr-tb"/>
    </style:style>
    <style:style style:name="P25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fo:line-height="100%" fo:margin-bottom="0.212cm" style:writing-mode="lr-tb"/>
    </style:style>
    <style:style style:name="T26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T26_11" style:family="text">
      <style:text-properties style:font-name="Verdana" fo:font-size="12pt" style:font-name-asian="Verdana" style:font-size-asian="12pt" style:font-name-complex="Verdana" style:font-size-complex="12pt"/>
    </style:style>
    <style:style style:name="T26_12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line-height="100%" fo:margin-bottom="0.212cm" style:writing-mode="lr-tb"/>
    </style:style>
    <style:style style:name="T28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fo:line-height="100%" fo:margin-bottom="0.212cm" style:writing-mode="lr-tb"/>
    </style:style>
    <style:style style:name="T30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4" style:family="text"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3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fo:margin-top="0.847cm" fo:margin-bottom="0.212cm" style:writing-mode="lr-tb"/>
    </style:style>
    <style:style style:name="P36" style:family="paragraph" style:parent-style-name="Title">
      <style:paragraph-properties fo:break-before="page" fo:line-height="115%" style:writing-mode="lr-tb"/>
    </style:style>
    <style:style style:name="T36_1" style:family="text"/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text-align="justify" fo:break-before="auto" fo:line-height="100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T39_37" style:family="text">
      <style:text-properties fo:font-size="12pt" style:font-size-asian="12pt" style:font-size-complex="12pt"/>
    </style:style>
    <style:style style:name="T39_38" style:family="text">
      <style:text-properties fo:font-size="12pt" style:font-size-asian="12pt" style:font-size-complex="12pt"/>
    </style:style>
    <style:style style:name="T39_39" style:family="text">
      <style:text-properties fo:font-size="12pt" style:font-size-asian="12pt" style:font-size-complex="12pt"/>
    </style:style>
    <style:style style:name="T39_40" style:family="text">
      <style:text-properties fo:font-size="12pt" style:font-size-asian="12pt" style:font-size-complex="12pt"/>
    </style:style>
    <style:style style:name="T39_41" style:family="text">
      <style:text-properties fo:font-size="12pt" style:font-size-asian="12pt" style:font-size-complex="12pt"/>
    </style:style>
    <style:style style:name="T39_42" style:family="text">
      <style:text-properties fo:font-size="12pt" style:font-size-asian="12pt" style:font-size-complex="12pt"/>
    </style:style>
    <style:style style:name="T39_43" style:family="text">
      <style:text-properties fo:font-size="12pt" style:font-size-asian="12pt" style:font-size-complex="12pt"/>
    </style:style>
    <style:style style:name="T39_44" style:family="text">
      <style:text-properties fo:font-size="12pt" style:font-size-asian="12pt" style:font-size-complex="12pt"/>
    </style:style>
    <style:style style:name="T39_45" style:family="text">
      <style:text-properties fo:font-size="12pt" style:font-size-asian="12pt" style:font-size-complex="12pt"/>
    </style:style>
    <style:style style:name="T39_46" style:family="text">
      <style:text-properties fo:font-size="12pt" style:font-size-asian="12pt" style:font-size-complex="12pt"/>
    </style:style>
    <style:style style:name="T39_47" style:family="text">
      <style:text-properties fo:font-size="12pt" style:font-size-asian="12pt" style:font-size-complex="12pt"/>
    </style:style>
    <style:style style:name="T39_48" style:family="text">
      <style:text-properties fo:font-size="12pt" style:font-size-asian="12pt" style:font-size-complex="12pt"/>
    </style:style>
    <style:style style:name="T39_49" style:family="text">
      <style:text-properties fo:font-size="12pt" style:font-size-asian="12pt" style:font-size-complex="12pt"/>
    </style:style>
    <style:style style:name="T39_50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T43_59" style:family="text">
      <style:text-properties fo:font-size="12pt" style:font-size-asian="12pt" style:font-size-complex="12pt"/>
    </style:style>
    <style:style style:name="T43_60" style:family="text">
      <style:text-properties fo:font-size="12pt" style:font-size-asian="12pt" style:font-size-complex="12pt"/>
    </style:style>
    <style:style style:name="T43_61" style:family="text">
      <style:text-properties fo:font-size="12pt" style:font-size-asian="12pt" style:font-size-complex="12pt"/>
    </style:style>
    <style:style style:name="T43_62" style:family="text">
      <style:text-properties fo:font-size="12pt" style:font-size-asian="12pt" style:font-size-complex="12pt"/>
    </style:style>
    <style:style style:name="T43_63" style:family="text">
      <style:text-properties fo:font-size="12pt" style:font-size-asian="12pt" style:font-size-complex="12pt"/>
    </style:style>
    <style:style style:name="T43_64" style:family="text">
      <style:text-properties fo:font-size="12pt" style:font-size-asian="12pt" style:font-size-complex="12pt"/>
    </style:style>
    <style:style style:name="T43_65" style:family="text">
      <style:text-properties fo:font-size="12pt" style:font-size-asian="12pt" style:font-size-complex="12pt"/>
    </style:style>
    <style:style style:name="T43_66" style:family="text">
      <style:text-properties fo:font-size="12pt" style:font-size-asian="12pt" style:font-size-complex="12pt"/>
    </style:style>
    <style:style style:name="T43_67" style:family="text">
      <style:text-properties fo:font-size="12pt" style:font-size-asian="12pt" style:font-size-complex="12pt"/>
    </style:style>
    <style:style style:name="T43_68" style:family="text">
      <style:text-properties fo:font-size="12pt" style:font-size-asian="12pt" style:font-size-complex="12pt"/>
    </style:style>
    <style:style style:name="T43_69" style:family="text">
      <style:text-properties fo:font-size="12pt" style:font-size-asian="12pt" style:font-size-complex="12pt"/>
    </style:style>
    <style:style style:name="T43_70" style:family="text">
      <style:text-properties fo:font-size="12pt" style:font-size-asian="12pt" style:font-size-complex="12pt"/>
    </style:style>
    <style:style style:name="T43_71" style:family="text">
      <style:text-properties fo:font-size="12pt" style:font-size-asian="12pt" style:font-size-complex="12pt"/>
    </style:style>
    <style:style style:name="T43_72" style:family="text">
      <style:text-properties fo:font-size="12pt" style:font-size-asian="12pt" style:font-size-complex="12pt"/>
    </style:style>
    <style:style style:name="P44" style:family="paragraph" style:parent-style-name="Title">
      <style:paragraph-properties fo:break-before="auto" fo:line-height="115%" fo:margin-top="0.847cm" fo:margin-bottom="0.212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4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 style:parent-style-name="Standard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size="10pt" style:font-size-asian="10pt" style:font-size-complex="10pt"/>
    </style:style>
    <style:style style:name="T46_2" style:family="text"/>
    <style:style style:name="T46_3" style:family="text">
      <style:text-properties fo:color="#1155cc" style:text-underline-style="solid" style:text-underline-color="font-color"/>
    </style:style>
    <style:style style:name="T46_4" style:family="text"/>
    <style:style style:name="T46_5" style:family="text">
      <style:text-properties fo:color="#1155cc" style:text-underline-style="solid" style:text-underline-color="font-color"/>
    </style:style>
    <style:style style:name="T46_6" style:family="text"/>
    <style:style style:name="T46_7" style:family="text">
      <style:text-properties fo:color="#1155cc" style:text-underline-style="solid" style:text-underline-color="font-color"/>
    </style:style>
    <style:style style:name="T46_8" style:family="text"/>
    <style:style style:name="T46_9" style:family="text">
      <style:text-properties fo:color="#1155cc" style:text-underline-style="solid" style:text-underline-color="font-color"/>
    </style:style>
    <style:style style:name="T46_10" style:family="text"/>
    <style:style style:name="T46_11" style:family="text">
      <style:text-properties fo:color="#1155cc" style:text-underline-style="solid" style:text-underline-color="font-color"/>
    </style:style>
    <style:style style:name="T46_12" style:family="text"/>
    <style:style style:name="T46_13" style:family="text">
      <style:text-properties fo:color="#1155cc" style:text-underline-style="solid" style:text-underline-color="font-color"/>
    </style:style>
    <style:style style:name="T46_14" style:family="text"/>
    <style:style style:name="T46_15" style:family="text">
      <style:text-properties fo:color="#1155cc" style:text-underline-style="solid" style:text-underline-color="font-color"/>
    </style:style>
    <style:style style:name="T46_16" style:family="text"/>
    <style:style style:name="T46_17" style:family="text">
      <style:text-properties fo:color="#1155cc" style:text-underline-style="solid" style:text-underline-color="font-color"/>
    </style:style>
    <style:style style:name="T46_18" style:family="text"/>
    <style:style style:name="T46_19" style:family="text">
      <style:text-properties fo:color="#1155cc" style:text-underline-style="solid" style:text-underline-color="font-color"/>
    </style:style>
    <style:style style:name="T46_20" style:family="text"/>
    <style:style style:name="T46_21" style:family="text">
      <style:text-properties fo:color="#1155cc" style:text-underline-style="solid" style:text-underline-color="font-color"/>
    </style:style>
    <style:style style:name="T46_22" style:family="text"/>
    <style:style style:name="T46_23" style:family="text">
      <style:text-properties fo:color="#1155cc" style:text-underline-style="solid" style:text-underline-color="font-color"/>
    </style:style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>
      <style:text-properties style:text-underline-style="solid" style:text-underline-color="font-color"/>
    </style:style>
    <style:style style:name="T46_38" style:family="text">
      <style:text-properties style:text-underline-style="solid" style:text-underline-color="font-color"/>
    </style:style>
    <style:style style:name="T46_39" style:family="text">
      <style:text-properties style:text-underline-style="solid" style:text-underline-color="font-color"/>
    </style:style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>
      <style:text-properties fo:font-size="16pt" style:font-size-asian="16pt" style:font-size-complex="16pt" fo:font-weight="normal" style:font-weight-asian="normal" style:font-weight-complex="normal"/>
    </style:style>
    <style:style style:name="T48_2" style:family="text">
      <style:text-properties fo:font-size="16pt" style:font-size-asian="16pt" style:font-size-complex="16pt" fo:font-weight="normal" style:font-weight-asian="normal" style:font-weight-complex="normal"/>
    </style:style>
    <style:style style:name="T48_3" style:family="text">
      <style:text-properties fo:font-size="16pt" style:font-size-asian="16pt" style:font-size-complex="16pt" fo:font-weight="normal" style:font-weight-asian="normal" style:font-weight-complex="normal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54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54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54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54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fo:margin-top="0cm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P5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P60" style:family="paragraph" style:parent-style-name="Standard">
      <style:paragraph-properties fo:text-align="justify" fo:break-before="auto" fo:line-height="115%" style:writing-mode="lr-tb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P62" style:family="paragraph" style:parent-style-name="Standard">
      <style:paragraph-properties fo:text-align="justify"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P66" style:family="paragraph" style:parent-style-name="Subtitle">
      <style:paragraph-properties fo:text-align="justify"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P69" style:family="paragraph" style:parent-style-name="Standard">
      <style:paragraph-properties fo:text-align="justify" fo:break-before="auto" fo:line-height="115%" fo:margin-top="0cm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P70" style:family="paragraph" style:parent-style-name="Standard">
      <style:paragraph-properties fo:text-align="justify" fo:break-before="auto" fo:line-height="115%" fo:margin-top="0cm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P71" style:family="paragraph" style:parent-style-name="Standard">
      <style:paragraph-properties fo:text-align="justify" fo:break-before="auto" fo:line-height="115%" fo:margin-top="0cm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T71_5" style:family="text">
      <style:text-properties fo:font-weight="bold" style:font-weight-asian="bold" style:font-weight-complex="bold"/>
    </style:style>
    <style:style style:name="T71_6" style:family="text"/>
    <style:style style:name="T71_7" style:family="text">
      <style:text-properties fo:background-color="#ffffff" fo:color="#252525"/>
    </style:style>
    <style:style style:name="T71_8" style:family="text">
      <style:text-properties fo:background-color="#ffffff" fo:color="#252525"/>
    </style:style>
    <style:style style:name="T71_9" style:family="text">
      <style:text-properties fo:background-color="#ffffff" fo:color="#252525"/>
    </style:style>
    <style:style style:name="T71_10" style:family="text">
      <style:text-properties fo:background-color="#ffffff" fo:color="#252525"/>
    </style:style>
    <style:style style:name="T71_11" style:family="text">
      <style:text-properties fo:background-color="#ffffff" fo:color="#252525"/>
    </style:style>
    <style:style style:name="T71_12" style:family="text">
      <style:text-properties fo:background-color="#ffffff" fo:color="#252525"/>
    </style:style>
    <style:style style:name="T71_13" style:family="text">
      <style:text-properties fo:background-color="#ffffff" fo:color="#252525"/>
    </style:style>
    <style:style style:name="T71_14" style:family="text">
      <style:text-properties fo:background-color="#ffffff" fo:color="#252525"/>
    </style:style>
    <style:style style:name="T71_15" style:family="text">
      <style:text-properties fo:background-color="#ffffff" fo:color="#252525"/>
    </style:style>
    <style:style style:name="T71_16" style:family="text">
      <style:text-properties fo:background-color="#ffffff" fo:color="#252525"/>
    </style:style>
    <style:style style:name="T71_17" style:family="text">
      <style:text-properties fo:background-color="#ffffff" fo:color="#252525"/>
    </style:style>
    <style:style style:name="T71_18" style:family="text">
      <style:text-properties fo:background-color="#ffffff" fo:color="#252525"/>
    </style:style>
    <style:style style:name="T71_19" style:family="text">
      <style:text-properties fo:background-color="#ffffff" fo:color="#252525"/>
    </style:style>
    <style:style style:name="T71_20" style:family="text">
      <style:text-properties fo:background-color="#ffffff" fo:color="#252525"/>
    </style:style>
    <style:style style:name="T71_21" style:family="text">
      <style:text-properties fo:background-color="#ffffff" fo:color="#252525"/>
    </style:style>
    <style:style style:name="T71_22" style:family="text">
      <style:text-properties fo:background-color="#ffffff" fo:color="#252525"/>
    </style:style>
    <style:style style:name="T71_23" style:family="text">
      <style:text-properties fo:background-color="#ffffff" fo:color="#252525"/>
    </style:style>
    <style:style style:name="T71_24" style:family="text">
      <style:text-properties fo:background-color="#ffffff" fo:color="#252525"/>
    </style:style>
    <style:style style:name="T71_25" style:family="text">
      <style:text-properties fo:background-color="#ffffff" fo:color="#252525"/>
    </style:style>
    <style:style style:name="T71_26" style:family="text">
      <style:text-properties fo:background-color="#ffffff" fo:color="#252525"/>
    </style:style>
    <style:style style:name="T71_27" style:family="text">
      <style:text-properties fo:background-color="#ffffff" fo:color="#252525"/>
    </style:style>
    <style:style style:name="T71_28" style:family="text">
      <style:text-properties fo:background-color="#ffffff" fo:color="#252525"/>
    </style:style>
    <style:style style:name="T71_29" style:family="text">
      <style:text-properties fo:background-color="#ffffff" fo:color="#252525"/>
    </style:style>
    <style:style style:name="T71_30" style:family="text">
      <style:text-properties fo:background-color="#ffffff" fo:color="#252525"/>
    </style:style>
    <style:style style:name="T71_31" style:family="text">
      <style:text-properties fo:background-color="#ffffff" fo:color="#252525"/>
    </style:style>
    <style:style style:name="T71_32" style:family="text">
      <style:text-properties fo:background-color="#ffffff" fo:color="#252525"/>
    </style:style>
    <style:style style:name="T71_33" style:family="text">
      <style:text-properties fo:background-color="#ffffff" fo:color="#252525"/>
    </style:style>
    <style:style style:name="T71_34" style:family="text">
      <style:text-properties fo:background-color="#ffffff" fo:color="#252525"/>
    </style:style>
    <style:style style:name="T71_35" style:family="text">
      <style:text-properties fo:background-color="#ffffff" fo:color="#252525"/>
    </style:style>
    <style:style style:name="T71_36" style:family="text">
      <style:text-properties fo:background-color="#ffffff" fo:color="#252525"/>
    </style:style>
    <style:style style:name="T71_37" style:family="text">
      <style:text-properties fo:background-color="#ffffff" fo:color="#252525"/>
    </style:style>
    <style:style style:name="T71_38" style:family="text">
      <style:text-properties fo:background-color="#ffffff" fo:color="#252525"/>
    </style:style>
    <style:style style:name="T71_39" style:family="text">
      <style:text-properties fo:background-color="#ffffff" fo:color="#252525"/>
    </style:style>
    <style:style style:name="T71_40" style:family="text">
      <style:text-properties fo:background-color="#ffffff" fo:color="#252525"/>
    </style:style>
    <style:style style:name="T71_41" style:family="text">
      <style:text-properties fo:background-color="#ffffff" fo:color="#252525"/>
    </style:style>
    <style:style style:name="T71_42" style:family="text">
      <style:text-properties fo:background-color="#ffffff" fo:color="#252525"/>
    </style:style>
    <style:style style:name="T71_43" style:family="text">
      <style:text-properties fo:background-color="#ffffff" fo:color="#252525"/>
    </style:style>
    <style:style style:name="T71_44" style:family="text">
      <style:text-properties fo:background-color="#ffffff" fo:color="#252525"/>
    </style:style>
    <style:style style:name="T71_45" style:family="text">
      <style:text-properties fo:background-color="#ffffff" fo:color="#252525"/>
    </style:style>
    <style:style style:name="T71_46" style:family="text">
      <style:text-properties fo:background-color="#ffffff" fo:color="#252525"/>
    </style:style>
    <style:style style:name="T71_47" style:family="text">
      <style:text-properties fo:background-color="#ffffff" fo:color="#252525"/>
    </style:style>
    <style:style style:name="T71_48" style:family="text">
      <style:text-properties fo:background-color="#ffffff" fo:color="#252525"/>
    </style:style>
    <style:style style:name="T71_49" style:family="text">
      <style:text-properties fo:background-color="#ffffff" fo:color="#252525"/>
    </style:style>
    <style:style style:name="T71_50" style:family="text">
      <style:text-properties fo:background-color="#ffffff" fo:color="#252525"/>
    </style:style>
    <style:style style:name="T71_51" style:family="text">
      <style:text-properties fo:background-color="#ffffff" fo:color="#252525"/>
    </style:style>
    <style:style style:name="T71_52" style:family="text">
      <style:text-properties fo:background-color="#ffffff" fo:color="#252525"/>
    </style:style>
    <style:style style:name="T71_53" style:family="text">
      <style:text-properties fo:background-color="#ffffff" fo:color="#252525"/>
    </style:style>
    <style:style style:name="T71_54" style:family="text">
      <style:text-properties fo:background-color="#ffffff" fo:color="#252525"/>
    </style:style>
    <style:style style:name="T71_55" style:family="text">
      <style:text-properties fo:background-color="#ffffff" fo:color="#252525"/>
    </style:style>
    <style:style style:name="T71_56" style:family="text">
      <style:text-properties fo:background-color="#ffffff" fo:color="#252525"/>
    </style:style>
    <style:style style:name="T71_57" style:family="text">
      <style:text-properties fo:background-color="#ffffff" fo:color="#252525"/>
    </style:style>
    <style:style style:name="T71_58" style:family="text">
      <style:text-properties fo:background-color="#ffffff" fo:color="#252525"/>
    </style:style>
    <style:style style:name="T71_59" style:family="text">
      <style:text-properties fo:background-color="#ffffff" fo:color="#252525"/>
    </style:style>
    <style:style style:name="T71_60" style:family="text">
      <style:text-properties fo:background-color="#ffffff" fo:color="#252525"/>
    </style:style>
    <style:style style:name="T71_61" style:family="text">
      <style:text-properties fo:background-color="#ffffff" fo:color="#252525"/>
    </style:style>
    <style:style style:name="T71_62" style:family="text">
      <style:text-properties fo:background-color="#ffffff" fo:color="#252525"/>
    </style:style>
    <style:style style:name="T71_63" style:family="text">
      <style:text-properties fo:background-color="#ffffff" fo:color="#252525"/>
    </style:style>
    <style:style style:name="T71_64" style:family="text">
      <style:text-properties fo:background-color="#ffffff" fo:color="#252525"/>
    </style:style>
    <style:style style:name="T71_65" style:family="text">
      <style:text-properties fo:background-color="#ffffff" fo:color="#252525"/>
    </style:style>
    <style:style style:name="T71_66" style:family="text">
      <style:text-properties fo:background-color="#ffffff" fo:color="#252525"/>
    </style:style>
    <style:style style:name="T71_67" style:family="text">
      <style:text-properties fo:background-color="#ffffff" fo:color="#252525"/>
    </style:style>
    <style:style style:name="T71_68" style:family="text">
      <style:text-properties fo:background-color="#ffffff" fo:color="#252525"/>
    </style:style>
    <style:style style:name="T71_69" style:family="text">
      <style:text-properties fo:background-color="#ffffff" fo:color="#252525"/>
    </style:style>
    <style:style style:name="P72" style:family="paragraph" style:parent-style-name="Standard">
      <style:paragraph-properties fo:text-align="justify" fo:break-before="auto" fo:line-height="150%" fo:margin-top="0cm" style:writing-mode="lr-tb"/>
    </style:style>
    <style:style style:name="T72_1" style:family="text">
      <style:text-properties fo:background-color="#ffffff" fo:color="#252525" fo:font-weight="bold" style:font-weight-asian="bold" style:font-weight-complex="bold"/>
    </style:style>
    <style:style style:name="T72_2" style:family="text">
      <style:text-properties fo:background-color="#ffffff" fo:color="#252525" fo:font-weight="bold" style:font-weight-asian="bold" style:font-weight-complex="bold"/>
    </style:style>
    <style:style style:name="T72_3" style:family="text">
      <style:text-properties fo:background-color="#ffffff" fo:color="#252525"/>
    </style:style>
    <style:style style:name="T72_4" style:family="text">
      <style:text-properties fo:background-color="#ffffff" fo:color="#252525"/>
    </style:style>
    <style:style style:name="T72_5" style:family="text">
      <style:text-properties fo:background-color="#ffffff" fo:color="#252525"/>
    </style:style>
    <style:style style:name="T72_6" style:family="text">
      <style:text-properties fo:background-color="#ffffff" fo:color="#252525"/>
    </style:style>
    <style:style style:name="T72_7" style:family="text">
      <style:text-properties fo:background-color="#ffffff" fo:color="#252525"/>
    </style:style>
    <style:style style:name="T72_8" style:family="text">
      <style:text-properties fo:background-color="#ffffff" fo:color="#252525"/>
    </style:style>
    <style:style style:name="T72_9" style:family="text">
      <style:text-properties fo:background-color="#ffffff" fo:color="#252525"/>
    </style:style>
    <style:style style:name="T72_10" style:family="text">
      <style:text-properties fo:background-color="#ffffff" fo:color="#252525"/>
    </style:style>
    <style:style style:name="T72_11" style:family="text">
      <style:text-properties fo:background-color="#ffffff" fo:color="#252525"/>
    </style:style>
    <style:style style:name="T72_12" style:family="text">
      <style:text-properties fo:background-color="#ffffff" fo:color="#252525"/>
    </style:style>
    <style:style style:name="T72_13" style:family="text">
      <style:text-properties fo:background-color="#ffffff" fo:color="#252525"/>
    </style:style>
    <style:style style:name="T72_14" style:family="text">
      <style:text-properties fo:background-color="#ffffff" fo:color="#252525"/>
    </style:style>
    <style:style style:name="T72_15" style:family="text">
      <style:text-properties fo:background-color="#ffffff" fo:color="#252525"/>
    </style:style>
    <style:style style:name="T72_16" style:family="text">
      <style:text-properties fo:background-color="#ffffff" fo:color="#252525"/>
    </style:style>
    <style:style style:name="T72_17" style:family="text">
      <style:text-properties fo:background-color="#ffffff" fo:color="#252525"/>
    </style:style>
    <style:style style:name="T72_18" style:family="text">
      <style:text-properties fo:background-color="#ffffff" fo:color="#252525"/>
    </style:style>
    <style:style style:name="T72_19" style:family="text">
      <style:text-properties fo:background-color="#ffffff" fo:color="#252525"/>
    </style:style>
    <style:style style:name="T72_20" style:family="text">
      <style:text-properties fo:background-color="#ffffff" fo:color="#252525"/>
    </style:style>
    <style:style style:name="T72_21" style:family="text">
      <style:text-properties fo:background-color="#ffffff" fo:color="#252525"/>
    </style:style>
    <style:style style:name="T72_22" style:family="text">
      <style:text-properties fo:background-color="#ffffff" fo:color="#252525"/>
    </style:style>
    <style:style style:name="T72_23" style:family="text">
      <style:text-properties fo:background-color="#ffffff" fo:color="#252525"/>
    </style:style>
    <style:style style:name="T72_24" style:family="text">
      <style:text-properties fo:background-color="#ffffff" fo:color="#252525"/>
    </style:style>
    <style:style style:name="T72_25" style:family="text">
      <style:text-properties fo:background-color="#ffffff" fo:color="#252525"/>
    </style:style>
    <style:style style:name="T72_26" style:family="text">
      <style:text-properties fo:background-color="#ffffff" fo:color="#252525"/>
    </style:style>
    <style:style style:name="T72_27" style:family="text">
      <style:text-properties fo:background-color="#ffffff" fo:color="#252525"/>
    </style:style>
    <style:style style:name="P73" style:family="paragraph" style:parent-style-name="Standard">
      <style:paragraph-properties fo:text-align="justify" fo:break-before="auto" fo:line-height="150%" fo:margin-top="0cm" style:writing-mode="lr-tb"/>
    </style:style>
    <style:style style:name="T73_1" style:family="text">
      <style:text-properties fo:color="#252525" fo:font-weight="bold" style:font-weight-asian="bold" style:font-weight-complex="bold"/>
    </style:style>
    <style:style style:name="T73_2" style:family="text">
      <style:text-properties fo:color="#252525" fo:font-weight="bold" style:font-weight-asian="bold" style:font-weight-complex="bold"/>
    </style:style>
    <style:style style:name="T73_3" style:family="text">
      <style:text-properties fo:color="#252525" fo:font-weight="bold" style:font-weight-asian="bold" style:font-weight-complex="bold"/>
    </style:style>
    <style:style style:name="T73_4" style:family="text">
      <style:text-properties fo:color="#252525" fo:font-weight="bold" style:font-weight-asian="bold" style:font-weight-complex="bold"/>
    </style:style>
    <style:style style:name="T73_5" style:family="text">
      <style:text-properties fo:color="#252525" fo:font-weight="bold" style:font-weight-asian="bold" style:font-weight-complex="bold"/>
    </style:style>
    <style:style style:name="T73_6" style:family="text">
      <style:text-properties fo:color="#252525" fo:font-weight="bold" style:font-weight-asian="bold" style:font-weight-complex="bold"/>
    </style:style>
    <style:style style:name="T73_7" style:family="text">
      <style:text-properties fo:background-color="#ffffff" fo:color="#252525"/>
    </style:style>
    <style:style style:name="T73_8" style:family="text">
      <style:text-properties fo:background-color="#ffffff" fo:color="#252525"/>
    </style:style>
    <style:style style:name="T73_9" style:family="text">
      <style:text-properties fo:background-color="#ffffff" fo:color="#252525"/>
    </style:style>
    <style:style style:name="T73_10" style:family="text">
      <style:text-properties fo:background-color="#ffffff" fo:color="#252525"/>
    </style:style>
    <style:style style:name="T73_11" style:family="text">
      <style:text-properties fo:background-color="#ffffff" fo:color="#252525"/>
    </style:style>
    <style:style style:name="T73_12" style:family="text">
      <style:text-properties fo:background-color="#ffffff" fo:color="#252525"/>
    </style:style>
    <style:style style:name="T73_13" style:family="text">
      <style:text-properties fo:background-color="#ffffff" fo:color="#252525"/>
    </style:style>
    <style:style style:name="T73_14" style:family="text">
      <style:text-properties fo:background-color="#ffffff" fo:color="#252525"/>
    </style:style>
    <style:style style:name="T73_15" style:family="text">
      <style:text-properties fo:background-color="#ffffff" fo:color="#252525"/>
    </style:style>
    <style:style style:name="T73_16" style:family="text">
      <style:text-properties fo:background-color="#ffffff" fo:color="#252525"/>
    </style:style>
    <style:style style:name="T73_17" style:family="text">
      <style:text-properties fo:background-color="#ffffff" fo:color="#252525"/>
    </style:style>
    <style:style style:name="P74" style:family="paragraph" style:parent-style-name="Standard">
      <style:paragraph-properties fo:text-align="justify" fo:break-before="auto" fo:line-height="150%" fo:margin-top="0cm" style:writing-mode="lr-tb"/>
    </style:style>
    <style:style style:name="T74_1" style:family="text">
      <style:text-properties fo:color="#252525" fo:font-weight="bold" style:font-weight-asian="bold" style:font-weight-complex="bold"/>
    </style:style>
    <style:style style:name="T74_2" style:family="text">
      <style:text-properties fo:color="#252525" fo:font-weight="bold" style:font-weight-asian="bold" style:font-weight-complex="bold"/>
    </style:style>
    <style:style style:name="T74_3" style:family="text">
      <style:text-properties fo:color="#252525" fo:font-weight="bold" style:font-weight-asian="bold" style:font-weight-complex="bold"/>
    </style:style>
    <style:style style:name="T74_4" style:family="text">
      <style:text-properties fo:color="#252525" fo:font-weight="bold" style:font-weight-asian="bold" style:font-weight-complex="bold"/>
    </style:style>
    <style:style style:name="T74_5" style:family="text">
      <style:text-properties fo:color="#252525" fo:font-weight="bold" style:font-weight-asian="bold" style:font-weight-complex="bold"/>
    </style:style>
    <style:style style:name="T74_6" style:family="text">
      <style:text-properties fo:color="#252525" fo:font-weight="bold" style:font-weight-asian="bold" style:font-weight-complex="bold"/>
    </style:style>
    <style:style style:name="T74_7" style:family="text">
      <style:text-properties fo:color="#252525" fo:font-weight="bold" style:font-weight-asian="bold" style:font-weight-complex="bold"/>
    </style:style>
    <style:style style:name="T74_8" style:family="text">
      <style:text-properties fo:color="#252525" fo:font-weight="bold" style:font-weight-asian="bold" style:font-weight-complex="bold"/>
    </style:style>
    <style:style style:name="T74_9" style:family="text">
      <style:text-properties fo:font-weight="bold" style:font-weight-asian="bold" style:font-weight-complex="bold"/>
    </style:style>
    <style:style style:name="T74_10" style:family="text">
      <style:text-properties fo:background-color="#ffffff" fo:color="#252525"/>
    </style:style>
    <style:style style:name="T74_11" style:family="text">
      <style:text-properties fo:background-color="#ffffff" fo:color="#252525"/>
    </style:style>
    <style:style style:name="T74_12" style:family="text">
      <style:text-properties fo:background-color="#ffffff" fo:color="#252525"/>
    </style:style>
    <style:style style:name="T74_13" style:family="text">
      <style:text-properties fo:background-color="#ffffff" fo:color="#252525"/>
    </style:style>
    <style:style style:name="T74_14" style:family="text">
      <style:text-properties fo:background-color="#ffffff" fo:color="#252525"/>
    </style:style>
    <style:style style:name="T74_15" style:family="text">
      <style:text-properties fo:background-color="#ffffff" fo:color="#252525"/>
    </style:style>
    <style:style style:name="T74_16" style:family="text">
      <style:text-properties fo:background-color="#ffffff" fo:color="#252525"/>
    </style:style>
    <style:style style:name="T74_17" style:family="text">
      <style:text-properties fo:background-color="#ffffff" fo:color="#252525"/>
    </style:style>
    <style:style style:name="T74_18" style:family="text">
      <style:text-properties fo:background-color="#ffffff" fo:color="#252525"/>
    </style:style>
    <style:style style:name="T74_19" style:family="text">
      <style:text-properties fo:background-color="#ffffff" fo:color="#252525"/>
    </style:style>
    <style:style style:name="T74_20" style:family="text">
      <style:text-properties fo:background-color="#ffffff" fo:color="#252525"/>
    </style:style>
    <style:style style:name="T74_21" style:family="text">
      <style:text-properties fo:background-color="#ffffff" fo:color="#252525"/>
    </style:style>
    <style:style style:name="T74_22" style:family="text">
      <style:text-properties fo:background-color="#ffffff" fo:color="#252525"/>
    </style:style>
    <style:style style:name="T74_23" style:family="text">
      <style:text-properties fo:background-color="#ffffff" fo:color="#252525"/>
    </style:style>
    <style:style style:name="T74_24" style:family="text">
      <style:text-properties fo:background-color="#ffffff" fo:color="#252525"/>
    </style:style>
    <style:style style:name="P75" style:family="paragraph" style:parent-style-name="Standard">
      <style:paragraph-properties fo:text-align="justify" fo:break-before="auto" fo:line-height="150%" fo:margin-top="0.106cm" fo:margin-bottom="0.035cm" style:writing-mode="lr-tb"/>
      <style:text-properties fo:background-color="#ffffff" fo:color="#252525"/>
    </style:style>
    <style:style style:name="Table2" style:family="table">
      <style:table-properties table:align="left" style:width="16.96cm" fo:margin-left="0cm"/>
    </style:style>
    <style:style style:name="Column4" style:family="table-column">
      <style:table-column-properties style:column-width="3.519cm"/>
    </style:style>
    <style:style style:name="Column5" style:family="table-column">
      <style:table-column-properties style:column-width="2.672cm"/>
    </style:style>
    <style:style style:name="Column6" style:family="table-column">
      <style:table-column-properties style:column-width="2.646cm"/>
    </style:style>
    <style:style style:name="Column7" style:family="table-column">
      <style:table-column-properties style:column-width="2.17cm"/>
    </style:style>
    <style:style style:name="Column8" style:family="table-column">
      <style:table-column-properties style:column-width="5.953cm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8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2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3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4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5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6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7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8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9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5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9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0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2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7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7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7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5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1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5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justify" fo:break-before="auto" fo:line-height="150%" fo:margin-top="0.106cm" fo:margin-bottom="0.035cm" style:writing-mode="lr-tb"/>
    </style:style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115" style:family="paragraph" style:parent-style-name="Standard">
      <style:paragraph-properties fo:text-align="justify" fo:break-before="auto" fo:line-height="115%" style:writing-mode="lr-tb"/>
      <style:text-properties fo:background-color="#ffffff" fo:color="#252525"/>
    </style:style>
    <style:style style:name="P116" style:family="paragraph" style:parent-style-name="Standard">
      <style:paragraph-properties fo:text-align="justify" fo:break-before="auto" fo:line-height="115%" style:writing-mode="lr-tb"/>
    </style:style>
    <style:style style:name="T116_1" style:family="text">
      <style:text-properties fo:background-color="#ffffff" fo:color="#252525"/>
    </style:style>
    <style:style style:name="T116_2" style:family="text">
      <style:text-properties fo:background-color="#ffffff" fo:color="#252525"/>
    </style:style>
    <style:style style:name="T116_3" style:family="text">
      <style:text-properties fo:background-color="#ffffff" fo:color="#252525"/>
    </style:style>
    <style:style style:name="T116_4" style:family="text">
      <style:text-properties fo:background-color="#ffffff" fo:color="#252525"/>
    </style:style>
    <style:style style:name="T116_5" style:family="text">
      <style:text-properties fo:background-color="#ffffff" fo:color="#252525"/>
    </style:style>
    <style:style style:name="T116_6" style:family="text">
      <style:text-properties fo:background-color="#ffffff" fo:color="#252525"/>
    </style:style>
    <style:style style:name="T116_7" style:family="text">
      <style:text-properties fo:background-color="#ffffff" fo:color="#252525"/>
    </style:style>
    <style:style style:name="T116_8" style:family="text">
      <style:text-properties fo:background-color="#ffffff" fo:color="#252525"/>
    </style:style>
    <style:style style:name="T116_9" style:family="text">
      <style:text-properties fo:background-color="#ffffff" fo:color="#252525"/>
    </style:style>
    <style:style style:name="T116_10" style:family="text">
      <style:text-properties fo:background-color="#ffffff" fo:color="#252525"/>
    </style:style>
    <style:style style:name="T116_11" style:family="text">
      <style:text-properties fo:background-color="#ffffff" fo:color="#252525"/>
    </style:style>
    <style:style style:name="T116_12" style:family="text">
      <style:text-properties fo:background-color="#ffffff" fo:color="#252525"/>
    </style:style>
    <style:style style:name="T116_13" style:family="text">
      <style:text-properties fo:background-color="#ffffff" fo:color="#252525"/>
    </style:style>
    <style:style style:name="T116_14" style:family="text">
      <style:text-properties fo:background-color="#ffffff" fo:color="#252525"/>
    </style:style>
    <style:style style:name="T116_15" style:family="text">
      <style:text-properties fo:background-color="#ffffff" fo:color="#252525"/>
    </style:style>
    <style:style style:name="T116_16" style:family="text">
      <style:text-properties fo:background-color="#ffffff" fo:color="#252525"/>
    </style:style>
    <style:style style:name="T116_17" style:family="text">
      <style:text-properties fo:background-color="#ffffff" fo:color="#252525"/>
    </style:style>
    <style:style style:name="T116_18" style:family="text">
      <style:text-properties fo:background-color="#ffffff" fo:color="#252525"/>
    </style:style>
    <style:style style:name="T116_19" style:family="text">
      <style:text-properties fo:background-color="#ffffff" fo:color="#252525"/>
    </style:style>
    <style:style style:name="T116_20" style:family="text">
      <style:text-properties fo:background-color="#ffffff" fo:color="#252525"/>
    </style:style>
    <style:style style:name="T116_21" style:family="text">
      <style:text-properties fo:background-color="#ffffff" fo:color="#252525"/>
    </style:style>
    <style:style style:name="T116_22" style:family="text">
      <style:text-properties fo:background-color="#ffffff" fo:color="#252525"/>
    </style:style>
    <style:style style:name="T116_23" style:family="text">
      <style:text-properties fo:background-color="#ffffff" fo:color="#252525"/>
    </style:style>
    <style:style style:name="T116_24" style:family="text">
      <style:text-properties fo:background-color="#ffffff" fo:color="#252525"/>
    </style:style>
    <style:style style:name="T116_25" style:family="text">
      <style:text-properties fo:background-color="#ffffff" fo:color="#252525"/>
    </style:style>
    <style:style style:name="T116_26" style:family="text">
      <style:text-properties fo:background-color="#ffffff" fo:color="#252525"/>
    </style:style>
    <style:style style:name="T116_27" style:family="text">
      <style:text-properties fo:background-color="#ffffff" fo:color="#252525"/>
    </style:style>
    <style:style style:name="T116_28" style:family="text">
      <style:text-properties fo:background-color="#ffffff" fo:color="#252525"/>
    </style:style>
    <style:style style:name="T116_29" style:family="text">
      <style:text-properties fo:background-color="#ffffff" fo:color="#252525"/>
    </style:style>
    <style:style style:name="T116_30" style:family="text">
      <style:text-properties fo:background-color="#ffffff" fo:color="#252525"/>
    </style:style>
    <style:style style:name="T116_31" style:family="text">
      <style:text-properties fo:background-color="#ffffff" fo:color="#252525"/>
    </style:style>
    <style:style style:name="T116_32" style:family="text">
      <style:text-properties fo:background-color="#ffffff" fo:color="#252525"/>
    </style:style>
    <style:style style:name="T116_33" style:family="text">
      <style:text-properties fo:background-color="#ffffff" fo:color="#252525"/>
    </style:style>
    <style:style style:name="T116_34" style:family="text">
      <style:text-properties fo:background-color="#ffffff" fo:color="#252525"/>
    </style:style>
    <style:style style:name="T116_35" style:family="text">
      <style:text-properties fo:background-color="#ffffff" fo:color="#252525"/>
    </style:style>
    <style:style style:name="T116_36" style:family="text">
      <style:text-properties fo:background-color="#ffffff" fo:color="#252525"/>
    </style:style>
    <style:style style:name="T116_37" style:family="text">
      <style:text-properties fo:background-color="#ffffff" fo:color="#252525"/>
    </style:style>
    <style:style style:name="T116_38" style:family="text">
      <style:text-properties fo:background-color="#ffffff" fo:color="#252525"/>
    </style:style>
    <style:style style:name="T116_39" style:family="text">
      <style:text-properties fo:background-color="#ffffff" fo:color="#252525"/>
    </style:style>
    <style:style style:name="T116_40" style:family="text">
      <style:text-properties fo:background-color="#ffffff" fo:color="#252525"/>
    </style:style>
    <style:style style:name="T116_41" style:family="text">
      <style:text-properties fo:background-color="#ffffff" fo:color="#252525"/>
    </style:style>
    <style:style style:name="T116_42" style:family="text">
      <style:text-properties fo:background-color="#ffffff" fo:color="#252525"/>
    </style:style>
    <style:style style:name="T116_43" style:family="text">
      <style:text-properties fo:background-color="#ffffff" fo:color="#252525"/>
    </style:style>
    <style:style style:name="T116_44" style:family="text">
      <style:text-properties fo:background-color="#ffffff" fo:color="#252525"/>
    </style:style>
    <style:style style:name="T116_45" style:family="text">
      <style:text-properties fo:background-color="#ffffff" fo:color="#252525"/>
    </style:style>
    <style:style style:name="T116_46" style:family="text">
      <style:text-properties fo:background-color="#ffffff" fo:color="#252525"/>
    </style:style>
    <style:style style:name="T116_47" style:family="text">
      <style:text-properties fo:background-color="#ffffff" fo:color="#252525"/>
    </style:style>
    <style:style style:name="T116_48" style:family="text">
      <style:text-properties fo:background-color="#ffffff" fo:color="#252525"/>
    </style:style>
    <style:style style:name="T116_49" style:family="text">
      <style:text-properties fo:background-color="#ffffff" fo:color="#252525"/>
    </style:style>
    <style:style style:name="T116_50" style:family="text">
      <style:text-properties fo:background-color="#ffffff" fo:color="#252525"/>
    </style:style>
    <style:style style:name="T116_51" style:family="text">
      <style:text-properties fo:background-color="#ffffff" fo:color="#252525"/>
    </style:style>
    <style:style style:name="T116_52" style:family="text">
      <style:text-properties fo:background-color="#ffffff" fo:color="#252525"/>
    </style:style>
    <style:style style:name="T116_53" style:family="text">
      <style:text-properties fo:background-color="#ffffff" fo:color="#252525"/>
    </style:style>
    <style:style style:name="T116_54" style:family="text">
      <style:text-properties fo:background-color="#ffffff" fo:color="#252525"/>
    </style:style>
    <style:style style:name="T116_55" style:family="text">
      <style:text-properties fo:background-color="#ffffff" fo:color="#252525"/>
    </style:style>
    <style:style style:name="T116_56" style:family="text">
      <style:text-properties fo:background-color="#ffffff" fo:color="#252525"/>
    </style:style>
    <style:style style:name="T116_57" style:family="text">
      <style:text-properties fo:background-color="#ffffff" fo:color="#252525"/>
    </style:style>
    <style:style style:name="T116_58" style:family="text">
      <style:text-properties fo:background-color="#ffffff" fo:color="#252525"/>
    </style:style>
    <style:style style:name="T116_59" style:family="text">
      <style:text-properties fo:background-color="#ffffff" fo:color="#252525"/>
    </style:style>
    <style:style style:name="T116_60" style:family="text">
      <style:text-properties fo:background-color="#ffffff" fo:color="#252525"/>
    </style:style>
    <style:style style:name="T116_61" style:family="text">
      <style:text-properties fo:background-color="#ffffff" fo:color="#252525"/>
    </style:style>
    <style:style style:name="T116_62" style:family="text">
      <style:text-properties fo:background-color="#ffffff" fo:color="#252525"/>
    </style:style>
    <style:style style:name="T116_63" style:family="text">
      <style:text-properties fo:background-color="#ffffff" fo:color="#252525"/>
    </style:style>
    <style:style style:name="T116_64" style:family="text">
      <style:text-properties fo:background-color="#ffffff" fo:color="#252525"/>
    </style:style>
    <style:style style:name="T116_65" style:family="text">
      <style:text-properties fo:background-color="#ffffff" fo:color="#252525"/>
    </style:style>
    <style:style style:name="T116_66" style:family="text">
      <style:text-properties fo:background-color="#ffffff" fo:color="#252525"/>
    </style:style>
    <style:style style:name="T116_67" style:family="text">
      <style:text-properties fo:background-color="#ffffff" fo:color="#252525"/>
    </style:style>
    <style:style style:name="T116_68" style:family="text">
      <style:text-properties fo:background-color="#ffffff" fo:color="#252525"/>
    </style:style>
    <style:style style:name="T116_69" style:family="text">
      <style:text-properties fo:background-color="#ffffff" fo:color="#252525"/>
    </style:style>
    <style:style style:name="T116_70" style:family="text">
      <style:text-properties fo:background-color="#ffffff" fo:color="#252525"/>
    </style:style>
    <style:style style:name="T116_71" style:family="text">
      <style:text-properties fo:background-color="#ffffff" fo:color="#252525"/>
    </style:style>
    <style:style style:name="T116_72" style:family="text">
      <style:text-properties fo:background-color="#ffffff" fo:color="#252525"/>
    </style:style>
    <style:style style:name="T116_73" style:family="text">
      <style:text-properties fo:background-color="#ffffff" fo:color="#252525"/>
    </style:style>
    <style:style style:name="T116_74" style:family="text">
      <style:text-properties fo:background-color="#ffffff" fo:color="#252525"/>
    </style:style>
    <style:style style:name="T116_75" style:family="text">
      <style:text-properties fo:background-color="#ffffff" fo:color="#252525"/>
    </style:style>
    <style:style style:name="T116_76" style:family="text">
      <style:text-properties fo:background-color="#ffffff" fo:color="#252525"/>
    </style:style>
    <style:style style:name="T116_77" style:family="text">
      <style:text-properties fo:background-color="#ffffff" fo:color="#252525"/>
    </style:style>
    <style:style style:name="T116_78" style:family="text">
      <style:text-properties fo:background-color="#ffffff" fo:color="#252525"/>
    </style:style>
    <style:style style:name="T116_79" style:family="text">
      <style:text-properties fo:background-color="#ffffff" fo:color="#252525"/>
    </style:style>
    <style:style style:name="T116_80" style:family="text">
      <style:text-properties fo:background-color="#ffffff" fo:color="#252525"/>
    </style:style>
    <style:style style:name="T116_81" style:family="text">
      <style:text-properties fo:background-color="#ffffff" fo:color="#252525"/>
    </style:style>
    <style:style style:name="T116_82" style:family="text">
      <style:text-properties fo:background-color="#ffffff" fo:color="#252525"/>
    </style:style>
    <style:style style:name="T116_83" style:family="text">
      <style:text-properties fo:background-color="#ffffff" fo:color="#252525"/>
    </style:style>
    <style:style style:name="T116_84" style:family="text">
      <style:text-properties fo:background-color="#ffffff" fo:color="#252525"/>
    </style:style>
    <style:style style:name="T116_85" style:family="text">
      <style:text-properties fo:background-color="#ffffff" fo:color="#252525"/>
    </style:style>
    <style:style style:name="T116_86" style:family="text">
      <style:text-properties fo:background-color="#ffffff" fo:color="#252525"/>
    </style:style>
    <style:style style:name="T116_87" style:family="text">
      <style:text-properties fo:background-color="#ffffff" fo:color="#252525"/>
    </style:style>
    <style:style style:name="T116_88" style:family="text">
      <style:text-properties fo:background-color="#ffffff" fo:color="#252525"/>
    </style:style>
    <style:style style:name="T116_89" style:family="text">
      <style:text-properties fo:background-color="#ffffff" fo:color="#252525"/>
    </style:style>
    <style:style style:name="T116_90" style:family="text">
      <style:text-properties fo:background-color="#ffffff" fo:color="#252525"/>
    </style:style>
    <style:style style:name="T116_91" style:family="text">
      <style:text-properties fo:background-color="#ffffff" fo:color="#252525"/>
    </style:style>
    <style:style style:name="T116_92" style:family="text">
      <style:text-properties fo:background-color="#ffffff" fo:color="#252525"/>
    </style:style>
    <style:style style:name="T116_93" style:family="text">
      <style:text-properties fo:background-color="#ffffff" fo:color="#252525"/>
    </style:style>
    <style:style style:name="T116_94" style:family="text">
      <style:text-properties fo:background-color="#ffffff" fo:color="#252525"/>
    </style:style>
    <style:style style:name="T116_95" style:family="text">
      <style:text-properties fo:background-color="#ffffff" fo:color="#252525"/>
    </style:style>
    <style:style style:name="T116_96" style:family="text">
      <style:text-properties fo:background-color="#ffffff" fo:color="#252525"/>
    </style:style>
    <style:style style:name="T116_97" style:family="text">
      <style:text-properties fo:background-color="#ffffff" fo:color="#252525"/>
    </style:style>
    <style:style style:name="T116_98" style:family="text">
      <style:text-properties fo:background-color="#ffffff" fo:color="#252525"/>
    </style:style>
    <style:style style:name="T116_99" style:family="text">
      <style:text-properties fo:background-color="#ffffff" fo:color="#252525"/>
    </style:style>
    <style:style style:name="T116_100" style:family="text">
      <style:text-properties fo:background-color="#ffffff" fo:color="#252525"/>
    </style:style>
    <style:style style:name="T116_101" style:family="text">
      <style:text-properties fo:background-color="#ffffff" fo:color="#252525"/>
    </style:style>
    <style:style style:name="T116_102" style:family="text">
      <style:text-properties fo:background-color="#ffffff" fo:color="#252525"/>
    </style:style>
    <style:style style:name="T116_103" style:family="text">
      <style:text-properties fo:background-color="#ffffff" fo:color="#252525"/>
    </style:style>
    <style:style style:name="T116_104" style:family="text">
      <style:text-properties fo:background-color="#ffffff" fo:color="#252525"/>
    </style:style>
    <style:style style:name="T116_105" style:family="text">
      <style:text-properties fo:background-color="#ffffff" fo:color="#252525"/>
    </style:style>
    <style:style style:name="T116_106" style:family="text">
      <style:text-properties fo:background-color="#ffffff" fo:color="#252525"/>
    </style:style>
    <style:style style:name="T116_107" style:family="text">
      <style:text-properties fo:background-color="#ffffff" fo:color="#252525"/>
    </style:style>
    <style:style style:name="T116_108" style:family="text">
      <style:text-properties fo:background-color="#ffffff" fo:color="#252525"/>
    </style:style>
    <style:style style:name="T116_109" style:family="text">
      <style:text-properties fo:background-color="#ffffff" fo:color="#252525"/>
    </style:style>
    <style:style style:name="T116_110" style:family="text">
      <style:text-properties fo:background-color="#ffffff" fo:color="#252525"/>
    </style:style>
    <style:style style:name="P117" style:family="paragraph" style:parent-style-name="Standard">
      <style:paragraph-properties fo:text-align="justify" fo:break-before="auto" fo:line-height="115%" style:writing-mode="lr-tb"/>
      <style:text-properties fo:background-color="#ffffff" fo:color="#252525"/>
    </style:style>
    <style:style style:name="P118" style:family="paragraph" style:parent-style-name="Standard">
      <style:paragraph-properties fo:text-align="justify" fo:break-before="auto" fo:line-height="150%" fo:margin-top="0cm" style:writing-mode="lr-tb"/>
    </style:style>
    <style:style style:name="T118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8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8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8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8_5" style:family="text">
      <style:text-properties fo:background-color="#ffffff" fo:font-style="italic" style:font-style-asian="italic" style:font-style-complex="italic" fo:color="#252525"/>
    </style:style>
    <style:style style:name="T118_6" style:family="text">
      <style:text-properties fo:background-color="#ffffff" fo:font-style="italic" style:font-style-asian="italic" style:font-style-complex="italic" fo:color="#252525"/>
    </style:style>
    <style:style style:name="T118_7" style:family="text">
      <style:text-properties fo:background-color="#ffffff" fo:font-style="italic" style:font-style-asian="italic" style:font-style-complex="italic" fo:color="#252525"/>
    </style:style>
    <style:style style:name="T118_8" style:family="text">
      <style:text-properties fo:background-color="#ffffff" fo:font-style="italic" style:font-style-asian="italic" style:font-style-complex="italic" fo:color="#252525"/>
    </style:style>
    <style:style style:name="T118_9" style:family="text">
      <style:text-properties fo:background-color="#ffffff" fo:font-style="italic" style:font-style-asian="italic" style:font-style-complex="italic" fo:color="#252525"/>
    </style:style>
    <style:style style:name="T118_10" style:family="text">
      <style:text-properties fo:background-color="#ffffff" fo:font-style="italic" style:font-style-asian="italic" style:font-style-complex="italic" fo:color="#252525"/>
    </style:style>
    <style:style style:name="T118_11" style:family="text">
      <style:text-properties fo:background-color="#ffffff" fo:font-style="italic" style:font-style-asian="italic" style:font-style-complex="italic" fo:color="#252525"/>
    </style:style>
    <style:style style:name="T118_12" style:family="text">
      <style:text-properties fo:background-color="#ffffff" fo:font-style="italic" style:font-style-asian="italic" style:font-style-complex="italic" fo:color="#252525"/>
    </style:style>
    <style:style style:name="T118_13" style:family="text">
      <style:text-properties fo:background-color="#ffffff" fo:font-style="italic" style:font-style-asian="italic" style:font-style-complex="italic" fo:color="#252525"/>
    </style:style>
    <style:style style:name="T118_14" style:family="text">
      <style:text-properties fo:background-color="#ffffff" fo:font-style="italic" style:font-style-asian="italic" style:font-style-complex="italic" fo:color="#252525"/>
    </style:style>
    <style:style style:name="T118_15" style:family="text">
      <style:text-properties fo:background-color="#ffffff" fo:font-style="italic" style:font-style-asian="italic" style:font-style-complex="italic" fo:color="#252525"/>
    </style:style>
    <style:style style:name="T118_16" style:family="text">
      <style:text-properties fo:background-color="#ffffff" fo:font-style="italic" style:font-style-asian="italic" style:font-style-complex="italic" fo:color="#252525"/>
    </style:style>
    <style:style style:name="T118_17" style:family="text">
      <style:text-properties fo:background-color="#ffffff" fo:font-style="italic" style:font-style-asian="italic" style:font-style-complex="italic" fo:color="#252525"/>
    </style:style>
    <style:style style:name="T118_18" style:family="text">
      <style:text-properties fo:background-color="#ffffff" fo:font-style="italic" style:font-style-asian="italic" style:font-style-complex="italic" fo:color="#252525"/>
    </style:style>
    <style:style style:name="T118_19" style:family="text">
      <style:text-properties fo:background-color="#ffffff" fo:font-style="italic" style:font-style-asian="italic" style:font-style-complex="italic" fo:color="#252525"/>
    </style:style>
    <style:style style:name="P119" style:family="paragraph" style:parent-style-name="Standard">
      <style:paragraph-properties fo:text-align="justify" fo:break-before="auto" fo:line-height="150%" fo:margin-top="0cm" style:writing-mode="lr-tb"/>
    </style:style>
    <style:style style:name="T119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3" style:family="text">
      <style:text-properties fo:background-color="#ffffff" fo:font-style="italic" style:font-style-asian="italic" style:font-style-complex="italic" fo:color="#252525"/>
    </style:style>
    <style:style style:name="T119_4" style:family="text">
      <style:text-properties fo:background-color="#ffffff" fo:font-style="italic" style:font-style-asian="italic" style:font-style-complex="italic" fo:color="#252525"/>
    </style:style>
    <style:style style:name="T119_5" style:family="text">
      <style:text-properties fo:background-color="#ffffff" fo:font-style="italic" style:font-style-asian="italic" style:font-style-complex="italic" fo:color="#252525"/>
    </style:style>
    <style:style style:name="T119_6" style:family="text">
      <style:text-properties fo:background-color="#ffffff" fo:font-style="italic" style:font-style-asian="italic" style:font-style-complex="italic" fo:color="#252525"/>
    </style:style>
    <style:style style:name="T119_7" style:family="text">
      <style:text-properties fo:background-color="#ffffff" fo:font-style="italic" style:font-style-asian="italic" style:font-style-complex="italic" fo:color="#252525"/>
    </style:style>
    <style:style style:name="T119_8" style:family="text">
      <style:text-properties fo:background-color="#ffffff" fo:font-style="italic" style:font-style-asian="italic" style:font-style-complex="italic" fo:color="#252525"/>
    </style:style>
    <style:style style:name="T119_9" style:family="text">
      <style:text-properties fo:background-color="#ffffff" fo:font-style="italic" style:font-style-asian="italic" style:font-style-complex="italic" fo:color="#252525"/>
    </style:style>
    <style:style style:name="T119_10" style:family="text">
      <style:text-properties fo:background-color="#ffffff" fo:font-style="italic" style:font-style-asian="italic" style:font-style-complex="italic" fo:color="#252525"/>
    </style:style>
    <style:style style:name="T119_11" style:family="text">
      <style:text-properties fo:background-color="#ffffff" fo:font-style="italic" style:font-style-asian="italic" style:font-style-complex="italic" fo:color="#252525"/>
    </style:style>
    <style:style style:name="T119_12" style:family="text">
      <style:text-properties fo:background-color="#ffffff" fo:font-style="italic" style:font-style-asian="italic" style:font-style-complex="italic" fo:color="#252525"/>
    </style:style>
    <style:style style:name="T119_13" style:family="text">
      <style:text-properties fo:background-color="#ffffff" fo:font-style="italic" style:font-style-asian="italic" style:font-style-complex="italic" fo:color="#252525"/>
    </style:style>
    <style:style style:name="T119_14" style:family="text">
      <style:text-properties fo:background-color="#ffffff" fo:font-style="italic" style:font-style-asian="italic" style:font-style-complex="italic" fo:color="#252525"/>
    </style:style>
    <style:style style:name="T119_15" style:family="text">
      <style:text-properties fo:background-color="#ffffff" fo:font-style="italic" style:font-style-asian="italic" style:font-style-complex="italic" fo:color="#252525"/>
    </style:style>
    <style:style style:name="T119_16" style:family="text">
      <style:text-properties fo:background-color="#ffffff" fo:font-style="italic" style:font-style-asian="italic" style:font-style-complex="italic" fo:color="#252525"/>
    </style:style>
    <style:style style:name="T119_17" style:family="text">
      <style:text-properties fo:background-color="#ffffff" fo:font-style="italic" style:font-style-asian="italic" style:font-style-complex="italic" fo:color="#252525"/>
    </style:style>
    <style:style style:name="T119_18" style:family="text">
      <style:text-properties fo:background-color="#ffffff" fo:font-style="italic" style:font-style-asian="italic" style:font-style-complex="italic" fo:color="#252525"/>
    </style:style>
    <style:style style:name="T119_19" style:family="text">
      <style:text-properties fo:background-color="#ffffff" fo:font-style="italic" style:font-style-asian="italic" style:font-style-complex="italic" fo:color="#252525"/>
    </style:style>
    <style:style style:name="T119_20" style:family="text">
      <style:text-properties fo:background-color="#ffffff" fo:font-style="italic" style:font-style-asian="italic" style:font-style-complex="italic" fo:color="#252525"/>
    </style:style>
    <style:style style:name="T119_21" style:family="text">
      <style:text-properties fo:background-color="#ffffff" fo:font-style="italic" style:font-style-asian="italic" style:font-style-complex="italic" fo:color="#252525"/>
    </style:style>
    <style:style style:name="T119_22" style:family="text">
      <style:text-properties fo:background-color="#ffffff" fo:font-style="italic" style:font-style-asian="italic" style:font-style-complex="italic" fo:color="#252525"/>
    </style:style>
    <style:style style:name="T119_23" style:family="text">
      <style:text-properties fo:background-color="#ffffff" fo:font-style="italic" style:font-style-asian="italic" style:font-style-complex="italic" fo:color="#252525"/>
    </style:style>
    <style:style style:name="T119_24" style:family="text">
      <style:text-properties fo:background-color="#ffffff" fo:font-style="italic" style:font-style-asian="italic" style:font-style-complex="italic" fo:color="#252525"/>
    </style:style>
    <style:style style:name="T119_25" style:family="text">
      <style:text-properties fo:background-color="#ffffff" fo:font-style="italic" style:font-style-asian="italic" style:font-style-complex="italic" fo:color="#252525"/>
    </style:style>
    <style:style style:name="T119_26" style:family="text">
      <style:text-properties fo:background-color="#ffffff" fo:font-style="italic" style:font-style-asian="italic" style:font-style-complex="italic" fo:color="#252525"/>
    </style:style>
    <style:style style:name="T119_27" style:family="text">
      <style:text-properties fo:background-color="#ffffff" fo:font-style="italic" style:font-style-asian="italic" style:font-style-complex="italic" fo:color="#252525"/>
    </style:style>
    <style:style style:name="T119_28" style:family="text">
      <style:text-properties fo:background-color="#ffffff" fo:font-style="italic" style:font-style-asian="italic" style:font-style-complex="italic" fo:color="#252525"/>
    </style:style>
    <style:style style:name="T119_29" style:family="text">
      <style:text-properties fo:background-color="#ffffff" fo:font-style="italic" style:font-style-asian="italic" style:font-style-complex="italic" fo:color="#252525"/>
    </style:style>
    <style:style style:name="T119_30" style:family="text">
      <style:text-properties fo:background-color="#ffffff" fo:font-style="italic" style:font-style-asian="italic" style:font-style-complex="italic" fo:color="#252525"/>
    </style:style>
    <style:style style:name="T119_31" style:family="text">
      <style:text-properties fo:background-color="#ffffff" fo:font-style="italic" style:font-style-asian="italic" style:font-style-complex="italic" fo:color="#252525"/>
    </style:style>
    <style:style style:name="T119_32" style:family="text">
      <style:text-properties fo:background-color="#ffffff" fo:font-style="italic" style:font-style-asian="italic" style:font-style-complex="italic" fo:color="#252525"/>
    </style:style>
    <style:style style:name="T119_33" style:family="text">
      <style:text-properties fo:background-color="#ffffff" fo:font-style="italic" style:font-style-asian="italic" style:font-style-complex="italic" fo:color="#252525"/>
    </style:style>
    <style:style style:name="T119_34" style:family="text">
      <style:text-properties fo:background-color="#ffffff" fo:font-style="italic" style:font-style-asian="italic" style:font-style-complex="italic" fo:color="#252525"/>
    </style:style>
    <style:style style:name="T119_35" style:family="text">
      <style:text-properties fo:background-color="#ffffff" fo:font-style="italic" style:font-style-asian="italic" style:font-style-complex="italic" fo:color="#252525"/>
    </style:style>
    <style:style style:name="T119_36" style:family="text">
      <style:text-properties fo:background-color="#ffffff" fo:font-style="italic" style:font-style-asian="italic" style:font-style-complex="italic" fo:color="#252525"/>
    </style:style>
    <style:style style:name="T119_37" style:family="text">
      <style:text-properties fo:background-color="#ffffff" fo:font-style="italic" style:font-style-asian="italic" style:font-style-complex="italic" fo:color="#252525"/>
    </style:style>
    <style:style style:name="T119_38" style:family="text">
      <style:text-properties fo:background-color="#ffffff" fo:font-style="italic" style:font-style-asian="italic" style:font-style-complex="italic" fo:color="#252525"/>
    </style:style>
    <style:style style:name="T119_39" style:family="text">
      <style:text-properties fo:background-color="#ffffff" fo:font-style="italic" style:font-style-asian="italic" style:font-style-complex="italic" fo:color="#252525"/>
    </style:style>
    <style:style style:name="T119_40" style:family="text">
      <style:text-properties fo:background-color="#ffffff" fo:font-style="italic" style:font-style-asian="italic" style:font-style-complex="italic" fo:color="#252525"/>
    </style:style>
    <style:style style:name="T119_41" style:family="text">
      <style:text-properties fo:background-color="#ffffff" fo:font-style="italic" style:font-style-asian="italic" style:font-style-complex="italic" fo:color="#252525"/>
    </style:style>
    <style:style style:name="T119_42" style:family="text">
      <style:text-properties fo:background-color="#ffffff" fo:font-style="italic" style:font-style-asian="italic" style:font-style-complex="italic" fo:color="#252525"/>
    </style:style>
    <style:style style:name="T119_43" style:family="text">
      <style:text-properties fo:background-color="#ffffff" fo:font-style="italic" style:font-style-asian="italic" style:font-style-complex="italic" fo:color="#252525"/>
    </style:style>
    <style:style style:name="T119_44" style:family="text">
      <style:text-properties fo:background-color="#ffffff" fo:font-style="italic" style:font-style-asian="italic" style:font-style-complex="italic" fo:color="#252525"/>
    </style:style>
    <style:style style:name="T119_45" style:family="text">
      <style:text-properties fo:background-color="#ffffff" fo:font-style="italic" style:font-style-asian="italic" style:font-style-complex="italic" fo:color="#252525"/>
    </style:style>
    <style:style style:name="T119_46" style:family="text">
      <style:text-properties fo:background-color="#ffffff" fo:font-style="italic" style:font-style-asian="italic" style:font-style-complex="italic" fo:color="#252525"/>
    </style:style>
    <style:style style:name="T119_47" style:family="text">
      <style:text-properties fo:background-color="#ffffff" fo:font-style="italic" style:font-style-asian="italic" style:font-style-complex="italic" fo:color="#252525"/>
    </style:style>
    <style:style style:name="T119_48" style:family="text">
      <style:text-properties fo:background-color="#ffffff" fo:font-style="italic" style:font-style-asian="italic" style:font-style-complex="italic" fo:color="#252525"/>
    </style:style>
    <style:style style:name="T119_49" style:family="text">
      <style:text-properties fo:background-color="#ffffff" fo:font-style="italic" style:font-style-asian="italic" style:font-style-complex="italic" fo:color="#252525"/>
    </style:style>
    <style:style style:name="T119_50" style:family="text">
      <style:text-properties fo:background-color="#ffffff" fo:font-style="italic" style:font-style-asian="italic" style:font-style-complex="italic" fo:color="#252525"/>
    </style:style>
    <style:style style:name="T119_51" style:family="text">
      <style:text-properties fo:background-color="#ffffff" fo:font-style="italic" style:font-style-asian="italic" style:font-style-complex="italic" fo:color="#252525"/>
    </style:style>
    <style:style style:name="T119_52" style:family="text">
      <style:text-properties fo:background-color="#ffffff" fo:font-style="italic" style:font-style-asian="italic" style:font-style-complex="italic" fo:color="#252525"/>
    </style:style>
    <style:style style:name="T119_53" style:family="text">
      <style:text-properties fo:background-color="#ffffff" fo:font-style="italic" style:font-style-asian="italic" style:font-style-complex="italic" fo:color="#252525"/>
    </style:style>
    <style:style style:name="T119_54" style:family="text">
      <style:text-properties fo:background-color="#ffffff" fo:font-style="italic" style:font-style-asian="italic" style:font-style-complex="italic" fo:color="#252525"/>
    </style:style>
    <style:style style:name="T119_55" style:family="text">
      <style:text-properties fo:background-color="#ffffff" fo:font-style="italic" style:font-style-asian="italic" style:font-style-complex="italic" fo:color="#252525"/>
    </style:style>
    <style:style style:name="T119_56" style:family="text">
      <style:text-properties fo:background-color="#ffffff" fo:font-style="italic" style:font-style-asian="italic" style:font-style-complex="italic" fo:color="#252525"/>
    </style:style>
    <style:style style:name="T119_57" style:family="text">
      <style:text-properties fo:background-color="#ffffff" fo:font-style="italic" style:font-style-asian="italic" style:font-style-complex="italic" fo:color="#252525"/>
    </style:style>
    <style:style style:name="T119_58" style:family="text">
      <style:text-properties fo:background-color="#ffffff" fo:font-style="italic" style:font-style-asian="italic" style:font-style-complex="italic" fo:color="#252525"/>
    </style:style>
    <style:style style:name="T119_59" style:family="text">
      <style:text-properties fo:background-color="#ffffff" fo:font-style="italic" style:font-style-asian="italic" style:font-style-complex="italic" fo:color="#252525"/>
    </style:style>
    <style:style style:name="T119_60" style:family="text">
      <style:text-properties fo:background-color="#ffffff" fo:font-style="italic" style:font-style-asian="italic" style:font-style-complex="italic" fo:color="#252525"/>
    </style:style>
    <style:style style:name="T119_61" style:family="text">
      <style:text-properties fo:background-color="#ffffff" fo:font-style="italic" style:font-style-asian="italic" style:font-style-complex="italic" fo:color="#252525"/>
    </style:style>
    <style:style style:name="T119_62" style:family="text">
      <style:text-properties fo:background-color="#ffffff" fo:font-style="italic" style:font-style-asian="italic" style:font-style-complex="italic" fo:color="#252525"/>
    </style:style>
    <style:style style:name="T119_63" style:family="text">
      <style:text-properties fo:background-color="#ffffff" fo:font-style="italic" style:font-style-asian="italic" style:font-style-complex="italic" fo:color="#252525"/>
    </style:style>
    <style:style style:name="T119_64" style:family="text">
      <style:text-properties fo:background-color="#ffffff" fo:font-style="italic" style:font-style-asian="italic" style:font-style-complex="italic" fo:color="#252525"/>
    </style:style>
    <style:style style:name="T119_65" style:family="text">
      <style:text-properties fo:background-color="#ffffff" fo:font-style="italic" style:font-style-asian="italic" style:font-style-complex="italic" fo:color="#252525"/>
    </style:style>
    <style:style style:name="T119_66" style:family="text">
      <style:text-properties fo:background-color="#ffffff" fo:font-style="italic" style:font-style-asian="italic" style:font-style-complex="italic" fo:color="#252525"/>
    </style:style>
    <style:style style:name="T119_67" style:family="text">
      <style:text-properties fo:background-color="#ffffff" fo:font-style="italic" style:font-style-asian="italic" style:font-style-complex="italic" fo:color="#252525"/>
    </style:style>
    <style:style style:name="T119_68" style:family="text">
      <style:text-properties fo:background-color="#ffffff" fo:font-style="italic" style:font-style-asian="italic" style:font-style-complex="italic" fo:color="#252525"/>
    </style:style>
    <style:style style:name="T119_69" style:family="text">
      <style:text-properties fo:background-color="#ffffff" fo:font-style="italic" style:font-style-asian="italic" style:font-style-complex="italic" fo:color="#252525"/>
    </style:style>
    <style:style style:name="T119_70" style:family="text">
      <style:text-properties fo:background-color="#ffffff" fo:font-style="italic" style:font-style-asian="italic" style:font-style-complex="italic" fo:color="#252525"/>
    </style:style>
    <style:style style:name="T119_71" style:family="text">
      <style:text-properties fo:background-color="#ffffff" fo:font-style="italic" style:font-style-asian="italic" style:font-style-complex="italic" fo:color="#252525"/>
    </style:style>
    <style:style style:name="T119_72" style:family="text">
      <style:text-properties fo:background-color="#ffffff" fo:font-style="italic" style:font-style-asian="italic" style:font-style-complex="italic" fo:color="#252525"/>
    </style:style>
    <style:style style:name="T119_73" style:family="text">
      <style:text-properties fo:background-color="#ffffff" fo:font-style="italic" style:font-style-asian="italic" style:font-style-complex="italic" fo:color="#252525"/>
    </style:style>
    <style:style style:name="T119_74" style:family="text">
      <style:text-properties fo:background-color="#ffffff" fo:font-style="italic" style:font-style-asian="italic" style:font-style-complex="italic" fo:color="#252525"/>
    </style:style>
    <style:style style:name="T119_75" style:family="text">
      <style:text-properties fo:background-color="#ffffff" fo:font-style="italic" style:font-style-asian="italic" style:font-style-complex="italic" fo:color="#252525"/>
    </style:style>
    <style:style style:name="P120" style:family="paragraph" style:parent-style-name="Standard">
      <style:paragraph-properties fo:text-align="justify" fo:break-before="auto" fo:line-height="150%" fo:margin-top="0cm" style:writing-mode="lr-tb"/>
    </style:style>
    <style:style style:name="T120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3" style:family="text">
      <style:text-properties fo:background-color="#ffffff" fo:font-style="italic" style:font-style-asian="italic" style:font-style-complex="italic" fo:color="#252525"/>
    </style:style>
    <style:style style:name="T120_4" style:family="text">
      <style:text-properties fo:background-color="#ffffff" fo:font-style="italic" style:font-style-asian="italic" style:font-style-complex="italic" fo:color="#252525"/>
    </style:style>
    <style:style style:name="T120_5" style:family="text">
      <style:text-properties fo:background-color="#ffffff" fo:font-style="italic" style:font-style-asian="italic" style:font-style-complex="italic" fo:color="#252525"/>
    </style:style>
    <style:style style:name="T120_6" style:family="text">
      <style:text-properties fo:background-color="#ffffff" fo:font-style="italic" style:font-style-asian="italic" style:font-style-complex="italic" fo:color="#252525"/>
    </style:style>
    <style:style style:name="T120_7" style:family="text">
      <style:text-properties fo:background-color="#ffffff" fo:font-style="italic" style:font-style-asian="italic" style:font-style-complex="italic" fo:color="#252525"/>
    </style:style>
    <style:style style:name="T120_8" style:family="text">
      <style:text-properties fo:background-color="#ffffff" fo:font-style="italic" style:font-style-asian="italic" style:font-style-complex="italic" fo:color="#252525"/>
    </style:style>
    <style:style style:name="T120_9" style:family="text">
      <style:text-properties fo:background-color="#ffffff" fo:font-style="italic" style:font-style-asian="italic" style:font-style-complex="italic" fo:color="#252525"/>
    </style:style>
    <style:style style:name="T120_10" style:family="text">
      <style:text-properties fo:background-color="#ffffff" fo:font-style="italic" style:font-style-asian="italic" style:font-style-complex="italic" fo:color="#252525"/>
    </style:style>
    <style:style style:name="T120_11" style:family="text">
      <style:text-properties fo:background-color="#ffffff" fo:font-style="italic" style:font-style-asian="italic" style:font-style-complex="italic" fo:color="#252525"/>
    </style:style>
    <style:style style:name="T120_12" style:family="text">
      <style:text-properties fo:background-color="#ffffff" fo:font-style="italic" style:font-style-asian="italic" style:font-style-complex="italic" fo:color="#252525"/>
    </style:style>
    <style:style style:name="T120_13" style:family="text">
      <style:text-properties fo:background-color="#ffffff" fo:font-style="italic" style:font-style-asian="italic" style:font-style-complex="italic" fo:color="#252525"/>
    </style:style>
    <style:style style:name="T120_14" style:family="text">
      <style:text-properties fo:background-color="#ffffff" fo:font-style="italic" style:font-style-asian="italic" style:font-style-complex="italic" fo:color="#252525"/>
    </style:style>
    <style:style style:name="T120_15" style:family="text">
      <style:text-properties fo:background-color="#ffffff" fo:font-style="italic" style:font-style-asian="italic" style:font-style-complex="italic" fo:color="#252525"/>
    </style:style>
    <style:style style:name="T120_16" style:family="text">
      <style:text-properties fo:background-color="#ffffff" fo:font-style="italic" style:font-style-asian="italic" style:font-style-complex="italic" fo:color="#252525"/>
    </style:style>
    <style:style style:name="T120_17" style:family="text">
      <style:text-properties fo:background-color="#ffffff" fo:font-style="italic" style:font-style-asian="italic" style:font-style-complex="italic" fo:color="#252525"/>
    </style:style>
    <style:style style:name="T120_18" style:family="text">
      <style:text-properties fo:background-color="#ffffff" fo:font-style="italic" style:font-style-asian="italic" style:font-style-complex="italic" fo:color="#252525"/>
    </style:style>
    <style:style style:name="T120_19" style:family="text">
      <style:text-properties fo:background-color="#ffffff" fo:font-style="italic" style:font-style-asian="italic" style:font-style-complex="italic" fo:color="#252525"/>
    </style:style>
    <style:style style:name="T120_20" style:family="text">
      <style:text-properties fo:background-color="#ffffff" fo:font-style="italic" style:font-style-asian="italic" style:font-style-complex="italic" fo:color="#252525"/>
    </style:style>
    <style:style style:name="T120_21" style:family="text">
      <style:text-properties fo:background-color="#ffffff" fo:font-style="italic" style:font-style-asian="italic" style:font-style-complex="italic" fo:color="#252525"/>
    </style:style>
    <style:style style:name="T120_22" style:family="text">
      <style:text-properties fo:background-color="#ffffff" fo:font-style="italic" style:font-style-asian="italic" style:font-style-complex="italic" fo:color="#252525"/>
    </style:style>
    <style:style style:name="T120_23" style:family="text">
      <style:text-properties fo:background-color="#ffffff" fo:font-style="italic" style:font-style-asian="italic" style:font-style-complex="italic" fo:color="#252525"/>
    </style:style>
    <style:style style:name="T120_24" style:family="text">
      <style:text-properties fo:background-color="#ffffff" fo:font-style="italic" style:font-style-asian="italic" style:font-style-complex="italic" fo:color="#252525"/>
    </style:style>
    <style:style style:name="T120_25" style:family="text">
      <style:text-properties fo:background-color="#ffffff" fo:font-style="italic" style:font-style-asian="italic" style:font-style-complex="italic" fo:color="#252525"/>
    </style:style>
    <style:style style:name="T120_26" style:family="text">
      <style:text-properties fo:background-color="#ffffff" fo:font-style="italic" style:font-style-asian="italic" style:font-style-complex="italic" fo:color="#252525"/>
    </style:style>
    <style:style style:name="T120_27" style:family="text">
      <style:text-properties fo:background-color="#ffffff" fo:font-style="italic" style:font-style-asian="italic" style:font-style-complex="italic" fo:color="#252525"/>
    </style:style>
    <style:style style:name="T120_28" style:family="text">
      <style:text-properties fo:background-color="#ffffff" fo:font-style="italic" style:font-style-asian="italic" style:font-style-complex="italic" fo:color="#252525"/>
    </style:style>
    <style:style style:name="T120_29" style:family="text">
      <style:text-properties fo:background-color="#ffffff" fo:font-style="italic" style:font-style-asian="italic" style:font-style-complex="italic" fo:color="#252525"/>
    </style:style>
    <style:style style:name="T120_30" style:family="text">
      <style:text-properties fo:background-color="#ffffff" fo:font-style="italic" style:font-style-asian="italic" style:font-style-complex="italic" fo:color="#252525"/>
    </style:style>
    <style:style style:name="T120_31" style:family="text">
      <style:text-properties fo:background-color="#ffffff" fo:font-style="italic" style:font-style-asian="italic" style:font-style-complex="italic" fo:color="#252525"/>
    </style:style>
    <style:style style:name="T120_32" style:family="text">
      <style:text-properties fo:background-color="#ffffff" fo:font-style="italic" style:font-style-asian="italic" style:font-style-complex="italic" fo:color="#252525"/>
    </style:style>
    <style:style style:name="T120_33" style:family="text">
      <style:text-properties fo:background-color="#ffffff" fo:font-style="italic" style:font-style-asian="italic" style:font-style-complex="italic" fo:color="#252525"/>
    </style:style>
    <style:style style:name="T120_34" style:family="text">
      <style:text-properties fo:background-color="#ffffff" fo:font-style="italic" style:font-style-asian="italic" style:font-style-complex="italic" fo:color="#252525"/>
    </style:style>
    <style:style style:name="T120_35" style:family="text">
      <style:text-properties fo:background-color="#ffffff" fo:font-style="italic" style:font-style-asian="italic" style:font-style-complex="italic" fo:color="#252525"/>
    </style:style>
    <style:style style:name="T120_36" style:family="text">
      <style:text-properties fo:background-color="#ffffff" fo:font-style="italic" style:font-style-asian="italic" style:font-style-complex="italic" fo:color="#252525"/>
    </style:style>
    <style:style style:name="T120_37" style:family="text">
      <style:text-properties fo:background-color="#ffffff" fo:font-style="italic" style:font-style-asian="italic" style:font-style-complex="italic" fo:color="#252525"/>
    </style:style>
    <style:style style:name="T120_38" style:family="text">
      <style:text-properties fo:background-color="#ffffff" fo:font-style="italic" style:font-style-asian="italic" style:font-style-complex="italic" fo:color="#252525"/>
    </style:style>
    <style:style style:name="T120_39" style:family="text">
      <style:text-properties fo:background-color="#ffffff" fo:font-style="italic" style:font-style-asian="italic" style:font-style-complex="italic" fo:color="#252525"/>
    </style:style>
    <style:style style:name="T120_40" style:family="text">
      <style:text-properties fo:background-color="#ffffff" fo:font-style="italic" style:font-style-asian="italic" style:font-style-complex="italic" fo:color="#252525"/>
    </style:style>
    <style:style style:name="T120_41" style:family="text">
      <style:text-properties fo:background-color="#ffffff" fo:font-style="italic" style:font-style-asian="italic" style:font-style-complex="italic" fo:color="#252525"/>
    </style:style>
    <style:style style:name="P121" style:family="paragraph" style:parent-style-name="Standard">
      <style:paragraph-properties fo:text-align="justify" fo:break-before="auto" fo:line-height="150%" fo:margin-top="0cm" style:writing-mode="lr-tb"/>
    </style:style>
    <style:style style:name="T121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1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1_3" style:family="text">
      <style:text-properties fo:background-color="#ffffff" fo:font-style="italic" style:font-style-asian="italic" style:font-style-complex="italic" fo:color="#252525"/>
    </style:style>
    <style:style style:name="T121_4" style:family="text">
      <style:text-properties fo:background-color="#ffffff" fo:font-style="italic" style:font-style-asian="italic" style:font-style-complex="italic" fo:color="#252525"/>
    </style:style>
    <style:style style:name="T121_5" style:family="text">
      <style:text-properties fo:background-color="#ffffff" fo:font-style="italic" style:font-style-asian="italic" style:font-style-complex="italic" fo:color="#252525"/>
    </style:style>
    <style:style style:name="T121_6" style:family="text">
      <style:text-properties fo:background-color="#ffffff" fo:font-style="italic" style:font-style-asian="italic" style:font-style-complex="italic" fo:color="#252525"/>
    </style:style>
    <style:style style:name="T121_7" style:family="text">
      <style:text-properties fo:background-color="#ffffff" fo:font-style="italic" style:font-style-asian="italic" style:font-style-complex="italic" fo:color="#252525"/>
    </style:style>
    <style:style style:name="T121_8" style:family="text">
      <style:text-properties fo:background-color="#ffffff" fo:font-style="italic" style:font-style-asian="italic" style:font-style-complex="italic" fo:color="#252525"/>
    </style:style>
    <style:style style:name="T121_9" style:family="text">
      <style:text-properties fo:background-color="#ffffff" fo:font-style="italic" style:font-style-asian="italic" style:font-style-complex="italic" fo:color="#252525"/>
    </style:style>
    <style:style style:name="T121_10" style:family="text">
      <style:text-properties fo:background-color="#ffffff" fo:font-style="italic" style:font-style-asian="italic" style:font-style-complex="italic" fo:color="#252525"/>
    </style:style>
    <style:style style:name="T121_11" style:family="text">
      <style:text-properties fo:background-color="#ffffff" fo:font-style="italic" style:font-style-asian="italic" style:font-style-complex="italic" fo:color="#252525"/>
    </style:style>
    <style:style style:name="T121_12" style:family="text">
      <style:text-properties fo:background-color="#ffffff" fo:font-style="italic" style:font-style-asian="italic" style:font-style-complex="italic" fo:color="#252525"/>
    </style:style>
    <style:style style:name="T121_13" style:family="text">
      <style:text-properties fo:background-color="#ffffff" fo:font-style="italic" style:font-style-asian="italic" style:font-style-complex="italic" fo:color="#252525"/>
    </style:style>
    <style:style style:name="T121_14" style:family="text">
      <style:text-properties fo:background-color="#ffffff" fo:font-style="italic" style:font-style-asian="italic" style:font-style-complex="italic" fo:color="#252525"/>
    </style:style>
    <style:style style:name="T121_15" style:family="text">
      <style:text-properties fo:background-color="#ffffff" fo:font-style="italic" style:font-style-asian="italic" style:font-style-complex="italic" fo:color="#252525"/>
    </style:style>
    <style:style style:name="T121_16" style:family="text">
      <style:text-properties fo:background-color="#ffffff" fo:font-style="italic" style:font-style-asian="italic" style:font-style-complex="italic" fo:color="#252525"/>
    </style:style>
    <style:style style:name="T121_17" style:family="text">
      <style:text-properties fo:background-color="#ffffff" fo:font-style="italic" style:font-style-asian="italic" style:font-style-complex="italic" fo:color="#252525"/>
    </style:style>
    <style:style style:name="T121_18" style:family="text">
      <style:text-properties fo:background-color="#ffffff" fo:font-style="italic" style:font-style-asian="italic" style:font-style-complex="italic" fo:color="#252525"/>
    </style:style>
    <style:style style:name="T121_19" style:family="text">
      <style:text-properties fo:background-color="#ffffff" fo:font-style="italic" style:font-style-asian="italic" style:font-style-complex="italic" fo:color="#252525"/>
    </style:style>
    <style:style style:name="T121_20" style:family="text">
      <style:text-properties fo:background-color="#ffffff" fo:font-style="italic" style:font-style-asian="italic" style:font-style-complex="italic" fo:color="#252525"/>
    </style:style>
    <style:style style:name="T121_21" style:family="text">
      <style:text-properties fo:background-color="#ffffff" fo:font-style="italic" style:font-style-asian="italic" style:font-style-complex="italic" fo:color="#252525"/>
    </style:style>
    <style:style style:name="T121_22" style:family="text">
      <style:text-properties fo:background-color="#ffffff" fo:font-style="italic" style:font-style-asian="italic" style:font-style-complex="italic" fo:color="#252525"/>
    </style:style>
    <style:style style:name="T121_23" style:family="text">
      <style:text-properties fo:background-color="#ffffff" fo:font-style="italic" style:font-style-asian="italic" style:font-style-complex="italic" fo:color="#252525"/>
    </style:style>
    <style:style style:name="T121_24" style:family="text">
      <style:text-properties fo:background-color="#ffffff" fo:font-style="italic" style:font-style-asian="italic" style:font-style-complex="italic" fo:color="#252525"/>
    </style:style>
    <style:style style:name="T121_25" style:family="text">
      <style:text-properties fo:background-color="#ffffff" fo:font-style="italic" style:font-style-asian="italic" style:font-style-complex="italic" fo:color="#252525"/>
    </style:style>
    <style:style style:name="T121_26" style:family="text">
      <style:text-properties fo:background-color="#ffffff" fo:font-style="italic" style:font-style-asian="italic" style:font-style-complex="italic" fo:color="#252525"/>
    </style:style>
    <style:style style:name="T121_27" style:family="text">
      <style:text-properties fo:background-color="#ffffff" fo:font-style="italic" style:font-style-asian="italic" style:font-style-complex="italic" fo:color="#252525"/>
    </style:style>
    <style:style style:name="T121_28" style:family="text">
      <style:text-properties fo:background-color="#ffffff" fo:font-style="italic" style:font-style-asian="italic" style:font-style-complex="italic" fo:color="#252525"/>
    </style:style>
    <style:style style:name="T121_29" style:family="text">
      <style:text-properties fo:background-color="#ffffff" fo:font-style="italic" style:font-style-asian="italic" style:font-style-complex="italic" fo:color="#252525"/>
    </style:style>
    <style:style style:name="T121_30" style:family="text">
      <style:text-properties fo:background-color="#ffffff" fo:font-style="italic" style:font-style-asian="italic" style:font-style-complex="italic" fo:color="#252525"/>
    </style:style>
    <style:style style:name="T121_31" style:family="text">
      <style:text-properties fo:background-color="#ffffff" fo:font-style="italic" style:font-style-asian="italic" style:font-style-complex="italic" fo:color="#252525"/>
    </style:style>
    <style:style style:name="T121_32" style:family="text">
      <style:text-properties fo:background-color="#ffffff" fo:font-style="italic" style:font-style-asian="italic" style:font-style-complex="italic" fo:color="#252525"/>
    </style:style>
    <style:style style:name="T121_33" style:family="text">
      <style:text-properties fo:background-color="#ffffff" fo:font-style="italic" style:font-style-asian="italic" style:font-style-complex="italic" fo:color="#252525"/>
    </style:style>
    <style:style style:name="T121_34" style:family="text">
      <style:text-properties fo:background-color="#ffffff" fo:font-style="italic" style:font-style-asian="italic" style:font-style-complex="italic" fo:color="#252525"/>
    </style:style>
    <style:style style:name="T121_35" style:family="text">
      <style:text-properties fo:background-color="#ffffff" fo:font-style="italic" style:font-style-asian="italic" style:font-style-complex="italic" fo:color="#252525"/>
    </style:style>
    <style:style style:name="T121_36" style:family="text">
      <style:text-properties fo:background-color="#ffffff" fo:font-style="italic" style:font-style-asian="italic" style:font-style-complex="italic" fo:color="#252525"/>
    </style:style>
    <style:style style:name="T121_37" style:family="text">
      <style:text-properties fo:background-color="#ffffff" fo:font-style="italic" style:font-style-asian="italic" style:font-style-complex="italic" fo:color="#252525"/>
    </style:style>
    <style:style style:name="T121_38" style:family="text">
      <style:text-properties fo:background-color="#ffffff" fo:font-style="italic" style:font-style-asian="italic" style:font-style-complex="italic" fo:color="#252525"/>
    </style:style>
    <style:style style:name="T121_39" style:family="text">
      <style:text-properties fo:background-color="#ffffff" fo:font-style="italic" style:font-style-asian="italic" style:font-style-complex="italic" fo:color="#252525"/>
    </style:style>
    <style:style style:name="T121_40" style:family="text">
      <style:text-properties fo:background-color="#ffffff" fo:font-style="italic" style:font-style-asian="italic" style:font-style-complex="italic" fo:color="#252525"/>
    </style:style>
    <style:style style:name="T121_41" style:family="text">
      <style:text-properties fo:background-color="#ffffff" fo:font-style="italic" style:font-style-asian="italic" style:font-style-complex="italic" fo:color="#252525"/>
    </style:style>
    <style:style style:name="T121_42" style:family="text">
      <style:text-properties fo:background-color="#ffffff" fo:font-style="italic" style:font-style-asian="italic" style:font-style-complex="italic" fo:color="#252525"/>
    </style:style>
    <style:style style:name="T121_43" style:family="text">
      <style:text-properties fo:background-color="#ffffff" fo:font-style="italic" style:font-style-asian="italic" style:font-style-complex="italic" fo:color="#252525"/>
    </style:style>
    <style:style style:name="T121_44" style:family="text">
      <style:text-properties fo:background-color="#ffffff" fo:font-style="italic" style:font-style-asian="italic" style:font-style-complex="italic" fo:color="#252525"/>
    </style:style>
    <style:style style:name="T121_45" style:family="text">
      <style:text-properties fo:background-color="#ffffff" fo:font-style="italic" style:font-style-asian="italic" style:font-style-complex="italic" fo:color="#252525"/>
    </style:style>
    <style:style style:name="T121_46" style:family="text">
      <style:text-properties fo:background-color="#ffffff" fo:font-style="italic" style:font-style-asian="italic" style:font-style-complex="italic" fo:color="#252525"/>
    </style:style>
    <style:style style:name="T121_47" style:family="text">
      <style:text-properties fo:background-color="#ffffff" fo:font-style="italic" style:font-style-asian="italic" style:font-style-complex="italic" fo:color="#252525"/>
    </style:style>
    <style:style style:name="T121_48" style:family="text">
      <style:text-properties fo:background-color="#ffffff" fo:font-style="italic" style:font-style-asian="italic" style:font-style-complex="italic" fo:color="#252525"/>
    </style:style>
    <style:style style:name="T121_49" style:family="text">
      <style:text-properties fo:background-color="#ffffff" fo:font-style="italic" style:font-style-asian="italic" style:font-style-complex="italic" fo:color="#252525"/>
    </style:style>
    <style:style style:name="T121_50" style:family="text">
      <style:text-properties fo:background-color="#ffffff" fo:font-style="italic" style:font-style-asian="italic" style:font-style-complex="italic" fo:color="#252525"/>
    </style:style>
    <style:style style:name="T121_51" style:family="text">
      <style:text-properties fo:background-color="#ffffff" fo:font-style="italic" style:font-style-asian="italic" style:font-style-complex="italic" fo:color="#252525"/>
    </style:style>
    <style:style style:name="T121_52" style:family="text">
      <style:text-properties fo:background-color="#ffffff" fo:font-style="italic" style:font-style-asian="italic" style:font-style-complex="italic" fo:color="#252525"/>
    </style:style>
    <style:style style:name="T121_53" style:family="text">
      <style:text-properties fo:background-color="#ffffff" fo:font-style="italic" style:font-style-asian="italic" style:font-style-complex="italic" fo:color="#252525"/>
    </style:style>
    <style:style style:name="T121_54" style:family="text">
      <style:text-properties fo:background-color="#ffffff" fo:font-style="italic" style:font-style-asian="italic" style:font-style-complex="italic" fo:color="#252525"/>
    </style:style>
    <style:style style:name="T121_55" style:family="text">
      <style:text-properties fo:background-color="#ffffff" fo:font-style="italic" style:font-style-asian="italic" style:font-style-complex="italic" fo:color="#252525"/>
    </style:style>
    <style:style style:name="T121_56" style:family="text">
      <style:text-properties fo:background-color="#ffffff" fo:font-style="italic" style:font-style-asian="italic" style:font-style-complex="italic" fo:color="#252525"/>
    </style:style>
    <style:style style:name="T121_57" style:family="text">
      <style:text-properties fo:background-color="#ffffff" fo:font-style="italic" style:font-style-asian="italic" style:font-style-complex="italic" fo:color="#252525"/>
    </style:style>
    <style:style style:name="P122" style:family="paragraph" style:parent-style-name="Standard">
      <style:paragraph-properties fo:text-align="justify" fo:break-before="auto" fo:line-height="150%" fo:margin-top="0cm" style:writing-mode="lr-tb"/>
    </style:style>
    <style:style style:name="T122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2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2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2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2_5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2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2_7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2_8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2_9" style:family="text">
      <style:text-properties fo:background-color="#ffffff" fo:font-style="italic" style:font-style-asian="italic" style:font-style-complex="italic" fo:color="#252525"/>
    </style:style>
    <style:style style:name="T122_10" style:family="text">
      <style:text-properties fo:background-color="#ffffff" fo:font-style="italic" style:font-style-asian="italic" style:font-style-complex="italic" fo:color="#252525"/>
    </style:style>
    <style:style style:name="T122_11" style:family="text">
      <style:text-properties fo:background-color="#ffffff" fo:font-style="italic" style:font-style-asian="italic" style:font-style-complex="italic" fo:color="#252525"/>
    </style:style>
    <style:style style:name="T122_12" style:family="text">
      <style:text-properties fo:background-color="#ffffff" fo:font-style="italic" style:font-style-asian="italic" style:font-style-complex="italic" fo:color="#252525"/>
    </style:style>
    <style:style style:name="T122_13" style:family="text">
      <style:text-properties fo:background-color="#ffffff" fo:font-style="italic" style:font-style-asian="italic" style:font-style-complex="italic" fo:color="#252525"/>
    </style:style>
    <style:style style:name="T122_14" style:family="text">
      <style:text-properties fo:background-color="#ffffff" fo:font-style="italic" style:font-style-asian="italic" style:font-style-complex="italic" fo:color="#252525"/>
    </style:style>
    <style:style style:name="T122_15" style:family="text">
      <style:text-properties fo:background-color="#ffffff" fo:font-style="italic" style:font-style-asian="italic" style:font-style-complex="italic" fo:color="#252525"/>
    </style:style>
    <style:style style:name="T122_16" style:family="text">
      <style:text-properties fo:background-color="#ffffff" fo:font-style="italic" style:font-style-asian="italic" style:font-style-complex="italic" fo:color="#252525"/>
    </style:style>
    <style:style style:name="T122_17" style:family="text">
      <style:text-properties fo:background-color="#ffffff" fo:font-style="italic" style:font-style-asian="italic" style:font-style-complex="italic" fo:color="#252525"/>
    </style:style>
    <style:style style:name="T122_18" style:family="text">
      <style:text-properties fo:background-color="#ffffff" fo:font-style="italic" style:font-style-asian="italic" style:font-style-complex="italic" fo:color="#252525"/>
    </style:style>
    <style:style style:name="T122_19" style:family="text">
      <style:text-properties fo:background-color="#ffffff" fo:font-style="italic" style:font-style-asian="italic" style:font-style-complex="italic" fo:color="#252525"/>
    </style:style>
    <style:style style:name="T122_20" style:family="text">
      <style:text-properties fo:background-color="#ffffff" fo:font-style="italic" style:font-style-asian="italic" style:font-style-complex="italic" fo:color="#252525"/>
    </style:style>
    <style:style style:name="T122_21" style:family="text">
      <style:text-properties fo:background-color="#ffffff" fo:font-style="italic" style:font-style-asian="italic" style:font-style-complex="italic" fo:color="#252525"/>
    </style:style>
    <style:style style:name="T122_22" style:family="text">
      <style:text-properties fo:background-color="#ffffff" fo:font-style="italic" style:font-style-asian="italic" style:font-style-complex="italic" fo:color="#252525"/>
    </style:style>
    <style:style style:name="T122_23" style:family="text">
      <style:text-properties fo:background-color="#ffffff" fo:font-style="italic" style:font-style-asian="italic" style:font-style-complex="italic" fo:color="#252525"/>
    </style:style>
    <style:style style:name="T122_24" style:family="text">
      <style:text-properties fo:background-color="#ffffff" fo:font-style="italic" style:font-style-asian="italic" style:font-style-complex="italic" fo:color="#252525"/>
    </style:style>
    <style:style style:name="T122_25" style:family="text">
      <style:text-properties fo:background-color="#ffffff" fo:font-style="italic" style:font-style-asian="italic" style:font-style-complex="italic" fo:color="#252525"/>
    </style:style>
    <style:style style:name="T122_26" style:family="text">
      <style:text-properties fo:background-color="#ffffff" fo:font-style="italic" style:font-style-asian="italic" style:font-style-complex="italic" fo:color="#252525"/>
    </style:style>
    <style:style style:name="T122_27" style:family="text">
      <style:text-properties fo:background-color="#ffffff" fo:font-style="italic" style:font-style-asian="italic" style:font-style-complex="italic" fo:color="#252525"/>
    </style:style>
    <style:style style:name="T122_28" style:family="text">
      <style:text-properties fo:background-color="#ffffff" fo:font-style="italic" style:font-style-asian="italic" style:font-style-complex="italic" fo:color="#252525"/>
    </style:style>
    <style:style style:name="T122_29" style:family="text">
      <style:text-properties fo:background-color="#ffffff" fo:font-style="italic" style:font-style-asian="italic" style:font-style-complex="italic" fo:color="#252525"/>
    </style:style>
    <style:style style:name="T122_30" style:family="text">
      <style:text-properties fo:background-color="#ffffff" fo:font-style="italic" style:font-style-asian="italic" style:font-style-complex="italic" fo:color="#252525"/>
    </style:style>
    <style:style style:name="T122_31" style:family="text">
      <style:text-properties fo:background-color="#ffffff" fo:font-style="italic" style:font-style-asian="italic" style:font-style-complex="italic" fo:color="#252525"/>
    </style:style>
    <style:style style:name="T122_32" style:family="text">
      <style:text-properties fo:background-color="#ffffff" fo:font-style="italic" style:font-style-asian="italic" style:font-style-complex="italic" fo:color="#252525"/>
    </style:style>
    <style:style style:name="T122_33" style:family="text">
      <style:text-properties fo:background-color="#ffffff" fo:font-style="italic" style:font-style-asian="italic" style:font-style-complex="italic" fo:color="#252525"/>
    </style:style>
    <style:style style:name="T122_34" style:family="text">
      <style:text-properties fo:background-color="#ffffff" fo:font-style="italic" style:font-style-asian="italic" style:font-style-complex="italic" fo:color="#252525"/>
    </style:style>
    <style:style style:name="T122_35" style:family="text">
      <style:text-properties fo:background-color="#ffffff" fo:font-style="italic" style:font-style-asian="italic" style:font-style-complex="italic" fo:color="#252525"/>
    </style:style>
    <style:style style:name="T122_36" style:family="text">
      <style:text-properties fo:background-color="#ffffff" fo:font-style="italic" style:font-style-asian="italic" style:font-style-complex="italic" fo:color="#252525"/>
    </style:style>
    <style:style style:name="T122_37" style:family="text">
      <style:text-properties fo:background-color="#ffffff" fo:font-style="italic" style:font-style-asian="italic" style:font-style-complex="italic" fo:color="#252525"/>
    </style:style>
    <style:style style:name="T122_38" style:family="text">
      <style:text-properties fo:background-color="#ffffff" fo:font-style="italic" style:font-style-asian="italic" style:font-style-complex="italic" fo:color="#252525"/>
    </style:style>
    <style:style style:name="T122_39" style:family="text">
      <style:text-properties fo:background-color="#ffffff" fo:font-style="italic" style:font-style-asian="italic" style:font-style-complex="italic" fo:color="#252525"/>
    </style:style>
    <style:style style:name="T122_40" style:family="text">
      <style:text-properties fo:background-color="#ffffff" fo:font-style="italic" style:font-style-asian="italic" style:font-style-complex="italic" fo:color="#252525"/>
    </style:style>
    <style:style style:name="T122_41" style:family="text">
      <style:text-properties fo:background-color="#ffffff" fo:font-style="italic" style:font-style-asian="italic" style:font-style-complex="italic" fo:color="#252525"/>
    </style:style>
    <style:style style:name="T122_42" style:family="text">
      <style:text-properties fo:background-color="#ffffff" fo:font-style="italic" style:font-style-asian="italic" style:font-style-complex="italic" fo:color="#252525"/>
    </style:style>
    <style:style style:name="T122_43" style:family="text">
      <style:text-properties fo:background-color="#ffffff" fo:font-style="italic" style:font-style-asian="italic" style:font-style-complex="italic" fo:color="#252525"/>
    </style:style>
    <style:style style:name="T122_44" style:family="text">
      <style:text-properties fo:background-color="#ffffff" fo:font-style="italic" style:font-style-asian="italic" style:font-style-complex="italic" fo:color="#252525"/>
    </style:style>
    <style:style style:name="T122_45" style:family="text">
      <style:text-properties fo:background-color="#ffffff" fo:font-style="italic" style:font-style-asian="italic" style:font-style-complex="italic" fo:color="#252525"/>
    </style:style>
    <style:style style:name="T122_46" style:family="text">
      <style:text-properties fo:background-color="#ffffff" fo:font-style="italic" style:font-style-asian="italic" style:font-style-complex="italic" fo:color="#252525"/>
    </style:style>
    <style:style style:name="T122_47" style:family="text">
      <style:text-properties fo:background-color="#ffffff" fo:font-style="italic" style:font-style-asian="italic" style:font-style-complex="italic" fo:color="#252525"/>
    </style:style>
    <style:style style:name="T122_48" style:family="text">
      <style:text-properties fo:background-color="#ffffff" fo:font-style="italic" style:font-style-asian="italic" style:font-style-complex="italic" fo:color="#252525"/>
    </style:style>
    <style:style style:name="T122_49" style:family="text">
      <style:text-properties fo:background-color="#ffffff" fo:font-style="italic" style:font-style-asian="italic" style:font-style-complex="italic" fo:color="#252525"/>
    </style:style>
    <style:style style:name="T122_50" style:family="text">
      <style:text-properties fo:background-color="#ffffff" fo:font-style="italic" style:font-style-asian="italic" style:font-style-complex="italic" fo:color="#252525"/>
    </style:style>
    <style:style style:name="T122_51" style:family="text">
      <style:text-properties fo:background-color="#ffffff" fo:font-style="italic" style:font-style-asian="italic" style:font-style-complex="italic" fo:color="#252525"/>
    </style:style>
    <style:style style:name="T122_52" style:family="text">
      <style:text-properties fo:background-color="#ffffff" fo:font-style="italic" style:font-style-asian="italic" style:font-style-complex="italic" fo:color="#252525"/>
    </style:style>
    <style:style style:name="T122_53" style:family="text">
      <style:text-properties fo:background-color="#ffffff" fo:font-style="italic" style:font-style-asian="italic" style:font-style-complex="italic" fo:color="#252525"/>
    </style:style>
    <style:style style:name="T122_54" style:family="text">
      <style:text-properties fo:background-color="#ffffff" fo:font-style="italic" style:font-style-asian="italic" style:font-style-complex="italic" fo:color="#252525"/>
    </style:style>
    <style:style style:name="T122_55" style:family="text">
      <style:text-properties fo:background-color="#ffffff" fo:font-style="italic" style:font-style-asian="italic" style:font-style-complex="italic" fo:color="#252525"/>
    </style:style>
    <style:style style:name="P123" style:family="paragraph" style:parent-style-name="Standard">
      <style:paragraph-properties fo:text-align="justify" fo:break-before="auto" fo:line-height="150%" fo:margin-top="0cm" style:writing-mode="lr-tb"/>
    </style:style>
    <style:style style:name="T123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5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7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8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9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10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3_11" style:family="text">
      <style:text-properties fo:background-color="#ffffff" fo:font-style="italic" style:font-style-asian="italic" style:font-style-complex="italic" fo:color="#252525"/>
    </style:style>
    <style:style style:name="T123_12" style:family="text">
      <style:text-properties fo:background-color="#ffffff" fo:font-style="italic" style:font-style-asian="italic" style:font-style-complex="italic" fo:color="#252525"/>
    </style:style>
    <style:style style:name="T123_13" style:family="text">
      <style:text-properties fo:background-color="#ffffff" fo:font-style="italic" style:font-style-asian="italic" style:font-style-complex="italic" fo:color="#252525"/>
    </style:style>
    <style:style style:name="T123_14" style:family="text">
      <style:text-properties fo:background-color="#ffffff" fo:font-style="italic" style:font-style-asian="italic" style:font-style-complex="italic" fo:color="#252525"/>
    </style:style>
    <style:style style:name="T123_15" style:family="text">
      <style:text-properties fo:background-color="#ffffff" fo:font-style="italic" style:font-style-asian="italic" style:font-style-complex="italic" fo:color="#252525"/>
    </style:style>
    <style:style style:name="T123_16" style:family="text">
      <style:text-properties fo:background-color="#ffffff" fo:font-style="italic" style:font-style-asian="italic" style:font-style-complex="italic" fo:color="#252525"/>
    </style:style>
    <style:style style:name="T123_17" style:family="text">
      <style:text-properties fo:background-color="#ffffff" fo:font-style="italic" style:font-style-asian="italic" style:font-style-complex="italic" fo:color="#252525"/>
    </style:style>
    <style:style style:name="T123_18" style:family="text">
      <style:text-properties fo:background-color="#ffffff" fo:font-style="italic" style:font-style-asian="italic" style:font-style-complex="italic" fo:color="#252525"/>
    </style:style>
    <style:style style:name="T123_19" style:family="text">
      <style:text-properties fo:background-color="#ffffff" fo:font-style="italic" style:font-style-asian="italic" style:font-style-complex="italic" fo:color="#252525"/>
    </style:style>
    <style:style style:name="T123_20" style:family="text">
      <style:text-properties fo:background-color="#ffffff" fo:font-style="italic" style:font-style-asian="italic" style:font-style-complex="italic" fo:color="#252525"/>
    </style:style>
    <style:style style:name="T123_21" style:family="text">
      <style:text-properties fo:background-color="#ffffff" fo:font-style="italic" style:font-style-asian="italic" style:font-style-complex="italic" fo:color="#252525"/>
    </style:style>
    <style:style style:name="T123_22" style:family="text">
      <style:text-properties fo:background-color="#ffffff" fo:font-style="italic" style:font-style-asian="italic" style:font-style-complex="italic" fo:color="#252525"/>
    </style:style>
    <style:style style:name="T123_23" style:family="text">
      <style:text-properties fo:background-color="#ffffff" fo:font-style="italic" style:font-style-asian="italic" style:font-style-complex="italic" fo:color="#252525"/>
    </style:style>
    <style:style style:name="T123_24" style:family="text">
      <style:text-properties fo:background-color="#ffffff" fo:font-style="italic" style:font-style-asian="italic" style:font-style-complex="italic" fo:color="#252525"/>
    </style:style>
    <style:style style:name="T123_25" style:family="text">
      <style:text-properties fo:background-color="#ffffff" fo:font-style="italic" style:font-style-asian="italic" style:font-style-complex="italic" fo:color="#252525"/>
    </style:style>
    <style:style style:name="T123_26" style:family="text">
      <style:text-properties fo:background-color="#ffffff" fo:font-style="italic" style:font-style-asian="italic" style:font-style-complex="italic" fo:color="#252525"/>
    </style:style>
    <style:style style:name="T123_27" style:family="text">
      <style:text-properties fo:background-color="#ffffff" fo:font-style="italic" style:font-style-asian="italic" style:font-style-complex="italic" fo:color="#252525"/>
    </style:style>
    <style:style style:name="T123_28" style:family="text">
      <style:text-properties fo:background-color="#ffffff" fo:font-style="italic" style:font-style-asian="italic" style:font-style-complex="italic" fo:color="#252525"/>
    </style:style>
    <style:style style:name="T123_29" style:family="text">
      <style:text-properties fo:background-color="#ffffff" fo:font-style="italic" style:font-style-asian="italic" style:font-style-complex="italic" fo:color="#252525"/>
    </style:style>
    <style:style style:name="T123_30" style:family="text">
      <style:text-properties fo:background-color="#ffffff" fo:font-style="italic" style:font-style-asian="italic" style:font-style-complex="italic" fo:color="#252525"/>
    </style:style>
    <style:style style:name="T123_31" style:family="text">
      <style:text-properties fo:background-color="#ffffff" fo:font-style="italic" style:font-style-asian="italic" style:font-style-complex="italic" fo:color="#252525"/>
    </style:style>
    <style:style style:name="T123_32" style:family="text">
      <style:text-properties fo:background-color="#ffffff" fo:font-style="italic" style:font-style-asian="italic" style:font-style-complex="italic" fo:color="#252525"/>
    </style:style>
    <style:style style:name="T123_33" style:family="text">
      <style:text-properties fo:background-color="#ffffff" fo:font-style="italic" style:font-style-asian="italic" style:font-style-complex="italic" fo:color="#252525"/>
    </style:style>
    <style:style style:name="T123_34" style:family="text">
      <style:text-properties fo:background-color="#ffffff" fo:font-style="italic" style:font-style-asian="italic" style:font-style-complex="italic" fo:color="#252525"/>
    </style:style>
    <style:style style:name="T123_35" style:family="text">
      <style:text-properties fo:background-color="#ffffff" fo:font-style="italic" style:font-style-asian="italic" style:font-style-complex="italic" fo:color="#252525"/>
    </style:style>
    <style:style style:name="T123_36" style:family="text">
      <style:text-properties fo:background-color="#ffffff" fo:font-style="italic" style:font-style-asian="italic" style:font-style-complex="italic" fo:color="#252525"/>
    </style:style>
    <style:style style:name="T123_37" style:family="text">
      <style:text-properties fo:background-color="#ffffff" fo:font-style="italic" style:font-style-asian="italic" style:font-style-complex="italic" fo:color="#252525"/>
    </style:style>
    <style:style style:name="T123_38" style:family="text">
      <style:text-properties fo:background-color="#ffffff" fo:font-style="italic" style:font-style-asian="italic" style:font-style-complex="italic" fo:color="#252525"/>
    </style:style>
    <style:style style:name="T123_39" style:family="text">
      <style:text-properties fo:background-color="#ffffff" fo:font-style="italic" style:font-style-asian="italic" style:font-style-complex="italic" fo:color="#252525"/>
    </style:style>
    <style:style style:name="T123_40" style:family="text">
      <style:text-properties fo:background-color="#ffffff" fo:font-style="italic" style:font-style-asian="italic" style:font-style-complex="italic" fo:color="#252525"/>
    </style:style>
    <style:style style:name="T123_41" style:family="text">
      <style:text-properties fo:background-color="#ffffff" fo:font-style="italic" style:font-style-asian="italic" style:font-style-complex="italic" fo:color="#252525"/>
    </style:style>
    <style:style style:name="T123_42" style:family="text">
      <style:text-properties fo:background-color="#ffffff" fo:font-style="italic" style:font-style-asian="italic" style:font-style-complex="italic" fo:color="#252525"/>
    </style:style>
    <style:style style:name="T123_43" style:family="text">
      <style:text-properties fo:background-color="#ffffff" fo:font-style="italic" style:font-style-asian="italic" style:font-style-complex="italic" fo:color="#252525"/>
    </style:style>
    <style:style style:name="T123_44" style:family="text">
      <style:text-properties fo:background-color="#ffffff" fo:font-style="italic" style:font-style-asian="italic" style:font-style-complex="italic" fo:color="#252525"/>
    </style:style>
    <style:style style:name="T123_45" style:family="text">
      <style:text-properties fo:background-color="#ffffff" fo:font-style="italic" style:font-style-asian="italic" style:font-style-complex="italic" fo:color="#252525"/>
    </style:style>
    <style:style style:name="T123_46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123_47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123_48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123_49" style:family="text">
      <style:text-properties fo:background-color="#ffffff" fo:font-style="italic" style:font-style-asian="italic" style:font-style-complex="italic" fo:color="#252525"/>
    </style:style>
    <style:style style:name="T123_50" style:family="text">
      <style:text-properties fo:background-color="#ffffff" fo:font-style="italic" style:font-style-asian="italic" style:font-style-complex="italic" fo:color="#252525"/>
    </style:style>
    <style:style style:name="T123_51" style:family="text">
      <style:text-properties fo:background-color="#ffffff" fo:font-style="italic" style:font-style-asian="italic" style:font-style-complex="italic" fo:color="#252525"/>
    </style:style>
    <style:style style:name="T123_52" style:family="text">
      <style:text-properties fo:background-color="#ffffff" fo:font-style="italic" style:font-style-asian="italic" style:font-style-complex="italic" fo:color="#252525"/>
    </style:style>
    <style:style style:name="T123_53" style:family="text">
      <style:text-properties fo:background-color="#ffffff" fo:font-style="italic" style:font-style-asian="italic" style:font-style-complex="italic" fo:color="#252525"/>
    </style:style>
    <style:style style:name="T123_54" style:family="text">
      <style:text-properties fo:background-color="#ffffff" fo:font-style="italic" style:font-style-asian="italic" style:font-style-complex="italic" fo:color="#252525"/>
    </style:style>
    <style:style style:name="T123_55" style:family="text">
      <style:text-properties fo:background-color="#ffffff" fo:font-style="italic" style:font-style-asian="italic" style:font-style-complex="italic" fo:color="#252525"/>
    </style:style>
    <style:style style:name="T123_56" style:family="text">
      <style:text-properties fo:background-color="#ffffff" fo:font-style="italic" style:font-style-asian="italic" style:font-style-complex="italic" fo:color="#252525"/>
    </style:style>
    <style:style style:name="T123_57" style:family="text">
      <style:text-properties fo:background-color="#ffffff" fo:font-style="italic" style:font-style-asian="italic" style:font-style-complex="italic" fo:color="#252525"/>
    </style:style>
    <style:style style:name="T123_58" style:family="text">
      <style:text-properties fo:background-color="#ffffff" fo:font-style="italic" style:font-style-asian="italic" style:font-style-complex="italic" fo:color="#252525"/>
    </style:style>
    <style:style style:name="T123_59" style:family="text">
      <style:text-properties fo:background-color="#ffffff" fo:font-style="italic" style:font-style-asian="italic" style:font-style-complex="italic" fo:color="#252525"/>
    </style:style>
    <style:style style:name="T123_60" style:family="text">
      <style:text-properties fo:background-color="#ffffff" fo:font-style="italic" style:font-style-asian="italic" style:font-style-complex="italic" fo:color="#252525"/>
    </style:style>
    <style:style style:name="T123_61" style:family="text">
      <style:text-properties fo:background-color="#ffffff" fo:font-style="italic" style:font-style-asian="italic" style:font-style-complex="italic" fo:color="#252525"/>
    </style:style>
    <style:style style:name="T123_62" style:family="text">
      <style:text-properties fo:background-color="#ffffff" fo:font-style="italic" style:font-style-asian="italic" style:font-style-complex="italic" fo:color="#252525"/>
    </style:style>
    <style:style style:name="T123_63" style:family="text">
      <style:text-properties fo:background-color="#ffffff" fo:font-style="italic" style:font-style-asian="italic" style:font-style-complex="italic" fo:color="#252525"/>
    </style:style>
    <style:style style:name="T123_64" style:family="text">
      <style:text-properties fo:background-color="#ffffff" fo:font-style="italic" style:font-style-asian="italic" style:font-style-complex="italic" fo:color="#252525"/>
    </style:style>
    <style:style style:name="T123_65" style:family="text">
      <style:text-properties fo:background-color="#ffffff" fo:font-style="italic" style:font-style-asian="italic" style:font-style-complex="italic" fo:color="#252525"/>
    </style:style>
    <style:style style:name="T123_66" style:family="text">
      <style:text-properties fo:background-color="#ffffff" fo:font-style="italic" style:font-style-asian="italic" style:font-style-complex="italic" fo:color="#252525"/>
    </style:style>
    <style:style style:name="T123_67" style:family="text">
      <style:text-properties fo:background-color="#ffffff" fo:font-style="italic" style:font-style-asian="italic" style:font-style-complex="italic" fo:color="#252525"/>
    </style:style>
    <style:style style:name="T123_68" style:family="text">
      <style:text-properties fo:background-color="#ffffff" fo:font-style="italic" style:font-style-asian="italic" style:font-style-complex="italic" fo:color="#252525"/>
    </style:style>
    <style:style style:name="T123_69" style:family="text">
      <style:text-properties fo:background-color="#ffffff" fo:font-style="italic" style:font-style-asian="italic" style:font-style-complex="italic" fo:color="#252525"/>
    </style:style>
    <style:style style:name="T123_70" style:family="text">
      <style:text-properties fo:background-color="#ffffff" fo:font-style="italic" style:font-style-asian="italic" style:font-style-complex="italic" fo:color="#252525"/>
    </style:style>
    <style:style style:name="T123_71" style:family="text">
      <style:text-properties fo:background-color="#ffffff" fo:font-style="italic" style:font-style-asian="italic" style:font-style-complex="italic" fo:color="#252525"/>
    </style:style>
    <style:style style:name="T123_72" style:family="text">
      <style:text-properties fo:background-color="#ffffff" fo:font-style="italic" style:font-style-asian="italic" style:font-style-complex="italic" fo:color="#252525"/>
    </style:style>
    <style:style style:name="T123_73" style:family="text">
      <style:text-properties fo:background-color="#ffffff" fo:font-style="italic" style:font-style-asian="italic" style:font-style-complex="italic" fo:color="#252525"/>
    </style:style>
    <style:style style:name="T123_74" style:family="text">
      <style:text-properties fo:background-color="#ffffff" fo:font-style="italic" style:font-style-asian="italic" style:font-style-complex="italic" fo:color="#252525"/>
    </style:style>
    <style:style style:name="T123_75" style:family="text">
      <style:text-properties fo:background-color="#ffffff" fo:font-style="italic" style:font-style-asian="italic" style:font-style-complex="italic" fo:color="#252525"/>
    </style:style>
    <style:style style:name="T123_76" style:family="text">
      <style:text-properties fo:background-color="#ffffff" fo:font-style="italic" style:font-style-asian="italic" style:font-style-complex="italic" fo:color="#252525"/>
    </style:style>
    <style:style style:name="T123_77" style:family="text">
      <style:text-properties fo:background-color="#ffffff" fo:font-style="italic" style:font-style-asian="italic" style:font-style-complex="italic" fo:color="#252525"/>
    </style:style>
    <style:style style:name="T123_78" style:family="text">
      <style:text-properties fo:background-color="#ffffff" fo:font-style="italic" style:font-style-asian="italic" style:font-style-complex="italic" fo:color="#252525"/>
    </style:style>
    <style:style style:name="T123_79" style:family="text">
      <style:text-properties fo:background-color="#ffffff" fo:font-style="italic" style:font-style-asian="italic" style:font-style-complex="italic" fo:color="#252525"/>
    </style:style>
    <style:style style:name="T123_80" style:family="text">
      <style:text-properties fo:background-color="#ffffff" fo:font-style="italic" style:font-style-asian="italic" style:font-style-complex="italic" fo:color="#252525"/>
    </style:style>
    <style:style style:name="T123_81" style:family="text">
      <style:text-properties fo:background-color="#ffffff" fo:font-style="italic" style:font-style-asian="italic" style:font-style-complex="italic" fo:color="#252525"/>
    </style:style>
    <style:style style:name="T123_82" style:family="text">
      <style:text-properties fo:background-color="#ffffff" fo:font-style="italic" style:font-style-asian="italic" style:font-style-complex="italic" fo:color="#252525"/>
    </style:style>
    <style:style style:name="T123_83" style:family="text">
      <style:text-properties fo:background-color="#ffffff" fo:font-style="italic" style:font-style-asian="italic" style:font-style-complex="italic" fo:color="#252525"/>
    </style:style>
    <style:style style:name="T123_84" style:family="text">
      <style:text-properties fo:background-color="#ffffff" fo:font-style="italic" style:font-style-asian="italic" style:font-style-complex="italic" fo:color="#252525"/>
    </style:style>
    <style:style style:name="T123_85" style:family="text">
      <style:text-properties fo:background-color="#ffffff" fo:font-style="italic" style:font-style-asian="italic" style:font-style-complex="italic" fo:color="#252525"/>
    </style:style>
    <style:style style:name="T123_86" style:family="text">
      <style:text-properties fo:background-color="#ffffff" fo:font-style="italic" style:font-style-asian="italic" style:font-style-complex="italic" fo:color="#252525"/>
    </style:style>
    <style:style style:name="T123_87" style:family="text">
      <style:text-properties fo:background-color="#ffffff" fo:font-style="italic" style:font-style-asian="italic" style:font-style-complex="italic" fo:color="#252525"/>
    </style:style>
    <style:style style:name="T123_88" style:family="text">
      <style:text-properties fo:background-color="#ffffff" fo:font-style="italic" style:font-style-asian="italic" style:font-style-complex="italic" fo:color="#252525"/>
    </style:style>
    <style:style style:name="T123_89" style:family="text">
      <style:text-properties fo:background-color="#ffffff" fo:font-style="italic" style:font-style-asian="italic" style:font-style-complex="italic" fo:color="#252525"/>
    </style:style>
    <style:style style:name="T123_90" style:family="text">
      <style:text-properties fo:background-color="#ffffff" fo:font-style="italic" style:font-style-asian="italic" style:font-style-complex="italic" fo:color="#252525"/>
    </style:style>
    <style:style style:name="T123_91" style:family="text">
      <style:text-properties fo:background-color="#ffffff" fo:font-style="italic" style:font-style-asian="italic" style:font-style-complex="italic" fo:color="#252525"/>
    </style:style>
    <style:style style:name="T123_92" style:family="text">
      <style:text-properties fo:background-color="#ffffff" fo:font-style="italic" style:font-style-asian="italic" style:font-style-complex="italic" fo:color="#252525"/>
    </style:style>
    <style:style style:name="T123_93" style:family="text">
      <style:text-properties fo:background-color="#ffffff" fo:font-style="italic" style:font-style-asian="italic" style:font-style-complex="italic" fo:color="#252525"/>
    </style:style>
    <style:style style:name="P124" style:family="paragraph" style:parent-style-name="Standard">
      <style:paragraph-properties fo:text-align="justify" fo:break-before="auto" fo:line-height="150%" fo:margin-top="0.106cm" fo:margin-bottom="0.035cm" style:writing-mode="lr-tb"/>
      <style:text-properties fo:background-color="#ffffff" fo:font-style="italic" style:font-style-asian="italic" style:font-style-complex="italic" fo:color="#252525"/>
    </style:style>
    <style:style style:name="Table3" style:family="table">
      <style:table-properties table:align="left" style:width="16.96cm" fo:margin-left="0cm"/>
    </style:style>
    <style:style style:name="Column9" style:family="table-column">
      <style:table-column-properties style:column-width="3.519cm"/>
    </style:style>
    <style:style style:name="Column10" style:family="table-column">
      <style:table-column-properties style:column-width="2.672cm"/>
    </style:style>
    <style:style style:name="Column11" style:family="table-column">
      <style:table-column-properties style:column-width="2.646cm"/>
    </style:style>
    <style:style style:name="Column12" style:family="table-column">
      <style:table-column-properties style:column-width="2.619cm"/>
    </style:style>
    <style:style style:name="Column13" style:family="table-column">
      <style:table-column-properties style:column-width="5.503cm"/>
    </style:style>
    <style:style style:name="Row13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7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7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2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3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4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5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6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7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8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9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4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5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5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5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6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1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1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line-height="115%" style:writing-mode="lr-tb"/>
    </style:style>
    <style:style style:name="P163" style:family="paragraph" style:parent-style-name="Standard">
      <style:paragraph-properties fo:text-align="justify" fo:break-before="auto" fo:line-height="115%" style:writing-mode="lr-tb"/>
    </style:style>
    <style:style style:name="T163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63_2" style:family="text" style:parent-style-name="Standard"/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>
      <style:text-properties fo:font-size="10pt" style:font-size-asian="10pt" style:font-size-complex="10pt"/>
    </style:style>
    <style:style style:name="T164_2" style:family="text">
      <style:text-properties fo:font-size="10pt" style:font-size-asian="10pt" style:font-size-complex="10pt"/>
    </style:style>
    <style:style style:name="T164_3" style:family="text">
      <style:text-properties fo:font-size="10pt" style:font-size-asian="10pt" style:font-size-complex="10pt"/>
    </style:style>
    <style:style style:name="T164_4" style:family="text">
      <style:text-properties fo:font-size="10pt" style:font-size-asian="10pt" style:font-size-complex="10pt"/>
    </style:style>
    <style:style style:name="T164_5" style:family="text">
      <style:text-properties fo:font-size="10pt" style:font-size-asian="10pt" style:font-size-complex="10pt"/>
    </style:style>
    <style:style style:name="T164_6" style:family="text">
      <style:text-properties fo:font-size="10pt" style:font-size-asian="10pt" style:font-size-complex="10pt"/>
    </style:style>
    <style:style style:name="T164_7" style:family="text">
      <style:text-properties fo:font-size="10pt" style:font-size-asian="10pt" style:font-size-complex="10pt"/>
    </style:style>
    <style:style style:name="T164_8" style:family="text">
      <style:text-properties fo:font-size="10pt" style:font-size-asian="10pt" style:font-size-complex="10pt"/>
    </style:style>
    <style:style style:name="T164_9" style:family="text">
      <style:text-properties fo:font-size="10pt" style:font-size-asian="10pt" style:font-size-complex="10pt"/>
    </style:style>
    <style:style style:name="T164_10" style:family="text">
      <style:text-properties fo:font-size="10pt" style:font-size-asian="10pt" style:font-size-complex="10pt"/>
    </style:style>
    <style:style style:name="T164_11" style:family="text">
      <style:text-properties fo:font-size="10pt" style:font-size-asian="10pt" style:font-size-complex="10pt"/>
    </style:style>
    <style:style style:name="T164_12" style:family="text">
      <style:text-properties fo:font-size="10pt" style:font-size-asian="10pt" style:font-size-complex="10pt"/>
    </style:style>
    <style:style style:name="T164_13" style:family="text">
      <style:text-properties fo:font-size="10pt" style:font-size-asian="10pt" style:font-size-complex="10pt"/>
    </style:style>
    <style:style style:name="T164_14" style:family="text">
      <style:text-properties fo:font-size="10pt" style:font-size-asian="10pt" style:font-size-complex="10pt"/>
    </style:style>
    <style:style style:name="P165" style:family="paragraph" style:parent-style-name="Standard">
      <style:paragraph-properties fo:text-align="justify" fo:break-before="auto" fo:line-height="115%" style:writing-mode="lr-tb"/>
      <style:text-properties style:font-name="Trebuchet MS" fo:font-size="8pt" style:font-name-asian="Trebuchet MS" style:font-size-asian="8pt" style:font-name-complex="Trebuchet MS" style:font-size-complex="8pt"/>
    </style:style>
    <style:style style:name="P166" style:family="paragraph" style:parent-style-name="Subtitle">
      <style:paragraph-properties fo:text-align="justify" fo:break-before="auto" fo:line-height="115%" style:writing-mode="lr-tb"/>
    </style:style>
    <style:style style:name="T166_1" style:family="text"/>
    <style:style style:name="Table4" style:family="table">
      <style:table-properties table:align="left" style:width="17cm" fo:margin-left="0cm"/>
    </style:style>
    <style:style style:name="Column14" style:family="table-column">
      <style:table-column-properties style:column-width="1.773cm"/>
    </style:style>
    <style:style style:name="Column15" style:family="table-column">
      <style:table-column-properties style:column-width="1.799cm"/>
    </style:style>
    <style:style style:name="Column16" style:family="table-column">
      <style:table-column-properties style:column-width="1.27cm"/>
    </style:style>
    <style:style style:name="Column17" style:family="table-column">
      <style:table-column-properties style:column-width="1.693cm"/>
    </style:style>
    <style:style style:name="Column18" style:family="table-column">
      <style:table-column-properties style:column-width="1.667cm"/>
    </style:style>
    <style:style style:name="Column19" style:family="table-column">
      <style:table-column-properties style:column-width="2.752cm"/>
    </style:style>
    <style:style style:name="Column20" style:family="table-column">
      <style:table-column-properties style:column-width="2.434cm"/>
    </style:style>
    <style:style style:name="Column21" style:family="table-column">
      <style:table-column-properties style:column-width="1.931cm"/>
    </style:style>
    <style:style style:name="Column22" style:family="table-column">
      <style:table-column-properties style:column-width="1.681cm"/>
    </style:style>
    <style:style style:name="Row20" style:family="table-row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73_2" style:family="text" style:parent-style-name="Standard"/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>
      <style:text-properties fo:font-size="10pt" style:font-size-asian="10pt" style:font-size-complex="10pt"/>
    </style:style>
    <style:style style:name="T174_2" style:family="text">
      <style:text-properties fo:font-size="10pt" style:font-size-asian="10pt" style:font-size-complex="10pt"/>
    </style:style>
    <style:style style:name="T174_3" style:family="text">
      <style:text-properties fo:font-size="10pt" style:font-size-asian="10pt" style:font-size-complex="10pt"/>
    </style:style>
    <style:style style:name="T174_4" style:family="text">
      <style:text-properties fo:font-size="10pt" style:font-size-asian="10pt" style:font-size-complex="10pt"/>
    </style:style>
    <style:style style:name="T174_5" style:family="text">
      <style:text-properties fo:font-size="10pt" style:font-size-asian="10pt" style:font-size-complex="10pt"/>
    </style:style>
    <style:style style:name="T174_6" style:family="text">
      <style:text-properties fo:font-size="10pt" style:font-size-asian="10pt" style:font-size-complex="10pt"/>
    </style:style>
    <style:style style:name="T174_7" style:family="text">
      <style:text-properties fo:font-size="10pt" style:font-size-asian="10pt" style:font-size-complex="10pt"/>
    </style:style>
    <style:style style:name="T174_8" style:family="text">
      <style:text-properties fo:font-size="10pt" style:font-size-asian="10pt" style:font-size-complex="10pt"/>
    </style:style>
    <style:style style:name="T174_9" style:family="text">
      <style:text-properties fo:font-size="10pt" style:font-size-asian="10pt" style:font-size-complex="10pt"/>
    </style:style>
    <style:style style:name="T174_10" style:family="text">
      <style:text-properties fo:font-size="10pt" style:font-size-asian="10pt" style:font-size-complex="10pt"/>
    </style:style>
    <style:style style:name="T174_11" style:family="text">
      <style:text-properties fo:font-size="10pt" style:font-size-asian="10pt" style:font-size-complex="10pt"/>
    </style:style>
    <style:style style:name="T174_12" style:family="text">
      <style:text-properties fo:font-size="10pt" style:font-size-asian="10pt" style:font-size-complex="10pt"/>
    </style:style>
    <style:style style:name="T174_13" style:family="text">
      <style:text-properties fo:font-size="10pt" style:font-size-asian="10pt" style:font-size-complex="10pt"/>
    </style:style>
    <style:style style:name="T174_14" style:family="text">
      <style:text-properties fo:font-size="10pt" style:font-size-asian="10pt" style:font-size-complex="10pt"/>
    </style:style>
    <style:style style:name="T174_15" style:family="text">
      <style:text-properties fo:font-size="10pt" style:font-size-asian="10pt" style:font-size-complex="10pt"/>
    </style:style>
    <style:style style:name="T174_16" style:family="text">
      <style:text-properties fo:font-size="10pt" style:font-size-asian="10pt" style:font-size-complex="10pt"/>
    </style:style>
    <style:style style:name="T174_17" style:family="text">
      <style:text-properties fo:font-size="10pt" style:font-size-asian="10pt" style:font-size-complex="10pt"/>
    </style:style>
    <style:style style:name="T174_18" style:family="text">
      <style:text-properties fo:font-size="10pt" style:font-size-asian="10pt" style:font-size-complex="10pt"/>
    </style:style>
    <style:style style:name="T174_19" style:family="text">
      <style:text-properties fo:font-size="10pt" style:font-size-asian="10pt" style:font-size-complex="10pt"/>
    </style:style>
    <style:style style:name="T174_20" style:family="text">
      <style:text-properties fo:font-size="10pt" style:font-size-asian="10pt" style:font-size-complex="10pt"/>
    </style:style>
    <style:style style:name="T174_21" style:family="text">
      <style:text-properties fo:font-size="10pt" style:font-size-asian="10pt" style:font-size-complex="10pt"/>
    </style:style>
    <style:style style:name="T174_22" style:family="text">
      <style:text-properties fo:font-size="10pt" style:font-size-asian="10pt" style:font-size-complex="10pt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21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4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5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weight="bold" style:font-weight-asian="bold" style:font-weight-complex="bold"/>
    </style:style>
    <style:style style:name="T223_2" style:family="text">
      <style:text-properties fo:font-weight="bold" style:font-weight-asian="bold" style:font-weight-complex="bold"/>
    </style:style>
    <style:style style:name="T223_3" style:family="text">
      <style:text-properties fo:font-weight="bold" style:font-weight-asian="bold" style:font-weight-complex="bold"/>
    </style:style>
    <style:style style:name="T223_4" style:family="text">
      <style:text-properties fo:font-weight="bold" style:font-weight-asian="bold" style:font-weight-complex="bold"/>
    </style:style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P22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5" style:family="paragraph" style:parent-style-name="Standard">
      <style:paragraph-properties fo:text-align="justify" fo:break-before="auto" fo:line-height="115%" style:writing-mode="lr-tb"/>
    </style:style>
    <style:style style:name="T225_1" style:family="text">
      <style:text-properties style:text-underline-style="solid" style:text-underline-color="font-color"/>
    </style:style>
    <style:style style:name="T225_2" style:family="text">
      <style:text-properties style:text-underline-style="solid" style:text-underline-color="font-color"/>
    </style:style>
    <style:style style:name="T225_3" style:family="text">
      <style:text-properties style:text-underline-style="solid" style:text-underline-color="font-color"/>
    </style:style>
    <style:style style:name="T225_4" style:family="text">
      <style:text-properties style:text-underline-style="solid" style:text-underline-color="font-color"/>
    </style:style>
    <style:style style:name="T225_5" style:family="text">
      <style:text-properties style:text-underline-style="solid" style:text-underline-color="font-color"/>
    </style:style>
    <style:style style:name="T225_6" style:family="text">
      <style:text-properties style:text-underline-style="solid" style:text-underline-color="font-color"/>
    </style:style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P226" style:family="paragraph" style:parent-style-name="Standard">
      <style:paragraph-properties fo:text-align="justify" fo:break-before="auto" fo:line-height="115%" style:writing-mode="lr-tb"/>
    </style:style>
    <style:style style:name="P22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27_1" style:family="text">
      <style:text-properties fo:font-weight="bold" style:font-weight-asian="bold" style:font-weight-complex="bold"/>
    </style:style>
    <style:style style:name="T227_2" style:family="text" style:parent-style-name="Standard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>
      <style:text-properties fo:font-size="10pt" style:font-size-asian="10pt" style:font-size-complex="10pt"/>
    </style:style>
    <style:style style:name="T228_2" style:family="text">
      <style:text-properties fo:font-size="10pt" style:font-size-asian="10pt" style:font-size-complex="10pt"/>
    </style:style>
    <style:style style:name="T228_3" style:family="text">
      <style:text-properties fo:font-size="10pt" style:font-size-asian="10pt" style:font-size-complex="10pt"/>
    </style:style>
    <style:style style:name="T228_4" style:family="text">
      <style:text-properties fo:font-size="10pt" style:font-size-asian="10pt" style:font-size-complex="10pt"/>
    </style:style>
    <style:style style:name="T228_5" style:family="text">
      <style:text-properties fo:font-size="10pt" style:font-size-asian="10pt" style:font-size-complex="10pt"/>
    </style:style>
    <style:style style:name="T228_6" style:family="text">
      <style:text-properties fo:font-size="10pt" style:font-size-asian="10pt" style:font-size-complex="10pt"/>
    </style:style>
    <style:style style:name="T228_7" style:family="text">
      <style:text-properties fo:font-size="10pt" style:font-size-asian="10pt" style:font-size-complex="10pt"/>
    </style:style>
    <style:style style:name="T228_8" style:family="text">
      <style:text-properties fo:font-size="10pt" style:font-size-asian="10pt" style:font-size-complex="10pt"/>
    </style:style>
    <style:style style:name="T228_9" style:family="text">
      <style:text-properties fo:font-size="10pt" style:font-size-asian="10pt" style:font-size-complex="10pt"/>
    </style:style>
    <style:style style:name="T228_10" style:family="text">
      <style:text-properties fo:font-size="10pt" style:font-size-asian="10pt" style:font-size-complex="10pt"/>
    </style:style>
    <style:style style:name="T228_11" style:family="text">
      <style:text-properties fo:font-size="10pt" style:font-size-asian="10pt" style:font-size-complex="10pt"/>
    </style:style>
    <style:style style:name="T228_12" style:family="text">
      <style:text-properties fo:font-size="10pt" style:font-size-asian="10pt" style:font-size-complex="10pt"/>
    </style:style>
    <style:style style:name="T228_13" style:family="text">
      <style:text-properties fo:font-size="10pt" style:font-size-asian="10pt" style:font-size-complex="10pt"/>
    </style:style>
    <style:style style:name="T228_14" style:family="text">
      <style:text-properties fo:font-size="10pt" style:font-size-asian="10pt" style:font-size-complex="10pt"/>
    </style:style>
    <style:style style:name="T228_15" style:family="text">
      <style:text-properties fo:font-size="10pt" style:font-size-asian="10pt" style:font-size-complex="10pt"/>
    </style:style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>
      <style:text-properties fo:font-weight="bold" style:font-weight-asian="bold" style:font-weight-complex="bold"/>
    </style:style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/>
    <style:style style:name="T228_68" style:family="text"/>
    <style:style style:name="T228_69" style:family="text"/>
    <style:style style:name="T228_70" style:family="text"/>
    <style:style style:name="T228_71" style:family="text"/>
    <style:style style:name="T228_72" style:family="text"/>
    <style:style style:name="T228_73" style:family="text"/>
    <style:style style:name="T228_74" style:family="text"/>
    <style:style style:name="T228_75" style:family="text"/>
    <style:style style:name="T228_76" style:family="text"/>
    <style:style style:name="T228_77" style:family="text"/>
    <style:style style:name="T228_78" style:family="text"/>
    <style:style style:name="T228_79" style:family="text"/>
    <style:style style:name="T228_80" style:family="text"/>
    <style:style style:name="P22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3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P231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232" style:family="paragraph" style:parent-style-name="Standard">
      <style:paragraph-properties fo:text-align="justify" fo:break-before="auto" fo:line-height="115%" style:writing-mode="lr-tb"/>
    </style:style>
    <style:style style:name="T232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233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7cm" fo:margin-left="0cm"/>
    </style:style>
    <style:style style:name="Column23" style:family="table-column">
      <style:table-column-properties style:column-width="1.773cm"/>
    </style:style>
    <style:style style:name="Column24" style:family="table-column">
      <style:table-column-properties style:column-width="1.799cm"/>
    </style:style>
    <style:style style:name="Column25" style:family="table-column">
      <style:table-column-properties style:column-width="1.27cm"/>
    </style:style>
    <style:style style:name="Column26" style:family="table-column">
      <style:table-column-properties style:column-width="1.693cm"/>
    </style:style>
    <style:style style:name="Column27" style:family="table-column">
      <style:table-column-properties style:column-width="1.667cm"/>
    </style:style>
    <style:style style:name="Column28" style:family="table-column">
      <style:table-column-properties style:column-width="2.752cm"/>
    </style:style>
    <style:style style:name="Column29" style:family="table-column">
      <style:table-column-properties style:column-width="2.434cm"/>
    </style:style>
    <style:style style:name="Column30" style:family="table-column">
      <style:table-column-properties style:column-width="1.931cm"/>
    </style:style>
    <style:style style:name="Column31" style:family="table-column">
      <style:table-column-properties style:column-width="1.681cm"/>
    </style:style>
    <style:style style:name="Row26" style:family="table-row"/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P2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27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8" style:family="table-row"/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9" style:family="table-row"/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0" style:family="table-row"/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1" style:family="table-row"/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5.901cm" fo:margin-left="0.238cm"/>
    </style:style>
    <style:style style:name="Column32" style:family="table-column">
      <style:table-column-properties style:column-width="14.764cm"/>
    </style:style>
    <style:style style:name="Column33" style:family="table-column">
      <style:table-column-properties style:column-width="1.138cm"/>
    </style:style>
    <style:style style:name="Row32" style:family="table-row"/>
    <style:style style:name="Cell19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justify" fo:break-before="auto" fo:text-indent="0cm" fo:line-height="115%" fo:margin-top="0cm" fo:margin-left="1.27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justify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justify" fo:break-before="auto" fo:text-indent="0cm" fo:line-height="115%" fo:margin-top="0cm" fo:margin-bottom="0cm" fo:margin-left="1.27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size="14pt" style:font-size-asian="14pt" style:font-size-complex="14pt" fo:font-weight="bold" style:font-weight-asian="bold" style:font-weight-complex="bold"/>
    </style:style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size="14pt" style:font-size-asian="14pt" style:font-size-complex="14pt" fo:font-weight="bold" style:font-weight-asian="bold" style:font-weight-complex="bold"/>
    </style:style>
    <style:style style:name="P302" style:family="paragraph" style:parent-style-name="Standard">
      <style:paragraph-properties fo:break-before="auto" fo:line-height="115%" style:writing-mode="lr-tb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T303_48" style:family="text"/>
    <style:style style:name="T303_49" style:family="text"/>
    <style:style style:name="T303_50" style:family="text"/>
    <style:style style:name="T303_51" style:family="text"/>
    <style:style style:name="T303_52" style:family="text"/>
    <style:style style:name="T303_53" style:family="text"/>
    <style:style style:name="T303_54" style:family="text"/>
    <style:style style:name="T303_55" style:family="text"/>
    <style:style style:name="T303_56" style:family="text"/>
    <style:style style:name="T303_57" style:family="text"/>
    <style:style style:name="T303_58" style:family="text"/>
    <style:style style:name="T303_59" style:family="text"/>
    <style:style style:name="T303_60" style:family="text"/>
    <style:style style:name="T303_61" style:family="text"/>
    <style:style style:name="T303_62" style:family="text"/>
    <style:style style:name="T303_63" style:family="text"/>
    <style:style style:name="T303_64" style:family="text"/>
    <style:style style:name="T303_65" style:family="text"/>
    <style:style style:name="T303_66" style:family="text"/>
    <style:style style:name="T303_67" style:family="text"/>
    <style:style style:name="T303_68" style:family="text"/>
    <style:style style:name="P304" style:family="paragraph" style:parent-style-name="Standard">
      <style:paragraph-properties fo:break-before="auto" fo:line-height="115%" style:writing-mode="lr-tb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fo:font-style="italic" style:font-style-asian="italic" style:font-style-complex="italic"/>
    </style:style>
    <style:style style:name="T305_2" style:family="text"/>
    <style:style style:name="P306" style:family="paragraph" style:parent-style-name="Standard">
      <style:paragraph-properties fo:break-before="auto" fo:line-height="115%" style:writing-mode="lr-tb"/>
    </style:style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P308" style:family="paragraph" style:parent-style-name="Standard">
      <style:paragraph-properties fo:break-before="auto" fo:line-height="115%" fo:margin-top="0cm" fo:margin-bottom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P309" style:family="paragraph" style:parent-style-name="Standard">
      <style:paragraph-properties fo:break-before="auto" fo:line-height="115%" style:writing-mode="lr-tb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fo:font-size="14pt" style:font-size-asian="14pt" style:font-size-complex="14pt" fo:font-weight="bold" style:font-weight-asian="bold" style:font-weight-complex="bold"/>
    </style:style>
    <style:style style:name="T310_2" style:family="text">
      <style:text-properties fo:font-size="14pt" style:font-size-asian="14pt" style:font-size-complex="14pt" fo:font-weight="bold" style:font-weight-asian="bold" style:font-weight-complex="bold"/>
    </style:style>
    <style:style style:name="T310_3" style:family="text">
      <style:text-properties fo:font-size="14pt" style:font-size-asian="14pt" style:font-size-complex="14pt" fo:font-weight="bold" style:font-weight-asian="bold" style:font-weight-complex="bold"/>
    </style:style>
    <style:style style:name="T310_4" style:family="text">
      <style:text-properties fo:font-size="14pt" style:font-size-asian="14pt" style:font-size-complex="14pt" fo:font-weight="bold" style:font-weight-asian="bold" style:font-weight-complex="bold"/>
    </style:style>
    <style:style style:name="T310_5" style:family="text">
      <style:text-properties fo:font-size="14pt" style:font-size-asian="14pt" style:font-size-complex="14pt" fo:font-weight="bold" style:font-weight-asian="bold" style:font-weight-complex="bold"/>
    </style:style>
    <style:style style:name="P311" style:family="paragraph" style:parent-style-name="Standard">
      <style:paragraph-properties fo:break-before="auto" fo:line-height="115%" style:writing-mode="lr-tb"/>
    </style:style>
    <style:style style:name="P312" style:family="paragraph" style:parent-style-name="Standard">
      <style:paragraph-properties fo:text-align="justify"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>
      <style:text-properties fo:font-weight="bold" style:font-weight-asian="bold" style:font-weight-complex="bold" style:text-underline-style="solid" style:text-underline-color="font-color"/>
    </style:style>
    <style:style style:name="T312_12" style:family="text" style:parent-style-name="Standard"/>
    <style:style style:name="P313" style:family="paragraph" style:parent-style-name="Standard">
      <style:paragraph-properties fo:break-before="auto" fo:line-height="100%" style:writing-mode="lr-tb"/>
    </style:style>
    <style:style style:name="T313_1" style:family="text">
      <style:text-properties fo:font-size="10pt" style:font-size-asian="10pt" style:font-size-complex="10pt"/>
    </style:style>
    <style:style style:name="T313_2" style:family="text">
      <style:text-properties fo:font-size="10pt" style:font-size-asian="10pt" style:font-size-complex="10pt"/>
    </style:style>
    <style:style style:name="T313_3" style:family="text">
      <style:text-properties fo:font-size="10pt" style:font-size-asian="10pt" style:font-size-complex="10pt"/>
    </style:style>
    <style:style style:name="T313_4" style:family="text">
      <style:text-properties fo:font-size="10pt" style:font-size-asian="10pt" style:font-size-complex="10pt"/>
    </style:style>
    <style:style style:name="T313_5" style:family="text">
      <style:text-properties fo:font-size="10pt" style:font-size-asian="10pt" style:font-size-complex="10pt"/>
    </style:style>
    <style:style style:name="T313_6" style:family="text">
      <style:text-properties fo:font-size="10pt" style:font-size-asian="10pt" style:font-size-complex="10pt"/>
    </style:style>
    <style:style style:name="T313_7" style:family="text">
      <style:text-properties fo:font-size="10pt" style:font-size-asian="10pt" style:font-size-complex="10pt"/>
    </style:style>
    <style:style style:name="T313_8" style:family="text">
      <style:text-properties fo:font-size="10pt" style:font-size-asian="10pt" style:font-size-complex="10pt"/>
    </style:style>
    <style:style style:name="T313_9" style:family="text">
      <style:text-properties fo:font-size="10pt" style:font-size-asian="10pt" style:font-size-complex="10pt"/>
    </style:style>
    <style:style style:name="T313_10" style:family="text">
      <style:text-properties fo:font-size="10pt" style:font-size-asian="10pt" style:font-size-complex="10pt"/>
    </style:style>
    <style:style style:name="T313_11" style:family="text">
      <style:text-properties fo:font-size="10pt" style:font-size-asian="10pt" style:font-size-complex="10pt"/>
    </style:style>
    <style:style style:name="T313_12" style:family="text">
      <style:text-properties fo:font-size="10pt" style:font-size-asian="10pt" style:font-size-complex="10pt"/>
    </style:style>
    <style:style style:name="T313_13" style:family="text">
      <style:text-properties fo:font-size="10pt" style:font-size-asian="10pt" style:font-size-complex="10pt"/>
    </style:style>
    <style:style style:name="T313_14" style:family="text">
      <style:text-properties fo:font-size="10pt" style:font-size-asian="10pt" style:font-size-complex="10pt"/>
    </style:style>
    <style:style style:name="T313_15" style:family="text">
      <style:text-properties fo:font-size="10pt" style:font-size-asian="10pt" style:font-size-complex="10pt"/>
    </style:style>
    <style:style style:name="T313_16" style:family="text">
      <style:text-properties fo:font-size="10pt" style:font-size-asian="10pt" style:font-size-complex="10pt"/>
    </style:style>
    <style:style style:name="T313_17" style:family="text">
      <style:text-properties fo:font-size="10pt" style:font-size-asian="10pt" style:font-size-complex="10pt"/>
    </style:style>
    <style:style style:name="T313_18" style:family="text">
      <style:text-properties fo:font-size="10pt" style:font-size-asian="10pt" style:font-size-complex="10pt"/>
    </style:style>
    <style:style style:name="T313_19" style:family="text">
      <style:text-properties fo:font-size="10pt" style:font-size-asian="10pt" style:font-size-complex="10pt"/>
    </style:style>
    <style:style style:name="T313_20" style:family="text">
      <style:text-properties fo:font-size="10pt" style:font-size-asian="10pt" style:font-size-complex="10pt"/>
    </style:style>
    <style:style style:name="T313_21" style:family="text">
      <style:text-properties fo:font-size="10pt" style:font-size-asian="10pt" style:font-size-complex="10pt"/>
    </style:style>
    <style:style style:name="T313_22" style:family="text">
      <style:text-properties fo:font-size="10pt" style:font-size-asian="10pt" style:font-size-complex="10pt"/>
    </style:style>
    <style:style style:name="T313_23" style:family="text">
      <style:text-properties fo:font-size="10pt" style:font-size-asian="10pt" style:font-size-complex="10pt"/>
    </style:style>
    <style:style style:name="T313_24" style:family="text">
      <style:text-properties fo:font-size="10pt" style:font-size-asian="10pt" style:font-size-complex="10pt"/>
    </style:style>
    <style:style style:name="T313_25" style:family="text">
      <style:text-properties fo:font-size="10pt" style:font-size-asian="10pt" style:font-size-complex="10pt"/>
    </style:style>
    <style:style style:name="T313_26" style:family="text">
      <style:text-properties fo:font-size="10pt" style:font-size-asian="10pt" style:font-size-complex="10pt"/>
    </style:style>
    <style:style style:name="T313_27" style:family="text">
      <style:text-properties fo:font-size="10pt" style:font-size-asian="10pt" style:font-size-complex="10pt"/>
    </style:style>
    <style:style style:name="T313_28" style:family="text">
      <style:text-properties fo:font-size="10pt" style:font-size-asian="10pt" style:font-size-complex="10pt"/>
    </style:style>
    <style:style style:name="T313_29" style:family="text">
      <style:text-properties fo:font-size="10pt" style:font-size-asian="10pt" style:font-size-complex="10pt"/>
    </style:style>
    <style:style style:name="T313_30" style:family="text">
      <style:text-properties fo:font-size="10pt" style:font-size-asian="10pt" style:font-size-complex="10pt"/>
    </style:style>
    <style:style style:name="T313_31" style:family="text">
      <style:text-properties fo:font-size="10pt" style:font-size-asian="10pt" style:font-size-complex="10pt"/>
    </style:style>
    <style:style style:name="T313_32" style:family="text">
      <style:text-properties fo:font-size="10pt" style:font-size-asian="10pt" style:font-size-complex="10pt"/>
    </style:style>
    <style:style style:name="T313_33" style:family="text">
      <style:text-properties fo:font-size="10pt" style:font-size-asian="10pt" style:font-size-complex="10pt"/>
    </style:style>
    <style:style style:name="T313_34" style:family="text">
      <style:text-properties fo:font-size="10pt" style:font-size-asian="10pt" style:font-size-complex="10pt"/>
    </style:style>
    <style:style style:name="T313_35" style:family="text">
      <style:text-properties fo:font-size="10pt" style:font-size-asian="10pt" style:font-size-complex="10pt"/>
    </style:style>
    <style:style style:name="T313_36" style:family="text">
      <style:text-properties fo:font-size="10pt" style:font-size-asian="10pt" style:font-size-complex="10pt"/>
    </style:style>
    <style:style style:name="T313_37" style:family="text">
      <style:text-properties fo:font-size="10pt" style:font-size-asian="10pt" style:font-size-complex="10pt"/>
    </style:style>
    <style:style style:name="T313_38" style:family="text">
      <style:text-properties fo:font-size="10pt" style:font-size-asian="10pt" style:font-size-complex="10pt"/>
    </style:style>
    <style:style style:name="T313_39" style:family="text">
      <style:text-properties fo:font-size="10pt" style:font-size-asian="10pt" style:font-size-complex="10pt"/>
    </style:style>
    <style:style style:name="T313_40" style:family="text"/>
    <style:style style:name="T313_41" style:family="text"/>
    <style:style style:name="T313_42" style:family="text"/>
    <style:style style:name="T313_43" style:family="text"/>
    <style:style style:name="T313_44" style:family="text"/>
    <style:style style:name="T313_45" style:family="text"/>
    <style:style style:name="T313_46" style:family="text"/>
    <style:style style:name="T313_47" style:family="text"/>
    <style:style style:name="T313_48" style:family="text"/>
    <style:style style:name="T313_49" style:family="text"/>
    <style:style style:name="T313_50" style:family="text"/>
    <style:style style:name="T313_51" style:family="text"/>
    <style:style style:name="T313_52" style:family="text"/>
    <style:style style:name="T313_53" style:family="text"/>
    <style:style style:name="T313_54" style:family="text"/>
    <style:style style:name="T313_55" style:family="text"/>
    <style:style style:name="T313_56" style:family="text"/>
    <style:style style:name="T313_57" style:family="text"/>
    <style:style style:name="T313_58" style:family="text"/>
    <style:style style:name="T313_59" style:family="text"/>
    <style:style style:name="T313_60" style:family="text"/>
    <style:style style:name="T313_61" style:family="text"/>
    <style:style style:name="T313_62" style:family="text"/>
    <style:style style:name="T313_63" style:family="text"/>
    <style:style style:name="T313_64" style:family="text"/>
    <style:style style:name="T313_65" style:family="text"/>
    <style:style style:name="T313_66" style:family="text"/>
    <style:style style:name="T313_67" style:family="text"/>
    <style:style style:name="T313_68" style:family="text"/>
    <style:style style:name="T313_69" style:family="text"/>
    <style:style style:name="T313_70" style:family="text"/>
    <style:style style:name="T313_71" style:family="text"/>
    <style:style style:name="T313_72" style:family="text"/>
    <style:style style:name="T313_73" style:family="text"/>
    <style:style style:name="T313_74" style:family="text"/>
    <style:style style:name="T313_75" style:family="text"/>
    <style:style style:name="T313_76" style:family="text"/>
    <style:style style:name="T313_77" style:family="text"/>
    <style:style style:name="T313_78" style:family="text"/>
    <style:style style:name="T313_79" style:family="text"/>
    <style:style style:name="T313_80" style:family="text"/>
    <style:style style:name="T313_81" style:family="text"/>
    <style:style style:name="T313_82" style:family="text"/>
    <style:style style:name="T313_83" style:family="text"/>
    <style:style style:name="T313_84" style:family="text"/>
    <style:style style:name="T313_85" style:family="text"/>
    <style:style style:name="T313_86" style:family="text"/>
    <style:style style:name="T313_87" style:family="text"/>
    <style:style style:name="T313_88" style:family="text"/>
    <style:style style:name="T313_89" style:family="text"/>
    <style:style style:name="T313_90" style:family="text"/>
    <style:style style:name="T313_91" style:family="text"/>
    <style:style style:name="T313_92" style:family="text"/>
    <style:style style:name="T313_93" style:family="text"/>
    <style:style style:name="T313_94" style:family="text"/>
    <style:style style:name="T313_95" style:family="text"/>
    <style:style style:name="T313_96" style:family="text"/>
    <style:style style:name="T313_97" style:family="text"/>
    <style:style style:name="T313_98" style:family="text"/>
    <style:style style:name="T313_99" style:family="text"/>
    <style:style style:name="T313_100" style:family="text"/>
    <style:style style:name="T313_101" style:family="text"/>
    <style:style style:name="T313_102" style:family="text"/>
    <style:style style:name="T313_103" style:family="text"/>
    <style:style style:name="T313_104" style:family="text"/>
    <style:style style:name="T313_105" style:family="text"/>
    <style:style style:name="T313_106" style:family="text"/>
    <style:style style:name="T313_107" style:family="text"/>
    <style:style style:name="T313_108" style:family="text"/>
    <style:style style:name="T313_109" style:family="text"/>
    <style:style style:name="T313_110" style:family="text"/>
    <style:style style:name="T313_111" style:family="text"/>
    <style:style style:name="T313_112" style:family="text"/>
    <style:style style:name="T313_113" style:family="text"/>
    <style:style style:name="T313_114" style:family="text"/>
    <style:style style:name="T313_115" style:family="text"/>
    <style:style style:name="T313_116" style:family="text"/>
    <style:style style:name="T313_117" style:family="text"/>
    <style:style style:name="T313_118" style:family="text"/>
    <style:style style:name="T313_119" style:family="text"/>
    <style:style style:name="T313_120" style:family="text"/>
    <style:style style:name="T313_121" style:family="text"/>
    <style:style style:name="T313_122" style:family="text"/>
    <style:style style:name="T313_123" style:family="text"/>
    <style:style style:name="T313_124" style:family="text"/>
    <style:style style:name="T313_125" style:family="text"/>
    <style:style style:name="T313_126" style:family="text"/>
    <style:style style:name="T313_127" style:family="text"/>
    <style:style style:name="T313_128" style:family="text"/>
    <style:style style:name="T313_129" style:family="text"/>
    <style:style style:name="T313_130" style:family="text"/>
    <style:style style:name="T313_131" style:family="text"/>
    <style:style style:name="T313_132" style:family="text"/>
    <style:style style:name="T313_133" style:family="text"/>
    <style:style style:name="T313_134" style:family="text"/>
    <style:style style:name="T313_135" style:family="text"/>
    <style:style style:name="T313_136" style:family="text"/>
    <style:style style:name="T313_137" style:family="text"/>
    <style:style style:name="T313_138" style:family="text"/>
    <style:style style:name="T313_139" style:family="text"/>
    <style:style style:name="T313_140" style:family="text"/>
    <style:style style:name="T313_141" style:family="text"/>
    <style:style style:name="T313_142" style:family="text"/>
    <style:style style:name="T313_143" style:family="text"/>
    <style:style style:name="T313_144" style:family="text"/>
    <style:style style:name="P314" style:family="paragraph" style:parent-style-name="Standard">
      <style:paragraph-properties fo:text-align="justify" fo:break-before="auto" fo:line-height="115%" style:writing-mode="lr-tb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font-size="14pt" style:font-size-asian="14pt" style:font-size-complex="14pt" fo:font-weight="bold" style:font-weight-asian="bold" style:font-weight-complex="bold"/>
    </style:style>
    <style:style style:name="P316" style:family="paragraph" style:parent-style-name="Standard">
      <style:paragraph-properties fo:break-before="auto" fo:line-height="115%" style:writing-mode="lr-tb"/>
    </style:style>
    <style:style style:name="P317" style:family="paragraph" style:parent-style-name="Standard">
      <style:paragraph-properties fo:text-align="justify"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>
      <style:text-properties style:text-underline-style="solid" style:text-underline-color="font-color"/>
    </style:style>
    <style:style style:name="T317_10" style:family="text">
      <style:text-properties style:text-underline-style="solid" style:text-underline-color="font-color"/>
    </style:style>
    <style:style style:name="T317_11" style:family="text">
      <style:text-properties style:text-underline-style="solid" style:text-underline-color="font-color"/>
    </style:style>
    <style:style style:name="T317_12" style:family="text">
      <style:text-properties style:text-underline-style="solid" style:text-underline-color="font-color"/>
    </style:style>
    <style:style style:name="T317_13" style:family="text">
      <style:text-properties style:text-underline-style="solid" style:text-underline-color="font-color"/>
    </style:style>
    <style:style style:name="T317_14" style:family="text"/>
    <style:style style:name="T317_15" style:family="text"/>
    <style:style style:name="T317_16" style:family="text"/>
    <style:style style:name="T317_17" style:family="text">
      <style:text-properties style:text-underline-style="solid" style:text-underline-color="font-color"/>
    </style:style>
    <style:style style:name="T317_18" style:family="text">
      <style:text-properties style:text-underline-style="solid" style:text-underline-color="font-color"/>
    </style:style>
    <style:style style:name="T317_19" style:family="text">
      <style:text-properties style:text-underline-style="solid" style:text-underline-color="font-color"/>
    </style:style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/>
    <style:style style:name="T317_44" style:family="text"/>
    <style:style style:name="T317_45" style:family="text"/>
    <style:style style:name="T317_46" style:family="text"/>
    <style:style style:name="T317_47" style:family="text"/>
    <style:style style:name="T317_48" style:family="text"/>
    <style:style style:name="T317_49" style:family="text"/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T317_57" style:family="text"/>
    <style:style style:name="T317_58" style:family="text"/>
    <style:style style:name="T317_59" style:family="text"/>
    <style:style style:name="T317_60" style:family="text"/>
    <style:style style:name="T317_61" style:family="text"/>
    <style:style style:name="T317_62" style:family="text"/>
    <style:style style:name="T317_63" style:family="text"/>
    <style:style style:name="T317_64" style:family="text"/>
    <style:style style:name="T317_65" style:family="text"/>
    <style:style style:name="T317_66" style:family="text"/>
    <style:style style:name="T317_67" style:family="text"/>
    <style:style style:name="T317_68" style:family="text"/>
    <style:style style:name="T317_69" style:family="text"/>
    <style:style style:name="T317_70" style:family="text"/>
    <style:style style:name="T317_71" style:family="text"/>
    <style:style style:name="T317_72" style:family="text"/>
    <style:style style:name="T317_73" style:family="text"/>
    <style:style style:name="T317_74" style:family="text"/>
    <style:style style:name="T317_75" style:family="text"/>
    <style:style style:name="T317_76" style:family="text"/>
    <style:style style:name="T317_77" style:family="text"/>
    <style:style style:name="T317_78" style:family="text"/>
    <style:style style:name="T317_79" style:family="text"/>
    <style:style style:name="T317_80" style:family="text"/>
    <style:style style:name="T317_81" style:family="text"/>
    <style:style style:name="T317_82" style:family="text"/>
    <style:style style:name="T317_83" style:family="text"/>
    <style:style style:name="T317_84" style:family="text"/>
    <style:style style:name="T317_85" style:family="text"/>
    <style:style style:name="T317_86" style:family="text"/>
    <style:style style:name="T317_87" style:family="text"/>
    <style:style style:name="T317_88" style:family="text"/>
    <style:style style:name="T317_89" style:family="text"/>
    <style:style style:name="T317_90" style:family="text"/>
    <style:style style:name="T317_91" style:family="text"/>
    <style:style style:name="T317_92" style:family="text"/>
    <style:style style:name="T317_93" style:family="text"/>
    <style:style style:name="T317_94" style:family="text"/>
    <style:style style:name="T317_95" style:family="text"/>
    <style:style style:name="T317_96" style:family="text"/>
    <style:style style:name="T317_97" style:family="text"/>
    <style:style style:name="T317_98" style:family="text"/>
    <style:style style:name="T317_99" style:family="text"/>
    <style:style style:name="T317_100" style:family="text"/>
    <style:style style:name="T317_101" style:family="text"/>
    <style:style style:name="T317_102" style:family="text"/>
    <style:style style:name="T317_103" style:family="text"/>
    <style:style style:name="T317_104" style:family="text"/>
    <style:style style:name="T317_105" style:family="text"/>
    <style:style style:name="T317_106" style:family="text"/>
    <style:style style:name="T317_107" style:family="text"/>
    <style:style style:name="T317_108" style:family="text"/>
    <style:style style:name="T317_109" style:family="text"/>
    <style:style style:name="T317_110" style:family="text"/>
    <style:style style:name="T317_111" style:family="text"/>
    <style:style style:name="T317_112" style:family="text"/>
    <style:style style:name="T317_113" style:family="text"/>
    <style:style style:name="T317_114" style:family="text"/>
    <style:style style:name="T317_115" style:family="text"/>
    <style:style style:name="T317_116" style:family="text"/>
    <style:style style:name="T317_117" style:family="text"/>
    <style:style style:name="T317_118" style:family="text"/>
    <style:style style:name="T317_119" style:family="text"/>
    <style:style style:name="T317_120" style:family="text"/>
    <style:style style:name="T317_121" style:family="text"/>
    <style:style style:name="T317_122" style:family="text"/>
    <style:style style:name="T317_123" style:family="text"/>
    <style:style style:name="T317_124" style:family="text"/>
    <style:style style:name="T317_125" style:family="text"/>
    <style:style style:name="T317_126" style:family="text"/>
    <style:style style:name="T317_127" style:family="text"/>
    <style:style style:name="T317_128" style:family="text"/>
    <style:style style:name="T317_129" style:family="text"/>
    <style:style style:name="T317_130" style:family="text"/>
    <style:style style:name="T317_131" style:family="text"/>
    <style:style style:name="T317_132" style:family="text"/>
    <style:style style:name="T317_133" style:family="text"/>
    <style:style style:name="T317_134" style:family="text"/>
    <style:style style:name="T317_135" style:family="text"/>
    <style:style style:name="T317_136" style:family="text"/>
    <style:style style:name="T317_137" style:family="text"/>
    <style:style style:name="T317_138" style:family="text"/>
    <style:style style:name="T317_139" style:family="text"/>
    <style:style style:name="T317_140" style:family="text"/>
    <style:style style:name="T317_141" style:family="text"/>
    <style:style style:name="T317_142" style:family="text"/>
    <style:style style:name="T317_143" style:family="text"/>
    <style:style style:name="T317_144" style:family="text"/>
    <style:style style:name="T317_145" style:family="text"/>
    <style:style style:name="T317_146" style:family="text"/>
    <style:style style:name="T317_147" style:family="text"/>
    <style:style style:name="T317_148" style:family="text"/>
    <style:style style:name="P3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fo:font-size="14pt" style:font-size-asian="14pt" style:font-size-complex="14pt" fo:font-weight="bold" style:font-weight-asian="bold" style:font-weight-complex="bold"/>
    </style:style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Standard">
      <style:paragraph-properties fo:text-align="justify"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T321_87" style:family="text"/>
    <style:style style:name="T321_88" style:family="text"/>
    <style:style style:name="T321_89" style:family="text"/>
    <style:style style:name="T321_90" style:family="text"/>
    <style:style style:name="T321_91" style:family="text"/>
    <style:style style:name="T321_92" style:family="text"/>
    <style:style style:name="T321_93" style:family="text"/>
    <style:style style:name="T321_94" style:family="text"/>
    <style:style style:name="T321_95" style:family="text"/>
    <style:style style:name="T321_96" style:family="text"/>
    <style:style style:name="T321_97" style:family="text"/>
    <style:style style:name="T321_98" style:family="text"/>
    <style:style style:name="T321_99" style:family="text"/>
    <style:style style:name="T321_100" style:family="text"/>
    <style:style style:name="T321_101" style:family="text"/>
    <style:style style:name="T321_102" style:family="text"/>
    <style:style style:name="T321_103" style:family="text"/>
    <style:style style:name="T321_104" style:family="text"/>
    <style:style style:name="T321_105" style:family="text"/>
    <style:style style:name="T321_106" style:family="text"/>
    <style:style style:name="T321_107" style:family="text"/>
    <style:style style:name="T321_108" style:family="text"/>
    <style:style style:name="T321_109" style:family="text"/>
    <style:style style:name="T321_110" style:family="text"/>
    <style:style style:name="T321_111" style:family="text"/>
    <style:style style:name="T321_112" style:family="text"/>
    <style:style style:name="T321_113" style:family="text"/>
    <style:style style:name="T321_114" style:family="text"/>
    <style:style style:name="T321_115" style:family="text"/>
    <style:style style:name="T321_116" style:family="text"/>
    <style:style style:name="T321_117" style:family="text"/>
    <style:style style:name="T321_118" style:family="text"/>
    <style:style style:name="T321_119" style:family="text"/>
    <style:style style:name="T321_120" style:family="text"/>
    <style:style style:name="T321_121" style:family="text"/>
    <style:style style:name="T321_122" style:family="text"/>
    <style:style style:name="T321_123" style:family="text"/>
    <style:style style:name="T321_124" style:family="text"/>
    <style:style style:name="T321_125" style:family="text"/>
    <style:style style:name="T321_126" style:family="text"/>
    <style:style style:name="T321_127" style:family="text"/>
    <style:style style:name="T321_128" style:family="text"/>
    <style:style style:name="P322" style:family="paragraph" style:parent-style-name="Standard">
      <style:paragraph-properties fo:text-align="justify"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P324" style:family="paragraph" style:parent-style-name="Standard">
      <style:paragraph-properties fo:break-before="auto" fo:line-height="115%" style:writing-mode="lr-tb"/>
    </style:style>
    <style:style style:name="P3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fo:font-size="14pt" style:font-size-asian="14pt" style:font-size-complex="14pt" fo:font-weight="bold" style:font-weight-asian="bold" style:font-weight-complex="bold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text-align="justify"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T328_51" style:family="text"/>
    <style:style style:name="T328_52" style:family="text"/>
    <style:style style:name="T328_53" style:family="text"/>
    <style:style style:name="T328_54" style:family="text"/>
    <style:style style:name="T328_55" style:family="text"/>
    <style:style style:name="T328_56" style:family="text"/>
    <style:style style:name="T328_57" style:family="text"/>
    <style:style style:name="T328_58" style:family="text"/>
    <style:style style:name="T328_59" style:family="text"/>
    <style:style style:name="T328_60" style:family="text"/>
    <style:style style:name="T328_61" style:family="text"/>
    <style:style style:name="T328_62" style:family="text"/>
    <style:style style:name="T328_63" style:family="text"/>
    <style:style style:name="T328_64" style:family="text"/>
    <style:style style:name="T328_65" style:family="text"/>
    <style:style style:name="T328_66" style:family="text"/>
    <style:style style:name="T328_67" style:family="text"/>
    <style:style style:name="T328_68" style:family="text"/>
    <style:style style:name="T328_69" style:family="text"/>
    <style:style style:name="T328_70" style:family="text"/>
    <style:style style:name="T328_71" style:family="text"/>
    <style:style style:name="T328_72" style:family="text"/>
    <style:style style:name="T328_73" style:family="text"/>
    <style:style style:name="T328_74" style:family="text"/>
    <style:style style:name="T328_75" style:family="text"/>
    <style:style style:name="T328_76" style:family="text"/>
    <style:style style:name="T328_77" style:family="text"/>
    <style:style style:name="T328_78" style:family="text"/>
    <style:style style:name="T328_79" style:family="text"/>
    <style:style style:name="T328_80" style:family="text"/>
    <style:style style:name="T328_81" style:family="text"/>
    <style:style style:name="T328_82" style:family="text"/>
    <style:style style:name="T328_83" style:family="text"/>
    <style:style style:name="T328_84" style:family="text"/>
    <style:style style:name="T328_85" style:family="text"/>
    <style:style style:name="T328_86" style:family="text"/>
    <style:style style:name="T328_87" style:family="text"/>
    <style:style style:name="T328_88" style:family="text"/>
    <style:style style:name="T328_89" style:family="text"/>
    <style:style style:name="T328_90" style:family="text"/>
    <style:style style:name="T328_91" style:family="text"/>
    <style:style style:name="T328_92" style:family="text"/>
    <style:style style:name="T328_93" style:family="text"/>
    <style:style style:name="T328_94" style:family="text"/>
    <style:style style:name="T328_95" style:family="text"/>
    <style:style style:name="T328_96" style:family="text"/>
    <style:style style:name="T328_97" style:family="text"/>
    <style:style style:name="T328_98" style:family="text"/>
    <style:style style:name="T328_99" style:family="text"/>
    <style:style style:name="T328_100" style:family="text"/>
    <style:style style:name="T328_101" style:family="text"/>
    <style:style style:name="T328_102" style:family="text"/>
    <style:style style:name="T328_103" style:family="text"/>
    <style:style style:name="T328_104" style:family="text"/>
    <style:style style:name="T328_105" style:family="text"/>
    <style:style style:name="T328_106" style:family="text"/>
    <style:style style:name="T328_107" style:family="text"/>
    <style:style style:name="T328_108" style:family="text"/>
    <style:style style:name="T328_109" style:family="text"/>
    <style:style style:name="T328_110" style:family="text"/>
    <style:style style:name="T328_111" style:family="text"/>
    <style:style style:name="T328_112" style:family="text"/>
    <style:style style:name="T328_113" style:family="text"/>
    <style:style style:name="T328_114" style:family="text"/>
    <style:style style:name="T328_115" style:family="text" style:parent-style-name="Standard"/>
    <style:style style:name="P329" style:family="paragraph" style:parent-style-name="Standard">
      <style:paragraph-properties fo:break-before="auto" fo:line-height="100%" style:writing-mode="lr-tb"/>
    </style:style>
    <style:style style:name="T329_1" style:family="text">
      <style:text-properties fo:font-size="10pt" style:font-size-asian="10pt" style:font-size-complex="10pt"/>
    </style:style>
    <style:style style:name="T329_2" style:family="text">
      <style:text-properties fo:font-size="10pt" style:font-size-asian="10pt" style:font-size-complex="10pt"/>
    </style:style>
    <style:style style:name="T329_3" style:family="text">
      <style:text-properties fo:font-size="10pt" style:font-size-asian="10pt" style:font-size-complex="10pt"/>
    </style:style>
    <style:style style:name="T329_4" style:family="text">
      <style:text-properties fo:font-size="10pt" style:font-size-asian="10pt" style:font-size-complex="10pt"/>
    </style:style>
    <style:style style:name="T329_5" style:family="text">
      <style:text-properties fo:font-size="10pt" style:font-size-asian="10pt" style:font-size-complex="10pt"/>
    </style:style>
    <style:style style:name="T329_6" style:family="text">
      <style:text-properties fo:font-size="10pt" style:font-size-asian="10pt" style:font-size-complex="10pt"/>
    </style:style>
    <style:style style:name="T329_7" style:family="text">
      <style:text-properties fo:font-size="10pt" style:font-size-asian="10pt" style:font-size-complex="10pt"/>
    </style:style>
    <style:style style:name="T329_8" style:family="text">
      <style:text-properties fo:font-size="10pt" style:font-size-asian="10pt" style:font-size-complex="10pt"/>
    </style:style>
    <style:style style:name="T329_9" style:family="text">
      <style:text-properties fo:font-size="10pt" style:font-size-asian="10pt" style:font-size-complex="10pt"/>
    </style:style>
    <style:style style:name="T329_10" style:family="text">
      <style:text-properties fo:font-size="10pt" style:font-size-asian="10pt" style:font-size-complex="10pt"/>
    </style:style>
    <style:style style:name="T329_11" style:family="text">
      <style:text-properties fo:font-size="10pt" style:font-size-asian="10pt" style:font-size-complex="10pt"/>
    </style:style>
    <style:style style:name="T329_12" style:family="text">
      <style:text-properties fo:font-size="10pt" style:font-size-asian="10pt" style:font-size-complex="10pt"/>
    </style:style>
    <style:style style:name="T329_13" style:family="text">
      <style:text-properties fo:font-size="10pt" style:font-size-asian="10pt" style:font-size-complex="10pt"/>
    </style:style>
    <style:style style:name="T329_14" style:family="text">
      <style:text-properties fo:font-size="10pt" style:font-size-asian="10pt" style:font-size-complex="10pt"/>
    </style:style>
    <style:style style:name="T329_15" style:family="text">
      <style:text-properties fo:font-size="10pt" style:font-size-asian="10pt" style:font-size-complex="10pt"/>
    </style:style>
    <style:style style:name="T329_16" style:family="text">
      <style:text-properties fo:font-size="10pt" style:font-size-asian="10pt" style:font-size-complex="10pt"/>
    </style:style>
    <style:style style:name="T329_17" style:family="text">
      <style:text-properties fo:font-size="10pt" style:font-size-asian="10pt" style:font-size-complex="10pt"/>
    </style:style>
    <style:style style:name="T329_18" style:family="text">
      <style:text-properties fo:font-size="10pt" style:font-size-asian="10pt" style:font-size-complex="10pt"/>
    </style:style>
    <style:style style:name="T329_19" style:family="text">
      <style:text-properties fo:font-size="10pt" style:font-size-asian="10pt" style:font-size-complex="10pt"/>
    </style:style>
    <style:style style:name="T329_20" style:family="text">
      <style:text-properties fo:font-size="10pt" style:font-size-asian="10pt" style:font-size-complex="10pt"/>
    </style:style>
    <style:style style:name="T329_21" style:family="text">
      <style:text-properties fo:font-size="10pt" style:font-size-asian="10pt" style:font-size-complex="10pt"/>
    </style:style>
    <style:style style:name="T329_22" style:family="text">
      <style:text-properties fo:font-size="10pt" style:font-size-asian="10pt" style:font-size-complex="10pt"/>
    </style:style>
    <style:style style:name="T329_23" style:family="text">
      <style:text-properties fo:font-size="10pt" style:font-size-asian="10pt" style:font-size-complex="10pt"/>
    </style:style>
    <style:style style:name="P330" style:family="paragraph" style:parent-style-name="Standard">
      <style:paragraph-properties fo:break-before="auto" fo:line-height="115%" style:writing-mode="lr-tb"/>
    </style:style>
    <style:style style:name="P331" style:family="paragraph" style:parent-style-name="Standard">
      <style:paragraph-properties fo:text-align="justify" fo:break-before="auto" fo:line-height="115%" style:writing-mode="lr-tb"/>
    </style:style>
    <style:style style:name="T331_1" style:family="text">
      <style:text-properties fo:font-size="14pt" style:font-size-asian="14pt" style:font-size-complex="14pt" fo:font-weight="bold" style:font-weight-asian="bold" style:font-weight-complex="bold"/>
    </style:style>
    <style:style style:name="T331_2" style:family="text">
      <style:text-properties fo:font-size="14pt" style:font-size-asian="14pt" style:font-size-complex="14pt" fo:font-weight="bold" style:font-weight-asian="bold" style:font-weight-complex="bold"/>
    </style:style>
    <style:style style:name="T331_3" style:family="text">
      <style:text-properties fo:font-size="14pt" style:font-size-asian="14pt" style:font-size-complex="14pt" fo:font-weight="bold" style:font-weight-asian="bold" style:font-weight-complex="bold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fo:font-size="10pt" style:font-size-asian="10pt" style:font-size-complex="10pt"/>
    </style:style>
    <style:style style:name="T333_2" style:family="text">
      <style:text-properties fo:font-size="10pt" style:font-size-asian="10pt" style:font-size-complex="10pt"/>
    </style:style>
    <style:style style:name="T333_3" style:family="text">
      <style:text-properties fo:font-size="10pt" style:font-size-asian="10pt" style:font-size-complex="10pt"/>
    </style:style>
    <style:style style:name="T333_4" style:family="text">
      <style:text-properties fo:font-size="10pt" style:font-size-asian="10pt" style:font-size-complex="10pt"/>
    </style:style>
    <style:style style:name="T333_5" style:family="text">
      <style:text-properties fo:font-size="10pt" style:font-size-asian="10pt" style:font-size-complex="10pt"/>
    </style:style>
    <style:style style:name="T333_6" style:family="text">
      <style:text-properties fo:font-size="10pt" style:font-size-asian="10pt" style:font-size-complex="10pt"/>
    </style:style>
    <style:style style:name="P334" style:family="paragraph" style:parent-style-name="Standard">
      <style:paragraph-properties fo:break-before="auto" fo:line-height="115%" fo:margin-top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335" style:family="paragraph" style:parent-style-name="Standard">
      <style:paragraph-properties fo:break-before="auto" fo:line-height="115%" fo:margin-top="0cm" style:writing-mode="lr-tb"/>
    </style:style>
    <style:style style:name="T335_1" style:family="text">
      <style:text-properties fo:font-size="14pt" style:font-size-asian="14pt" style:font-size-complex="14pt" fo:font-weight="bold" style:font-weight-asian="bold" style:font-weight-complex="bold"/>
    </style:style>
    <style:style style:name="T335_2" style:family="text">
      <style:text-properties fo:font-size="14pt" style:font-size-asian="14pt" style:font-size-complex="14pt" fo:font-weight="bold" style:font-weight-asian="bold" style:font-weight-complex="bold"/>
    </style:style>
    <style:style style:name="T335_3" style:family="text">
      <style:text-properties fo:font-size="14pt" style:font-size-asian="14pt" style:font-size-complex="14pt" fo:font-weight="bold" style:font-weight-asian="bold" style:font-weight-complex="bold"/>
    </style:style>
    <style:style style:name="T335_4" style:family="text">
      <style:text-properties fo:font-size="14pt" style:font-size-asian="14pt" style:font-size-complex="14pt" fo:font-weight="bold" style:font-weight-asian="bold" style:font-weight-complex="bold"/>
    </style:style>
    <style:style style:name="T335_5" style:family="text">
      <style:text-properties fo:font-size="14pt" style:font-size-asian="14pt" style:font-size-complex="14pt" fo:font-weight="bold" style:font-weight-asian="bold" style:font-weight-complex="bold"/>
    </style:style>
    <style:style style:name="T335_6" style:family="text">
      <style:text-properties fo:font-size="14pt" style:font-size-asian="14pt" style:font-size-complex="14pt" fo:font-weight="bold" style:font-weight-asian="bold" style:font-weight-complex="bold"/>
    </style:style>
    <style:style style:name="T335_7" style:family="text">
      <style:text-properties fo:font-size="14pt" style:font-size-asian="14pt" style:font-size-complex="14pt" fo:font-weight="bold" style:font-weight-asian="bold" style:font-weight-complex="bold"/>
    </style:style>
    <style:style style:name="P336" style:family="paragraph" style:parent-style-name="Standard">
      <style:paragraph-properties fo:break-before="auto" fo:line-height="115%" fo:margin-top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337" style:family="paragraph" style:parent-style-name="Standard">
      <style:paragraph-properties fo:break-before="auto" fo:line-height="115%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/>
    <style:style style:name="T337_36" style:family="text"/>
    <style:style style:name="T337_37" style:family="text"/>
    <style:style style:name="T337_38" style:family="text"/>
    <style:style style:name="T337_39" style:family="text"/>
    <style:style style:name="T337_40" style:family="text"/>
    <style:style style:name="T337_41" style:family="text"/>
    <style:style style:name="T337_42" style:family="text"/>
    <style:style style:name="T337_43" style:family="text"/>
    <style:style style:name="T337_44" style:family="text"/>
    <style:style style:name="T337_45" style:family="text"/>
    <style:style style:name="T337_46" style:family="text"/>
    <style:style style:name="T337_47" style:family="text"/>
    <style:style style:name="T337_48" style:family="text"/>
    <style:style style:name="T337_49" style:family="text"/>
    <style:style style:name="T337_50" style:family="text"/>
    <style:style style:name="T337_51" style:family="text"/>
    <style:style style:name="T337_52" style:family="text"/>
    <style:style style:name="T337_53" style:family="text"/>
    <style:style style:name="T337_54" style:family="text"/>
    <style:style style:name="P338" style:family="paragraph" style:parent-style-name="Standard">
      <style:paragraph-properties fo:break-before="auto" fo:line-height="115%" fo:margin-top="0cm" style:writing-mode="lr-tb"/>
    </style:style>
    <style:style style:name="P339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339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9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9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9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9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9_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9_7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9_8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9_9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9_10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9_11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9_1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9_1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340" style:family="paragraph" style:parent-style-name="Standard">
      <style:paragraph-properties fo:text-align="justify" fo:break-before="auto" fo:line-height="115%" style:writing-mode="lr-tb"/>
    </style:style>
    <style:style style:name="T340_1" style:family="text">
      <style:text-properties fo:background-color="#ffffff" fo:color="#252525"/>
    </style:style>
    <style:style style:name="T340_2" style:family="text">
      <style:text-properties fo:background-color="#ffffff" fo:color="#252525"/>
    </style:style>
    <style:style style:name="T340_3" style:family="text">
      <style:text-properties fo:background-color="#ffffff" fo:color="#252525"/>
    </style:style>
    <style:style style:name="T340_4" style:family="text">
      <style:text-properties fo:background-color="#ffffff" fo:color="#252525"/>
    </style:style>
    <style:style style:name="T340_5" style:family="text">
      <style:text-properties fo:background-color="#ffffff" fo:color="#252525"/>
    </style:style>
    <style:style style:name="T340_6" style:family="text">
      <style:text-properties fo:background-color="#ffffff" fo:color="#252525"/>
    </style:style>
    <style:style style:name="T340_7" style:family="text">
      <style:text-properties fo:background-color="#ffffff" fo:color="#252525"/>
    </style:style>
    <style:style style:name="T340_8" style:family="text">
      <style:text-properties fo:background-color="#ffffff" fo:color="#252525"/>
    </style:style>
    <style:style style:name="T340_9" style:family="text">
      <style:text-properties fo:background-color="#ffffff" fo:color="#252525"/>
    </style:style>
    <style:style style:name="T340_10" style:family="text">
      <style:text-properties fo:background-color="#ffffff" fo:color="#252525"/>
    </style:style>
    <style:style style:name="T340_11" style:family="text">
      <style:text-properties fo:background-color="#ffffff" fo:color="#252525"/>
    </style:style>
    <style:style style:name="T340_12" style:family="text">
      <style:text-properties fo:background-color="#ffffff" fo:color="#252525"/>
    </style:style>
    <style:style style:name="T340_13" style:family="text">
      <style:text-properties fo:background-color="#ffffff" fo:color="#252525"/>
    </style:style>
    <style:style style:name="T340_14" style:family="text">
      <style:text-properties fo:background-color="#ffffff" fo:color="#252525"/>
    </style:style>
    <style:style style:name="T340_15" style:family="text">
      <style:text-properties fo:background-color="#ffffff" fo:color="#252525"/>
    </style:style>
    <style:style style:name="T340_16" style:family="text">
      <style:text-properties fo:background-color="#ffffff" fo:color="#252525"/>
    </style:style>
    <style:style style:name="T340_17" style:family="text">
      <style:text-properties fo:background-color="#ffffff" fo:color="#252525"/>
    </style:style>
    <style:style style:name="T340_18" style:family="text">
      <style:text-properties fo:background-color="#ffffff" fo:color="#252525"/>
    </style:style>
    <style:style style:name="T340_19" style:family="text">
      <style:text-properties fo:background-color="#ffffff" fo:color="#252525"/>
    </style:style>
    <style:style style:name="T340_20" style:family="text">
      <style:text-properties fo:background-color="#ffffff" fo:color="#252525"/>
    </style:style>
    <style:style style:name="T340_21" style:family="text">
      <style:text-properties fo:background-color="#ffffff" fo:color="#252525"/>
    </style:style>
    <style:style style:name="T340_22" style:family="text">
      <style:text-properties fo:background-color="#ffffff" fo:color="#252525"/>
    </style:style>
    <style:style style:name="T340_23" style:family="text">
      <style:text-properties fo:background-color="#ffffff" fo:color="#252525"/>
    </style:style>
    <style:style style:name="T340_24" style:family="text">
      <style:text-properties fo:background-color="#ffffff" fo:color="#252525"/>
    </style:style>
    <style:style style:name="T340_25" style:family="text">
      <style:text-properties fo:background-color="#ffffff" fo:color="#252525"/>
    </style:style>
    <style:style style:name="T340_26" style:family="text">
      <style:text-properties fo:background-color="#ffffff" fo:color="#252525"/>
    </style:style>
    <style:style style:name="T340_27" style:family="text">
      <style:text-properties fo:background-color="#ffffff" fo:color="#252525"/>
    </style:style>
    <style:style style:name="T340_28" style:family="text">
      <style:text-properties fo:background-color="#ffffff" fo:color="#252525"/>
    </style:style>
    <style:style style:name="T340_29" style:family="text">
      <style:text-properties fo:background-color="#ffffff" fo:color="#252525"/>
    </style:style>
    <style:style style:name="T340_30" style:family="text">
      <style:text-properties fo:background-color="#ffffff" fo:color="#252525"/>
    </style:style>
    <style:style style:name="T340_31" style:family="text">
      <style:text-properties fo:background-color="#ffffff" fo:color="#252525"/>
    </style:style>
    <style:style style:name="T340_32" style:family="text">
      <style:text-properties fo:background-color="#ffffff" fo:color="#252525"/>
    </style:style>
    <style:style style:name="T340_33" style:family="text">
      <style:text-properties fo:background-color="#ffffff" fo:color="#252525"/>
    </style:style>
    <style:style style:name="T340_34" style:family="text">
      <style:text-properties fo:background-color="#ffffff" fo:color="#252525"/>
    </style:style>
    <style:style style:name="T340_35" style:family="text">
      <style:text-properties fo:background-color="#ffffff" fo:color="#252525"/>
    </style:style>
    <style:style style:name="T340_36" style:family="text">
      <style:text-properties fo:background-color="#ffffff" fo:color="#252525"/>
    </style:style>
    <style:style style:name="T340_37" style:family="text">
      <style:text-properties fo:background-color="#ffffff" fo:color="#252525"/>
    </style:style>
    <style:style style:name="T340_38" style:family="text">
      <style:text-properties fo:background-color="#ffffff" fo:color="#252525"/>
    </style:style>
    <style:style style:name="T340_39" style:family="text">
      <style:text-properties fo:background-color="#ffffff" fo:color="#252525"/>
    </style:style>
    <style:style style:name="T340_40" style:family="text">
      <style:text-properties fo:background-color="#ffffff" fo:color="#252525"/>
    </style:style>
    <style:style style:name="T340_41" style:family="text">
      <style:text-properties fo:background-color="#ffffff" fo:color="#252525"/>
    </style:style>
    <style:style style:name="T340_42" style:family="text">
      <style:text-properties fo:background-color="#ffffff" fo:color="#252525"/>
    </style:style>
    <style:style style:name="T340_43" style:family="text">
      <style:text-properties fo:background-color="#ffffff" fo:color="#252525"/>
    </style:style>
    <style:style style:name="T340_44" style:family="text">
      <style:text-properties fo:background-color="#ffffff" fo:color="#252525"/>
    </style:style>
    <style:style style:name="T340_45" style:family="text">
      <style:text-properties fo:background-color="#ffffff" fo:color="#252525"/>
    </style:style>
    <style:style style:name="T340_46" style:family="text">
      <style:text-properties fo:background-color="#ffffff" fo:color="#252525"/>
    </style:style>
    <style:style style:name="T340_47" style:family="text">
      <style:text-properties fo:background-color="#ffffff" fo:color="#252525"/>
    </style:style>
    <style:style style:name="T340_48" style:family="text">
      <style:text-properties fo:background-color="#ffffff" fo:color="#252525"/>
    </style:style>
    <style:style style:name="T340_49" style:family="text">
      <style:text-properties fo:background-color="#ffffff" fo:color="#252525"/>
    </style:style>
    <style:style style:name="T340_50" style:family="text">
      <style:text-properties fo:background-color="#ffffff" fo:color="#252525"/>
    </style:style>
    <style:style style:name="T340_51" style:family="text">
      <style:text-properties fo:background-color="#ffffff" fo:color="#252525"/>
    </style:style>
    <style:style style:name="T340_52" style:family="text">
      <style:text-properties fo:background-color="#ffffff" fo:color="#252525"/>
    </style:style>
    <style:style style:name="T340_53" style:family="text">
      <style:text-properties fo:background-color="#ffffff" fo:color="#252525"/>
    </style:style>
    <style:style style:name="T340_54" style:family="text">
      <style:text-properties fo:background-color="#ffffff" fo:color="#252525"/>
    </style:style>
    <style:style style:name="T340_55" style:family="text">
      <style:text-properties fo:background-color="#ffffff" fo:color="#252525"/>
    </style:style>
    <style:style style:name="T340_56" style:family="text">
      <style:text-properties fo:background-color="#ffffff" fo:color="#252525"/>
    </style:style>
    <style:style style:name="T340_57" style:family="text">
      <style:text-properties fo:background-color="#ffffff" fo:color="#252525"/>
    </style:style>
    <style:style style:name="T340_58" style:family="text">
      <style:text-properties fo:background-color="#ffffff" fo:color="#252525"/>
    </style:style>
    <style:style style:name="T340_59" style:family="text">
      <style:text-properties fo:background-color="#ffffff" fo:color="#252525"/>
    </style:style>
    <style:style style:name="T340_60" style:family="text">
      <style:text-properties fo:background-color="#ffffff" fo:color="#252525"/>
    </style:style>
    <style:style style:name="T340_61" style:family="text">
      <style:text-properties fo:background-color="#ffffff" fo:color="#252525"/>
    </style:style>
    <style:style style:name="T340_62" style:family="text">
      <style:text-properties fo:background-color="#ffffff" fo:color="#252525"/>
    </style:style>
    <style:style style:name="T340_63" style:family="text">
      <style:text-properties fo:background-color="#ffffff" fo:color="#252525"/>
    </style:style>
    <style:style style:name="T340_64" style:family="text">
      <style:text-properties fo:background-color="#ffffff" fo:color="#252525"/>
    </style:style>
    <style:style style:name="T340_65" style:family="text">
      <style:text-properties fo:background-color="#ffffff" fo:color="#252525"/>
    </style:style>
    <style:style style:name="T340_66" style:family="text">
      <style:text-properties fo:background-color="#ffffff" fo:color="#252525"/>
    </style:style>
    <style:style style:name="T340_67" style:family="text">
      <style:text-properties fo:background-color="#ffffff" fo:color="#252525"/>
    </style:style>
    <style:style style:name="T340_68" style:family="text">
      <style:text-properties fo:background-color="#ffffff" fo:color="#252525"/>
    </style:style>
    <style:style style:name="T340_69" style:family="text">
      <style:text-properties fo:background-color="#ffffff" fo:color="#252525"/>
    </style:style>
    <style:style style:name="T340_70" style:family="text">
      <style:text-properties fo:background-color="#ffffff" fo:color="#252525"/>
    </style:style>
    <style:style style:name="T340_71" style:family="text">
      <style:text-properties fo:background-color="#ffffff" fo:color="#252525"/>
    </style:style>
    <style:style style:name="T340_72" style:family="text">
      <style:text-properties fo:background-color="#ffffff" fo:color="#252525"/>
    </style:style>
    <style:style style:name="T340_73" style:family="text">
      <style:text-properties fo:background-color="#ffffff" fo:color="#252525"/>
    </style:style>
    <style:style style:name="T340_74" style:family="text">
      <style:text-properties fo:background-color="#ffffff" fo:color="#252525"/>
    </style:style>
    <style:style style:name="T340_75" style:family="text">
      <style:text-properties fo:background-color="#ffffff" fo:color="#252525"/>
    </style:style>
    <style:style style:name="T340_76" style:family="text">
      <style:text-properties fo:background-color="#ffffff" fo:color="#252525"/>
    </style:style>
    <style:style style:name="T340_77" style:family="text">
      <style:text-properties fo:background-color="#ffffff" fo:color="#252525"/>
    </style:style>
    <style:style style:name="T340_78" style:family="text">
      <style:text-properties fo:background-color="#ffffff" fo:color="#252525"/>
    </style:style>
    <style:style style:name="T340_79" style:family="text">
      <style:text-properties fo:background-color="#ffffff" fo:color="#252525"/>
    </style:style>
    <style:style style:name="T340_80" style:family="text">
      <style:text-properties fo:background-color="#ffffff" fo:color="#252525"/>
    </style:style>
    <style:style style:name="T340_81" style:family="text">
      <style:text-properties fo:background-color="#ffffff" fo:color="#252525"/>
    </style:style>
    <style:style style:name="T340_82" style:family="text">
      <style:text-properties fo:background-color="#ffffff" fo:color="#252525"/>
    </style:style>
    <style:style style:name="T340_83" style:family="text">
      <style:text-properties fo:background-color="#ffffff" fo:color="#252525"/>
    </style:style>
    <style:style style:name="T340_84" style:family="text">
      <style:text-properties fo:background-color="#ffffff" fo:color="#252525"/>
    </style:style>
    <style:style style:name="T340_85" style:family="text">
      <style:text-properties fo:background-color="#ffffff" fo:color="#252525"/>
    </style:style>
    <style:style style:name="T340_86" style:family="text">
      <style:text-properties fo:background-color="#ffffff" fo:color="#252525"/>
    </style:style>
    <style:style style:name="T340_87" style:family="text">
      <style:text-properties fo:background-color="#ffffff" fo:color="#252525"/>
    </style:style>
    <style:style style:name="T340_88" style:family="text">
      <style:text-properties fo:background-color="#ffffff" fo:color="#252525"/>
    </style:style>
    <style:style style:name="T340_89" style:family="text">
      <style:text-properties fo:background-color="#ffffff" fo:color="#252525"/>
    </style:style>
    <style:style style:name="T340_90" style:family="text">
      <style:text-properties fo:background-color="#ffffff" fo:color="#252525"/>
    </style:style>
    <style:style style:name="T340_91" style:family="text">
      <style:text-properties fo:background-color="#ffffff" fo:color="#252525"/>
    </style:style>
    <style:style style:name="T340_92" style:family="text">
      <style:text-properties fo:background-color="#ffffff" fo:color="#252525"/>
    </style:style>
    <style:style style:name="T340_93" style:family="text">
      <style:text-properties fo:background-color="#ffffff" fo:color="#252525"/>
    </style:style>
    <style:style style:name="T340_94" style:family="text">
      <style:text-properties fo:background-color="#ffffff" fo:color="#252525"/>
    </style:style>
    <style:style style:name="T340_95" style:family="text">
      <style:text-properties fo:background-color="#ffffff" fo:color="#252525"/>
    </style:style>
    <style:style style:name="T340_96" style:family="text">
      <style:text-properties fo:background-color="#ffffff" fo:color="#252525"/>
    </style:style>
    <style:style style:name="T340_97" style:family="text">
      <style:text-properties fo:background-color="#ffffff" fo:color="#252525"/>
    </style:style>
    <style:style style:name="T340_98" style:family="text">
      <style:text-properties fo:background-color="#ffffff" fo:color="#252525"/>
    </style:style>
    <style:style style:name="T340_99" style:family="text">
      <style:text-properties fo:background-color="#ffffff" fo:color="#252525"/>
    </style:style>
    <style:style style:name="T340_100" style:family="text">
      <style:text-properties fo:background-color="#ffffff" fo:color="#252525"/>
    </style:style>
    <style:style style:name="T340_101" style:family="text">
      <style:text-properties fo:background-color="#ffffff" fo:color="#252525"/>
    </style:style>
    <style:style style:name="T340_102" style:family="text">
      <style:text-properties fo:background-color="#ffffff" fo:color="#252525"/>
    </style:style>
    <style:style style:name="T340_103" style:family="text">
      <style:text-properties fo:background-color="#ffffff" fo:color="#252525"/>
    </style:style>
    <style:style style:name="T340_104" style:family="text">
      <style:text-properties fo:background-color="#ffffff" fo:color="#252525"/>
    </style:style>
    <style:style style:name="T340_105" style:family="text">
      <style:text-properties fo:background-color="#ffffff" fo:color="#252525"/>
    </style:style>
    <style:style style:name="T340_106" style:family="text">
      <style:text-properties fo:background-color="#ffffff" fo:color="#252525"/>
    </style:style>
    <style:style style:name="T340_107" style:family="text">
      <style:text-properties fo:background-color="#ffffff" fo:color="#252525"/>
    </style:style>
    <style:style style:name="T340_108" style:family="text">
      <style:text-properties fo:background-color="#ffffff" fo:color="#252525"/>
    </style:style>
    <style:style style:name="T340_109" style:family="text">
      <style:text-properties fo:background-color="#ffffff" fo:color="#252525"/>
    </style:style>
    <style:style style:name="T340_110" style:family="text">
      <style:text-properties fo:background-color="#ffffff" fo:color="#252525"/>
    </style:style>
    <style:style style:name="T340_111" style:family="text">
      <style:text-properties fo:background-color="#ffffff" fo:color="#252525"/>
    </style:style>
    <style:style style:name="T340_112" style:family="text">
      <style:text-properties fo:background-color="#ffffff" fo:color="#252525"/>
    </style:style>
    <style:style style:name="T340_113" style:family="text">
      <style:text-properties fo:background-color="#ffffff" fo:color="#252525"/>
    </style:style>
    <style:style style:name="T340_114" style:family="text">
      <style:text-properties fo:background-color="#ffffff" fo:color="#252525"/>
    </style:style>
    <style:style style:name="P341" style:family="paragraph" style:parent-style-name="Standard">
      <style:paragraph-properties fo:text-align="justify" fo:break-before="auto" fo:line-height="150%" fo:margin-top="0.106cm" fo:margin-bottom="0.035cm" style:writing-mode="lr-tb"/>
      <style:text-properties fo:background-color="#ffffff" fo:font-style="italic" style:font-style-asian="italic" style:font-style-complex="italic" fo:color="#252525"/>
    </style:style>
    <style:style style:name="P342" style:family="paragraph" style:parent-style-name="Standard">
      <style:paragraph-properties fo:text-align="justify" fo:break-before="auto" fo:line-height="150%" fo:margin-top="0cm" style:writing-mode="lr-tb"/>
    </style:style>
    <style:style style:name="T342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2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2_3" style:family="text">
      <style:text-properties fo:background-color="#ffffff" fo:font-style="italic" style:font-style-asian="italic" style:font-style-complex="italic" fo:color="#252525"/>
    </style:style>
    <style:style style:name="T342_4" style:family="text">
      <style:text-properties fo:background-color="#ffffff" fo:font-style="italic" style:font-style-asian="italic" style:font-style-complex="italic" fo:color="#252525"/>
    </style:style>
    <style:style style:name="T342_5" style:family="text">
      <style:text-properties fo:background-color="#ffffff" fo:font-style="italic" style:font-style-asian="italic" style:font-style-complex="italic" fo:color="#252525"/>
    </style:style>
    <style:style style:name="T342_6" style:family="text">
      <style:text-properties fo:background-color="#ffffff" fo:font-style="italic" style:font-style-asian="italic" style:font-style-complex="italic" fo:color="#252525"/>
    </style:style>
    <style:style style:name="T342_7" style:family="text">
      <style:text-properties fo:background-color="#ffffff" fo:font-style="italic" style:font-style-asian="italic" style:font-style-complex="italic" fo:color="#252525"/>
    </style:style>
    <style:style style:name="T342_8" style:family="text">
      <style:text-properties fo:background-color="#ffffff" fo:font-style="italic" style:font-style-asian="italic" style:font-style-complex="italic" fo:color="#252525"/>
    </style:style>
    <style:style style:name="T342_9" style:family="text">
      <style:text-properties fo:background-color="#ffffff" fo:font-style="italic" style:font-style-asian="italic" style:font-style-complex="italic" fo:color="#252525"/>
    </style:style>
    <style:style style:name="T342_10" style:family="text">
      <style:text-properties fo:background-color="#ffffff" fo:font-style="italic" style:font-style-asian="italic" style:font-style-complex="italic" fo:color="#252525"/>
    </style:style>
    <style:style style:name="T342_11" style:family="text">
      <style:text-properties fo:background-color="#ffffff" fo:font-style="italic" style:font-style-asian="italic" style:font-style-complex="italic" fo:color="#252525"/>
    </style:style>
    <style:style style:name="T342_12" style:family="text">
      <style:text-properties fo:background-color="#ffffff" fo:font-style="italic" style:font-style-asian="italic" style:font-style-complex="italic" fo:color="#252525"/>
    </style:style>
    <style:style style:name="T342_13" style:family="text">
      <style:text-properties fo:background-color="#ffffff" fo:font-style="italic" style:font-style-asian="italic" style:font-style-complex="italic" fo:color="#252525"/>
    </style:style>
    <style:style style:name="T342_14" style:family="text">
      <style:text-properties fo:background-color="#ffffff" fo:font-style="italic" style:font-style-asian="italic" style:font-style-complex="italic" fo:color="#252525"/>
    </style:style>
    <style:style style:name="T342_15" style:family="text">
      <style:text-properties fo:background-color="#ffffff" fo:font-style="italic" style:font-style-asian="italic" style:font-style-complex="italic" fo:color="#252525"/>
    </style:style>
    <style:style style:name="T342_16" style:family="text">
      <style:text-properties fo:background-color="#ffffff" fo:font-style="italic" style:font-style-asian="italic" style:font-style-complex="italic" fo:color="#252525"/>
    </style:style>
    <style:style style:name="T342_17" style:family="text">
      <style:text-properties fo:background-color="#ffffff" fo:font-style="italic" style:font-style-asian="italic" style:font-style-complex="italic" fo:color="#252525"/>
    </style:style>
    <style:style style:name="T342_18" style:family="text">
      <style:text-properties fo:background-color="#ffffff" fo:font-style="italic" style:font-style-asian="italic" style:font-style-complex="italic" fo:color="#252525"/>
    </style:style>
    <style:style style:name="T342_19" style:family="text">
      <style:text-properties fo:background-color="#ffffff" fo:font-style="italic" style:font-style-asian="italic" style:font-style-complex="italic" fo:color="#252525"/>
    </style:style>
    <style:style style:name="T342_20" style:family="text">
      <style:text-properties fo:background-color="#ffffff" fo:font-style="italic" style:font-style-asian="italic" style:font-style-complex="italic" fo:color="#252525"/>
    </style:style>
    <style:style style:name="T342_21" style:family="text">
      <style:text-properties fo:background-color="#ffffff" fo:font-style="italic" style:font-style-asian="italic" style:font-style-complex="italic" fo:color="#252525"/>
    </style:style>
    <style:style style:name="T342_22" style:family="text">
      <style:text-properties fo:background-color="#ffffff" fo:font-style="italic" style:font-style-asian="italic" style:font-style-complex="italic" fo:color="#252525"/>
    </style:style>
    <style:style style:name="T342_23" style:family="text">
      <style:text-properties fo:background-color="#ffffff" fo:font-style="italic" style:font-style-asian="italic" style:font-style-complex="italic" fo:color="#252525"/>
    </style:style>
    <style:style style:name="T342_24" style:family="text">
      <style:text-properties fo:background-color="#ffffff" fo:font-style="italic" style:font-style-asian="italic" style:font-style-complex="italic" fo:color="#252525"/>
    </style:style>
    <style:style style:name="T342_25" style:family="text">
      <style:text-properties fo:background-color="#ffffff" fo:font-style="italic" style:font-style-asian="italic" style:font-style-complex="italic" fo:color="#252525"/>
    </style:style>
    <style:style style:name="T342_26" style:family="text">
      <style:text-properties fo:background-color="#ffffff" fo:font-style="italic" style:font-style-asian="italic" style:font-style-complex="italic" fo:color="#252525"/>
    </style:style>
    <style:style style:name="T342_27" style:family="text">
      <style:text-properties fo:background-color="#ffffff" fo:font-style="italic" style:font-style-asian="italic" style:font-style-complex="italic" fo:color="#252525"/>
    </style:style>
    <style:style style:name="T342_28" style:family="text">
      <style:text-properties fo:background-color="#ffffff" fo:font-style="italic" style:font-style-asian="italic" style:font-style-complex="italic" fo:color="#252525"/>
    </style:style>
    <style:style style:name="T342_29" style:family="text">
      <style:text-properties fo:background-color="#ffffff" fo:font-style="italic" style:font-style-asian="italic" style:font-style-complex="italic" fo:color="#252525"/>
    </style:style>
    <style:style style:name="T342_30" style:family="text">
      <style:text-properties fo:background-color="#ffffff" fo:font-style="italic" style:font-style-asian="italic" style:font-style-complex="italic" fo:color="#252525"/>
    </style:style>
    <style:style style:name="T342_31" style:family="text">
      <style:text-properties fo:background-color="#ffffff" fo:font-style="italic" style:font-style-asian="italic" style:font-style-complex="italic" fo:color="#252525"/>
    </style:style>
    <style:style style:name="T342_32" style:family="text">
      <style:text-properties fo:background-color="#ffffff" fo:font-style="italic" style:font-style-asian="italic" style:font-style-complex="italic" fo:color="#252525"/>
    </style:style>
    <style:style style:name="T342_33" style:family="text">
      <style:text-properties fo:background-color="#ffffff" fo:font-style="italic" style:font-style-asian="italic" style:font-style-complex="italic" fo:color="#252525"/>
    </style:style>
    <style:style style:name="T342_34" style:family="text">
      <style:text-properties fo:background-color="#ffffff" fo:font-style="italic" style:font-style-asian="italic" style:font-style-complex="italic" fo:color="#252525"/>
    </style:style>
    <style:style style:name="T342_35" style:family="text">
      <style:text-properties fo:background-color="#ffffff" fo:font-style="italic" style:font-style-asian="italic" style:font-style-complex="italic" fo:color="#252525"/>
    </style:style>
    <style:style style:name="T342_36" style:family="text">
      <style:text-properties fo:background-color="#ffffff" fo:font-style="italic" style:font-style-asian="italic" style:font-style-complex="italic" fo:color="#252525"/>
    </style:style>
    <style:style style:name="T342_37" style:family="text">
      <style:text-properties fo:background-color="#ffffff" fo:font-style="italic" style:font-style-asian="italic" style:font-style-complex="italic" fo:color="#252525"/>
    </style:style>
    <style:style style:name="T342_38" style:family="text">
      <style:text-properties fo:background-color="#ffffff" fo:font-style="italic" style:font-style-asian="italic" style:font-style-complex="italic" fo:color="#252525"/>
    </style:style>
    <style:style style:name="T342_39" style:family="text">
      <style:text-properties fo:background-color="#ffffff" fo:font-style="italic" style:font-style-asian="italic" style:font-style-complex="italic" fo:color="#252525"/>
    </style:style>
    <style:style style:name="T342_40" style:family="text">
      <style:text-properties fo:background-color="#ffffff" fo:font-style="italic" style:font-style-asian="italic" style:font-style-complex="italic" fo:color="#252525"/>
    </style:style>
    <style:style style:name="T342_41" style:family="text">
      <style:text-properties fo:background-color="#ffffff" fo:font-style="italic" style:font-style-asian="italic" style:font-style-complex="italic" fo:color="#252525"/>
    </style:style>
    <style:style style:name="P343" style:family="paragraph" style:parent-style-name="Standard">
      <style:paragraph-properties fo:text-align="justify" fo:break-before="auto" fo:line-height="150%" fo:margin-top="0cm" style:writing-mode="lr-tb"/>
    </style:style>
    <style:style style:name="T343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3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3_3" style:family="text">
      <style:text-properties fo:background-color="#ffffff" fo:font-style="italic" style:font-style-asian="italic" style:font-style-complex="italic" fo:color="#252525"/>
    </style:style>
    <style:style style:name="T343_4" style:family="text">
      <style:text-properties fo:background-color="#ffffff" fo:font-style="italic" style:font-style-asian="italic" style:font-style-complex="italic" fo:color="#252525"/>
    </style:style>
    <style:style style:name="T343_5" style:family="text">
      <style:text-properties fo:background-color="#ffffff" fo:font-style="italic" style:font-style-asian="italic" style:font-style-complex="italic" fo:color="#252525"/>
    </style:style>
    <style:style style:name="T343_6" style:family="text">
      <style:text-properties fo:background-color="#ffffff" fo:font-style="italic" style:font-style-asian="italic" style:font-style-complex="italic" fo:color="#252525"/>
    </style:style>
    <style:style style:name="T343_7" style:family="text">
      <style:text-properties fo:background-color="#ffffff" fo:font-style="italic" style:font-style-asian="italic" style:font-style-complex="italic" fo:color="#252525"/>
    </style:style>
    <style:style style:name="T343_8" style:family="text">
      <style:text-properties fo:background-color="#ffffff" fo:font-style="italic" style:font-style-asian="italic" style:font-style-complex="italic" fo:color="#252525"/>
    </style:style>
    <style:style style:name="T343_9" style:family="text">
      <style:text-properties fo:background-color="#ffffff" fo:font-style="italic" style:font-style-asian="italic" style:font-style-complex="italic" fo:color="#252525"/>
    </style:style>
    <style:style style:name="T343_10" style:family="text">
      <style:text-properties fo:background-color="#ffffff" fo:font-style="italic" style:font-style-asian="italic" style:font-style-complex="italic" fo:color="#252525"/>
    </style:style>
    <style:style style:name="T343_11" style:family="text">
      <style:text-properties fo:background-color="#ffffff" fo:font-style="italic" style:font-style-asian="italic" style:font-style-complex="italic" fo:color="#252525"/>
    </style:style>
    <style:style style:name="T343_12" style:family="text">
      <style:text-properties fo:background-color="#ffffff" fo:font-style="italic" style:font-style-asian="italic" style:font-style-complex="italic" fo:color="#252525"/>
    </style:style>
    <style:style style:name="T343_13" style:family="text">
      <style:text-properties fo:background-color="#ffffff" fo:font-style="italic" style:font-style-asian="italic" style:font-style-complex="italic" fo:color="#252525"/>
    </style:style>
    <style:style style:name="T343_14" style:family="text">
      <style:text-properties fo:background-color="#ffffff" fo:font-style="italic" style:font-style-asian="italic" style:font-style-complex="italic" fo:color="#252525"/>
    </style:style>
    <style:style style:name="T343_15" style:family="text">
      <style:text-properties fo:background-color="#ffffff" fo:font-style="italic" style:font-style-asian="italic" style:font-style-complex="italic" fo:color="#252525"/>
    </style:style>
    <style:style style:name="T343_16" style:family="text">
      <style:text-properties fo:background-color="#ffffff" fo:font-style="italic" style:font-style-asian="italic" style:font-style-complex="italic" fo:color="#252525"/>
    </style:style>
    <style:style style:name="T343_17" style:family="text">
      <style:text-properties fo:background-color="#ffffff" fo:font-style="italic" style:font-style-asian="italic" style:font-style-complex="italic" fo:color="#252525"/>
    </style:style>
    <style:style style:name="T343_18" style:family="text">
      <style:text-properties fo:background-color="#ffffff" fo:font-style="italic" style:font-style-asian="italic" style:font-style-complex="italic" fo:color="#252525"/>
    </style:style>
    <style:style style:name="T343_19" style:family="text">
      <style:text-properties fo:background-color="#ffffff" fo:font-style="italic" style:font-style-asian="italic" style:font-style-complex="italic" fo:color="#252525"/>
    </style:style>
    <style:style style:name="T343_20" style:family="text">
      <style:text-properties fo:background-color="#ffffff" fo:font-style="italic" style:font-style-asian="italic" style:font-style-complex="italic" fo:color="#252525"/>
    </style:style>
    <style:style style:name="T343_21" style:family="text">
      <style:text-properties fo:background-color="#ffffff" fo:font-style="italic" style:font-style-asian="italic" style:font-style-complex="italic" fo:color="#252525"/>
    </style:style>
    <style:style style:name="T343_22" style:family="text">
      <style:text-properties fo:background-color="#ffffff" fo:font-style="italic" style:font-style-asian="italic" style:font-style-complex="italic" fo:color="#252525"/>
    </style:style>
    <style:style style:name="T343_23" style:family="text">
      <style:text-properties fo:background-color="#ffffff" fo:font-style="italic" style:font-style-asian="italic" style:font-style-complex="italic" fo:color="#252525"/>
    </style:style>
    <style:style style:name="T343_24" style:family="text">
      <style:text-properties fo:background-color="#ffffff" fo:font-style="italic" style:font-style-asian="italic" style:font-style-complex="italic" fo:color="#252525"/>
    </style:style>
    <style:style style:name="T343_25" style:family="text">
      <style:text-properties fo:background-color="#ffffff" fo:font-style="italic" style:font-style-asian="italic" style:font-style-complex="italic" fo:color="#252525"/>
    </style:style>
    <style:style style:name="T343_26" style:family="text">
      <style:text-properties fo:background-color="#ffffff" fo:font-style="italic" style:font-style-asian="italic" style:font-style-complex="italic" fo:color="#252525"/>
    </style:style>
    <style:style style:name="T343_27" style:family="text">
      <style:text-properties fo:background-color="#ffffff" fo:font-style="italic" style:font-style-asian="italic" style:font-style-complex="italic" fo:color="#252525"/>
    </style:style>
    <style:style style:name="P344" style:family="paragraph" style:parent-style-name="Standard">
      <style:paragraph-properties fo:text-align="justify" fo:break-before="auto" fo:line-height="150%" fo:margin-top="0cm" style:writing-mode="lr-tb"/>
    </style:style>
    <style:style style:name="T344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4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4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4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4_5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4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4_7" style:family="text">
      <style:text-properties fo:background-color="#ffffff" fo:font-style="italic" style:font-style-asian="italic" style:font-style-complex="italic" fo:color="#252525"/>
    </style:style>
    <style:style style:name="T344_8" style:family="text">
      <style:text-properties fo:background-color="#ffffff" fo:font-style="italic" style:font-style-asian="italic" style:font-style-complex="italic" fo:color="#252525"/>
    </style:style>
    <style:style style:name="T344_9" style:family="text">
      <style:text-properties fo:background-color="#ffffff" fo:font-style="italic" style:font-style-asian="italic" style:font-style-complex="italic" fo:color="#252525"/>
    </style:style>
    <style:style style:name="T344_10" style:family="text">
      <style:text-properties fo:background-color="#ffffff" fo:font-style="italic" style:font-style-asian="italic" style:font-style-complex="italic" fo:color="#252525"/>
    </style:style>
    <style:style style:name="T344_11" style:family="text">
      <style:text-properties fo:background-color="#ffffff" fo:font-style="italic" style:font-style-asian="italic" style:font-style-complex="italic" fo:color="#252525"/>
    </style:style>
    <style:style style:name="T344_12" style:family="text">
      <style:text-properties fo:background-color="#ffffff" fo:font-style="italic" style:font-style-asian="italic" style:font-style-complex="italic" fo:color="#252525"/>
    </style:style>
    <style:style style:name="T344_13" style:family="text">
      <style:text-properties fo:background-color="#ffffff" fo:font-style="italic" style:font-style-asian="italic" style:font-style-complex="italic" fo:color="#252525"/>
    </style:style>
    <style:style style:name="T344_14" style:family="text">
      <style:text-properties fo:background-color="#ffffff" fo:font-style="italic" style:font-style-asian="italic" style:font-style-complex="italic" fo:color="#252525"/>
    </style:style>
    <style:style style:name="T344_15" style:family="text">
      <style:text-properties fo:background-color="#ffffff" fo:font-style="italic" style:font-style-asian="italic" style:font-style-complex="italic" fo:color="#252525"/>
    </style:style>
    <style:style style:name="T344_16" style:family="text">
      <style:text-properties fo:background-color="#ffffff" fo:font-style="italic" style:font-style-asian="italic" style:font-style-complex="italic" fo:color="#252525"/>
    </style:style>
    <style:style style:name="T344_17" style:family="text">
      <style:text-properties fo:background-color="#ffffff" fo:font-style="italic" style:font-style-asian="italic" style:font-style-complex="italic" fo:color="#252525"/>
    </style:style>
    <style:style style:name="T344_18" style:family="text">
      <style:text-properties fo:background-color="#ffffff" fo:font-style="italic" style:font-style-asian="italic" style:font-style-complex="italic" fo:color="#252525"/>
    </style:style>
    <style:style style:name="T344_19" style:family="text">
      <style:text-properties fo:background-color="#ffffff" fo:font-style="italic" style:font-style-asian="italic" style:font-style-complex="italic" fo:color="#252525"/>
    </style:style>
    <style:style style:name="T344_20" style:family="text">
      <style:text-properties fo:background-color="#ffffff" fo:font-style="italic" style:font-style-asian="italic" style:font-style-complex="italic" fo:color="#252525"/>
    </style:style>
    <style:style style:name="T344_21" style:family="text">
      <style:text-properties fo:background-color="#ffffff" fo:font-style="italic" style:font-style-asian="italic" style:font-style-complex="italic" fo:color="#252525"/>
    </style:style>
    <style:style style:name="T344_22" style:family="text">
      <style:text-properties fo:background-color="#ffffff" fo:font-style="italic" style:font-style-asian="italic" style:font-style-complex="italic" fo:color="#252525"/>
    </style:style>
    <style:style style:name="T344_23" style:family="text">
      <style:text-properties fo:background-color="#ffffff" fo:font-style="italic" style:font-style-asian="italic" style:font-style-complex="italic" fo:color="#252525"/>
    </style:style>
    <style:style style:name="T344_24" style:family="text">
      <style:text-properties fo:background-color="#ffffff" fo:font-style="italic" style:font-style-asian="italic" style:font-style-complex="italic" fo:color="#252525"/>
    </style:style>
    <style:style style:name="T344_25" style:family="text">
      <style:text-properties fo:background-color="#ffffff" fo:font-style="italic" style:font-style-asian="italic" style:font-style-complex="italic" fo:color="#252525"/>
    </style:style>
    <style:style style:name="T344_26" style:family="text">
      <style:text-properties fo:background-color="#ffffff" fo:font-style="italic" style:font-style-asian="italic" style:font-style-complex="italic" fo:color="#252525"/>
    </style:style>
    <style:style style:name="T344_27" style:family="text">
      <style:text-properties fo:background-color="#ffffff" fo:font-style="italic" style:font-style-asian="italic" style:font-style-complex="italic" fo:color="#252525"/>
    </style:style>
    <style:style style:name="T344_28" style:family="text">
      <style:text-properties fo:background-color="#ffffff" fo:font-style="italic" style:font-style-asian="italic" style:font-style-complex="italic" fo:color="#252525"/>
    </style:style>
    <style:style style:name="T344_29" style:family="text">
      <style:text-properties fo:background-color="#ffffff" fo:font-style="italic" style:font-style-asian="italic" style:font-style-complex="italic" fo:color="#252525"/>
    </style:style>
    <style:style style:name="T344_30" style:family="text">
      <style:text-properties fo:background-color="#ffffff" fo:font-style="italic" style:font-style-asian="italic" style:font-style-complex="italic" fo:color="#252525"/>
    </style:style>
    <style:style style:name="T344_31" style:family="text">
      <style:text-properties fo:background-color="#ffffff" fo:font-style="italic" style:font-style-asian="italic" style:font-style-complex="italic" fo:color="#252525"/>
    </style:style>
    <style:style style:name="T344_32" style:family="text">
      <style:text-properties fo:background-color="#ffffff" fo:font-style="italic" style:font-style-asian="italic" style:font-style-complex="italic" fo:color="#252525"/>
    </style:style>
    <style:style style:name="T344_33" style:family="text">
      <style:text-properties fo:background-color="#ffffff" fo:font-style="italic" style:font-style-asian="italic" style:font-style-complex="italic" fo:color="#252525"/>
    </style:style>
    <style:style style:name="T344_34" style:family="text">
      <style:text-properties fo:background-color="#ffffff" fo:font-style="italic" style:font-style-asian="italic" style:font-style-complex="italic" fo:color="#252525"/>
    </style:style>
    <style:style style:name="T344_35" style:family="text">
      <style:text-properties fo:background-color="#ffffff" fo:font-style="italic" style:font-style-asian="italic" style:font-style-complex="italic" fo:color="#252525"/>
    </style:style>
    <style:style style:name="T344_36" style:family="text">
      <style:text-properties fo:background-color="#ffffff" fo:font-style="italic" style:font-style-asian="italic" style:font-style-complex="italic" fo:color="#252525"/>
    </style:style>
    <style:style style:name="T344_37" style:family="text">
      <style:text-properties fo:background-color="#ffffff" fo:font-style="italic" style:font-style-asian="italic" style:font-style-complex="italic" fo:color="#252525"/>
    </style:style>
    <style:style style:name="T344_38" style:family="text">
      <style:text-properties fo:background-color="#ffffff" fo:font-style="italic" style:font-style-asian="italic" style:font-style-complex="italic" fo:color="#252525"/>
    </style:style>
    <style:style style:name="T344_39" style:family="text">
      <style:text-properties fo:background-color="#ffffff" fo:font-style="italic" style:font-style-asian="italic" style:font-style-complex="italic" fo:color="#252525"/>
    </style:style>
    <style:style style:name="T344_40" style:family="text">
      <style:text-properties fo:background-color="#ffffff" fo:font-style="italic" style:font-style-asian="italic" style:font-style-complex="italic" fo:color="#252525"/>
    </style:style>
    <style:style style:name="T344_41" style:family="text">
      <style:text-properties fo:background-color="#ffffff" fo:font-style="italic" style:font-style-asian="italic" style:font-style-complex="italic" fo:color="#252525"/>
    </style:style>
    <style:style style:name="T344_42" style:family="text">
      <style:text-properties fo:background-color="#ffffff" fo:font-style="italic" style:font-style-asian="italic" style:font-style-complex="italic" fo:color="#252525"/>
    </style:style>
    <style:style style:name="T344_43" style:family="text">
      <style:text-properties fo:background-color="#ffffff" fo:font-style="italic" style:font-style-asian="italic" style:font-style-complex="italic" fo:color="#252525"/>
    </style:style>
    <style:style style:name="P345" style:family="paragraph" style:parent-style-name="Standard">
      <style:paragraph-properties fo:text-align="justify" fo:break-before="auto" fo:line-height="150%" fo:margin-top="0cm" style:writing-mode="lr-tb"/>
    </style:style>
    <style:style style:name="T345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5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5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5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5_5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5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5_7" style:family="text">
      <style:text-properties fo:background-color="#ffffff" fo:font-style="italic" style:font-style-asian="italic" style:font-style-complex="italic" fo:color="#252525"/>
    </style:style>
    <style:style style:name="T345_8" style:family="text">
      <style:text-properties fo:background-color="#ffffff" fo:font-style="italic" style:font-style-asian="italic" style:font-style-complex="italic" fo:color="#252525"/>
    </style:style>
    <style:style style:name="T345_9" style:family="text">
      <style:text-properties fo:background-color="#ffffff" fo:font-style="italic" style:font-style-asian="italic" style:font-style-complex="italic" fo:color="#252525"/>
    </style:style>
    <style:style style:name="T345_10" style:family="text">
      <style:text-properties fo:background-color="#ffffff" fo:font-style="italic" style:font-style-asian="italic" style:font-style-complex="italic" fo:color="#252525"/>
    </style:style>
    <style:style style:name="T345_11" style:family="text">
      <style:text-properties fo:background-color="#ffffff" fo:font-style="italic" style:font-style-asian="italic" style:font-style-complex="italic" fo:color="#252525"/>
    </style:style>
    <style:style style:name="T345_12" style:family="text">
      <style:text-properties fo:background-color="#ffffff" fo:font-style="italic" style:font-style-asian="italic" style:font-style-complex="italic" fo:color="#252525"/>
    </style:style>
    <style:style style:name="T345_13" style:family="text">
      <style:text-properties fo:background-color="#ffffff" fo:font-style="italic" style:font-style-asian="italic" style:font-style-complex="italic" fo:color="#252525"/>
    </style:style>
    <style:style style:name="T345_14" style:family="text">
      <style:text-properties fo:background-color="#ffffff" fo:font-style="italic" style:font-style-asian="italic" style:font-style-complex="italic" fo:color="#252525"/>
    </style:style>
    <style:style style:name="T345_15" style:family="text">
      <style:text-properties fo:background-color="#ffffff" fo:font-style="italic" style:font-style-asian="italic" style:font-style-complex="italic" fo:color="#252525"/>
    </style:style>
    <style:style style:name="T345_16" style:family="text">
      <style:text-properties fo:background-color="#ffffff" fo:font-style="italic" style:font-style-asian="italic" style:font-style-complex="italic" fo:color="#252525"/>
    </style:style>
    <style:style style:name="T345_17" style:family="text">
      <style:text-properties fo:background-color="#ffffff" fo:font-style="italic" style:font-style-asian="italic" style:font-style-complex="italic" fo:color="#252525"/>
    </style:style>
    <style:style style:name="T345_18" style:family="text">
      <style:text-properties fo:background-color="#ffffff" fo:font-style="italic" style:font-style-asian="italic" style:font-style-complex="italic" fo:color="#252525"/>
    </style:style>
    <style:style style:name="T345_19" style:family="text">
      <style:text-properties fo:background-color="#ffffff" fo:font-style="italic" style:font-style-asian="italic" style:font-style-complex="italic" fo:color="#252525"/>
    </style:style>
    <style:style style:name="P346" style:family="paragraph" style:parent-style-name="Standard">
      <style:paragraph-properties fo:text-align="justify" fo:break-before="auto" fo:line-height="150%" fo:margin-top="0cm" style:writing-mode="lr-tb"/>
    </style:style>
    <style:style style:name="T346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6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6_3" style:family="text">
      <style:text-properties fo:background-color="#ffffff" fo:font-style="italic" style:font-style-asian="italic" style:font-style-complex="italic" fo:color="#252525"/>
    </style:style>
    <style:style style:name="T346_4" style:family="text">
      <style:text-properties fo:background-color="#ffffff" fo:font-style="italic" style:font-style-asian="italic" style:font-style-complex="italic" fo:color="#252525"/>
    </style:style>
    <style:style style:name="T346_5" style:family="text">
      <style:text-properties fo:background-color="#ffffff" fo:font-style="italic" style:font-style-asian="italic" style:font-style-complex="italic" fo:color="#252525"/>
    </style:style>
    <style:style style:name="T346_6" style:family="text">
      <style:text-properties fo:background-color="#ffffff" fo:font-style="italic" style:font-style-asian="italic" style:font-style-complex="italic" fo:color="#252525"/>
    </style:style>
    <style:style style:name="T346_7" style:family="text">
      <style:text-properties fo:background-color="#ffffff" fo:font-style="italic" style:font-style-asian="italic" style:font-style-complex="italic" fo:color="#252525"/>
    </style:style>
    <style:style style:name="T346_8" style:family="text">
      <style:text-properties fo:background-color="#ffffff" fo:font-style="italic" style:font-style-asian="italic" style:font-style-complex="italic" fo:color="#252525"/>
    </style:style>
    <style:style style:name="T346_9" style:family="text">
      <style:text-properties fo:background-color="#ffffff" fo:font-style="italic" style:font-style-asian="italic" style:font-style-complex="italic" fo:color="#252525"/>
    </style:style>
    <style:style style:name="T346_10" style:family="text">
      <style:text-properties fo:background-color="#ffffff" fo:font-style="italic" style:font-style-asian="italic" style:font-style-complex="italic" fo:color="#252525"/>
    </style:style>
    <style:style style:name="T346_11" style:family="text">
      <style:text-properties fo:background-color="#ffffff" fo:font-style="italic" style:font-style-asian="italic" style:font-style-complex="italic" fo:color="#252525"/>
    </style:style>
    <style:style style:name="T346_12" style:family="text">
      <style:text-properties fo:background-color="#ffffff" fo:font-style="italic" style:font-style-asian="italic" style:font-style-complex="italic" fo:color="#252525"/>
    </style:style>
    <style:style style:name="T346_13" style:family="text">
      <style:text-properties fo:background-color="#ffffff" fo:font-style="italic" style:font-style-asian="italic" style:font-style-complex="italic" fo:color="#252525"/>
    </style:style>
    <style:style style:name="T346_14" style:family="text">
      <style:text-properties fo:background-color="#ffffff" fo:font-style="italic" style:font-style-asian="italic" style:font-style-complex="italic" fo:color="#252525"/>
    </style:style>
    <style:style style:name="T346_15" style:family="text">
      <style:text-properties fo:background-color="#ffffff" fo:font-style="italic" style:font-style-asian="italic" style:font-style-complex="italic" fo:color="#252525"/>
    </style:style>
    <style:style style:name="T346_16" style:family="text">
      <style:text-properties fo:background-color="#ffffff" fo:font-style="italic" style:font-style-asian="italic" style:font-style-complex="italic" fo:color="#252525"/>
    </style:style>
    <style:style style:name="T346_17" style:family="text">
      <style:text-properties fo:background-color="#ffffff" fo:font-style="italic" style:font-style-asian="italic" style:font-style-complex="italic" fo:color="#252525"/>
    </style:style>
    <style:style style:name="T346_18" style:family="text">
      <style:text-properties fo:background-color="#ffffff" fo:font-style="italic" style:font-style-asian="italic" style:font-style-complex="italic" fo:color="#252525"/>
    </style:style>
    <style:style style:name="T346_19" style:family="text">
      <style:text-properties fo:background-color="#ffffff" fo:font-style="italic" style:font-style-asian="italic" style:font-style-complex="italic" fo:color="#252525"/>
    </style:style>
    <style:style style:name="T346_20" style:family="text">
      <style:text-properties fo:background-color="#ffffff" fo:font-style="italic" style:font-style-asian="italic" style:font-style-complex="italic" fo:color="#252525"/>
    </style:style>
    <style:style style:name="T346_21" style:family="text">
      <style:text-properties fo:background-color="#ffffff" fo:font-style="italic" style:font-style-asian="italic" style:font-style-complex="italic" fo:color="#252525"/>
    </style:style>
    <style:style style:name="P347" style:family="paragraph" style:parent-style-name="Standard">
      <style:paragraph-properties fo:break-before="auto" fo:line-height="115%" fo:margin-top="0cm" style:writing-mode="lr-tb"/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8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8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P34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fo:font-size="10pt" style:font-size-asian="10pt" style:font-size-complex="10pt"/>
    </style:style>
    <style:style style:name="T350_2" style:family="text">
      <style:text-properties fo:font-size="10pt" style:font-size-asian="10pt" style:font-size-complex="10pt"/>
    </style:style>
    <style:style style:name="T350_3" style:family="text">
      <style:text-properties fo:font-size="10pt" style:font-size-asian="10pt" style:font-size-complex="10pt"/>
    </style:style>
    <style:style style:name="T350_4" style:family="text">
      <style:text-properties fo:font-size="10pt" style:font-size-asian="10pt" style:font-size-complex="10pt"/>
    </style:style>
    <style:style style:name="T350_5" style:family="text">
      <style:text-properties fo:font-size="10pt" style:font-size-asian="10pt" style:font-size-complex="10pt"/>
    </style:style>
    <style:style style:name="T350_6" style:family="text">
      <style:text-properties fo:font-size="10pt" style:font-size-asian="10pt" style:font-size-complex="10pt"/>
    </style:style>
    <style:style style:name="T350_7" style:family="text">
      <style:text-properties fo:font-size="10pt" style:font-size-asian="10pt" style:font-size-complex="10pt"/>
    </style:style>
    <style:style style:name="T350_8" style:family="text">
      <style:text-properties fo:font-size="10pt" style:font-size-asian="10pt" style:font-size-complex="10pt"/>
    </style:style>
    <style:style style:name="T350_9" style:family="text">
      <style:text-properties fo:font-size="10pt" style:font-size-asian="10pt" style:font-size-complex="10pt"/>
    </style:style>
    <style:style style:name="T350_10" style:family="text">
      <style:text-properties fo:font-size="10pt" style:font-size-asian="10pt" style:font-size-complex="10pt"/>
    </style:style>
    <style:style style:name="T350_11" style:family="text">
      <style:text-properties fo:font-size="10pt" style:font-size-asian="10pt" style:font-size-complex="10pt"/>
    </style:style>
    <style:style style:name="T350_12" style:family="text">
      <style:text-properties fo:font-size="10pt" style:font-size-asian="10pt" style:font-size-complex="10pt"/>
    </style:style>
    <style:style style:name="T350_13" style:family="text">
      <style:text-properties fo:font-size="10pt" style:font-size-asian="10pt" style:font-size-complex="10pt"/>
    </style:style>
    <style:style style:name="T350_14" style:family="text">
      <style:text-properties fo:font-size="10pt" style:font-size-asian="10pt" style:font-size-complex="10pt"/>
    </style:style>
    <style:style style:name="T350_15" style:family="text">
      <style:text-properties fo:font-size="10pt" style:font-size-asian="10pt" style:font-size-complex="10pt"/>
    </style:style>
    <style:style style:name="T350_16" style:family="text">
      <style:text-properties fo:font-size="10pt" style:font-size-asian="10pt" style:font-size-complex="10pt"/>
    </style:style>
    <style:style style:name="T350_17" style:family="text">
      <style:text-properties fo:font-size="10pt" style:font-size-asian="10pt" style:font-size-complex="10pt"/>
    </style:style>
    <style:style style:name="T350_18" style:family="text">
      <style:text-properties fo:font-size="10pt" style:font-size-asian="10pt" style:font-size-complex="10pt"/>
    </style:style>
    <style:style style:name="T350_19" style:family="text">
      <style:text-properties fo:font-size="10pt" style:font-size-asian="10pt" style:font-size-complex="10pt"/>
    </style:style>
    <style:style style:name="T350_20" style:family="text">
      <style:text-properties fo:font-size="10pt" style:font-size-asian="10pt" style:font-size-complex="10pt"/>
    </style:style>
    <style:style style:name="T350_21" style:family="text">
      <style:text-properties fo:font-size="10pt" style:font-size-asian="10pt" style:font-size-complex="10pt"/>
    </style:style>
    <style:style style:name="T350_22" style:family="text">
      <style:text-properties fo:font-size="10pt" style:font-size-asian="10pt" style:font-size-complex="10pt"/>
    </style:style>
    <style:style style:name="T350_23" style:family="text">
      <style:text-properties fo:font-size="10pt" style:font-size-asian="10pt" style:font-size-complex="10pt"/>
    </style:style>
    <style:style style:name="T350_24" style:family="text">
      <style:text-properties fo:font-size="10pt" style:font-size-asian="10pt" style:font-size-complex="10pt"/>
    </style:style>
    <style:style style:name="T350_25" style:family="text">
      <style:text-properties fo:font-size="10pt" style:font-size-asian="10pt" style:font-size-complex="10pt"/>
    </style:style>
    <style:style style:name="T350_26" style:family="text">
      <style:text-properties fo:font-size="10pt" style:font-size-asian="10pt" style:font-size-complex="10pt"/>
    </style:style>
    <style:style style:name="T350_27" style:family="text">
      <style:text-properties fo:font-size="10pt" style:font-size-asian="10pt" style:font-size-complex="10pt"/>
    </style:style>
    <style:style style:name="T350_28" style:family="text">
      <style:text-properties fo:font-size="10pt" style:font-size-asian="10pt" style:font-size-complex="10pt"/>
    </style:style>
    <style:style style:name="T350_29" style:family="text">
      <style:text-properties fo:font-size="10pt" style:font-size-asian="10pt" style:font-size-complex="10pt"/>
    </style:style>
    <style:style style:name="T350_30" style:family="text">
      <style:text-properties fo:font-size="10pt" style:font-size-asian="10pt" style:font-size-complex="10pt"/>
    </style:style>
    <style:style style:name="T350_31" style:family="text">
      <style:text-properties fo:font-size="10pt" style:font-size-asian="10pt" style:font-size-complex="10pt"/>
    </style:style>
    <style:style style:name="T350_32" style:family="text">
      <style:text-properties fo:font-size="10pt" style:font-size-asian="10pt" style:font-size-complex="10pt"/>
    </style:style>
    <style:style style:name="T350_33" style:family="text">
      <style:text-properties fo:font-size="10pt" style:font-size-asian="10pt" style:font-size-complex="10pt"/>
    </style:style>
    <style:style style:name="T350_34" style:family="text">
      <style:text-properties fo:font-size="10pt" style:font-size-asian="10pt" style:font-size-complex="10pt"/>
    </style:style>
    <style:style style:name="T350_35" style:family="text">
      <style:text-properties fo:font-size="10pt" style:font-size-asian="10pt" style:font-size-complex="10pt"/>
    </style:style>
    <style:style style:name="T350_36" style:family="text">
      <style:text-properties fo:font-size="10pt" style:font-size-asian="10pt" style:font-size-complex="10pt"/>
    </style:style>
    <style:style style:name="T350_37" style:family="text">
      <style:text-properties fo:font-size="10pt" style:font-size-asian="10pt" style:font-size-complex="10pt"/>
    </style:style>
    <style:style style:name="T350_38" style:family="text">
      <style:text-properties fo:font-size="10pt" style:font-size-asian="10pt" style:font-size-complex="10pt"/>
    </style:style>
    <style:style style:name="T350_39" style:family="text">
      <style:text-properties fo:font-size="10pt" style:font-size-asian="10pt" style:font-size-complex="10pt"/>
    </style:style>
    <style:style style:name="T350_40" style:family="text">
      <style:text-properties fo:font-size="10pt" style:font-size-asian="10pt" style:font-size-complex="10pt"/>
    </style:style>
    <style:style style:name="T350_41" style:family="text">
      <style:text-properties fo:font-size="10pt" style:font-size-asian="10pt" style:font-size-complex="10pt"/>
    </style:style>
    <style:style style:name="T350_42" style:family="text">
      <style:text-properties fo:font-size="10pt" style:font-size-asian="10pt" style:font-size-complex="10pt"/>
    </style:style>
    <style:style style:name="T350_43" style:family="text">
      <style:text-properties fo:font-size="10pt" style:font-size-asian="10pt" style:font-size-complex="10pt"/>
    </style:style>
    <style:style style:name="T350_44" style:family="text">
      <style:text-properties fo:font-size="10pt" style:font-size-asian="10pt" style:font-size-complex="10pt"/>
    </style:style>
    <style:style style:name="T350_45" style:family="text">
      <style:text-properties fo:font-size="10pt" style:font-size-asian="10pt" style:font-size-complex="10pt"/>
    </style:style>
    <style:style style:name="T350_46" style:family="text">
      <style:text-properties fo:font-size="10pt" style:font-size-asian="10pt" style:font-size-complex="10pt"/>
    </style:style>
    <style:style style:name="T350_47" style:family="text">
      <style:text-properties fo:font-size="10pt" style:font-size-asian="10pt" style:font-size-complex="10pt"/>
    </style:style>
    <style:style style:name="T350_48" style:family="text">
      <style:text-properties fo:font-size="10pt" style:font-size-asian="10pt" style:font-size-complex="10pt"/>
    </style:style>
    <style:style style:name="T350_49" style:family="text">
      <style:text-properties fo:font-size="10pt" style:font-size-asian="10pt" style:font-size-complex="10pt"/>
    </style:style>
    <style:style style:name="T350_50" style:family="text">
      <style:text-properties fo:font-size="10pt" style:font-size-asian="10pt" style:font-size-complex="10pt"/>
    </style:style>
    <style:style style:name="T350_51" style:family="text">
      <style:text-properties fo:font-size="10pt" style:font-size-asian="10pt" style:font-size-complex="10pt"/>
    </style:style>
    <style:style style:name="T350_52" style:family="text">
      <style:text-properties fo:font-size="10pt" style:font-size-asian="10pt" style:font-size-complex="10pt"/>
    </style:style>
    <style:style style:name="T350_53" style:family="text">
      <style:text-properties fo:font-size="10pt" style:font-size-asian="10pt" style:font-size-complex="10pt"/>
    </style:style>
    <style:style style:name="T350_54" style:family="text">
      <style:text-properties fo:font-size="10pt" style:font-size-asian="10pt" style:font-size-complex="10pt"/>
    </style:style>
    <style:style style:name="T350_55" style:family="text">
      <style:text-properties fo:font-size="10pt" style:font-size-asian="10pt" style:font-size-complex="10pt"/>
    </style:style>
    <style:style style:name="T350_56" style:family="text">
      <style:text-properties fo:font-size="10pt" style:font-size-asian="10pt" style:font-size-complex="10pt"/>
    </style:style>
    <style:style style:name="T350_57" style:family="text">
      <style:text-properties fo:font-size="10pt" style:font-size-asian="10pt" style:font-size-complex="10pt"/>
    </style:style>
    <style:style style:name="T350_58" style:family="text">
      <style:text-properties fo:font-size="10pt" style:font-size-asian="10pt" style:font-size-complex="10pt"/>
    </style:style>
    <style:style style:name="T350_59" style:family="text">
      <style:text-properties fo:font-size="10pt" style:font-size-asian="10pt" style:font-size-complex="10pt"/>
    </style:style>
    <style:style style:name="T350_60" style:family="text">
      <style:text-properties fo:font-size="10pt" style:font-size-asian="10pt" style:font-size-complex="10pt"/>
    </style:style>
    <style:style style:name="T350_61" style:family="text">
      <style:text-properties fo:font-size="10pt" style:font-size-asian="10pt" style:font-size-complex="10pt"/>
    </style:style>
    <style:style style:name="T350_62" style:family="text">
      <style:text-properties fo:font-size="10pt" style:font-size-asian="10pt" style:font-size-complex="10pt"/>
    </style:style>
    <style:style style:name="T350_63" style:family="text">
      <style:text-properties fo:font-size="10pt" style:font-size-asian="10pt" style:font-size-complex="10pt"/>
    </style:style>
    <style:style style:name="T350_64" style:family="text">
      <style:text-properties fo:font-size="10pt" style:font-size-asian="10pt" style:font-size-complex="10pt"/>
    </style:style>
    <style:style style:name="T350_65" style:family="text">
      <style:text-properties fo:font-size="10pt" style:font-size-asian="10pt" style:font-size-complex="10pt"/>
    </style:style>
    <style:style style:name="T350_66" style:family="text">
      <style:text-properties fo:font-size="10pt" style:font-size-asian="10pt" style:font-size-complex="10pt"/>
    </style:style>
    <style:style style:name="T350_67" style:family="text">
      <style:text-properties fo:font-size="10pt" style:font-size-asian="10pt" style:font-size-complex="10pt"/>
    </style:style>
    <style:style style:name="T350_68" style:family="text">
      <style:text-properties fo:font-size="10pt" style:font-size-asian="10pt" style:font-size-complex="10pt"/>
    </style:style>
    <style:style style:name="T350_69" style:family="text">
      <style:text-properties fo:font-size="10pt" style:font-size-asian="10pt" style:font-size-complex="10pt"/>
    </style:style>
    <style:style style:name="T350_70" style:family="text">
      <style:text-properties fo:font-size="10pt" style:font-size-asian="10pt" style:font-size-complex="10pt"/>
    </style:style>
    <style:style style:name="T350_71" style:family="text">
      <style:text-properties fo:font-size="10pt" style:font-size-asian="10pt" style:font-size-complex="10pt"/>
    </style:style>
    <style:style style:name="T350_72" style:family="text">
      <style:text-properties fo:font-size="10pt" style:font-size-asian="10pt" style:font-size-complex="10pt"/>
    </style:style>
    <style:style style:name="T350_73" style:family="text">
      <style:text-properties fo:font-size="10pt" style:font-size-asian="10pt" style:font-size-complex="10pt"/>
    </style:style>
    <style:style style:name="T350_74" style:family="text">
      <style:text-properties fo:font-size="10pt" style:font-size-asian="10pt" style:font-size-complex="10pt"/>
    </style:style>
    <style:style style:name="T350_75" style:family="text">
      <style:text-properties fo:font-size="10pt" style:font-size-asian="10pt" style:font-size-complex="10pt"/>
    </style:style>
    <style:style style:name="T350_76" style:family="text">
      <style:text-properties fo:font-size="10pt" style:font-size-asian="10pt" style:font-size-complex="10pt"/>
    </style:style>
    <style:style style:name="T350_77" style:family="text">
      <style:text-properties fo:font-size="10pt" style:font-size-asian="10pt" style:font-size-complex="10pt"/>
    </style:style>
    <style:style style:name="T350_78" style:family="text">
      <style:text-properties fo:font-size="10pt" style:font-size-asian="10pt" style:font-size-complex="10pt"/>
    </style:style>
    <style:style style:name="T350_79" style:family="text">
      <style:text-properties fo:font-size="10pt" style:font-size-asian="10pt" style:font-size-complex="10pt"/>
    </style:style>
    <style:style style:name="T350_80" style:family="text">
      <style:text-properties fo:font-size="10pt" style:font-size-asian="10pt" style:font-size-complex="10pt"/>
    </style:style>
    <style:style style:name="T350_81" style:family="text">
      <style:text-properties fo:font-size="10pt" style:font-size-asian="10pt" style:font-size-complex="10pt"/>
    </style:style>
    <style:style style:name="T350_82" style:family="text">
      <style:text-properties fo:font-size="10pt" style:font-size-asian="10pt" style:font-size-complex="10pt"/>
    </style:style>
    <style:style style:name="T350_83" style:family="text">
      <style:text-properties fo:font-size="10pt" style:font-size-asian="10pt" style:font-size-complex="10pt"/>
    </style:style>
    <style:style style:name="T350_84" style:family="text">
      <style:text-properties fo:font-size="10pt" style:font-size-asian="10pt" style:font-size-complex="10pt"/>
    </style:style>
    <style:style style:name="T350_85" style:family="text">
      <style:text-properties fo:font-size="10pt" style:font-size-asian="10pt" style:font-size-complex="10pt"/>
    </style:style>
    <style:style style:name="T350_86" style:family="text">
      <style:text-properties fo:font-size="10pt" style:font-size-asian="10pt" style:font-size-complex="10pt"/>
    </style:style>
    <style:style style:name="T350_87" style:family="text">
      <style:text-properties fo:font-size="10pt" style:font-size-asian="10pt" style:font-size-complex="10pt"/>
    </style:style>
    <style:style style:name="T350_88" style:family="text">
      <style:text-properties fo:font-size="10pt" style:font-size-asian="10pt" style:font-size-complex="10pt"/>
    </style:style>
    <style:style style:name="T350_89" style:family="text">
      <style:text-properties fo:font-size="10pt" style:font-size-asian="10pt" style:font-size-complex="10pt"/>
    </style:style>
    <style:style style:name="T350_90" style:family="text">
      <style:text-properties fo:font-size="10pt" style:font-size-asian="10pt" style:font-size-complex="10pt"/>
    </style:style>
    <style:style style:name="T350_91" style:family="text">
      <style:text-properties fo:font-size="10pt" style:font-size-asian="10pt" style:font-size-complex="10pt"/>
    </style:style>
    <style:style style:name="T350_92" style:family="text">
      <style:text-properties fo:font-size="10pt" style:font-size-asian="10pt" style:font-size-complex="10pt"/>
    </style:style>
    <style:style style:name="T350_93" style:family="text">
      <style:text-properties fo:font-size="10pt" style:font-size-asian="10pt" style:font-size-complex="10pt"/>
    </style:style>
    <style:style style:name="T350_94" style:family="text">
      <style:text-properties fo:font-size="10pt" style:font-size-asian="10pt" style:font-size-complex="10pt"/>
    </style:style>
    <style:style style:name="T350_95" style:family="text">
      <style:text-properties fo:font-size="10pt" style:font-size-asian="10pt" style:font-size-complex="10pt"/>
    </style:style>
    <style:style style:name="T350_96" style:family="text">
      <style:text-properties fo:font-size="10pt" style:font-size-asian="10pt" style:font-size-complex="10pt"/>
    </style:style>
    <style:style style:name="P351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7cm" fo:margin-left="0cm"/>
    </style:style>
    <style:style style:name="Column34" style:family="table-column">
      <style:table-column-properties style:column-width="1.773cm"/>
    </style:style>
    <style:style style:name="Column35" style:family="table-column">
      <style:table-column-properties style:column-width="1.799cm"/>
    </style:style>
    <style:style style:name="Column36" style:family="table-column">
      <style:table-column-properties style:column-width="1.27cm"/>
    </style:style>
    <style:style style:name="Column37" style:family="table-column">
      <style:table-column-properties style:column-width="1.693cm"/>
    </style:style>
    <style:style style:name="Column38" style:family="table-column">
      <style:table-column-properties style:column-width="1.667cm"/>
    </style:style>
    <style:style style:name="Column39" style:family="table-column">
      <style:table-column-properties style:column-width="2.752cm"/>
    </style:style>
    <style:style style:name="Column40" style:family="table-column">
      <style:table-column-properties style:column-width="2.434cm"/>
    </style:style>
    <style:style style:name="Column41" style:family="table-column">
      <style:table-column-properties style:column-width="1.931cm"/>
    </style:style>
    <style:style style:name="Column42" style:family="table-column">
      <style:table-column-properties style:column-width="1.681cm"/>
    </style:style>
    <style:style style:name="Row33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34" style:family="table-row"/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5" style:family="table-row"/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6" style:family="table-row"/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7" style:family="table-row"/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8" style:family="table-row"/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justify" fo:break-before="auto" fo:line-height="115%" style:writing-mode="lr-tb"/>
    </style:style>
    <style:style style:name="P407" style:family="paragraph" style:parent-style-name="Standard">
      <style:paragraph-properties fo:text-align="justify" fo:break-before="auto" fo:line-height="115%" style:writing-mode="lr-tb"/>
    </style:style>
    <style:style style:name="T407_1" style:family="text">
      <style:text-properties style:text-underline-style="solid" style:text-underline-color="font-color"/>
    </style:style>
    <style:style style:name="T407_2" style:family="text">
      <style:text-properties style:text-underline-style="solid" style:text-underline-color="font-color"/>
    </style:style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T407_17" style:family="text"/>
    <style:style style:name="T407_18" style:family="text"/>
    <style:style style:name="T407_19" style:family="text"/>
    <style:style style:name="T407_20" style:family="text"/>
    <style:style style:name="T407_21" style:family="text"/>
    <style:style style:name="T407_22" style:family="text"/>
    <style:style style:name="T407_23" style:family="text"/>
    <style:style style:name="T407_24" style:family="text"/>
    <style:style style:name="T407_25" style:family="text"/>
    <style:style style:name="T407_26" style:family="text"/>
    <style:style style:name="T407_27" style:family="text"/>
    <style:style style:name="T407_28" style:family="text"/>
    <style:style style:name="T407_29" style:family="text"/>
    <style:style style:name="T407_30" style:family="text"/>
    <style:style style:name="T407_31" style:family="text"/>
    <style:style style:name="T407_32" style:family="text"/>
    <style:style style:name="T407_33" style:family="text"/>
    <style:style style:name="T407_34" style:family="text"/>
    <style:style style:name="T407_35" style:family="text"/>
    <style:style style:name="T407_36" style:family="text"/>
    <style:style style:name="T407_37" style:family="text"/>
    <style:style style:name="T407_38" style:family="text"/>
    <style:style style:name="T407_39" style:family="text"/>
    <style:style style:name="T407_40" style:family="text"/>
    <style:style style:name="P408" style:family="paragraph" style:parent-style-name="Standard">
      <style:paragraph-properties fo:text-align="justify" fo:break-before="auto" fo:line-height="115%" style:writing-mode="lr-tb"/>
    </style:style>
    <style:style style:name="P40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09_1" style:family="text">
      <style:text-properties fo:font-weight="bold" style:font-weight-asian="bold" style:font-weight-complex="bold"/>
    </style:style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P41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41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11_1" style:family="text">
      <style:text-properties fo:font-weight="bold" style:font-weight-asian="bold" style:font-weight-complex="bold"/>
    </style:style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T411_29" style:family="text"/>
    <style:style style:name="T411_30" style:family="text"/>
    <style:style style:name="T411_31" style:family="text"/>
    <style:style style:name="T411_32" style:family="text"/>
    <style:style style:name="T411_33" style:family="text"/>
    <style:style style:name="T411_34" style:family="text"/>
    <style:style style:name="T411_35" style:family="text"/>
    <style:style style:name="T411_36" style:family="text"/>
    <style:style style:name="T411_37" style:family="text"/>
    <style:style style:name="T411_38" style:family="text"/>
    <style:style style:name="T411_39" style:family="text"/>
    <style:style style:name="T411_40" style:family="text"/>
    <style:style style:name="P4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>
      <style:text-properties style:text-underline-style="solid" style:text-underline-color="font-color"/>
    </style:style>
    <style:style style:name="T413_2" style:family="text">
      <style:text-properties style:text-underline-style="solid" style:text-underline-color="font-color"/>
    </style:style>
    <style:style style:name="T413_3" style:family="text">
      <style:text-properties style:text-underline-style="solid" style:text-underline-color="font-color"/>
    </style:style>
    <style:style style:name="T413_4" style:family="text">
      <style:text-properties style:text-underline-style="solid" style:text-underline-color="font-color"/>
    </style:style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T413_38" style:family="text"/>
    <style:style style:name="T413_39" style:family="text"/>
    <style:style style:name="T413_40" style:family="text"/>
    <style:style style:name="T413_41" style:family="text"/>
    <style:style style:name="T413_42" style:family="text"/>
    <style:style style:name="T413_43" style:family="text"/>
    <style:style style:name="T413_44" style:family="text"/>
    <style:style style:name="T413_45" style:family="text"/>
    <style:style style:name="T413_46" style:family="text"/>
    <style:style style:name="T413_47" style:family="text"/>
    <style:style style:name="T413_48" style:family="text"/>
    <style:style style:name="T413_49" style:family="text"/>
    <style:style style:name="T413_50" style:family="text"/>
    <style:style style:name="T413_51" style:family="text"/>
    <style:style style:name="T413_52" style:family="text"/>
    <style:style style:name="T413_53" style:family="text"/>
    <style:style style:name="T413_54" style:family="text"/>
    <style:style style:name="T413_55" style:family="text"/>
    <style:style style:name="P414" style:family="paragraph" style:parent-style-name="Standard">
      <style:paragraph-properties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15" style:family="paragraph" style:parent-style-name="Standard">
      <style:paragraph-properties fo:text-align="justify" fo:break-before="auto" fo:line-height="115%" fo:margin-top="0cm" style:writing-mode="lr-tb"/>
    </style:style>
    <style:style style:name="T415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15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16" style:family="paragraph" style:parent-style-name="Standard">
      <style:paragraph-properties fo:text-align="justify"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17" style:family="paragraph" style:parent-style-name="Standard">
      <style:paragraph-properties fo:text-align="justify" fo:break-before="auto" fo:line-height="115%" fo:margin-top="0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P418" style:family="paragraph" style:parent-style-name="Standard">
      <style:paragraph-properties fo:text-align="justify" fo:break-before="auto" fo:line-height="115%" fo:margin-top="0cm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T418_19" style:family="text"/>
    <style:style style:name="T418_20" style:family="text"/>
    <style:style style:name="T418_21" style:family="text"/>
    <style:style style:name="T418_22" style:family="text"/>
    <style:style style:name="T418_23" style:family="text"/>
    <style:style style:name="T418_24" style:family="text"/>
    <style:style style:name="T418_25" style:family="text"/>
    <style:style style:name="T418_26" style:family="text"/>
    <style:style style:name="T418_27" style:family="text"/>
    <style:style style:name="T418_28" style:family="text"/>
    <style:style style:name="T418_29" style:family="text"/>
    <style:style style:name="T418_30" style:family="text"/>
    <style:style style:name="T418_31" style:family="text"/>
    <style:style style:name="P419" style:family="paragraph" style:parent-style-name="Standard">
      <style:paragraph-properties fo:text-align="justify" fo:break-before="auto" fo:line-height="115%" fo:margin-top="0cm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T419_21" style:family="text"/>
    <style:style style:name="P420" style:family="paragraph" style:parent-style-name="Standard">
      <style:paragraph-properties fo:text-align="justify" fo:break-before="auto" fo:line-height="115%" fo:margin-top="0cm" style:writing-mode="lr-tb"/>
    </style:style>
    <style:style style:name="P421" style:family="paragraph" style:parent-style-name="Standard">
      <style:paragraph-properties fo:text-align="justify" fo:break-before="auto" fo:line-height="115%" fo:margin-top="0cm" style:writing-mode="lr-tb"/>
    </style:style>
    <style:style style:name="P422" style:family="paragraph" style:parent-style-name="Standard">
      <style:paragraph-properties fo:text-align="justify" fo:break-before="auto" fo:line-height="115%" fo:margin-top="0cm" style:writing-mode="lr-tb"/>
    </style:style>
    <style:style style:name="T422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22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23" style:family="paragraph" style:parent-style-name="Standard">
      <style:paragraph-properties fo:text-align="justify"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24" style:family="paragraph" style:parent-style-name="Standard">
      <style:paragraph-properties fo:text-align="justify" fo:break-before="auto" fo:line-height="115%" fo:margin-top="0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P425" style:family="paragraph" style:parent-style-name="Standard">
      <style:paragraph-properties fo:text-align="justify" fo:break-before="auto" fo:line-height="115%" fo:margin-top="0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T425_17" style:family="text"/>
    <style:style style:name="T425_18" style:family="text"/>
    <style:style style:name="T425_19" style:family="text"/>
    <style:style style:name="T425_20" style:family="text"/>
    <style:style style:name="P426" style:family="paragraph" style:parent-style-name="Standard">
      <style:paragraph-properties fo:text-align="justify" fo:break-before="auto" fo:line-height="115%" fo:margin-top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T426_24" style:family="text"/>
    <style:style style:name="T426_25" style:family="text"/>
    <style:style style:name="P427" style:family="paragraph" style:parent-style-name="Standard">
      <style:paragraph-properties fo:text-align="justify" fo:break-before="auto" fo:line-height="115%" fo:margin-top="0cm" style:writing-mode="lr-tb"/>
    </style:style>
    <style:style style:name="P428" style:family="paragraph" style:parent-style-name="Standard">
      <style:paragraph-properties fo:text-align="justify" fo:break-before="auto" fo:line-height="115%" fo:margin-top="0cm" style:writing-mode="lr-tb"/>
    </style:style>
    <style:style style:name="T428_1" style:family="text"/>
    <style:style style:name="T428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28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28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28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29" style:family="paragraph" style:parent-style-name="Standard">
      <style:paragraph-properties fo:text-align="justify"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30" style:family="paragraph" style:parent-style-name="Standard">
      <style:paragraph-properties fo:text-align="justify" fo:break-before="auto" fo:line-height="115%" fo:margin-top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P431" style:family="paragraph" style:parent-style-name="Standard">
      <style:paragraph-properties fo:text-align="justify" fo:break-before="auto" fo:line-height="115%" fo:margin-top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P432" style:family="paragraph" style:parent-style-name="Standard">
      <style:paragraph-properties fo:text-align="justify" fo:break-before="auto" fo:line-height="115%" fo:margin-top="0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P433" style:family="paragraph" style:parent-style-name="Standard">
      <style:paragraph-properties fo:text-align="justify" fo:break-before="auto" fo:line-height="115%" fo:margin-top="0cm" style:writing-mode="lr-tb"/>
    </style:style>
    <style:style style:name="P434" style:family="paragraph" style:parent-style-name="Standard">
      <style:paragraph-properties fo:text-align="justify" fo:break-before="auto" fo:line-height="115%" fo:margin-top="0cm" style:writing-mode="lr-tb"/>
    </style:style>
    <style:style style:name="P435" style:family="paragraph" style:parent-style-name="Standard">
      <style:paragraph-properties fo:text-align="justify" fo:break-before="auto" fo:line-height="115%" fo:margin-top="0cm" style:writing-mode="lr-tb"/>
    </style:style>
    <style:style style:name="P436" style:family="paragraph" style:parent-style-name="Standard">
      <style:paragraph-properties fo:text-align="justify" fo:break-before="auto" fo:line-height="115%" fo:margin-top="0cm" style:writing-mode="lr-tb"/>
    </style:style>
    <style:style style:name="T436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36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37" style:family="paragraph" style:parent-style-name="Standard">
      <style:paragraph-properties fo:text-align="justify"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38" style:family="paragraph" style:parent-style-name="Standard">
      <style:paragraph-properties fo:text-align="justify" fo:break-before="auto" fo:line-height="150%" fo:margin-top="0cm" style:writing-mode="lr-tb"/>
    </style:style>
    <style:style style:name="T438_1" style:family="text">
      <style:text-properties fo:font-style="italic" style:font-style-asian="italic" style:font-style-complex="italic" style:text-underline-style="solid" style:text-underline-color="font-color"/>
    </style:style>
    <style:style style:name="T438_2" style:family="text">
      <style:text-properties fo:font-style="italic" style:font-style-asian="italic" style:font-style-complex="italic" style:text-underline-style="solid" style:text-underline-color="font-color"/>
    </style:style>
    <style:style style:name="T438_3" style:family="text">
      <style:text-properties fo:font-style="italic" style:font-style-asian="italic" style:font-style-complex="italic" style:text-underline-style="solid" style:text-underline-color="font-color"/>
    </style:style>
    <style:style style:name="T438_4" style:family="text">
      <style:text-properties fo:font-style="italic" style:font-style-asian="italic" style:font-style-complex="italic" style:text-underline-style="solid" style:text-underline-color="font-color"/>
    </style:style>
    <style:style style:name="T438_5" style:family="text">
      <style:text-properties fo:font-style="italic" style:font-style-asian="italic" style:font-style-complex="italic" style:text-underline-style="solid" style:text-underline-color="font-color"/>
    </style:style>
    <style:style style:name="T438_6" style:family="text">
      <style:text-properties fo:font-style="italic" style:font-style-asian="italic" style:font-style-complex="italic" style:text-underline-style="solid" style:text-underline-color="font-color"/>
    </style:style>
    <style:style style:name="T438_7" style:family="text">
      <style:text-properties fo:font-style="italic" style:font-style-asian="italic" style:font-style-complex="italic" style:text-underline-style="solid" style:text-underline-color="font-color"/>
    </style:style>
    <style:style style:name="T438_8" style:family="text"/>
    <style:style style:name="T438_9" style:family="text">
      <style:text-properties fo:font-style="italic" style:font-style-asian="italic" style:font-style-complex="italic" style:text-underline-style="solid" style:text-underline-color="font-color"/>
    </style:style>
    <style:style style:name="T438_10" style:family="text"/>
    <style:style style:name="T438_11" style:family="text">
      <style:text-properties fo:font-style="italic" style:font-style-asian="italic" style:font-style-complex="italic" style:text-underline-style="solid" style:text-underline-color="font-color"/>
    </style:style>
    <style:style style:name="T438_12" style:family="text"/>
    <style:style style:name="T438_13" style:family="text">
      <style:text-properties fo:font-style="italic" style:font-style-asian="italic" style:font-style-complex="italic" style:text-underline-style="solid" style:text-underline-color="font-color"/>
    </style:style>
    <style:style style:name="T438_14" style:family="text">
      <style:text-properties fo:font-weight="bold" style:font-weight-asian="bold" style:font-weight-complex="bold"/>
    </style:style>
    <style:style style:name="T438_15" style:family="text">
      <style:text-properties fo:background-color="#ffffff" fo:color="#252525"/>
    </style:style>
    <style:style style:name="T438_16" style:family="text">
      <style:text-properties fo:background-color="#ffffff" fo:color="#252525"/>
    </style:style>
    <style:style style:name="T438_17" style:family="text">
      <style:text-properties fo:background-color="#ffffff" fo:color="#252525"/>
    </style:style>
    <style:style style:name="T438_18" style:family="text">
      <style:text-properties fo:background-color="#ffffff" fo:color="#252525"/>
    </style:style>
    <style:style style:name="T438_19" style:family="text">
      <style:text-properties fo:background-color="#ffffff" fo:color="#252525"/>
    </style:style>
    <style:style style:name="T438_20" style:family="text">
      <style:text-properties fo:background-color="#ffffff" fo:color="#252525"/>
    </style:style>
    <style:style style:name="T438_21" style:family="text">
      <style:text-properties fo:background-color="#ffffff" fo:color="#252525"/>
    </style:style>
    <style:style style:name="T438_22" style:family="text">
      <style:text-properties fo:background-color="#ffffff" fo:color="#252525"/>
    </style:style>
    <style:style style:name="T438_23" style:family="text">
      <style:text-properties fo:background-color="#ffffff" fo:color="#252525"/>
    </style:style>
    <style:style style:name="T438_24" style:family="text">
      <style:text-properties fo:background-color="#ffffff" fo:color="#252525"/>
    </style:style>
    <style:style style:name="T438_25" style:family="text">
      <style:text-properties fo:background-color="#ffffff" fo:color="#252525"/>
    </style:style>
    <style:style style:name="T438_26" style:family="text">
      <style:text-properties fo:background-color="#ffffff" fo:color="#252525"/>
    </style:style>
    <style:style style:name="T438_27" style:family="text">
      <style:text-properties fo:background-color="#ffffff" fo:color="#252525"/>
    </style:style>
    <style:style style:name="T438_28" style:family="text">
      <style:text-properties fo:background-color="#ffffff" fo:color="#252525"/>
    </style:style>
    <style:style style:name="T438_29" style:family="text">
      <style:text-properties fo:background-color="#ffffff" fo:color="#252525"/>
    </style:style>
    <style:style style:name="T438_30" style:family="text">
      <style:text-properties fo:background-color="#ffffff" fo:color="#252525"/>
    </style:style>
    <style:style style:name="T438_31" style:family="text">
      <style:text-properties fo:background-color="#ffffff" fo:color="#252525"/>
    </style:style>
    <style:style style:name="T438_32" style:family="text">
      <style:text-properties fo:background-color="#ffffff" fo:color="#252525"/>
    </style:style>
    <style:style style:name="T438_33" style:family="text">
      <style:text-properties fo:background-color="#ffffff" fo:color="#252525"/>
    </style:style>
    <style:style style:name="T438_34" style:family="text">
      <style:text-properties fo:background-color="#ffffff" fo:color="#252525"/>
    </style:style>
    <style:style style:name="T438_35" style:family="text">
      <style:text-properties fo:background-color="#ffffff" fo:color="#252525"/>
    </style:style>
    <style:style style:name="T438_36" style:family="text">
      <style:text-properties fo:background-color="#ffffff" fo:color="#252525"/>
    </style:style>
    <style:style style:name="T438_37" style:family="text">
      <style:text-properties fo:background-color="#ffffff" fo:color="#252525"/>
    </style:style>
    <style:style style:name="T438_38" style:family="text">
      <style:text-properties fo:background-color="#ffffff" fo:color="#252525"/>
    </style:style>
    <style:style style:name="T438_39" style:family="text">
      <style:text-properties fo:background-color="#ffffff" fo:color="#252525"/>
    </style:style>
    <style:style style:name="T438_40" style:family="text">
      <style:text-properties fo:background-color="#ffffff" fo:color="#252525"/>
    </style:style>
    <style:style style:name="T438_41" style:family="text">
      <style:text-properties fo:background-color="#ffffff" fo:color="#252525"/>
    </style:style>
    <style:style style:name="P439" style:family="paragraph" style:parent-style-name="Standard">
      <style:paragraph-properties fo:text-align="justify" fo:break-before="auto" fo:line-height="150%" fo:margin-top="0cm" style:writing-mode="lr-tb"/>
    </style:style>
    <style:style style:name="T439_1" style:family="text">
      <style:text-properties fo:background-color="#ffffff" fo:color="#252525"/>
    </style:style>
    <style:style style:name="T439_2" style:family="text">
      <style:text-properties fo:background-color="#ffffff" fo:color="#252525"/>
    </style:style>
    <style:style style:name="T439_3" style:family="text">
      <style:text-properties fo:background-color="#ffffff" fo:color="#252525"/>
    </style:style>
    <style:style style:name="T439_4" style:family="text">
      <style:text-properties fo:background-color="#ffffff" fo:color="#252525"/>
    </style:style>
    <style:style style:name="P440" style:family="paragraph" style:parent-style-name="Standard">
      <style:paragraph-properties fo:text-align="justify" fo:break-before="auto" fo:line-height="150%" fo:margin-top="0cm" style:writing-mode="lr-tb"/>
    </style:style>
    <style:style style:name="T440_1" style:family="text">
      <style:text-properties fo:background-color="#ffffff" fo:color="#252525"/>
    </style:style>
    <style:style style:name="T440_2" style:family="text">
      <style:text-properties fo:background-color="#ffffff" fo:color="#252525"/>
    </style:style>
    <style:style style:name="T440_3" style:family="text">
      <style:text-properties fo:background-color="#ffffff" fo:color="#252525"/>
    </style:style>
    <style:style style:name="T440_4" style:family="text">
      <style:text-properties fo:background-color="#ffffff" fo:color="#252525"/>
    </style:style>
    <style:style style:name="P441" style:family="paragraph" style:parent-style-name="Standard">
      <style:paragraph-properties fo:text-align="justify" fo:break-before="auto" fo:line-height="150%" fo:margin-top="0cm" style:writing-mode="lr-tb"/>
    </style:style>
    <style:style style:name="T441_1" style:family="text">
      <style:text-properties fo:background-color="#ffffff" fo:color="#252525"/>
    </style:style>
    <style:style style:name="T441_2" style:family="text">
      <style:text-properties fo:background-color="#ffffff" fo:color="#252525"/>
    </style:style>
    <style:style style:name="T441_3" style:family="text">
      <style:text-properties fo:background-color="#ffffff" fo:color="#252525"/>
    </style:style>
    <style:style style:name="T441_4" style:family="text">
      <style:text-properties fo:background-color="#ffffff" fo:color="#252525"/>
    </style:style>
    <style:style style:name="P442" style:family="paragraph" style:parent-style-name="Standard">
      <style:paragraph-properties fo:text-align="justify" fo:break-before="auto" fo:line-height="150%" fo:margin-top="0cm" style:writing-mode="lr-tb"/>
    </style:style>
    <style:style style:name="T442_1" style:family="text">
      <style:text-properties fo:background-color="#ffffff" fo:color="#252525"/>
    </style:style>
    <style:style style:name="T442_2" style:family="text">
      <style:text-properties fo:background-color="#ffffff" fo:color="#252525"/>
    </style:style>
    <style:style style:name="T442_3" style:family="text">
      <style:text-properties fo:background-color="#ffffff" fo:color="#252525"/>
    </style:style>
    <style:style style:name="T442_4" style:family="text">
      <style:text-properties fo:background-color="#ffffff" fo:color="#252525"/>
    </style:style>
    <style:style style:name="P443" style:family="paragraph" style:parent-style-name="Standard">
      <style:paragraph-properties fo:text-align="justify" fo:break-before="auto" fo:line-height="150%" fo:margin-top="0cm" style:writing-mode="lr-tb"/>
    </style:style>
    <style:style style:name="T443_1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3_2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3_3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3_4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3_5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3_6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3_7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3_8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3_9" style:family="text">
      <style:text-properties fo:background-color="#ffffff" fo:font-style="italic" style:font-style-asian="italic" style:font-style-complex="italic" fo:color="#252525"/>
    </style:style>
    <style:style style:name="T443_10" style:family="text">
      <style:text-properties fo:background-color="#ffffff" fo:font-style="italic" style:font-style-asian="italic" style:font-style-complex="italic" fo:color="#252525"/>
    </style:style>
    <style:style style:name="T443_11" style:family="text">
      <style:text-properties fo:background-color="#ffffff" fo:font-style="italic" style:font-style-asian="italic" style:font-style-complex="italic" fo:color="#252525"/>
    </style:style>
    <style:style style:name="T443_12" style:family="text">
      <style:text-properties fo:background-color="#ffffff" fo:font-style="italic" style:font-style-asian="italic" style:font-style-complex="italic" fo:color="#252525"/>
    </style:style>
    <style:style style:name="T443_13" style:family="text">
      <style:text-properties fo:background-color="#ffffff" fo:font-style="italic" style:font-style-asian="italic" style:font-style-complex="italic" fo:color="#252525"/>
    </style:style>
    <style:style style:name="T443_14" style:family="text">
      <style:text-properties fo:background-color="#ffffff" fo:font-style="italic" style:font-style-asian="italic" style:font-style-complex="italic" fo:color="#252525"/>
    </style:style>
    <style:style style:name="T443_15" style:family="text">
      <style:text-properties fo:background-color="#ffffff" fo:font-style="italic" style:font-style-asian="italic" style:font-style-complex="italic" fo:color="#252525"/>
    </style:style>
    <style:style style:name="T443_16" style:family="text">
      <style:text-properties fo:background-color="#ffffff" fo:font-style="italic" style:font-style-asian="italic" style:font-style-complex="italic" fo:color="#252525"/>
    </style:style>
    <style:style style:name="T443_17" style:family="text">
      <style:text-properties fo:background-color="#ffffff" fo:font-style="italic" style:font-style-asian="italic" style:font-style-complex="italic" fo:color="#252525"/>
    </style:style>
    <style:style style:name="T443_18" style:family="text">
      <style:text-properties fo:background-color="#ffffff" fo:font-style="italic" style:font-style-asian="italic" style:font-style-complex="italic" fo:color="#252525"/>
    </style:style>
    <style:style style:name="T443_19" style:family="text">
      <style:text-properties fo:background-color="#ffffff" fo:font-style="italic" style:font-style-asian="italic" style:font-style-complex="italic" fo:color="#252525"/>
    </style:style>
    <style:style style:name="T443_20" style:family="text">
      <style:text-properties fo:background-color="#ffffff" fo:font-style="italic" style:font-style-asian="italic" style:font-style-complex="italic" fo:color="#252525"/>
    </style:style>
    <style:style style:name="T443_21" style:family="text">
      <style:text-properties fo:background-color="#ffffff" fo:font-style="italic" style:font-style-asian="italic" style:font-style-complex="italic" fo:color="#252525"/>
    </style:style>
    <style:style style:name="T443_22" style:family="text">
      <style:text-properties fo:background-color="#ffffff" fo:font-style="italic" style:font-style-asian="italic" style:font-style-complex="italic" fo:color="#252525"/>
    </style:style>
    <style:style style:name="T443_23" style:family="text">
      <style:text-properties fo:background-color="#ffffff" fo:font-style="italic" style:font-style-asian="italic" style:font-style-complex="italic" fo:color="#252525"/>
    </style:style>
    <style:style style:name="T443_24" style:family="text">
      <style:text-properties fo:background-color="#ffffff" fo:font-style="italic" style:font-style-asian="italic" style:font-style-complex="italic" fo:color="#252525"/>
    </style:style>
    <style:style style:name="T443_25" style:family="text">
      <style:text-properties fo:background-color="#ffffff" fo:font-style="italic" style:font-style-asian="italic" style:font-style-complex="italic" fo:color="#252525"/>
    </style:style>
    <style:style style:name="T443_26" style:family="text">
      <style:text-properties fo:background-color="#ffffff" fo:font-style="italic" style:font-style-asian="italic" style:font-style-complex="italic" fo:color="#252525"/>
    </style:style>
    <style:style style:name="T443_27" style:family="text">
      <style:text-properties fo:background-color="#ffffff" fo:font-style="italic" style:font-style-asian="italic" style:font-style-complex="italic" fo:color="#252525"/>
    </style:style>
    <style:style style:name="T443_28" style:family="text">
      <style:text-properties fo:background-color="#ffffff" fo:font-style="italic" style:font-style-asian="italic" style:font-style-complex="italic" fo:color="#252525"/>
    </style:style>
    <style:style style:name="T443_29" style:family="text">
      <style:text-properties fo:background-color="#ffffff" fo:font-style="italic" style:font-style-asian="italic" style:font-style-complex="italic" fo:color="#252525"/>
    </style:style>
    <style:style style:name="T443_30" style:family="text">
      <style:text-properties fo:background-color="#ffffff" fo:font-style="italic" style:font-style-asian="italic" style:font-style-complex="italic" fo:color="#252525"/>
    </style:style>
    <style:style style:name="T443_31" style:family="text">
      <style:text-properties fo:background-color="#ffffff" fo:font-style="italic" style:font-style-asian="italic" style:font-style-complex="italic" fo:color="#252525"/>
    </style:style>
    <style:style style:name="T443_32" style:family="text">
      <style:text-properties fo:background-color="#ffffff" fo:font-style="italic" style:font-style-asian="italic" style:font-style-complex="italic" fo:color="#252525"/>
    </style:style>
    <style:style style:name="T443_33" style:family="text">
      <style:text-properties fo:background-color="#ffffff" fo:font-style="italic" style:font-style-asian="italic" style:font-style-complex="italic" fo:color="#252525"/>
    </style:style>
    <style:style style:name="T443_34" style:family="text">
      <style:text-properties fo:background-color="#ffffff" fo:font-style="italic" style:font-style-asian="italic" style:font-style-complex="italic" fo:color="#252525"/>
    </style:style>
    <style:style style:name="T443_35" style:family="text">
      <style:text-properties fo:background-color="#ffffff" fo:font-style="italic" style:font-style-asian="italic" style:font-style-complex="italic" fo:color="#252525"/>
    </style:style>
    <style:style style:name="T443_36" style:family="text">
      <style:text-properties fo:background-color="#ffffff" fo:font-style="italic" style:font-style-asian="italic" style:font-style-complex="italic" fo:color="#252525"/>
    </style:style>
    <style:style style:name="T443_37" style:family="text">
      <style:text-properties fo:background-color="#ffffff" fo:font-style="italic" style:font-style-asian="italic" style:font-style-complex="italic" fo:color="#252525"/>
    </style:style>
    <style:style style:name="T443_38" style:family="text">
      <style:text-properties fo:background-color="#ffffff" fo:font-style="italic" style:font-style-asian="italic" style:font-style-complex="italic" fo:color="#252525"/>
    </style:style>
    <style:style style:name="T443_39" style:family="text">
      <style:text-properties fo:background-color="#ffffff" fo:font-style="italic" style:font-style-asian="italic" style:font-style-complex="italic" fo:color="#252525"/>
    </style:style>
    <style:style style:name="T443_40" style:family="text">
      <style:text-properties fo:background-color="#ffffff" fo:font-style="italic" style:font-style-asian="italic" style:font-style-complex="italic" fo:color="#252525"/>
    </style:style>
    <style:style style:name="T443_41" style:family="text">
      <style:text-properties fo:background-color="#ffffff" fo:font-style="italic" style:font-style-asian="italic" style:font-style-complex="italic" fo:color="#252525"/>
    </style:style>
    <style:style style:name="T443_42" style:family="text">
      <style:text-properties fo:background-color="#ffffff" fo:font-style="italic" style:font-style-asian="italic" style:font-style-complex="italic" fo:color="#252525"/>
    </style:style>
    <style:style style:name="T443_43" style:family="text">
      <style:text-properties fo:background-color="#ffffff" fo:font-style="italic" style:font-style-asian="italic" style:font-style-complex="italic" fo:color="#252525"/>
    </style:style>
    <style:style style:name="T443_44" style:family="text">
      <style:text-properties fo:background-color="#ffffff" fo:font-style="italic" style:font-style-asian="italic" style:font-style-complex="italic" fo:color="#252525"/>
    </style:style>
    <style:style style:name="T443_45" style:family="text">
      <style:text-properties fo:background-color="#ffffff" fo:font-style="italic" style:font-style-asian="italic" style:font-style-complex="italic" fo:color="#252525"/>
    </style:style>
    <style:style style:name="T443_46" style:family="text">
      <style:text-properties fo:background-color="#ffffff" fo:font-style="italic" style:font-style-asian="italic" style:font-style-complex="italic" fo:color="#252525"/>
    </style:style>
    <style:style style:name="T443_47" style:family="text">
      <style:text-properties fo:background-color="#ffffff" fo:font-style="italic" style:font-style-asian="italic" style:font-style-complex="italic" fo:color="#252525"/>
    </style:style>
    <style:style style:name="T443_48" style:family="text">
      <style:text-properties fo:background-color="#ffffff" fo:font-style="italic" style:font-style-asian="italic" style:font-style-complex="italic" fo:color="#252525"/>
    </style:style>
    <style:style style:name="T443_49" style:family="text">
      <style:text-properties fo:background-color="#ffffff" fo:font-style="italic" style:font-style-asian="italic" style:font-style-complex="italic" fo:color="#252525"/>
    </style:style>
    <style:style style:name="T443_50" style:family="text">
      <style:text-properties fo:background-color="#ffffff" fo:font-style="italic" style:font-style-asian="italic" style:font-style-complex="italic" fo:color="#252525"/>
    </style:style>
    <style:style style:name="T443_51" style:family="text">
      <style:text-properties fo:background-color="#ffffff" fo:font-style="italic" style:font-style-asian="italic" style:font-style-complex="italic" fo:color="#252525"/>
    </style:style>
    <style:style style:name="T443_52" style:family="text">
      <style:text-properties fo:background-color="#ffffff" fo:font-style="italic" style:font-style-asian="italic" style:font-style-complex="italic" fo:color="#252525"/>
    </style:style>
    <style:style style:name="P444" style:family="paragraph" style:parent-style-name="Standard">
      <style:paragraph-properties fo:text-align="justify" fo:break-before="auto" fo:line-height="150%" fo:margin-top="0cm" style:writing-mode="lr-tb"/>
    </style:style>
    <style:style style:name="T444_1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4_2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4_3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4_4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4_5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4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444_7" style:family="text">
      <style:text-properties fo:background-color="#ffffff" fo:font-style="italic" style:font-style-asian="italic" style:font-style-complex="italic" fo:color="#252525"/>
    </style:style>
    <style:style style:name="T444_8" style:family="text">
      <style:text-properties fo:background-color="#ffffff" fo:font-style="italic" style:font-style-asian="italic" style:font-style-complex="italic" fo:color="#252525"/>
    </style:style>
    <style:style style:name="T444_9" style:family="text">
      <style:text-properties fo:background-color="#ffffff" fo:font-style="italic" style:font-style-asian="italic" style:font-style-complex="italic" fo:color="#252525"/>
    </style:style>
    <style:style style:name="T444_10" style:family="text">
      <style:text-properties fo:background-color="#ffffff" fo:font-style="italic" style:font-style-asian="italic" style:font-style-complex="italic" fo:color="#252525"/>
    </style:style>
    <style:style style:name="T444_11" style:family="text">
      <style:text-properties fo:background-color="#ffffff" fo:font-style="italic" style:font-style-asian="italic" style:font-style-complex="italic" fo:color="#252525"/>
    </style:style>
    <style:style style:name="T444_12" style:family="text">
      <style:text-properties fo:background-color="#ffffff" fo:font-style="italic" style:font-style-asian="italic" style:font-style-complex="italic" fo:color="#252525"/>
    </style:style>
    <style:style style:name="T444_13" style:family="text">
      <style:text-properties fo:background-color="#ffffff" fo:font-style="italic" style:font-style-asian="italic" style:font-style-complex="italic" fo:color="#252525"/>
    </style:style>
    <style:style style:name="T444_14" style:family="text">
      <style:text-properties fo:background-color="#ffffff" fo:font-style="italic" style:font-style-asian="italic" style:font-style-complex="italic" fo:color="#252525"/>
    </style:style>
    <style:style style:name="T444_15" style:family="text">
      <style:text-properties fo:background-color="#ffffff" fo:font-style="italic" style:font-style-asian="italic" style:font-style-complex="italic" fo:color="#252525"/>
    </style:style>
    <style:style style:name="T444_16" style:family="text">
      <style:text-properties fo:background-color="#ffffff" fo:font-style="italic" style:font-style-asian="italic" style:font-style-complex="italic" fo:color="#252525"/>
    </style:style>
    <style:style style:name="T444_17" style:family="text">
      <style:text-properties fo:background-color="#ffffff" fo:font-style="italic" style:font-style-asian="italic" style:font-style-complex="italic" fo:color="#252525"/>
    </style:style>
    <style:style style:name="T444_18" style:family="text">
      <style:text-properties fo:background-color="#ffffff" fo:font-style="italic" style:font-style-asian="italic" style:font-style-complex="italic" fo:color="#252525"/>
    </style:style>
    <style:style style:name="T444_19" style:family="text">
      <style:text-properties fo:background-color="#ffffff" fo:font-style="italic" style:font-style-asian="italic" style:font-style-complex="italic" fo:color="#252525"/>
    </style:style>
    <style:style style:name="T444_20" style:family="text">
      <style:text-properties fo:background-color="#ffffff" fo:font-style="italic" style:font-style-asian="italic" style:font-style-complex="italic" fo:color="#252525"/>
    </style:style>
    <style:style style:name="T444_21" style:family="text">
      <style:text-properties fo:background-color="#ffffff" fo:font-style="italic" style:font-style-asian="italic" style:font-style-complex="italic" fo:color="#252525"/>
    </style:style>
    <style:style style:name="T444_22" style:family="text">
      <style:text-properties fo:background-color="#ffffff" fo:font-style="italic" style:font-style-asian="italic" style:font-style-complex="italic" fo:color="#252525"/>
    </style:style>
    <style:style style:name="T444_23" style:family="text">
      <style:text-properties fo:background-color="#ffffff" fo:font-style="italic" style:font-style-asian="italic" style:font-style-complex="italic" fo:color="#252525"/>
    </style:style>
    <style:style style:name="T444_24" style:family="text">
      <style:text-properties fo:background-color="#ffffff" fo:font-style="italic" style:font-style-asian="italic" style:font-style-complex="italic" fo:color="#252525"/>
    </style:style>
    <style:style style:name="T444_25" style:family="text">
      <style:text-properties fo:background-color="#ffffff" fo:font-style="italic" style:font-style-asian="italic" style:font-style-complex="italic" fo:color="#252525"/>
    </style:style>
    <style:style style:name="T444_26" style:family="text">
      <style:text-properties fo:background-color="#ffffff" fo:font-style="italic" style:font-style-asian="italic" style:font-style-complex="italic" fo:color="#252525"/>
    </style:style>
    <style:style style:name="T444_27" style:family="text">
      <style:text-properties fo:background-color="#ffffff" fo:font-style="italic" style:font-style-asian="italic" style:font-style-complex="italic" fo:color="#252525"/>
    </style:style>
    <style:style style:name="T444_28" style:family="text">
      <style:text-properties fo:background-color="#ffffff" fo:font-style="italic" style:font-style-asian="italic" style:font-style-complex="italic" fo:color="#252525"/>
    </style:style>
    <style:style style:name="T444_29" style:family="text">
      <style:text-properties fo:background-color="#ffffff" fo:font-style="italic" style:font-style-asian="italic" style:font-style-complex="italic" fo:color="#252525"/>
    </style:style>
    <style:style style:name="T444_30" style:family="text">
      <style:text-properties fo:background-color="#ffffff" fo:font-style="italic" style:font-style-asian="italic" style:font-style-complex="italic" fo:color="#252525"/>
    </style:style>
    <style:style style:name="T444_31" style:family="text">
      <style:text-properties fo:background-color="#ffffff" fo:font-style="italic" style:font-style-asian="italic" style:font-style-complex="italic" fo:color="#252525"/>
    </style:style>
    <style:style style:name="T444_32" style:family="text">
      <style:text-properties fo:background-color="#ffffff" fo:font-style="italic" style:font-style-asian="italic" style:font-style-complex="italic" fo:color="#252525"/>
    </style:style>
    <style:style style:name="T444_33" style:family="text">
      <style:text-properties fo:background-color="#ffffff" fo:font-style="italic" style:font-style-asian="italic" style:font-style-complex="italic" fo:color="#252525"/>
    </style:style>
    <style:style style:name="T444_34" style:family="text">
      <style:text-properties fo:background-color="#ffffff" fo:font-style="italic" style:font-style-asian="italic" style:font-style-complex="italic" fo:color="#252525"/>
    </style:style>
    <style:style style:name="T444_35" style:family="text">
      <style:text-properties fo:background-color="#ffffff" fo:font-style="italic" style:font-style-asian="italic" style:font-style-complex="italic" fo:color="#252525"/>
    </style:style>
    <style:style style:name="T444_36" style:family="text">
      <style:text-properties fo:background-color="#ffffff" fo:font-style="italic" style:font-style-asian="italic" style:font-style-complex="italic" fo:color="#252525"/>
    </style:style>
    <style:style style:name="T444_37" style:family="text">
      <style:text-properties fo:background-color="#ffffff" fo:font-style="italic" style:font-style-asian="italic" style:font-style-complex="italic" fo:color="#252525"/>
    </style:style>
    <style:style style:name="T444_38" style:family="text">
      <style:text-properties fo:background-color="#ffffff" fo:font-style="italic" style:font-style-asian="italic" style:font-style-complex="italic" fo:color="#252525"/>
    </style:style>
    <style:style style:name="T444_39" style:family="text">
      <style:text-properties fo:background-color="#ffffff" fo:font-style="italic" style:font-style-asian="italic" style:font-style-complex="italic" fo:color="#252525"/>
    </style:style>
    <style:style style:name="T444_40" style:family="text">
      <style:text-properties fo:background-color="#ffffff" fo:font-style="italic" style:font-style-asian="italic" style:font-style-complex="italic" fo:color="#252525"/>
    </style:style>
    <style:style style:name="T444_41" style:family="text">
      <style:text-properties fo:background-color="#ffffff" fo:font-style="italic" style:font-style-asian="italic" style:font-style-complex="italic" fo:color="#252525"/>
    </style:style>
    <style:style style:name="T444_42" style:family="text">
      <style:text-properties fo:background-color="#ffffff" fo:font-style="italic" style:font-style-asian="italic" style:font-style-complex="italic" fo:color="#252525"/>
    </style:style>
    <style:style style:name="T444_43" style:family="text">
      <style:text-properties fo:background-color="#ffffff" fo:font-style="italic" style:font-style-asian="italic" style:font-style-complex="italic" fo:color="#252525"/>
    </style:style>
    <style:style style:name="T444_44" style:family="text">
      <style:text-properties fo:background-color="#ffffff" fo:font-style="italic" style:font-style-asian="italic" style:font-style-complex="italic" fo:color="#252525"/>
    </style:style>
    <style:style style:name="T444_45" style:family="text">
      <style:text-properties fo:background-color="#ffffff" fo:font-style="italic" style:font-style-asian="italic" style:font-style-complex="italic" fo:color="#252525"/>
    </style:style>
    <style:style style:name="T444_46" style:family="text">
      <style:text-properties fo:background-color="#ffffff" fo:font-style="italic" style:font-style-asian="italic" style:font-style-complex="italic" fo:color="#252525"/>
    </style:style>
    <style:style style:name="T444_47" style:family="text">
      <style:text-properties fo:background-color="#ffffff" fo:font-style="italic" style:font-style-asian="italic" style:font-style-complex="italic" fo:color="#252525"/>
    </style:style>
    <style:style style:name="T444_48" style:family="text">
      <style:text-properties fo:background-color="#ffffff" fo:font-style="italic" style:font-style-asian="italic" style:font-style-complex="italic" fo:color="#252525"/>
    </style:style>
    <style:style style:name="T444_49" style:family="text">
      <style:text-properties fo:background-color="#ffffff" fo:font-style="italic" style:font-style-asian="italic" style:font-style-complex="italic" fo:color="#252525"/>
    </style:style>
    <style:style style:name="T444_50" style:family="text">
      <style:text-properties fo:background-color="#ffffff" fo:font-style="italic" style:font-style-asian="italic" style:font-style-complex="italic" fo:color="#252525"/>
    </style:style>
    <style:style style:name="T444_51" style:family="text">
      <style:text-properties fo:background-color="#ffffff" fo:font-style="italic" style:font-style-asian="italic" style:font-style-complex="italic" fo:color="#252525"/>
    </style:style>
    <style:style style:name="T444_52" style:family="text">
      <style:text-properties fo:background-color="#ffffff" fo:font-style="italic" style:font-style-asian="italic" style:font-style-complex="italic" fo:color="#252525"/>
    </style:style>
    <style:style style:name="T444_53" style:family="text">
      <style:text-properties fo:background-color="#ffffff" fo:font-style="italic" style:font-style-asian="italic" style:font-style-complex="italic" fo:color="#252525"/>
    </style:style>
    <style:style style:name="T444_54" style:family="text">
      <style:text-properties fo:background-color="#ffffff" fo:font-style="italic" style:font-style-asian="italic" style:font-style-complex="italic" fo:color="#252525"/>
    </style:style>
    <style:style style:name="T444_55" style:family="text">
      <style:text-properties fo:background-color="#ffffff" fo:font-style="italic" style:font-style-asian="italic" style:font-style-complex="italic" fo:color="#252525"/>
    </style:style>
    <style:style style:name="T444_56" style:family="text">
      <style:text-properties fo:background-color="#ffffff" fo:font-style="italic" style:font-style-asian="italic" style:font-style-complex="italic" fo:color="#252525"/>
    </style:style>
    <style:style style:name="T444_57" style:family="text">
      <style:text-properties fo:background-color="#ffffff" fo:font-style="italic" style:font-style-asian="italic" style:font-style-complex="italic" fo:color="#252525"/>
    </style:style>
    <style:style style:name="T444_58" style:family="text">
      <style:text-properties fo:background-color="#ffffff" fo:font-style="italic" style:font-style-asian="italic" style:font-style-complex="italic" fo:color="#252525"/>
    </style:style>
    <style:style style:name="T444_59" style:family="text">
      <style:text-properties fo:background-color="#ffffff" fo:font-style="italic" style:font-style-asian="italic" style:font-style-complex="italic" fo:color="#252525"/>
    </style:style>
    <style:style style:name="P445" style:family="paragraph" style:parent-style-name="Standard">
      <style:paragraph-properties fo:text-align="justify" fo:break-before="auto" fo:line-height="150%" fo:margin-top="0cm" style:writing-mode="lr-tb"/>
    </style:style>
    <style:style style:name="T445_1" style:family="text">
      <style:text-properties fo:background-color="#ffffff" fo:font-style="italic" style:font-style-asian="italic" style:font-style-complex="italic" fo:color="#252525"/>
    </style:style>
    <style:style style:name="T445_2" style:family="text">
      <style:text-properties fo:background-color="#ffffff" fo:font-style="italic" style:font-style-asian="italic" style:font-style-complex="italic" fo:color="#252525"/>
    </style:style>
    <style:style style:name="T445_3" style:family="text">
      <style:text-properties fo:background-color="#ffffff" fo:font-style="italic" style:font-style-asian="italic" style:font-style-complex="italic" fo:color="#252525"/>
    </style:style>
    <style:style style:name="T445_4" style:family="text">
      <style:text-properties fo:background-color="#ffffff" fo:font-style="italic" style:font-style-asian="italic" style:font-style-complex="italic" fo:color="#252525"/>
    </style:style>
    <style:style style:name="P446" style:family="paragraph" style:parent-style-name="Standard">
      <style:paragraph-properties fo:text-align="justify" fo:break-before="auto" fo:line-height="150%" fo:margin-top="0cm" style:writing-mode="lr-tb"/>
    </style:style>
    <style:style style:name="T446_1" style:family="text">
      <style:text-properties fo:background-color="#ffffff" fo:font-style="italic" style:font-style-asian="italic" style:font-style-complex="italic" fo:color="#252525"/>
    </style:style>
    <style:style style:name="T446_2" style:family="text">
      <style:text-properties fo:background-color="#ffffff" fo:font-style="italic" style:font-style-asian="italic" style:font-style-complex="italic" fo:color="#252525"/>
    </style:style>
    <style:style style:name="T446_3" style:family="text">
      <style:text-properties fo:background-color="#ffffff" fo:font-style="italic" style:font-style-asian="italic" style:font-style-complex="italic" fo:color="#252525"/>
    </style:style>
    <style:style style:name="T446_4" style:family="text">
      <style:text-properties fo:background-color="#ffffff" fo:font-style="italic" style:font-style-asian="italic" style:font-style-complex="italic" fo:color="#252525"/>
    </style:style>
    <style:style style:name="P447" style:family="paragraph" style:parent-style-name="Standard">
      <style:paragraph-properties fo:text-align="justify" fo:break-before="auto" fo:line-height="150%" fo:margin-top="0cm" style:writing-mode="lr-tb"/>
    </style:style>
    <style:style style:name="T447_1" style:family="text">
      <style:text-properties fo:background-color="#ffffff" fo:font-style="italic" style:font-style-asian="italic" style:font-style-complex="italic" fo:color="#252525"/>
    </style:style>
    <style:style style:name="T447_2" style:family="text">
      <style:text-properties fo:background-color="#ffffff" fo:font-style="italic" style:font-style-asian="italic" style:font-style-complex="italic" fo:color="#252525"/>
    </style:style>
    <style:style style:name="T447_3" style:family="text">
      <style:text-properties fo:background-color="#ffffff" fo:font-style="italic" style:font-style-asian="italic" style:font-style-complex="italic" fo:color="#252525"/>
    </style:style>
    <style:style style:name="T447_4" style:family="text">
      <style:text-properties fo:background-color="#ffffff" fo:font-style="italic" style:font-style-asian="italic" style:font-style-complex="italic" fo:color="#252525"/>
    </style:style>
    <style:style style:name="P448" style:family="paragraph" style:parent-style-name="Standard">
      <style:paragraph-properties fo:text-align="justify" fo:break-before="auto" fo:line-height="150%" fo:margin-top="0cm" style:writing-mode="lr-tb"/>
    </style:style>
    <style:style style:name="T448_1" style:family="text">
      <style:text-properties fo:background-color="#ffffff" fo:font-style="italic" style:font-style-asian="italic" style:font-style-complex="italic" fo:color="#252525"/>
    </style:style>
    <style:style style:name="T448_2" style:family="text">
      <style:text-properties fo:background-color="#ffffff" fo:font-style="italic" style:font-style-asian="italic" style:font-style-complex="italic" fo:color="#252525"/>
    </style:style>
    <style:style style:name="T448_3" style:family="text">
      <style:text-properties fo:background-color="#ffffff" fo:font-style="italic" style:font-style-asian="italic" style:font-style-complex="italic" fo:color="#252525"/>
    </style:style>
    <style:style style:name="T448_4" style:family="text">
      <style:text-properties fo:background-color="#ffffff" fo:font-style="italic" style:font-style-asian="italic" style:font-style-complex="italic" fo:color="#252525"/>
    </style:style>
    <style:style style:name="P449" style:family="paragraph" style:parent-style-name="Standard">
      <style:paragraph-properties fo:text-align="justify" fo:break-before="auto" fo:line-height="150%" fo:margin-top="0cm" style:writing-mode="lr-tb"/>
    </style:style>
    <style:style style:name="T449_1" style:family="text">
      <style:text-properties fo:background-color="#ffffff" fo:font-style="italic" style:font-style-asian="italic" style:font-style-complex="italic" fo:color="#252525"/>
    </style:style>
    <style:style style:name="T449_2" style:family="text">
      <style:text-properties fo:background-color="#ffffff" fo:font-style="italic" style:font-style-asian="italic" style:font-style-complex="italic" fo:color="#252525"/>
    </style:style>
    <style:style style:name="T449_3" style:family="text">
      <style:text-properties fo:background-color="#ffffff" fo:font-style="italic" style:font-style-asian="italic" style:font-style-complex="italic" fo:color="#252525"/>
    </style:style>
    <style:style style:name="T449_4" style:family="text">
      <style:text-properties fo:background-color="#ffffff" fo:font-style="italic" style:font-style-asian="italic" style:font-style-complex="italic" fo:color="#252525"/>
    </style:style>
    <style:style style:name="T449_5" style:family="text">
      <style:text-properties fo:background-color="#ffffff" fo:font-style="italic" style:font-style-asian="italic" style:font-style-complex="italic" fo:color="#252525"/>
    </style:style>
    <style:style style:name="T449_6" style:family="text">
      <style:text-properties fo:background-color="#ffffff" fo:font-style="italic" style:font-style-asian="italic" style:font-style-complex="italic" fo:color="#252525"/>
    </style:style>
    <style:style style:name="P450" style:family="paragraph" style:parent-style-name="Standard">
      <style:paragraph-properties fo:text-align="justify" fo:break-before="auto" fo:line-height="150%" fo:margin-top="0cm" style:writing-mode="lr-tb"/>
    </style:style>
    <style:style style:name="T450_1" style:family="text">
      <style:text-properties fo:background-color="#ffffff" fo:font-style="italic" style:font-style-asian="italic" style:font-style-complex="italic" fo:color="#252525"/>
    </style:style>
    <style:style style:name="T450_2" style:family="text">
      <style:text-properties fo:background-color="#ffffff" fo:font-style="italic" style:font-style-asian="italic" style:font-style-complex="italic" fo:color="#252525"/>
    </style:style>
    <style:style style:name="T450_3" style:family="text">
      <style:text-properties fo:background-color="#ffffff" fo:font-style="italic" style:font-style-asian="italic" style:font-style-complex="italic" fo:color="#252525"/>
    </style:style>
    <style:style style:name="T450_4" style:family="text">
      <style:text-properties fo:background-color="#ffffff" fo:font-style="italic" style:font-style-asian="italic" style:font-style-complex="italic" fo:color="#252525"/>
    </style:style>
    <style:style style:name="T450_5" style:family="text">
      <style:text-properties fo:background-color="#ffffff" fo:font-style="italic" style:font-style-asian="italic" style:font-style-complex="italic" fo:color="#252525"/>
    </style:style>
    <style:style style:name="T450_6" style:family="text">
      <style:text-properties fo:background-color="#ffffff" fo:font-style="italic" style:font-style-asian="italic" style:font-style-complex="italic" fo:color="#252525"/>
    </style:style>
    <style:style style:name="P451" style:family="paragraph" style:parent-style-name="Heading_20_1">
      <style:paragraph-properties fo:break-before="auto" fo:line-height="115%" fo:margin-top="0.847cm" fo:margin-bottom="0.212cm" style:writing-mode="lr-tb"/>
    </style:style>
    <style:style style:name="T451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452" style:family="paragraph" style:parent-style-name="Standard">
      <style:paragraph-properties fo:text-align="justify" fo:break-before="auto" fo:line-height="100%" fo:margin-top="0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T452_27" style:family="text"/>
    <style:style style:name="T452_28" style:family="text"/>
    <style:style style:name="T452_29" style:family="text"/>
    <style:style style:name="P453" style:family="paragraph" style:parent-style-name="Standard">
      <style:paragraph-properties fo:break-before="auto" fo:line-height="100%" fo:margin-top="0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P454" style:family="paragraph" style:parent-style-name="Standard">
      <style:paragraph-properties fo:break-before="auto" fo:line-height="100%" fo:margin-top="0cm" fo:margin-bottom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P455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56" style:family="paragraph" style:parent-style-name="Heading_20_2">
      <style:paragraph-properties fo:break-before="auto" fo:line-height="115%" fo:margin-top="0.635cm" style:writing-mode="lr-tb"/>
    </style:style>
    <style:style style:name="T456_1" style:family="text">
      <style:text-properties style:font-name="Arial" fo:font-size="14pt" style:font-name-asian="Arial" style:font-size-asian="14pt" style:font-name-complex="Arial" style:font-size-complex="14pt"/>
    </style:style>
    <style:style style:name="T456_2" style:family="text">
      <style:text-properties style:font-name="Arial" fo:font-size="14pt" style:font-name-asian="Arial" style:font-size-asian="14pt" style:font-name-complex="Arial" style:font-size-complex="14pt"/>
    </style:style>
    <style:style style:name="T456_3" style:family="text">
      <style:text-properties style:font-name="Arial" fo:font-size="14pt" style:font-name-asian="Arial" style:font-size-asian="14pt" style:font-name-complex="Arial" style:font-size-complex="14pt"/>
    </style:style>
    <style:style style:name="T456_4" style:family="text">
      <style:text-properties style:font-name="Arial" fo:font-size="14pt" style:font-name-asian="Arial" style:font-size-asian="14pt" style:font-name-complex="Arial" style:font-size-complex="14pt"/>
    </style:style>
    <style:style style:name="T456_5" style:family="text">
      <style:text-properties style:font-name="Arial" fo:font-size="14pt" style:font-name-asian="Arial" style:font-size-asian="14pt" style:font-name-complex="Arial" style:font-size-complex="14pt"/>
    </style:style>
    <style:style style:name="P457" style:family="paragraph" style:parent-style-name="Heading_20_2">
      <style:paragraph-properties fo:text-align="justify" fo:break-before="auto" fo:line-height="115%" fo:margin-top="0.635cm" fo:margin-bottom="0.141cm" fo:keep-with-next="always" fo:keep-together="always" style:writing-mode="lr-tb"/>
    </style:style>
    <style:style style:name="T457_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457_4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457_5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457_6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457_7" style:family="text">
      <style:text-properties style:font-name="Verdana" fo:font-size="12pt" style:font-name-asian="Verdana" style:font-size-asian="12pt" style:font-name-complex="Verdana" style:font-size-complex="12pt"/>
    </style:style>
    <style:style style:name="T457_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0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3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4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5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6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7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1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20" style:family="text">
      <style:text-properties fo:color="#274e13" style:font-name="Verdana" fo:font-size="12pt" style:font-name-asian="Verdana" style:font-size-asian="12pt" style:font-name-complex="Verdana" style:font-size-complex="12pt"/>
    </style:style>
    <style:style style:name="T457_21" style:family="text">
      <style:text-properties fo:color="#274e13" style:font-name="Verdana" fo:font-size="12pt" style:font-name-asian="Verdana" style:font-size-asian="12pt" style:font-name-complex="Verdana" style:font-size-complex="12pt"/>
    </style:style>
    <style:style style:name="T457_22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3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4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457_25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457_26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457_27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2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0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3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4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5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6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7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7_3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P458" style:family="paragraph" style:parent-style-name="Standard">
      <style:paragraph-properties fo:text-align="justify" fo:break-before="auto" fo:line-height="100%" fo:margin-bottom="0.212cm" style:writing-mode="lr-tb"/>
    </style:style>
    <style:style style:name="T458_1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" style:family="text">
      <style:text-properties style:font-name="Verdana" fo:font-size="12pt" style:font-name-asian="Verdana" style:font-size-asian="12pt" style:font-name-complex="Verdana" style:font-size-complex="12pt"/>
    </style:style>
    <style:style style:name="T458_4" style:family="text">
      <style:text-properties style:font-name="Verdana" fo:font-size="12pt" style:font-name-asian="Verdana" style:font-size-asian="12pt" style:font-name-complex="Verdana" style:font-size-complex="12pt"/>
    </style:style>
    <style:style style:name="T458_5" style:family="text">
      <style:text-properties style:font-name="Verdana" fo:font-size="12pt" style:font-name-asian="Verdana" style:font-size-asian="12pt" style:font-name-complex="Verdana" style:font-size-complex="12pt"/>
    </style:style>
    <style:style style:name="T458_6" style:family="text">
      <style:text-properties style:font-name="Verdana" fo:font-size="12pt" style:font-name-asian="Verdana" style:font-size-asian="12pt" style:font-name-complex="Verdana" style:font-size-complex="12pt"/>
    </style:style>
    <style:style style:name="T458_7" style:family="text">
      <style:text-properties style:font-name="Verdana" fo:font-size="12pt" style:font-name-asian="Verdana" style:font-size-asian="12pt" style:font-name-complex="Verdana" style:font-size-complex="12pt"/>
    </style:style>
    <style:style style:name="T458_8" style:family="text">
      <style:text-properties style:font-name="Verdana" fo:font-size="12pt" style:font-name-asian="Verdana" style:font-size-asian="12pt" style:font-name-complex="Verdana" style:font-size-complex="12pt"/>
    </style:style>
    <style:style style:name="T458_9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8_10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8_1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8_1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8_13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4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5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6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7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8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9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0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1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2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3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4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5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6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7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8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9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0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1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2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3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4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5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6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7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8_39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8_40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8_4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8_4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8_43" style:family="text">
      <style:text-properties style:font-name="Verdana" fo:font-size="12pt" style:font-name-asian="Verdana" style:font-size-asian="12pt" style:font-name-complex="Verdana" style:font-size-complex="12pt"/>
    </style:style>
    <style:style style:name="T458_44" style:family="text">
      <style:text-properties style:font-name="Verdana" fo:font-size="12pt" style:font-name-asian="Verdana" style:font-size-asian="12pt" style:font-name-complex="Verdana" style:font-size-complex="12pt"/>
    </style:style>
    <style:style style:name="T458_45" style:family="text">
      <style:text-properties style:font-name="Verdana" fo:font-size="12pt" style:font-name-asian="Verdana" style:font-size-asian="12pt" style:font-name-complex="Verdana" style:font-size-complex="12pt"/>
    </style:style>
    <style:style style:name="T458_46" style:family="text">
      <style:text-properties style:font-name="Verdana" fo:font-size="12pt" style:font-name-asian="Verdana" style:font-size-asian="12pt" style:font-name-complex="Verdana" style:font-size-complex="12pt"/>
    </style:style>
    <style:style style:name="T458_47" style:family="text">
      <style:text-properties style:font-name="Verdana" fo:font-size="12pt" style:font-name-asian="Verdana" style:font-size-asian="12pt" style:font-name-complex="Verdana" style:font-size-complex="12pt"/>
    </style:style>
    <style:style style:name="T458_48" style:family="text">
      <style:text-properties style:font-name="Verdana" fo:font-size="12pt" style:font-name-asian="Verdana" style:font-size-asian="12pt" style:font-name-complex="Verdana" style:font-size-complex="12pt"/>
    </style:style>
    <style:style style:name="T458_49" style:family="text">
      <style:text-properties style:font-name="Verdana" fo:font-size="12pt" style:font-name-asian="Verdana" style:font-size-asian="12pt" style:font-name-complex="Verdana" style:font-size-complex="12pt"/>
    </style:style>
    <style:style style:name="T458_50" style:family="text">
      <style:text-properties style:font-name="Verdana" fo:font-size="12pt" style:font-name-asian="Verdana" style:font-size-asian="12pt" style:font-name-complex="Verdana" style:font-size-complex="12pt"/>
    </style:style>
    <style:style style:name="T458_51" style:family="text">
      <style:text-properties style:font-name="Verdana" fo:font-size="12pt" style:font-name-asian="Verdana" style:font-size-asian="12pt" style:font-name-complex="Verdana" style:font-size-complex="12pt"/>
    </style:style>
    <style:style style:name="T458_52" style:family="text">
      <style:text-properties style:font-name="Verdana" fo:font-size="12pt" style:font-name-asian="Verdana" style:font-size-asian="12pt" style:font-name-complex="Verdana" style:font-size-complex="12pt"/>
    </style:style>
    <style:style style:name="T458_53" style:family="text">
      <style:text-properties style:font-name="Verdana" fo:font-size="12pt" style:font-name-asian="Verdana" style:font-size-asian="12pt" style:font-name-complex="Verdana" style:font-size-complex="12pt"/>
    </style:style>
    <style:style style:name="T458_54" style:family="text">
      <style:text-properties style:font-name="Verdana" fo:font-size="12pt" style:font-name-asian="Verdana" style:font-size-asian="12pt" style:font-name-complex="Verdana" style:font-size-complex="12pt"/>
    </style:style>
    <style:style style:name="T458_55" style:family="text">
      <style:text-properties style:font-name="Verdana" fo:font-size="12pt" style:font-name-asian="Verdana" style:font-size-asian="12pt" style:font-name-complex="Verdana" style:font-size-complex="12pt"/>
    </style:style>
    <style:style style:name="P459" style:family="paragraph" style:parent-style-name="Standard">
      <style:paragraph-properties fo:text-align="justify"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60" style:family="paragraph" style:parent-style-name="Standard">
      <style:paragraph-properties fo:break-before="auto" fo:line-height="100%" fo:margin-bottom="0.212cm" style:writing-mode="lr-tb"/>
    </style:style>
    <style:style style:name="T460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0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0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0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0_5" style:family="text">
      <style:text-properties style:font-name="Verdana" fo:font-size="12pt" style:font-name-asian="Verdana" style:font-size-asian="12pt" style:font-name-complex="Verdana" style:font-size-complex="12pt"/>
    </style:style>
    <style:style style:name="T460_6" style:family="text">
      <style:text-properties fo:font-style="italic" style:font-style-asian="italic" style:font-style-complex="italic" fo:color="#ff0000" style:font-name="Verdana" fo:font-size="12pt" style:font-name-asian="Verdana" style:font-size-asian="12pt" style:font-name-complex="Verdana" style:font-size-complex="12pt"/>
    </style:style>
    <style:style style:name="T460_7" style:family="text">
      <style:text-properties fo:font-style="italic" style:font-style-asian="italic" style:font-style-complex="italic" fo:color="#ff0000" style:font-name="Verdana" fo:font-size="12pt" style:font-name-asian="Verdana" style:font-size-asian="12pt" style:font-name-complex="Verdana" style:font-size-complex="12pt"/>
    </style:style>
    <style:style style:name="T460_8" style:family="text">
      <style:text-properties style:font-name="Verdana" fo:font-size="12pt" style:font-name-asian="Verdana" style:font-size-asian="12pt" style:font-name-complex="Verdana" style:font-size-complex="12pt"/>
    </style:style>
    <style:style style:name="T460_9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3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5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6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7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8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9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0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1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2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3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4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5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6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7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8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9" style:family="text">
      <style:text-properties style:font-name="Verdana" fo:font-size="12pt" style:font-name-asian="Verdana" style:font-size-asian="12pt" style:font-name-complex="Verdana" style:font-size-complex="12pt"/>
    </style:style>
    <style:style style:name="T460_30" style:family="text">
      <style:text-properties style:font-name="Verdana" fo:font-size="12pt" style:font-name-asian="Verdana" style:font-size-asian="12pt" style:font-name-complex="Verdana" style:font-size-complex="12pt"/>
    </style:style>
    <style:style style:name="T460_31" style:family="text">
      <style:text-properties style:font-name="Verdana" fo:font-size="12pt" style:font-name-asian="Verdana" style:font-size-asian="12pt" style:font-name-complex="Verdana" style:font-size-complex="12pt"/>
    </style:style>
    <style:style style:name="T460_32" style:family="text">
      <style:text-properties style:font-name="Verdana" fo:font-size="12pt" style:font-name-asian="Verdana" style:font-size-asian="12pt" style:font-name-complex="Verdana" style:font-size-complex="12pt"/>
    </style:style>
    <style:style style:name="T460_33" style:family="text">
      <style:text-properties style:font-name="Verdana" fo:font-size="12pt" style:font-name-asian="Verdana" style:font-size-asian="12pt" style:font-name-complex="Verdana" style:font-size-complex="12pt"/>
    </style:style>
    <style:style style:name="T460_34" style:family="text">
      <style:text-properties style:font-name="Verdana" fo:font-size="12pt" style:font-name-asian="Verdana" style:font-size-asian="12pt" style:font-name-complex="Verdana" style:font-size-complex="12pt"/>
    </style:style>
    <style:style style:name="P461" style:family="paragraph" style:parent-style-name="Standard">
      <style:paragraph-properties fo:break-before="auto" fo:line-height="100%" fo:margin-top="0cm" style:writing-mode="lr-tb"/>
    </style:style>
    <style:style style:name="T461_1" style:family="text">
      <style:text-properties style:font-name="Verdana" fo:font-size="12pt" style:font-name-asian="Verdana" style:font-size-asian="12pt" style:font-name-complex="Verdana" style:font-size-complex="12pt"/>
    </style:style>
    <style:style style:name="T461_2" style:family="text">
      <style:text-properties style:font-name="Verdana" fo:font-size="12pt" style:font-name-asian="Verdana" style:font-size-asian="12pt" style:font-name-complex="Verdana" style:font-size-complex="12pt"/>
    </style:style>
    <style:style style:name="T461_3" style:family="text">
      <style:text-properties style:font-name="Verdana" fo:font-size="12pt" style:font-name-asian="Verdana" style:font-size-asian="12pt" style:font-name-complex="Verdana" style:font-size-complex="12pt"/>
    </style:style>
    <style:style style:name="T461_4" style:family="text">
      <style:text-properties style:font-name="Verdana" fo:font-size="12pt" style:font-name-asian="Verdana" style:font-size-asian="12pt" style:font-name-complex="Verdana" style:font-size-complex="12pt"/>
    </style:style>
    <style:style style:name="T461_5" style:family="text">
      <style:text-properties style:font-name="Verdana" fo:font-size="12pt" style:font-name-asian="Verdana" style:font-size-asian="12pt" style:font-name-complex="Verdana" style:font-size-complex="12pt"/>
    </style:style>
    <style:style style:name="T461_6" style:family="text">
      <style:text-properties style:font-name="Verdana" fo:font-size="12pt" style:font-name-asian="Verdana" style:font-size-asian="12pt" style:font-name-complex="Verdana" style:font-size-complex="12pt"/>
    </style:style>
    <style:style style:name="T461_7" style:family="text">
      <style:text-properties style:font-name="Verdana" fo:font-size="12pt" style:font-name-asian="Verdana" style:font-size-asian="12pt" style:font-name-complex="Verdana" style:font-size-complex="12pt"/>
    </style:style>
    <style:style style:name="T461_8" style:family="text">
      <style:text-properties style:font-name="Verdana" fo:font-size="12pt" style:font-name-asian="Verdana" style:font-size-asian="12pt" style:font-name-complex="Verdana" style:font-size-complex="12pt"/>
    </style:style>
    <style:style style:name="T461_9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3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5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6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7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8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9" style:family="text">
      <style:text-properties style:font-name="Verdana" fo:font-size="12pt" style:font-name-asian="Verdana" style:font-size-asian="12pt" style:font-name-complex="Verdana" style:font-size-complex="12pt"/>
    </style:style>
    <style:style style:name="T461_20" style:family="text">
      <style:text-properties style:font-name="Verdana" fo:font-size="12pt" style:font-name-asian="Verdana" style:font-size-asian="12pt" style:font-name-complex="Verdana" style:font-size-complex="12pt"/>
    </style:style>
    <style:style style:name="T461_21" style:family="text">
      <style:text-properties style:font-name="Verdana" fo:font-size="12pt" style:font-name-asian="Verdana" style:font-size-asian="12pt" style:font-name-complex="Verdana" style:font-size-complex="12pt"/>
    </style:style>
    <style:style style:name="T461_22" style:family="text">
      <style:text-properties style:font-name="Verdana" fo:font-size="12pt" style:font-name-asian="Verdana" style:font-size-asian="12pt" style:font-name-complex="Verdana" style:font-size-complex="12pt"/>
    </style:style>
    <style:style style:name="T461_23" style:family="text">
      <style:text-properties style:font-name="Verdana" fo:font-size="12pt" style:font-name-asian="Verdana" style:font-size-asian="12pt" style:font-name-complex="Verdana" style:font-size-complex="12pt"/>
    </style:style>
    <style:style style:name="T461_24" style:family="text">
      <style:text-properties style:font-name="Verdana" fo:font-size="12pt" style:font-name-asian="Verdana" style:font-size-asian="12pt" style:font-name-complex="Verdana" style:font-size-complex="12pt"/>
    </style:style>
    <style:style style:name="T461_25" style:family="text">
      <style:text-properties style:font-name="Verdana" fo:font-size="12pt" style:font-name-asian="Verdana" style:font-size-asian="12pt" style:font-name-complex="Verdana" style:font-size-complex="12pt"/>
    </style:style>
    <style:style style:name="P462" style:family="paragraph" style:parent-style-name="Standard">
      <style:paragraph-properties fo:break-before="auto" fo:line-height="100%" fo:margin-top="0cm" style:writing-mode="lr-tb"/>
    </style:style>
    <style:style style:name="T462_1" style:family="text">
      <style:text-properties style:font-name="Verdana" fo:font-size="12pt" style:font-name-asian="Verdana" style:font-size-asian="12pt" style:font-name-complex="Verdana" style:font-size-complex="12pt"/>
    </style:style>
    <style:style style:name="T462_2" style:family="text">
      <style:text-properties style:font-name="Verdana" fo:font-size="12pt" style:font-name-asian="Verdana" style:font-size-asian="12pt" style:font-name-complex="Verdana" style:font-size-complex="12pt"/>
    </style:style>
    <style:style style:name="T462_3" style:family="text">
      <style:text-properties style:font-name="Verdana" fo:font-size="12pt" style:font-name-asian="Verdana" style:font-size-asian="12pt" style:font-name-complex="Verdana" style:font-size-complex="12pt"/>
    </style:style>
    <style:style style:name="T462_4" style:family="text">
      <style:text-properties style:font-name="Verdana" fo:font-size="12pt" style:font-name-asian="Verdana" style:font-size-asian="12pt" style:font-name-complex="Verdana" style:font-size-complex="12pt"/>
    </style:style>
    <style:style style:name="T462_5" style:family="text">
      <style:text-properties style:font-name="Verdana" fo:font-size="12pt" style:font-name-asian="Verdana" style:font-size-asian="12pt" style:font-name-complex="Verdana" style:font-size-complex="12pt"/>
    </style:style>
    <style:style style:name="T462_6" style:family="text">
      <style:text-properties style:font-name="Verdana" fo:font-size="12pt" style:font-name-asian="Verdana" style:font-size-asian="12pt" style:font-name-complex="Verdana" style:font-size-complex="12pt"/>
    </style:style>
    <style:style style:name="T462_7" style:family="text">
      <style:text-properties style:font-name="Verdana" fo:font-size="12pt" style:font-name-asian="Verdana" style:font-size-asian="12pt" style:font-name-complex="Verdana" style:font-size-complex="12pt"/>
    </style:style>
    <style:style style:name="T462_8" style:family="text">
      <style:text-properties style:font-name="Verdana" fo:font-size="12pt" style:font-name-asian="Verdana" style:font-size-asian="12pt" style:font-name-complex="Verdana" style:font-size-complex="12pt"/>
    </style:style>
    <style:style style:name="T462_9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3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5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6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7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8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9" style:family="text">
      <style:text-properties style:font-name="Verdana" fo:font-size="12pt" style:font-name-asian="Verdana" style:font-size-asian="12pt" style:font-name-complex="Verdana" style:font-size-complex="12pt"/>
    </style:style>
    <style:style style:name="T462_20" style:family="text">
      <style:text-properties style:font-name="Verdana" fo:font-size="12pt" style:font-name-asian="Verdana" style:font-size-asian="12pt" style:font-name-complex="Verdana" style:font-size-complex="12pt"/>
    </style:style>
    <style:style style:name="T462_21" style:family="text">
      <style:text-properties style:font-name="Verdana" fo:font-size="12pt" style:font-name-asian="Verdana" style:font-size-asian="12pt" style:font-name-complex="Verdana" style:font-size-complex="12pt"/>
    </style:style>
    <style:style style:name="T462_22" style:family="text">
      <style:text-properties style:font-name="Verdana" fo:font-size="12pt" style:font-name-asian="Verdana" style:font-size-asian="12pt" style:font-name-complex="Verdana" style:font-size-complex="12pt"/>
    </style:style>
    <style:style style:name="P463" style:family="paragraph" style:parent-style-name="Standard">
      <style:paragraph-properties fo:break-before="auto" fo:line-height="100%" fo:margin-top="0cm" style:writing-mode="lr-tb"/>
    </style:style>
    <style:style style:name="T463_1" style:family="text">
      <style:text-properties style:font-name="Verdana" fo:font-size="12pt" style:font-name-asian="Verdana" style:font-size-asian="12pt" style:font-name-complex="Verdana" style:font-size-complex="12pt"/>
    </style:style>
    <style:style style:name="T463_2" style:family="text">
      <style:text-properties style:font-name="Verdana" fo:font-size="12pt" style:font-name-asian="Verdana" style:font-size-asian="12pt" style:font-name-complex="Verdana" style:font-size-complex="12pt"/>
    </style:style>
    <style:style style:name="T463_3" style:family="text">
      <style:text-properties style:font-name="Verdana" fo:font-size="12pt" style:font-name-asian="Verdana" style:font-size-asian="12pt" style:font-name-complex="Verdana" style:font-size-complex="12pt"/>
    </style:style>
    <style:style style:name="T463_4" style:family="text">
      <style:text-properties style:font-name="Verdana" fo:font-size="12pt" style:font-name-asian="Verdana" style:font-size-asian="12pt" style:font-name-complex="Verdana" style:font-size-complex="12pt"/>
    </style:style>
    <style:style style:name="T463_5" style:family="text">
      <style:text-properties style:font-name="Verdana" fo:font-size="12pt" style:font-name-asian="Verdana" style:font-size-asian="12pt" style:font-name-complex="Verdana" style:font-size-complex="12pt"/>
    </style:style>
    <style:style style:name="T463_6" style:family="text">
      <style:text-properties style:font-name="Verdana" fo:font-size="12pt" style:font-name-asian="Verdana" style:font-size-asian="12pt" style:font-name-complex="Verdana" style:font-size-complex="12pt"/>
    </style:style>
    <style:style style:name="T463_7" style:family="text">
      <style:text-properties style:font-name="Verdana" fo:font-size="12pt" style:font-name-asian="Verdana" style:font-size-asian="12pt" style:font-name-complex="Verdana" style:font-size-complex="12pt"/>
    </style:style>
    <style:style style:name="T463_8" style:family="text">
      <style:text-properties style:font-name="Verdana" fo:font-size="12pt" style:font-name-asian="Verdana" style:font-size-asian="12pt" style:font-name-complex="Verdana" style:font-size-complex="12pt"/>
    </style:style>
    <style:style style:name="T463_9" style:family="text">
      <style:text-properties style:font-name="Verdana" fo:font-size="12pt" style:font-name-asian="Verdana" style:font-size-asian="12pt" style:font-name-complex="Verdana" style:font-size-complex="12pt"/>
    </style:style>
    <style:style style:name="T463_10" style:family="text">
      <style:text-properties style:font-name="Verdana" fo:font-size="12pt" style:font-name-asian="Verdana" style:font-size-asian="12pt" style:font-name-complex="Verdana" style:font-size-complex="12pt"/>
    </style:style>
    <style:style style:name="P464" style:family="paragraph" style:parent-style-name="Standard">
      <style:paragraph-properties fo:break-before="auto" fo:line-height="100%" fo:margin-top="0cm" style:writing-mode="lr-tb"/>
    </style:style>
    <style:style style:name="T464_1" style:family="text">
      <style:text-properties style:font-name="Verdana" fo:font-size="12pt" style:font-name-asian="Verdana" style:font-size-asian="12pt" style:font-name-complex="Verdana" style:font-size-complex="12pt"/>
    </style:style>
    <style:style style:name="T464_2" style:family="text">
      <style:text-properties style:font-name="Verdana" fo:font-size="12pt" style:font-name-asian="Verdana" style:font-size-asian="12pt" style:font-name-complex="Verdana" style:font-size-complex="12pt"/>
    </style:style>
    <style:style style:name="T464_3" style:family="text">
      <style:text-properties style:font-name="Verdana" fo:font-size="12pt" style:font-name-asian="Verdana" style:font-size-asian="12pt" style:font-name-complex="Verdana" style:font-size-complex="12pt"/>
    </style:style>
    <style:style style:name="T464_4" style:family="text">
      <style:text-properties style:font-name="Verdana" fo:font-size="12pt" style:font-name-asian="Verdana" style:font-size-asian="12pt" style:font-name-complex="Verdana" style:font-size-complex="12pt"/>
    </style:style>
    <style:style style:name="T464_5" style:family="text">
      <style:text-properties style:font-name="Verdana" fo:font-size="12pt" style:font-name-asian="Verdana" style:font-size-asian="12pt" style:font-name-complex="Verdana" style:font-size-complex="12pt"/>
    </style:style>
    <style:style style:name="T464_6" style:family="text">
      <style:text-properties style:font-name="Verdana" fo:font-size="12pt" style:font-name-asian="Verdana" style:font-size-asian="12pt" style:font-name-complex="Verdana" style:font-size-complex="12pt"/>
    </style:style>
    <style:style style:name="T464_7" style:family="text">
      <style:text-properties style:font-name="Verdana" fo:font-size="12pt" style:font-name-asian="Verdana" style:font-size-asian="12pt" style:font-name-complex="Verdana" style:font-size-complex="12pt"/>
    </style:style>
    <style:style style:name="T464_8" style:family="text">
      <style:text-properties style:font-name="Verdana" fo:font-size="12pt" style:font-name-asian="Verdana" style:font-size-asian="12pt" style:font-name-complex="Verdana" style:font-size-complex="12pt"/>
    </style:style>
    <style:style style:name="T464_9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3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5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6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7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8" style:family="text">
      <style:text-properties style:font-name="Verdana" fo:font-size="12pt" style:font-name-asian="Verdana" style:font-size-asian="12pt" style:font-name-complex="Verdana" style:font-size-complex="12pt"/>
    </style:style>
    <style:style style:name="T464_19" style:family="text">
      <style:text-properties style:font-name="Verdana" fo:font-size="12pt" style:font-name-asian="Verdana" style:font-size-asian="12pt" style:font-name-complex="Verdana" style:font-size-complex="12pt"/>
    </style:style>
    <style:style style:name="P465" style:family="paragraph" style:parent-style-name="Standard">
      <style:paragraph-properties fo:break-before="auto" fo:line-height="100%" fo:margin-top="0cm" style:writing-mode="lr-tb"/>
    </style:style>
    <style:style style:name="T465_1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" style:family="text">
      <style:text-properties style:font-name="Verdana" fo:font-size="12pt" style:font-name-asian="Verdana" style:font-size-asian="12pt" style:font-name-complex="Verdana" style:font-size-complex="12pt"/>
    </style:style>
    <style:style style:name="T465_6" style:family="text">
      <style:text-properties style:font-name="Verdana" fo:font-size="12pt" style:font-name-asian="Verdana" style:font-size-asian="12pt" style:font-name-complex="Verdana" style:font-size-complex="12pt"/>
    </style:style>
    <style:style style:name="T465_7" style:family="text">
      <style:text-properties style:font-name="Verdana" fo:font-size="12pt" style:font-name-asian="Verdana" style:font-size-asian="12pt" style:font-name-complex="Verdana" style:font-size-complex="12pt"/>
    </style:style>
    <style:style style:name="T465_8" style:family="text">
      <style:text-properties style:font-name="Verdana" fo:font-size="12pt" style:font-name-asian="Verdana" style:font-size-asian="12pt" style:font-name-complex="Verdana" style:font-size-complex="12pt"/>
    </style:style>
    <style:style style:name="T465_9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3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5" style:family="text">
      <style:text-properties style:font-name="Verdana" fo:font-size="12pt" style:font-name-asian="Verdana" style:font-size-asian="12pt" style:font-name-complex="Verdana" style:font-size-complex="12pt"/>
    </style:style>
    <style:style style:name="P466" style:family="paragraph" style:parent-style-name="Standard">
      <style:paragraph-properties fo:break-before="auto" fo:line-height="100%" fo:margin-top="0cm" fo:margin-bottom="0cm" style:writing-mode="lr-tb"/>
    </style:style>
    <style:style style:name="T466_1" style:family="text">
      <style:text-properties style:font-name="Verdana" fo:font-size="12pt" style:font-name-asian="Verdana" style:font-size-asian="12pt" style:font-name-complex="Verdana" style:font-size-complex="12pt"/>
    </style:style>
    <style:style style:name="T466_2" style:family="text">
      <style:text-properties style:font-name="Verdana" fo:font-size="12pt" style:font-name-asian="Verdana" style:font-size-asian="12pt" style:font-name-complex="Verdana" style:font-size-complex="12pt"/>
    </style:style>
    <style:style style:name="T466_3" style:family="text">
      <style:text-properties style:font-name="Verdana" fo:font-size="12pt" style:font-name-asian="Verdana" style:font-size-asian="12pt" style:font-name-complex="Verdana" style:font-size-complex="12pt"/>
    </style:style>
    <style:style style:name="T466_4" style:family="text">
      <style:text-properties style:font-name="Verdana" fo:font-size="12pt" style:font-name-asian="Verdana" style:font-size-asian="12pt" style:font-name-complex="Verdana" style:font-size-complex="12pt"/>
    </style:style>
    <style:style style:name="T466_5" style:family="text">
      <style:text-properties style:font-name="Verdana" fo:font-size="12pt" style:font-name-asian="Verdana" style:font-size-asian="12pt" style:font-name-complex="Verdana" style:font-size-complex="12pt"/>
    </style:style>
    <style:style style:name="T466_6" style:family="text">
      <style:text-properties style:font-name="Verdana" fo:font-size="12pt" style:font-name-asian="Verdana" style:font-size-asian="12pt" style:font-name-complex="Verdana" style:font-size-complex="12pt"/>
    </style:style>
    <style:style style:name="T466_7" style:family="text">
      <style:text-properties style:font-name="Verdana" fo:font-size="12pt" style:font-name-asian="Verdana" style:font-size-asian="12pt" style:font-name-complex="Verdana" style:font-size-complex="12pt"/>
    </style:style>
    <style:style style:name="T466_8" style:family="text">
      <style:text-properties style:font-name="Verdana" fo:font-size="12pt" style:font-name-asian="Verdana" style:font-size-asian="12pt" style:font-name-complex="Verdana" style:font-size-complex="12pt"/>
    </style:style>
    <style:style style:name="T466_9" style:family="text">
      <style:text-properties style:font-name="Verdana" fo:font-size="12pt" style:font-name-asian="Verdana" style:font-size-asian="12pt" style:font-name-complex="Verdana" style:font-size-complex="12pt"/>
    </style:style>
    <style:style style:name="T466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6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6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6_13" style:family="text">
      <style:text-properties style:font-name="Verdana" fo:font-size="12pt" style:font-name-asian="Verdana" style:font-size-asian="12pt" style:font-name-complex="Verdana" style:font-size-complex="12pt"/>
    </style:style>
    <style:style style:name="P467" style:family="paragraph" style:parent-style-name="Standard">
      <style:paragraph-properties fo:break-before="auto" fo:line-height="100%" fo:margin-bottom="0.212cm" style:writing-mode="lr-tb"/>
    </style:style>
    <style:style style:name="T467_1" style:family="text">
      <style:text-properties style:font-name="Verdana" fo:font-size="12pt" style:font-name-asian="Verdana" style:font-size-asian="12pt" style:font-name-complex="Verdana" style:font-size-complex="12pt"/>
    </style:style>
    <style:style style:name="P468" style:family="paragraph" style:parent-style-name="Standard">
      <style:paragraph-properties fo:break-before="auto" fo:line-height="100%" fo:margin-bottom="0.212cm" style:writing-mode="lr-tb"/>
    </style:style>
    <style:style style:name="T468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8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8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8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8_5" style:family="text">
      <style:text-properties style:font-name="Verdana" fo:font-size="12pt" style:font-name-asian="Verdana" style:font-size-asian="12pt" style:font-name-complex="Verdana" style:font-size-complex="12pt"/>
    </style:style>
    <style:style style:name="T46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8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8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8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8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8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8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8_15" style:family="text">
      <style:text-properties style:font-name="Verdana" fo:font-size="12pt" style:font-name-asian="Verdana" style:font-size-asian="12pt" style:font-name-complex="Verdana" style:font-size-complex="12pt"/>
    </style:style>
    <style:style style:name="T468_16" style:family="text">
      <style:text-properties style:font-name="Verdana" fo:font-size="12pt" style:font-name-asian="Verdana" style:font-size-asian="12pt" style:font-name-complex="Verdana" style:font-size-complex="12pt"/>
    </style:style>
    <style:style style:name="T468_17" style:family="text">
      <style:text-properties style:font-name="Verdana" fo:font-size="12pt" style:font-name-asian="Verdana" style:font-size-asian="12pt" style:font-name-complex="Verdana" style:font-size-complex="12pt"/>
    </style:style>
    <style:style style:name="T468_18" style:family="text">
      <style:text-properties style:font-name="Verdana" fo:font-size="12pt" style:font-name-asian="Verdana" style:font-size-asian="12pt" style:font-name-complex="Verdana" style:font-size-complex="12pt"/>
    </style:style>
    <style:style style:name="T468_19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0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1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2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3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4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5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6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7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8" style:family="text">
      <style:text-properties style:font-name="Verdana" fo:font-size="12pt" style:font-name-asian="Verdana" style:font-size-asian="12pt" style:font-name-complex="Verdana" style:font-size-complex="12pt"/>
    </style:style>
    <style:style style:name="T468_29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0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1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2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3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4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5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6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7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8" style:family="text">
      <style:text-properties style:font-name="Verdana" fo:font-size="12pt" style:font-name-asian="Verdana" style:font-size-asian="12pt" style:font-name-complex="Verdana" style:font-size-complex="12pt"/>
    </style:style>
    <style:style style:name="T468_39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0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1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2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3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4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5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6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7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8" style:family="text">
      <style:text-properties style:font-name="Verdana" fo:font-size="12pt" style:font-name-asian="Verdana" style:font-size-asian="12pt" style:font-name-complex="Verdana" style:font-size-complex="12pt"/>
    </style:style>
    <style:style style:name="T468_49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0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1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2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3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4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5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6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7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8" style:family="text">
      <style:text-properties style:font-name="Verdana" fo:font-size="12pt" style:font-name-asian="Verdana" style:font-size-asian="12pt" style:font-name-complex="Verdana" style:font-size-complex="12pt"/>
    </style:style>
    <style:style style:name="T468_59" style:family="text">
      <style:text-properties style:font-name="Verdana" fo:font-size="12pt" style:font-name-asian="Verdana" style:font-size-asian="12pt" style:font-name-complex="Verdana" style:font-size-complex="12pt"/>
    </style:style>
    <style:style style:name="T468_60" style:family="text">
      <style:text-properties style:font-name="Verdana" fo:font-size="12pt" style:font-name-asian="Verdana" style:font-size-asian="12pt" style:font-name-complex="Verdana" style:font-size-complex="12pt"/>
    </style:style>
    <style:style style:name="P469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70" style:family="paragraph" style:parent-style-name="Subtitle">
      <style:paragraph-properties fo:break-before="auto" fo:line-height="100%" fo:margin-bottom="0.212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P471" style:family="paragraph" style:parent-style-name="Standard">
      <style:paragraph-properties fo:break-before="auto" fo:line-height="115%" style:writing-mode="lr-tb"/>
    </style:style>
    <style:style style:name="P472" style:family="paragraph" style:parent-style-name="Standard">
      <style:paragraph-properties fo:break-before="auto" fo:line-height="100%" fo:margin-bottom="0.212cm" style:writing-mode="lr-tb"/>
    </style:style>
    <style:style style:name="T472_1" style:family="text">
      <style:text-properties style:font-name="Trebuchet MS" style:font-name-asian="Trebuchet MS" style:font-name-complex="Trebuchet MS"/>
    </style:style>
    <style:style style:name="T472_2" style:family="text">
      <style:text-properties style:font-name="Trebuchet MS" style:font-name-asian="Trebuchet MS" style:font-name-complex="Trebuchet MS"/>
    </style:style>
    <style:style style:name="T472_3" style:family="text">
      <style:text-properties style:font-name="Trebuchet MS" style:font-name-asian="Trebuchet MS" style:font-name-complex="Trebuchet MS"/>
    </style:style>
    <style:style style:name="T472_4" style:family="text">
      <style:text-properties style:font-name="Trebuchet MS" style:font-name-asian="Trebuchet MS" style:font-name-complex="Trebuchet MS"/>
    </style:style>
    <style:style style:name="T472_5" style:family="text">
      <style:text-properties style:font-name="Trebuchet MS" style:font-name-asian="Trebuchet MS" style:font-name-complex="Trebuchet MS"/>
    </style:style>
    <style:style style:name="T472_6" style:family="text">
      <style:text-properties style:font-name="Trebuchet MS" style:font-name-asian="Trebuchet MS" style:font-name-complex="Trebuchet MS"/>
    </style:style>
    <style:style style:name="T472_7" style:family="text">
      <style:text-properties style:font-name="Trebuchet MS" style:font-name-asian="Trebuchet MS" style:font-name-complex="Trebuchet MS"/>
    </style:style>
    <style:style style:name="T472_8" style:family="text">
      <style:text-properties style:font-name="Trebuchet MS" style:font-name-asian="Trebuchet MS" style:font-name-complex="Trebuchet MS"/>
    </style:style>
    <style:style style:name="T472_9" style:family="text">
      <style:text-properties style:font-name="Trebuchet MS" style:font-name-asian="Trebuchet MS" style:font-name-complex="Trebuchet MS"/>
    </style:style>
    <style:style style:name="T472_10" style:family="text">
      <style:text-properties style:font-name="Trebuchet MS" style:font-name-asian="Trebuchet MS" style:font-name-complex="Trebuchet MS"/>
    </style:style>
    <style:style style:name="T472_11" style:family="text">
      <style:text-properties style:font-name="Trebuchet MS" style:font-name-asian="Trebuchet MS" style:font-name-complex="Trebuchet MS"/>
    </style:style>
    <style:style style:name="T472_12" style:family="text">
      <style:text-properties style:font-name="Trebuchet MS" style:font-name-asian="Trebuchet MS" style:font-name-complex="Trebuchet MS"/>
    </style:style>
    <style:style style:name="T472_13" style:family="text">
      <style:text-properties style:font-name="Trebuchet MS" style:font-name-asian="Trebuchet MS" style:font-name-complex="Trebuchet MS"/>
    </style:style>
    <style:style style:name="T472_14" style:family="text">
      <style:text-properties style:font-name="Trebuchet MS" style:font-name-asian="Trebuchet MS" style:font-name-complex="Trebuchet MS"/>
    </style:style>
    <style:style style:name="T472_15" style:family="text">
      <style:text-properties style:font-name="Trebuchet MS" style:font-name-asian="Trebuchet MS" style:font-name-complex="Trebuchet MS"/>
    </style:style>
    <style:style style:name="T472_16" style:family="text">
      <style:text-properties style:font-name="Trebuchet MS" style:font-name-asian="Trebuchet MS" style:font-name-complex="Trebuchet MS"/>
    </style:style>
    <style:style style:name="T472_17" style:family="text">
      <style:text-properties style:font-name="Trebuchet MS" style:font-name-asian="Trebuchet MS" style:font-name-complex="Trebuchet MS"/>
    </style:style>
    <style:style style:name="T472_18" style:family="text">
      <style:text-properties style:font-name="Trebuchet MS" style:font-name-asian="Trebuchet MS" style:font-name-complex="Trebuchet MS"/>
    </style:style>
    <style:style style:name="T472_19" style:family="text">
      <style:text-properties style:font-name="Trebuchet MS" style:font-name-asian="Trebuchet MS" style:font-name-complex="Trebuchet MS"/>
    </style:style>
    <style:style style:name="T472_20" style:family="text">
      <style:text-properties style:font-name="Trebuchet MS" style:font-name-asian="Trebuchet MS" style:font-name-complex="Trebuchet MS"/>
    </style:style>
    <style:style style:name="T472_21" style:family="text">
      <style:text-properties style:font-name="Trebuchet MS" style:font-name-asian="Trebuchet MS" style:font-name-complex="Trebuchet MS"/>
    </style:style>
    <style:style style:name="T472_22" style:family="text">
      <style:text-properties style:font-name="Trebuchet MS" style:font-name-asian="Trebuchet MS" style:font-name-complex="Trebuchet MS"/>
    </style:style>
    <style:style style:name="T472_23" style:family="text">
      <style:text-properties style:font-name="Trebuchet MS" style:font-name-asian="Trebuchet MS" style:font-name-complex="Trebuchet MS"/>
    </style:style>
    <style:style style:name="T472_24" style:family="text">
      <style:text-properties style:font-name="Trebuchet MS" style:font-name-asian="Trebuchet MS" style:font-name-complex="Trebuchet MS"/>
    </style:style>
    <style:style style:name="T472_25" style:family="text">
      <style:text-properties style:font-name="Trebuchet MS" style:font-name-asian="Trebuchet MS" style:font-name-complex="Trebuchet MS"/>
    </style:style>
    <style:style style:name="T472_26" style:family="text">
      <style:text-properties style:font-name="Trebuchet MS" style:font-name-asian="Trebuchet MS" style:font-name-complex="Trebuchet MS"/>
    </style:style>
    <style:style style:name="T472_27" style:family="text">
      <style:text-properties style:font-name="Trebuchet MS" style:font-name-asian="Trebuchet MS" style:font-name-complex="Trebuchet MS"/>
    </style:style>
    <style:style style:name="T472_28" style:family="text">
      <style:text-properties style:font-name="Trebuchet MS" style:font-name-asian="Trebuchet MS" style:font-name-complex="Trebuchet MS"/>
    </style:style>
    <style:style style:name="T472_29" style:family="text">
      <style:text-properties style:font-name="Trebuchet MS" style:font-name-asian="Trebuchet MS" style:font-name-complex="Trebuchet MS"/>
    </style:style>
    <style:style style:name="T472_30" style:family="text">
      <style:text-properties style:font-name="Trebuchet MS" style:font-name-asian="Trebuchet MS" style:font-name-complex="Trebuchet MS"/>
    </style:style>
    <style:style style:name="T472_31" style:family="text">
      <style:text-properties style:font-name="Trebuchet MS" style:font-name-asian="Trebuchet MS" style:font-name-complex="Trebuchet MS"/>
    </style:style>
    <style:style style:name="P473" style:family="paragraph" style:parent-style-name="Standard">
      <style:paragraph-properties fo:break-before="auto" fo:line-height="100%" fo:margin-top="0cm" style:writing-mode="lr-tb"/>
    </style:style>
    <style:style style:name="T473_1" style:family="text">
      <style:text-properties style:font-name="Trebuchet MS" style:font-name-asian="Trebuchet MS" style:font-name-complex="Trebuchet MS"/>
    </style:style>
    <style:style style:name="T473_2" style:family="text">
      <style:text-properties style:font-name="Trebuchet MS" style:font-name-asian="Trebuchet MS" style:font-name-complex="Trebuchet MS"/>
    </style:style>
    <style:style style:name="T473_3" style:family="text">
      <style:text-properties style:font-name="Trebuchet MS" style:font-name-asian="Trebuchet MS" style:font-name-complex="Trebuchet MS"/>
    </style:style>
    <style:style style:name="T473_4" style:family="text">
      <style:text-properties style:font-name="Trebuchet MS" style:font-name-asian="Trebuchet MS" style:font-name-complex="Trebuchet MS"/>
    </style:style>
    <style:style style:name="T473_5" style:family="text">
      <style:text-properties style:font-name="Trebuchet MS" style:font-name-asian="Trebuchet MS" style:font-name-complex="Trebuchet MS"/>
    </style:style>
    <style:style style:name="T473_6" style:family="text">
      <style:text-properties style:font-name="Trebuchet MS" style:font-name-asian="Trebuchet MS" style:font-name-complex="Trebuchet MS"/>
    </style:style>
    <style:style style:name="T473_7" style:family="text">
      <style:text-properties style:font-name="Trebuchet MS" style:font-name-asian="Trebuchet MS" style:font-name-complex="Trebuchet MS"/>
    </style:style>
    <style:style style:name="T473_8" style:family="text">
      <style:text-properties style:font-name="Trebuchet MS" style:font-name-asian="Trebuchet MS" style:font-name-complex="Trebuchet MS"/>
    </style:style>
    <style:style style:name="T473_9" style:family="text">
      <style:text-properties style:font-name="Trebuchet MS" style:font-name-asian="Trebuchet MS" style:font-name-complex="Trebuchet MS"/>
    </style:style>
    <style:style style:name="T473_10" style:family="text">
      <style:text-properties style:font-name="Trebuchet MS" style:font-name-asian="Trebuchet MS" style:font-name-complex="Trebuchet MS"/>
    </style:style>
    <style:style style:name="T473_11" style:family="text">
      <style:text-properties style:font-name="Trebuchet MS" style:font-name-asian="Trebuchet MS" style:font-name-complex="Trebuchet MS"/>
    </style:style>
    <style:style style:name="T473_12" style:family="text">
      <style:text-properties style:font-name="Trebuchet MS" style:font-name-asian="Trebuchet MS" style:font-name-complex="Trebuchet MS"/>
    </style:style>
    <style:style style:name="T473_13" style:family="text">
      <style:text-properties style:font-name="Trebuchet MS" style:font-name-asian="Trebuchet MS" style:font-name-complex="Trebuchet MS"/>
    </style:style>
    <style:style style:name="T473_14" style:family="text">
      <style:text-properties style:font-name="Trebuchet MS" style:font-name-asian="Trebuchet MS" style:font-name-complex="Trebuchet MS"/>
    </style:style>
    <style:style style:name="T473_15" style:family="text">
      <style:text-properties style:font-name="Trebuchet MS" style:font-name-asian="Trebuchet MS" style:font-name-complex="Trebuchet MS"/>
    </style:style>
    <style:style style:name="T473_16" style:family="text">
      <style:text-properties style:font-name="Trebuchet MS" style:font-name-asian="Trebuchet MS" style:font-name-complex="Trebuchet MS"/>
    </style:style>
    <style:style style:name="T473_17" style:family="text">
      <style:text-properties style:font-name="Trebuchet MS" style:font-name-asian="Trebuchet MS" style:font-name-complex="Trebuchet MS"/>
    </style:style>
    <style:style style:name="T473_18" style:family="text">
      <style:text-properties style:font-name="Trebuchet MS" style:font-name-asian="Trebuchet MS" style:font-name-complex="Trebuchet MS"/>
    </style:style>
    <style:style style:name="T473_19" style:family="text">
      <style:text-properties style:font-name="Trebuchet MS" style:font-name-asian="Trebuchet MS" style:font-name-complex="Trebuchet MS"/>
    </style:style>
    <style:style style:name="T473_20" style:family="text">
      <style:text-properties style:font-name="Trebuchet MS" style:font-name-asian="Trebuchet MS" style:font-name-complex="Trebuchet MS"/>
    </style:style>
    <style:style style:name="T473_21" style:family="text">
      <style:text-properties style:font-name="Trebuchet MS" style:font-name-asian="Trebuchet MS" style:font-name-complex="Trebuchet MS"/>
    </style:style>
    <style:style style:name="T473_22" style:family="text">
      <style:text-properties style:font-name="Trebuchet MS" style:font-name-asian="Trebuchet MS" style:font-name-complex="Trebuchet MS"/>
    </style:style>
    <style:style style:name="T473_23" style:family="text">
      <style:text-properties style:font-name="Trebuchet MS" style:font-name-asian="Trebuchet MS" style:font-name-complex="Trebuchet MS"/>
    </style:style>
    <style:style style:name="T473_24" style:family="text">
      <style:text-properties style:font-name="Trebuchet MS" style:font-name-asian="Trebuchet MS" style:font-name-complex="Trebuchet MS"/>
    </style:style>
    <style:style style:name="T473_25" style:family="text">
      <style:text-properties style:font-name="Trebuchet MS" style:font-name-asian="Trebuchet MS" style:font-name-complex="Trebuchet MS"/>
    </style:style>
    <style:style style:name="T473_26" style:family="text">
      <style:text-properties style:font-name="Trebuchet MS" style:font-name-asian="Trebuchet MS" style:font-name-complex="Trebuchet MS"/>
    </style:style>
    <style:style style:name="T473_27" style:family="text">
      <style:text-properties style:font-name="Trebuchet MS" style:font-name-asian="Trebuchet MS" style:font-name-complex="Trebuchet MS"/>
    </style:style>
    <style:style style:name="T473_28" style:family="text">
      <style:text-properties style:font-name="Trebuchet MS" style:font-name-asian="Trebuchet MS" style:font-name-complex="Trebuchet MS"/>
    </style:style>
    <style:style style:name="T473_29" style:family="text">
      <style:text-properties style:font-name="Trebuchet MS" style:font-name-asian="Trebuchet MS" style:font-name-complex="Trebuchet MS"/>
    </style:style>
    <style:style style:name="T473_30" style:family="text">
      <style:text-properties style:font-name="Trebuchet MS" style:font-name-asian="Trebuchet MS" style:font-name-complex="Trebuchet MS"/>
    </style:style>
    <style:style style:name="T473_31" style:family="text">
      <style:text-properties style:font-name="Trebuchet MS" style:font-name-asian="Trebuchet MS" style:font-name-complex="Trebuchet MS"/>
    </style:style>
    <style:style style:name="T473_32" style:family="text">
      <style:text-properties style:font-name="Trebuchet MS" style:font-name-asian="Trebuchet MS" style:font-name-complex="Trebuchet MS"/>
    </style:style>
    <style:style style:name="P474" style:family="paragraph" style:parent-style-name="Standard">
      <style:paragraph-properties fo:break-before="auto" fo:line-height="100%" fo:margin-top="0cm" style:writing-mode="lr-tb"/>
    </style:style>
    <style:style style:name="T474_1" style:family="text">
      <style:text-properties style:font-name="Trebuchet MS" style:font-name-asian="Trebuchet MS" style:font-name-complex="Trebuchet MS"/>
    </style:style>
    <style:style style:name="T474_2" style:family="text">
      <style:text-properties style:font-name="Trebuchet MS" style:font-name-asian="Trebuchet MS" style:font-name-complex="Trebuchet MS"/>
    </style:style>
    <style:style style:name="T474_3" style:family="text">
      <style:text-properties style:font-name="Trebuchet MS" style:font-name-asian="Trebuchet MS" style:font-name-complex="Trebuchet MS"/>
    </style:style>
    <style:style style:name="T474_4" style:family="text">
      <style:text-properties style:font-name="Trebuchet MS" style:font-name-asian="Trebuchet MS" style:font-name-complex="Trebuchet MS"/>
    </style:style>
    <style:style style:name="T474_5" style:family="text">
      <style:text-properties style:font-name="Trebuchet MS" style:font-name-asian="Trebuchet MS" style:font-name-complex="Trebuchet MS"/>
    </style:style>
    <style:style style:name="T474_6" style:family="text">
      <style:text-properties style:font-name="Trebuchet MS" style:font-name-asian="Trebuchet MS" style:font-name-complex="Trebuchet MS"/>
    </style:style>
    <style:style style:name="T474_7" style:family="text">
      <style:text-properties style:font-name="Trebuchet MS" style:font-name-asian="Trebuchet MS" style:font-name-complex="Trebuchet MS"/>
    </style:style>
    <style:style style:name="T474_8" style:family="text">
      <style:text-properties style:font-name="Trebuchet MS" style:font-name-asian="Trebuchet MS" style:font-name-complex="Trebuchet MS"/>
    </style:style>
    <style:style style:name="T474_9" style:family="text">
      <style:text-properties style:font-name="Trebuchet MS" style:font-name-asian="Trebuchet MS" style:font-name-complex="Trebuchet MS"/>
    </style:style>
    <style:style style:name="T474_10" style:family="text">
      <style:text-properties style:font-name="Trebuchet MS" style:font-name-asian="Trebuchet MS" style:font-name-complex="Trebuchet MS"/>
    </style:style>
    <style:style style:name="T474_11" style:family="text">
      <style:text-properties style:font-name="Trebuchet MS" style:font-name-asian="Trebuchet MS" style:font-name-complex="Trebuchet MS"/>
    </style:style>
    <style:style style:name="T474_12" style:family="text">
      <style:text-properties style:font-name="Trebuchet MS" style:font-name-asian="Trebuchet MS" style:font-name-complex="Trebuchet MS"/>
    </style:style>
    <style:style style:name="T474_13" style:family="text">
      <style:text-properties style:font-name="Trebuchet MS" style:font-name-asian="Trebuchet MS" style:font-name-complex="Trebuchet MS"/>
    </style:style>
    <style:style style:name="P475" style:family="paragraph" style:parent-style-name="Standard">
      <style:paragraph-properties fo:break-before="auto" fo:line-height="100%" fo:margin-top="0cm" style:writing-mode="lr-tb"/>
    </style:style>
    <style:style style:name="T475_1" style:family="text">
      <style:text-properties style:font-name="Trebuchet MS" style:font-name-asian="Trebuchet MS" style:font-name-complex="Trebuchet MS"/>
    </style:style>
    <style:style style:name="T475_2" style:family="text">
      <style:text-properties style:font-name="Trebuchet MS" style:font-name-asian="Trebuchet MS" style:font-name-complex="Trebuchet MS"/>
    </style:style>
    <style:style style:name="T475_3" style:family="text">
      <style:text-properties style:font-name="Trebuchet MS" style:font-name-asian="Trebuchet MS" style:font-name-complex="Trebuchet MS"/>
    </style:style>
    <style:style style:name="T475_4" style:family="text">
      <style:text-properties style:font-name="Trebuchet MS" style:font-name-asian="Trebuchet MS" style:font-name-complex="Trebuchet MS"/>
    </style:style>
    <style:style style:name="T475_5" style:family="text">
      <style:text-properties style:font-name="Trebuchet MS" style:font-name-asian="Trebuchet MS" style:font-name-complex="Trebuchet MS"/>
    </style:style>
    <style:style style:name="T475_6" style:family="text">
      <style:text-properties style:font-name="Trebuchet MS" style:font-name-asian="Trebuchet MS" style:font-name-complex="Trebuchet MS"/>
    </style:style>
    <style:style style:name="T475_7" style:family="text">
      <style:text-properties style:font-name="Trebuchet MS" style:font-name-asian="Trebuchet MS" style:font-name-complex="Trebuchet MS"/>
    </style:style>
    <style:style style:name="T475_8" style:family="text">
      <style:text-properties style:font-name="Trebuchet MS" style:font-name-asian="Trebuchet MS" style:font-name-complex="Trebuchet MS"/>
    </style:style>
    <style:style style:name="T475_9" style:family="text">
      <style:text-properties style:font-name="Trebuchet MS" style:font-name-asian="Trebuchet MS" style:font-name-complex="Trebuchet MS"/>
    </style:style>
    <style:style style:name="T475_10" style:family="text">
      <style:text-properties style:font-name="Trebuchet MS" style:font-name-asian="Trebuchet MS" style:font-name-complex="Trebuchet MS"/>
    </style:style>
    <style:style style:name="T475_11" style:family="text">
      <style:text-properties style:font-name="Trebuchet MS" style:font-name-asian="Trebuchet MS" style:font-name-complex="Trebuchet MS"/>
    </style:style>
    <style:style style:name="P476" style:family="paragraph" style:parent-style-name="Standard">
      <style:paragraph-properties fo:break-before="auto" fo:line-height="100%" fo:margin-top="0cm" style:writing-mode="lr-tb"/>
    </style:style>
    <style:style style:name="T476_1" style:family="text">
      <style:text-properties style:font-name="Trebuchet MS" style:font-name-asian="Trebuchet MS" style:font-name-complex="Trebuchet MS"/>
    </style:style>
    <style:style style:name="T476_2" style:family="text">
      <style:text-properties style:font-name="Trebuchet MS" style:font-name-asian="Trebuchet MS" style:font-name-complex="Trebuchet MS"/>
    </style:style>
    <style:style style:name="T476_3" style:family="text">
      <style:text-properties style:font-name="Trebuchet MS" style:font-name-asian="Trebuchet MS" style:font-name-complex="Trebuchet MS"/>
    </style:style>
    <style:style style:name="T476_4" style:family="text">
      <style:text-properties style:font-name="Trebuchet MS" style:font-name-asian="Trebuchet MS" style:font-name-complex="Trebuchet MS"/>
    </style:style>
    <style:style style:name="T476_5" style:family="text">
      <style:text-properties style:font-name="Trebuchet MS" style:font-name-asian="Trebuchet MS" style:font-name-complex="Trebuchet MS"/>
    </style:style>
    <style:style style:name="T476_6" style:family="text">
      <style:text-properties style:font-name="Trebuchet MS" style:font-name-asian="Trebuchet MS" style:font-name-complex="Trebuchet MS"/>
    </style:style>
    <style:style style:name="T476_7" style:family="text">
      <style:text-properties style:font-name="Trebuchet MS" style:font-name-asian="Trebuchet MS" style:font-name-complex="Trebuchet MS"/>
    </style:style>
    <style:style style:name="T476_8" style:family="text">
      <style:text-properties style:font-name="Trebuchet MS" style:font-name-asian="Trebuchet MS" style:font-name-complex="Trebuchet MS"/>
    </style:style>
    <style:style style:name="T476_9" style:family="text">
      <style:text-properties style:font-name="Trebuchet MS" style:font-name-asian="Trebuchet MS" style:font-name-complex="Trebuchet MS"/>
    </style:style>
    <style:style style:name="T476_10" style:family="text">
      <style:text-properties style:font-name="Trebuchet MS" style:font-name-asian="Trebuchet MS" style:font-name-complex="Trebuchet MS"/>
    </style:style>
    <style:style style:name="T476_11" style:family="text">
      <style:text-properties style:font-name="Trebuchet MS" style:font-name-asian="Trebuchet MS" style:font-name-complex="Trebuchet MS"/>
    </style:style>
    <style:style style:name="T476_12" style:family="text">
      <style:text-properties style:font-name="Trebuchet MS" style:font-name-asian="Trebuchet MS" style:font-name-complex="Trebuchet MS"/>
    </style:style>
    <style:style style:name="T476_13" style:family="text">
      <style:text-properties style:font-name="Trebuchet MS" style:font-name-asian="Trebuchet MS" style:font-name-complex="Trebuchet MS"/>
    </style:style>
    <style:style style:name="T476_14" style:family="text">
      <style:text-properties style:font-name="Trebuchet MS" style:font-name-asian="Trebuchet MS" style:font-name-complex="Trebuchet MS"/>
    </style:style>
    <style:style style:name="T476_15" style:family="text">
      <style:text-properties style:font-name="Trebuchet MS" style:font-name-asian="Trebuchet MS" style:font-name-complex="Trebuchet MS"/>
    </style:style>
    <style:style style:name="T476_16" style:family="text">
      <style:text-properties style:font-name="Trebuchet MS" style:font-name-asian="Trebuchet MS" style:font-name-complex="Trebuchet MS"/>
    </style:style>
    <style:style style:name="T476_17" style:family="text">
      <style:text-properties style:font-name="Trebuchet MS" style:font-name-asian="Trebuchet MS" style:font-name-complex="Trebuchet MS"/>
    </style:style>
    <style:style style:name="T476_18" style:family="text">
      <style:text-properties style:font-name="Trebuchet MS" style:font-name-asian="Trebuchet MS" style:font-name-complex="Trebuchet MS"/>
    </style:style>
    <style:style style:name="T476_19" style:family="text">
      <style:text-properties style:font-name="Trebuchet MS" style:font-name-asian="Trebuchet MS" style:font-name-complex="Trebuchet MS"/>
    </style:style>
    <style:style style:name="T476_20" style:family="text">
      <style:text-properties style:font-name="Trebuchet MS" style:font-name-asian="Trebuchet MS" style:font-name-complex="Trebuchet MS"/>
    </style:style>
    <style:style style:name="T476_21" style:family="text">
      <style:text-properties style:font-name="Trebuchet MS" style:font-name-asian="Trebuchet MS" style:font-name-complex="Trebuchet MS"/>
    </style:style>
    <style:style style:name="T476_22" style:family="text">
      <style:text-properties style:font-name="Trebuchet MS" style:font-name-asian="Trebuchet MS" style:font-name-complex="Trebuchet MS"/>
    </style:style>
    <style:style style:name="T476_23" style:family="text">
      <style:text-properties style:font-name="Trebuchet MS" style:font-name-asian="Trebuchet MS" style:font-name-complex="Trebuchet MS"/>
    </style:style>
    <style:style style:name="T476_24" style:family="text">
      <style:text-properties style:font-name="Trebuchet MS" style:font-name-asian="Trebuchet MS" style:font-name-complex="Trebuchet MS"/>
    </style:style>
    <style:style style:name="T476_25" style:family="text">
      <style:text-properties style:font-name="Trebuchet MS" style:font-name-asian="Trebuchet MS" style:font-name-complex="Trebuchet MS"/>
    </style:style>
    <style:style style:name="T476_26" style:family="text">
      <style:text-properties style:font-name="Trebuchet MS" style:font-name-asian="Trebuchet MS" style:font-name-complex="Trebuchet MS"/>
    </style:style>
    <style:style style:name="T476_27" style:family="text">
      <style:text-properties style:font-name="Trebuchet MS" style:font-name-asian="Trebuchet MS" style:font-name-complex="Trebuchet MS"/>
    </style:style>
    <style:style style:name="T476_28" style:family="text">
      <style:text-properties style:font-name="Trebuchet MS" style:font-name-asian="Trebuchet MS" style:font-name-complex="Trebuchet MS"/>
    </style:style>
    <style:style style:name="T476_29" style:family="text">
      <style:text-properties style:font-name="Trebuchet MS" style:font-name-asian="Trebuchet MS" style:font-name-complex="Trebuchet MS"/>
    </style:style>
    <style:style style:name="T476_30" style:family="text">
      <style:text-properties style:font-name="Trebuchet MS" style:font-name-asian="Trebuchet MS" style:font-name-complex="Trebuchet MS"/>
    </style:style>
    <style:style style:name="T476_31" style:family="text">
      <style:text-properties style:font-name="Trebuchet MS" style:font-name-asian="Trebuchet MS" style:font-name-complex="Trebuchet MS"/>
    </style:style>
    <style:style style:name="T476_32" style:family="text">
      <style:text-properties style:font-name="Trebuchet MS" style:font-name-asian="Trebuchet MS" style:font-name-complex="Trebuchet MS"/>
    </style:style>
    <style:style style:name="T476_33" style:family="text">
      <style:text-properties style:font-name="Trebuchet MS" style:font-name-asian="Trebuchet MS" style:font-name-complex="Trebuchet MS"/>
    </style:style>
    <style:style style:name="T476_34" style:family="text">
      <style:text-properties style:font-name="Trebuchet MS" style:font-name-asian="Trebuchet MS" style:font-name-complex="Trebuchet MS"/>
    </style:style>
    <style:style style:name="T476_35" style:family="text">
      <style:text-properties style:font-name="Trebuchet MS" style:font-name-asian="Trebuchet MS" style:font-name-complex="Trebuchet MS"/>
    </style:style>
    <style:style style:name="T476_36" style:family="text">
      <style:text-properties style:font-name="Trebuchet MS" style:font-name-asian="Trebuchet MS" style:font-name-complex="Trebuchet MS"/>
    </style:style>
    <style:style style:name="T476_37" style:family="text">
      <style:text-properties style:font-name="Trebuchet MS" style:font-name-asian="Trebuchet MS" style:font-name-complex="Trebuchet MS"/>
    </style:style>
    <style:style style:name="T476_38" style:family="text">
      <style:text-properties style:font-name="Trebuchet MS" style:font-name-asian="Trebuchet MS" style:font-name-complex="Trebuchet MS"/>
    </style:style>
    <style:style style:name="T476_39" style:family="text">
      <style:text-properties style:font-name="Trebuchet MS" style:font-name-asian="Trebuchet MS" style:font-name-complex="Trebuchet MS"/>
    </style:style>
    <style:style style:name="T476_40" style:family="text">
      <style:text-properties style:font-name="Trebuchet MS" style:font-name-asian="Trebuchet MS" style:font-name-complex="Trebuchet MS"/>
    </style:style>
    <style:style style:name="P477" style:family="paragraph" style:parent-style-name="Standard">
      <style:paragraph-properties fo:break-before="auto" fo:line-height="100%" fo:margin-top="0cm" style:writing-mode="lr-tb"/>
    </style:style>
    <style:style style:name="T477_1" style:family="text">
      <style:text-properties style:font-name="Trebuchet MS" style:font-name-asian="Trebuchet MS" style:font-name-complex="Trebuchet MS"/>
    </style:style>
    <style:style style:name="T477_2" style:family="text">
      <style:text-properties style:font-name="Trebuchet MS" style:font-name-asian="Trebuchet MS" style:font-name-complex="Trebuchet MS"/>
    </style:style>
    <style:style style:name="T477_3" style:family="text">
      <style:text-properties style:font-name="Trebuchet MS" style:font-name-asian="Trebuchet MS" style:font-name-complex="Trebuchet MS"/>
    </style:style>
    <style:style style:name="T477_4" style:family="text">
      <style:text-properties style:font-name="Trebuchet MS" style:font-name-asian="Trebuchet MS" style:font-name-complex="Trebuchet MS"/>
    </style:style>
    <style:style style:name="T477_5" style:family="text">
      <style:text-properties style:font-name="Trebuchet MS" style:font-name-asian="Trebuchet MS" style:font-name-complex="Trebuchet MS"/>
    </style:style>
    <style:style style:name="T477_6" style:family="text">
      <style:text-properties style:font-name="Trebuchet MS" style:font-name-asian="Trebuchet MS" style:font-name-complex="Trebuchet MS"/>
    </style:style>
    <style:style style:name="T477_7" style:family="text">
      <style:text-properties style:font-name="Trebuchet MS" style:font-name-asian="Trebuchet MS" style:font-name-complex="Trebuchet MS"/>
    </style:style>
    <style:style style:name="T477_8" style:family="text">
      <style:text-properties style:font-name="Trebuchet MS" style:font-name-asian="Trebuchet MS" style:font-name-complex="Trebuchet MS"/>
    </style:style>
    <style:style style:name="T477_9" style:family="text">
      <style:text-properties style:font-name="Trebuchet MS" style:font-name-asian="Trebuchet MS" style:font-name-complex="Trebuchet MS"/>
    </style:style>
    <style:style style:name="T477_10" style:family="text">
      <style:text-properties style:font-name="Trebuchet MS" style:font-name-asian="Trebuchet MS" style:font-name-complex="Trebuchet MS"/>
    </style:style>
    <style:style style:name="T477_11" style:family="text">
      <style:text-properties style:font-name="Trebuchet MS" style:font-name-asian="Trebuchet MS" style:font-name-complex="Trebuchet MS"/>
    </style:style>
    <style:style style:name="T477_12" style:family="text">
      <style:text-properties style:font-name="Trebuchet MS" style:font-name-asian="Trebuchet MS" style:font-name-complex="Trebuchet MS"/>
    </style:style>
    <style:style style:name="T477_13" style:family="text">
      <style:text-properties style:font-name="Trebuchet MS" style:font-name-asian="Trebuchet MS" style:font-name-complex="Trebuchet MS"/>
    </style:style>
    <style:style style:name="P478" style:family="paragraph" style:parent-style-name="Standard">
      <style:paragraph-properties fo:break-before="auto" fo:line-height="100%" fo:margin-top="0cm" style:writing-mode="lr-tb"/>
    </style:style>
    <style:style style:name="T478_1" style:family="text">
      <style:text-properties style:font-name="Trebuchet MS" style:font-name-asian="Trebuchet MS" style:font-name-complex="Trebuchet MS"/>
    </style:style>
    <style:style style:name="T478_2" style:family="text">
      <style:text-properties style:font-name="Trebuchet MS" style:font-name-asian="Trebuchet MS" style:font-name-complex="Trebuchet MS"/>
    </style:style>
    <style:style style:name="T478_3" style:family="text">
      <style:text-properties style:font-name="Trebuchet MS" style:font-name-asian="Trebuchet MS" style:font-name-complex="Trebuchet MS"/>
    </style:style>
    <style:style style:name="T478_4" style:family="text">
      <style:text-properties style:font-name="Trebuchet MS" style:font-name-asian="Trebuchet MS" style:font-name-complex="Trebuchet MS"/>
    </style:style>
    <style:style style:name="T478_5" style:family="text">
      <style:text-properties style:font-name="Trebuchet MS" style:font-name-asian="Trebuchet MS" style:font-name-complex="Trebuchet MS"/>
    </style:style>
    <style:style style:name="T478_6" style:family="text">
      <style:text-properties style:font-name="Trebuchet MS" style:font-name-asian="Trebuchet MS" style:font-name-complex="Trebuchet MS"/>
    </style:style>
    <style:style style:name="T478_7" style:family="text">
      <style:text-properties style:font-name="Trebuchet MS" style:font-name-asian="Trebuchet MS" style:font-name-complex="Trebuchet MS"/>
    </style:style>
    <style:style style:name="T478_8" style:family="text">
      <style:text-properties style:font-name="Trebuchet MS" style:font-name-asian="Trebuchet MS" style:font-name-complex="Trebuchet MS"/>
    </style:style>
    <style:style style:name="T478_9" style:family="text">
      <style:text-properties style:font-name="Trebuchet MS" style:font-name-asian="Trebuchet MS" style:font-name-complex="Trebuchet MS"/>
    </style:style>
    <style:style style:name="T478_10" style:family="text">
      <style:text-properties style:font-name="Trebuchet MS" style:font-name-asian="Trebuchet MS" style:font-name-complex="Trebuchet MS"/>
    </style:style>
    <style:style style:name="T478_11" style:family="text">
      <style:text-properties style:font-name="Trebuchet MS" style:font-name-asian="Trebuchet MS" style:font-name-complex="Trebuchet MS"/>
    </style:style>
    <style:style style:name="T478_12" style:family="text">
      <style:text-properties style:font-name="Trebuchet MS" style:font-name-asian="Trebuchet MS" style:font-name-complex="Trebuchet MS"/>
    </style:style>
    <style:style style:name="T478_13" style:family="text">
      <style:text-properties style:font-name="Trebuchet MS" style:font-name-asian="Trebuchet MS" style:font-name-complex="Trebuchet MS"/>
    </style:style>
    <style:style style:name="T478_14" style:family="text">
      <style:text-properties style:font-name="Trebuchet MS" style:font-name-asian="Trebuchet MS" style:font-name-complex="Trebuchet MS"/>
    </style:style>
    <style:style style:name="T478_15" style:family="text">
      <style:text-properties style:font-name="Trebuchet MS" style:font-name-asian="Trebuchet MS" style:font-name-complex="Trebuchet MS"/>
    </style:style>
    <style:style style:name="T478_16" style:family="text">
      <style:text-properties style:font-name="Trebuchet MS" style:font-name-asian="Trebuchet MS" style:font-name-complex="Trebuchet MS"/>
    </style:style>
    <style:style style:name="T478_17" style:family="text">
      <style:text-properties style:font-name="Trebuchet MS" style:font-name-asian="Trebuchet MS" style:font-name-complex="Trebuchet MS"/>
    </style:style>
    <style:style style:name="T478_18" style:family="text">
      <style:text-properties style:font-name="Trebuchet MS" style:font-name-asian="Trebuchet MS" style:font-name-complex="Trebuchet MS"/>
    </style:style>
    <style:style style:name="T478_19" style:family="text">
      <style:text-properties style:font-name="Trebuchet MS" style:font-name-asian="Trebuchet MS" style:font-name-complex="Trebuchet MS"/>
    </style:style>
    <style:style style:name="T478_20" style:family="text">
      <style:text-properties style:font-name="Trebuchet MS" style:font-name-asian="Trebuchet MS" style:font-name-complex="Trebuchet MS"/>
    </style:style>
    <style:style style:name="T478_21" style:family="text">
      <style:text-properties style:font-name="Trebuchet MS" style:font-name-asian="Trebuchet MS" style:font-name-complex="Trebuchet MS"/>
    </style:style>
    <style:style style:name="T478_22" style:family="text">
      <style:text-properties style:font-name="Trebuchet MS" style:font-name-asian="Trebuchet MS" style:font-name-complex="Trebuchet MS"/>
    </style:style>
    <style:style style:name="T478_23" style:family="text">
      <style:text-properties style:font-name="Trebuchet MS" style:font-name-asian="Trebuchet MS" style:font-name-complex="Trebuchet MS"/>
    </style:style>
    <style:style style:name="T478_24" style:family="text">
      <style:text-properties style:font-name="Trebuchet MS" style:font-name-asian="Trebuchet MS" style:font-name-complex="Trebuchet MS"/>
    </style:style>
    <style:style style:name="T478_25" style:family="text">
      <style:text-properties style:font-name="Trebuchet MS" style:font-name-asian="Trebuchet MS" style:font-name-complex="Trebuchet MS"/>
    </style:style>
    <style:style style:name="P479" style:family="paragraph" style:parent-style-name="Standard">
      <style:paragraph-properties fo:break-before="auto" fo:line-height="100%" fo:margin-top="0cm" style:writing-mode="lr-tb"/>
    </style:style>
    <style:style style:name="T479_1" style:family="text">
      <style:text-properties style:font-name="Trebuchet MS" style:font-name-asian="Trebuchet MS" style:font-name-complex="Trebuchet MS"/>
    </style:style>
    <style:style style:name="T479_2" style:family="text">
      <style:text-properties style:font-name="Trebuchet MS" style:font-name-asian="Trebuchet MS" style:font-name-complex="Trebuchet MS"/>
    </style:style>
    <style:style style:name="T479_3" style:family="text">
      <style:text-properties style:font-name="Trebuchet MS" style:font-name-asian="Trebuchet MS" style:font-name-complex="Trebuchet MS"/>
    </style:style>
    <style:style style:name="T479_4" style:family="text">
      <style:text-properties style:font-name="Trebuchet MS" style:font-name-asian="Trebuchet MS" style:font-name-complex="Trebuchet MS"/>
    </style:style>
    <style:style style:name="T479_5" style:family="text">
      <style:text-properties style:font-name="Trebuchet MS" style:font-name-asian="Trebuchet MS" style:font-name-complex="Trebuchet MS"/>
    </style:style>
    <style:style style:name="T479_6" style:family="text">
      <style:text-properties style:font-name="Trebuchet MS" style:font-name-asian="Trebuchet MS" style:font-name-complex="Trebuchet MS"/>
    </style:style>
    <style:style style:name="T479_7" style:family="text">
      <style:text-properties style:font-name="Trebuchet MS" style:font-name-asian="Trebuchet MS" style:font-name-complex="Trebuchet MS"/>
    </style:style>
    <style:style style:name="T479_8" style:family="text">
      <style:text-properties style:font-name="Trebuchet MS" style:font-name-asian="Trebuchet MS" style:font-name-complex="Trebuchet MS"/>
    </style:style>
    <style:style style:name="T479_9" style:family="text">
      <style:text-properties style:font-name="Trebuchet MS" style:font-name-asian="Trebuchet MS" style:font-name-complex="Trebuchet MS"/>
    </style:style>
    <style:style style:name="T479_10" style:family="text">
      <style:text-properties style:font-name="Trebuchet MS" style:font-name-asian="Trebuchet MS" style:font-name-complex="Trebuchet MS"/>
    </style:style>
    <style:style style:name="T479_11" style:family="text">
      <style:text-properties style:font-name="Trebuchet MS" style:font-name-asian="Trebuchet MS" style:font-name-complex="Trebuchet MS"/>
    </style:style>
    <style:style style:name="T479_12" style:family="text">
      <style:text-properties style:font-name="Trebuchet MS" style:font-name-asian="Trebuchet MS" style:font-name-complex="Trebuchet MS"/>
    </style:style>
    <style:style style:name="T479_13" style:family="text">
      <style:text-properties style:font-name="Trebuchet MS" style:font-name-asian="Trebuchet MS" style:font-name-complex="Trebuchet MS"/>
    </style:style>
    <style:style style:name="T479_14" style:family="text">
      <style:text-properties style:font-name="Trebuchet MS" style:font-name-asian="Trebuchet MS" style:font-name-complex="Trebuchet MS"/>
    </style:style>
    <style:style style:name="T479_15" style:family="text">
      <style:text-properties style:font-name="Trebuchet MS" style:font-name-asian="Trebuchet MS" style:font-name-complex="Trebuchet MS"/>
    </style:style>
    <style:style style:name="T479_16" style:family="text">
      <style:text-properties style:font-name="Trebuchet MS" style:font-name-asian="Trebuchet MS" style:font-name-complex="Trebuchet MS"/>
    </style:style>
    <style:style style:name="T479_17" style:family="text">
      <style:text-properties style:font-name="Trebuchet MS" style:font-name-asian="Trebuchet MS" style:font-name-complex="Trebuchet MS"/>
    </style:style>
    <style:style style:name="T479_18" style:family="text">
      <style:text-properties style:font-name="Trebuchet MS" style:font-name-asian="Trebuchet MS" style:font-name-complex="Trebuchet MS"/>
    </style:style>
    <style:style style:name="T479_19" style:family="text">
      <style:text-properties style:font-name="Trebuchet MS" style:font-name-asian="Trebuchet MS" style:font-name-complex="Trebuchet MS"/>
    </style:style>
    <style:style style:name="T479_20" style:family="text">
      <style:text-properties style:font-name="Trebuchet MS" style:font-name-asian="Trebuchet MS" style:font-name-complex="Trebuchet MS"/>
    </style:style>
    <style:style style:name="T479_21" style:family="text">
      <style:text-properties style:font-name="Trebuchet MS" style:font-name-asian="Trebuchet MS" style:font-name-complex="Trebuchet MS"/>
    </style:style>
    <style:style style:name="T479_22" style:family="text">
      <style:text-properties style:font-name="Trebuchet MS" style:font-name-asian="Trebuchet MS" style:font-name-complex="Trebuchet MS"/>
    </style:style>
    <style:style style:name="T479_23" style:family="text">
      <style:text-properties style:font-name="Trebuchet MS" style:font-name-asian="Trebuchet MS" style:font-name-complex="Trebuchet MS"/>
    </style:style>
    <style:style style:name="T479_24" style:family="text">
      <style:text-properties style:font-name="Trebuchet MS" style:font-name-asian="Trebuchet MS" style:font-name-complex="Trebuchet MS"/>
    </style:style>
    <style:style style:name="T479_25" style:family="text">
      <style:text-properties style:font-name="Trebuchet MS" style:font-name-asian="Trebuchet MS" style:font-name-complex="Trebuchet MS"/>
    </style:style>
    <style:style style:name="T479_26" style:family="text">
      <style:text-properties style:font-name="Trebuchet MS" style:font-name-asian="Trebuchet MS" style:font-name-complex="Trebuchet MS"/>
    </style:style>
    <style:style style:name="T479_27" style:family="text">
      <style:text-properties style:font-name="Trebuchet MS" style:font-name-asian="Trebuchet MS" style:font-name-complex="Trebuchet MS"/>
    </style:style>
    <style:style style:name="T479_28" style:family="text">
      <style:text-properties style:font-name="Trebuchet MS" style:font-name-asian="Trebuchet MS" style:font-name-complex="Trebuchet MS"/>
    </style:style>
    <style:style style:name="T479_29" style:family="text">
      <style:text-properties style:font-name="Trebuchet MS" style:font-name-asian="Trebuchet MS" style:font-name-complex="Trebuchet MS"/>
    </style:style>
    <style:style style:name="T479_30" style:family="text">
      <style:text-properties style:font-name="Trebuchet MS" style:font-name-asian="Trebuchet MS" style:font-name-complex="Trebuchet MS"/>
    </style:style>
    <style:style style:name="T479_31" style:family="text">
      <style:text-properties style:font-name="Trebuchet MS" style:font-name-asian="Trebuchet MS" style:font-name-complex="Trebuchet MS"/>
    </style:style>
    <style:style style:name="T479_32" style:family="text">
      <style:text-properties style:font-name="Trebuchet MS" style:font-name-asian="Trebuchet MS" style:font-name-complex="Trebuchet MS"/>
    </style:style>
    <style:style style:name="T479_33" style:family="text">
      <style:text-properties style:font-name="Trebuchet MS" style:font-name-asian="Trebuchet MS" style:font-name-complex="Trebuchet MS"/>
    </style:style>
    <style:style style:name="T479_34" style:family="text">
      <style:text-properties style:font-name="Trebuchet MS" style:font-name-asian="Trebuchet MS" style:font-name-complex="Trebuchet MS"/>
    </style:style>
    <style:style style:name="T479_35" style:family="text">
      <style:text-properties style:font-name="Trebuchet MS" style:font-name-asian="Trebuchet MS" style:font-name-complex="Trebuchet MS"/>
    </style:style>
    <style:style style:name="T479_36" style:family="text">
      <style:text-properties style:font-name="Trebuchet MS" style:font-name-asian="Trebuchet MS" style:font-name-complex="Trebuchet MS"/>
    </style:style>
    <style:style style:name="T479_37" style:family="text">
      <style:text-properties style:font-name="Trebuchet MS" style:font-name-asian="Trebuchet MS" style:font-name-complex="Trebuchet MS"/>
    </style:style>
    <style:style style:name="T479_38" style:family="text">
      <style:text-properties style:font-name="Trebuchet MS" style:font-name-asian="Trebuchet MS" style:font-name-complex="Trebuchet MS"/>
    </style:style>
    <style:style style:name="T479_39" style:family="text">
      <style:text-properties style:font-name="Trebuchet MS" style:font-name-asian="Trebuchet MS" style:font-name-complex="Trebuchet MS"/>
    </style:style>
    <style:style style:name="T479_40" style:family="text">
      <style:text-properties style:font-name="Trebuchet MS" style:font-name-asian="Trebuchet MS" style:font-name-complex="Trebuchet MS"/>
    </style:style>
    <style:style style:name="T479_41" style:family="text">
      <style:text-properties style:font-name="Trebuchet MS" style:font-name-asian="Trebuchet MS" style:font-name-complex="Trebuchet MS"/>
    </style:style>
    <style:style style:name="T479_42" style:family="text">
      <style:text-properties style:font-name="Trebuchet MS" style:font-name-asian="Trebuchet MS" style:font-name-complex="Trebuchet MS"/>
    </style:style>
    <style:style style:name="T479_43" style:family="text">
      <style:text-properties style:font-name="Trebuchet MS" style:font-name-asian="Trebuchet MS" style:font-name-complex="Trebuchet MS"/>
    </style:style>
    <style:style style:name="T479_44" style:family="text">
      <style:text-properties style:font-name="Trebuchet MS" style:font-name-asian="Trebuchet MS" style:font-name-complex="Trebuchet MS"/>
    </style:style>
    <style:style style:name="T479_45" style:family="text">
      <style:text-properties style:font-name="Trebuchet MS" style:font-name-asian="Trebuchet MS" style:font-name-complex="Trebuchet MS"/>
    </style:style>
    <style:style style:name="T479_46" style:family="text">
      <style:text-properties style:font-name="Trebuchet MS" style:font-name-asian="Trebuchet MS" style:font-name-complex="Trebuchet MS"/>
    </style:style>
    <style:style style:name="P480" style:family="paragraph" style:parent-style-name="Standard">
      <style:paragraph-properties fo:break-before="auto" fo:line-height="100%" fo:margin-top="0cm" style:writing-mode="lr-tb"/>
    </style:style>
    <style:style style:name="T480_1" style:family="text">
      <style:text-properties style:font-name="Trebuchet MS" style:font-name-asian="Trebuchet MS" style:font-name-complex="Trebuchet MS"/>
    </style:style>
    <style:style style:name="T480_2" style:family="text">
      <style:text-properties style:font-name="Trebuchet MS" style:font-name-asian="Trebuchet MS" style:font-name-complex="Trebuchet MS"/>
    </style:style>
    <style:style style:name="T480_3" style:family="text">
      <style:text-properties style:font-name="Trebuchet MS" style:font-name-asian="Trebuchet MS" style:font-name-complex="Trebuchet MS"/>
    </style:style>
    <style:style style:name="T480_4" style:family="text">
      <style:text-properties style:font-name="Trebuchet MS" style:font-name-asian="Trebuchet MS" style:font-name-complex="Trebuchet MS"/>
    </style:style>
    <style:style style:name="T480_5" style:family="text">
      <style:text-properties style:font-name="Trebuchet MS" style:font-name-asian="Trebuchet MS" style:font-name-complex="Trebuchet MS"/>
    </style:style>
    <style:style style:name="T480_6" style:family="text">
      <style:text-properties style:font-name="Trebuchet MS" style:font-name-asian="Trebuchet MS" style:font-name-complex="Trebuchet MS"/>
    </style:style>
    <style:style style:name="T480_7" style:family="text">
      <style:text-properties style:font-name="Trebuchet MS" style:font-name-asian="Trebuchet MS" style:font-name-complex="Trebuchet MS"/>
    </style:style>
    <style:style style:name="T480_8" style:family="text">
      <style:text-properties style:font-name="Trebuchet MS" style:font-name-asian="Trebuchet MS" style:font-name-complex="Trebuchet MS"/>
    </style:style>
    <style:style style:name="T480_9" style:family="text">
      <style:text-properties style:font-name="Trebuchet MS" style:font-name-asian="Trebuchet MS" style:font-name-complex="Trebuchet MS"/>
    </style:style>
    <style:style style:name="T480_10" style:family="text">
      <style:text-properties style:font-name="Trebuchet MS" style:font-name-asian="Trebuchet MS" style:font-name-complex="Trebuchet MS"/>
    </style:style>
    <style:style style:name="T480_11" style:family="text">
      <style:text-properties style:font-name="Trebuchet MS" style:font-name-asian="Trebuchet MS" style:font-name-complex="Trebuchet MS"/>
    </style:style>
    <style:style style:name="T480_12" style:family="text">
      <style:text-properties style:font-name="Trebuchet MS" style:font-name-asian="Trebuchet MS" style:font-name-complex="Trebuchet MS"/>
    </style:style>
    <style:style style:name="T480_13" style:family="text">
      <style:text-properties style:font-name="Trebuchet MS" style:font-name-asian="Trebuchet MS" style:font-name-complex="Trebuchet MS"/>
    </style:style>
    <style:style style:name="P481" style:family="paragraph" style:parent-style-name="Standard">
      <style:paragraph-properties fo:break-before="auto" fo:line-height="100%" fo:margin-top="0cm" fo:margin-bottom="0cm" style:writing-mode="lr-tb"/>
    </style:style>
    <style:style style:name="T481_1" style:family="text">
      <style:text-properties style:font-name="Trebuchet MS" style:font-name-asian="Trebuchet MS" style:font-name-complex="Trebuchet MS"/>
    </style:style>
    <style:style style:name="T481_2" style:family="text">
      <style:text-properties style:font-name="Trebuchet MS" style:font-name-asian="Trebuchet MS" style:font-name-complex="Trebuchet MS"/>
    </style:style>
    <style:style style:name="T481_3" style:family="text">
      <style:text-properties style:font-name="Trebuchet MS" style:font-name-asian="Trebuchet MS" style:font-name-complex="Trebuchet MS"/>
    </style:style>
    <style:style style:name="T481_4" style:family="text">
      <style:text-properties style:font-name="Trebuchet MS" style:font-name-asian="Trebuchet MS" style:font-name-complex="Trebuchet MS"/>
    </style:style>
    <style:style style:name="T481_5" style:family="text">
      <style:text-properties style:font-name="Trebuchet MS" style:font-name-asian="Trebuchet MS" style:font-name-complex="Trebuchet MS"/>
    </style:style>
    <style:style style:name="T481_6" style:family="text">
      <style:text-properties style:font-name="Trebuchet MS" style:font-name-asian="Trebuchet MS" style:font-name-complex="Trebuchet MS"/>
    </style:style>
    <style:style style:name="T481_7" style:family="text">
      <style:text-properties style:font-name="Trebuchet MS" style:font-name-asian="Trebuchet MS" style:font-name-complex="Trebuchet MS"/>
    </style:style>
    <style:style style:name="T481_8" style:family="text">
      <style:text-properties style:font-name="Trebuchet MS" style:font-name-asian="Trebuchet MS" style:font-name-complex="Trebuchet MS"/>
    </style:style>
    <style:style style:name="T481_9" style:family="text">
      <style:text-properties style:font-name="Trebuchet MS" style:font-name-asian="Trebuchet MS" style:font-name-complex="Trebuchet MS"/>
    </style:style>
    <style:style style:name="T481_10" style:family="text">
      <style:text-properties style:font-name="Trebuchet MS" style:font-name-asian="Trebuchet MS" style:font-name-complex="Trebuchet MS"/>
    </style:style>
    <style:style style:name="T481_11" style:family="text">
      <style:text-properties style:font-name="Trebuchet MS" style:font-name-asian="Trebuchet MS" style:font-name-complex="Trebuchet MS"/>
    </style:style>
    <style:style style:name="T481_12" style:family="text">
      <style:text-properties style:font-name="Trebuchet MS" style:font-name-asian="Trebuchet MS" style:font-name-complex="Trebuchet MS"/>
    </style:style>
    <style:style style:name="T481_13" style:family="text">
      <style:text-properties style:font-name="Trebuchet MS" style:font-name-asian="Trebuchet MS" style:font-name-complex="Trebuchet MS"/>
    </style:style>
    <style:style style:name="T481_14" style:family="text">
      <style:text-properties style:font-name="Trebuchet MS" style:font-name-asian="Trebuchet MS" style:font-name-complex="Trebuchet MS"/>
    </style:style>
    <style:style style:name="T481_15" style:family="text">
      <style:text-properties style:font-name="Trebuchet MS" style:font-name-asian="Trebuchet MS" style:font-name-complex="Trebuchet MS"/>
    </style:style>
    <style:style style:name="T481_16" style:family="text">
      <style:text-properties style:font-name="Trebuchet MS" style:font-name-asian="Trebuchet MS" style:font-name-complex="Trebuchet MS"/>
    </style:style>
    <style:style style:name="T481_17" style:family="text">
      <style:text-properties style:font-name="Trebuchet MS" style:font-name-asian="Trebuchet MS" style:font-name-complex="Trebuchet MS"/>
    </style:style>
    <style:style style:name="T481_18" style:family="text">
      <style:text-properties style:font-name="Trebuchet MS" style:font-name-asian="Trebuchet MS" style:font-name-complex="Trebuchet MS"/>
    </style:style>
    <style:style style:name="T481_19" style:family="text">
      <style:text-properties style:font-name="Trebuchet MS" style:font-name-asian="Trebuchet MS" style:font-name-complex="Trebuchet MS"/>
    </style:style>
    <style:style style:name="T481_20" style:family="text">
      <style:text-properties style:font-name="Trebuchet MS" style:font-name-asian="Trebuchet MS" style:font-name-complex="Trebuchet MS"/>
    </style:style>
    <style:style style:name="T481_21" style:family="text">
      <style:text-properties style:font-name="Trebuchet MS" style:font-name-asian="Trebuchet MS" style:font-name-complex="Trebuchet MS"/>
    </style:style>
    <style:style style:name="T481_22" style:family="text">
      <style:text-properties style:font-name="Trebuchet MS" style:font-name-asian="Trebuchet MS" style:font-name-complex="Trebuchet MS"/>
    </style:style>
    <style:style style:name="P482" style:family="paragraph" style:parent-style-name="Standard">
      <style:paragraph-properties fo:break-before="auto" fo:line-height="100%" fo:margin-bottom="0.212cm" style:writing-mode="lr-tb"/>
    </style:style>
    <style:style style:name="T482_1" style:family="text">
      <style:text-properties style:font-name="Trebuchet MS" style:font-name-asian="Trebuchet MS" style:font-name-complex="Trebuchet MS"/>
    </style:style>
    <style:style style:name="T482_2" style:family="text">
      <style:text-properties style:font-name="Trebuchet MS" style:font-name-asian="Trebuchet MS" style:font-name-complex="Trebuchet MS"/>
    </style:style>
    <style:style style:name="T482_3" style:family="text">
      <style:text-properties style:font-name="Trebuchet MS" style:font-name-asian="Trebuchet MS" style:font-name-complex="Trebuchet MS"/>
    </style:style>
    <style:style style:name="T482_4" style:family="text">
      <style:text-properties style:font-name="Trebuchet MS" style:font-name-asian="Trebuchet MS" style:font-name-complex="Trebuchet MS"/>
    </style:style>
    <style:style style:name="T482_5" style:family="text">
      <style:text-properties style:font-name="Trebuchet MS" style:font-name-asian="Trebuchet MS" style:font-name-complex="Trebuchet MS"/>
    </style:style>
    <style:style style:name="T482_6" style:family="text">
      <style:text-properties style:font-name="Trebuchet MS" style:font-name-asian="Trebuchet MS" style:font-name-complex="Trebuchet MS"/>
    </style:style>
    <style:style style:name="T482_7" style:family="text">
      <style:text-properties style:font-name="Trebuchet MS" style:font-name-asian="Trebuchet MS" style:font-name-complex="Trebuchet MS"/>
    </style:style>
    <style:style style:name="T482_8" style:family="text">
      <style:text-properties style:font-name="Trebuchet MS" style:font-name-asian="Trebuchet MS" style:font-name-complex="Trebuchet MS"/>
    </style:style>
    <style:style style:name="T482_9" style:family="text">
      <style:text-properties style:font-name="Trebuchet MS" style:font-name-asian="Trebuchet MS" style:font-name-complex="Trebuchet MS"/>
    </style:style>
    <style:style style:name="T482_10" style:family="text">
      <style:text-properties style:font-name="Trebuchet MS" style:font-name-asian="Trebuchet MS" style:font-name-complex="Trebuchet MS"/>
    </style:style>
    <style:style style:name="T482_11" style:family="text">
      <style:text-properties style:font-name="Trebuchet MS" style:font-name-asian="Trebuchet MS" style:font-name-complex="Trebuchet MS"/>
    </style:style>
    <style:style style:name="T482_12" style:family="text">
      <style:text-properties style:font-name="Trebuchet MS" style:font-name-asian="Trebuchet MS" style:font-name-complex="Trebuchet MS"/>
    </style:style>
    <style:style style:name="T482_13" style:family="text">
      <style:text-properties style:font-name="Trebuchet MS" style:font-name-asian="Trebuchet MS" style:font-name-complex="Trebuchet MS"/>
    </style:style>
    <style:style style:name="T482_14" style:family="text">
      <style:text-properties style:font-name="Trebuchet MS" style:font-name-asian="Trebuchet MS" style:font-name-complex="Trebuchet MS"/>
    </style:style>
    <style:style style:name="T482_15" style:family="text">
      <style:text-properties style:font-name="Trebuchet MS" style:font-name-asian="Trebuchet MS" style:font-name-complex="Trebuchet MS"/>
    </style:style>
    <style:style style:name="T482_16" style:family="text">
      <style:text-properties style:font-name="Trebuchet MS" style:font-name-asian="Trebuchet MS" style:font-name-complex="Trebuchet MS"/>
    </style:style>
    <style:style style:name="T482_17" style:family="text">
      <style:text-properties style:font-name="Trebuchet MS" style:font-name-asian="Trebuchet MS" style:font-name-complex="Trebuchet MS"/>
    </style:style>
    <style:style style:name="T482_18" style:family="text">
      <style:text-properties style:font-name="Trebuchet MS" style:font-name-asian="Trebuchet MS" style:font-name-complex="Trebuchet MS"/>
    </style:style>
    <style:style style:name="T482_19" style:family="text">
      <style:text-properties style:font-name="Trebuchet MS" style:font-name-asian="Trebuchet MS" style:font-name-complex="Trebuchet MS"/>
    </style:style>
    <style:style style:name="T482_20" style:family="text">
      <style:text-properties style:font-name="Trebuchet MS" style:font-name-asian="Trebuchet MS" style:font-name-complex="Trebuchet MS"/>
    </style:style>
    <style:style style:name="T482_21" style:family="text">
      <style:text-properties style:font-name="Trebuchet MS" style:font-name-asian="Trebuchet MS" style:font-name-complex="Trebuchet MS"/>
    </style:style>
    <style:style style:name="T482_22" style:family="text">
      <style:text-properties style:font-name="Trebuchet MS" style:font-name-asian="Trebuchet MS" style:font-name-complex="Trebuchet MS"/>
    </style:style>
    <style:style style:name="T482_23" style:family="text">
      <style:text-properties style:font-name="Trebuchet MS" style:font-name-asian="Trebuchet MS" style:font-name-complex="Trebuchet MS"/>
    </style:style>
    <style:style style:name="T482_24" style:family="text">
      <style:text-properties style:font-name="Trebuchet MS" style:font-name-asian="Trebuchet MS" style:font-name-complex="Trebuchet MS"/>
    </style:style>
    <style:style style:name="T482_25" style:family="text">
      <style:text-properties style:font-name="Trebuchet MS" style:font-name-asian="Trebuchet MS" style:font-name-complex="Trebuchet MS"/>
    </style:style>
    <style:style style:name="T482_26" style:family="text">
      <style:text-properties style:font-name="Trebuchet MS" style:font-name-asian="Trebuchet MS" style:font-name-complex="Trebuchet MS"/>
    </style:style>
    <style:style style:name="T482_27" style:family="text">
      <style:text-properties style:font-name="Trebuchet MS" style:font-name-asian="Trebuchet MS" style:font-name-complex="Trebuchet MS"/>
    </style:style>
    <style:style style:name="T482_28" style:family="text">
      <style:text-properties style:font-name="Trebuchet MS" style:font-name-asian="Trebuchet MS" style:font-name-complex="Trebuchet MS"/>
    </style:style>
    <style:style style:name="T482_29" style:family="text">
      <style:text-properties style:font-name="Trebuchet MS" style:font-name-asian="Trebuchet MS" style:font-name-complex="Trebuchet MS"/>
    </style:style>
    <style:style style:name="P483" style:family="paragraph" style:parent-style-name="Standard">
      <style:paragraph-properties fo:break-before="auto" fo:line-height="100%" fo:margin-top="0cm" style:writing-mode="lr-tb"/>
    </style:style>
    <style:style style:name="T483_1" style:family="text">
      <style:text-properties style:font-name="Trebuchet MS" style:font-name-asian="Trebuchet MS" style:font-name-complex="Trebuchet MS"/>
    </style:style>
    <style:style style:name="T483_2" style:family="text">
      <style:text-properties style:font-name="Trebuchet MS" style:font-name-asian="Trebuchet MS" style:font-name-complex="Trebuchet MS"/>
    </style:style>
    <style:style style:name="T483_3" style:family="text">
      <style:text-properties style:font-name="Trebuchet MS" style:font-name-asian="Trebuchet MS" style:font-name-complex="Trebuchet MS"/>
    </style:style>
    <style:style style:name="T483_4" style:family="text">
      <style:text-properties style:font-name="Trebuchet MS" style:font-name-asian="Trebuchet MS" style:font-name-complex="Trebuchet MS"/>
    </style:style>
    <style:style style:name="T483_5" style:family="text">
      <style:text-properties style:font-name="Trebuchet MS" style:font-name-asian="Trebuchet MS" style:font-name-complex="Trebuchet MS"/>
    </style:style>
    <style:style style:name="T483_6" style:family="text">
      <style:text-properties style:font-name="Trebuchet MS" style:font-name-asian="Trebuchet MS" style:font-name-complex="Trebuchet MS"/>
    </style:style>
    <style:style style:name="T483_7" style:family="text">
      <style:text-properties style:font-name="Trebuchet MS" style:font-name-asian="Trebuchet MS" style:font-name-complex="Trebuchet MS"/>
    </style:style>
    <style:style style:name="T483_8" style:family="text">
      <style:text-properties style:font-name="Trebuchet MS" style:font-name-asian="Trebuchet MS" style:font-name-complex="Trebuchet MS"/>
    </style:style>
    <style:style style:name="T483_9" style:family="text">
      <style:text-properties style:font-name="Trebuchet MS" style:font-name-asian="Trebuchet MS" style:font-name-complex="Trebuchet MS"/>
    </style:style>
    <style:style style:name="T483_10" style:family="text">
      <style:text-properties style:font-name="Trebuchet MS" style:font-name-asian="Trebuchet MS" style:font-name-complex="Trebuchet MS"/>
    </style:style>
    <style:style style:name="T483_11" style:family="text">
      <style:text-properties style:font-name="Trebuchet MS" style:font-name-asian="Trebuchet MS" style:font-name-complex="Trebuchet MS"/>
    </style:style>
    <style:style style:name="T483_12" style:family="text">
      <style:text-properties style:font-name="Trebuchet MS" style:font-name-asian="Trebuchet MS" style:font-name-complex="Trebuchet MS"/>
    </style:style>
    <style:style style:name="T483_13" style:family="text">
      <style:text-properties style:font-name="Trebuchet MS" style:font-name-asian="Trebuchet MS" style:font-name-complex="Trebuchet MS"/>
    </style:style>
    <style:style style:name="T483_14" style:family="text">
      <style:text-properties style:font-name="Trebuchet MS" style:font-name-asian="Trebuchet MS" style:font-name-complex="Trebuchet MS"/>
    </style:style>
    <style:style style:name="T483_15" style:family="text">
      <style:text-properties style:font-name="Trebuchet MS" style:font-name-asian="Trebuchet MS" style:font-name-complex="Trebuchet MS"/>
    </style:style>
    <style:style style:name="T483_16" style:family="text">
      <style:text-properties style:font-name="Trebuchet MS" style:font-name-asian="Trebuchet MS" style:font-name-complex="Trebuchet MS"/>
    </style:style>
    <style:style style:name="T483_17" style:family="text">
      <style:text-properties style:font-name="Trebuchet MS" style:font-name-asian="Trebuchet MS" style:font-name-complex="Trebuchet MS"/>
    </style:style>
    <style:style style:name="T483_18" style:family="text">
      <style:text-properties style:font-name="Trebuchet MS" style:font-name-asian="Trebuchet MS" style:font-name-complex="Trebuchet MS"/>
    </style:style>
    <style:style style:name="T483_19" style:family="text">
      <style:text-properties style:font-name="Trebuchet MS" style:font-name-asian="Trebuchet MS" style:font-name-complex="Trebuchet MS"/>
    </style:style>
    <style:style style:name="T483_20" style:family="text">
      <style:text-properties style:font-name="Trebuchet MS" style:font-name-asian="Trebuchet MS" style:font-name-complex="Trebuchet MS"/>
    </style:style>
    <style:style style:name="T483_21" style:family="text">
      <style:text-properties style:font-name="Trebuchet MS" style:font-name-asian="Trebuchet MS" style:font-name-complex="Trebuchet MS"/>
    </style:style>
    <style:style style:name="T483_22" style:family="text">
      <style:text-properties style:font-name="Trebuchet MS" style:font-name-asian="Trebuchet MS" style:font-name-complex="Trebuchet MS"/>
    </style:style>
    <style:style style:name="T483_23" style:family="text">
      <style:text-properties style:font-name="Trebuchet MS" style:font-name-asian="Trebuchet MS" style:font-name-complex="Trebuchet MS"/>
    </style:style>
    <style:style style:name="T483_24" style:family="text">
      <style:text-properties style:font-name="Trebuchet MS" style:font-name-asian="Trebuchet MS" style:font-name-complex="Trebuchet MS"/>
    </style:style>
    <style:style style:name="T483_25" style:family="text">
      <style:text-properties style:font-name="Trebuchet MS" style:font-name-asian="Trebuchet MS" style:font-name-complex="Trebuchet MS"/>
    </style:style>
    <style:style style:name="T483_26" style:family="text">
      <style:text-properties style:font-name="Trebuchet MS" style:font-name-asian="Trebuchet MS" style:font-name-complex="Trebuchet MS"/>
    </style:style>
    <style:style style:name="P484" style:family="paragraph" style:parent-style-name="Standard">
      <style:paragraph-properties fo:break-before="auto" fo:line-height="100%" fo:margin-top="0cm" style:writing-mode="lr-tb"/>
    </style:style>
    <style:style style:name="T484_1" style:family="text">
      <style:text-properties style:font-name="Trebuchet MS" style:font-name-asian="Trebuchet MS" style:font-name-complex="Trebuchet MS"/>
    </style:style>
    <style:style style:name="T484_2" style:family="text">
      <style:text-properties style:font-name="Trebuchet MS" style:font-name-asian="Trebuchet MS" style:font-name-complex="Trebuchet MS"/>
    </style:style>
    <style:style style:name="T484_3" style:family="text">
      <style:text-properties style:font-name="Trebuchet MS" style:font-name-asian="Trebuchet MS" style:font-name-complex="Trebuchet MS"/>
    </style:style>
    <style:style style:name="T484_4" style:family="text">
      <style:text-properties style:font-name="Trebuchet MS" style:font-name-asian="Trebuchet MS" style:font-name-complex="Trebuchet MS"/>
    </style:style>
    <style:style style:name="T484_5" style:family="text">
      <style:text-properties style:font-name="Trebuchet MS" style:font-name-asian="Trebuchet MS" style:font-name-complex="Trebuchet MS"/>
    </style:style>
    <style:style style:name="T484_6" style:family="text">
      <style:text-properties style:font-name="Trebuchet MS" style:font-name-asian="Trebuchet MS" style:font-name-complex="Trebuchet MS"/>
    </style:style>
    <style:style style:name="T484_7" style:family="text">
      <style:text-properties style:font-name="Trebuchet MS" style:font-name-asian="Trebuchet MS" style:font-name-complex="Trebuchet MS"/>
    </style:style>
    <style:style style:name="T484_8" style:family="text">
      <style:text-properties style:font-name="Trebuchet MS" style:font-name-asian="Trebuchet MS" style:font-name-complex="Trebuchet MS"/>
    </style:style>
    <style:style style:name="T484_9" style:family="text">
      <style:text-properties style:font-name="Trebuchet MS" style:font-name-asian="Trebuchet MS" style:font-name-complex="Trebuchet MS"/>
    </style:style>
    <style:style style:name="T484_10" style:family="text">
      <style:text-properties style:font-name="Trebuchet MS" style:font-name-asian="Trebuchet MS" style:font-name-complex="Trebuchet MS"/>
    </style:style>
    <style:style style:name="T484_11" style:family="text">
      <style:text-properties style:font-name="Trebuchet MS" style:font-name-asian="Trebuchet MS" style:font-name-complex="Trebuchet MS"/>
    </style:style>
    <style:style style:name="T484_12" style:family="text">
      <style:text-properties style:font-name="Trebuchet MS" style:font-name-asian="Trebuchet MS" style:font-name-complex="Trebuchet MS"/>
    </style:style>
    <style:style style:name="T484_13" style:family="text">
      <style:text-properties style:font-name="Trebuchet MS" style:font-name-asian="Trebuchet MS" style:font-name-complex="Trebuchet MS"/>
    </style:style>
    <style:style style:name="T484_14" style:family="text">
      <style:text-properties style:font-name="Trebuchet MS" style:font-name-asian="Trebuchet MS" style:font-name-complex="Trebuchet MS"/>
    </style:style>
    <style:style style:name="T484_15" style:family="text">
      <style:text-properties style:font-name="Trebuchet MS" style:font-name-asian="Trebuchet MS" style:font-name-complex="Trebuchet MS"/>
    </style:style>
    <style:style style:name="T484_16" style:family="text">
      <style:text-properties style:font-name="Trebuchet MS" style:font-name-asian="Trebuchet MS" style:font-name-complex="Trebuchet MS"/>
    </style:style>
    <style:style style:name="T484_17" style:family="text">
      <style:text-properties style:font-name="Trebuchet MS" style:font-name-asian="Trebuchet MS" style:font-name-complex="Trebuchet MS"/>
    </style:style>
    <style:style style:name="T484_18" style:family="text">
      <style:text-properties style:font-name="Trebuchet MS" style:font-name-asian="Trebuchet MS" style:font-name-complex="Trebuchet MS"/>
    </style:style>
    <style:style style:name="T484_19" style:family="text">
      <style:text-properties style:font-name="Trebuchet MS" style:font-name-asian="Trebuchet MS" style:font-name-complex="Trebuchet MS"/>
    </style:style>
    <style:style style:name="T484_20" style:family="text">
      <style:text-properties style:font-name="Trebuchet MS" style:font-name-asian="Trebuchet MS" style:font-name-complex="Trebuchet MS"/>
    </style:style>
    <style:style style:name="T484_21" style:family="text">
      <style:text-properties style:font-name="Trebuchet MS" style:font-name-asian="Trebuchet MS" style:font-name-complex="Trebuchet MS"/>
    </style:style>
    <style:style style:name="T484_22" style:family="text">
      <style:text-properties style:font-name="Trebuchet MS" style:font-name-asian="Trebuchet MS" style:font-name-complex="Trebuchet MS"/>
    </style:style>
    <style:style style:name="T484_23" style:family="text">
      <style:text-properties style:font-name="Trebuchet MS" style:font-name-asian="Trebuchet MS" style:font-name-complex="Trebuchet MS"/>
    </style:style>
    <style:style style:name="T484_24" style:family="text">
      <style:text-properties style:font-name="Trebuchet MS" style:font-name-asian="Trebuchet MS" style:font-name-complex="Trebuchet MS"/>
    </style:style>
    <style:style style:name="T484_25" style:family="text">
      <style:text-properties style:font-name="Trebuchet MS" style:font-name-asian="Trebuchet MS" style:font-name-complex="Trebuchet MS"/>
    </style:style>
    <style:style style:name="T484_26" style:family="text">
      <style:text-properties style:font-name="Trebuchet MS" style:font-name-asian="Trebuchet MS" style:font-name-complex="Trebuchet MS"/>
    </style:style>
    <style:style style:name="P485" style:family="paragraph" style:parent-style-name="Standard">
      <style:paragraph-properties fo:break-before="auto" fo:line-height="100%" fo:margin-top="0cm" style:writing-mode="lr-tb"/>
    </style:style>
    <style:style style:name="T485_1" style:family="text">
      <style:text-properties style:font-name="Trebuchet MS" style:font-name-asian="Trebuchet MS" style:font-name-complex="Trebuchet MS"/>
    </style:style>
    <style:style style:name="T485_2" style:family="text">
      <style:text-properties style:font-name="Trebuchet MS" style:font-name-asian="Trebuchet MS" style:font-name-complex="Trebuchet MS"/>
    </style:style>
    <style:style style:name="T485_3" style:family="text">
      <style:text-properties style:font-name="Trebuchet MS" style:font-name-asian="Trebuchet MS" style:font-name-complex="Trebuchet MS"/>
    </style:style>
    <style:style style:name="T485_4" style:family="text">
      <style:text-properties style:font-name="Trebuchet MS" style:font-name-asian="Trebuchet MS" style:font-name-complex="Trebuchet MS"/>
    </style:style>
    <style:style style:name="T485_5" style:family="text">
      <style:text-properties style:font-name="Trebuchet MS" style:font-name-asian="Trebuchet MS" style:font-name-complex="Trebuchet MS"/>
    </style:style>
    <style:style style:name="T485_6" style:family="text">
      <style:text-properties style:font-name="Trebuchet MS" style:font-name-asian="Trebuchet MS" style:font-name-complex="Trebuchet MS"/>
    </style:style>
    <style:style style:name="T485_7" style:family="text">
      <style:text-properties style:font-name="Trebuchet MS" style:font-name-asian="Trebuchet MS" style:font-name-complex="Trebuchet MS"/>
    </style:style>
    <style:style style:name="T485_8" style:family="text">
      <style:text-properties style:font-name="Trebuchet MS" style:font-name-asian="Trebuchet MS" style:font-name-complex="Trebuchet MS"/>
    </style:style>
    <style:style style:name="T485_9" style:family="text">
      <style:text-properties style:font-name="Trebuchet MS" style:font-name-asian="Trebuchet MS" style:font-name-complex="Trebuchet MS"/>
    </style:style>
    <style:style style:name="T485_10" style:family="text">
      <style:text-properties style:font-name="Trebuchet MS" style:font-name-asian="Trebuchet MS" style:font-name-complex="Trebuchet MS"/>
    </style:style>
    <style:style style:name="T485_11" style:family="text">
      <style:text-properties style:font-name="Trebuchet MS" style:font-name-asian="Trebuchet MS" style:font-name-complex="Trebuchet MS"/>
    </style:style>
    <style:style style:name="P486" style:family="paragraph" style:parent-style-name="Standard">
      <style:paragraph-properties fo:break-before="auto" fo:line-height="100%" fo:margin-top="0cm" style:writing-mode="lr-tb"/>
    </style:style>
    <style:style style:name="T486_1" style:family="text">
      <style:text-properties style:font-name="Trebuchet MS" style:font-name-asian="Trebuchet MS" style:font-name-complex="Trebuchet MS"/>
    </style:style>
    <style:style style:name="T486_2" style:family="text">
      <style:text-properties style:font-name="Trebuchet MS" style:font-name-asian="Trebuchet MS" style:font-name-complex="Trebuchet MS"/>
    </style:style>
    <style:style style:name="T486_3" style:family="text">
      <style:text-properties style:font-name="Trebuchet MS" style:font-name-asian="Trebuchet MS" style:font-name-complex="Trebuchet MS"/>
    </style:style>
    <style:style style:name="T486_4" style:family="text">
      <style:text-properties style:font-name="Trebuchet MS" style:font-name-asian="Trebuchet MS" style:font-name-complex="Trebuchet MS"/>
    </style:style>
    <style:style style:name="T486_5" style:family="text">
      <style:text-properties style:font-name="Trebuchet MS" style:font-name-asian="Trebuchet MS" style:font-name-complex="Trebuchet MS"/>
    </style:style>
    <style:style style:name="T486_6" style:family="text">
      <style:text-properties style:font-name="Trebuchet MS" style:font-name-asian="Trebuchet MS" style:font-name-complex="Trebuchet MS"/>
    </style:style>
    <style:style style:name="T486_7" style:family="text">
      <style:text-properties style:font-name="Trebuchet MS" style:font-name-asian="Trebuchet MS" style:font-name-complex="Trebuchet MS"/>
    </style:style>
    <style:style style:name="T486_8" style:family="text">
      <style:text-properties style:font-name="Trebuchet MS" style:font-name-asian="Trebuchet MS" style:font-name-complex="Trebuchet MS"/>
    </style:style>
    <style:style style:name="T486_9" style:family="text">
      <style:text-properties style:font-name="Trebuchet MS" style:font-name-asian="Trebuchet MS" style:font-name-complex="Trebuchet MS"/>
    </style:style>
    <style:style style:name="T486_10" style:family="text">
      <style:text-properties style:font-name="Trebuchet MS" style:font-name-asian="Trebuchet MS" style:font-name-complex="Trebuchet MS"/>
    </style:style>
    <style:style style:name="T486_11" style:family="text">
      <style:text-properties style:font-name="Trebuchet MS" style:font-name-asian="Trebuchet MS" style:font-name-complex="Trebuchet MS"/>
    </style:style>
    <style:style style:name="T486_12" style:family="text">
      <style:text-properties style:font-name="Trebuchet MS" style:font-name-asian="Trebuchet MS" style:font-name-complex="Trebuchet MS"/>
    </style:style>
    <style:style style:name="T486_13" style:family="text">
      <style:text-properties style:font-name="Trebuchet MS" style:font-name-asian="Trebuchet MS" style:font-name-complex="Trebuchet MS"/>
    </style:style>
    <style:style style:name="T486_14" style:family="text">
      <style:text-properties style:font-name="Trebuchet MS" style:font-name-asian="Trebuchet MS" style:font-name-complex="Trebuchet MS"/>
    </style:style>
    <style:style style:name="T486_15" style:family="text">
      <style:text-properties style:font-name="Trebuchet MS" style:font-name-asian="Trebuchet MS" style:font-name-complex="Trebuchet MS"/>
    </style:style>
    <style:style style:name="T486_16" style:family="text">
      <style:text-properties style:font-name="Trebuchet MS" style:font-name-asian="Trebuchet MS" style:font-name-complex="Trebuchet MS"/>
    </style:style>
    <style:style style:name="T486_17" style:family="text">
      <style:text-properties style:font-name="Trebuchet MS" style:font-name-asian="Trebuchet MS" style:font-name-complex="Trebuchet MS"/>
    </style:style>
    <style:style style:name="T486_18" style:family="text">
      <style:text-properties style:font-name="Trebuchet MS" style:font-name-asian="Trebuchet MS" style:font-name-complex="Trebuchet MS"/>
    </style:style>
    <style:style style:name="T486_19" style:family="text">
      <style:text-properties style:font-name="Trebuchet MS" style:font-name-asian="Trebuchet MS" style:font-name-complex="Trebuchet MS"/>
    </style:style>
    <style:style style:name="T486_20" style:family="text">
      <style:text-properties style:font-name="Trebuchet MS" style:font-name-asian="Trebuchet MS" style:font-name-complex="Trebuchet MS"/>
    </style:style>
    <style:style style:name="T486_21" style:family="text">
      <style:text-properties style:font-name="Trebuchet MS" style:font-name-asian="Trebuchet MS" style:font-name-complex="Trebuchet MS"/>
    </style:style>
    <style:style style:name="T486_22" style:family="text">
      <style:text-properties style:font-name="Trebuchet MS" style:font-name-asian="Trebuchet MS" style:font-name-complex="Trebuchet MS"/>
    </style:style>
    <style:style style:name="T486_23" style:family="text">
      <style:text-properties style:font-name="Trebuchet MS" style:font-name-asian="Trebuchet MS" style:font-name-complex="Trebuchet MS"/>
    </style:style>
    <style:style style:name="T486_24" style:family="text">
      <style:text-properties style:font-name="Trebuchet MS" style:font-name-asian="Trebuchet MS" style:font-name-complex="Trebuchet MS"/>
    </style:style>
    <style:style style:name="T486_25" style:family="text">
      <style:text-properties style:font-name="Trebuchet MS" style:font-name-asian="Trebuchet MS" style:font-name-complex="Trebuchet MS"/>
    </style:style>
    <style:style style:name="T486_26" style:family="text">
      <style:text-properties style:font-name="Trebuchet MS" style:font-name-asian="Trebuchet MS" style:font-name-complex="Trebuchet MS"/>
    </style:style>
    <style:style style:name="P487" style:family="paragraph" style:parent-style-name="Standard">
      <style:paragraph-properties fo:break-before="auto" fo:line-height="100%" fo:margin-top="0cm" fo:margin-bottom="0cm" style:writing-mode="lr-tb"/>
    </style:style>
    <style:style style:name="T487_1" style:family="text">
      <style:text-properties style:font-name="Trebuchet MS" style:font-name-asian="Trebuchet MS" style:font-name-complex="Trebuchet MS"/>
    </style:style>
    <style:style style:name="T487_2" style:family="text">
      <style:text-properties style:font-name="Trebuchet MS" style:font-name-asian="Trebuchet MS" style:font-name-complex="Trebuchet MS"/>
    </style:style>
    <style:style style:name="T487_3" style:family="text">
      <style:text-properties style:font-name="Trebuchet MS" style:font-name-asian="Trebuchet MS" style:font-name-complex="Trebuchet MS"/>
    </style:style>
    <style:style style:name="T487_4" style:family="text">
      <style:text-properties style:font-name="Trebuchet MS" style:font-name-asian="Trebuchet MS" style:font-name-complex="Trebuchet MS"/>
    </style:style>
    <style:style style:name="T487_5" style:family="text">
      <style:text-properties style:font-name="Trebuchet MS" style:font-name-asian="Trebuchet MS" style:font-name-complex="Trebuchet MS"/>
    </style:style>
    <style:style style:name="T487_6" style:family="text">
      <style:text-properties style:font-name="Trebuchet MS" style:font-name-asian="Trebuchet MS" style:font-name-complex="Trebuchet MS"/>
    </style:style>
    <style:style style:name="T487_7" style:family="text">
      <style:text-properties style:font-name="Trebuchet MS" style:font-name-asian="Trebuchet MS" style:font-name-complex="Trebuchet MS"/>
    </style:style>
    <style:style style:name="T487_8" style:family="text">
      <style:text-properties style:font-name="Trebuchet MS" style:font-name-asian="Trebuchet MS" style:font-name-complex="Trebuchet MS"/>
    </style:style>
    <style:style style:name="T487_9" style:family="text">
      <style:text-properties style:font-name="Trebuchet MS" style:font-name-asian="Trebuchet MS" style:font-name-complex="Trebuchet MS"/>
    </style:style>
    <style:style style:name="T487_10" style:family="text">
      <style:text-properties style:font-name="Trebuchet MS" style:font-name-asian="Trebuchet MS" style:font-name-complex="Trebuchet MS"/>
    </style:style>
    <style:style style:name="T487_11" style:family="text">
      <style:text-properties style:font-name="Trebuchet MS" style:font-name-asian="Trebuchet MS" style:font-name-complex="Trebuchet MS"/>
    </style:style>
    <style:style style:name="T487_12" style:family="text">
      <style:text-properties style:font-name="Trebuchet MS" style:font-name-asian="Trebuchet MS" style:font-name-complex="Trebuchet MS"/>
    </style:style>
    <style:style style:name="P488" style:family="paragraph" style:parent-style-name="Standard">
      <style:paragraph-properties fo:break-before="auto" fo:line-height="100%" fo:margin-bottom="0.212cm" style:writing-mode="lr-tb"/>
    </style:style>
    <style:style style:name="T488_1" style:family="text">
      <style:text-properties style:font-name="Trebuchet MS" style:font-name-asian="Trebuchet MS" style:font-name-complex="Trebuchet MS"/>
    </style:style>
    <style:style style:name="T488_2" style:family="text">
      <style:text-properties style:font-name="Trebuchet MS" style:font-name-asian="Trebuchet MS" style:font-name-complex="Trebuchet MS"/>
    </style:style>
    <style:style style:name="T488_3" style:family="text">
      <style:text-properties style:font-name="Trebuchet MS" style:font-name-asian="Trebuchet MS" style:font-name-complex="Trebuchet MS"/>
    </style:style>
    <style:style style:name="T488_4" style:family="text">
      <style:text-properties style:font-name="Trebuchet MS" style:font-name-asian="Trebuchet MS" style:font-name-complex="Trebuchet MS"/>
    </style:style>
    <style:style style:name="T488_5" style:family="text">
      <style:text-properties style:font-name="Trebuchet MS" style:font-name-asian="Trebuchet MS" style:font-name-complex="Trebuchet MS"/>
    </style:style>
    <style:style style:name="T488_6" style:family="text">
      <style:text-properties style:font-name="Trebuchet MS" style:font-name-asian="Trebuchet MS" style:font-name-complex="Trebuchet MS"/>
    </style:style>
    <style:style style:name="T488_7" style:family="text">
      <style:text-properties style:font-name="Trebuchet MS" style:font-name-asian="Trebuchet MS" style:font-name-complex="Trebuchet MS"/>
    </style:style>
    <style:style style:name="T488_8" style:family="text">
      <style:text-properties style:font-name="Trebuchet MS" style:font-name-asian="Trebuchet MS" style:font-name-complex="Trebuchet MS"/>
    </style:style>
    <style:style style:name="T488_9" style:family="text">
      <style:text-properties style:font-name="Trebuchet MS" style:font-name-asian="Trebuchet MS" style:font-name-complex="Trebuchet MS"/>
    </style:style>
    <style:style style:name="T488_10" style:family="text">
      <style:text-properties style:font-name="Trebuchet MS" style:font-name-asian="Trebuchet MS" style:font-name-complex="Trebuchet MS"/>
    </style:style>
    <style:style style:name="T488_11" style:family="text">
      <style:text-properties style:font-name="Trebuchet MS" style:font-name-asian="Trebuchet MS" style:font-name-complex="Trebuchet MS"/>
    </style:style>
    <style:style style:name="T488_12" style:family="text">
      <style:text-properties style:font-name="Trebuchet MS" style:font-name-asian="Trebuchet MS" style:font-name-complex="Trebuchet MS"/>
    </style:style>
    <style:style style:name="T488_13" style:family="text">
      <style:text-properties style:font-name="Trebuchet MS" style:font-name-asian="Trebuchet MS" style:font-name-complex="Trebuchet MS"/>
    </style:style>
    <style:style style:name="T488_14" style:family="text">
      <style:text-properties style:font-name="Trebuchet MS" style:font-name-asian="Trebuchet MS" style:font-name-complex="Trebuchet MS"/>
    </style:style>
    <style:style style:name="T488_15" style:family="text">
      <style:text-properties style:font-name="Trebuchet MS" style:font-name-asian="Trebuchet MS" style:font-name-complex="Trebuchet MS"/>
    </style:style>
    <style:style style:name="T488_16" style:family="text">
      <style:text-properties style:font-name="Trebuchet MS" style:font-name-asian="Trebuchet MS" style:font-name-complex="Trebuchet MS"/>
    </style:style>
    <style:style style:name="T488_17" style:family="text">
      <style:text-properties style:font-name="Trebuchet MS" style:font-name-asian="Trebuchet MS" style:font-name-complex="Trebuchet MS"/>
    </style:style>
    <style:style style:name="T488_18" style:family="text">
      <style:text-properties style:font-name="Trebuchet MS" style:font-name-asian="Trebuchet MS" style:font-name-complex="Trebuchet MS"/>
    </style:style>
    <style:style style:name="T488_19" style:family="text">
      <style:text-properties style:font-name="Trebuchet MS" style:font-name-asian="Trebuchet MS" style:font-name-complex="Trebuchet MS"/>
    </style:style>
    <style:style style:name="T488_20" style:family="text">
      <style:text-properties style:font-name="Trebuchet MS" style:font-name-asian="Trebuchet MS" style:font-name-complex="Trebuchet MS"/>
    </style:style>
    <style:style style:name="T488_21" style:family="text">
      <style:text-properties style:font-name="Trebuchet MS" style:font-name-asian="Trebuchet MS" style:font-name-complex="Trebuchet MS"/>
    </style:style>
    <style:style style:name="T488_22" style:family="text">
      <style:text-properties style:font-name="Trebuchet MS" style:font-name-asian="Trebuchet MS" style:font-name-complex="Trebuchet MS"/>
    </style:style>
    <style:style style:name="T488_23" style:family="text">
      <style:text-properties style:font-name="Trebuchet MS" style:font-name-asian="Trebuchet MS" style:font-name-complex="Trebuchet MS"/>
    </style:style>
    <style:style style:name="T488_24" style:family="text">
      <style:text-properties style:font-name="Trebuchet MS" style:font-name-asian="Trebuchet MS" style:font-name-complex="Trebuchet MS"/>
    </style:style>
    <style:style style:name="T488_25" style:family="text">
      <style:text-properties style:font-name="Trebuchet MS" style:font-name-asian="Trebuchet MS" style:font-name-complex="Trebuchet MS"/>
    </style:style>
    <style:style style:name="T488_26" style:family="text">
      <style:text-properties style:font-name="Trebuchet MS" style:font-name-asian="Trebuchet MS" style:font-name-complex="Trebuchet MS"/>
    </style:style>
    <style:style style:name="T488_27" style:family="text">
      <style:text-properties style:font-name="Trebuchet MS" style:font-name-asian="Trebuchet MS" style:font-name-complex="Trebuchet MS"/>
    </style:style>
    <style:style style:name="T488_28" style:family="text">
      <style:text-properties style:font-name="Trebuchet MS" style:font-name-asian="Trebuchet MS" style:font-name-complex="Trebuchet MS"/>
    </style:style>
    <style:style style:name="T488_29" style:family="text">
      <style:text-properties style:font-name="Trebuchet MS" style:font-name-asian="Trebuchet MS" style:font-name-complex="Trebuchet MS"/>
    </style:style>
    <style:style style:name="T488_30" style:family="text">
      <style:text-properties style:font-name="Trebuchet MS" style:font-name-asian="Trebuchet MS" style:font-name-complex="Trebuchet MS"/>
    </style:style>
    <style:style style:name="T488_31" style:family="text">
      <style:text-properties style:font-name="Trebuchet MS" style:font-name-asian="Trebuchet MS" style:font-name-complex="Trebuchet MS"/>
    </style:style>
    <style:style style:name="T488_32" style:family="text">
      <style:text-properties style:font-name="Trebuchet MS" style:font-name-asian="Trebuchet MS" style:font-name-complex="Trebuchet MS"/>
    </style:style>
    <style:style style:name="T488_33" style:family="text">
      <style:text-properties style:font-name="Trebuchet MS" style:font-name-asian="Trebuchet MS" style:font-name-complex="Trebuchet MS"/>
    </style:style>
    <style:style style:name="T488_34" style:family="text">
      <style:text-properties style:font-name="Trebuchet MS" style:font-name-asian="Trebuchet MS" style:font-name-complex="Trebuchet MS"/>
    </style:style>
    <style:style style:name="T488_35" style:family="text">
      <style:text-properties style:font-name="Trebuchet MS" style:font-name-asian="Trebuchet MS" style:font-name-complex="Trebuchet MS"/>
    </style:style>
    <style:style style:name="T488_36" style:family="text">
      <style:text-properties style:font-name="Trebuchet MS" style:font-name-asian="Trebuchet MS" style:font-name-complex="Trebuchet MS"/>
    </style:style>
    <style:style style:name="T488_37" style:family="text">
      <style:text-properties style:font-name="Trebuchet MS" style:font-name-asian="Trebuchet MS" style:font-name-complex="Trebuchet MS"/>
    </style:style>
    <style:style style:name="P489" style:family="paragraph" style:parent-style-name="Standard">
      <style:paragraph-properties fo:break-before="auto" fo:line-height="100%" fo:margin-bottom="0.212cm" style:writing-mode="lr-tb"/>
    </style:style>
    <style:style style:name="T489_1" style:family="text">
      <style:text-properties style:font-name="Trebuchet MS" style:font-name-asian="Trebuchet MS" style:font-name-complex="Trebuchet MS"/>
    </style:style>
    <style:style style:name="T489_2" style:family="text">
      <style:text-properties style:font-name="Trebuchet MS" style:font-name-asian="Trebuchet MS" style:font-name-complex="Trebuchet MS"/>
    </style:style>
    <style:style style:name="T489_3" style:family="text">
      <style:text-properties style:font-name="Trebuchet MS" style:font-name-asian="Trebuchet MS" style:font-name-complex="Trebuchet MS"/>
    </style:style>
    <style:style style:name="T489_4" style:family="text">
      <style:text-properties style:font-name="Trebuchet MS" style:font-name-asian="Trebuchet MS" style:font-name-complex="Trebuchet MS"/>
    </style:style>
    <style:style style:name="T489_5" style:family="text">
      <style:text-properties style:font-name="Trebuchet MS" style:font-name-asian="Trebuchet MS" style:font-name-complex="Trebuchet MS"/>
    </style:style>
    <style:style style:name="T489_6" style:family="text">
      <style:text-properties style:font-name="Trebuchet MS" style:font-name-asian="Trebuchet MS" style:font-name-complex="Trebuchet MS"/>
    </style:style>
    <style:style style:name="T489_7" style:family="text">
      <style:text-properties style:font-name="Trebuchet MS" style:font-name-asian="Trebuchet MS" style:font-name-complex="Trebuchet MS"/>
    </style:style>
    <style:style style:name="T489_8" style:family="text">
      <style:text-properties style:font-name="Trebuchet MS" style:font-name-asian="Trebuchet MS" style:font-name-complex="Trebuchet MS"/>
    </style:style>
    <style:style style:name="T489_9" style:family="text">
      <style:text-properties style:font-name="Trebuchet MS" style:font-name-asian="Trebuchet MS" style:font-name-complex="Trebuchet MS"/>
    </style:style>
    <style:style style:name="T489_10" style:family="text">
      <style:text-properties style:font-name="Trebuchet MS" style:font-name-asian="Trebuchet MS" style:font-name-complex="Trebuchet MS"/>
    </style:style>
    <style:style style:name="T489_11" style:family="text">
      <style:text-properties style:font-name="Trebuchet MS" style:font-name-asian="Trebuchet MS" style:font-name-complex="Trebuchet MS"/>
    </style:style>
    <style:style style:name="T489_12" style:family="text">
      <style:text-properties style:font-name="Trebuchet MS" style:font-name-asian="Trebuchet MS" style:font-name-complex="Trebuchet MS"/>
    </style:style>
    <style:style style:name="T489_13" style:family="text">
      <style:text-properties style:font-name="Trebuchet MS" style:font-name-asian="Trebuchet MS" style:font-name-complex="Trebuchet MS"/>
    </style:style>
    <style:style style:name="T489_14" style:family="text">
      <style:text-properties style:font-name="Trebuchet MS" style:font-name-asian="Trebuchet MS" style:font-name-complex="Trebuchet MS"/>
    </style:style>
    <style:style style:name="T489_15" style:family="text">
      <style:text-properties style:font-name="Trebuchet MS" style:font-name-asian="Trebuchet MS" style:font-name-complex="Trebuchet MS"/>
    </style:style>
    <style:style style:name="T489_16" style:family="text">
      <style:text-properties style:font-name="Trebuchet MS" style:font-name-asian="Trebuchet MS" style:font-name-complex="Trebuchet MS"/>
    </style:style>
    <style:style style:name="T489_17" style:family="text">
      <style:text-properties style:font-name="Trebuchet MS" style:font-name-asian="Trebuchet MS" style:font-name-complex="Trebuchet MS"/>
    </style:style>
    <style:style style:name="T489_18" style:family="text">
      <style:text-properties style:font-name="Trebuchet MS" style:font-name-asian="Trebuchet MS" style:font-name-complex="Trebuchet MS"/>
    </style:style>
    <style:style style:name="T489_19" style:family="text">
      <style:text-properties style:font-name="Trebuchet MS" style:font-name-asian="Trebuchet MS" style:font-name-complex="Trebuchet MS"/>
    </style:style>
    <style:style style:name="T489_20" style:family="text">
      <style:text-properties style:font-name="Trebuchet MS" style:font-name-asian="Trebuchet MS" style:font-name-complex="Trebuchet MS"/>
    </style:style>
    <style:style style:name="T489_21" style:family="text">
      <style:text-properties style:font-name="Trebuchet MS" style:font-name-asian="Trebuchet MS" style:font-name-complex="Trebuchet MS"/>
    </style:style>
    <style:style style:name="T489_22" style:family="text">
      <style:text-properties style:font-name="Trebuchet MS" style:font-name-asian="Trebuchet MS" style:font-name-complex="Trebuchet MS"/>
    </style:style>
    <style:style style:name="T489_23" style:family="text">
      <style:text-properties style:font-name="Trebuchet MS" style:font-name-asian="Trebuchet MS" style:font-name-complex="Trebuchet MS"/>
    </style:style>
    <style:style style:name="P490" style:family="paragraph" style:parent-style-name="Standard">
      <style:paragraph-properties fo:break-before="auto" fo:line-height="100%" fo:margin-bottom="0.212cm" style:writing-mode="lr-tb"/>
    </style:style>
    <style:style style:name="T490_1" style:family="text">
      <style:text-properties style:font-name="Trebuchet MS" style:font-name-asian="Trebuchet MS" style:font-name-complex="Trebuchet MS"/>
    </style:style>
    <style:style style:name="T490_2" style:family="text">
      <style:text-properties style:font-name="Trebuchet MS" style:font-name-asian="Trebuchet MS" style:font-name-complex="Trebuchet MS"/>
    </style:style>
    <style:style style:name="T490_3" style:family="text">
      <style:text-properties style:font-name="Trebuchet MS" style:font-name-asian="Trebuchet MS" style:font-name-complex="Trebuchet MS"/>
    </style:style>
    <style:style style:name="T490_4" style:family="text">
      <style:text-properties style:font-name="Trebuchet MS" style:font-name-asian="Trebuchet MS" style:font-name-complex="Trebuchet MS"/>
    </style:style>
    <style:style style:name="T490_5" style:family="text">
      <style:text-properties style:font-name="Trebuchet MS" style:font-name-asian="Trebuchet MS" style:font-name-complex="Trebuchet MS"/>
    </style:style>
    <style:style style:name="T490_6" style:family="text">
      <style:text-properties style:font-name="Trebuchet MS" style:font-name-asian="Trebuchet MS" style:font-name-complex="Trebuchet MS"/>
    </style:style>
    <style:style style:name="T490_7" style:family="text">
      <style:text-properties style:font-name="Trebuchet MS" style:font-name-asian="Trebuchet MS" style:font-name-complex="Trebuchet MS"/>
    </style:style>
    <style:style style:name="T490_8" style:family="text">
      <style:text-properties style:font-name="Trebuchet MS" style:font-name-asian="Trebuchet MS" style:font-name-complex="Trebuchet MS"/>
    </style:style>
    <style:style style:name="T490_9" style:family="text">
      <style:text-properties style:font-name="Trebuchet MS" style:font-name-asian="Trebuchet MS" style:font-name-complex="Trebuchet MS"/>
    </style:style>
    <style:style style:name="T490_10" style:family="text">
      <style:text-properties style:font-name="Trebuchet MS" style:font-name-asian="Trebuchet MS" style:font-name-complex="Trebuchet MS"/>
    </style:style>
    <style:style style:name="T490_11" style:family="text">
      <style:text-properties style:font-name="Trebuchet MS" style:font-name-asian="Trebuchet MS" style:font-name-complex="Trebuchet MS"/>
    </style:style>
    <style:style style:name="T490_12" style:family="text">
      <style:text-properties style:font-name="Trebuchet MS" style:font-name-asian="Trebuchet MS" style:font-name-complex="Trebuchet MS"/>
    </style:style>
    <style:style style:name="T490_13" style:family="text">
      <style:text-properties style:font-name="Trebuchet MS" style:font-name-asian="Trebuchet MS" style:font-name-complex="Trebuchet MS"/>
    </style:style>
    <style:style style:name="T490_14" style:family="text">
      <style:text-properties style:font-name="Trebuchet MS" style:font-name-asian="Trebuchet MS" style:font-name-complex="Trebuchet MS"/>
    </style:style>
    <style:style style:name="T490_15" style:family="text">
      <style:text-properties style:font-name="Trebuchet MS" style:font-name-asian="Trebuchet MS" style:font-name-complex="Trebuchet MS"/>
    </style:style>
    <style:style style:name="T490_16" style:family="text">
      <style:text-properties style:font-name="Trebuchet MS" style:font-name-asian="Trebuchet MS" style:font-name-complex="Trebuchet MS"/>
    </style:style>
    <style:style style:name="T490_17" style:family="text">
      <style:text-properties style:font-name="Trebuchet MS" style:font-name-asian="Trebuchet MS" style:font-name-complex="Trebuchet MS"/>
    </style:style>
    <style:style style:name="T490_18" style:family="text">
      <style:text-properties style:font-name="Trebuchet MS" style:font-name-asian="Trebuchet MS" style:font-name-complex="Trebuchet MS"/>
    </style:style>
    <style:style style:name="T490_19" style:family="text">
      <style:text-properties style:font-name="Trebuchet MS" style:font-name-asian="Trebuchet MS" style:font-name-complex="Trebuchet MS"/>
    </style:style>
    <style:style style:name="T490_20" style:family="text">
      <style:text-properties style:font-name="Trebuchet MS" style:font-name-asian="Trebuchet MS" style:font-name-complex="Trebuchet MS"/>
    </style:style>
    <style:style style:name="T490_21" style:family="text">
      <style:text-properties style:font-name="Trebuchet MS" style:font-name-asian="Trebuchet MS" style:font-name-complex="Trebuchet MS"/>
    </style:style>
    <style:style style:name="T490_22" style:family="text">
      <style:text-properties style:font-name="Trebuchet MS" style:font-name-asian="Trebuchet MS" style:font-name-complex="Trebuchet MS"/>
    </style:style>
    <style:style style:name="T490_23" style:family="text">
      <style:text-properties style:font-name="Trebuchet MS" style:font-name-asian="Trebuchet MS" style:font-name-complex="Trebuchet MS"/>
    </style:style>
    <style:style style:name="T490_24" style:family="text">
      <style:text-properties style:font-name="Trebuchet MS" style:font-name-asian="Trebuchet MS" style:font-name-complex="Trebuchet MS"/>
    </style:style>
    <style:style style:name="T490_25" style:family="text">
      <style:text-properties style:font-name="Trebuchet MS" style:font-name-asian="Trebuchet MS" style:font-name-complex="Trebuchet MS"/>
    </style:style>
    <style:style style:name="T490_26" style:family="text">
      <style:text-properties style:font-name="Trebuchet MS" style:font-name-asian="Trebuchet MS" style:font-name-complex="Trebuchet MS"/>
    </style:style>
    <style:style style:name="T490_27" style:family="text">
      <style:text-properties style:font-name="Trebuchet MS" style:font-name-asian="Trebuchet MS" style:font-name-complex="Trebuchet MS"/>
    </style:style>
    <style:style style:name="T490_28" style:family="text">
      <style:text-properties style:font-name="Trebuchet MS" style:font-name-asian="Trebuchet MS" style:font-name-complex="Trebuchet MS"/>
    </style:style>
    <style:style style:name="T490_29" style:family="text">
      <style:text-properties style:font-name="Trebuchet MS" style:font-name-asian="Trebuchet MS" style:font-name-complex="Trebuchet MS"/>
    </style:style>
    <style:style style:name="T490_30" style:family="text">
      <style:text-properties style:font-name="Trebuchet MS" style:font-name-asian="Trebuchet MS" style:font-name-complex="Trebuchet MS"/>
    </style:style>
    <style:style style:name="T490_31" style:family="text">
      <style:text-properties style:font-name="Trebuchet MS" style:font-name-asian="Trebuchet MS" style:font-name-complex="Trebuchet MS"/>
    </style:style>
    <style:style style:name="T490_32" style:family="text">
      <style:text-properties style:font-name="Trebuchet MS" style:font-name-asian="Trebuchet MS" style:font-name-complex="Trebuchet MS"/>
    </style:style>
    <style:style style:name="T490_33" style:family="text">
      <style:text-properties style:font-name="Trebuchet MS" style:font-name-asian="Trebuchet MS" style:font-name-complex="Trebuchet MS"/>
    </style:style>
    <style:style style:name="T490_34" style:family="text">
      <style:text-properties style:font-name="Trebuchet MS" style:font-name-asian="Trebuchet MS" style:font-name-complex="Trebuchet MS"/>
    </style:style>
    <style:style style:name="T490_35" style:family="text">
      <style:text-properties style:font-name="Trebuchet MS" style:font-name-asian="Trebuchet MS" style:font-name-complex="Trebuchet MS"/>
    </style:style>
    <style:style style:name="T490_36" style:family="text">
      <style:text-properties style:font-name="Trebuchet MS" style:font-name-asian="Trebuchet MS" style:font-name-complex="Trebuchet MS"/>
    </style:style>
    <style:style style:name="T490_37" style:family="text">
      <style:text-properties style:font-name="Trebuchet MS" style:font-name-asian="Trebuchet MS" style:font-name-complex="Trebuchet MS"/>
    </style:style>
    <style:style style:name="T490_38" style:family="text">
      <style:text-properties style:font-name="Trebuchet MS" style:font-name-asian="Trebuchet MS" style:font-name-complex="Trebuchet MS"/>
    </style:style>
    <style:style style:name="T490_39" style:family="text">
      <style:text-properties style:font-name="Trebuchet MS" style:font-name-asian="Trebuchet MS" style:font-name-complex="Trebuchet MS"/>
    </style:style>
    <style:style style:name="T490_40" style:family="text">
      <style:text-properties style:font-name="Trebuchet MS" style:font-name-asian="Trebuchet MS" style:font-name-complex="Trebuchet MS"/>
    </style:style>
    <style:style style:name="T490_41" style:family="text">
      <style:text-properties style:font-name="Trebuchet MS" style:font-name-asian="Trebuchet MS" style:font-name-complex="Trebuchet MS"/>
    </style:style>
    <style:style style:name="T490_42" style:family="text">
      <style:text-properties style:font-name="Trebuchet MS" style:font-name-asian="Trebuchet MS" style:font-name-complex="Trebuchet MS"/>
    </style:style>
    <style:style style:name="T490_43" style:family="text">
      <style:text-properties style:font-name="Trebuchet MS" style:font-name-asian="Trebuchet MS" style:font-name-complex="Trebuchet MS"/>
    </style:style>
    <style:style style:name="T490_44" style:family="text">
      <style:text-properties style:font-name="Trebuchet MS" style:font-name-asian="Trebuchet MS" style:font-name-complex="Trebuchet MS"/>
    </style:style>
    <style:style style:name="T490_45" style:family="text">
      <style:text-properties style:font-name="Trebuchet MS" style:font-name-asian="Trebuchet MS" style:font-name-complex="Trebuchet MS"/>
    </style:style>
    <style:style style:name="T490_46" style:family="text">
      <style:text-properties style:font-name="Trebuchet MS" style:font-name-asian="Trebuchet MS" style:font-name-complex="Trebuchet MS"/>
    </style:style>
    <style:style style:name="T490_47" style:family="text">
      <style:text-properties style:font-name="Trebuchet MS" style:font-name-asian="Trebuchet MS" style:font-name-complex="Trebuchet MS"/>
    </style:style>
    <style:style style:name="T490_48" style:family="text">
      <style:text-properties style:font-name="Trebuchet MS" style:font-name-asian="Trebuchet MS" style:font-name-complex="Trebuchet MS"/>
    </style:style>
    <style:style style:name="T490_49" style:family="text">
      <style:text-properties style:font-name="Trebuchet MS" style:font-name-asian="Trebuchet MS" style:font-name-complex="Trebuchet MS"/>
    </style:style>
    <style:style style:name="T490_50" style:family="text">
      <style:text-properties style:font-name="Trebuchet MS" style:font-name-asian="Trebuchet MS" style:font-name-complex="Trebuchet MS"/>
    </style:style>
    <style:style style:name="T490_51" style:family="text">
      <style:text-properties style:font-name="Trebuchet MS" style:font-name-asian="Trebuchet MS" style:font-name-complex="Trebuchet MS"/>
    </style:style>
    <style:style style:name="T490_52" style:family="text">
      <style:text-properties style:font-name="Trebuchet MS" style:font-name-asian="Trebuchet MS" style:font-name-complex="Trebuchet MS"/>
    </style:style>
    <style:style style:name="T490_53" style:family="text">
      <style:text-properties style:font-name="Trebuchet MS" style:font-name-asian="Trebuchet MS" style:font-name-complex="Trebuchet MS"/>
    </style:style>
    <style:style style:name="T490_54" style:family="text">
      <style:text-properties style:font-name="Trebuchet MS" style:font-name-asian="Trebuchet MS" style:font-name-complex="Trebuchet MS"/>
    </style:style>
    <style:style style:name="T490_55" style:family="text">
      <style:text-properties style:font-name="Trebuchet MS" style:font-name-asian="Trebuchet MS" style:font-name-complex="Trebuchet MS"/>
    </style:style>
    <style:style style:name="T490_56" style:family="text">
      <style:text-properties style:font-name="Trebuchet MS" style:font-name-asian="Trebuchet MS" style:font-name-complex="Trebuchet MS"/>
    </style:style>
    <style:style style:name="T490_57" style:family="text">
      <style:text-properties style:font-name="Trebuchet MS" style:font-name-asian="Trebuchet MS" style:font-name-complex="Trebuchet MS"/>
    </style:style>
    <style:style style:name="T490_58" style:family="text">
      <style:text-properties style:font-name="Trebuchet MS" style:font-name-asian="Trebuchet MS" style:font-name-complex="Trebuchet MS"/>
    </style:style>
    <style:style style:name="T490_59" style:family="text">
      <style:text-properties style:font-name="Trebuchet MS" style:font-name-asian="Trebuchet MS" style:font-name-complex="Trebuchet MS"/>
    </style:style>
    <style:style style:name="P491" style:family="paragraph" style:parent-style-name="Standard">
      <style:paragraph-properties fo:break-before="auto" fo:line-height="100%" fo:margin-bottom="0.212cm" style:writing-mode="lr-tb"/>
    </style:style>
    <style:style style:name="T491_1" style:family="text">
      <style:text-properties style:font-name="Trebuchet MS" style:font-name-asian="Trebuchet MS" style:font-name-complex="Trebuchet MS"/>
    </style:style>
    <style:style style:name="T491_2" style:family="text">
      <style:text-properties style:font-name="Trebuchet MS" style:font-name-asian="Trebuchet MS" style:font-name-complex="Trebuchet MS"/>
    </style:style>
    <style:style style:name="T491_3" style:family="text">
      <style:text-properties style:font-name="Trebuchet MS" style:font-name-asian="Trebuchet MS" style:font-name-complex="Trebuchet MS"/>
    </style:style>
    <style:style style:name="T491_4" style:family="text">
      <style:text-properties style:font-name="Trebuchet MS" style:font-name-asian="Trebuchet MS" style:font-name-complex="Trebuchet MS"/>
    </style:style>
    <style:style style:name="T491_5" style:family="text">
      <style:text-properties style:font-name="Trebuchet MS" style:font-name-asian="Trebuchet MS" style:font-name-complex="Trebuchet MS"/>
    </style:style>
    <style:style style:name="T491_6" style:family="text">
      <style:text-properties style:font-name="Trebuchet MS" style:font-name-asian="Trebuchet MS" style:font-name-complex="Trebuchet MS"/>
    </style:style>
    <style:style style:name="T491_7" style:family="text">
      <style:text-properties style:font-name="Trebuchet MS" style:font-name-asian="Trebuchet MS" style:font-name-complex="Trebuchet MS"/>
    </style:style>
    <style:style style:name="T491_8" style:family="text">
      <style:text-properties style:font-name="Trebuchet MS" style:font-name-asian="Trebuchet MS" style:font-name-complex="Trebuchet MS"/>
    </style:style>
    <style:style style:name="T491_9" style:family="text">
      <style:text-properties style:font-name="Trebuchet MS" style:font-name-asian="Trebuchet MS" style:font-name-complex="Trebuchet MS"/>
    </style:style>
    <style:style style:name="T491_10" style:family="text">
      <style:text-properties style:font-name="Trebuchet MS" style:font-name-asian="Trebuchet MS" style:font-name-complex="Trebuchet MS"/>
    </style:style>
    <style:style style:name="T491_11" style:family="text">
      <style:text-properties style:font-name="Trebuchet MS" style:font-name-asian="Trebuchet MS" style:font-name-complex="Trebuchet MS"/>
    </style:style>
    <style:style style:name="T491_12" style:family="text">
      <style:text-properties style:font-name="Trebuchet MS" style:font-name-asian="Trebuchet MS" style:font-name-complex="Trebuchet MS"/>
    </style:style>
    <style:style style:name="T491_13" style:family="text">
      <style:text-properties style:font-name="Trebuchet MS" style:font-name-asian="Trebuchet MS" style:font-name-complex="Trebuchet MS"/>
    </style:style>
    <style:style style:name="T491_14" style:family="text">
      <style:text-properties style:font-name="Trebuchet MS" style:font-name-asian="Trebuchet MS" style:font-name-complex="Trebuchet MS"/>
    </style:style>
    <style:style style:name="T491_15" style:family="text">
      <style:text-properties style:font-name="Trebuchet MS" style:font-name-asian="Trebuchet MS" style:font-name-complex="Trebuchet MS"/>
    </style:style>
    <style:style style:name="T491_16" style:family="text">
      <style:text-properties style:font-name="Trebuchet MS" style:font-name-asian="Trebuchet MS" style:font-name-complex="Trebuchet MS"/>
    </style:style>
    <style:style style:name="T491_17" style:family="text">
      <style:text-properties style:font-name="Trebuchet MS" style:font-name-asian="Trebuchet MS" style:font-name-complex="Trebuchet MS"/>
    </style:style>
    <style:style style:name="T491_18" style:family="text">
      <style:text-properties style:font-name="Trebuchet MS" style:font-name-asian="Trebuchet MS" style:font-name-complex="Trebuchet MS"/>
    </style:style>
    <style:style style:name="T491_19" style:family="text">
      <style:text-properties style:font-name="Trebuchet MS" style:font-name-asian="Trebuchet MS" style:font-name-complex="Trebuchet MS"/>
    </style:style>
    <style:style style:name="P492" style:family="paragraph" style:parent-style-name="Standard">
      <style:paragraph-properties fo:break-before="auto" fo:line-height="100%" fo:margin-bottom="0.212cm" style:writing-mode="lr-tb"/>
    </style:style>
    <style:style style:name="T492_1" style:family="text">
      <style:text-properties style:font-name="Trebuchet MS" style:font-name-asian="Trebuchet MS" style:font-name-complex="Trebuchet MS"/>
    </style:style>
    <style:style style:name="T492_2" style:family="text">
      <style:text-properties style:font-name="Trebuchet MS" style:font-name-asian="Trebuchet MS" style:font-name-complex="Trebuchet MS"/>
    </style:style>
    <style:style style:name="T492_3" style:family="text">
      <style:text-properties style:font-name="Trebuchet MS" style:font-name-asian="Trebuchet MS" style:font-name-complex="Trebuchet MS"/>
    </style:style>
    <style:style style:name="T492_4" style:family="text">
      <style:text-properties style:font-name="Trebuchet MS" style:font-name-asian="Trebuchet MS" style:font-name-complex="Trebuchet MS"/>
    </style:style>
    <style:style style:name="T492_5" style:family="text">
      <style:text-properties style:font-name="Trebuchet MS" style:font-name-asian="Trebuchet MS" style:font-name-complex="Trebuchet MS"/>
    </style:style>
    <style:style style:name="T492_6" style:family="text">
      <style:text-properties style:font-name="Trebuchet MS" style:font-name-asian="Trebuchet MS" style:font-name-complex="Trebuchet MS"/>
    </style:style>
    <style:style style:name="T492_7" style:family="text">
      <style:text-properties style:font-name="Trebuchet MS" style:font-name-asian="Trebuchet MS" style:font-name-complex="Trebuchet MS"/>
    </style:style>
    <style:style style:name="T492_8" style:family="text">
      <style:text-properties style:font-name="Trebuchet MS" style:font-name-asian="Trebuchet MS" style:font-name-complex="Trebuchet MS"/>
    </style:style>
    <style:style style:name="T492_9" style:family="text">
      <style:text-properties style:font-name="Trebuchet MS" style:font-name-asian="Trebuchet MS" style:font-name-complex="Trebuchet MS"/>
    </style:style>
    <style:style style:name="T492_10" style:family="text">
      <style:text-properties style:font-name="Trebuchet MS" style:font-name-asian="Trebuchet MS" style:font-name-complex="Trebuchet MS"/>
    </style:style>
    <style:style style:name="T492_11" style:family="text">
      <style:text-properties style:font-name="Trebuchet MS" style:font-name-asian="Trebuchet MS" style:font-name-complex="Trebuchet MS"/>
    </style:style>
    <style:style style:name="T492_12" style:family="text">
      <style:text-properties style:font-name="Trebuchet MS" style:font-name-asian="Trebuchet MS" style:font-name-complex="Trebuchet MS"/>
    </style:style>
    <style:style style:name="T492_13" style:family="text">
      <style:text-properties style:font-name="Trebuchet MS" style:font-name-asian="Trebuchet MS" style:font-name-complex="Trebuchet MS"/>
    </style:style>
    <style:style style:name="T492_14" style:family="text">
      <style:text-properties style:font-name="Trebuchet MS" style:font-name-asian="Trebuchet MS" style:font-name-complex="Trebuchet MS"/>
    </style:style>
    <style:style style:name="T492_15" style:family="text">
      <style:text-properties style:font-name="Trebuchet MS" style:font-name-asian="Trebuchet MS" style:font-name-complex="Trebuchet MS"/>
    </style:style>
    <style:style style:name="T492_16" style:family="text">
      <style:text-properties style:font-name="Trebuchet MS" style:font-name-asian="Trebuchet MS" style:font-name-complex="Trebuchet MS"/>
    </style:style>
    <style:style style:name="T492_17" style:family="text">
      <style:text-properties style:font-name="Trebuchet MS" style:font-name-asian="Trebuchet MS" style:font-name-complex="Trebuchet MS"/>
    </style:style>
    <style:style style:name="T492_18" style:family="text">
      <style:text-properties style:font-name="Trebuchet MS" style:font-name-asian="Trebuchet MS" style:font-name-complex="Trebuchet MS"/>
    </style:style>
    <style:style style:name="T492_19" style:family="text">
      <style:text-properties style:font-name="Trebuchet MS" style:font-name-asian="Trebuchet MS" style:font-name-complex="Trebuchet MS"/>
    </style:style>
    <style:style style:name="T492_20" style:family="text">
      <style:text-properties style:font-name="Trebuchet MS" style:font-name-asian="Trebuchet MS" style:font-name-complex="Trebuchet MS"/>
    </style:style>
    <style:style style:name="T492_21" style:family="text">
      <style:text-properties style:font-name="Trebuchet MS" style:font-name-asian="Trebuchet MS" style:font-name-complex="Trebuchet MS"/>
    </style:style>
    <style:style style:name="T492_22" style:family="text">
      <style:text-properties style:font-name="Trebuchet MS" style:font-name-asian="Trebuchet MS" style:font-name-complex="Trebuchet MS"/>
    </style:style>
    <style:style style:name="T492_23" style:family="text">
      <style:text-properties style:font-name="Trebuchet MS" style:font-name-asian="Trebuchet MS" style:font-name-complex="Trebuchet MS"/>
    </style:style>
    <style:style style:name="T492_24" style:family="text">
      <style:text-properties style:font-name="Trebuchet MS" style:font-name-asian="Trebuchet MS" style:font-name-complex="Trebuchet MS"/>
    </style:style>
    <style:style style:name="T492_25" style:family="text">
      <style:text-properties style:font-name="Trebuchet MS" style:font-name-asian="Trebuchet MS" style:font-name-complex="Trebuchet MS"/>
    </style:style>
    <style:style style:name="T492_26" style:family="text">
      <style:text-properties style:font-name="Trebuchet MS" style:font-name-asian="Trebuchet MS" style:font-name-complex="Trebuchet MS"/>
    </style:style>
    <style:style style:name="T492_27" style:family="text">
      <style:text-properties style:font-name="Trebuchet MS" style:font-name-asian="Trebuchet MS" style:font-name-complex="Trebuchet MS"/>
    </style:style>
    <style:style style:name="T492_28" style:family="text">
      <style:text-properties style:font-name="Trebuchet MS" style:font-name-asian="Trebuchet MS" style:font-name-complex="Trebuchet MS"/>
    </style:style>
    <style:style style:name="T492_29" style:family="text">
      <style:text-properties style:font-name="Trebuchet MS" style:font-name-asian="Trebuchet MS" style:font-name-complex="Trebuchet MS"/>
    </style:style>
    <style:style style:name="T492_30" style:family="text">
      <style:text-properties style:font-name="Trebuchet MS" style:font-name-asian="Trebuchet MS" style:font-name-complex="Trebuchet MS"/>
    </style:style>
    <style:style style:name="T492_31" style:family="text">
      <style:text-properties style:font-name="Trebuchet MS" style:font-name-asian="Trebuchet MS" style:font-name-complex="Trebuchet MS"/>
    </style:style>
    <style:style style:name="T492_32" style:family="text">
      <style:text-properties style:font-name="Trebuchet MS" style:font-name-asian="Trebuchet MS" style:font-name-complex="Trebuchet MS"/>
    </style:style>
    <style:style style:name="T492_33" style:family="text">
      <style:text-properties style:font-name="Trebuchet MS" style:font-name-asian="Trebuchet MS" style:font-name-complex="Trebuchet MS"/>
    </style:style>
    <style:style style:name="T492_34" style:family="text">
      <style:text-properties style:font-name="Trebuchet MS" style:font-name-asian="Trebuchet MS" style:font-name-complex="Trebuchet MS"/>
    </style:style>
    <style:style style:name="T492_35" style:family="text">
      <style:text-properties style:font-name="Trebuchet MS" style:font-name-asian="Trebuchet MS" style:font-name-complex="Trebuchet MS"/>
    </style:style>
    <style:style style:name="T492_36" style:family="text">
      <style:text-properties style:font-name="Trebuchet MS" style:font-name-asian="Trebuchet MS" style:font-name-complex="Trebuchet MS"/>
    </style:style>
    <style:style style:name="T492_37" style:family="text">
      <style:text-properties style:font-name="Trebuchet MS" style:font-name-asian="Trebuchet MS" style:font-name-complex="Trebuchet MS"/>
    </style:style>
    <style:style style:name="T492_38" style:family="text">
      <style:text-properties style:font-name="Trebuchet MS" style:font-name-asian="Trebuchet MS" style:font-name-complex="Trebuchet MS"/>
    </style:style>
    <style:style style:name="T492_39" style:family="text">
      <style:text-properties style:font-name="Trebuchet MS" style:font-name-asian="Trebuchet MS" style:font-name-complex="Trebuchet MS"/>
    </style:style>
    <style:style style:name="T492_40" style:family="text">
      <style:text-properties style:font-name="Trebuchet MS" style:font-name-asian="Trebuchet MS" style:font-name-complex="Trebuchet MS"/>
    </style:style>
    <style:style style:name="T492_41" style:family="text">
      <style:text-properties style:font-name="Trebuchet MS" style:font-name-asian="Trebuchet MS" style:font-name-complex="Trebuchet MS"/>
    </style:style>
    <style:style style:name="T492_42" style:family="text">
      <style:text-properties style:font-name="Trebuchet MS" style:font-name-asian="Trebuchet MS" style:font-name-complex="Trebuchet MS"/>
    </style:style>
    <style:style style:name="T492_43" style:family="text">
      <style:text-properties style:font-name="Trebuchet MS" style:font-name-asian="Trebuchet MS" style:font-name-complex="Trebuchet MS"/>
    </style:style>
    <style:style style:name="T492_44" style:family="text">
      <style:text-properties style:font-name="Trebuchet MS" style:font-name-asian="Trebuchet MS" style:font-name-complex="Trebuchet MS"/>
    </style:style>
    <style:style style:name="T492_45" style:family="text">
      <style:text-properties style:font-name="Trebuchet MS" style:font-name-asian="Trebuchet MS" style:font-name-complex="Trebuchet MS"/>
    </style:style>
    <style:style style:name="T492_46" style:family="text">
      <style:text-properties style:font-name="Trebuchet MS" style:font-name-asian="Trebuchet MS" style:font-name-complex="Trebuchet MS"/>
    </style:style>
    <style:style style:name="T492_47" style:family="text">
      <style:text-properties style:font-name="Trebuchet MS" style:font-name-asian="Trebuchet MS" style:font-name-complex="Trebuchet MS"/>
    </style:style>
    <style:style style:name="T492_48" style:family="text">
      <style:text-properties style:font-name="Trebuchet MS" style:font-name-asian="Trebuchet MS" style:font-name-complex="Trebuchet MS"/>
    </style:style>
    <style:style style:name="T492_49" style:family="text">
      <style:text-properties style:font-name="Trebuchet MS" style:font-name-asian="Trebuchet MS" style:font-name-complex="Trebuchet MS"/>
    </style:style>
    <style:style style:name="T492_50" style:family="text">
      <style:text-properties style:font-name="Trebuchet MS" style:font-name-asian="Trebuchet MS" style:font-name-complex="Trebuchet MS"/>
    </style:style>
    <style:style style:name="T492_51" style:family="text">
      <style:text-properties style:font-name="Trebuchet MS" style:font-name-asian="Trebuchet MS" style:font-name-complex="Trebuchet MS"/>
    </style:style>
    <style:style style:name="T492_52" style:family="text">
      <style:text-properties style:font-name="Trebuchet MS" style:font-name-asian="Trebuchet MS" style:font-name-complex="Trebuchet MS"/>
    </style:style>
    <style:style style:name="T492_53" style:family="text">
      <style:text-properties style:font-name="Trebuchet MS" style:font-name-asian="Trebuchet MS" style:font-name-complex="Trebuchet MS"/>
    </style:style>
    <style:style style:name="T492_54" style:family="text">
      <style:text-properties style:font-name="Trebuchet MS" style:font-name-asian="Trebuchet MS" style:font-name-complex="Trebuchet MS"/>
    </style:style>
    <style:style style:name="T492_55" style:family="text">
      <style:text-properties style:font-name="Trebuchet MS" style:font-name-asian="Trebuchet MS" style:font-name-complex="Trebuchet MS"/>
    </style:style>
    <style:style style:name="T492_56" style:family="text">
      <style:text-properties style:font-name="Trebuchet MS" style:font-name-asian="Trebuchet MS" style:font-name-complex="Trebuchet MS"/>
    </style:style>
    <style:style style:name="T492_57" style:family="text">
      <style:text-properties style:font-name="Trebuchet MS" style:font-name-asian="Trebuchet MS" style:font-name-complex="Trebuchet MS"/>
    </style:style>
    <style:style style:name="T492_58" style:family="text">
      <style:text-properties style:font-name="Trebuchet MS" style:font-name-asian="Trebuchet MS" style:font-name-complex="Trebuchet MS"/>
    </style:style>
    <style:style style:name="T492_59" style:family="text">
      <style:text-properties style:font-name="Trebuchet MS" style:font-name-asian="Trebuchet MS" style:font-name-complex="Trebuchet MS"/>
    </style:style>
    <style:style style:name="P493" style:family="paragraph" style:parent-style-name="Standard">
      <style:paragraph-properties fo:break-before="auto" fo:line-height="100%" fo:margin-bottom="0.212cm" style:writing-mode="lr-tb"/>
    </style:style>
    <style:style style:name="T493_1" style:family="text">
      <style:text-properties style:font-name="Trebuchet MS" style:font-name-asian="Trebuchet MS" style:font-name-complex="Trebuchet MS"/>
    </style:style>
    <style:style style:name="T493_2" style:family="text">
      <style:text-properties style:font-name="Trebuchet MS" style:font-name-asian="Trebuchet MS" style:font-name-complex="Trebuchet MS"/>
    </style:style>
    <style:style style:name="T493_3" style:family="text">
      <style:text-properties style:font-name="Trebuchet MS" style:font-name-asian="Trebuchet MS" style:font-name-complex="Trebuchet MS"/>
    </style:style>
    <style:style style:name="T493_4" style:family="text">
      <style:text-properties style:font-name="Trebuchet MS" style:font-name-asian="Trebuchet MS" style:font-name-complex="Trebuchet MS"/>
    </style:style>
    <style:style style:name="T493_5" style:family="text">
      <style:text-properties style:font-name="Trebuchet MS" style:font-name-asian="Trebuchet MS" style:font-name-complex="Trebuchet MS"/>
    </style:style>
    <style:style style:name="T493_6" style:family="text">
      <style:text-properties style:font-name="Trebuchet MS" style:font-name-asian="Trebuchet MS" style:font-name-complex="Trebuchet MS"/>
    </style:style>
    <style:style style:name="T493_7" style:family="text">
      <style:text-properties style:font-name="Trebuchet MS" style:font-name-asian="Trebuchet MS" style:font-name-complex="Trebuchet MS"/>
    </style:style>
    <style:style style:name="T493_8" style:family="text">
      <style:text-properties style:font-name="Trebuchet MS" style:font-name-asian="Trebuchet MS" style:font-name-complex="Trebuchet MS"/>
    </style:style>
    <style:style style:name="T493_9" style:family="text">
      <style:text-properties style:font-name="Trebuchet MS" style:font-name-asian="Trebuchet MS" style:font-name-complex="Trebuchet MS"/>
    </style:style>
    <style:style style:name="T493_10" style:family="text">
      <style:text-properties style:font-name="Trebuchet MS" style:font-name-asian="Trebuchet MS" style:font-name-complex="Trebuchet MS"/>
    </style:style>
    <style:style style:name="T493_11" style:family="text">
      <style:text-properties style:font-name="Trebuchet MS" style:font-name-asian="Trebuchet MS" style:font-name-complex="Trebuchet MS"/>
    </style:style>
    <style:style style:name="T493_12" style:family="text">
      <style:text-properties style:font-name="Trebuchet MS" style:font-name-asian="Trebuchet MS" style:font-name-complex="Trebuchet MS"/>
    </style:style>
    <style:style style:name="T493_13" style:family="text">
      <style:text-properties style:font-name="Trebuchet MS" style:font-name-asian="Trebuchet MS" style:font-name-complex="Trebuchet MS"/>
    </style:style>
    <style:style style:name="T493_14" style:family="text">
      <style:text-properties style:font-name="Trebuchet MS" style:font-name-asian="Trebuchet MS" style:font-name-complex="Trebuchet MS"/>
    </style:style>
    <style:style style:name="P494" style:family="paragraph" style:parent-style-name="Standard">
      <style:paragraph-properties fo:break-before="auto" fo:line-height="100%" fo:margin-bottom="0.212cm" style:writing-mode="lr-tb"/>
    </style:style>
    <style:style style:name="T494_1" style:family="text">
      <style:text-properties style:font-name="Trebuchet MS" style:font-name-asian="Trebuchet MS" style:font-name-complex="Trebuchet MS"/>
    </style:style>
    <style:style style:name="T494_2" style:family="text">
      <style:text-properties style:font-name="Trebuchet MS" style:font-name-asian="Trebuchet MS" style:font-name-complex="Trebuchet MS"/>
    </style:style>
    <style:style style:name="T494_3" style:family="text">
      <style:text-properties style:font-name="Trebuchet MS" style:font-name-asian="Trebuchet MS" style:font-name-complex="Trebuchet MS"/>
    </style:style>
    <style:style style:name="T494_4" style:family="text">
      <style:text-properties style:font-name="Trebuchet MS" style:font-name-asian="Trebuchet MS" style:font-name-complex="Trebuchet MS"/>
    </style:style>
    <style:style style:name="T494_5" style:family="text">
      <style:text-properties style:font-name="Trebuchet MS" style:font-name-asian="Trebuchet MS" style:font-name-complex="Trebuchet MS"/>
    </style:style>
    <style:style style:name="T494_6" style:family="text">
      <style:text-properties style:font-name="Trebuchet MS" style:font-name-asian="Trebuchet MS" style:font-name-complex="Trebuchet MS"/>
    </style:style>
    <style:style style:name="T494_7" style:family="text">
      <style:text-properties style:font-name="Trebuchet MS" style:font-name-asian="Trebuchet MS" style:font-name-complex="Trebuchet MS"/>
    </style:style>
    <style:style style:name="T494_8" style:family="text">
      <style:text-properties style:font-name="Trebuchet MS" style:font-name-asian="Trebuchet MS" style:font-name-complex="Trebuchet MS"/>
    </style:style>
    <style:style style:name="T494_9" style:family="text">
      <style:text-properties style:font-name="Trebuchet MS" style:font-name-asian="Trebuchet MS" style:font-name-complex="Trebuchet MS"/>
    </style:style>
    <style:style style:name="T494_10" style:family="text">
      <style:text-properties style:font-name="Trebuchet MS" style:font-name-asian="Trebuchet MS" style:font-name-complex="Trebuchet MS"/>
    </style:style>
    <style:style style:name="T494_11" style:family="text">
      <style:text-properties style:font-name="Trebuchet MS" style:font-name-asian="Trebuchet MS" style:font-name-complex="Trebuchet MS"/>
    </style:style>
    <style:style style:name="T494_12" style:family="text">
      <style:text-properties style:font-name="Trebuchet MS" style:font-name-asian="Trebuchet MS" style:font-name-complex="Trebuchet MS"/>
    </style:style>
    <style:style style:name="T494_13" style:family="text">
      <style:text-properties style:font-name="Trebuchet MS" style:font-name-asian="Trebuchet MS" style:font-name-complex="Trebuchet MS"/>
    </style:style>
    <style:style style:name="T494_14" style:family="text">
      <style:text-properties style:font-name="Trebuchet MS" style:font-name-asian="Trebuchet MS" style:font-name-complex="Trebuchet MS"/>
    </style:style>
    <style:style style:name="T494_15" style:family="text">
      <style:text-properties style:font-name="Trebuchet MS" style:font-name-asian="Trebuchet MS" style:font-name-complex="Trebuchet MS"/>
    </style:style>
    <style:style style:name="T494_16" style:family="text">
      <style:text-properties style:font-name="Trebuchet MS" style:font-name-asian="Trebuchet MS" style:font-name-complex="Trebuchet MS"/>
    </style:style>
    <style:style style:name="T494_17" style:family="text">
      <style:text-properties style:font-name="Trebuchet MS" style:font-name-asian="Trebuchet MS" style:font-name-complex="Trebuchet MS"/>
    </style:style>
    <style:style style:name="T494_18" style:family="text">
      <style:text-properties style:font-name="Trebuchet MS" style:font-name-asian="Trebuchet MS" style:font-name-complex="Trebuchet MS"/>
    </style:style>
    <style:style style:name="T494_19" style:family="text">
      <style:text-properties style:font-name="Trebuchet MS" style:font-name-asian="Trebuchet MS" style:font-name-complex="Trebuchet MS"/>
    </style:style>
    <style:style style:name="T494_20" style:family="text">
      <style:text-properties style:font-name="Trebuchet MS" style:font-name-asian="Trebuchet MS" style:font-name-complex="Trebuchet MS"/>
    </style:style>
    <style:style style:name="T494_21" style:family="text">
      <style:text-properties style:font-name="Trebuchet MS" style:font-name-asian="Trebuchet MS" style:font-name-complex="Trebuchet MS"/>
    </style:style>
    <style:style style:name="T494_22" style:family="text">
      <style:text-properties style:font-name="Trebuchet MS" style:font-name-asian="Trebuchet MS" style:font-name-complex="Trebuchet MS"/>
    </style:style>
    <style:style style:name="T494_23" style:family="text">
      <style:text-properties style:font-name="Trebuchet MS" style:font-name-asian="Trebuchet MS" style:font-name-complex="Trebuchet MS"/>
    </style:style>
    <style:style style:name="P495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96" style:family="paragraph" style:parent-style-name="Standard">
      <style:paragraph-properties fo:break-before="auto" fo:line-height="100%" fo:margin-bottom="0.212cm" style:writing-mode="lr-tb"/>
    </style:style>
    <style:style style:name="T496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6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6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6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6_5" style:family="text">
      <style:text-properties style:font-name="Verdana" fo:font-size="12pt" style:font-name-asian="Verdana" style:font-size-asian="12pt" style:font-name-complex="Verdana" style:font-size-complex="12pt"/>
    </style:style>
    <style:style style:name="T496_6" style:family="text">
      <style:text-properties style:font-name="Verdana" fo:font-size="12pt" style:font-name-asian="Verdana" style:font-size-asian="12pt" style:font-name-complex="Verdana" style:font-size-complex="12pt"/>
    </style:style>
    <style:style style:name="T496_7" style:family="text">
      <style:text-properties style:font-name="Verdana" fo:font-size="12pt" style:font-name-asian="Verdana" style:font-size-asian="12pt" style:font-name-complex="Verdana" style:font-size-complex="12pt"/>
    </style:style>
    <style:style style:name="T496_8" style:family="text">
      <style:text-properties style:font-name="Verdana" fo:font-size="12pt" style:font-name-asian="Verdana" style:font-size-asian="12pt" style:font-name-complex="Verdana" style:font-size-complex="12pt"/>
    </style:style>
    <style:style style:name="T496_9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0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1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2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3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4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5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6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7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8" style:family="text">
      <style:text-properties style:font-name="Verdana" fo:font-size="12pt" style:font-name-asian="Verdana" style:font-size-asian="12pt" style:font-name-complex="Verdana" style:font-size-complex="12pt"/>
    </style:style>
    <style:style style:name="T496_19" style:family="text">
      <style:text-properties style:font-name="Verdana" fo:font-size="12pt" style:font-name-asian="Verdana" style:font-size-asian="12pt" style:font-name-complex="Verdana" style:font-size-complex="12pt"/>
    </style:style>
    <style:style style:name="T496_20" style:family="text">
      <style:text-properties style:font-name="Verdana" fo:font-size="12pt" style:font-name-asian="Verdana" style:font-size-asian="12pt" style:font-name-complex="Verdana" style:font-size-complex="12pt"/>
    </style:style>
    <style:style style:name="T496_21" style:family="text">
      <style:text-properties style:font-name="Verdana" fo:font-size="12pt" style:font-name-asian="Verdana" style:font-size-asian="12pt" style:font-name-complex="Verdana" style:font-size-complex="12pt"/>
    </style:style>
    <style:style style:name="P49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98" style:family="paragraph" style:parent-style-name="Standard">
      <style:paragraph-properties fo:break-before="auto" fo:line-height="100%" fo:margin-bottom="0.212cm" style:writing-mode="lr-tb"/>
    </style:style>
    <style:style style:name="T498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8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8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8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8_5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8_6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8_7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8_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8_9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0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1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2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3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4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5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6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7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8" style:family="text">
      <style:text-properties style:font-name="Verdana" fo:font-size="12pt" style:font-name-asian="Verdana" style:font-size-asian="12pt" style:font-name-complex="Verdana" style:font-size-complex="12pt"/>
    </style:style>
    <style:style style:name="T498_19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0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1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2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3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4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5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6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7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8" style:family="text">
      <style:text-properties style:font-name="Verdana" fo:font-size="12pt" style:font-name-asian="Verdana" style:font-size-asian="12pt" style:font-name-complex="Verdana" style:font-size-complex="12pt"/>
    </style:style>
    <style:style style:name="T498_29" style:family="text">
      <style:text-properties style:font-name="Verdana" fo:font-size="12pt" style:font-name-asian="Verdana" style:font-size-asian="12pt" style:font-name-complex="Verdana" style:font-size-complex="12pt"/>
    </style:style>
    <style:style style:name="T498_30" style:family="text">
      <style:text-properties style:font-name="Verdana" fo:font-size="12pt" style:font-name-asian="Verdana" style:font-size-asian="12pt" style:font-name-complex="Verdana" style:font-size-complex="12pt"/>
    </style:style>
    <style:style style:name="T498_31" style:family="text">
      <style:text-properties style:font-name="Verdana" fo:font-size="12pt" style:font-name-asian="Verdana" style:font-size-asian="12pt" style:font-name-complex="Verdana" style:font-size-complex="12pt"/>
    </style:style>
    <style:style style:name="T498_32" style:family="text">
      <style:text-properties style:font-name="Verdana" fo:font-size="12pt" style:font-name-asian="Verdana" style:font-size-asian="12pt" style:font-name-complex="Verdana" style:font-size-complex="12pt"/>
    </style:style>
    <style:style style:name="T498_33" style:family="text">
      <style:text-properties style:font-name="Verdana" fo:font-size="12pt" style:font-name-asian="Verdana" style:font-size-asian="12pt" style:font-name-complex="Verdana" style:font-size-complex="12pt"/>
    </style:style>
    <style:style style:name="P499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00" style:family="paragraph" style:parent-style-name="Heading_20_2">
      <style:paragraph-properties fo:break-before="auto" fo:line-height="115%" fo:margin-top="0.635cm" fo:margin-bottom="0.141cm" style:writing-mode="lr-tb"/>
    </style:style>
    <style:style style:name="T500_1" style:family="text">
      <style:text-properties style:font-name="Arial" fo:font-size="14pt" style:font-name-asian="Arial" style:font-size-asian="14pt" style:font-name-complex="Arial" style:font-size-complex="14pt"/>
    </style:style>
    <style:style style:name="T500_2" style:family="text">
      <style:text-properties style:font-name="Arial" fo:font-size="14pt" style:font-name-asian="Arial" style:font-size-asian="14pt" style:font-name-complex="Arial" style:font-size-complex="14pt"/>
    </style:style>
    <style:style style:name="T500_3" style:family="text">
      <style:text-properties style:font-name="Arial" fo:font-size="14pt" style:font-name-asian="Arial" style:font-size-asian="14pt" style:font-name-complex="Arial" style:font-size-complex="14pt"/>
    </style:style>
    <style:style style:name="T500_4" style:family="text">
      <style:text-properties style:font-name="Arial" fo:font-size="14pt" style:font-name-asian="Arial" style:font-size-asian="14pt" style:font-name-complex="Arial" style:font-size-complex="14pt"/>
    </style:style>
    <style:style style:name="T500_5" style:family="text">
      <style:text-properties style:font-name="Arial" fo:font-size="14pt" style:font-name-asian="Arial" style:font-size-asian="14pt" style:font-name-complex="Arial" style:font-size-complex="14pt"/>
    </style:style>
    <style:style style:name="T500_6" style:family="text">
      <style:text-properties style:font-name="Arial" fo:font-size="14pt" style:font-name-asian="Arial" style:font-size-asian="14pt" style:font-name-complex="Arial" style:font-size-complex="14pt"/>
    </style:style>
    <style:style style:name="T500_7" style:family="text">
      <style:text-properties style:font-name="Arial" fo:font-size="14pt" style:font-name-asian="Arial" style:font-size-asian="14pt" style:font-name-complex="Arial" style:font-size-complex="14pt"/>
    </style:style>
    <style:style style:name="P501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02" style:family="paragraph" style:parent-style-name="Standard">
      <style:paragraph-properties fo:break-before="auto" fo:line-height="100%" fo:margin-bottom="0.212cm" style:writing-mode="lr-tb"/>
    </style:style>
    <style:style style:name="T502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5" style:family="text">
      <style:text-properties style:font-name="Verdana" fo:font-size="12pt" style:font-name-asian="Verdana" style:font-size-asian="12pt" style:font-name-complex="Verdana" style:font-size-complex="12pt"/>
    </style:style>
    <style:style style:name="T502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2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2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2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03" style:family="paragraph" style:parent-style-name="Standard">
      <style:paragraph-properties fo:break-before="auto" fo:line-height="100%" fo:margin-bottom="0.212cm" style:writing-mode="lr-tb"/>
    </style:style>
    <style:style style:name="T503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3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3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3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3_5" style:family="text">
      <style:text-properties style:font-name="Verdana" fo:font-size="12pt" style:font-name-asian="Verdana" style:font-size-asian="12pt" style:font-name-complex="Verdana" style:font-size-complex="12pt"/>
    </style:style>
    <style:style style:name="T503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3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3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3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04" style:family="paragraph" style:parent-style-name="Standard">
      <style:paragraph-properties fo:break-before="auto" fo:line-height="100%" fo:margin-bottom="0.212cm" style:writing-mode="lr-tb"/>
    </style:style>
    <style:style style:name="T504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4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4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4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4_5" style:family="text">
      <style:text-properties style:font-name="Verdana" fo:font-size="12pt" style:font-name-asian="Verdana" style:font-size-asian="12pt" style:font-name-complex="Verdana" style:font-size-complex="12pt"/>
    </style:style>
    <style:style style:name="T504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4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4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4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05" style:family="paragraph" style:parent-style-name="Standard">
      <style:paragraph-properties fo:break-before="auto" fo:line-height="100%" fo:margin-bottom="0.212cm" style:writing-mode="lr-tb"/>
    </style:style>
    <style:style style:name="T505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5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5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5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5_5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5_6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5_7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5_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5_9" style:family="text">
      <style:text-properties style:font-name="Verdana" fo:font-size="12pt" style:font-name-asian="Verdana" style:font-size-asian="12pt" style:font-name-complex="Verdana" style:font-size-complex="12pt"/>
    </style:style>
    <style:style style:name="T505_1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5_1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5_1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5_1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06" style:family="paragraph" style:parent-style-name="Title">
      <style:paragraph-properties fo:text-align="center" fo:break-before="auto" fo:line-height="115%" style:writing-mode="lr-tb"/>
    </style:style>
    <style:style style:name="P507" style:family="paragraph" style:parent-style-name="Title">
      <style:paragraph-properties fo:text-align="center" fo:break-before="page" fo:line-height="115%" style:writing-mode="lr-tb"/>
    </style:style>
    <style:style style:name="T507_1" style:family="text"/>
    <style:style style:name="P508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09" style:family="paragraph" style:parent-style-name="Heading_20_2">
      <style:paragraph-properties fo:break-before="auto" fo:line-height="100%" fo:margin-top="0.423cm" fo:border-bottom="#808080 0.053cm solid" fo:margin-bottom="0.141cm" style:writing-mode="lr-tb"/>
    </style:style>
    <style:style style:name="T509_1" style:family="text">
      <style:text-properties style:font-name="Arial" fo:font-size="14pt" style:font-name-asian="Arial" style:font-size-asian="14pt" style:font-name-complex="Arial" style:font-size-complex="14pt"/>
    </style:style>
    <style:style style:name="T509_2" style:family="text">
      <style:text-properties style:font-name="Arial" fo:font-size="14pt" style:font-name-asian="Arial" style:font-size-asian="14pt" style:font-name-complex="Arial" style:font-size-complex="14pt"/>
    </style:style>
    <style:style style:name="T509_3" style:family="text">
      <style:text-properties style:font-name="Arial" fo:font-size="14pt" style:font-name-asian="Arial" style:font-size-asian="14pt" style:font-name-complex="Arial" style:font-size-complex="14pt"/>
    </style:style>
    <style:style style:name="T509_4" style:family="text">
      <style:text-properties style:font-name="Arial" fo:font-size="14pt" style:font-name-asian="Arial" style:font-size-asian="14pt" style:font-name-complex="Arial" style:font-size-complex="14pt"/>
    </style:style>
    <style:style style:name="T509_5" style:family="text">
      <style:text-properties style:font-name="Arial" fo:font-size="14pt" style:font-name-asian="Arial" style:font-size-asian="14pt" style:font-name-complex="Arial" style:font-size-complex="14pt"/>
    </style:style>
    <style:style style:name="P510" style:family="paragraph" style:parent-style-name="Standard">
      <style:paragraph-properties fo:break-before="auto" fo:line-height="100%" fo:margin-bottom="0.212cm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11" style:family="paragraph" style:parent-style-name="Standard">
      <style:paragraph-properties fo:text-align="justify" fo:break-before="auto" fo:line-height="100%" fo:margin-bottom="0.212cm" style:writing-mode="lr-tb"/>
    </style:style>
    <style:style style:name="T511_1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" style:family="text">
      <style:text-properties style:font-name="Verdana" fo:font-size="12pt" style:font-name-asian="Verdana" style:font-size-asian="12pt" style:font-name-complex="Verdana" style:font-size-complex="12pt"/>
    </style:style>
    <style:style style:name="T511_3" style:family="text">
      <style:text-properties style:font-name="Verdana" fo:font-size="12pt" style:font-name-asian="Verdana" style:font-size-asian="12pt" style:font-name-complex="Verdana" style:font-size-complex="12pt"/>
    </style:style>
    <style:style style:name="T511_4" style:family="text">
      <style:text-properties style:font-name="Verdana" fo:font-size="12pt" style:font-name-asian="Verdana" style:font-size-asian="12pt" style:font-name-complex="Verdana" style:font-size-complex="12pt"/>
    </style:style>
    <style:style style:name="T511_5" style:family="text">
      <style:text-properties style:font-name="Verdana" fo:font-size="12pt" style:font-name-asian="Verdana" style:font-size-asian="12pt" style:font-name-complex="Verdana" style:font-size-complex="12pt"/>
    </style:style>
    <style:style style:name="T511_6" style:family="text">
      <style:text-properties style:font-name="Verdana" fo:font-size="12pt" style:font-name-asian="Verdana" style:font-size-asian="12pt" style:font-name-complex="Verdana" style:font-size-complex="12pt"/>
    </style:style>
    <style:style style:name="T511_7" style:family="text">
      <style:text-properties style:font-name="Verdana" fo:font-size="12pt" style:font-name-asian="Verdana" style:font-size-asian="12pt" style:font-name-complex="Verdana" style:font-size-complex="12pt"/>
    </style:style>
    <style:style style:name="T511_8" style:family="text">
      <style:text-properties style:font-name="Verdana" fo:font-size="12pt" style:font-name-asian="Verdana" style:font-size-asian="12pt" style:font-name-complex="Verdana" style:font-size-complex="12pt"/>
    </style:style>
    <style:style style:name="T511_9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9" style:family="text">
      <style:text-properties style:font-name="Verdana" fo:font-size="12pt" style:font-name-asian="Verdana" style:font-size-asian="12pt" style:font-name-complex="Verdana" style:font-size-complex="12pt"/>
    </style:style>
    <style:style style:name="P512" style:family="paragraph" style:parent-style-name="Standard">
      <style:paragraph-properties fo:text-align="justify" fo:break-before="auto" fo:line-height="100%" fo:margin-bottom="0.212cm" style:writing-mode="lr-tb"/>
    </style:style>
    <style:style style:name="T512_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" style:family="text">
      <style:text-properties style:font-name="Verdana" fo:font-size="12pt" style:font-name-asian="Verdana" style:font-size-asian="12pt" style:font-name-complex="Verdana" style:font-size-complex="12pt"/>
    </style:style>
    <style:style style:name="T512_7" style:family="text">
      <style:text-properties style:font-name="Verdana" fo:font-size="12pt" style:font-name-asian="Verdana" style:font-size-asian="12pt" style:font-name-complex="Verdana" style:font-size-complex="12pt"/>
    </style:style>
    <style:style style:name="T512_8" style:family="text">
      <style:text-properties style:font-name="Verdana" fo:font-size="12pt" style:font-name-asian="Verdana" style:font-size-asian="12pt" style:font-name-complex="Verdana" style:font-size-complex="12pt"/>
    </style:style>
    <style:style style:name="T512_9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6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7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8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9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0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4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5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6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7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8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9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0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4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5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6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7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8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9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0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4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5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6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7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8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9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0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4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5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6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7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8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9" style:family="text">
      <style:text-properties style:font-name="Verdana" fo:font-size="12pt" style:font-name-asian="Verdana" style:font-size-asian="12pt" style:font-name-complex="Verdana" style:font-size-complex="12pt"/>
    </style:style>
    <style:style style:name="T512_70" style:family="text">
      <style:text-properties style:font-name="Verdana" fo:font-size="12pt" style:font-name-asian="Verdana" style:font-size-asian="12pt" style:font-name-complex="Verdana" style:font-size-complex="12pt"/>
    </style:style>
    <style:style style:name="T512_7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72" style:family="text">
      <style:text-properties style:font-name="Verdana" fo:font-size="12pt" style:font-name-asian="Verdana" style:font-size-asian="12pt" style:font-name-complex="Verdana" style:font-size-complex="12pt"/>
    </style:style>
    <style:style style:name="P513" style:family="paragraph" style:parent-style-name="Standard">
      <style:paragraph-properties fo:text-align="justify" fo:break-before="auto" fo:line-height="100%" fo:margin-bottom="0.212cm" style:writing-mode="lr-tb"/>
    </style:style>
    <style:style style:name="T513_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8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8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82" style:family="text">
      <style:text-properties style:font-name="Verdana" fo:font-size="12pt" style:font-name-asian="Verdana" style:font-size-asian="12pt" style:font-name-complex="Verdana" style:font-size-complex="12pt"/>
    </style:style>
    <style:style style:name="P514" style:family="paragraph" style:parent-style-name="Standard">
      <style:paragraph-properties fo:text-align="justify" fo:break-before="auto" fo:line-height="100%" fo:margin-bottom="0.212cm" style:writing-mode="lr-tb"/>
    </style:style>
    <style:style style:name="T514_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50" style:family="text">
      <style:text-properties style:font-name="Verdana" fo:font-size="12pt" style:font-name-asian="Verdana" style:font-size-asian="12pt" style:font-name-complex="Verdana" style:font-size-complex="12pt"/>
    </style:style>
    <style:style style:name="P515" style:family="paragraph" style:parent-style-name="Standard">
      <style:paragraph-properties fo:text-align="justify"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16" style:family="paragraph" style:parent-style-name="Standard">
      <style:paragraph-properties fo:text-align="justify" fo:break-before="auto" fo:line-height="100%" fo:margin-bottom="0.212cm" style:writing-mode="lr-tb"/>
    </style:style>
    <style:style style:name="T516_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" style:family="text">
      <style:text-properties style:font-name="Verdana" fo:font-size="12pt" style:font-name-asian="Verdana" style:font-size-asian="12pt" style:font-name-complex="Verdana" style:font-size-complex="12pt"/>
    </style:style>
    <style:style style:name="T516_9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6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7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8" style:family="text">
      <style:text-properties style:font-name="Verdana" fo:font-size="12pt" style:font-name-asian="Verdana" style:font-size-asian="12pt" style:font-name-complex="Verdana" style:font-size-complex="12pt"/>
    </style:style>
    <style:style style:name="T516_29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0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2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3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4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5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6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7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8" style:family="text">
      <style:text-properties style:font-name="Verdana" fo:font-size="12pt" style:font-name-asian="Verdana" style:font-size-asian="12pt" style:font-name-complex="Verdana" style:font-size-complex="12pt"/>
    </style:style>
    <style:style style:name="T516_39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0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2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3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4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5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6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7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8" style:family="text">
      <style:text-properties style:font-name="Verdana" fo:font-size="12pt" style:font-name-asian="Verdana" style:font-size-asian="12pt" style:font-name-complex="Verdana" style:font-size-complex="12pt"/>
    </style:style>
    <style:style style:name="T516_49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0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2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3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4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5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6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7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8" style:family="text">
      <style:text-properties style:font-name="Verdana" fo:font-size="12pt" style:font-name-asian="Verdana" style:font-size-asian="12pt" style:font-name-complex="Verdana" style:font-size-complex="12pt"/>
    </style:style>
    <style:style style:name="T516_59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0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2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3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4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5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6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7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8" style:family="text">
      <style:text-properties style:font-name="Verdana" fo:font-size="12pt" style:font-name-asian="Verdana" style:font-size-asian="12pt" style:font-name-complex="Verdana" style:font-size-complex="12pt"/>
    </style:style>
    <style:style style:name="T516_69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0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2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3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4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5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6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7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8" style:family="text">
      <style:text-properties style:font-name="Verdana" fo:font-size="12pt" style:font-name-asian="Verdana" style:font-size-asian="12pt" style:font-name-complex="Verdana" style:font-size-complex="12pt"/>
    </style:style>
    <style:style style:name="T516_79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0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2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3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4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5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6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7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8" style:family="text">
      <style:text-properties style:font-name="Verdana" fo:font-size="12pt" style:font-name-asian="Verdana" style:font-size-asian="12pt" style:font-name-complex="Verdana" style:font-size-complex="12pt"/>
    </style:style>
    <style:style style:name="T516_89" style:family="text">
      <style:text-properties style:font-name="Verdana" fo:font-size="12pt" style:font-name-asian="Verdana" style:font-size-asian="12pt" style:font-name-complex="Verdana" style:font-size-complex="12pt"/>
    </style:style>
    <style:style style:name="T516_90" style:family="text">
      <style:text-properties style:font-name="Verdana" fo:font-size="12pt" style:font-name-asian="Verdana" style:font-size-asian="12pt" style:font-name-complex="Verdana" style:font-size-complex="12pt"/>
    </style:style>
    <style:style style:name="T516_91" style:family="text">
      <style:text-properties style:font-name="Verdana" fo:font-size="12pt" style:font-name-asian="Verdana" style:font-size-asian="12pt" style:font-name-complex="Verdana" style:font-size-complex="12pt"/>
    </style:style>
    <style:style style:name="T516_92" style:family="text">
      <style:text-properties style:font-name="Verdana" fo:font-size="12pt" style:font-name-asian="Verdana" style:font-size-asian="12pt" style:font-name-complex="Verdana" style:font-size-complex="12pt"/>
    </style:style>
    <style:style style:name="P517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18" style:family="paragraph" style:parent-style-name="Heading_20_2">
      <style:paragraph-properties fo:break-before="auto" fo:line-height="115%" fo:margin-top="0.635cm" fo:border-bottom="#808080 0.053cm solid" fo:margin-bottom="0.141cm" style:writing-mode="lr-tb"/>
    </style:style>
    <style:style style:name="T518_1" style:family="text">
      <style:text-properties style:font-name="Arial" fo:font-size="14pt" style:font-name-asian="Arial" style:font-size-asian="14pt" style:font-name-complex="Arial" style:font-size-complex="14pt"/>
    </style:style>
    <style:style style:name="P519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20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" style:family="text">
      <style:text-properties style:font-name="Verdana" fo:font-size="12pt" style:font-name-asian="Verdana" style:font-size-asian="12pt" style:font-name-complex="Verdana" style:font-size-complex="12pt"/>
    </style:style>
    <style:style style:name="T521_6" style:family="text">
      <style:text-properties style:font-name="Verdana" fo:font-size="12pt" style:font-name-asian="Verdana" style:font-size-asian="12pt" style:font-name-complex="Verdana" style:font-size-complex="12pt"/>
    </style:style>
    <style:style style:name="T521_7" style:family="text">
      <style:text-properties style:font-name="Verdana" fo:font-size="12pt" style:font-name-asian="Verdana" style:font-size-asian="12pt" style:font-name-complex="Verdana" style:font-size-complex="12pt"/>
    </style:style>
    <style:style style:name="T521_8" style:family="text">
      <style:text-properties style:font-name="Verdana" fo:font-size="12pt" style:font-name-asian="Verdana" style:font-size-asian="12pt" style:font-name-complex="Verdana" style:font-size-complex="12pt"/>
    </style:style>
    <style:style style:name="T521_9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3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4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5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6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7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8" style:family="text">
      <style:text-properties style:font-name="Verdana" fo:font-size="12pt" style:font-name-asian="Verdana" style:font-size-asian="12pt" style:font-name-complex="Verdana" style:font-size-complex="12pt"/>
    </style:style>
    <style:style style:name="T521_19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0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1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2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3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4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5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6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7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8" style:family="text">
      <style:text-properties style:font-name="Verdana" fo:font-size="12pt" style:font-name-asian="Verdana" style:font-size-asian="12pt" style:font-name-complex="Verdana" style:font-size-complex="12pt"/>
    </style:style>
    <style:style style:name="T521_29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0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1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2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3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4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5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6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7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8" style:family="text">
      <style:text-properties style:font-name="Verdana" fo:font-size="12pt" style:font-name-asian="Verdana" style:font-size-asian="12pt" style:font-name-complex="Verdana" style:font-size-complex="12pt"/>
    </style:style>
    <style:style style:name="T521_39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0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1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2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3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4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5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6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7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8" style:family="text">
      <style:text-properties style:font-name="Verdana" fo:font-size="12pt" style:font-name-asian="Verdana" style:font-size-asian="12pt" style:font-name-complex="Verdana" style:font-size-complex="12pt"/>
    </style:style>
    <style:style style:name="T521_49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0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1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2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3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4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5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6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7" style:family="text">
      <style:text-properties style:font-name="Verdana" fo:font-size="12pt" style:font-name-asian="Verdana" style:font-size-asian="12pt" style:font-name-complex="Verdana" style:font-size-complex="12pt"/>
    </style:style>
    <style:style style:name="T521_58" style:family="text">
      <style:text-properties style:font-name="Verdana" fo:font-size="12pt" style:font-name-asian="Verdana" style:font-size-asian="12pt" style:font-name-complex="Verdana" style:font-size-complex="12pt"/>
    </style:style>
    <style:style style:name="P522" style:family="paragraph" style:parent-style-name="Standard">
      <style:paragraph-properties fo:break-before="auto" fo:line-height="115%" fo:margin-top="0cm" style:writing-mode="lr-tb"/>
    </style:style>
    <style:style style:name="T522_1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" style:family="text">
      <style:text-properties style:font-name="Verdana" fo:font-size="12pt" style:font-name-asian="Verdana" style:font-size-asian="12pt" style:font-name-complex="Verdana" style:font-size-complex="12pt"/>
    </style:style>
    <style:style style:name="T522_4" style:family="text">
      <style:text-properties style:font-name="Verdana" fo:font-size="12pt" style:font-name-asian="Verdana" style:font-size-asian="12pt" style:font-name-complex="Verdana" style:font-size-complex="12pt"/>
    </style:style>
    <style:style style:name="T522_5" style:family="text">
      <style:text-properties style:font-name="Verdana" fo:font-size="12pt" style:font-name-asian="Verdana" style:font-size-asian="12pt" style:font-name-complex="Verdana" style:font-size-complex="12pt"/>
    </style:style>
    <style:style style:name="T522_6" style:family="text">
      <style:text-properties style:font-name="Verdana" fo:font-size="12pt" style:font-name-asian="Verdana" style:font-size-asian="12pt" style:font-name-complex="Verdana" style:font-size-complex="12pt"/>
    </style:style>
    <style:style style:name="T522_7" style:family="text">
      <style:text-properties style:font-name="Verdana" fo:font-size="12pt" style:font-name-asian="Verdana" style:font-size-asian="12pt" style:font-name-complex="Verdana" style:font-size-complex="12pt"/>
    </style:style>
    <style:style style:name="T522_8" style:family="text">
      <style:text-properties style:font-name="Verdana" fo:font-size="12pt" style:font-name-asian="Verdana" style:font-size-asian="12pt" style:font-name-complex="Verdana" style:font-size-complex="12pt"/>
    </style:style>
    <style:style style:name="T522_9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0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1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2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3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4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5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6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7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8" style:family="text">
      <style:text-properties style:font-name="Verdana" fo:font-size="12pt" style:font-name-asian="Verdana" style:font-size-asian="12pt" style:font-name-complex="Verdana" style:font-size-complex="12pt"/>
    </style:style>
    <style:style style:name="T522_19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0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1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2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3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4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5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6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7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8" style:family="text">
      <style:text-properties style:font-name="Verdana" fo:font-size="12pt" style:font-name-asian="Verdana" style:font-size-asian="12pt" style:font-name-complex="Verdana" style:font-size-complex="12pt"/>
    </style:style>
    <style:style style:name="T522_29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0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1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2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3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4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5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6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7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8" style:family="text">
      <style:text-properties style:font-name="Verdana" fo:font-size="12pt" style:font-name-asian="Verdana" style:font-size-asian="12pt" style:font-name-complex="Verdana" style:font-size-complex="12pt"/>
    </style:style>
    <style:style style:name="T522_39" style:family="text">
      <style:text-properties style:font-name="Verdana" fo:font-size="12pt" style:font-name-asian="Verdana" style:font-size-asian="12pt" style:font-name-complex="Verdana" style:font-size-complex="12pt"/>
    </style:style>
    <style:style style:name="T522_40" style:family="text">
      <style:text-properties style:font-name="Verdana" fo:font-size="12pt" style:font-name-asian="Verdana" style:font-size-asian="12pt" style:font-name-complex="Verdana" style:font-size-complex="12pt"/>
    </style:style>
    <style:style style:name="T522_41" style:family="text">
      <style:text-properties style:font-name="Verdana" fo:font-size="12pt" style:font-name-asian="Verdana" style:font-size-asian="12pt" style:font-name-complex="Verdana" style:font-size-complex="12pt"/>
    </style:style>
    <style:style style:name="T522_42" style:family="text">
      <style:text-properties style:font-name="Verdana" fo:font-size="12pt" style:font-name-asian="Verdana" style:font-size-asian="12pt" style:font-name-complex="Verdana" style:font-size-complex="12pt"/>
    </style:style>
    <style:style style:name="T522_43" style:family="text">
      <style:text-properties style:font-name="Verdana" fo:font-size="12pt" style:font-name-asian="Verdana" style:font-size-asian="12pt" style:font-name-complex="Verdana" style:font-size-complex="12pt"/>
    </style:style>
    <style:style style:name="T522_44" style:family="text">
      <style:text-properties style:font-name="Verdana" fo:font-size="12pt" style:font-name-asian="Verdana" style:font-size-asian="12pt" style:font-name-complex="Verdana" style:font-size-complex="12pt"/>
    </style:style>
    <style:style style:name="P523" style:family="paragraph" style:parent-style-name="Standard">
      <style:paragraph-properties fo:break-before="auto" fo:line-height="115%" fo:margin-top="0cm" style:writing-mode="lr-tb"/>
    </style:style>
    <style:style style:name="T523_1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" style:family="text">
      <style:text-properties style:font-name="Verdana" fo:font-size="12pt" style:font-name-asian="Verdana" style:font-size-asian="12pt" style:font-name-complex="Verdana" style:font-size-complex="12pt"/>
    </style:style>
    <style:style style:name="T523_6" style:family="text">
      <style:text-properties style:font-name="Verdana" fo:font-size="12pt" style:font-name-asian="Verdana" style:font-size-asian="12pt" style:font-name-complex="Verdana" style:font-size-complex="12pt"/>
    </style:style>
    <style:style style:name="T523_7" style:family="text">
      <style:text-properties style:font-name="Verdana" fo:font-size="12pt" style:font-name-asian="Verdana" style:font-size-asian="12pt" style:font-name-complex="Verdana" style:font-size-complex="12pt"/>
    </style:style>
    <style:style style:name="T523_8" style:family="text">
      <style:text-properties style:font-name="Verdana" fo:font-size="12pt" style:font-name-asian="Verdana" style:font-size-asian="12pt" style:font-name-complex="Verdana" style:font-size-complex="12pt"/>
    </style:style>
    <style:style style:name="T523_9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1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2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3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4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5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6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7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8" style:family="text">
      <style:text-properties style:font-name="Verdana" fo:font-size="12pt" style:font-name-asian="Verdana" style:font-size-asian="12pt" style:font-name-complex="Verdana" style:font-size-complex="12pt"/>
    </style:style>
    <style:style style:name="T523_19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0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1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2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3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4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5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6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7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8" style:family="text">
      <style:text-properties style:font-name="Verdana" fo:font-size="12pt" style:font-name-asian="Verdana" style:font-size-asian="12pt" style:font-name-complex="Verdana" style:font-size-complex="12pt"/>
    </style:style>
    <style:style style:name="T523_29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0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1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2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3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4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5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6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7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8" style:family="text">
      <style:text-properties style:font-name="Verdana" fo:font-size="12pt" style:font-name-asian="Verdana" style:font-size-asian="12pt" style:font-name-complex="Verdana" style:font-size-complex="12pt"/>
    </style:style>
    <style:style style:name="T523_39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0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1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2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3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4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5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6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7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8" style:family="text">
      <style:text-properties style:font-name="Verdana" fo:font-size="12pt" style:font-name-asian="Verdana" style:font-size-asian="12pt" style:font-name-complex="Verdana" style:font-size-complex="12pt"/>
    </style:style>
    <style:style style:name="T523_49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0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1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2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3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4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5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6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7" style:family="text">
      <style:text-properties style:font-name="Verdana" fo:font-size="12pt" style:font-name-asian="Verdana" style:font-size-asian="12pt" style:font-name-complex="Verdana" style:font-size-complex="12pt"/>
    </style:style>
    <style:style style:name="T523_58" style:family="text">
      <style:text-properties style:font-name="Verdana" fo:font-size="12pt" style:font-name-asian="Verdana" style:font-size-asian="12pt" style:font-name-complex="Verdana" style:font-size-complex="12pt"/>
    </style:style>
    <style:style style:name="P524" style:family="paragraph" style:parent-style-name="Heading_20_2">
      <style:paragraph-properties fo:break-before="auto" fo:line-height="115%" fo:margin-top="0.635cm" fo:margin-bottom="0.141cm" style:writing-mode="lr-tb"/>
    </style:style>
    <style:style style:name="T524_1" style:family="text">
      <style:text-properties style:font-name="Arial" fo:font-size="14pt" style:font-name-asian="Arial" style:font-size-asian="14pt" style:font-name-complex="Arial" style:font-size-complex="14pt"/>
    </style:style>
    <style:style style:name="T524_2" style:family="text">
      <style:text-properties style:font-name="Arial" fo:font-size="14pt" style:font-name-asian="Arial" style:font-size-asian="14pt" style:font-name-complex="Arial" style:font-size-complex="14pt"/>
    </style:style>
    <style:style style:name="T524_3" style:family="text">
      <style:text-properties style:font-name="Arial" fo:font-size="14pt" style:font-name-asian="Arial" style:font-size-asian="14pt" style:font-name-complex="Arial" style:font-size-complex="14pt"/>
    </style:style>
    <style:style style:name="T524_4" style:family="text">
      <style:text-properties style:font-name="Arial" fo:font-size="14pt" style:font-name-asian="Arial" style:font-size-asian="14pt" style:font-name-complex="Arial" style:font-size-complex="14pt"/>
    </style:style>
    <style:style style:name="T524_5" style:family="text">
      <style:text-properties style:font-name="Arial" fo:font-size="14pt" style:font-name-asian="Arial" style:font-size-asian="14pt" style:font-name-complex="Arial" style:font-size-complex="14pt"/>
    </style:style>
    <style:style style:name="P525" style:family="paragraph" style:parent-style-name="Standard">
      <style:paragraph-properties fo:text-align="justify" fo:break-before="auto" fo:line-height="100%" fo:margin-bottom="0.212cm" style:writing-mode="lr-tb"/>
    </style:style>
    <style:style style:name="T525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26" style:family="paragraph" style:parent-style-name="Standard">
      <style:paragraph-properties fo:text-align="justify" fo:break-before="auto" fo:line-height="100%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27" style:family="paragraph" style:parent-style-name="Heading_20_2">
      <style:paragraph-properties fo:break-before="auto" fo:line-height="115%" fo:margin-top="0.635cm" fo:margin-bottom="0.141cm" fo:keep-with-next="always" fo:keep-together="always" style:writing-mode="lr-tb"/>
    </style:style>
    <style:style style:name="T527_1" style:family="text">
      <style:text-properties style:font-name="Arial" fo:font-size="14pt" style:font-name-asian="Arial" style:font-size-asian="14pt" style:font-name-complex="Arial" style:font-size-complex="14pt"/>
    </style:style>
    <style:style style:name="T527_2" style:family="text">
      <style:text-properties style:font-name="Arial" fo:font-size="14pt" style:font-name-asian="Arial" style:font-size-asian="14pt" style:font-name-complex="Arial" style:font-size-complex="14pt"/>
    </style:style>
    <style:style style:name="T527_3" style:family="text">
      <style:text-properties style:font-name="Arial" fo:font-size="14pt" style:font-name-asian="Arial" style:font-size-asian="14pt" style:font-name-complex="Arial" style:font-size-complex="14pt"/>
    </style:style>
    <style:style style:name="T527_4" style:family="text">
      <style:text-properties style:font-name="Arial" fo:font-size="14pt" style:font-name-asian="Arial" style:font-size-asian="14pt" style:font-name-complex="Arial" style:font-size-complex="14pt"/>
    </style:style>
    <style:style style:name="T527_5" style:family="text">
      <style:text-properties style:font-name="Arial" fo:font-size="14pt" style:font-name-asian="Arial" style:font-size-asian="14pt" style:font-name-complex="Arial" style:font-size-complex="14pt"/>
    </style:style>
    <style:style style:name="P528" style:family="paragraph" style:parent-style-name="Standard">
      <style:paragraph-properties fo:text-align="justify" fo:break-before="auto" fo:line-height="100%" fo:margin-bottom="0.212cm" style:writing-mode="lr-tb"/>
    </style:style>
    <style:style style:name="T528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29" style:family="paragraph" style:parent-style-name="Standard">
      <style:paragraph-properties fo:text-align="justify" fo:break-before="auto" fo:line-height="100%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30" style:family="paragraph" style:parent-style-name="Heading_20_2">
      <style:paragraph-properties fo:break-before="auto" fo:line-height="115%" fo:margin-top="0.635cm" fo:margin-bottom="0.141cm" style:writing-mode="lr-tb"/>
    </style:style>
    <style:style style:name="T530_1" style:family="text">
      <style:text-properties style:font-name="Arial" fo:font-size="14pt" style:font-name-asian="Arial" style:font-size-asian="14pt" style:font-name-complex="Arial" style:font-size-complex="14pt"/>
    </style:style>
    <style:style style:name="T530_2" style:family="text">
      <style:text-properties style:font-name="Arial" fo:font-size="14pt" style:font-name-asian="Arial" style:font-size-asian="14pt" style:font-name-complex="Arial" style:font-size-complex="14pt"/>
    </style:style>
    <style:style style:name="T530_3" style:family="text">
      <style:text-properties style:font-name="Arial" fo:font-size="14pt" style:font-name-asian="Arial" style:font-size-asian="14pt" style:font-name-complex="Arial" style:font-size-complex="14pt"/>
    </style:style>
    <style:style style:name="T530_4" style:family="text">
      <style:text-properties style:font-name="Arial" fo:font-size="14pt" style:font-name-asian="Arial" style:font-size-asian="14pt" style:font-name-complex="Arial" style:font-size-complex="14pt"/>
    </style:style>
    <style:style style:name="T530_5" style:family="text">
      <style:text-properties style:font-name="Arial" fo:font-size="14pt" style:font-name-asian="Arial" style:font-size-asian="14pt" style:font-name-complex="Arial" style:font-size-complex="14pt"/>
    </style:style>
    <style:style style:name="P531" style:family="paragraph" style:parent-style-name="Standard">
      <style:paragraph-properties fo:break-before="auto" fo:line-height="100%" fo:margin-bottom="0.212cm" style:writing-mode="lr-tb"/>
    </style:style>
    <style:style style:name="T531_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5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6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7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8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9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0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1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2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3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4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5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6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7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8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9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0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1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2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3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3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32" style:family="text">
      <style:text-properties style:font-name="Verdana" fo:font-size="12pt" style:font-name-asian="Verdana" style:font-size-asian="12pt" style:font-name-complex="Verdana" style:font-size-complex="12pt"/>
    </style:style>
    <style:style style:name="P53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33" style:family="paragraph" style:parent-style-name="Standard">
      <style:paragraph-properties fo:break-before="auto" fo:line-height="100%" fo:margin-bottom="0.212cm" style:writing-mode="lr-tb"/>
    </style:style>
    <style:style style:name="T533_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8" style:family="text">
      <style:text-properties style:font-name="Verdana" fo:font-size="12pt" style:font-name-asian="Verdana" style:font-size-asian="12pt" style:font-name-complex="Verdana" style:font-size-complex="12pt"/>
    </style:style>
    <style:style style:name="P534" style:family="paragraph" style:parent-style-name="Standard">
      <style:paragraph-properties fo:text-align="justify" fo:break-before="auto" fo:line-height="100%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535" style:family="paragraph" style:parent-style-name="Heading_20_1">
      <style:paragraph-properties fo:break-before="auto" fo:line-height="115%" fo:margin-top="0.847cm" style:writing-mode="lr-tb"/>
    </style:style>
    <style:style style:name="P536" style:family="paragraph" style:parent-style-name="Heading_20_1">
      <style:paragraph-properties fo:break-before="page" fo:line-height="115%" fo:margin-top="0.847cm" fo:border-bottom="#808080 0.053cm solid" fo:margin-bottom="0.212cm" style:writing-mode="lr-tb"/>
    </style:style>
    <style:style style:name="T536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36_2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36_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36_4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36_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537" style:family="paragraph" style:parent-style-name="Standard">
      <style:paragraph-properties fo:break-before="auto" fo:line-height="100%" fo:margin-bottom="0.212cm" style:writing-mode="lr-tb"/>
    </style:style>
    <style:style style:name="T537_1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" style:family="text">
      <style:text-properties style:font-name="Verdana" fo:font-size="12pt" style:font-name-asian="Verdana" style:font-size-asian="12pt" style:font-name-complex="Verdana" style:font-size-complex="12pt"/>
    </style:style>
    <style:style style:name="T537_3" style:family="text">
      <style:text-properties style:font-name="Verdana" fo:font-size="12pt" style:font-name-asian="Verdana" style:font-size-asian="12pt" style:font-name-complex="Verdana" style:font-size-complex="12pt"/>
    </style:style>
    <style:style style:name="T537_4" style:family="text">
      <style:text-properties style:font-name="Verdana" fo:font-size="12pt" style:font-name-asian="Verdana" style:font-size-asian="12pt" style:font-name-complex="Verdana" style:font-size-complex="12pt"/>
    </style:style>
    <style:style style:name="T537_5" style:family="text">
      <style:text-properties style:font-name="Verdana" fo:font-size="12pt" style:font-name-asian="Verdana" style:font-size-asian="12pt" style:font-name-complex="Verdana" style:font-size-complex="12pt"/>
    </style:style>
    <style:style style:name="T537_6" style:family="text">
      <style:text-properties style:font-name="Verdana" fo:font-size="12pt" style:font-name-asian="Verdana" style:font-size-asian="12pt" style:font-name-complex="Verdana" style:font-size-complex="12pt"/>
    </style:style>
    <style:style style:name="T537_7" style:family="text">
      <style:text-properties style:font-name="Verdana" fo:font-size="12pt" style:font-name-asian="Verdana" style:font-size-asian="12pt" style:font-name-complex="Verdana" style:font-size-complex="12pt"/>
    </style:style>
    <style:style style:name="T537_8" style:family="text">
      <style:text-properties style:font-name="Verdana" fo:font-size="12pt" style:font-name-asian="Verdana" style:font-size-asian="12pt" style:font-name-complex="Verdana" style:font-size-complex="12pt"/>
    </style:style>
    <style:style style:name="T537_9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4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5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6" style:family="text">
      <style:text-properties style:font-name="Verdana" fo:font-size="12pt" style:font-name-asian="Verdana" style:font-size-asian="12pt" style:font-name-complex="Verdana" style:font-size-complex="12pt"/>
    </style:style>
    <style:style style:name="P538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39" style:family="paragraph" style:parent-style-name="Heading_20_2">
      <style:paragraph-properties fo:break-before="auto" fo:line-height="100%" fo:margin-top="0.635cm" fo:margin-bottom="0.212cm" style:writing-mode="lr-tb"/>
    </style:style>
    <style:style style:name="T539_1" style:family="text">
      <style:text-properties style:font-name="Arial" fo:font-size="14pt" style:font-name-asian="Arial" style:font-size-asian="14pt" style:font-name-complex="Arial" style:font-size-complex="14pt"/>
    </style:style>
    <style:style style:name="P540" style:family="paragraph" style:parent-style-name="Standard">
      <style:paragraph-properties fo:break-before="auto" fo:line-height="100%" fo:margin-bottom="0.212cm" style:writing-mode="lr-tb"/>
    </style:style>
    <style:style style:name="T540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41" style:family="paragraph" style:parent-style-name="Standard">
      <style:paragraph-properties fo:break-before="auto" fo:line-height="100%" fo:margin-top="0cm" style:writing-mode="lr-tb"/>
    </style:style>
    <style:style style:name="T541_1" style:family="text">
      <style:text-properties style:font-name="Verdana" fo:font-size="10pt" style:font-name-asian="Verdana" style:font-size-asian="10pt" style:font-name-complex="Verdana" style:font-size-complex="10pt"/>
    </style:style>
    <style:style style:name="T541_2" style:family="text">
      <style:text-properties style:font-name="Verdana" fo:font-size="10pt" style:font-name-asian="Verdana" style:font-size-asian="10pt" style:font-name-complex="Verdana" style:font-size-complex="10pt"/>
    </style:style>
    <style:style style:name="T541_3" style:family="text">
      <style:text-properties style:font-name="Verdana" fo:font-size="10pt" style:font-name-asian="Verdana" style:font-size-asian="10pt" style:font-name-complex="Verdana" style:font-size-complex="10pt"/>
    </style:style>
    <style:style style:name="T541_4" style:family="text">
      <style:text-properties style:font-name="Verdana" fo:font-size="10pt" style:font-name-asian="Verdana" style:font-size-asian="10pt" style:font-name-complex="Verdana" style:font-size-complex="10pt"/>
    </style:style>
    <style:style style:name="T541_5" style:family="text">
      <style:text-properties style:font-name="Verdana" fo:font-size="10pt" style:font-name-asian="Verdana" style:font-size-asian="10pt" style:font-name-complex="Verdana" style:font-size-complex="10pt"/>
    </style:style>
    <style:style style:name="T541_6" style:family="text">
      <style:text-properties style:font-name="Verdana" fo:font-size="10pt" style:font-name-asian="Verdana" style:font-size-asian="10pt" style:font-name-complex="Verdana" style:font-size-complex="10pt"/>
    </style:style>
    <style:style style:name="T541_7" style:family="text">
      <style:text-properties style:font-name="Verdana" fo:font-size="10pt" style:font-name-asian="Verdana" style:font-size-asian="10pt" style:font-name-complex="Verdana" style:font-size-complex="10pt"/>
    </style:style>
    <style:style style:name="T541_8" style:family="text">
      <style:text-properties style:font-name="Verdana" fo:font-size="10pt" style:font-name-asian="Verdana" style:font-size-asian="10pt" style:font-name-complex="Verdana" style:font-size-complex="10pt"/>
    </style:style>
    <style:style style:name="T541_9" style:family="text">
      <style:text-properties style:font-name="Verdana" fo:font-size="10pt" style:font-name-asian="Verdana" style:font-size-asian="10pt" style:font-name-complex="Verdana" style:font-size-complex="10pt"/>
    </style:style>
    <style:style style:name="T541_10" style:family="text">
      <style:text-properties style:font-name="Verdana" fo:font-size="10pt" style:font-name-asian="Verdana" style:font-size-asian="10pt" style:font-name-complex="Verdana" style:font-size-complex="10pt"/>
    </style:style>
    <style:style style:name="T541_11" style:family="text">
      <style:text-properties style:font-name="Verdana" fo:font-size="10pt" style:font-name-asian="Verdana" style:font-size-asian="10pt" style:font-name-complex="Verdana" style:font-size-complex="10pt"/>
    </style:style>
    <style:style style:name="T541_12" style:family="text">
      <style:text-properties style:font-name="Verdana" fo:font-size="10pt" style:font-name-asian="Verdana" style:font-size-asian="10pt" style:font-name-complex="Verdana" style:font-size-complex="10pt"/>
    </style:style>
    <style:style style:name="T541_13" style:family="text">
      <style:text-properties style:font-name="Verdana" fo:font-size="10pt" style:font-name-asian="Verdana" style:font-size-asian="10pt" style:font-name-complex="Verdana" style:font-size-complex="10pt"/>
    </style:style>
    <style:style style:name="P542" style:family="paragraph" style:parent-style-name="Standard">
      <style:paragraph-properties fo:break-before="auto" fo:line-height="100%" fo:margin-top="0cm" fo:margin-bottom="0cm" style:writing-mode="lr-tb"/>
    </style:style>
    <style:style style:name="T542_1" style:family="text">
      <style:text-properties style:font-name="Verdana" fo:font-size="10pt" style:font-name-asian="Verdana" style:font-size-asian="10pt" style:font-name-complex="Verdana" style:font-size-complex="10pt"/>
    </style:style>
    <style:style style:name="T542_2" style:family="text">
      <style:text-properties style:font-name="Verdana" fo:font-size="10pt" style:font-name-asian="Verdana" style:font-size-asian="10pt" style:font-name-complex="Verdana" style:font-size-complex="10pt"/>
    </style:style>
    <style:style style:name="T542_3" style:family="text">
      <style:text-properties style:font-name="Verdana" fo:font-size="10pt" style:font-name-asian="Verdana" style:font-size-asian="10pt" style:font-name-complex="Verdana" style:font-size-complex="10pt"/>
    </style:style>
    <style:style style:name="T542_4" style:family="text">
      <style:text-properties style:font-name="Verdana" fo:font-size="10pt" style:font-name-asian="Verdana" style:font-size-asian="10pt" style:font-name-complex="Verdana" style:font-size-complex="10pt"/>
    </style:style>
    <style:style style:name="T542_5" style:family="text">
      <style:text-properties style:font-name="Verdana" fo:font-size="10pt" style:font-name-asian="Verdana" style:font-size-asian="10pt" style:font-name-complex="Verdana" style:font-size-complex="10pt"/>
    </style:style>
    <style:style style:name="T542_6" style:family="text">
      <style:text-properties style:font-name="Verdana" fo:font-size="10pt" style:font-name-asian="Verdana" style:font-size-asian="10pt" style:font-name-complex="Verdana" style:font-size-complex="10pt"/>
    </style:style>
    <style:style style:name="T542_7" style:family="text">
      <style:text-properties style:font-name="Verdana" fo:font-size="10pt" style:font-name-asian="Verdana" style:font-size-asian="10pt" style:font-name-complex="Verdana" style:font-size-complex="10pt"/>
    </style:style>
    <style:style style:name="T542_8" style:family="text">
      <style:text-properties style:font-name="Verdana" fo:font-size="10pt" style:font-name-asian="Verdana" style:font-size-asian="10pt" style:font-name-complex="Verdana" style:font-size-complex="10pt"/>
    </style:style>
    <style:style style:name="T542_9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0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1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2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3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4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5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6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7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8" style:family="text">
      <style:text-properties style:font-name="Verdana" fo:font-size="10pt" style:font-name-asian="Verdana" style:font-size-asian="10pt" style:font-name-complex="Verdana" style:font-size-complex="10pt"/>
    </style:style>
    <style:style style:name="T542_19" style:family="text">
      <style:text-properties style:font-name="Verdana" fo:font-size="10pt" style:font-name-asian="Verdana" style:font-size-asian="10pt" style:font-name-complex="Verdana" style:font-size-complex="10pt"/>
    </style:style>
    <style:style style:name="T542_20" style:family="text">
      <style:text-properties style:font-name="Verdana" fo:font-size="10pt" style:font-name-asian="Verdana" style:font-size-asian="10pt" style:font-name-complex="Verdana" style:font-size-complex="10pt"/>
    </style:style>
    <style:style style:name="T542_21" style:family="text">
      <style:text-properties style:font-name="Verdana" fo:font-size="10pt" style:font-name-asian="Verdana" style:font-size-asian="10pt" style:font-name-complex="Verdana" style:font-size-complex="10pt"/>
    </style:style>
    <style:style style:name="T542_22" style:family="text">
      <style:text-properties style:font-name="Verdana" fo:font-size="10pt" style:font-name-asian="Verdana" style:font-size-asian="10pt" style:font-name-complex="Verdana" style:font-size-complex="10pt"/>
    </style:style>
    <style:style style:name="T542_23" style:family="text">
      <style:text-properties style:font-name="Verdana" fo:font-size="10pt" style:font-name-asian="Verdana" style:font-size-asian="10pt" style:font-name-complex="Verdana" style:font-size-complex="10pt"/>
    </style:style>
    <style:style style:name="T542_24" style:family="text">
      <style:text-properties style:font-name="Verdana" fo:font-size="10pt" style:font-name-asian="Verdana" style:font-size-asian="10pt" style:font-name-complex="Verdana" style:font-size-complex="10pt"/>
    </style:style>
    <style:style style:name="T542_25" style:family="text">
      <style:text-properties style:font-name="Verdana" fo:font-size="10pt" style:font-name-asian="Verdana" style:font-size-asian="10pt" style:font-name-complex="Verdana" style:font-size-complex="10pt"/>
    </style:style>
    <style:style style:name="T542_26" style:family="text">
      <style:text-properties style:font-name="Verdana" fo:font-size="10pt" style:font-name-asian="Verdana" style:font-size-asian="10pt" style:font-name-complex="Verdana" style:font-size-complex="10pt"/>
    </style:style>
    <style:style style:name="T542_27" style:family="text">
      <style:text-properties style:font-name="Verdana" fo:font-size="10pt" style:font-name-asian="Verdana" style:font-size-asian="10pt" style:font-name-complex="Verdana" style:font-size-complex="10pt"/>
    </style:style>
    <style:style style:name="P543" style:family="paragraph" style:parent-style-name="Standard">
      <style:paragraph-properties fo:break-before="auto" fo:line-height="100%" fo:margin-bottom="0.212cm" style:writing-mode="lr-tb"/>
    </style:style>
    <style:style style:name="T543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44" style:family="paragraph" style:parent-style-name="Standard">
      <style:paragraph-properties fo:break-before="auto" fo:line-height="100%" fo:margin-top="0cm" style:writing-mode="lr-tb"/>
    </style:style>
    <style:style style:name="T544_1" style:family="text">
      <style:text-properties style:font-name="Verdana" fo:font-size="10pt" style:font-name-asian="Verdana" style:font-size-asian="10pt" style:font-name-complex="Verdana" style:font-size-complex="10pt"/>
    </style:style>
    <style:style style:name="T544_2" style:family="text">
      <style:text-properties style:font-name="Verdana" fo:font-size="10pt" style:font-name-asian="Verdana" style:font-size-asian="10pt" style:font-name-complex="Verdana" style:font-size-complex="10pt"/>
    </style:style>
    <style:style style:name="T544_3" style:family="text">
      <style:text-properties style:font-name="Verdana" fo:font-size="10pt" style:font-name-asian="Verdana" style:font-size-asian="10pt" style:font-name-complex="Verdana" style:font-size-complex="10pt"/>
    </style:style>
    <style:style style:name="T544_4" style:family="text">
      <style:text-properties style:font-name="Verdana" fo:font-size="10pt" style:font-name-asian="Verdana" style:font-size-asian="10pt" style:font-name-complex="Verdana" style:font-size-complex="10pt"/>
    </style:style>
    <style:style style:name="T544_5" style:family="text">
      <style:text-properties style:font-name="Verdana" fo:font-size="10pt" style:font-name-asian="Verdana" style:font-size-asian="10pt" style:font-name-complex="Verdana" style:font-size-complex="10pt"/>
    </style:style>
    <style:style style:name="T544_6" style:family="text">
      <style:text-properties style:font-name="Verdana" fo:font-size="10pt" style:font-name-asian="Verdana" style:font-size-asian="10pt" style:font-name-complex="Verdana" style:font-size-complex="10pt"/>
    </style:style>
    <style:style style:name="T544_7" style:family="text">
      <style:text-properties style:font-name="Verdana" fo:font-size="10pt" style:font-name-asian="Verdana" style:font-size-asian="10pt" style:font-name-complex="Verdana" style:font-size-complex="10pt"/>
    </style:style>
    <style:style style:name="T544_8" style:family="text">
      <style:text-properties style:font-name="Verdana" fo:font-size="10pt" style:font-name-asian="Verdana" style:font-size-asian="10pt" style:font-name-complex="Verdana" style:font-size-complex="10pt"/>
    </style:style>
    <style:style style:name="T544_9" style:family="text">
      <style:text-properties style:font-name="Verdana" fo:font-size="10pt" style:font-name-asian="Verdana" style:font-size-asian="10pt" style:font-name-complex="Verdana" style:font-size-complex="10pt"/>
    </style:style>
    <style:style style:name="T544_10" style:family="text">
      <style:text-properties style:font-name="Verdana" fo:font-size="10pt" style:font-name-asian="Verdana" style:font-size-asian="10pt" style:font-name-complex="Verdana" style:font-size-complex="10pt"/>
    </style:style>
    <style:style style:name="T544_11" style:family="text">
      <style:text-properties style:font-name="Verdana" fo:font-size="10pt" style:font-name-asian="Verdana" style:font-size-asian="10pt" style:font-name-complex="Verdana" style:font-size-complex="10pt"/>
    </style:style>
    <style:style style:name="T544_12" style:family="text">
      <style:text-properties style:font-name="Verdana" fo:font-size="10pt" style:font-name-asian="Verdana" style:font-size-asian="10pt" style:font-name-complex="Verdana" style:font-size-complex="10pt"/>
    </style:style>
    <style:style style:name="T544_13" style:family="text">
      <style:text-properties style:font-name="Verdana" fo:font-size="10pt" style:font-name-asian="Verdana" style:font-size-asian="10pt" style:font-name-complex="Verdana" style:font-size-complex="10pt"/>
    </style:style>
    <style:style style:name="T544_14" style:family="text">
      <style:text-properties style:font-name="Verdana" fo:font-size="10pt" style:font-name-asian="Verdana" style:font-size-asian="10pt" style:font-name-complex="Verdana" style:font-size-complex="10pt"/>
    </style:style>
    <style:style style:name="T544_15" style:family="text">
      <style:text-properties style:font-name="Verdana" fo:font-size="10pt" style:font-name-asian="Verdana" style:font-size-asian="10pt" style:font-name-complex="Verdana" style:font-size-complex="10pt"/>
    </style:style>
    <style:style style:name="P545" style:family="paragraph" style:parent-style-name="Standard">
      <style:paragraph-properties fo:break-before="auto" fo:line-height="100%" fo:margin-top="0cm" style:writing-mode="lr-tb"/>
    </style:style>
    <style:style style:name="T545_1" style:family="text">
      <style:text-properties style:font-name="Verdana" fo:font-size="10pt" style:font-name-asian="Verdana" style:font-size-asian="10pt" style:font-name-complex="Verdana" style:font-size-complex="10pt"/>
    </style:style>
    <style:style style:name="T545_2" style:family="text">
      <style:text-properties style:font-name="Verdana" fo:font-size="10pt" style:font-name-asian="Verdana" style:font-size-asian="10pt" style:font-name-complex="Verdana" style:font-size-complex="10pt"/>
    </style:style>
    <style:style style:name="T545_3" style:family="text">
      <style:text-properties style:font-name="Verdana" fo:font-size="10pt" style:font-name-asian="Verdana" style:font-size-asian="10pt" style:font-name-complex="Verdana" style:font-size-complex="10pt"/>
    </style:style>
    <style:style style:name="T545_4" style:family="text">
      <style:text-properties style:font-name="Verdana" fo:font-size="10pt" style:font-name-asian="Verdana" style:font-size-asian="10pt" style:font-name-complex="Verdana" style:font-size-complex="10pt"/>
    </style:style>
    <style:style style:name="T545_5" style:family="text">
      <style:text-properties style:font-name="Verdana" fo:font-size="10pt" style:font-name-asian="Verdana" style:font-size-asian="10pt" style:font-name-complex="Verdana" style:font-size-complex="10pt"/>
    </style:style>
    <style:style style:name="P546" style:family="paragraph" style:parent-style-name="Standard">
      <style:paragraph-properties fo:break-before="auto" fo:line-height="100%" fo:margin-top="0cm" style:writing-mode="lr-tb"/>
    </style:style>
    <style:style style:name="T546_1" style:family="text">
      <style:text-properties style:font-name="Verdana" fo:font-size="10pt" style:font-name-asian="Verdana" style:font-size-asian="10pt" style:font-name-complex="Verdana" style:font-size-complex="10pt"/>
    </style:style>
    <style:style style:name="T546_2" style:family="text">
      <style:text-properties style:font-name="Verdana" fo:font-size="10pt" style:font-name-asian="Verdana" style:font-size-asian="10pt" style:font-name-complex="Verdana" style:font-size-complex="10pt"/>
    </style:style>
    <style:style style:name="T546_3" style:family="text">
      <style:text-properties style:font-name="Verdana" fo:font-size="10pt" style:font-name-asian="Verdana" style:font-size-asian="10pt" style:font-name-complex="Verdana" style:font-size-complex="10pt"/>
    </style:style>
    <style:style style:name="T546_4" style:family="text">
      <style:text-properties style:font-name="Verdana" fo:font-size="10pt" style:font-name-asian="Verdana" style:font-size-asian="10pt" style:font-name-complex="Verdana" style:font-size-complex="10pt"/>
    </style:style>
    <style:style style:name="T546_5" style:family="text">
      <style:text-properties style:font-name="Verdana" fo:font-size="10pt" style:font-name-asian="Verdana" style:font-size-asian="10pt" style:font-name-complex="Verdana" style:font-size-complex="10pt"/>
    </style:style>
    <style:style style:name="T546_6" style:family="text">
      <style:text-properties style:font-name="Verdana" fo:font-size="10pt" style:font-name-asian="Verdana" style:font-size-asian="10pt" style:font-name-complex="Verdana" style:font-size-complex="10pt"/>
    </style:style>
    <style:style style:name="T546_7" style:family="text">
      <style:text-properties style:font-name="Verdana" fo:font-size="10pt" style:font-name-asian="Verdana" style:font-size-asian="10pt" style:font-name-complex="Verdana" style:font-size-complex="10pt"/>
    </style:style>
    <style:style style:name="T546_8" style:family="text">
      <style:text-properties style:font-name="Verdana" fo:font-size="10pt" style:font-name-asian="Verdana" style:font-size-asian="10pt" style:font-name-complex="Verdana" style:font-size-complex="10pt"/>
    </style:style>
    <style:style style:name="T546_9" style:family="text">
      <style:text-properties style:font-name="Verdana" fo:font-size="10pt" style:font-name-asian="Verdana" style:font-size-asian="10pt" style:font-name-complex="Verdana" style:font-size-complex="10pt"/>
    </style:style>
    <style:style style:name="T546_10" style:family="text">
      <style:text-properties style:font-name="Verdana" fo:font-size="10pt" style:font-name-asian="Verdana" style:font-size-asian="10pt" style:font-name-complex="Verdana" style:font-size-complex="10pt"/>
    </style:style>
    <style:style style:name="T546_11" style:family="text">
      <style:text-properties style:font-name="Verdana" fo:font-size="10pt" style:font-name-asian="Verdana" style:font-size-asian="10pt" style:font-name-complex="Verdana" style:font-size-complex="10pt"/>
    </style:style>
    <style:style style:name="T546_12" style:family="text">
      <style:text-properties style:font-name="Verdana" fo:font-size="10pt" style:font-name-asian="Verdana" style:font-size-asian="10pt" style:font-name-complex="Verdana" style:font-size-complex="10pt"/>
    </style:style>
    <style:style style:name="T546_13" style:family="text">
      <style:text-properties style:font-name="Verdana" fo:font-size="10pt" style:font-name-asian="Verdana" style:font-size-asian="10pt" style:font-name-complex="Verdana" style:font-size-complex="10pt"/>
    </style:style>
    <style:style style:name="P547" style:family="paragraph" style:parent-style-name="Standard">
      <style:paragraph-properties fo:break-before="auto" fo:line-height="100%" fo:margin-top="0cm" fo:margin-bottom="0cm" style:writing-mode="lr-tb"/>
    </style:style>
    <style:style style:name="T547_1" style:family="text">
      <style:text-properties style:font-name="Verdana" fo:font-size="10pt" style:font-name-asian="Verdana" style:font-size-asian="10pt" style:font-name-complex="Verdana" style:font-size-complex="10pt"/>
    </style:style>
    <style:style style:name="T547_2" style:family="text">
      <style:text-properties style:font-name="Verdana" fo:font-size="10pt" style:font-name-asian="Verdana" style:font-size-asian="10pt" style:font-name-complex="Verdana" style:font-size-complex="10pt"/>
    </style:style>
    <style:style style:name="T547_3" style:family="text">
      <style:text-properties style:font-name="Verdana" fo:font-size="10pt" style:font-name-asian="Verdana" style:font-size-asian="10pt" style:font-name-complex="Verdana" style:font-size-complex="10pt"/>
    </style:style>
    <style:style style:name="T547_4" style:family="text">
      <style:text-properties style:font-name="Verdana" fo:font-size="10pt" style:font-name-asian="Verdana" style:font-size-asian="10pt" style:font-name-complex="Verdana" style:font-size-complex="10pt"/>
    </style:style>
    <style:style style:name="T547_5" style:family="text">
      <style:text-properties style:font-name="Verdana" fo:font-size="10pt" style:font-name-asian="Verdana" style:font-size-asian="10pt" style:font-name-complex="Verdana" style:font-size-complex="10pt"/>
    </style:style>
    <style:style style:name="T547_6" style:family="text">
      <style:text-properties style:font-name="Verdana" fo:font-size="10pt" style:font-name-asian="Verdana" style:font-size-asian="10pt" style:font-name-complex="Verdana" style:font-size-complex="10pt"/>
    </style:style>
    <style:style style:name="T547_7" style:family="text">
      <style:text-properties style:font-name="Verdana" fo:font-size="10pt" style:font-name-asian="Verdana" style:font-size-asian="10pt" style:font-name-complex="Verdana" style:font-size-complex="10pt"/>
    </style:style>
    <style:style style:name="T547_8" style:family="text">
      <style:text-properties style:font-name="Verdana" fo:font-size="10pt" style:font-name-asian="Verdana" style:font-size-asian="10pt" style:font-name-complex="Verdana" style:font-size-complex="10pt"/>
    </style:style>
    <style:style style:name="T547_9" style:family="text">
      <style:text-properties style:font-name="Verdana" fo:font-size="10pt" style:font-name-asian="Verdana" style:font-size-asian="10pt" style:font-name-complex="Verdana" style:font-size-complex="10pt"/>
    </style:style>
    <style:style style:name="T547_10" style:family="text">
      <style:text-properties style:font-name="Verdana" fo:font-size="10pt" style:font-name-asian="Verdana" style:font-size-asian="10pt" style:font-name-complex="Verdana" style:font-size-complex="10pt"/>
    </style:style>
    <style:style style:name="T547_11" style:family="text">
      <style:text-properties style:font-name="Verdana" fo:font-size="10pt" style:font-name-asian="Verdana" style:font-size-asian="10pt" style:font-name-complex="Verdana" style:font-size-complex="10pt"/>
    </style:style>
    <style:style style:name="T547_12" style:family="text">
      <style:text-properties style:font-name="Verdana" fo:font-size="10pt" style:font-name-asian="Verdana" style:font-size-asian="10pt" style:font-name-complex="Verdana" style:font-size-complex="10pt"/>
    </style:style>
    <style:style style:name="T547_13" style:family="text">
      <style:text-properties style:font-name="Verdana" fo:font-size="10pt" style:font-name-asian="Verdana" style:font-size-asian="10pt" style:font-name-complex="Verdana" style:font-size-complex="10pt"/>
    </style:style>
    <style:style style:name="P548" style:family="paragraph" style:parent-style-name="Standard">
      <style:paragraph-properties fo:break-before="auto" fo:line-height="100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549" style:family="paragraph" style:parent-style-name="Heading_20_2">
      <style:paragraph-properties fo:break-before="auto" fo:line-height="100%" fo:margin-top="0.635cm" fo:margin-bottom="0.212cm" style:writing-mode="lr-tb"/>
    </style:style>
    <style:style style:name="T549_1" style:family="text">
      <style:text-properties style:font-name="Arial" fo:font-size="14pt" style:font-name-asian="Arial" style:font-size-asian="14pt" style:font-name-complex="Arial" style:font-size-complex="14pt"/>
    </style:style>
    <style:style style:name="P550" style:family="paragraph" style:parent-style-name="Standard">
      <style:paragraph-properties fo:break-before="auto" fo:line-height="100%" fo:margin-bottom="0.212cm" style:writing-mode="lr-tb"/>
    </style:style>
    <style:style style:name="T550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0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0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0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0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51" style:family="paragraph" style:parent-style-name="Standard">
      <style:paragraph-properties fo:break-before="auto" fo:line-height="100%" fo:margin-top="0cm" style:writing-mode="lr-tb"/>
    </style:style>
    <style:style style:name="T551_1" style:family="text">
      <style:text-properties style:font-name="Verdana" fo:font-size="10pt" style:font-name-asian="Verdana" style:font-size-asian="10pt" style:font-name-complex="Verdana" style:font-size-complex="10pt"/>
    </style:style>
    <style:style style:name="T551_2" style:family="text">
      <style:text-properties style:font-name="Verdana" fo:font-size="10pt" style:font-name-asian="Verdana" style:font-size-asian="10pt" style:font-name-complex="Verdana" style:font-size-complex="10pt"/>
    </style:style>
    <style:style style:name="T551_3" style:family="text">
      <style:text-properties style:font-name="Verdana" fo:font-size="10pt" style:font-name-asian="Verdana" style:font-size-asian="10pt" style:font-name-complex="Verdana" style:font-size-complex="10pt"/>
    </style:style>
    <style:style style:name="T551_4" style:family="text">
      <style:text-properties style:font-name="Verdana" fo:font-size="10pt" style:font-name-asian="Verdana" style:font-size-asian="10pt" style:font-name-complex="Verdana" style:font-size-complex="10pt"/>
    </style:style>
    <style:style style:name="T551_5" style:family="text">
      <style:text-properties style:font-name="Verdana" fo:font-size="10pt" style:font-name-asian="Verdana" style:font-size-asian="10pt" style:font-name-complex="Verdana" style:font-size-complex="10pt"/>
    </style:style>
    <style:style style:name="P552" style:family="paragraph" style:parent-style-name="Standard">
      <style:paragraph-properties fo:break-before="auto" fo:line-height="100%" fo:margin-top="0cm" fo:margin-bottom="0cm" style:writing-mode="lr-tb"/>
    </style:style>
    <style:style style:name="T552_1" style:family="text">
      <style:text-properties style:font-name="Verdana" fo:font-size="10pt" style:font-name-asian="Verdana" style:font-size-asian="10pt" style:font-name-complex="Verdana" style:font-size-complex="10pt"/>
    </style:style>
    <style:style style:name="T552_2" style:family="text">
      <style:text-properties style:font-name="Verdana" fo:font-size="10pt" style:font-name-asian="Verdana" style:font-size-asian="10pt" style:font-name-complex="Verdana" style:font-size-complex="10pt"/>
    </style:style>
    <style:style style:name="T552_3" style:family="text">
      <style:text-properties style:font-name="Verdana" fo:font-size="10pt" style:font-name-asian="Verdana" style:font-size-asian="10pt" style:font-name-complex="Verdana" style:font-size-complex="10pt"/>
    </style:style>
    <style:style style:name="T552_4" style:family="text">
      <style:text-properties style:font-name="Verdana" fo:font-size="10pt" style:font-name-asian="Verdana" style:font-size-asian="10pt" style:font-name-complex="Verdana" style:font-size-complex="10pt"/>
    </style:style>
    <style:style style:name="T552_5" style:family="text">
      <style:text-properties style:font-name="Verdana" fo:font-size="10pt" style:font-name-asian="Verdana" style:font-size-asian="10pt" style:font-name-complex="Verdana" style:font-size-complex="10pt"/>
    </style:style>
    <style:style style:name="T552_6" style:family="text">
      <style:text-properties style:font-name="Verdana" fo:font-size="10pt" style:font-name-asian="Verdana" style:font-size-asian="10pt" style:font-name-complex="Verdana" style:font-size-complex="10pt"/>
    </style:style>
    <style:style style:name="T552_7" style:family="text">
      <style:text-properties style:font-name="Verdana" fo:font-size="10pt" style:font-name-asian="Verdana" style:font-size-asian="10pt" style:font-name-complex="Verdana" style:font-size-complex="10pt"/>
    </style:style>
    <style:style style:name="T552_8" style:family="text">
      <style:text-properties style:font-name="Verdana" fo:font-size="10pt" style:font-name-asian="Verdana" style:font-size-asian="10pt" style:font-name-complex="Verdana" style:font-size-complex="10pt"/>
    </style:style>
    <style:style style:name="T552_9" style:family="text">
      <style:text-properties style:font-name="Verdana" fo:font-size="10pt" style:font-name-asian="Verdana" style:font-size-asian="10pt" style:font-name-complex="Verdana" style:font-size-complex="10pt"/>
    </style:style>
    <style:style style:name="T552_10" style:family="text">
      <style:text-properties style:font-name="Verdana" fo:font-size="10pt" style:font-name-asian="Verdana" style:font-size-asian="10pt" style:font-name-complex="Verdana" style:font-size-complex="10pt"/>
    </style:style>
    <style:style style:name="T552_11" style:family="text">
      <style:text-properties style:font-name="Verdana" fo:font-size="10pt" style:font-name-asian="Verdana" style:font-size-asian="10pt" style:font-name-complex="Verdana" style:font-size-complex="10pt"/>
    </style:style>
    <style:style style:name="P553" style:family="paragraph" style:parent-style-name="Standard">
      <style:paragraph-properties fo:break-before="auto" fo:line-height="100%" fo:margin-bottom="0.212cm" style:writing-mode="lr-tb"/>
    </style:style>
    <style:style style:name="T553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3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3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3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3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54" style:family="paragraph" style:parent-style-name="Standard">
      <style:paragraph-properties fo:break-before="auto" fo:line-height="100%" fo:margin-top="0cm" style:writing-mode="lr-tb"/>
    </style:style>
    <style:style style:name="T554_1" style:family="text">
      <style:text-properties style:font-name="Verdana" fo:font-size="10pt" style:font-name-asian="Verdana" style:font-size-asian="10pt" style:font-name-complex="Verdana" style:font-size-complex="10pt"/>
    </style:style>
    <style:style style:name="T554_2" style:family="text">
      <style:text-properties style:font-name="Verdana" fo:font-size="10pt" style:font-name-asian="Verdana" style:font-size-asian="10pt" style:font-name-complex="Verdana" style:font-size-complex="10pt"/>
    </style:style>
    <style:style style:name="T554_3" style:family="text">
      <style:text-properties style:font-name="Verdana" fo:font-size="10pt" style:font-name-asian="Verdana" style:font-size-asian="10pt" style:font-name-complex="Verdana" style:font-size-complex="10pt"/>
    </style:style>
    <style:style style:name="T554_4" style:family="text">
      <style:text-properties style:font-name="Verdana" fo:font-size="10pt" style:font-name-asian="Verdana" style:font-size-asian="10pt" style:font-name-complex="Verdana" style:font-size-complex="10pt"/>
    </style:style>
    <style:style style:name="T554_5" style:family="text">
      <style:text-properties style:font-name="Verdana" fo:font-size="10pt" style:font-name-asian="Verdana" style:font-size-asian="10pt" style:font-name-complex="Verdana" style:font-size-complex="10pt"/>
    </style:style>
    <style:style style:name="P555" style:family="paragraph" style:parent-style-name="Standard">
      <style:paragraph-properties fo:break-before="auto" fo:line-height="100%" fo:margin-top="0cm" style:writing-mode="lr-tb"/>
    </style:style>
    <style:style style:name="T555_1" style:family="text">
      <style:text-properties style:font-name="Verdana" fo:font-size="10pt" style:font-name-asian="Verdana" style:font-size-asian="10pt" style:font-name-complex="Verdana" style:font-size-complex="10pt"/>
    </style:style>
    <style:style style:name="T555_2" style:family="text">
      <style:text-properties style:font-name="Verdana" fo:font-size="10pt" style:font-name-asian="Verdana" style:font-size-asian="10pt" style:font-name-complex="Verdana" style:font-size-complex="10pt"/>
    </style:style>
    <style:style style:name="T555_3" style:family="text">
      <style:text-properties style:font-name="Verdana" fo:font-size="10pt" style:font-name-asian="Verdana" style:font-size-asian="10pt" style:font-name-complex="Verdana" style:font-size-complex="10pt"/>
    </style:style>
    <style:style style:name="T555_4" style:family="text">
      <style:text-properties style:font-name="Verdana" fo:font-size="10pt" style:font-name-asian="Verdana" style:font-size-asian="10pt" style:font-name-complex="Verdana" style:font-size-complex="10pt"/>
    </style:style>
    <style:style style:name="T555_5" style:family="text">
      <style:text-properties style:font-name="Verdana" fo:font-size="10pt" style:font-name-asian="Verdana" style:font-size-asian="10pt" style:font-name-complex="Verdana" style:font-size-complex="10pt"/>
    </style:style>
    <style:style style:name="T555_6" style:family="text">
      <style:text-properties style:font-name="Verdana" fo:font-size="10pt" style:font-name-asian="Verdana" style:font-size-asian="10pt" style:font-name-complex="Verdana" style:font-size-complex="10pt"/>
    </style:style>
    <style:style style:name="T555_7" style:family="text">
      <style:text-properties style:font-name="Verdana" fo:font-size="10pt" style:font-name-asian="Verdana" style:font-size-asian="10pt" style:font-name-complex="Verdana" style:font-size-complex="10pt"/>
    </style:style>
    <style:style style:name="T555_8" style:family="text">
      <style:text-properties style:font-name="Verdana" fo:font-size="10pt" style:font-name-asian="Verdana" style:font-size-asian="10pt" style:font-name-complex="Verdana" style:font-size-complex="10pt"/>
    </style:style>
    <style:style style:name="T555_9" style:family="text">
      <style:text-properties style:font-name="Verdana" fo:font-size="10pt" style:font-name-asian="Verdana" style:font-size-asian="10pt" style:font-name-complex="Verdana" style:font-size-complex="10pt"/>
    </style:style>
    <style:style style:name="T555_10" style:family="text">
      <style:text-properties style:font-name="Verdana" fo:font-size="10pt" style:font-name-asian="Verdana" style:font-size-asian="10pt" style:font-name-complex="Verdana" style:font-size-complex="10pt"/>
    </style:style>
    <style:style style:name="T555_11" style:family="text">
      <style:text-properties style:font-name="Verdana" fo:font-size="10pt" style:font-name-asian="Verdana" style:font-size-asian="10pt" style:font-name-complex="Verdana" style:font-size-complex="10pt"/>
    </style:style>
    <style:style style:name="T555_12" style:family="text">
      <style:text-properties style:font-name="Verdana" fo:font-size="10pt" style:font-name-asian="Verdana" style:font-size-asian="10pt" style:font-name-complex="Verdana" style:font-size-complex="10pt"/>
    </style:style>
    <style:style style:name="T555_13" style:family="text">
      <style:text-properties style:font-name="Verdana" fo:font-size="10pt" style:font-name-asian="Verdana" style:font-size-asian="10pt" style:font-name-complex="Verdana" style:font-size-complex="10pt"/>
    </style:style>
    <style:style style:name="T555_14" style:family="text">
      <style:text-properties style:font-name="Verdana" fo:font-size="10pt" style:font-name-asian="Verdana" style:font-size-asian="10pt" style:font-name-complex="Verdana" style:font-size-complex="10pt"/>
    </style:style>
    <style:style style:name="T555_15" style:family="text">
      <style:text-properties style:font-name="Verdana" fo:font-size="10pt" style:font-name-asian="Verdana" style:font-size-asian="10pt" style:font-name-complex="Verdana" style:font-size-complex="10pt"/>
    </style:style>
    <style:style style:name="P556" style:family="paragraph" style:parent-style-name="Standard">
      <style:paragraph-properties fo:break-before="auto" fo:line-height="100%" fo:margin-top="0cm" fo:margin-bottom="0cm" style:writing-mode="lr-tb"/>
    </style:style>
    <style:style style:name="T556_1" style:family="text">
      <style:text-properties style:font-name="Verdana" fo:font-size="10pt" style:font-name-asian="Verdana" style:font-size-asian="10pt" style:font-name-complex="Verdana" style:font-size-complex="10pt"/>
    </style:style>
    <style:style style:name="T556_2" style:family="text">
      <style:text-properties style:font-name="Verdana" fo:font-size="10pt" style:font-name-asian="Verdana" style:font-size-asian="10pt" style:font-name-complex="Verdana" style:font-size-complex="10pt"/>
    </style:style>
    <style:style style:name="T556_3" style:family="text">
      <style:text-properties style:font-name="Verdana" fo:font-size="10pt" style:font-name-asian="Verdana" style:font-size-asian="10pt" style:font-name-complex="Verdana" style:font-size-complex="10pt"/>
    </style:style>
    <style:style style:name="T556_4" style:family="text">
      <style:text-properties style:font-name="Verdana" fo:font-size="10pt" style:font-name-asian="Verdana" style:font-size-asian="10pt" style:font-name-complex="Verdana" style:font-size-complex="10pt"/>
    </style:style>
    <style:style style:name="T556_5" style:family="text">
      <style:text-properties style:font-name="Verdana" fo:font-size="10pt" style:font-name-asian="Verdana" style:font-size-asian="10pt" style:font-name-complex="Verdana" style:font-size-complex="10pt"/>
    </style:style>
    <style:style style:name="T556_6" style:family="text">
      <style:text-properties style:font-name="Verdana" fo:font-size="10pt" style:font-name-asian="Verdana" style:font-size-asian="10pt" style:font-name-complex="Verdana" style:font-size-complex="10pt"/>
    </style:style>
    <style:style style:name="T556_7" style:family="text">
      <style:text-properties style:font-name="Verdana" fo:font-size="10pt" style:font-name-asian="Verdana" style:font-size-asian="10pt" style:font-name-complex="Verdana" style:font-size-complex="10pt"/>
    </style:style>
    <style:style style:name="T556_8" style:family="text">
      <style:text-properties style:font-name="Verdana" fo:font-size="10pt" style:font-name-asian="Verdana" style:font-size-asian="10pt" style:font-name-complex="Verdana" style:font-size-complex="10pt"/>
    </style:style>
    <style:style style:name="T556_9" style:family="text">
      <style:text-properties style:font-name="Verdana" fo:font-size="10pt" style:font-name-asian="Verdana" style:font-size-asian="10pt" style:font-name-complex="Verdana" style:font-size-complex="10pt"/>
    </style:style>
    <style:style style:name="T556_10" style:family="text">
      <style:text-properties style:font-name="Verdana" fo:font-size="10pt" style:font-name-asian="Verdana" style:font-size-asian="10pt" style:font-name-complex="Verdana" style:font-size-complex="10pt"/>
    </style:style>
    <style:style style:name="T556_11" style:family="text">
      <style:text-properties style:font-name="Verdana" fo:font-size="10pt" style:font-name-asian="Verdana" style:font-size-asian="10pt" style:font-name-complex="Verdana" style:font-size-complex="10pt"/>
    </style:style>
    <style:style style:name="P557" style:family="paragraph" style:parent-style-name="Standard">
      <style:paragraph-properties fo:break-before="auto" fo:line-height="100%" fo:margin-bottom="0.212cm" style:writing-mode="lr-tb"/>
    </style:style>
    <style:style style:name="T557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7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7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7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57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58" style:family="paragraph" style:parent-style-name="Standard">
      <style:paragraph-properties fo:break-before="auto" fo:line-height="100%" fo:margin-top="0cm" style:writing-mode="lr-tb"/>
    </style:style>
    <style:style style:name="T558_1" style:family="text">
      <style:text-properties style:font-name="Verdana" fo:font-size="10pt" style:font-name-asian="Verdana" style:font-size-asian="10pt" style:font-name-complex="Verdana" style:font-size-complex="10pt"/>
    </style:style>
    <style:style style:name="T558_2" style:family="text">
      <style:text-properties style:font-name="Verdana" fo:font-size="10pt" style:font-name-asian="Verdana" style:font-size-asian="10pt" style:font-name-complex="Verdana" style:font-size-complex="10pt"/>
    </style:style>
    <style:style style:name="T558_3" style:family="text">
      <style:text-properties style:font-name="Verdana" fo:font-size="10pt" style:font-name-asian="Verdana" style:font-size-asian="10pt" style:font-name-complex="Verdana" style:font-size-complex="10pt"/>
    </style:style>
    <style:style style:name="T558_4" style:family="text">
      <style:text-properties style:font-name="Verdana" fo:font-size="10pt" style:font-name-asian="Verdana" style:font-size-asian="10pt" style:font-name-complex="Verdana" style:font-size-complex="10pt"/>
    </style:style>
    <style:style style:name="T558_5" style:family="text">
      <style:text-properties style:font-name="Verdana" fo:font-size="10pt" style:font-name-asian="Verdana" style:font-size-asian="10pt" style:font-name-complex="Verdana" style:font-size-complex="10pt"/>
    </style:style>
    <style:style style:name="P559" style:family="paragraph" style:parent-style-name="Standard">
      <style:paragraph-properties fo:break-before="auto" fo:line-height="100%" fo:margin-top="0cm" fo:margin-bottom="0cm" style:writing-mode="lr-tb"/>
    </style:style>
    <style:style style:name="T559_1" style:family="text">
      <style:text-properties style:font-name="Verdana" fo:font-size="10pt" style:font-name-asian="Verdana" style:font-size-asian="10pt" style:font-name-complex="Verdana" style:font-size-complex="10pt"/>
    </style:style>
    <style:style style:name="T559_2" style:family="text">
      <style:text-properties style:font-name="Verdana" fo:font-size="10pt" style:font-name-asian="Verdana" style:font-size-asian="10pt" style:font-name-complex="Verdana" style:font-size-complex="10pt"/>
    </style:style>
    <style:style style:name="T559_3" style:family="text">
      <style:text-properties style:font-name="Verdana" fo:font-size="10pt" style:font-name-asian="Verdana" style:font-size-asian="10pt" style:font-name-complex="Verdana" style:font-size-complex="10pt"/>
    </style:style>
    <style:style style:name="T559_4" style:family="text">
      <style:text-properties style:font-name="Verdana" fo:font-size="10pt" style:font-name-asian="Verdana" style:font-size-asian="10pt" style:font-name-complex="Verdana" style:font-size-complex="10pt"/>
    </style:style>
    <style:style style:name="T559_5" style:family="text">
      <style:text-properties style:font-name="Verdana" fo:font-size="10pt" style:font-name-asian="Verdana" style:font-size-asian="10pt" style:font-name-complex="Verdana" style:font-size-complex="10pt"/>
    </style:style>
    <style:style style:name="T559_6" style:family="text">
      <style:text-properties style:font-name="Verdana" fo:font-size="10pt" style:font-name-asian="Verdana" style:font-size-asian="10pt" style:font-name-complex="Verdana" style:font-size-complex="10pt"/>
    </style:style>
    <style:style style:name="T559_7" style:family="text">
      <style:text-properties style:font-name="Verdana" fo:font-size="10pt" style:font-name-asian="Verdana" style:font-size-asian="10pt" style:font-name-complex="Verdana" style:font-size-complex="10pt"/>
    </style:style>
    <style:style style:name="T559_8" style:family="text">
      <style:text-properties style:font-name="Verdana" fo:font-size="10pt" style:font-name-asian="Verdana" style:font-size-asian="10pt" style:font-name-complex="Verdana" style:font-size-complex="10pt"/>
    </style:style>
    <style:style style:name="T559_9" style:family="text">
      <style:text-properties style:font-name="Verdana" fo:font-size="10pt" style:font-name-asian="Verdana" style:font-size-asian="10pt" style:font-name-complex="Verdana" style:font-size-complex="10pt"/>
    </style:style>
    <style:style style:name="T559_10" style:family="text">
      <style:text-properties style:font-name="Verdana" fo:font-size="10pt" style:font-name-asian="Verdana" style:font-size-asian="10pt" style:font-name-complex="Verdana" style:font-size-complex="10pt"/>
    </style:style>
    <style:style style:name="T559_11" style:family="text">
      <style:text-properties style:font-name="Verdana" fo:font-size="10pt" style:font-name-asian="Verdana" style:font-size-asian="10pt" style:font-name-complex="Verdana" style:font-size-complex="10pt"/>
    </style:style>
    <style:style style:name="P560" style:family="paragraph" style:parent-style-name="Standard">
      <style:paragraph-properties fo:break-before="auto" fo:line-height="100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561" style:family="paragraph" style:parent-style-name="Heading_20_1">
      <style:paragraph-properties fo:break-before="auto" fo:line-height="100%" fo:margin-top="0.423cm" fo:margin-bottom="0.212cm" style:writing-mode="lr-tb"/>
    </style:style>
    <style:style style:name="T561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562" style:family="paragraph" style:parent-style-name="Standard">
      <style:paragraph-properties fo:break-before="auto" fo:line-height="100%" fo:margin-bottom="0.212cm" style:writing-mode="lr-tb"/>
    </style:style>
    <style:style style:name="T562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63" style:family="paragraph" style:parent-style-name="Standard">
      <style:paragraph-properties fo:break-before="auto" fo:line-height="100%" fo:margin-top="0cm" style:writing-mode="lr-tb"/>
    </style:style>
    <style:style style:name="T563_1" style:family="text">
      <style:text-properties style:font-name="Verdana" fo:font-size="10pt" style:font-name-asian="Verdana" style:font-size-asian="10pt" style:font-name-complex="Verdana" style:font-size-complex="10pt"/>
    </style:style>
    <style:style style:name="T563_2" style:family="text">
      <style:text-properties style:font-name="Verdana" fo:font-size="10pt" style:font-name-asian="Verdana" style:font-size-asian="10pt" style:font-name-complex="Verdana" style:font-size-complex="10pt"/>
    </style:style>
    <style:style style:name="T563_3" style:family="text">
      <style:text-properties style:font-name="Verdana" fo:font-size="10pt" style:font-name-asian="Verdana" style:font-size-asian="10pt" style:font-name-complex="Verdana" style:font-size-complex="10pt"/>
    </style:style>
    <style:style style:name="T563_4" style:family="text">
      <style:text-properties style:font-name="Verdana" fo:font-size="10pt" style:font-name-asian="Verdana" style:font-size-asian="10pt" style:font-name-complex="Verdana" style:font-size-complex="10pt"/>
    </style:style>
    <style:style style:name="T563_5" style:family="text">
      <style:text-properties style:font-name="Verdana" fo:font-size="10pt" style:font-name-asian="Verdana" style:font-size-asian="10pt" style:font-name-complex="Verdana" style:font-size-complex="10pt"/>
    </style:style>
    <style:style style:name="T563_6" style:family="text">
      <style:text-properties style:font-name="Verdana" fo:font-size="10pt" style:font-name-asian="Verdana" style:font-size-asian="10pt" style:font-name-complex="Verdana" style:font-size-complex="10pt"/>
    </style:style>
    <style:style style:name="T563_7" style:family="text">
      <style:text-properties style:font-name="Verdana" fo:font-size="10pt" style:font-name-asian="Verdana" style:font-size-asian="10pt" style:font-name-complex="Verdana" style:font-size-complex="10pt"/>
    </style:style>
    <style:style style:name="T563_8" style:family="text">
      <style:text-properties style:font-name="Verdana" fo:font-size="10pt" style:font-name-asian="Verdana" style:font-size-asian="10pt" style:font-name-complex="Verdana" style:font-size-complex="10pt"/>
    </style:style>
    <style:style style:name="T563_9" style:family="text">
      <style:text-properties style:font-name="Verdana" fo:font-size="10pt" style:font-name-asian="Verdana" style:font-size-asian="10pt" style:font-name-complex="Verdana" style:font-size-complex="10pt"/>
    </style:style>
    <style:style style:name="P564" style:family="paragraph" style:parent-style-name="Standard">
      <style:paragraph-properties fo:break-before="auto" fo:line-height="100%" fo:margin-top="0cm" fo:margin-bottom="0cm" style:writing-mode="lr-tb"/>
    </style:style>
    <style:style style:name="T564_1" style:family="text">
      <style:text-properties style:font-name="Verdana" fo:font-size="10pt" style:font-name-asian="Verdana" style:font-size-asian="10pt" style:font-name-complex="Verdana" style:font-size-complex="10pt"/>
    </style:style>
    <style:style style:name="T564_2" style:family="text">
      <style:text-properties style:font-name="Verdana" fo:font-size="10pt" style:font-name-asian="Verdana" style:font-size-asian="10pt" style:font-name-complex="Verdana" style:font-size-complex="10pt"/>
    </style:style>
    <style:style style:name="T564_3" style:family="text">
      <style:text-properties style:font-name="Verdana" fo:font-size="10pt" style:font-name-asian="Verdana" style:font-size-asian="10pt" style:font-name-complex="Verdana" style:font-size-complex="10pt"/>
    </style:style>
    <style:style style:name="T564_4" style:family="text">
      <style:text-properties style:font-name="Verdana" fo:font-size="10pt" style:font-name-asian="Verdana" style:font-size-asian="10pt" style:font-name-complex="Verdana" style:font-size-complex="10pt"/>
    </style:style>
    <style:style style:name="T564_5" style:family="text">
      <style:text-properties style:font-name="Verdana" fo:font-size="10pt" style:font-name-asian="Verdana" style:font-size-asian="10pt" style:font-name-complex="Verdana" style:font-size-complex="10pt"/>
    </style:style>
    <style:style style:name="T564_6" style:family="text">
      <style:text-properties style:font-name="Verdana" fo:font-size="10pt" style:font-name-asian="Verdana" style:font-size-asian="10pt" style:font-name-complex="Verdana" style:font-size-complex="10pt"/>
    </style:style>
    <style:style style:name="T564_7" style:family="text">
      <style:text-properties style:font-name="Verdana" fo:font-size="10pt" style:font-name-asian="Verdana" style:font-size-asian="10pt" style:font-name-complex="Verdana" style:font-size-complex="10pt"/>
    </style:style>
    <style:style style:name="P56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6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6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6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6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70" style:family="paragraph" style:parent-style-name="Standard">
      <style:paragraph-properties fo:break-before="auto" fo:line-height="115%" style:writing-mode="lr-tb"/>
    </style:style>
    <style:style style:name="P57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FIUBA</text:span><text:span text:style-name="T2_2"><text:s/>-<text:s/>75.07</text:span></text:p>
      <text:p text:style-name="P3"><text:span text:style-name="T3_1">Algoritmos</text:span><text:span text:style-name="T3_2"><text:s/></text:span><text:span text:style-name="T3_3">y</text:span><text:span text:style-name="T3_4"><text:s/></text:span><text:span text:style-name="T3_5">programación</text:span><text:span text:style-name="T3_6"><text:s/></text:span><text:span text:style-name="T3_7">III</text:span></text:p>
      <text:p text:style-name="P4"><text:span text:style-name="T4_1">Trabajo</text:span><text:span text:style-name="T4_2"><text:s/></text:span><text:span text:style-name="T4_3">práctico</text:span><text:span text:style-name="T4_4"><text:s/>2:<text:s/></text:span><text:span text:style-name="T4_5">AlgoCraft</text:span></text:p>
      <text:p text:style-name="P5"><text:span text:style-name="T5_1">1</text:span><text:span text:style-name="T5_2">er</text:span><text:span text:style-name="T5_3"><text:s/></text:span><text:span text:style-name="T5_4">cuatrimestre</text:span><text:span text:style-name="T5_5">,<text:s/>2015</text:span></text:p>
      <text:p text:style-name="P6"><text:span text:style-name="T6_1">(</text:span><text:span text:style-name="T6_2">trabajo</text:span><text:span text:style-name="T6_3"><text:s/></text:span><text:span text:style-name="T6_4">grupal</text:span><text:span text:style-name="T6_5">)</text:span></text:p>
      <text:p text:style-name="P7"><text:span text:style-name="T7_1">Alumnos</text:span><text:span text:style-name="T7_2">:</text:span></text:p>
      <text:p text:style-name="P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9"><text:span text:style-name="T9_1">Nombre</text:span></text:p>
          </table:table-cell>
          <table:table-cell table:style-name="Cell2">
            <text:p text:style-name="P10"><text:span text:style-name="T10_1">Padrón</text:span></text:p>
          </table:table-cell>
          <table:table-cell table:style-name="Cell3">
            <text:p text:style-name="P11"><text:span text:style-name="T11_1">Mail</text:span></text:p>
          </table:table-cell>
        </table:table-row>
        <table:table-row table:style-name="Row2">
          <table:table-cell table:style-name="Cell4">
            <text:p text:style-name="P12"><text:span text:style-name="T12_1">Ignacio</text:span><text:span text:style-name="T12_2"><text:s/></text:span><text:span text:style-name="T12_3">Sueiro</text:span></text:p>
          </table:table-cell>
          <table:table-cell table:style-name="Cell5">
            <text:p text:style-name="P13"><text:span text:style-name="T13_1">96817</text:span></text:p>
          </table:table-cell>
          <table:table-cell table:style-name="Cell6">
            <text:p text:style-name="P14"/>
          </table:table-cell>
        </table:table-row>
        <table:table-row table:style-name="Row3">
          <table:table-cell table:style-name="Cell7">
            <text:p text:style-name="P15"><text:span text:style-name="T15_1">Manuel</text:span><text:span text:style-name="T15_2"><text:s/></text:span><text:span text:style-name="T15_3">Porto</text:span></text:p>
          </table:table-cell>
          <table:table-cell table:style-name="Cell8">
            <text:p text:style-name="P16"><text:span text:style-name="T16_1">96587</text:span></text:p>
          </table:table-cell>
          <table:table-cell table:style-name="Cell9">
            <text:p text:style-name="P17"/>
          </table:table-cell>
        </table:table-row>
        <table:table-row table:style-name="Row4">
          <table:table-cell table:style-name="Cell10">
            <text:p text:style-name="P18"><text:span text:style-name="T18_1">Manuel</text:span><text:span text:style-name="T18_2"><text:s/></text:span><text:span text:style-name="T18_3">Tejedor</text:span></text:p>
          </table:table-cell>
          <table:table-cell table:style-name="Cell11">
            <text:p text:style-name="P19"><text:span text:style-name="T19_1">94804</text:span></text:p>
          </table:table-cell>
          <table:table-cell table:style-name="Cell12">
            <text:p text:style-name="P20"/>
          </table:table-cell>
        </table:table-row>
        <table:table-row table:style-name="Row5">
          <table:table-cell table:style-name="Cell13">
            <text:p text:style-name="P21"/>
          </table:table-cell>
          <table:table-cell table:style-name="Cell14">
            <text:p text:style-name="P22"/>
          </table:table-cell>
          <table:table-cell table:style-name="Cell15">
            <text:p text:style-name="P23"/>
          </table:table-cell>
        </table:table-row>
      </table:table>
      <text:p text:style-name="P24"/>
      <text:p text:style-name="P25"/>
      <text:p text:style-name="P26"><text:span text:style-name="T26_1">Fecha</text:span><text:span text:style-name="T26_2"><text:s/></text:span><text:span text:style-name="T26_3">de</text:span><text:span text:style-name="T26_4"><text:s/></text:span><text:span text:style-name="T26_5">entrega</text:span><text:span text:style-name="T26_6"><text:s/></text:span><text:span text:style-name="T26_7">final</text:span><text:span text:style-name="T26_8">:<text:s/></text:span><text:span text:style-name="T26_9">Miércoles</text:span><text:span text:style-name="T26_10"><text:s/>24/06/2015<text:s/>-<text:s/></text:span><text:span text:style-name="T26_11">Jueves</text:span><text:span text:style-name="T26_12"><text:s/>25/06/2015</text:span></text:p>
      <text:p text:style-name="P27"/>
      <text:p text:style-name="P28"><text:span text:style-name="T28_1">Tutor</text:span><text:span text:style-name="T28_2">:<text:s/></text:span><text:span text:style-name="T28_3">Nicolás</text:span><text:span text:style-name="T28_4"><text:s/></text:span><text:span text:style-name="T28_5">Páez</text:span></text:p>
      <text:p text:style-name="P29"/>
      <text:p text:style-name="P30"><text:span text:style-name="T30_1">Nota</text:span><text:span text:style-name="T30_2"><text:s/></text:span><text:span text:style-name="T30_3">Final</text:span><text:span text:style-name="T30_4">:<text:s/></text:span></text:p>
      <text:p text:style-name="P31"/>
      <text:p text:style-name="P32"/>
      <text:p text:style-name="P33"/>
      <text:p text:style-name="P34"/>
      <text:h text:style-name="P35" text:outline-level="10"><text:bookmark-start text:name="h.1gqkc55kxawa"/><text:bookmark-end text:name="h.1gqkc55kxawa"/></text:h>
      <text:p text:style-name="P36"><text:bookmark-start text:name="h.sqjhuastko8i"/><text:bookmark-end text:name="h.sqjhuastko8i"/><text:bookmark-start text:name="h.q2jbn42tldg4"/><text:bookmark-end text:name="h.q2jbn42tldg4"/><text:span text:style-name="T36_1">Introducción</text:span></text:p>
      <text:h text:style-name="P37" text:outline-level="10"><text:bookmark-start text:name="h.6naefriobegm"/><text:bookmark-end text:name="h.6naefriobegm"/><text:span text:style-name="T37_1">Objetivo</text:span><text:span text:style-name="T37_2"><text:s/></text:span><text:span text:style-name="T37_3">del</text:span><text:span text:style-name="T37_4"><text:s/></text:span><text:span text:style-name="T37_5">trabajo</text:span></text:h>
      <text:p text:style-name="P38"/>
      <text:p text:style-name="P39"><text:span text:style-name="T39_1">Aplicar</text:span><text:span text:style-name="T39_2"><text:s/></text:span><text:span text:style-name="T39_3">los</text:span><text:span text:style-name="T39_4"><text:s/></text:span><text:span text:style-name="T39_5">conceptos</text:span><text:span text:style-name="T39_6"><text:s/></text:span><text:span text:style-name="T39_7">enseñados</text:span><text:span text:style-name="T39_8"><text:s/></text:span><text:span text:style-name="T39_9">en</text:span><text:span text:style-name="T39_10"><text:s/></text:span><text:span text:style-name="T39_11">la</text:span><text:span text:style-name="T39_12"><text:s/></text:span><text:span text:style-name="T39_13">materia</text:span><text:span text:style-name="T39_14"><text:s/></text:span><text:span text:style-name="T39_15">a</text:span><text:span text:style-name="T39_16"><text:s/></text:span><text:span text:style-name="T39_17">la</text:span><text:span text:style-name="T39_18"><text:s/></text:span><text:span text:style-name="T39_19">resolución</text:span><text:span text:style-name="T39_20"><text:s/></text:span><text:span text:style-name="T39_21">de</text:span><text:span text:style-name="T39_22"><text:s/></text:span><text:span text:style-name="T39_23">un</text:span><text:span text:style-name="T39_24"><text:s/></text:span><text:span text:style-name="T39_25">problema</text:span><text:span text:style-name="T39_26">,<text:s/></text:span><text:span text:style-name="T39_27">trabajando</text:span><text:span text:style-name="T39_28"><text:s/></text:span><text:span text:style-name="T39_29">en</text:span><text:span text:style-name="T39_30"><text:s/></text:span><text:span text:style-name="T39_31">forma</text:span><text:span text:style-name="T39_32"><text:s/></text:span><text:span text:style-name="T39_33">grupal</text:span><text:span text:style-name="T39_34"><text:s/></text:span><text:span text:style-name="T39_35">y</text:span><text:span text:style-name="T39_36"><text:s/></text:span><text:span text:style-name="T39_37">utilizando</text:span><text:span text:style-name="T39_38"><text:s/></text:span><text:span text:style-name="T39_39">un</text:span><text:span text:style-name="T39_40"><text:s/></text:span><text:span text:style-name="T39_41">lenguaje</text:span><text:span text:style-name="T39_42"><text:s/></text:span><text:span text:style-name="T39_43">de</text:span><text:span text:style-name="T39_44"><text:s/></text:span><text:span text:style-name="T39_45">tipado</text:span><text:span text:style-name="T39_46"><text:s/></text:span><text:span text:style-name="T39_47">estático</text:span><text:span text:style-name="T39_48"><text:s/>(</text:span><text:span text:style-name="T39_49">Java</text:span><text:span text:style-name="T39_50">)</text:span></text:p>
      <text:p text:style-name="P40"/>
      <text:h text:style-name="P41" text:outline-level="10"><text:bookmark-start text:name="h.zcha76ye6e2y"/><text:bookmark-end text:name="h.zcha76ye6e2y"/><text:span text:style-name="T41_1">Consigna</text:span><text:span text:style-name="T41_2"><text:s/></text:span><text:span text:style-name="T41_3">general</text:span></text:h>
      <text:p text:style-name="P42"/>
      <text:p text:style-name="P43"><text:span text:style-name="T43_1">Desarrollar</text:span><text:span text:style-name="T43_2"><text:s/></text:span><text:span text:style-name="T43_3">la</text:span><text:span text:style-name="T43_4"><text:s/></text:span><text:span text:style-name="T43_5">aplicación</text:span><text:span text:style-name="T43_6"><text:s/></text:span><text:span text:style-name="T43_7">completa</text:span><text:span text:style-name="T43_8">,<text:s/></text:span><text:span text:style-name="T43_9">incluyendo</text:span><text:span text:style-name="T43_10"><text:s/></text:span><text:span text:style-name="T43_11">el</text:span><text:span text:style-name="T43_12"><text:s/></text:span><text:span text:style-name="T43_13">modelo</text:span><text:span text:style-name="T43_14"><text:s/></text:span><text:span text:style-name="T43_15">de</text:span><text:span text:style-name="T43_16"><text:s/></text:span><text:span text:style-name="T43_17">clases</text:span><text:span text:style-name="T43_18"><text:s/></text:span><text:span text:style-name="T43_19">e</text:span><text:span text:style-name="T43_20"><text:s/></text:span><text:span text:style-name="T43_21">interface</text:span><text:span text:style-name="T43_22"><text:s/></text:span><text:span text:style-name="T43_23">gráfica</text:span><text:span text:style-name="T43_24">.<text:s/></text:span><text:span text:style-name="T43_25">La</text:span><text:span text:style-name="T43_26"><text:s/></text:span><text:span text:style-name="T43_27">aplicación</text:span><text:span text:style-name="T43_28"><text:s/></text:span><text:span text:style-name="T43_29">deberá</text:span><text:span text:style-name="T43_30"><text:s/></text:span><text:span text:style-name="T43_31">ser</text:span><text:span text:style-name="T43_32"><text:s/></text:span><text:span text:style-name="T43_33">acompañada</text:span><text:span text:style-name="T43_34"><text:s/></text:span><text:span text:style-name="T43_35">por</text:span><text:span text:style-name="T43_36"><text:s/></text:span><text:span text:style-name="T43_37">prueba</text:span><text:span text:style-name="T43_38"><text:s/></text:span><text:span text:style-name="T43_39">unitarias</text:span><text:span text:style-name="T43_40"><text:s/></text:span><text:span text:style-name="T43_41">e</text:span><text:span text:style-name="T43_42"><text:s/></text:span><text:span text:style-name="T43_43">integrales</text:span><text:span text:style-name="T43_44"><text:s/></text:span><text:span text:style-name="T43_45">y</text:span><text:span text:style-name="T43_46"><text:s/></text:span><text:span text:style-name="T43_47">documentación</text:span><text:span text:style-name="T43_48"><text:s/></text:span><text:span text:style-name="T43_49">de</text:span><text:span text:style-name="T43_50"><text:s/></text:span><text:span text:style-name="T43_51">diseño</text:span><text:span text:style-name="T43_52">.<text:s/></text:span><text:span text:style-name="T43_53">En</text:span><text:span text:style-name="T43_54"><text:s/></text:span><text:span text:style-name="T43_55">la</text:span><text:span text:style-name="T43_56"><text:s/></text:span><text:span text:style-name="T43_57">siguiente</text:span><text:span text:style-name="T43_58"><text:s/></text:span><text:span text:style-name="T43_59">sección</text:span><text:span text:style-name="T43_60"><text:s/></text:span><text:span text:style-name="T43_61">se</text:span><text:span text:style-name="T43_62"><text:s/></text:span><text:span text:style-name="T43_63">describe</text:span><text:span text:style-name="T43_64"><text:s/></text:span><text:span text:style-name="T43_65">la</text:span><text:span text:style-name="T43_66"><text:s/></text:span><text:span text:style-name="T43_67">aplicación</text:span><text:span text:style-name="T43_68"><text:s/></text:span><text:span text:style-name="T43_69">a</text:span><text:span text:style-name="T43_70"><text:s/></text:span><text:span text:style-name="T43_71">desarrollar</text:span><text:span text:style-name="T43_72">.</text:span></text:p>
      <text:p text:style-name="P44"><text:bookmark-start text:name="h.jvvwdg84ahiy"/><text:bookmark-end text:name="h.jvvwdg84ahiy"/><text:span text:style-name="T44_1">Descripción</text:span><text:span text:style-name="T44_2"><text:s/></text:span><text:span text:style-name="T44_3">de</text:span><text:span text:style-name="T44_4"><text:s/></text:span><text:span text:style-name="T44_5">la</text:span><text:span text:style-name="T44_6"><text:s/></text:span><text:span text:style-name="T44_7">aplicación</text:span><text:span text:style-name="T44_8"><text:s/></text:span><text:span text:style-name="T44_9">a</text:span><text:span text:style-name="T44_10"><text:s/></text:span><text:span text:style-name="T44_11">desarrollar</text:span></text:p>
      <text:p text:style-name="P45"><text:span text:style-name="T45_1">AlgoCraft</text:span><text:span text:style-name="T45_2"><text:s/></text:span><text:span text:style-name="T45_3">es</text:span><text:span text:style-name="T45_4"><text:s/></text:span><text:span text:style-name="T45_5">un</text:span><text:span text:style-name="T45_6"><text:s/></text:span><text:span text:style-name="T45_7">juego</text:span><text:span text:style-name="T45_8"><text:s/></text:span><text:span text:style-name="T45_9">similar</text:span><text:span text:style-name="T45_10"><text:s/></text:span><text:span text:style-name="T45_11">al</text:span><text:span text:style-name="T45_12"><text:s/></text:span><text:span text:style-name="T45_13">famoso</text:span><text:span text:style-name="T45_14"><text:s/></text:span><text:span text:style-name="T45_15">StarCraft</text:span><text:span text:style-name="T45_16"><text:note text:note-class="footnote"><text:note-citation/><text:note-body><text:p text:style-name="P46"><text:span text:style-name="T46_1"><text:s/></text:span><text:span text:style-name="T46_2"><text:a xlink:type="simple" xlink:href="http://es.wikipedia.org/wiki/StarCraft"><text:span text:style-name="T46_3">http</text:span></text:a></text:span><text:span text:style-name="T46_4"><text:a xlink:type="simple" xlink:href="http://es.wikipedia.org/wiki/StarCraft"><text:span text:style-name="T46_5">://</text:span></text:a></text:span><text:span text:style-name="T46_6"><text:a xlink:type="simple" xlink:href="http://es.wikipedia.org/wiki/StarCraft"><text:span text:style-name="T46_7">es</text:span></text:a></text:span><text:span text:style-name="T46_8"><text:a xlink:type="simple" xlink:href="http://es.wikipedia.org/wiki/StarCraft"><text:span text:style-name="T46_9">.</text:span></text:a></text:span><text:span text:style-name="T46_10"><text:a xlink:type="simple" xlink:href="http://es.wikipedia.org/wiki/StarCraft"><text:span text:style-name="T46_11">wikipedia</text:span></text:a></text:span><text:span text:style-name="T46_12"><text:a xlink:type="simple" xlink:href="http://es.wikipedia.org/wiki/StarCraft"><text:span text:style-name="T46_13">.</text:span></text:a></text:span><text:span text:style-name="T46_14"><text:a xlink:type="simple" xlink:href="http://es.wikipedia.org/wiki/StarCraft"><text:span text:style-name="T46_15">org</text:span></text:a></text:span><text:span text:style-name="T46_16"><text:a xlink:type="simple" xlink:href="http://es.wikipedia.org/wiki/StarCraft"><text:span text:style-name="T46_17">/</text:span></text:a></text:span><text:span text:style-name="T46_18"><text:a xlink:type="simple" xlink:href="http://es.wikipedia.org/wiki/StarCraft"><text:span text:style-name="T46_19">wiki</text:span></text:a></text:span><text:span text:style-name="T46_20"><text:a xlink:type="simple" xlink:href="http://es.wikipedia.org/wiki/StarCraft"><text:span text:style-name="T46_21">/</text:span></text:a></text:span><text:span text:style-name="T46_22"><text:a xlink:type="simple" xlink:href="http://es.wikipedia.org/wiki/StarCraft"><text:span text:style-name="T46_23">StarCraft</text:span></text:a></text:span></text:p></text:note-body></text:note></text:span><text:span text:style-name="T46_24"><text:s/></text:span><text:span text:style-name="T46_25">pero</text:span><text:span text:style-name="T46_26"><text:s/></text:span><text:span text:style-name="T46_27">no</text:span><text:span text:style-name="T46_28"><text:s/></text:span><text:span text:style-name="T46_29">en</text:span><text:span text:style-name="T46_30"><text:s/></text:span><text:span text:style-name="T46_31">tiempo</text:span><text:span text:style-name="T46_32"><text:s/></text:span><text:span text:style-name="T46_33">real</text:span><text:span text:style-name="T46_34"><text:s/></text:span><text:span text:style-name="T46_35">sino</text:span><text:span text:style-name="T46_36"><text:s/></text:span><text:span text:style-name="T46_37">por</text:span><text:span text:style-name="T46_38"><text:s/></text:span><text:span text:style-name="T46_39">turnos</text:span><text:span text:style-name="T46_40">.<text:s/></text:span><text:span text:style-name="T46_41">El</text:span><text:span text:style-name="T46_42"><text:s/></text:span><text:span text:style-name="T46_43">mismo</text:span><text:span text:style-name="T46_44"><text:s/></text:span><text:span text:style-name="T46_45">es</text:span><text:span text:style-name="T46_46"><text:s/></text:span><text:span text:style-name="T46_47">un</text:span><text:span text:style-name="T46_48"><text:s/></text:span><text:span text:style-name="T46_49">juego</text:span><text:span text:style-name="T46_50"><text:s/></text:span><text:span text:style-name="T46_51">de</text:span><text:span text:style-name="T46_52"><text:s/></text:span><text:span text:style-name="T46_53">guerra</text:span><text:span text:style-name="T46_54"><text:s/></text:span><text:span text:style-name="T46_55">de</text:span><text:span text:style-name="T46_56"><text:s/></text:span><text:span text:style-name="T46_57">estrategia</text:span><text:span text:style-name="T46_58"><text:s/></text:span><text:span text:style-name="T46_59">y</text:span><text:span text:style-name="T46_60"><text:s/></text:span><text:span text:style-name="T46_61">se</text:span><text:span text:style-name="T46_62"><text:s/></text:span><text:span text:style-name="T46_63">basa</text:span><text:span text:style-name="T46_64"><text:s/></text:span><text:span text:style-name="T46_65">en</text:span><text:span text:style-name="T46_66"><text:s/></text:span><text:span text:style-name="T46_67">la</text:span><text:span text:style-name="T46_68"><text:s/></text:span><text:span text:style-name="T46_69">construcción</text:span><text:span text:style-name="T46_70"><text:s/></text:span><text:span text:style-name="T46_71">y</text:span><text:span text:style-name="T46_72"><text:s/></text:span><text:span text:style-name="T46_73">administración</text:span><text:span text:style-name="T46_74"><text:s/></text:span><text:span text:style-name="T46_75">de</text:span><text:span text:style-name="T46_76"><text:s/></text:span><text:span text:style-name="T46_77">un</text:span><text:span text:style-name="T46_78"><text:s/></text:span><text:span text:style-name="T46_79">imperio</text:span><text:span text:style-name="T46_80"><text:s/></text:span><text:span text:style-name="T46_81">que</text:span><text:span text:style-name="T46_82"><text:s/></text:span><text:span text:style-name="T46_83">domine</text:span><text:span text:style-name="T46_84"><text:s/></text:span><text:span text:style-name="T46_85">todo</text:span><text:span text:style-name="T46_86"><text:s/></text:span><text:span text:style-name="T46_87">el</text:span><text:span text:style-name="T46_88"><text:s/></text:span><text:span text:style-name="T46_89">mapa</text:span><text:span text:style-name="T46_90">,<text:s/></text:span><text:span text:style-name="T46_91">hasta</text:span><text:span text:style-name="T46_92"><text:s/></text:span><text:span text:style-name="T46_93">extinguir</text:span><text:span text:style-name="T46_94"><text:s/></text:span><text:span text:style-name="T46_95">a</text:span><text:span text:style-name="T46_96"><text:s/></text:span><text:span text:style-name="T46_97">todos</text:span><text:span text:style-name="T46_98"><text:s/></text:span><text:span text:style-name="T46_99">los</text:span><text:span text:style-name="T46_100"><text:s/></text:span><text:span text:style-name="T46_101">oponentes</text:span><text:span text:style-name="T46_102">.</text:span></text:p>
      <text:p text:style-name="P47"/>
      <text:h text:style-name="P48" text:outline-level="10"><text:bookmark-start text:name="h.yhkb3niwlbei"/><text:bookmark-end text:name="h.yhkb3niwlbei"/><text:span text:style-name="T48_1">Las</text:span><text:span text:style-name="T48_2"><text:s/></text:span><text:span text:style-name="T48_3">razas</text:span></text:h>
      <text:p text:style-name="P49"/>
      <text:list text:style-name="LS1" xml:id="list0">
        <text:list-item>
          <text:p text:style-name="P50"><text:span text:style-name="T50_1">Terran</text:span><text:span text:style-name="T50_2">:<text:s/></text:span><text:span text:style-name="T50_3">Son</text:span><text:span text:style-name="T50_4"><text:s/></text:span><text:span text:style-name="T50_5">h</text:span><text:span text:style-name="T50_6">umanos</text:span><text:span text:style-name="T50_7"><text:s/></text:span><text:span text:style-name="T50_8">exiliados</text:span><text:span text:style-name="T50_9"><text:s/></text:span><text:span text:style-name="T50_10">de</text:span><text:span text:style-name="T50_11"><text:s/></text:span><text:span text:style-name="T50_12">la</text:span><text:span text:style-name="T50_13"><text:s/></text:span><text:span text:style-name="T50_14">Tierra</text:span><text:span text:style-name="T50_15"><text:s/></text:span><text:span text:style-name="T50_16">y</text:span><text:span text:style-name="T50_17"><text:s/></text:span><text:span text:style-name="T50_18">hábiles</text:span><text:span text:style-name="T50_19"><text:s/></text:span><text:span text:style-name="T50_20">en</text:span><text:span text:style-name="T50_21"><text:s/></text:span><text:span text:style-name="T50_22">adaptarse</text:span><text:span text:style-name="T50_23"><text:s/></text:span><text:span text:style-name="T50_24">a</text:span><text:span text:style-name="T50_25"><text:s/></text:span><text:span text:style-name="T50_26">cualquier</text:span><text:span text:style-name="T50_27"><text:s/></text:span><text:span text:style-name="T50_28">situación</text:span><text:span text:style-name="T50_29">.</text:span><text:span text:style-name="T50_30"><text:s/></text:span></text:p>
        </text:list-item>
        <text:list-item>
          <text:p text:style-name="P51"><text:span text:style-name="T51_1">Protoss</text:span><text:span text:style-name="T51_2">:</text:span><text:span text:style-name="T51_3"><text:s/></text:span><text:span text:style-name="T51_4">Son</text:span><text:span text:style-name="T51_5"><text:s/></text:span><text:span text:style-name="T51_6">una</text:span><text:span text:style-name="T51_7"><text:s/></text:span><text:span text:style-name="T51_8">especie</text:span><text:span text:style-name="T51_9"><text:s/></text:span><text:span text:style-name="T51_10"><text:a xlink:type="simple" xlink:href="http://es.wikipedia.org/wiki/Humanoide"><text:span text:style-name="T51_11">humanoide</text:span></text:a></text:span><text:span text:style-name="T51_12"><text:s/></text:span><text:span text:style-name="T51_13">con</text:span><text:span text:style-name="T51_14"><text:s/></text:span><text:span text:style-name="T51_15">tecnología</text:span><text:span text:style-name="T51_16"><text:s/></text:span><text:span text:style-name="T51_17">avanzada</text:span><text:span text:style-name="T51_18"><text:s/></text:span><text:span text:style-name="T51_19">y</text:span><text:span text:style-name="T51_20"><text:s/></text:span><text:span text:style-name="T51_21">habilidades</text:span><text:span text:style-name="T51_22"><text:s/></text:span><text:span text:style-name="T51_23"><text:a xlink:type="simple" xlink:href="http://es.wikipedia.org/w/index.php?title=Psi%C3%B3nica&amp;action=edit&amp;redlink=1"><text:span text:style-name="T51_24">psiónicas</text:span></text:a></text:span><text:span text:style-name="T51_25">,<text:s/></text:span><text:span text:style-name="T51_26">tratando</text:span><text:span text:style-name="T51_27"><text:s/></text:span><text:span text:style-name="T51_28">de</text:span><text:span text:style-name="T51_29"><text:s/></text:span><text:span text:style-name="T51_30">preservar</text:span><text:span text:style-name="T51_31"><text:s/></text:span><text:span text:style-name="T51_32">su</text:span><text:span text:style-name="T51_33"><text:s/></text:span><text:span text:style-name="T51_34">civilización</text:span></text:p>
        </text:list-item>
      </text:list>
      <text:p text:style-name="P52"/>
      <text:p text:style-name="P53"/>
      <text:p text:style-name="P54"><text:span text:style-name="T54_1">Gestión</text:span><text:span text:style-name="T54_2"><text:s/></text:span><text:span text:style-name="T54_3">de</text:span><text:span text:style-name="T54_4"><text:s/></text:span><text:span text:style-name="T54_5">recursos</text:span></text:p>
      <text:p text:style-name="P55"/>
      <text:p text:style-name="P56"><text:span text:style-name="T56_1">Durante</text:span><text:span text:style-name="T56_2"><text:s/></text:span><text:span text:style-name="T56_3">el</text:span><text:span text:style-name="T56_4"><text:s/></text:span><text:span text:style-name="T56_5">juego</text:span><text:span text:style-name="T56_6"><text:s/></text:span><text:span text:style-name="T56_7">se</text:span><text:span text:style-name="T56_8"><text:s/></text:span><text:span text:style-name="T56_9">deberá</text:span><text:span text:style-name="T56_10"><text:s/></text:span><text:span text:style-name="T56_11">recolectar</text:span><text:span text:style-name="T56_12">:</text:span></text:p>
      <text:p text:style-name="P57"/>
      <text:list text:style-name="LS2" xml:id="list2">
        <text:list-item>
          <text:p text:style-name="P58"><text:span text:style-name="T58_1">Minerales</text:span><text:span text:style-name="T58_2">:<text:s/></text:span><text:span text:style-name="T58_3">habrá</text:span><text:span text:style-name="T58_4"><text:s/></text:span><text:span text:style-name="T58_5">nodos</text:span><text:span text:style-name="T58_6"><text:s/></text:span><text:span text:style-name="T58_7">de</text:span><text:span text:style-name="T58_8"><text:s/></text:span><text:span text:style-name="T58_9">minerales</text:span><text:span text:style-name="T58_10"><text:s/></text:span><text:span text:style-name="T58_11">distribuidos</text:span><text:span text:style-name="T58_12"><text:s/></text:span><text:span text:style-name="T58_13">por</text:span><text:span text:style-name="T58_14"><text:s/></text:span><text:span text:style-name="T58_15">todo</text:span><text:span text:style-name="T58_16"><text:s/></text:span><text:span text:style-name="T58_17">el</text:span><text:span text:style-name="T58_18"><text:s/></text:span><text:span text:style-name="T58_19">mapa</text:span><text:span text:style-name="T58_20">.</text:span></text:p>
        </text:list-item>
        <text:list-item>
          <text:p text:style-name="P59"><text:span text:style-name="T59_1">Gas</text:span><text:span text:style-name="T59_2"><text:s/></text:span><text:span text:style-name="T59_3">vespeno</text:span><text:span text:style-name="T59_4">:<text:s/></text:span><text:span text:style-name="T59_5">habrá</text:span><text:span text:style-name="T59_6"><text:s/></text:span><text:span text:style-name="T59_7">volcanes</text:span><text:span text:style-name="T59_8"><text:s/></text:span><text:span text:style-name="T59_9">que</text:span><text:span text:style-name="T59_10"><text:s/></text:span><text:span text:style-name="T59_11">expulsan</text:span><text:span text:style-name="T59_12"><text:s/></text:span><text:span text:style-name="T59_13">dicho</text:span><text:span text:style-name="T59_14"><text:s/></text:span><text:span text:style-name="T59_15">gas</text:span><text:span text:style-name="T59_16"><text:s/></text:span><text:span text:style-name="T59_17">cerca</text:span><text:span text:style-name="T59_18"><text:s/></text:span><text:span text:style-name="T59_19">de</text:span><text:span text:style-name="T59_20"><text:s/></text:span><text:span text:style-name="T59_21">los</text:span><text:span text:style-name="T59_22"><text:s/></text:span><text:span text:style-name="T59_23">nodos</text:span><text:span text:style-name="T59_24"><text:s/></text:span><text:span text:style-name="T59_25">de</text:span><text:span text:style-name="T59_26"><text:s/></text:span><text:span text:style-name="T59_27">minerales</text:span><text:span text:style-name="T59_28">.</text:span></text:p>
        </text:list-item>
      </text:list>
      <text:p text:style-name="P60"/>
      <text:p text:style-name="P61"><text:span text:style-name="T61_1">Para</text:span><text:span text:style-name="T61_2"><text:s/></text:span><text:span text:style-name="T61_3">poder</text:span><text:span text:style-name="T61_4"><text:s/></text:span><text:span text:style-name="T61_5">colectar</text:span><text:span text:style-name="T61_6"><text:s/></text:span><text:span text:style-name="T61_7">el</text:span><text:span text:style-name="T61_8"><text:s/></text:span><text:span text:style-name="T61_9">gas</text:span><text:span text:style-name="T61_10"><text:s/></text:span><text:span text:style-name="T61_11">vespeno</text:span><text:span text:style-name="T61_12"><text:s/></text:span><text:span text:style-name="T61_13">cada</text:span><text:span text:style-name="T61_14"><text:s/></text:span><text:span text:style-name="T61_15">raza</text:span><text:span text:style-name="T61_16"><text:s/></text:span><text:span text:style-name="T61_17">deberá</text:span><text:span text:style-name="T61_18"><text:s/></text:span><text:span text:style-name="T61_19">construir</text:span><text:span text:style-name="T61_20"><text:s/></text:span><text:span text:style-name="T61_21">una</text:span><text:span text:style-name="T61_22"><text:s/>“</text:span><text:span text:style-name="T61_23">refinería</text:span><text:span text:style-name="T61_24"><text:s/></text:span><text:span text:style-name="T61_25">de</text:span><text:span text:style-name="T61_26"><text:s/></text:span><text:span text:style-name="T61_27">gas</text:span><text:span text:style-name="T61_28">”<text:s/></text:span><text:span text:style-name="T61_29">sobre</text:span><text:span text:style-name="T61_30"><text:s/></text:span><text:span text:style-name="T61_31">el</text:span><text:span text:style-name="T61_32"><text:s/></text:span><text:span text:style-name="T61_33">volcán</text:span><text:span text:style-name="T61_34"><text:s/></text:span><text:span text:style-name="T61_35">dónde</text:span><text:span text:style-name="T61_36"><text:s/></text:span><text:span text:style-name="T61_37">se</text:span><text:span text:style-name="T61_38"><text:s/></text:span><text:span text:style-name="T61_39">origine</text:span><text:span text:style-name="T61_40"><text:s/></text:span><text:span text:style-name="T61_41">el</text:span><text:span text:style-name="T61_42"><text:s/></text:span><text:span text:style-name="T61_43">gas</text:span><text:span text:style-name="T61_44"><text:s/></text:span><text:span text:style-name="T61_45">vespeno</text:span><text:span text:style-name="T61_46"><text:s/></text:span><text:span text:style-name="T61_47">que</text:span><text:span text:style-name="T61_48"><text:s/></text:span><text:span text:style-name="T61_49">desea</text:span><text:span text:style-name="T61_50"><text:s/></text:span><text:span text:style-name="T61_51">extraer</text:span><text:span text:style-name="T61_52">.<text:s/></text:span><text:span text:style-name="T61_53">Lo</text:span><text:span text:style-name="T61_54"><text:s/></text:span><text:span text:style-name="T61_55">mismo</text:span><text:span text:style-name="T61_56"><text:s/></text:span><text:span text:style-name="T61_57">ocurre</text:span><text:span text:style-name="T61_58"><text:s/></text:span><text:span text:style-name="T61_59">para</text:span><text:span text:style-name="T61_60"><text:s/></text:span><text:span text:style-name="T61_61">los</text:span><text:span text:style-name="T61_62"><text:s/></text:span><text:span text:style-name="T61_63">minerales</text:span><text:span text:style-name="T61_64">.<text:s/></text:span><text:span text:style-name="T61_65">Ambos</text:span><text:span text:style-name="T61_66"><text:s/></text:span><text:span text:style-name="T61_67">colectan</text:span><text:span text:style-name="T61_68"><text:s/>+10<text:s/></text:span><text:span text:style-name="T61_69">en</text:span><text:span text:style-name="T61_70"><text:s/></text:span><text:span text:style-name="T61_71">cada</text:span><text:span text:style-name="T61_72"><text:s/></text:span><text:span text:style-name="T61_73">turno</text:span><text:span text:style-name="T61_74">.</text:span></text:p>
      <text:p text:style-name="P62"/>
      <text:p text:style-name="P63"/>
      <text:p text:style-name="P64"><text:span text:style-name="T64_1">Construcciones</text:span></text:p>
      <text:p text:style-name="P65"/>
      <text:p text:style-name="P66"><text:bookmark-start text:name="h.6b8b0jkyquck"/><text:bookmark-end text:name="h.6b8b0jkyquck"/><text:span text:style-name="T66_1">Terran</text:span></text:p>
      <text:p text:style-name="P67"><text:span text:style-name="T67_1">Los</text:span><text:span text:style-name="T67_2"><text:s/></text:span><text:span text:style-name="T67_3">terran</text:span><text:span text:style-name="T67_4"><text:s/></text:span><text:span text:style-name="T67_5">cuentan</text:span><text:span text:style-name="T67_6"><text:s/></text:span><text:span text:style-name="T67_7">con</text:span><text:span text:style-name="T67_8">:</text:span></text:p>
      <text:p text:style-name="P68"/>
      <text:list text:style-name="LS3" xml:id="list4">
        <text:list-item>
          <text:p text:style-name="P69"><text:span text:style-name="T69_1">Centro</text:span><text:span text:style-name="T69_2"><text:s/></text:span><text:span text:style-name="T69_3">de</text:span><text:span text:style-name="T69_4"><text:s/></text:span><text:span text:style-name="T69_5">mineral</text:span><text:span text:style-name="T69_6">:<text:s/></text:span><text:span text:style-name="T69_7">Se</text:span><text:span text:style-name="T69_8"><text:s/></text:span><text:span text:style-name="T69_9">encarga</text:span><text:span text:style-name="T69_10"><text:s/></text:span><text:span text:style-name="T69_11">de</text:span><text:span text:style-name="T69_12"><text:s/></text:span><text:span text:style-name="T69_13">reunir</text:span><text:span text:style-name="T69_14"><text:s/></text:span><text:span text:style-name="T69_15">el</text:span><text:span text:style-name="T69_16"><text:s/></text:span><text:span text:style-name="T69_17">mineral</text:span><text:span text:style-name="T69_18"><text:s/></text:span><text:span text:style-name="T69_19">sobre</text:span><text:span text:style-name="T69_20"><text:s/></text:span><text:span text:style-name="T69_21">un</text:span><text:span text:style-name="T69_22"><text:s/></text:span><text:span text:style-name="T69_23">solo</text:span><text:span text:style-name="T69_24"><text:s/></text:span><text:span text:style-name="T69_25">cristal</text:span><text:span text:style-name="T69_26">.<text:s/></text:span></text:p>
        </text:list-item>
        <text:list-item>
          <text:p text:style-name="P70"><text:span text:style-name="T70_1">Barraca</text:span><text:span text:style-name="T70_2">:<text:s/></text:span><text:span text:style-name="T70_3">Edificio</text:span><text:span text:style-name="T70_4"><text:s/></text:span><text:span text:style-name="T70_5">que</text:span><text:span text:style-name="T70_6"><text:s/></text:span><text:span text:style-name="T70_7">entrenan</text:span><text:span text:style-name="T70_8"><text:s/></text:span><text:span text:style-name="T70_9">los</text:span><text:span text:style-name="T70_10"><text:s/></text:span><text:span text:style-name="T70_11">soldados</text:span><text:span text:style-name="T70_12"><text:s/></text:span><text:span text:style-name="T70_13">Marine</text:span><text:span text:style-name="T70_14">.</text:span></text:p>
        </text:list-item>
        <text:list-item>
          <text:p text:style-name="P71"><text:span text:style-name="T71_1">Depósito</text:span><text:span text:style-name="T71_2"><text:s/></text:span><text:span text:style-name="T71_3">de</text:span><text:span text:style-name="T71_4"><text:s/></text:span><text:span text:style-name="T71_5">suministros</text:span><text:span text:style-name="T71_6">:<text:s/></text:span><text:span text:style-name="T71_7"><text:s/></text:span><text:span text:style-name="T71_8">Determinan</text:span><text:span text:style-name="T71_9"><text:s/></text:span><text:span text:style-name="T71_10">la</text:span><text:span text:style-name="T71_11"><text:s/></text:span><text:span text:style-name="T71_12">cantidad</text:span><text:span text:style-name="T71_13"><text:s/></text:span><text:span text:style-name="T71_14">máxima</text:span><text:span text:style-name="T71_15"><text:s/></text:span><text:span text:style-name="T71_16">de</text:span><text:span text:style-name="T71_17"><text:s/></text:span><text:span text:style-name="T71_18">unidades</text:span><text:span text:style-name="T71_19"><text:s/></text:span><text:span text:style-name="T71_20">que</text:span><text:span text:style-name="T71_21"><text:s/></text:span><text:span text:style-name="T71_22">se</text:span><text:span text:style-name="T71_23"><text:s/></text:span><text:span text:style-name="T71_24">pueden</text:span><text:span text:style-name="T71_25"><text:s/></text:span><text:span text:style-name="T71_26">construir</text:span><text:span text:style-name="T71_27">,<text:s/></text:span><text:span text:style-name="T71_28">si</text:span><text:span text:style-name="T71_29"><text:s/></text:span><text:span text:style-name="T71_30">se</text:span><text:span text:style-name="T71_31"><text:s/></text:span><text:span text:style-name="T71_32">desea</text:span><text:span text:style-name="T71_33"><text:s/></text:span><text:span text:style-name="T71_34">tener</text:span><text:span text:style-name="T71_35"><text:s/></text:span><text:span text:style-name="T71_36">un</text:span><text:span text:style-name="T71_37"><text:s/></text:span><text:span text:style-name="T71_38">ejército</text:span><text:span text:style-name="T71_39"><text:s/></text:span><text:span text:style-name="T71_40">mayor</text:span><text:span text:style-name="T71_41"><text:s/></text:span><text:span text:style-name="T71_42">se</text:span><text:span text:style-name="T71_43"><text:s/></text:span><text:span text:style-name="T71_44">necesita</text:span><text:span text:style-name="T71_45"><text:s/></text:span><text:span text:style-name="T71_46">construir</text:span><text:span text:style-name="T71_47"><text:s/></text:span><text:span text:style-name="T71_48">una</text:span><text:span text:style-name="T71_49"><text:s/></text:span><text:span text:style-name="T71_50">cantidad</text:span><text:span text:style-name="T71_51"><text:s/></text:span><text:span text:style-name="T71_52">de</text:span><text:span text:style-name="T71_53"><text:s/></text:span><text:span text:style-name="T71_54">Depósitos</text:span><text:span text:style-name="T71_55"><text:s/></text:span><text:span text:style-name="T71_56">de</text:span><text:span text:style-name="T71_57"><text:s/></text:span><text:span text:style-name="T71_58">Suministros</text:span><text:span text:style-name="T71_59"><text:s/></text:span><text:span text:style-name="T71_60">suficientes</text:span><text:span text:style-name="T71_61">.<text:s/>(<text:s/></text:span><text:span text:style-name="T71_62">suma</text:span><text:span text:style-name="T71_63"><text:s/>+5<text:s/></text:span><text:span text:style-name="T71_64">capacidad</text:span><text:span text:style-name="T71_65"><text:s/></text:span><text:span text:style-name="T71_66">de</text:span><text:span text:style-name="T71_67"><text:s/></text:span><text:span text:style-name="T71_68">población</text:span><text:span text:style-name="T71_69">)</text:span></text:p>
        </text:list-item>
        <text:list-item>
          <text:p text:style-name="P72"><text:span text:style-name="T72_1">Refinería</text:span><text:span text:style-name="T72_2">:</text:span><text:span text:style-name="T72_3"><text:s/></text:span><text:span text:style-name="T72_4">Se</text:span><text:span text:style-name="T72_5"><text:s/></text:span><text:span text:style-name="T72_6">construyen</text:span><text:span text:style-name="T72_7"><text:s/></text:span><text:span text:style-name="T72_8">sobre</text:span><text:span text:style-name="T72_9"><text:s/></text:span><text:span text:style-name="T72_10">los</text:span><text:span text:style-name="T72_11"><text:s/></text:span><text:span text:style-name="T72_12">géisers</text:span><text:span text:style-name="T72_13"><text:s/></text:span><text:span text:style-name="T72_14">de</text:span><text:span text:style-name="T72_15"><text:s/></text:span><text:span text:style-name="T72_16">gas</text:span><text:span text:style-name="T72_17"><text:s/></text:span><text:span text:style-name="T72_18">vespeno</text:span><text:span text:style-name="T72_19"><text:s/></text:span><text:span text:style-name="T72_20">para</text:span><text:span text:style-name="T72_21"><text:s/></text:span><text:span text:style-name="T72_22">permitir</text:span><text:span text:style-name="T72_23"><text:s/></text:span><text:span text:style-name="T72_24">su</text:span><text:span text:style-name="T72_25"><text:s/></text:span><text:span text:style-name="T72_26">recolección</text:span><text:span text:style-name="T72_27">.</text:span></text:p>
        </text:list-item>
        <text:list-item>
          <text:p text:style-name="P73"><text:span text:style-name="T73_1">Fábrica</text:span><text:span text:style-name="T73_2"><text:s/>(</text:span><text:span text:style-name="T73_3">requiere</text:span><text:span text:style-name="T73_4"><text:s/></text:span><text:span text:style-name="T73_5">barraca</text:span><text:span text:style-name="T73_6">):</text:span><text:span text:style-name="T73_7"><text:s/></text:span><text:span text:style-name="T73_8">se</text:span><text:span text:style-name="T73_9"><text:s/></text:span><text:span text:style-name="T73_10">construyen</text:span><text:span text:style-name="T73_11"><text:s/></text:span><text:span text:style-name="T73_12">unidades</text:span><text:span text:style-name="T73_13"><text:s/></text:span><text:span text:style-name="T73_14">mecánicas</text:span><text:span text:style-name="T73_15"><text:s/></text:span><text:span text:style-name="T73_16">terrestres</text:span><text:span text:style-name="T73_17">.</text:span></text:p>
        </text:list-item>
        <text:list-item>
          <text:p text:style-name="P74"><text:span text:style-name="T74_1">Puerto</text:span><text:span text:style-name="T74_2"><text:s/></text:span><text:span text:style-name="T74_3">estelar</text:span><text:span text:style-name="T74_4">(</text:span><text:span text:style-name="T74_5">requiere</text:span><text:span text:style-name="T74_6"><text:s/></text:span><text:span text:style-name="T74_7">fábrica</text:span><text:span text:style-name="T74_8">)</text:span><text:span text:style-name="T74_9">:</text:span><text:span text:style-name="T74_10"><text:s/></text:span><text:span text:style-name="T74_11">aquí</text:span><text:span text:style-name="T74_12"><text:s/></text:span><text:span text:style-name="T74_13">se</text:span><text:span text:style-name="T74_14"><text:s/></text:span><text:span text:style-name="T74_15">construyen</text:span><text:span text:style-name="T74_16"><text:s/></text:span><text:span text:style-name="T74_17">las</text:span><text:span text:style-name="T74_18"><text:s/></text:span><text:span text:style-name="T74_19">unidades</text:span><text:span text:style-name="T74_20"><text:s/></text:span><text:span text:style-name="T74_21">mecánicas</text:span><text:span text:style-name="T74_22"><text:s/></text:span><text:span text:style-name="T74_23">aéreas</text:span><text:span text:style-name="T74_24">.</text:span></text:p>
        </text:list-item>
      </text:list>
      <text:p text:style-name="P75"/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6">
          <table:table-cell table:style-name="Cell16">
            <text:p text:style-name="P76"><text:span text:style-name="T76_1">Nombre</text:span></text:p>
          </table:table-cell>
          <table:table-cell table:style-name="Cell17">
            <text:p text:style-name="P77"><text:span text:style-name="T77_1">Costo</text:span></text:p>
          </table:table-cell>
          <table:table-cell table:style-name="Cell18">
            <text:p text:style-name="P78"><text:span text:style-name="T78_1">Tiempo</text:span><text:span text:style-name="T78_2"><text:s/></text:span><text:span text:style-name="T78_3">construcción</text:span></text:p>
          </table:table-cell>
          <table:table-cell table:style-name="Cell19">
            <text:p text:style-name="P79"><text:span text:style-name="T79_1">Vida</text:span></text:p>
          </table:table-cell>
          <table:table-cell table:style-name="Cell20">
            <text:p text:style-name="P80"><text:span text:style-name="T80_1">Unidad</text:span><text:span text:style-name="T80_2"><text:s/></text:span><text:span text:style-name="T80_3">que</text:span><text:span text:style-name="T80_4"><text:s/></text:span><text:span text:style-name="T80_5">habilita</text:span><text:span text:style-name="T80_6"><text:s/></text:span><text:span text:style-name="T80_7">a</text:span><text:span text:style-name="T80_8"><text:s/></text:span><text:span text:style-name="T80_9">construir</text:span></text:p>
          </table:table-cell>
        </table:table-row>
        <table:table-row table:style-name="Row7">
          <table:table-cell table:style-name="Cell21">
            <text:p text:style-name="P81"><text:span text:style-name="T81_1">Centro</text:span><text:span text:style-name="T81_2"><text:s/></text:span><text:span text:style-name="T81_3">de</text:span><text:span text:style-name="T81_4"><text:s/></text:span><text:span text:style-name="T81_5">mineral</text:span></text:p>
          </table:table-cell>
          <table:table-cell table:style-name="Cell22">
            <text:p text:style-name="P82"><text:span text:style-name="T82_1">50<text:s/></text:span><text:span text:style-name="T82_2">M</text:span></text:p>
          </table:table-cell>
          <table:table-cell table:style-name="Cell23">
            <text:p text:style-name="P83"><text:span text:style-name="T83_1">4</text:span></text:p>
          </table:table-cell>
          <table:table-cell table:style-name="Cell24">
            <text:p text:style-name="P84"><text:span text:style-name="T84_1">500</text:span></text:p>
          </table:table-cell>
          <table:table-cell table:style-name="Cell25">
            <text:p text:style-name="P85"><text:span text:style-name="T85_1">-</text:span></text:p>
          </table:table-cell>
        </table:table-row>
        <table:table-row table:style-name="Row8">
          <table:table-cell table:style-name="Cell26">
            <text:p text:style-name="P86"><text:span text:style-name="T86_1">Barraca</text:span></text:p>
          </table:table-cell>
          <table:table-cell table:style-name="Cell27">
            <text:p text:style-name="P87"><text:span text:style-name="T87_1">150<text:s/></text:span><text:span text:style-name="T87_2">M</text:span></text:p>
          </table:table-cell>
          <table:table-cell table:style-name="Cell28">
            <text:p text:style-name="P88"><text:span text:style-name="T88_1">12</text:span></text:p>
          </table:table-cell>
          <table:table-cell table:style-name="Cell29">
            <text:p text:style-name="P89"><text:span text:style-name="T89_1">1000</text:span></text:p>
          </table:table-cell>
          <table:table-cell table:style-name="Cell30">
            <text:list text:style-name="LS4" xml:id="list10">
              <text:list-item>
                <text:p text:style-name="P90"><text:span text:style-name="T90_1">Marine</text:span></text:p>
              </text:list-item>
            </text:list>
          </table:table-cell>
        </table:table-row>
        <table:table-row table:style-name="Row9">
          <table:table-cell table:style-name="Cell31">
            <text:p text:style-name="P91"><text:span text:style-name="T91_1">Depósito</text:span><text:span text:style-name="T91_2"><text:s/></text:span><text:span text:style-name="T91_3">suministro</text:span></text:p>
          </table:table-cell>
          <table:table-cell table:style-name="Cell32">
            <text:p text:style-name="P92"><text:span text:style-name="T92_1">100<text:s/></text:span><text:span text:style-name="T92_2">M</text:span></text:p>
          </table:table-cell>
          <table:table-cell table:style-name="Cell33">
            <text:p text:style-name="P93"><text:span text:style-name="T93_1">6</text:span></text:p>
          </table:table-cell>
          <table:table-cell table:style-name="Cell34">
            <text:p text:style-name="P94"><text:span text:style-name="T94_1">500</text:span></text:p>
          </table:table-cell>
          <table:table-cell table:style-name="Cell35">
            <text:p text:style-name="P95"><text:span text:style-name="T95_1">-</text:span></text:p>
          </table:table-cell>
        </table:table-row>
        <table:table-row table:style-name="Row10">
          <table:table-cell table:style-name="Cell36">
            <text:p text:style-name="P96"><text:span text:style-name="T96_1">Refinería</text:span></text:p>
          </table:table-cell>
          <table:table-cell table:style-name="Cell37">
            <text:p text:style-name="P97"><text:span text:style-name="T97_1">100<text:s/></text:span><text:span text:style-name="T97_2">M</text:span></text:p>
          </table:table-cell>
          <table:table-cell table:style-name="Cell38">
            <text:p text:style-name="P98"><text:span text:style-name="T98_1">6</text:span></text:p>
          </table:table-cell>
          <table:table-cell table:style-name="Cell39">
            <text:p text:style-name="P99"><text:span text:style-name="T99_1">750</text:span></text:p>
          </table:table-cell>
          <table:table-cell table:style-name="Cell40">
            <text:p text:style-name="P100"><text:span text:style-name="T100_1">-</text:span></text:p>
          </table:table-cell>
        </table:table-row>
        <table:table-row table:style-name="Row11">
          <table:table-cell table:style-name="Cell41">
            <text:p text:style-name="P101"><text:span text:style-name="T101_1">Fábrica</text:span></text:p>
          </table:table-cell>
          <table:table-cell table:style-name="Cell42">
            <text:p text:style-name="P102"><text:span text:style-name="T102_1">200<text:s/></text:span><text:span text:style-name="T102_2">M</text:span><text:span text:style-name="T102_3"><text:s/>/<text:s/>100<text:s/></text:span><text:span text:style-name="T102_4">G</text:span></text:p>
          </table:table-cell>
          <table:table-cell table:style-name="Cell43">
            <text:p text:style-name="P103"><text:span text:style-name="T103_1">12</text:span></text:p>
          </table:table-cell>
          <table:table-cell table:style-name="Cell44">
            <text:p text:style-name="P104"><text:span text:style-name="T104_1">1250</text:span></text:p>
          </table:table-cell>
          <table:table-cell table:style-name="Cell45">
            <text:list text:style-name="LS5" xml:id="list11">
              <text:list-item>
                <text:p text:style-name="P105"><text:span text:style-name="T105_1">Golliat</text:span></text:p>
              </text:list-item>
            </text:list>
          </table:table-cell>
        </table:table-row>
        <table:table-row table:style-name="Row12">
          <table:table-cell table:style-name="Cell46">
            <text:p text:style-name="P106"><text:span text:style-name="T106_1">Puerto</text:span><text:span text:style-name="T106_2"><text:s/></text:span><text:span text:style-name="T106_3">Estelar</text:span></text:p>
          </table:table-cell>
          <table:table-cell table:style-name="Cell47">
            <text:p text:style-name="P107"><text:span text:style-name="T107_1">150<text:s/></text:span><text:span text:style-name="T107_2">M</text:span><text:span text:style-name="T107_3"><text:s/>/<text:s/>100<text:s/></text:span><text:span text:style-name="T107_4">G</text:span></text:p>
          </table:table-cell>
          <table:table-cell table:style-name="Cell48">
            <text:p text:style-name="P108"><text:span text:style-name="T108_1">10</text:span></text:p>
          </table:table-cell>
          <table:table-cell table:style-name="Cell49">
            <text:p text:style-name="P109"><text:span text:style-name="T109_1">1300</text:span></text:p>
          </table:table-cell>
          <table:table-cell table:style-name="Cell50">
            <text:list text:style-name="LS6" xml:id="list12">
              <text:list-item>
                <text:p text:style-name="P110"><text:span text:style-name="T110_1">Espectro</text:span></text:p>
              </text:list-item>
              <text:list-item>
                <text:p text:style-name="P111"><text:span text:style-name="T111_1">Nave</text:span><text:span text:style-name="T111_2"><text:s/></text:span><text:span text:style-name="T111_3">de</text:span><text:span text:style-name="T111_4"><text:s/></text:span><text:span text:style-name="T111_5">Transporte</text:span></text:p>
              </text:list-item>
              <text:list-item>
                <text:p text:style-name="P112"><text:span text:style-name="T112_1">Nave</text:span><text:span text:style-name="T112_2"><text:s/></text:span><text:span text:style-name="T112_3">de</text:span><text:span text:style-name="T112_4"><text:s/></text:span><text:span text:style-name="T112_5">Ciencia</text:span></text:p>
              </text:list-item>
            </text:list>
          </table:table-cell>
        </table:table-row>
      </table:table>
      <text:p text:style-name="P113"/>
      <text:p text:style-name="P114"><text:span text:style-name="T114_1">Protoss</text:span></text:p>
      <text:p text:style-name="P115"/>
      <text:p text:style-name="P116"><text:span text:style-name="T116_1">Todos</text:span><text:span text:style-name="T116_2"><text:s/></text:span><text:span text:style-name="T116_3">los</text:span><text:span text:style-name="T116_4"><text:s/></text:span><text:span text:style-name="T116_5">edificios</text:span><text:span text:style-name="T116_6"><text:s/></text:span><text:span text:style-name="T116_7">y</text:span><text:span text:style-name="T116_8"><text:s/></text:span><text:span text:style-name="T116_9">unidades</text:span><text:span text:style-name="T116_10"><text:s/></text:span><text:span text:style-name="T116_11">protoss</text:span><text:span text:style-name="T116_12"><text:s/></text:span><text:span text:style-name="T116_13">cuentan</text:span><text:span text:style-name="T116_14"><text:s/></text:span><text:span text:style-name="T116_15">con</text:span><text:span text:style-name="T116_16"><text:s/></text:span><text:span text:style-name="T116_17">un</text:span><text:span text:style-name="T116_18"><text:s/></text:span><text:span text:style-name="T116_19">escudo</text:span><text:span text:style-name="T116_20"><text:s/></text:span><text:span text:style-name="T116_21">y</text:span><text:span text:style-name="T116_22"><text:s/></text:span><text:span text:style-name="T116_23">una</text:span><text:span text:style-name="T116_24"><text:s/></text:span><text:span text:style-name="T116_25">vida</text:span><text:span text:style-name="T116_26">.<text:s/></text:span><text:span text:style-name="T116_27">Cuando</text:span><text:span text:style-name="T116_28"><text:s/></text:span><text:span text:style-name="T116_29">son</text:span><text:span text:style-name="T116_30"><text:s/></text:span><text:span text:style-name="T116_31">dañados</text:span><text:span text:style-name="T116_32">,<text:s/></text:span><text:span text:style-name="T116_33">los</text:span><text:span text:style-name="T116_34"><text:s/></text:span><text:span text:style-name="T116_35">escudos</text:span><text:span text:style-name="T116_36"><text:s/></text:span><text:span text:style-name="T116_37">se</text:span><text:span text:style-name="T116_38"><text:s/></text:span><text:span text:style-name="T116_39">regeneran</text:span><text:span text:style-name="T116_40"><text:s/></text:span><text:span text:style-name="T116_41">automáticamente</text:span><text:span text:style-name="T116_42"><text:s/></text:span><text:span text:style-name="T116_43">hasta</text:span><text:span text:style-name="T116_44"><text:s/></text:span><text:span text:style-name="T116_45">volver</text:span><text:span text:style-name="T116_46"><text:s/></text:span><text:span text:style-name="T116_47">al</text:span><text:span text:style-name="T116_48"><text:s/>100<text:s/>%,<text:s/></text:span><text:span text:style-name="T116_49">pero</text:span><text:span text:style-name="T116_50"><text:s/></text:span><text:span text:style-name="T116_51">si</text:span><text:span text:style-name="T116_52"><text:s/></text:span><text:span text:style-name="T116_53">el</text:span><text:span text:style-name="T116_54"><text:s/></text:span><text:span text:style-name="T116_55">daño</text:span><text:span text:style-name="T116_56"><text:s/></text:span><text:span text:style-name="T116_57">fue</text:span><text:span text:style-name="T116_58"><text:s/></text:span><text:span text:style-name="T116_59">tal</text:span><text:span text:style-name="T116_60"><text:s/></text:span><text:span text:style-name="T116_61">que</text:span><text:span text:style-name="T116_62"><text:s/></text:span><text:span text:style-name="T116_63">ya</text:span><text:span text:style-name="T116_64"><text:s/></text:span><text:span text:style-name="T116_65">les</text:span><text:span text:style-name="T116_66"><text:s/></text:span><text:span text:style-name="T116_67">empezó</text:span><text:span text:style-name="T116_68"><text:s/></text:span><text:span text:style-name="T116_69">a</text:span><text:span text:style-name="T116_70"><text:s/></text:span><text:span text:style-name="T116_71">sacar</text:span><text:span text:style-name="T116_72"><text:s/></text:span><text:span text:style-name="T116_73">parte</text:span><text:span text:style-name="T116_74"><text:s/></text:span><text:span text:style-name="T116_75">de</text:span><text:span text:style-name="T116_76"><text:s/></text:span><text:span text:style-name="T116_77">la</text:span><text:span text:style-name="T116_78"><text:s/></text:span><text:span text:style-name="T116_79">vida</text:span><text:span text:style-name="T116_80">,<text:s/></text:span><text:span text:style-name="T116_81">la</text:span><text:span text:style-name="T116_82"><text:s/></text:span><text:span text:style-name="T116_83">misma</text:span><text:span text:style-name="T116_84"><text:s/></text:span><text:span text:style-name="T116_85">no</text:span><text:span text:style-name="T116_86"><text:s/></text:span><text:span text:style-name="T116_87">se</text:span><text:span text:style-name="T116_88"><text:s/></text:span><text:span text:style-name="T116_89">recupera</text:span><text:span text:style-name="T116_90"><text:s/></text:span><text:span text:style-name="T116_91">y</text:span><text:span text:style-name="T116_92"><text:s/></text:span><text:span text:style-name="T116_93">queda</text:span><text:span text:style-name="T116_94"><text:s/></text:span><text:span text:style-name="T116_95">en</text:span><text:span text:style-name="T116_96"><text:s/></text:span><text:span text:style-name="T116_97">su</text:span><text:span text:style-name="T116_98"><text:s/></text:span><text:span text:style-name="T116_99">estado</text:span><text:span text:style-name="T116_100"><text:s/></text:span><text:span text:style-name="T116_101">dañado</text:span><text:span text:style-name="T116_102">,<text:s/></text:span><text:span text:style-name="T116_103">sólo</text:span><text:span text:style-name="T116_104"><text:s/></text:span><text:span text:style-name="T116_105">llenándose</text:span><text:span text:style-name="T116_106"><text:s/></text:span><text:span text:style-name="T116_107">el</text:span><text:span text:style-name="T116_108"><text:s/></text:span><text:span text:style-name="T116_109">escudo</text:span><text:span text:style-name="T116_110">.</text:span></text:p>
      <text:p text:style-name="P117"/>
      <text:list text:style-name="LS7" xml:id="list15">
        <text:list-item>
          <text:p text:style-name="P118"><text:span text:style-name="T118_1">Nexo</text:span><text:span text:style-name="T118_2"><text:s/></text:span><text:span text:style-name="T118_3">mineral</text:span><text:span text:style-name="T118_4">:</text:span><text:span text:style-name="T118_5"><text:s/></text:span><text:span text:style-name="T118_6">Recolecta</text:span><text:span text:style-name="T118_7"><text:s/></text:span><text:span text:style-name="T118_8">mineral</text:span><text:span text:style-name="T118_9"><text:s/></text:span><text:span text:style-name="T118_10">sobre</text:span><text:span text:style-name="T118_11"><text:s/></text:span><text:span text:style-name="T118_12">un</text:span><text:span text:style-name="T118_13"><text:s/></text:span><text:span text:style-name="T118_14">cristal</text:span><text:span text:style-name="T118_15"><text:s/></text:span><text:span text:style-name="T118_16">en</text:span><text:span text:style-name="T118_17"><text:s/></text:span><text:span text:style-name="T118_18">particular</text:span><text:span text:style-name="T118_19">.</text:span></text:p>
        </text:list-item>
        <text:list-item>
          <text:p text:style-name="P119"><text:span text:style-name="T119_1">Pilón</text:span><text:span text:style-name="T119_2">:</text:span><text:span text:style-name="T119_3"><text:s/></text:span><text:span text:style-name="T119_4">Excavado</text:span><text:span text:style-name="T119_5"><text:s/></text:span><text:span text:style-name="T119_6">de</text:span><text:span text:style-name="T119_7"><text:s/></text:span><text:span text:style-name="T119_8">los</text:span><text:span text:style-name="T119_9"><text:s/></text:span><text:span text:style-name="T119_10">Cristales</text:span><text:span text:style-name="T119_11"><text:s/></text:span><text:span text:style-name="T119_12">Khaydarin</text:span><text:span text:style-name="T119_13"><text:s/></text:span><text:span text:style-name="T119_14">sagrados</text:span><text:span text:style-name="T119_15">,<text:s/></text:span><text:span text:style-name="T119_16">los</text:span><text:span text:style-name="T119_17"><text:s/></text:span><text:span text:style-name="T119_18">Pilones</text:span><text:span text:style-name="T119_19"><text:s/></text:span><text:span text:style-name="T119_20">Protoss</text:span><text:span text:style-name="T119_21"><text:s/></text:span><text:span text:style-name="T119_22">actúan</text:span><text:span text:style-name="T119_23"><text:s/></text:span><text:span text:style-name="T119_24">como</text:span><text:span text:style-name="T119_25"><text:s/></text:span><text:span text:style-name="T119_26">puntos</text:span><text:span text:style-name="T119_27"><text:s/></text:span><text:span text:style-name="T119_28">focales</text:span><text:span text:style-name="T119_29"><text:s/></text:span><text:span text:style-name="T119_30">de</text:span><text:span text:style-name="T119_31"><text:s/></text:span><text:span text:style-name="T119_32">la</text:span><text:span text:style-name="T119_33"><text:s/></text:span><text:span text:style-name="T119_34">matriz</text:span><text:span text:style-name="T119_35"><text:s/></text:span><text:span text:style-name="T119_36">psi</text:span><text:span text:style-name="T119_37"><text:s/></text:span><text:span text:style-name="T119_38">emitida</text:span><text:span text:style-name="T119_39"><text:s/></text:span><text:span text:style-name="T119_40">por</text:span><text:span text:style-name="T119_41"><text:s/></text:span><text:span text:style-name="T119_42">el</text:span><text:span text:style-name="T119_43"><text:s/></text:span><text:span text:style-name="T119_44">Nexo</text:span><text:span text:style-name="T119_45">.<text:s/></text:span><text:span text:style-name="T119_46">Son</text:span><text:span text:style-name="T119_47"><text:s/></text:span><text:span text:style-name="T119_48">necesarios</text:span><text:span text:style-name="T119_49"><text:s/></text:span><text:span text:style-name="T119_50">para</text:span><text:span text:style-name="T119_51"><text:s/></text:span><text:span text:style-name="T119_52">poder</text:span><text:span text:style-name="T119_53"><text:s/></text:span><text:span text:style-name="T119_54">transportar</text:span><text:span text:style-name="T119_55"><text:s/></text:span><text:span text:style-name="T119_56">un</text:span><text:span text:style-name="T119_57"><text:s/></text:span><text:span text:style-name="T119_58">mayor</text:span><text:span text:style-name="T119_59"><text:s/></text:span><text:span text:style-name="T119_60">número</text:span><text:span text:style-name="T119_61"><text:s/></text:span><text:span text:style-name="T119_62">de</text:span><text:span text:style-name="T119_63"><text:s/></text:span><text:span text:style-name="T119_64">tropas</text:span><text:span text:style-name="T119_65">.<text:s/>(</text:span><text:span text:style-name="T119_66">aumenta</text:span><text:span text:style-name="T119_67"><text:s/>+5<text:s/></text:span><text:span text:style-name="T119_68">la</text:span><text:span text:style-name="T119_69"><text:s/></text:span><text:span text:style-name="T119_70">capacidad</text:span><text:span text:style-name="T119_71"><text:s/></text:span><text:span text:style-name="T119_72">de</text:span><text:span text:style-name="T119_73"><text:s/></text:span><text:span text:style-name="T119_74">población</text:span><text:span text:style-name="T119_75">)</text:span></text:p>
        </text:list-item>
      </text:list>
      <text:list text:style-name="LS8" xml:id="list17">
        <text:list-item>
          <text:p text:style-name="P120"><text:span text:style-name="T120_1">Asimilador</text:span><text:span text:style-name="T120_2">:</text:span><text:span text:style-name="T120_3"><text:s/></text:span><text:span text:style-name="T120_4">El</text:span><text:span text:style-name="T120_5"><text:s/></text:span><text:span text:style-name="T120_6">Asimilador</text:span><text:span text:style-name="T120_7"><text:s/></text:span><text:span text:style-name="T120_8">prepara</text:span><text:span text:style-name="T120_9"><text:s/></text:span><text:span text:style-name="T120_10">en</text:span><text:span text:style-name="T120_11"><text:s/></text:span><text:span text:style-name="T120_12">cápsulas</text:span><text:span text:style-name="T120_13"><text:s/></text:span><text:span text:style-name="T120_14">el</text:span><text:span text:style-name="T120_15"><text:s/></text:span><text:span text:style-name="T120_16">gas</text:span><text:span text:style-name="T120_17"><text:s/></text:span><text:span text:style-name="T120_18">producido</text:span><text:span text:style-name="T120_19"><text:s/></text:span><text:span text:style-name="T120_20">en</text:span><text:span text:style-name="T120_21"><text:s/></text:span><text:span text:style-name="T120_22">cualquier</text:span><text:span text:style-name="T120_23"><text:s/></text:span><text:span text:style-name="T120_24">géiser</text:span><text:span text:style-name="T120_25"><text:s/></text:span><text:span text:style-name="T120_26">de</text:span><text:span text:style-name="T120_27"><text:s/></text:span><text:span text:style-name="T120_28">gas</text:span><text:span text:style-name="T120_29"><text:s/></text:span><text:span text:style-name="T120_30">vespeno</text:span><text:span text:style-name="T120_31"><text:s/></text:span><text:span text:style-name="T120_32">sobre</text:span><text:span text:style-name="T120_33"><text:s/></text:span><text:span text:style-name="T120_34">el</text:span><text:span text:style-name="T120_35"><text:s/></text:span><text:span text:style-name="T120_36">que</text:span><text:span text:style-name="T120_37"><text:s/></text:span><text:span text:style-name="T120_38">esté</text:span><text:span text:style-name="T120_39"><text:s/></text:span><text:span text:style-name="T120_40">construido</text:span><text:span text:style-name="T120_41">.</text:span></text:p>
        </text:list-item>
        <text:list-item>
          <text:p text:style-name="P121"><text:span text:style-name="T121_1">Acceso</text:span><text:span text:style-name="T121_2">:</text:span><text:span text:style-name="T121_3"><text:s/></text:span><text:span text:style-name="T121_4">La</text:span><text:span text:style-name="T121_5"><text:s/></text:span><text:span text:style-name="T121_6">grieta</text:span><text:span text:style-name="T121_7">-</text:span><text:span text:style-name="T121_8">distorsión</text:span><text:span text:style-name="T121_9"><text:s/></text:span><text:span text:style-name="T121_10">que</text:span><text:span text:style-name="T121_11"><text:s/></text:span><text:span text:style-name="T121_12">se</text:span><text:span text:style-name="T121_13"><text:s/></text:span><text:span text:style-name="T121_14">encuentra</text:span><text:span text:style-name="T121_15"><text:s/></text:span><text:span text:style-name="T121_16">en</text:span><text:span text:style-name="T121_17"><text:s/></text:span><text:span text:style-name="T121_18">el</text:span><text:span text:style-name="T121_19"><text:s/></text:span><text:span text:style-name="T121_20">centro</text:span><text:span text:style-name="T121_21"><text:s/></text:span><text:span text:style-name="T121_22">de</text:span><text:span text:style-name="T121_23"><text:s/></text:span><text:span text:style-name="T121_24">la</text:span><text:span text:style-name="T121_25"><text:s/></text:span><text:span text:style-name="T121_26">enorme</text:span><text:span text:style-name="T121_27"><text:s/></text:span><text:span text:style-name="T121_28">entrada</text:span><text:span text:style-name="T121_29"><text:s/></text:span><text:span text:style-name="T121_30">es</text:span><text:span text:style-name="T121_31"><text:s/></text:span><text:span text:style-name="T121_32">donde</text:span><text:span text:style-name="T121_33"><text:s/></text:span><text:span text:style-name="T121_34">las</text:span><text:span text:style-name="T121_35"><text:s/></text:span><text:span text:style-name="T121_36">tropas</text:span><text:span text:style-name="T121_37"><text:s/></text:span><text:span text:style-name="T121_38">de</text:span><text:span text:style-name="T121_39"><text:s/></text:span><text:span text:style-name="T121_40">tierra</text:span><text:span text:style-name="T121_41"><text:s/></text:span><text:span text:style-name="T121_42">Protoss</text:span><text:span text:style-name="T121_43"><text:s/></text:span><text:span text:style-name="T121_44">altamente</text:span><text:span text:style-name="T121_45"><text:s/></text:span><text:span text:style-name="T121_46">entrenadas</text:span><text:span text:style-name="T121_47"><text:s/></text:span><text:span text:style-name="T121_48">pueden</text:span><text:span text:style-name="T121_49"><text:s/></text:span><text:span text:style-name="T121_50">ser</text:span><text:span text:style-name="T121_51"><text:s/></text:span><text:span text:style-name="T121_52">transportadas</text:span><text:span text:style-name="T121_53"><text:s/></text:span><text:span text:style-name="T121_54">desde</text:span><text:span text:style-name="T121_55"><text:s/></text:span><text:span text:style-name="T121_56">Aiur</text:span><text:span text:style-name="T121_57">.<text:s/></text:span></text:p>
        </text:list-item>
        <text:list-item>
          <text:p text:style-name="P122"><text:span text:style-name="T122_1">Puerto</text:span><text:span text:style-name="T122_2"><text:s/></text:span><text:span text:style-name="T122_3">estelar</text:span><text:span text:style-name="T122_4"><text:s/>(</text:span><text:span text:style-name="T122_5">requiera</text:span><text:span text:style-name="T122_6"><text:s/></text:span><text:span text:style-name="T122_7">acceso</text:span><text:span text:style-name="T122_8">):</text:span><text:span text:style-name="T122_9"><text:s/></text:span><text:span text:style-name="T122_10">Esta</text:span><text:span text:style-name="T122_11"><text:s/></text:span><text:span text:style-name="T122_12">estructura</text:span><text:span text:style-name="T122_13"><text:s/></text:span><text:span text:style-name="T122_14">transporta</text:span><text:span text:style-name="T122_15"><text:s/></text:span><text:span text:style-name="T122_16">las</text:span><text:span text:style-name="T122_17"><text:s/></text:span><text:span text:style-name="T122_18">naves</text:span><text:span text:style-name="T122_19"><text:s/></text:span><text:span text:style-name="T122_20">protoss</text:span><text:span text:style-name="T122_21"><text:s/></text:span><text:span text:style-name="T122_22">en</text:span><text:span text:style-name="T122_23"><text:s/></text:span><text:span text:style-name="T122_24">órbita</text:span><text:span text:style-name="T122_25"><text:s/></text:span><text:span text:style-name="T122_26">de</text:span><text:span text:style-name="T122_27"><text:s/></text:span><text:span text:style-name="T122_28">Aiur</text:span><text:span text:style-name="T122_29"><text:s/></text:span><text:span text:style-name="T122_30">hasta</text:span><text:span text:style-name="T122_31"><text:s/></text:span><text:span text:style-name="T122_32">los</text:span><text:span text:style-name="T122_33"><text:s/></text:span><text:span text:style-name="T122_34">lejanos</text:span><text:span text:style-name="T122_35"><text:s/></text:span><text:span text:style-name="T122_36">planetas</text:span><text:span text:style-name="T122_37"><text:s/></text:span><text:span text:style-name="T122_38">en</text:span><text:span text:style-name="T122_39"><text:s/></text:span><text:span text:style-name="T122_40">los</text:span><text:span text:style-name="T122_41"><text:s/></text:span><text:span text:style-name="T122_42">que</text:span><text:span text:style-name="T122_43"><text:s/></text:span><text:span text:style-name="T122_44">han</text:span><text:span text:style-name="T122_45"><text:s/></text:span><text:span text:style-name="T122_46">de</text:span><text:span text:style-name="T122_47"><text:s/></text:span><text:span text:style-name="T122_48">luchar</text:span><text:span text:style-name="T122_49"><text:s/></text:span><text:span text:style-name="T122_50">por</text:span><text:span text:style-name="T122_51"><text:s/></text:span><text:span text:style-name="T122_52">su</text:span><text:span text:style-name="T122_53"><text:s/></text:span><text:span text:style-name="T122_54">raza</text:span><text:span text:style-name="T122_55">.</text:span></text:p>
        </text:list-item>
      </text:list>
      <text:list text:style-name="LS9" xml:id="list20">
        <text:list-item>
          <text:p text:style-name="P123"><text:span text:style-name="T123_1">Archivos</text:span><text:span text:style-name="T123_2"><text:s/></text:span><text:span text:style-name="T123_3">Templarios</text:span><text:span text:style-name="T123_4"><text:s/>(</text:span><text:span text:style-name="T123_5">requiere</text:span><text:span text:style-name="T123_6"><text:s/></text:span><text:span text:style-name="T123_7">puerto</text:span><text:span text:style-name="T123_8"><text:s/></text:span><text:span text:style-name="T123_9">estelar</text:span><text:span text:style-name="T123_10">):</text:span><text:span text:style-name="T123_11"><text:s/></text:span><text:span text:style-name="T123_12">Los</text:span><text:span text:style-name="T123_13"><text:s/></text:span><text:span text:style-name="T123_14">Archivos</text:span><text:span text:style-name="T123_15"><text:s/></text:span><text:span text:style-name="T123_16">Templarios</text:span><text:span text:style-name="T123_17"><text:s/></text:span><text:span text:style-name="T123_18">son</text:span><text:span text:style-name="T123_19"><text:s/></text:span><text:span text:style-name="T123_20">los</text:span><text:span text:style-name="T123_21"><text:s/></text:span><text:span text:style-name="T123_22">oscuros</text:span><text:span text:style-name="T123_23"><text:s/></text:span><text:span text:style-name="T123_24">y</text:span><text:span text:style-name="T123_25"><text:s/></text:span><text:span text:style-name="T123_26">misteriosos</text:span><text:span text:style-name="T123_27"><text:s/></text:span><text:span text:style-name="T123_28">edificios</text:span><text:span text:style-name="T123_29"><text:s/></text:span><text:span text:style-name="T123_30">que</text:span><text:span text:style-name="T123_31"><text:s/></text:span><text:span text:style-name="T123_32">sirven</text:span><text:span text:style-name="T123_33"><text:s/></text:span><text:span text:style-name="T123_34">de</text:span><text:span text:style-name="T123_35"><text:s/></text:span><text:span text:style-name="T123_36">centros</text:span><text:span text:style-name="T123_37"><text:s/></text:span><text:span text:style-name="T123_38">de</text:span><text:span text:style-name="T123_39"><text:s/></text:span><text:span text:style-name="T123_40">entrenamiento</text:span><text:span text:style-name="T123_41"><text:s/></text:span><text:span text:style-name="T123_42">para</text:span><text:span text:style-name="T123_43"><text:s/></text:span><text:span text:style-name="T123_44">los</text:span><text:span text:style-name="T123_45"><text:s/></text:span><text:span text:style-name="T123_46">Altos</text:span><text:span text:style-name="T123_47"><text:s/></text:span><text:span text:style-name="T123_48">Templarios</text:span><text:span text:style-name="T123_49">.<text:s/></text:span><text:span text:style-name="T123_50">Estos</text:span><text:span text:style-name="T123_51"><text:s/></text:span><text:span text:style-name="T123_52">guerreros</text:span><text:span text:style-name="T123_53">,<text:s/></text:span><text:span text:style-name="T123_54">entrenados</text:span><text:span text:style-name="T123_55"><text:s/></text:span><text:span text:style-name="T123_56">en</text:span><text:span text:style-name="T123_57"><text:s/></text:span><text:span text:style-name="T123_58">el</text:span><text:span text:style-name="T123_59"><text:s/></text:span><text:span text:style-name="T123_60">manejo</text:span><text:span text:style-name="T123_61"><text:s/></text:span><text:span text:style-name="T123_62">de</text:span><text:span text:style-name="T123_63"><text:s/></text:span><text:span text:style-name="T123_64">los</text:span><text:span text:style-name="T123_65"><text:s/></text:span><text:span text:style-name="T123_66">impresionantes</text:span><text:span text:style-name="T123_67"><text:s/></text:span><text:span text:style-name="T123_68">poderes</text:span><text:span text:style-name="T123_69"><text:s/></text:span><text:span text:style-name="T123_70">psiónicos</text:span><text:span text:style-name="T123_71"><text:s/></text:span><text:span text:style-name="T123_72">de</text:span><text:span text:style-name="T123_73"><text:s/></text:span><text:span text:style-name="T123_74">su</text:span><text:span text:style-name="T123_75"><text:s/></text:span><text:span text:style-name="T123_76">raza</text:span><text:span text:style-name="T123_77">,<text:s/></text:span><text:span text:style-name="T123_78">utilizan</text:span><text:span text:style-name="T123_79"><text:s/></text:span><text:span text:style-name="T123_80">los</text:span><text:span text:style-name="T123_81"><text:s/></text:span><text:span text:style-name="T123_82">Archivos</text:span><text:span text:style-name="T123_83"><text:s/></text:span><text:span text:style-name="T123_84">para</text:span><text:span text:style-name="T123_85"><text:s/></text:span><text:span text:style-name="T123_86">comunicarse</text:span><text:span text:style-name="T123_87"><text:s/></text:span><text:span text:style-name="T123_88">con</text:span><text:span text:style-name="T123_89"><text:s/></text:span><text:span text:style-name="T123_90">sus</text:span><text:span text:style-name="T123_91"><text:s/></text:span><text:span text:style-name="T123_92">ancestros</text:span><text:span text:style-name="T123_93">.</text:span></text:p>
        </text:list-item>
      </text:list>
      <text:p text:style-name="P124"/>
      <table:table table:style-name="Table3"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3">
          <table:table-cell table:style-name="Cell51">
            <text:p text:style-name="P125"><text:span text:style-name="T125_1">Nombre</text:span></text:p>
          </table:table-cell>
          <table:table-cell table:style-name="Cell52">
            <text:p text:style-name="P126"><text:span text:style-name="T126_1">Costo</text:span></text:p>
          </table:table-cell>
          <table:table-cell table:style-name="Cell53">
            <text:p text:style-name="P127"><text:span text:style-name="T127_1">Tiempo</text:span><text:span text:style-name="T127_2"><text:s/></text:span><text:span text:style-name="T127_3">construcción</text:span></text:p>
          </table:table-cell>
          <table:table-cell table:style-name="Cell54">
            <text:p text:style-name="P128"><text:span text:style-name="T128_1">Vida</text:span></text:p>
          </table:table-cell>
          <table:table-cell table:style-name="Cell55">
            <text:p text:style-name="P129"><text:span text:style-name="T129_1">Unidad</text:span><text:span text:style-name="T129_2"><text:s/></text:span><text:span text:style-name="T129_3">que</text:span><text:span text:style-name="T129_4"><text:s/></text:span><text:span text:style-name="T129_5">habilita</text:span><text:span text:style-name="T129_6"><text:s/></text:span><text:span text:style-name="T129_7">a</text:span><text:span text:style-name="T129_8"><text:s/></text:span><text:span text:style-name="T129_9">construir</text:span></text:p>
          </table:table-cell>
        </table:table-row>
        <table:table-row table:style-name="Row14">
          <table:table-cell table:style-name="Cell56">
            <text:p text:style-name="P130"><text:span text:style-name="T130_1">Nexo</text:span><text:span text:style-name="T130_2"><text:s/></text:span><text:span text:style-name="T130_3">mineral</text:span></text:p>
          </table:table-cell>
          <table:table-cell table:style-name="Cell57">
            <text:p text:style-name="P131"><text:span text:style-name="T131_1">50<text:s/></text:span><text:span text:style-name="T131_2">M</text:span></text:p>
          </table:table-cell>
          <table:table-cell table:style-name="Cell58">
            <text:p text:style-name="P132"><text:span text:style-name="T132_1">4</text:span></text:p>
          </table:table-cell>
          <table:table-cell table:style-name="Cell59">
            <text:p text:style-name="P133"><text:span text:style-name="T133_1">250<text:s/></text:span><text:span text:style-name="T133_2">E</text:span><text:span text:style-name="T133_3">/<text:s/>250</text:span><text:span text:style-name="T133_4">V</text:span></text:p>
          </table:table-cell>
          <table:table-cell table:style-name="Cell60">
            <text:p text:style-name="P134"><text:span text:style-name="T134_1">-</text:span></text:p>
          </table:table-cell>
        </table:table-row>
        <table:table-row table:style-name="Row15">
          <table:table-cell table:style-name="Cell61">
            <text:p text:style-name="P135"><text:span text:style-name="T135_1">Pilón</text:span></text:p>
          </table:table-cell>
          <table:table-cell table:style-name="Cell62">
            <text:p text:style-name="P136"><text:span text:style-name="T136_1">100<text:s/></text:span><text:span text:style-name="T136_2">M</text:span></text:p>
          </table:table-cell>
          <table:table-cell table:style-name="Cell63">
            <text:p text:style-name="P137"><text:span text:style-name="T137_1">5</text:span></text:p>
          </table:table-cell>
          <table:table-cell table:style-name="Cell64">
            <text:p text:style-name="P138"><text:span text:style-name="T138_1">300<text:s/></text:span><text:span text:style-name="T138_2">E</text:span><text:span text:style-name="T138_3">/<text:s/>300<text:s/></text:span><text:span text:style-name="T138_4">V</text:span></text:p>
          </table:table-cell>
          <table:table-cell table:style-name="Cell65">
            <text:p text:style-name="P139"><text:span text:style-name="T139_1">-</text:span></text:p>
          </table:table-cell>
        </table:table-row>
        <table:table-row table:style-name="Row16">
          <table:table-cell table:style-name="Cell66">
            <text:p text:style-name="P140"><text:span text:style-name="T140_1">Asimilador</text:span></text:p>
          </table:table-cell>
          <table:table-cell table:style-name="Cell67">
            <text:p text:style-name="P141"><text:span text:style-name="T141_1">100<text:s/></text:span><text:span text:style-name="T141_2">M</text:span></text:p>
          </table:table-cell>
          <table:table-cell table:style-name="Cell68">
            <text:p text:style-name="P142"><text:span text:style-name="T142_1">6</text:span></text:p>
          </table:table-cell>
          <table:table-cell table:style-name="Cell69">
            <text:p text:style-name="P143"><text:span text:style-name="T143_1">450<text:s/></text:span><text:span text:style-name="T143_2">E</text:span><text:span text:style-name="T143_3"><text:s/>/<text:s/>450<text:s/></text:span><text:span text:style-name="T143_4">V</text:span></text:p>
          </table:table-cell>
          <table:table-cell table:style-name="Cell70">
            <text:p text:style-name="P144"><text:span text:style-name="T144_1">-</text:span></text:p>
          </table:table-cell>
        </table:table-row>
        <table:table-row table:style-name="Row17">
          <table:table-cell table:style-name="Cell71">
            <text:p text:style-name="P145"><text:span text:style-name="T145_1">Acceso</text:span></text:p>
          </table:table-cell>
          <table:table-cell table:style-name="Cell72">
            <text:p text:style-name="P146"><text:span text:style-name="T146_1">150<text:s/></text:span><text:span text:style-name="T146_2">M</text:span></text:p>
          </table:table-cell>
          <table:table-cell table:style-name="Cell73">
            <text:p text:style-name="P147"><text:span text:style-name="T147_1">8</text:span></text:p>
          </table:table-cell>
          <table:table-cell table:style-name="Cell74">
            <text:p text:style-name="P148"><text:span text:style-name="T148_1">500<text:s/></text:span><text:span text:style-name="T148_2">E</text:span><text:span text:style-name="T148_3"><text:s/>/<text:s/>500<text:s/></text:span><text:span text:style-name="T148_4">V</text:span></text:p>
          </table:table-cell>
          <table:table-cell table:style-name="Cell75">
            <text:list text:style-name="LS10" xml:id="list21">
              <text:list-item>
                <text:p text:style-name="P149"><text:span text:style-name="T149_1">Zealot</text:span></text:p>
              </text:list-item>
              <text:list-item>
                <text:p text:style-name="P150"><text:span text:style-name="T150_1">Dragón</text:span></text:p>
              </text:list-item>
            </text:list>
          </table:table-cell>
        </table:table-row>
        <table:table-row table:style-name="Row18">
          <table:table-cell table:style-name="Cell76">
            <text:p text:style-name="P151"><text:span text:style-name="T151_1">Puerto</text:span><text:span text:style-name="T151_2"><text:s/></text:span><text:span text:style-name="T151_3">Estelar</text:span></text:p>
          </table:table-cell>
          <table:table-cell table:style-name="Cell77">
            <text:p text:style-name="P152"><text:span text:style-name="T152_1">150<text:s/></text:span><text:span text:style-name="T152_2">M</text:span><text:span text:style-name="T152_3"><text:s/>/<text:s/>150<text:s/></text:span><text:span text:style-name="T152_4">G</text:span></text:p>
          </table:table-cell>
          <table:table-cell table:style-name="Cell78">
            <text:p text:style-name="P153"><text:span text:style-name="T153_1">10</text:span></text:p>
          </table:table-cell>
          <table:table-cell table:style-name="Cell79">
            <text:p text:style-name="P154"><text:span text:style-name="T154_1">600<text:s/></text:span><text:span text:style-name="T154_2">E</text:span><text:span text:style-name="T154_3"><text:s/>/<text:s/>600<text:s/></text:span><text:span text:style-name="T154_4">V</text:span></text:p>
          </table:table-cell>
          <table:table-cell table:style-name="Cell80">
            <text:list text:style-name="LS5" xml:id="list23">
              <text:list-item>
                <text:p text:style-name="P155"><text:span text:style-name="T155_1">Scout</text:span></text:p>
              </text:list-item>
              <text:list-item>
                <text:p text:style-name="P156"><text:span text:style-name="T156_1">Nave</text:span><text:span text:style-name="T156_2"><text:s/></text:span><text:span text:style-name="T156_3">de</text:span><text:span text:style-name="T156_4"><text:s/></text:span><text:span text:style-name="T156_5">transporte</text:span></text:p>
              </text:list-item>
            </text:list>
          </table:table-cell>
        </table:table-row>
        <table:table-row table:style-name="Row19">
          <table:table-cell table:style-name="Cell81">
            <text:p text:style-name="P157"><text:span text:style-name="T157_1">Archivos</text:span><text:span text:style-name="T157_2"><text:s/></text:span><text:span text:style-name="T157_3">Templarios</text:span></text:p>
          </table:table-cell>
          <table:table-cell table:style-name="Cell82">
            <text:p text:style-name="P158"><text:span text:style-name="T158_1">150<text:s/></text:span><text:span text:style-name="T158_2">M</text:span><text:span text:style-name="T158_3"><text:s/>/<text:s/>200<text:s/></text:span><text:span text:style-name="T158_4">G</text:span></text:p>
          </table:table-cell>
          <table:table-cell table:style-name="Cell83">
            <text:p text:style-name="P159"><text:span text:style-name="T159_1">9</text:span></text:p>
          </table:table-cell>
          <table:table-cell table:style-name="Cell84">
            <text:p text:style-name="P160"><text:span text:style-name="T160_1">500<text:s/></text:span><text:span text:style-name="T160_2">E</text:span><text:span text:style-name="T160_3"><text:s/>/<text:s/>500<text:s/></text:span><text:span text:style-name="T160_4">V</text:span></text:p>
          </table:table-cell>
          <table:table-cell table:style-name="Cell85">
            <text:list text:style-name="LS6" xml:id="list25">
              <text:list-item>
                <text:p text:style-name="P161"><text:span text:style-name="T161_1">Alto</text:span><text:span text:style-name="T161_2"><text:s/></text:span><text:span text:style-name="T161_3">templario</text:span></text:p>
              </text:list-item>
            </text:list>
          </table:table-cell>
        </table:table-row>
      </table:table>
      <text:p text:style-name="P162"/>
      <text:p text:style-name="P163"><text:span text:style-name="T163_1">Unidades</text:span><text:span text:style-name="T163_2"><text:note text:note-class="footnote"><text:note-citation/><text:note-body><text:p text:style-name="P164"><text:span text:style-name="T164_1"><text:s/></text:span><text:span text:style-name="T164_2">Las</text:span><text:span text:style-name="T164_3"><text:s/></text:span><text:span text:style-name="T164_4">unidades</text:span><text:span text:style-name="T164_5"><text:s/></text:span><text:span text:style-name="T164_6">con</text:span><text:span text:style-name="T164_7"><text:s/></text:span><text:span text:style-name="T164_8">transporte</text:span><text:span text:style-name="T164_9"><text:s/>=<text:s/>0<text:s/></text:span><text:span text:style-name="T164_10">indican</text:span><text:span text:style-name="T164_11"><text:s/></text:span><text:span text:style-name="T164_12">unidades</text:span><text:span text:style-name="T164_13"><text:s/></text:span><text:span text:style-name="T164_14">voladoras</text:span></text:p></text:note-body></text:note></text:span></text:p>
      <text:p text:style-name="P165"/>
      <text:p text:style-name="P166"><text:bookmark-start text:name="h.9sct8g4ssxkp"/><text:bookmark-end text:name="h.9sct8g4ssxkp"/><text:span text:style-name="T166_1">Terran</text:span></text:p>
      <table:table table:style-name="Table4"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row table:style-name="Row20">
          <table:table-cell table:style-name="Cell86">
            <text:p text:style-name="P167"><text:span text:style-name="T167_1">Nombre</text:span></text:p>
          </table:table-cell>
          <table:table-cell table:style-name="Cell87">
            <text:p text:style-name="P168"><text:span text:style-name="T168_1">Transporte</text:span></text:p>
          </table:table-cell>
          <table:table-cell table:style-name="Cell88">
            <text:p text:style-name="P169"><text:span text:style-name="T169_1">Visión</text:span></text:p>
          </table:table-cell>
          <table:table-cell table:style-name="Cell89">
            <text:p text:style-name="P170"><text:span text:style-name="T170_1">Costo</text:span></text:p>
          </table:table-cell>
          <table:table-cell table:style-name="Cell90">
            <text:p text:style-name="P171"><text:span text:style-name="T171_1">Tiempo</text:span><text:span text:style-name="T171_2"><text:s/></text:span><text:span text:style-name="T171_3">construcción</text:span></text:p>
          </table:table-cell>
          <table:table-cell table:style-name="Cell91">
            <text:p text:style-name="P172"><text:span text:style-name="T172_1">Daño</text:span></text:p>
          </table:table-cell>
          <table:table-cell table:style-name="Cell92">
            <text:p text:style-name="P173"><text:span text:style-name="T173_1">Suministro</text:span><text:span text:style-name="T173_2"><text:note text:note-class="footnote"><text:note-citation/><text:note-body><text:p text:style-name="P174"><text:span text:style-name="T174_1"><text:s/></text:span><text:span text:style-name="T174_2">Indica</text:span><text:span text:style-name="T174_3"><text:s/></text:span><text:span text:style-name="T174_4">la</text:span><text:span text:style-name="T174_5"><text:s/></text:span><text:span text:style-name="T174_6">cantidad</text:span><text:span text:style-name="T174_7"><text:s/></text:span><text:span text:style-name="T174_8">de</text:span><text:span text:style-name="T174_9"><text:s/></text:span><text:span text:style-name="T174_10">cupos</text:span><text:span text:style-name="T174_11"><text:s/></text:span><text:span text:style-name="T174_12">de</text:span><text:span text:style-name="T174_13"><text:s/></text:span><text:span text:style-name="T174_14">población</text:span><text:span text:style-name="T174_15"><text:s/></text:span><text:span text:style-name="T174_16">que</text:span><text:span text:style-name="T174_17"><text:s/></text:span><text:span text:style-name="T174_18">ocupa</text:span><text:span text:style-name="T174_19"><text:s/></text:span><text:span text:style-name="T174_20">la</text:span><text:span text:style-name="T174_21"><text:s/></text:span><text:span text:style-name="T174_22">unidad</text:span></text:p></text:note-body></text:note></text:span></text:p>
          </table:table-cell>
          <table:table-cell table:style-name="Cell93">
            <text:p text:style-name="P175"><text:span text:style-name="T175_1">Rango</text:span><text:span text:style-name="T175_2"><text:line-break/></text:span><text:span text:style-name="T175_3">Ataque</text:span></text:p>
          </table:table-cell>
          <table:table-cell table:style-name="Cell94">
            <text:p text:style-name="P176"><text:span text:style-name="T176_1">Vida</text:span></text:p>
          </table:table-cell>
        </table:table-row>
        <table:table-row table:style-name="Row21">
          <table:table-cell table:style-name="Cell95">
            <text:p text:style-name="P177"><text:span text:style-name="T177_1">Marine</text:span></text:p>
          </table:table-cell>
          <table:table-cell table:style-name="Cell96">
            <text:p text:style-name="P178"><text:span text:style-name="T178_1">1</text:span></text:p>
          </table:table-cell>
          <table:table-cell table:style-name="Cell97">
            <text:p text:style-name="P179"><text:span text:style-name="T179_1">7</text:span></text:p>
          </table:table-cell>
          <table:table-cell table:style-name="Cell98">
            <text:p text:style-name="P180"><text:span text:style-name="T180_1">50<text:s/></text:span><text:span text:style-name="T180_2">M</text:span></text:p>
          </table:table-cell>
          <table:table-cell table:style-name="Cell99">
            <text:p text:style-name="P181"><text:span text:style-name="T181_1">3</text:span></text:p>
          </table:table-cell>
          <table:table-cell table:style-name="Cell100">
            <text:p text:style-name="P182"><text:span text:style-name="T182_1">6<text:s/></text:span><text:span text:style-name="T182_2">A</text:span><text:span text:style-name="T182_3">ire</text:span><text:span text:style-name="T182_4"><text:s/>/<text:s/>6<text:s/></text:span><text:span text:style-name="T182_5">T</text:span><text:span text:style-name="T182_6">ierra</text:span></text:p>
          </table:table-cell>
          <table:table-cell table:style-name="Cell101">
            <text:p text:style-name="P183"><text:span text:style-name="T183_1">1</text:span></text:p>
          </table:table-cell>
          <table:table-cell table:style-name="Cell102">
            <text:p text:style-name="P184"><text:span text:style-name="T184_1">4</text:span></text:p>
          </table:table-cell>
          <table:table-cell table:style-name="Cell103">
            <text:p text:style-name="P185"><text:span text:style-name="T185_1">40</text:span></text:p>
          </table:table-cell>
        </table:table-row>
        <table:table-row table:style-name="Row22">
          <table:table-cell table:style-name="Cell104">
            <text:p text:style-name="P186"><text:span text:style-name="T186_1">Golliat</text:span></text:p>
          </table:table-cell>
          <table:table-cell table:style-name="Cell105">
            <text:p text:style-name="P187"><text:span text:style-name="T187_1">2</text:span></text:p>
          </table:table-cell>
          <table:table-cell table:style-name="Cell106">
            <text:p text:style-name="P188"><text:span text:style-name="T188_1">8</text:span></text:p>
          </table:table-cell>
          <table:table-cell table:style-name="Cell107">
            <text:p text:style-name="P189"><text:span text:style-name="T189_1">100<text:s/></text:span><text:span text:style-name="T189_2">M</text:span><text:span text:style-name="T189_3"><text:s/>/<text:s/>50<text:s/></text:span><text:span text:style-name="T189_4">G</text:span></text:p>
          </table:table-cell>
          <table:table-cell table:style-name="Cell108">
            <text:p text:style-name="P190"><text:span text:style-name="T190_1">6</text:span></text:p>
          </table:table-cell>
          <table:table-cell table:style-name="Cell109">
            <text:p text:style-name="P191"><text:span text:style-name="T191_1">10<text:s/></text:span><text:span text:style-name="T191_2">A</text:span><text:span text:style-name="T191_3"><text:s/>/<text:s/>12<text:s/></text:span><text:span text:style-name="T191_4">T</text:span></text:p>
          </table:table-cell>
          <table:table-cell table:style-name="Cell110">
            <text:p text:style-name="P192"><text:span text:style-name="T192_1">2</text:span></text:p>
          </table:table-cell>
          <table:table-cell table:style-name="Cell111">
            <text:p text:style-name="P193"><text:span text:style-name="T193_1">5<text:s/></text:span><text:span text:style-name="T193_2">A</text:span><text:span text:style-name="T193_3"><text:s/>/<text:s/>6<text:s/></text:span><text:span text:style-name="T193_4">T</text:span><text:span text:style-name="T193_5"><text:s/></text:span></text:p>
          </table:table-cell>
          <table:table-cell table:style-name="Cell112">
            <text:p text:style-name="P194"><text:span text:style-name="T194_1">125</text:span></text:p>
          </table:table-cell>
        </table:table-row>
        <table:table-row table:style-name="Row23">
          <table:table-cell table:style-name="Cell113">
            <text:p text:style-name="P195"><text:span text:style-name="T195_1">Espectro</text:span></text:p>
          </table:table-cell>
          <table:table-cell table:style-name="Cell114">
            <text:p text:style-name="P196"><text:span text:style-name="T196_1">0</text:span></text:p>
          </table:table-cell>
          <table:table-cell table:style-name="Cell115">
            <text:p text:style-name="P197"><text:span text:style-name="T197_1">7</text:span></text:p>
          </table:table-cell>
          <table:table-cell table:style-name="Cell116">
            <text:p text:style-name="P198"><text:span text:style-name="T198_1">150<text:s/></text:span><text:span text:style-name="T198_2">M</text:span><text:span text:style-name="T198_3"><text:s/>/<text:s/>100<text:s/></text:span><text:span text:style-name="T198_4">G</text:span></text:p>
          </table:table-cell>
          <table:table-cell table:style-name="Cell117">
            <text:p text:style-name="P199"><text:span text:style-name="T199_1">8</text:span></text:p>
          </table:table-cell>
          <table:table-cell table:style-name="Cell118">
            <text:p text:style-name="P200"><text:span text:style-name="T200_1">20<text:s/></text:span><text:span text:style-name="T200_2">A</text:span><text:span text:style-name="T200_3"><text:s/>/<text:s/>8<text:s/></text:span><text:span text:style-name="T200_4">T</text:span></text:p>
          </table:table-cell>
          <table:table-cell table:style-name="Cell119">
            <text:p text:style-name="P201"><text:span text:style-name="T201_1">2</text:span></text:p>
          </table:table-cell>
          <table:table-cell table:style-name="Cell120">
            <text:p text:style-name="P202"><text:span text:style-name="T202_1">5</text:span></text:p>
          </table:table-cell>
          <table:table-cell table:style-name="Cell121">
            <text:p text:style-name="P203"><text:span text:style-name="T203_1">120</text:span></text:p>
          </table:table-cell>
        </table:table-row>
        <table:table-row table:style-name="Row24">
          <table:table-cell table:style-name="Cell122">
            <text:p text:style-name="P204"><text:span text:style-name="T204_1">Nave</text:span><text:span text:style-name="T204_2"><text:s/></text:span><text:span text:style-name="T204_3">Ciencia</text:span></text:p>
          </table:table-cell>
          <table:table-cell table:style-name="Cell123">
            <text:p text:style-name="P205"><text:span text:style-name="T205_1">0</text:span></text:p>
          </table:table-cell>
          <table:table-cell table:style-name="Cell124">
            <text:p text:style-name="P206"><text:span text:style-name="T206_1">10</text:span></text:p>
          </table:table-cell>
          <table:table-cell table:style-name="Cell125">
            <text:p text:style-name="P207"><text:span text:style-name="T207_1">100<text:s/></text:span><text:span text:style-name="T207_2">M</text:span><text:span text:style-name="T207_3"><text:s/>/<text:s/>225<text:s/></text:span><text:span text:style-name="T207_4">G</text:span></text:p>
          </table:table-cell>
          <table:table-cell table:style-name="Cell126">
            <text:p text:style-name="P208"><text:span text:style-name="T208_1">10</text:span></text:p>
          </table:table-cell>
          <table:table-cell table:style-name="Cell127">
            <text:p text:style-name="P209"><text:span text:style-name="T209_1">0</text:span></text:p>
          </table:table-cell>
          <table:table-cell table:style-name="Cell128">
            <text:p text:style-name="P210"><text:span text:style-name="T210_1">2</text:span></text:p>
          </table:table-cell>
          <table:table-cell table:style-name="Cell129">
            <text:p text:style-name="P211"><text:span text:style-name="T211_1">0</text:span></text:p>
          </table:table-cell>
          <table:table-cell table:style-name="Cell130">
            <text:p text:style-name="P212"><text:span text:style-name="T212_1">200</text:span></text:p>
          </table:table-cell>
        </table:table-row>
        <table:table-row table:style-name="Row25">
          <table:table-cell table:style-name="Cell131">
            <text:p text:style-name="P213"><text:span text:style-name="T213_1">Nave</text:span><text:span text:style-name="T213_2"><text:s/></text:span><text:span text:style-name="T213_3">Transporte</text:span></text:p>
          </table:table-cell>
          <table:table-cell table:style-name="Cell132">
            <text:p text:style-name="P214"><text:span text:style-name="T214_1">Capacidad</text:span><text:span text:style-name="T214_2"><text:s/>8</text:span></text:p>
          </table:table-cell>
          <table:table-cell table:style-name="Cell133">
            <text:p text:style-name="P215"><text:span text:style-name="T215_1">8</text:span></text:p>
          </table:table-cell>
          <table:table-cell table:style-name="Cell134">
            <text:p text:style-name="P216"><text:span text:style-name="T216_1">100<text:s/></text:span><text:span text:style-name="T216_2">M</text:span><text:span text:style-name="T216_3"><text:s/>/<text:s/>100<text:s/></text:span><text:span text:style-name="T216_4">G</text:span></text:p>
          </table:table-cell>
          <table:table-cell table:style-name="Cell135">
            <text:p text:style-name="P217"><text:span text:style-name="T217_1">7</text:span></text:p>
          </table:table-cell>
          <table:table-cell table:style-name="Cell136">
            <text:p text:style-name="P218"><text:span text:style-name="T218_1">0</text:span></text:p>
          </table:table-cell>
          <table:table-cell table:style-name="Cell137">
            <text:p text:style-name="P219"><text:span text:style-name="T219_1">2</text:span></text:p>
          </table:table-cell>
          <table:table-cell table:style-name="Cell138">
            <text:p text:style-name="P220"><text:span text:style-name="T220_1">0</text:span></text:p>
          </table:table-cell>
          <table:table-cell table:style-name="Cell139">
            <text:p text:style-name="P221"><text:span text:style-name="T221_1">150</text:span></text:p>
          </table:table-cell>
        </table:table-row>
      </table:table>
      <text:p text:style-name="P222"/>
      <text:p text:style-name="P223"><text:span text:style-name="T223_1">Unidades</text:span><text:span text:style-name="T223_2"><text:s/></text:span><text:span text:style-name="T223_3">mágicas</text:span><text:span text:style-name="T223_4">.</text:span><text:span text:style-name="T223_5"><text:s/></text:span><text:span text:style-name="T223_6">Las</text:span><text:span text:style-name="T223_7"><text:s/></text:span><text:span text:style-name="T223_8">unidades</text:span><text:span text:style-name="T223_9"><text:s/></text:span><text:span text:style-name="T223_10">mágicas</text:span><text:span text:style-name="T223_11"><text:s/></text:span><text:span text:style-name="T223_12">además</text:span><text:span text:style-name="T223_13"><text:s/></text:span><text:span text:style-name="T223_14">de</text:span><text:span text:style-name="T223_15"><text:s/></text:span><text:span text:style-name="T223_16">tener</text:span><text:span text:style-name="T223_17"><text:s/></text:span><text:span text:style-name="T223_18">su</text:span><text:span text:style-name="T223_19"><text:s/></text:span><text:span text:style-name="T223_20">vida</text:span><text:span text:style-name="T223_21">,<text:s/></text:span><text:span text:style-name="T223_22">cargan</text:span><text:span text:style-name="T223_23"><text:s/>“</text:span><text:span text:style-name="T223_24">energía</text:span><text:span text:style-name="T223_25">”<text:s/></text:span><text:span text:style-name="T223_26">que</text:span><text:span text:style-name="T223_27"><text:s/></text:span><text:span text:style-name="T223_28">le</text:span><text:span text:style-name="T223_29"><text:s/></text:span><text:span text:style-name="T223_30">permiten</text:span><text:span text:style-name="T223_31"><text:s/></text:span><text:span text:style-name="T223_32">disparar</text:span><text:span text:style-name="T223_33"><text:s/></text:span><text:span text:style-name="T223_34">sus</text:span><text:span text:style-name="T223_35"><text:s/></text:span><text:span text:style-name="T223_36">magias</text:span><text:span text:style-name="T223_37">.<text:s/></text:span><text:span text:style-name="T223_38">Para</text:span><text:span text:style-name="T223_39"><text:s/></text:span><text:span text:style-name="T223_40">el</text:span><text:span text:style-name="T223_41"><text:s/></text:span><text:span text:style-name="T223_42">caso</text:span><text:span text:style-name="T223_43"><text:s/></text:span><text:span text:style-name="T223_44">de</text:span><text:span text:style-name="T223_45"><text:s/></text:span><text:span text:style-name="T223_46">los</text:span><text:span text:style-name="T223_47"><text:s/></text:span><text:span text:style-name="T223_48">terran</text:span><text:span text:style-name="T223_49">,<text:s/></text:span><text:span text:style-name="T223_50">tenemos</text:span><text:span text:style-name="T223_51">:</text:span></text:p>
      <text:p text:style-name="P224"/>
      <text:p text:style-name="P225"><text:span text:style-name="T225_1">Nave</text:span><text:span text:style-name="T225_2"><text:s/></text:span><text:span text:style-name="T225_3">de</text:span><text:span text:style-name="T225_4"><text:s/></text:span><text:span text:style-name="T225_5">Ciencia</text:span><text:span text:style-name="T225_6">:<text:s/></text:span><text:span text:style-name="T225_7">Cada</text:span><text:span text:style-name="T225_8"><text:s/></text:span><text:span text:style-name="T225_9">turno</text:span><text:span text:style-name="T225_10"><text:s/></text:span><text:span text:style-name="T225_11">carga</text:span><text:span text:style-name="T225_12"><text:s/>+10<text:s/></text:span><text:span text:style-name="T225_13">de</text:span><text:span text:style-name="T225_14"><text:s/></text:span><text:span text:style-name="T225_15">energía</text:span><text:span text:style-name="T225_16">.<text:s/></text:span><text:span text:style-name="T225_17">Tiene</text:span><text:span text:style-name="T225_18"><text:s/></text:span><text:span text:style-name="T225_19">una</text:span><text:span text:style-name="T225_20"><text:s/></text:span><text:span text:style-name="T225_21">capacidad</text:span><text:span text:style-name="T225_22"><text:s/></text:span><text:span text:style-name="T225_23">máxima</text:span><text:span text:style-name="T225_24"><text:s/></text:span><text:span text:style-name="T225_25">de</text:span><text:span text:style-name="T225_26"><text:s/>200<text:s/></text:span><text:span text:style-name="T225_27">energía</text:span><text:span text:style-name="T225_28">.<text:s/></text:span><text:span text:style-name="T225_29">Al</text:span><text:span text:style-name="T225_30"><text:s/></text:span><text:span text:style-name="T225_31">crearla</text:span><text:span text:style-name="T225_32"><text:s/></text:span><text:span text:style-name="T225_33">empieza</text:span><text:span text:style-name="T225_34"><text:s/></text:span><text:span text:style-name="T225_35">con</text:span><text:span text:style-name="T225_36"><text:s/>50<text:s/></text:span><text:span text:style-name="T225_37">de</text:span><text:span text:style-name="T225_38"><text:s/></text:span><text:span text:style-name="T225_39">energía</text:span><text:span text:style-name="T225_40">.<text:s/></text:span><text:span text:style-name="T225_41">Posee</text:span><text:span text:style-name="T225_42"><text:s/>2<text:s/></text:span><text:span text:style-name="T225_43">magias</text:span><text:span text:style-name="T225_44">:</text:span></text:p>
      <text:p text:style-name="P226"/>
      <text:p text:style-name="P227"><text:span text:style-name="T227_1">EMP</text:span><text:span text:style-name="T227_2"><text:note text:note-class="footnote"><text:note-citation/><text:note-body><text:p text:style-name="P228"><text:span text:style-name="T228_1"><text:s/></text:span><text:span text:style-name="T228_2">El</text:span><text:span text:style-name="T228_3"><text:s/></text:span><text:span text:style-name="T228_4">EMP</text:span><text:span text:style-name="T228_5"><text:s/></text:span><text:span text:style-name="T228_6">NO</text:span><text:span text:style-name="T228_7"><text:s/></text:span><text:span text:style-name="T228_8">afecta</text:span><text:span text:style-name="T228_9"><text:s/></text:span><text:span text:style-name="T228_10">a</text:span><text:span text:style-name="T228_11"><text:s/></text:span><text:span text:style-name="T228_12">los</text:span><text:span text:style-name="T228_13"><text:s/></text:span><text:span text:style-name="T228_14">edificios</text:span><text:span text:style-name="T228_15">.</text:span></text:p></text:note-body></text:note></text:span><text:span text:style-name="T228_16">:<text:s/></text:span><text:span text:style-name="T228_17">Tira</text:span><text:span text:style-name="T228_18"><text:s/></text:span><text:span text:style-name="T228_19">un</text:span><text:span text:style-name="T228_20"><text:s/></text:span><text:span text:style-name="T228_21">misil</text:span><text:span text:style-name="T228_22"><text:s/></text:span><text:span text:style-name="T228_23">que</text:span><text:span text:style-name="T228_24"><text:s/></text:span><text:span text:style-name="T228_25">al</text:span><text:span text:style-name="T228_26"><text:s/></text:span><text:span text:style-name="T228_27">impactar</text:span><text:span text:style-name="T228_28"><text:s/></text:span><text:span text:style-name="T228_29">en</text:span><text:span text:style-name="T228_30"><text:s/></text:span><text:span text:style-name="T228_31">un</text:span><text:span text:style-name="T228_32"><text:s/></text:span><text:span text:style-name="T228_33">radio</text:span><text:span text:style-name="T228_34">,<text:s/></text:span><text:span text:style-name="T228_35">causa</text:span><text:span text:style-name="T228_36"><text:s/></text:span><text:span text:style-name="T228_37">que</text:span><text:span text:style-name="T228_38"><text:s/></text:span><text:span text:style-name="T228_39">las</text:span><text:span text:style-name="T228_40"><text:s/></text:span><text:span text:style-name="T228_41">unidades</text:span><text:span text:style-name="T228_42"><text:s/></text:span><text:span text:style-name="T228_43">enemigas</text:span><text:span text:style-name="T228_44"><text:s/></text:span><text:span text:style-name="T228_45">pierdan</text:span><text:span text:style-name="T228_46"><text:s/></text:span><text:span text:style-name="T228_47">su</text:span><text:span text:style-name="T228_48"><text:s/></text:span><text:span text:style-name="T228_49">energía</text:span><text:span text:style-name="T228_50"><text:s/>(</text:span><text:span text:style-name="T228_51">para</text:span><text:span text:style-name="T228_52"><text:s/></text:span><text:span text:style-name="T228_53">las</text:span><text:span text:style-name="T228_54"><text:s/></text:span><text:span text:style-name="T228_55">unidades</text:span><text:span text:style-name="T228_56"><text:s/></text:span><text:span text:style-name="T228_57">mágicas</text:span><text:span text:style-name="T228_58">)<text:s/></text:span><text:span text:style-name="T228_59">o</text:span><text:span text:style-name="T228_60"><text:s/></text:span><text:span text:style-name="T228_61">su</text:span><text:span text:style-name="T228_62"><text:s/></text:span><text:span text:style-name="T228_63">escudo</text:span><text:span text:style-name="T228_64"><text:s/></text:span><text:span text:style-name="T228_65">en</text:span><text:span text:style-name="T228_66"><text:s/></text:span><text:span text:style-name="T228_67">el</text:span><text:span text:style-name="T228_68"><text:s/></text:span><text:span text:style-name="T228_69">caso</text:span><text:span text:style-name="T228_70"><text:s/></text:span><text:span text:style-name="T228_71">de</text:span><text:span text:style-name="T228_72"><text:s/></text:span><text:span text:style-name="T228_73">los</text:span><text:span text:style-name="T228_74"><text:s/></text:span><text:span text:style-name="T228_75">protoss</text:span><text:span text:style-name="T228_76">.<text:s/>(</text:span><text:span text:style-name="T228_77">Cuesta</text:span><text:span text:style-name="T228_78"><text:s/>100<text:s/></text:span><text:span text:style-name="T228_79">energía</text:span><text:span text:style-name="T228_80">)</text:span></text:p>
      <text:p text:style-name="P229"/>
      <text:p text:style-name="P230"><text:span text:style-name="T230_1">Radiación</text:span><text:span text:style-name="T230_2">:<text:s/></text:span><text:span text:style-name="T230_3">Afecta</text:span><text:span text:style-name="T230_4"><text:s/></text:span><text:span text:style-name="T230_5">a</text:span><text:span text:style-name="T230_6"><text:s/></text:span><text:span text:style-name="T230_7">una</text:span><text:span text:style-name="T230_8"><text:s/></text:span><text:span text:style-name="T230_9">unidad</text:span><text:span text:style-name="T230_10"><text:s/></text:span><text:span text:style-name="T230_11">en</text:span><text:span text:style-name="T230_12"><text:s/></text:span><text:span text:style-name="T230_13">particular</text:span><text:span text:style-name="T230_14"><text:s/></text:span><text:span text:style-name="T230_15">y</text:span><text:span text:style-name="T230_16"><text:s/></text:span><text:span text:style-name="T230_17">la</text:span><text:span text:style-name="T230_18"><text:s/></text:span><text:span text:style-name="T230_19">consume</text:span><text:span text:style-name="T230_20"><text:s/></text:span><text:span text:style-name="T230_21">lentamente</text:span><text:span text:style-name="T230_22"><text:s/></text:span><text:span text:style-name="T230_23">hasta</text:span><text:span text:style-name="T230_24"><text:s/></text:span><text:span text:style-name="T230_25">matarla</text:span><text:span text:style-name="T230_26">.<text:s/></text:span><text:span text:style-name="T230_27">Cualquier</text:span><text:span text:style-name="T230_28"><text:s/></text:span><text:span text:style-name="T230_29">otra</text:span><text:span text:style-name="T230_30"><text:s/></text:span><text:span text:style-name="T230_31">unidad</text:span><text:span text:style-name="T230_32"><text:s/></text:span><text:span text:style-name="T230_33">que</text:span><text:span text:style-name="T230_34"><text:s/></text:span><text:span text:style-name="T230_35">esté</text:span><text:span text:style-name="T230_36"><text:s/></text:span><text:span text:style-name="T230_37">exactamente</text:span><text:span text:style-name="T230_38"><text:s/></text:span><text:span text:style-name="T230_39">al</text:span><text:span text:style-name="T230_40"><text:s/></text:span><text:span text:style-name="T230_41">lado</text:span><text:span text:style-name="T230_42">,<text:s/></text:span><text:span text:style-name="T230_43">también</text:span><text:span text:style-name="T230_44"><text:s/></text:span><text:span text:style-name="T230_45">pierde</text:span><text:span text:style-name="T230_46"><text:s/></text:span><text:span text:style-name="T230_47">vida</text:span><text:span text:style-name="T230_48"><text:s/></text:span><text:span text:style-name="T230_49">mientras</text:span><text:span text:style-name="T230_50"><text:s/></text:span><text:span text:style-name="T230_51">esté</text:span><text:span text:style-name="T230_52"><text:s/></text:span><text:span text:style-name="T230_53">a</text:span><text:span text:style-name="T230_54"><text:s/></text:span><text:span text:style-name="T230_55">distancia</text:span><text:span text:style-name="T230_56"><text:s/>1<text:s/></text:span><text:span text:style-name="T230_57">del</text:span><text:span text:style-name="T230_58"><text:s/></text:span><text:span text:style-name="T230_59">irradiado</text:span><text:span text:style-name="T230_60">.<text:s/>(</text:span><text:span text:style-name="T230_61">Cuesta</text:span><text:span text:style-name="T230_62"><text:s/>75<text:s/></text:span><text:span text:style-name="T230_63">de</text:span><text:span text:style-name="T230_64"><text:s/></text:span><text:span text:style-name="T230_65">energía</text:span><text:span text:style-name="T230_66">)</text:span></text:p>
      <text:p text:style-name="P231"/>
      <text:p text:style-name="P232"><text:span text:style-name="T232_1">Protoss</text:span></text:p>
      <text:p text:style-name="P233"/>
      <table:table table:style-name="Table5"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column table:style-name="Column29"/>
        <table:table-column table:style-name="Column30"/>
        <table:table-column table:style-name="Column31"/>
        <table:table-row table:style-name="Row26">
          <table:table-cell table:style-name="Cell140">
            <text:p text:style-name="P234"><text:span text:style-name="T234_1">Nombre</text:span></text:p>
          </table:table-cell>
          <table:table-cell table:style-name="Cell141">
            <text:p text:style-name="P235"><text:span text:style-name="T235_1">Transporte</text:span></text:p>
          </table:table-cell>
          <table:table-cell table:style-name="Cell142">
            <text:p text:style-name="P236"><text:span text:style-name="T236_1">Visión</text:span></text:p>
          </table:table-cell>
          <table:table-cell table:style-name="Cell143">
            <text:p text:style-name="P237"><text:span text:style-name="T237_1">Costo</text:span></text:p>
          </table:table-cell>
          <table:table-cell table:style-name="Cell144">
            <text:p text:style-name="P238"><text:span text:style-name="T238_1">Tiempo</text:span><text:span text:style-name="T238_2"><text:s/></text:span><text:span text:style-name="T238_3">construcción</text:span></text:p>
          </table:table-cell>
          <table:table-cell table:style-name="Cell145">
            <text:p text:style-name="P239"><text:span text:style-name="T239_1">Daño</text:span></text:p>
          </table:table-cell>
          <table:table-cell table:style-name="Cell146">
            <text:p text:style-name="P240"><text:span text:style-name="T240_1">Suministro</text:span></text:p>
          </table:table-cell>
          <table:table-cell table:style-name="Cell147">
            <text:p text:style-name="P241"><text:span text:style-name="T241_1">Rango</text:span><text:span text:style-name="T241_2"><text:line-break/></text:span><text:span text:style-name="T241_3">Ataque</text:span></text:p>
          </table:table-cell>
          <table:table-cell table:style-name="Cell148">
            <text:p text:style-name="P242"><text:span text:style-name="T242_1">Vida</text:span></text:p>
            <text:p text:style-name="P243"><text:span text:style-name="T243_1">E</text:span><text:span text:style-name="T243_2"><text:s/>/<text:s/></text:span><text:span text:style-name="T243_3">V</text:span></text:p>
          </table:table-cell>
        </table:table-row>
        <table:table-row table:style-name="Row27">
          <table:table-cell table:style-name="Cell149">
            <text:p text:style-name="P244"><text:span text:style-name="T244_1">Zealot</text:span></text:p>
          </table:table-cell>
          <table:table-cell table:style-name="Cell150">
            <text:p text:style-name="P245"><text:span text:style-name="T245_1">2</text:span></text:p>
          </table:table-cell>
          <table:table-cell table:style-name="Cell151">
            <text:p text:style-name="P246"><text:span text:style-name="T246_1">7</text:span></text:p>
          </table:table-cell>
          <table:table-cell table:style-name="Cell152">
            <text:p text:style-name="P247"><text:span text:style-name="T247_1">100<text:s/></text:span><text:span text:style-name="T247_2">M</text:span></text:p>
          </table:table-cell>
          <table:table-cell table:style-name="Cell153">
            <text:p text:style-name="P248"><text:span text:style-name="T248_1">4</text:span></text:p>
          </table:table-cell>
          <table:table-cell table:style-name="Cell154">
            <text:p text:style-name="P249"><text:span text:style-name="T249_1">8<text:s/></text:span><text:span text:style-name="T249_2">T</text:span></text:p>
          </table:table-cell>
          <table:table-cell table:style-name="Cell155">
            <text:p text:style-name="P250"><text:span text:style-name="T250_1">2</text:span></text:p>
          </table:table-cell>
          <table:table-cell table:style-name="Cell156">
            <text:p text:style-name="P251"><text:span text:style-name="T251_1">1</text:span></text:p>
          </table:table-cell>
          <table:table-cell table:style-name="Cell157">
            <text:p text:style-name="P252"><text:span text:style-name="T252_1">60/100</text:span></text:p>
          </table:table-cell>
        </table:table-row>
        <table:table-row table:style-name="Row28">
          <table:table-cell table:style-name="Cell158">
            <text:p text:style-name="P253"><text:span text:style-name="T253_1">Dragon</text:span></text:p>
          </table:table-cell>
          <table:table-cell table:style-name="Cell159">
            <text:p text:style-name="P254"><text:span text:style-name="T254_1">4</text:span></text:p>
          </table:table-cell>
          <table:table-cell table:style-name="Cell160">
            <text:p text:style-name="P255"><text:span text:style-name="T255_1">8</text:span></text:p>
          </table:table-cell>
          <table:table-cell table:style-name="Cell161">
            <text:p text:style-name="P256"><text:span text:style-name="T256_1">125<text:s/></text:span><text:span text:style-name="T256_2">M</text:span><text:span text:style-name="T256_3"><text:s/>/<text:s/>50<text:s/></text:span><text:span text:style-name="T256_4">G</text:span></text:p>
          </table:table-cell>
          <table:table-cell table:style-name="Cell162">
            <text:p text:style-name="P257"><text:span text:style-name="T257_1">6</text:span></text:p>
          </table:table-cell>
          <table:table-cell table:style-name="Cell163">
            <text:p text:style-name="P258"><text:span text:style-name="T258_1">20<text:s/></text:span><text:span text:style-name="T258_2">A</text:span><text:span text:style-name="T258_3"><text:s/>/<text:s/>20<text:s/></text:span><text:span text:style-name="T258_4">T</text:span></text:p>
          </table:table-cell>
          <table:table-cell table:style-name="Cell164">
            <text:p text:style-name="P259"><text:span text:style-name="T259_1">2</text:span></text:p>
          </table:table-cell>
          <table:table-cell table:style-name="Cell165">
            <text:p text:style-name="P260"><text:span text:style-name="T260_1">4<text:s/></text:span></text:p>
          </table:table-cell>
          <table:table-cell table:style-name="Cell166">
            <text:p text:style-name="P261"><text:span text:style-name="T261_1">80/100</text:span></text:p>
          </table:table-cell>
        </table:table-row>
        <table:table-row table:style-name="Row29">
          <table:table-cell table:style-name="Cell167">
            <text:p text:style-name="P262"><text:span text:style-name="T262_1">Scout</text:span></text:p>
          </table:table-cell>
          <table:table-cell table:style-name="Cell168">
            <text:p text:style-name="P263"><text:span text:style-name="T263_1">0</text:span></text:p>
          </table:table-cell>
          <table:table-cell table:style-name="Cell169">
            <text:p text:style-name="P264"><text:span text:style-name="T264_1">7</text:span></text:p>
          </table:table-cell>
          <table:table-cell table:style-name="Cell170">
            <text:p text:style-name="P265"><text:span text:style-name="T265_1">300<text:s/></text:span><text:span text:style-name="T265_2">M</text:span><text:span text:style-name="T265_3"><text:s/>/<text:s/>150<text:s/></text:span><text:span text:style-name="T265_4">G</text:span></text:p>
          </table:table-cell>
          <table:table-cell table:style-name="Cell171">
            <text:p text:style-name="P266"><text:span text:style-name="T266_1">9</text:span></text:p>
          </table:table-cell>
          <table:table-cell table:style-name="Cell172">
            <text:p text:style-name="P267"><text:span text:style-name="T267_1">14<text:s/></text:span><text:span text:style-name="T267_2">A</text:span><text:span text:style-name="T267_3"><text:s/>/<text:s/>8<text:s/></text:span><text:span text:style-name="T267_4">T</text:span></text:p>
          </table:table-cell>
          <table:table-cell table:style-name="Cell173">
            <text:p text:style-name="P268"><text:span text:style-name="T268_1">3</text:span></text:p>
          </table:table-cell>
          <table:table-cell table:style-name="Cell174">
            <text:p text:style-name="P269"><text:span text:style-name="T269_1">4</text:span></text:p>
          </table:table-cell>
          <table:table-cell table:style-name="Cell175">
            <text:p text:style-name="P270"><text:span text:style-name="T270_1">100/150</text:span></text:p>
          </table:table-cell>
        </table:table-row>
        <table:table-row table:style-name="Row30">
          <table:table-cell table:style-name="Cell176">
            <text:p text:style-name="P271"><text:span text:style-name="T271_1">Alto</text:span><text:span text:style-name="T271_2"><text:s/></text:span><text:span text:style-name="T271_3">Templario</text:span></text:p>
          </table:table-cell>
          <table:table-cell table:style-name="Cell177">
            <text:p text:style-name="P272"><text:span text:style-name="T272_1">2</text:span></text:p>
          </table:table-cell>
          <table:table-cell table:style-name="Cell178">
            <text:p text:style-name="P273"><text:span text:style-name="T273_1">7</text:span></text:p>
          </table:table-cell>
          <table:table-cell table:style-name="Cell179">
            <text:p text:style-name="P274"><text:span text:style-name="T274_1">50<text:s/></text:span><text:span text:style-name="T274_2">M</text:span><text:span text:style-name="T274_3"><text:s/>/<text:s/>150<text:s/></text:span><text:span text:style-name="T274_4">G</text:span></text:p>
          </table:table-cell>
          <table:table-cell table:style-name="Cell180">
            <text:p text:style-name="P275"><text:span text:style-name="T275_1">7</text:span></text:p>
          </table:table-cell>
          <table:table-cell table:style-name="Cell181">
            <text:p text:style-name="P276"><text:span text:style-name="T276_1">0</text:span></text:p>
          </table:table-cell>
          <table:table-cell table:style-name="Cell182">
            <text:p text:style-name="P277"><text:span text:style-name="T277_1">2</text:span></text:p>
          </table:table-cell>
          <table:table-cell table:style-name="Cell183">
            <text:p text:style-name="P278"><text:span text:style-name="T278_1">0</text:span></text:p>
          </table:table-cell>
          <table:table-cell table:style-name="Cell184">
            <text:p text:style-name="P279"><text:span text:style-name="T279_1">40<text:s/>/<text:s/>40</text:span></text:p>
          </table:table-cell>
        </table:table-row>
        <table:table-row table:style-name="Row31">
          <table:table-cell table:style-name="Cell185">
            <text:p text:style-name="P280"><text:span text:style-name="T280_1">Nave</text:span><text:span text:style-name="T280_2"><text:s/></text:span><text:span text:style-name="T280_3">Transporte</text:span></text:p>
          </table:table-cell>
          <table:table-cell table:style-name="Cell186">
            <text:p text:style-name="P281"><text:span text:style-name="T281_1">Capacidad</text:span><text:span text:style-name="T281_2"><text:s/>8</text:span></text:p>
          </table:table-cell>
          <table:table-cell table:style-name="Cell187">
            <text:p text:style-name="P282"><text:span text:style-name="T282_1">8</text:span></text:p>
          </table:table-cell>
          <table:table-cell table:style-name="Cell188">
            <text:p text:style-name="P283"><text:span text:style-name="T283_1">200<text:s/></text:span><text:span text:style-name="T283_2">M</text:span><text:span text:style-name="T283_3"><text:s/></text:span></text:p>
          </table:table-cell>
          <table:table-cell table:style-name="Cell189">
            <text:p text:style-name="P284"><text:span text:style-name="T284_1">8</text:span></text:p>
          </table:table-cell>
          <table:table-cell table:style-name="Cell190">
            <text:p text:style-name="P285"><text:span text:style-name="T285_1">0</text:span></text:p>
          </table:table-cell>
          <table:table-cell table:style-name="Cell191">
            <text:p text:style-name="P286"><text:span text:style-name="T286_1">2</text:span></text:p>
          </table:table-cell>
          <table:table-cell table:style-name="Cell192">
            <text:p text:style-name="P287"><text:span text:style-name="T287_1">0</text:span></text:p>
          </table:table-cell>
          <table:table-cell table:style-name="Cell193">
            <text:p text:style-name="P288"><text:span text:style-name="T288_1">60<text:s/>/<text:s/>80</text:span></text:p>
          </table:table-cell>
        </table:table-row>
      </table:table>
      <text:p text:style-name="P289"/>
      <table:table table:style-name="Table6">
        <table:table-column table:style-name="Column32"/>
        <table:table-column table:style-name="Column33"/>
        <table:table-row table:style-name="Row32">
          <table:table-cell table:style-name="Cell194">
            <text:p text:style-name="P290"/>
            <text:p text:style-name="P291"><text:span text:style-name="T291_1">Alto</text:span><text:span text:style-name="T291_2"><text:s/></text:span><text:span text:style-name="T291_3">templario</text:span><text:span text:style-name="T291_4">:<text:s/></text:span><text:span text:style-name="T291_5">Cada</text:span><text:span text:style-name="T291_6"><text:s/></text:span><text:span text:style-name="T291_7">turno</text:span><text:span text:style-name="T291_8"><text:s/></text:span><text:span text:style-name="T291_9">carga</text:span><text:span text:style-name="T291_10"><text:s/>+15<text:s/></text:span><text:span text:style-name="T291_11">de</text:span><text:span text:style-name="T291_12"><text:s/></text:span><text:span text:style-name="T291_13">energía</text:span><text:span text:style-name="T291_14">.<text:s/></text:span><text:span text:style-name="T291_15">Tiene</text:span><text:span text:style-name="T291_16"><text:s/></text:span><text:span text:style-name="T291_17">una</text:span><text:span text:style-name="T291_18"><text:s/></text:span><text:span text:style-name="T291_19">capacidad</text:span><text:span text:style-name="T291_20"><text:s/></text:span><text:span text:style-name="T291_21">máxima</text:span><text:span text:style-name="T291_22"><text:s/></text:span><text:span text:style-name="T291_23">de</text:span><text:span text:style-name="T291_24"><text:s/>200<text:s/></text:span><text:span text:style-name="T291_25">energía</text:span><text:span text:style-name="T291_26">.<text:s/></text:span><text:span text:style-name="T291_27">Al</text:span><text:span text:style-name="T291_28"><text:s/></text:span><text:span text:style-name="T291_29">crearla</text:span><text:span text:style-name="T291_30"><text:s/></text:span><text:span text:style-name="T291_31">empieza</text:span><text:span text:style-name="T291_32"><text:s/></text:span><text:span text:style-name="T291_33">con</text:span><text:span text:style-name="T291_34"><text:s/>50<text:s/></text:span><text:span text:style-name="T291_35">de</text:span><text:span text:style-name="T291_36"><text:s/></text:span><text:span text:style-name="T291_37">energía</text:span><text:span text:style-name="T291_38">.<text:s/></text:span><text:span text:style-name="T291_39">Posee</text:span><text:span text:style-name="T291_40"><text:s/>2<text:s/></text:span><text:span text:style-name="T291_41">magias</text:span><text:span text:style-name="T291_42">:</text:span></text:p>
            <text:p text:style-name="P292"/>
            <text:p text:style-name="P293"><text:span text:style-name="T293_1">Tormenta</text:span><text:span text:style-name="T293_2"><text:s/></text:span><text:span text:style-name="T293_3">psiónica</text:span><text:span text:style-name="T293_4">:<text:s/></text:span><text:span text:style-name="T293_5">inflige</text:span><text:span text:style-name="T293_6"><text:s/>100<text:s/></text:span><text:span text:style-name="T293_7">unidades</text:span><text:span text:style-name="T293_8"><text:s/></text:span><text:span text:style-name="T293_9">de</text:span><text:span text:style-name="T293_10"><text:s/></text:span><text:span text:style-name="T293_11">daño</text:span><text:span text:style-name="T293_12"><text:s/></text:span><text:span text:style-name="T293_13">a</text:span><text:span text:style-name="T293_14"><text:s/></text:span><text:span text:style-name="T293_15">todas</text:span><text:span text:style-name="T293_16"><text:s/></text:span><text:span text:style-name="T293_17">las</text:span><text:span text:style-name="T293_18"><text:s/></text:span><text:span text:style-name="T293_19">unidades</text:span><text:span text:style-name="T293_20"><text:s/></text:span><text:span text:style-name="T293_21">que</text:span><text:span text:style-name="T293_22"><text:s/></text:span><text:span text:style-name="T293_23">se</text:span><text:span text:style-name="T293_24"><text:s/>.</text:span><text:span text:style-name="T293_25">encuentren</text:span><text:span text:style-name="T293_26"><text:s/></text:span><text:span text:style-name="T293_27">debajo</text:span><text:span text:style-name="T293_28"><text:s/></text:span><text:span text:style-name="T293_29">de</text:span><text:span text:style-name="T293_30"><text:s/></text:span><text:span text:style-name="T293_31">la</text:span><text:span text:style-name="T293_32"><text:s/></text:span><text:span text:style-name="T293_33">tormenta</text:span><text:span text:style-name="T293_34"><text:s/></text:span><text:span text:style-name="T293_35">durante</text:span><text:span text:style-name="T293_36"><text:s/>2<text:s/></text:span><text:span text:style-name="T293_37">turnos</text:span><text:span text:style-name="T293_38">.<text:s/>(</text:span><text:span text:style-name="T293_39">Cuesta</text:span><text:span text:style-name="T293_40"><text:s/>75<text:s/></text:span><text:span text:style-name="T293_41">energía</text:span><text:span text:style-name="T293_42">)</text:span></text:p>
            <text:p text:style-name="P294"/>
            <text:p text:style-name="P295"><text:span text:style-name="T295_1">Alucinación</text:span><text:span text:style-name="T295_2">:<text:s/></text:span><text:span text:style-name="T295_3">Es</text:span><text:span text:style-name="T295_4"><text:s/></text:span><text:span text:style-name="T295_5">capaz</text:span><text:span text:style-name="T295_6"><text:s/></text:span><text:span text:style-name="T295_7">de</text:span><text:span text:style-name="T295_8"><text:s/></text:span><text:span text:style-name="T295_9">crear</text:span><text:span text:style-name="T295_10"><text:s/>2<text:s/></text:span><text:span text:style-name="T295_11">copias</text:span><text:span text:style-name="T295_12"><text:s/></text:span><text:span text:style-name="T295_13">de</text:span><text:span text:style-name="T295_14"><text:s/></text:span><text:span text:style-name="T295_15">una</text:span><text:span text:style-name="T295_16"><text:s/></text:span><text:span text:style-name="T295_17">propia</text:span><text:span text:style-name="T295_18"><text:s/></text:span><text:span text:style-name="T295_19">unidad</text:span><text:span text:style-name="T295_20"><text:s/></text:span><text:span text:style-name="T295_21">que</text:span><text:span text:style-name="T295_22"><text:s/></text:span><text:span text:style-name="T295_23">son</text:span><text:span text:style-name="T295_24"><text:s/></text:span><text:span text:style-name="T295_25">simples</text:span><text:span text:style-name="T295_26"><text:s/>“</text:span><text:span text:style-name="T295_27">copias</text:span><text:span text:style-name="T295_28"><text:s/></text:span><text:span text:style-name="T295_29">falsas</text:span><text:span text:style-name="T295_30">”<text:s/></text:span><text:span text:style-name="T295_31">Son</text:span><text:span text:style-name="T295_32"><text:s/></text:span><text:span text:style-name="T295_33">unidades</text:span><text:span text:style-name="T295_34"><text:s/></text:span><text:span text:style-name="T295_35">que</text:span><text:span text:style-name="T295_36"><text:s/></text:span><text:span text:style-name="T295_37">simulan</text:span><text:span text:style-name="T295_38"><text:s/></text:span><text:span text:style-name="T295_39">ser</text:span><text:span text:style-name="T295_40"><text:s/></text:span><text:span text:style-name="T295_41">unidades</text:span><text:span text:style-name="T295_42"><text:s/></text:span><text:span text:style-name="T295_43">propias</text:span><text:span text:style-name="T295_44"><text:s/></text:span><text:span text:style-name="T295_45">pero</text:span><text:span text:style-name="T295_46"><text:s/></text:span><text:span text:style-name="T295_47">al</text:span><text:span text:style-name="T295_48"><text:s/></text:span><text:span text:style-name="T295_49">atacar</text:span><text:span text:style-name="T295_50"><text:s/></text:span><text:span text:style-name="T295_51">no</text:span><text:span text:style-name="T295_52"><text:s/></text:span><text:span text:style-name="T295_53">causan</text:span><text:span text:style-name="T295_54"><text:s/></text:span><text:span text:style-name="T295_55">daño</text:span><text:span text:style-name="T295_56">.<text:s/></text:span><text:span text:style-name="T295_57">Se</text:span><text:span text:style-name="T295_58"><text:s/></text:span><text:span text:style-name="T295_59">crean</text:span><text:span text:style-name="T295_60"><text:s/></text:span><text:span text:style-name="T295_61">para</text:span><text:span text:style-name="T295_62"><text:s/></text:span><text:span text:style-name="T295_63">que</text:span><text:span text:style-name="T295_64"><text:s/></text:span><text:span text:style-name="T295_65">reciban</text:span><text:span text:style-name="T295_66"><text:s/></text:span><text:span text:style-name="T295_67">daño</text:span><text:span text:style-name="T295_68">.<text:s/></text:span><text:span text:style-name="T295_69">Los</text:span><text:span text:style-name="T295_70"><text:s/></text:span><text:span text:style-name="T295_71">enemigos</text:span><text:span text:style-name="T295_72"><text:s/></text:span><text:span text:style-name="T295_73">no</text:span><text:span text:style-name="T295_74"><text:s/></text:span><text:span text:style-name="T295_75">pueden</text:span><text:span text:style-name="T295_76"><text:s/></text:span><text:span text:style-name="T295_77">distinguir</text:span><text:span text:style-name="T295_78"><text:s/></text:span><text:span text:style-name="T295_79">una</text:span><text:span text:style-name="T295_80"><text:s/></text:span><text:span text:style-name="T295_81">unidad</text:span><text:span text:style-name="T295_82"><text:s/></text:span><text:span text:style-name="T295_83">alucinada</text:span><text:span text:style-name="T295_84"><text:s/></text:span><text:span text:style-name="T295_85">de</text:span><text:span text:style-name="T295_86"><text:s/></text:span><text:span text:style-name="T295_87">una</text:span><text:span text:style-name="T295_88"><text:s/></text:span><text:span text:style-name="T295_89">real</text:span><text:span text:style-name="T295_90">.<text:s/>(</text:span><text:span text:style-name="T295_91">Cuesta</text:span><text:span text:style-name="T295_92"><text:s/>100<text:s/></text:span><text:span text:style-name="T295_93">de</text:span><text:span text:style-name="T295_94"><text:s/></text:span><text:span text:style-name="T295_95">energía</text:span><text:span text:style-name="T295_96">).<text:s/></text:span><text:span text:style-name="T295_97">Las</text:span><text:span text:style-name="T295_98"><text:s/></text:span><text:span text:style-name="T295_99">unidades</text:span><text:span text:style-name="T295_100"><text:s/></text:span><text:span text:style-name="T295_101">alucinadas</text:span><text:span text:style-name="T295_102"><text:s/></text:span><text:span text:style-name="T295_103">NO</text:span><text:span text:style-name="T295_104"><text:s/></text:span><text:span text:style-name="T295_105">tienen</text:span><text:span text:style-name="T295_106"><text:s/></text:span><text:span text:style-name="T295_107">vida</text:span><text:span text:style-name="T295_108">,<text:s/></text:span><text:span text:style-name="T295_109">solo</text:span><text:span text:style-name="T295_110"><text:s/></text:span><text:span text:style-name="T295_111">escudo</text:span><text:span text:style-name="T295_112">.</text:span></text:p>
          </table:table-cell>
          <table:table-cell table:style-name="Cell195">
            <text:p text:style-name="P296"/>
          </table:table-cell>
        </table:table-row>
      </table:table>
      <text:p text:style-name="P297"><text:span text:style-name="T297_1">Turnos</text:span></text:p>
      <text:p text:style-name="P298"/>
      <text:p text:style-name="P299"><text:span text:style-name="T299_1">El</text:span><text:span text:style-name="T299_2"><text:s/></text:span><text:span text:style-name="T299_3">juego</text:span><text:span text:style-name="T299_4"><text:s/></text:span><text:span text:style-name="T299_5">es</text:span><text:span text:style-name="T299_6"><text:s/></text:span><text:span text:style-name="T299_7">por</text:span><text:span text:style-name="T299_8"><text:s/></text:span><text:span text:style-name="T299_9">turnos</text:span><text:span text:style-name="T299_10">,<text:s/></text:span><text:span text:style-name="T299_11">cada</text:span><text:span text:style-name="T299_12"><text:s/></text:span><text:span text:style-name="T299_13">jugador</text:span><text:span text:style-name="T299_14"><text:s/></text:span><text:span text:style-name="T299_15">elige</text:span><text:span text:style-name="T299_16"><text:s/></text:span><text:span text:style-name="T299_17">las</text:span><text:span text:style-name="T299_18"><text:s/></text:span><text:span text:style-name="T299_19">acciones</text:span><text:span text:style-name="T299_20"><text:s/></text:span><text:span text:style-name="T299_21">que</text:span><text:span text:style-name="T299_22"><text:s/></text:span><text:span text:style-name="T299_23">desea</text:span><text:span text:style-name="T299_24"><text:s/></text:span><text:span text:style-name="T299_25">hacer</text:span><text:span text:style-name="T299_26"><text:s/></text:span><text:span text:style-name="T299_27">en</text:span><text:span text:style-name="T299_28"><text:s/></text:span><text:span text:style-name="T299_29">su</text:span><text:span text:style-name="T299_30"><text:s/></text:span><text:span text:style-name="T299_31">turno</text:span><text:span text:style-name="T299_32"><text:s/></text:span><text:span text:style-name="T299_33">y</text:span><text:span text:style-name="T299_34"><text:s/></text:span><text:span text:style-name="T299_35">luego</text:span><text:span text:style-name="T299_36"><text:s/></text:span><text:span text:style-name="T299_37">le</text:span><text:span text:style-name="T299_38"><text:s/></text:span><text:span text:style-name="T299_39">pasa</text:span><text:span text:style-name="T299_40"><text:s/></text:span><text:span text:style-name="T299_41">el</text:span><text:span text:style-name="T299_42"><text:s/></text:span><text:span text:style-name="T299_43">turno</text:span><text:span text:style-name="T299_44"><text:s/></text:span><text:span text:style-name="T299_45">a</text:span><text:span text:style-name="T299_46"><text:s/></text:span><text:span text:style-name="T299_47">su</text:span><text:span text:style-name="T299_48"><text:s/></text:span><text:span text:style-name="T299_49">contrincante</text:span><text:span text:style-name="T299_50">.</text:span></text:p>
      <text:p text:style-name="P300"/>
      <text:p text:style-name="P301"><text:span text:style-name="T301_1">Jugadores</text:span></text:p>
      <text:p text:style-name="P302"/>
      <text:p text:style-name="P303"><text:span text:style-name="T303_1">La</text:span><text:span text:style-name="T303_2"><text:s/></text:span><text:span text:style-name="T303_3">aplicación</text:span><text:span text:style-name="T303_4"><text:s/></text:span><text:span text:style-name="T303_5">se</text:span><text:span text:style-name="T303_6"><text:s/></text:span><text:span text:style-name="T303_7">juega</text:span><text:span text:style-name="T303_8"><text:s/></text:span><text:span text:style-name="T303_9">con</text:span><text:span text:style-name="T303_10"><text:s/>2<text:s/></text:span><text:span text:style-name="T303_11">jugadores</text:span><text:span text:style-name="T303_12"><text:s/></text:span><text:span text:style-name="T303_13">en</text:span><text:span text:style-name="T303_14"><text:s/></text:span><text:span text:style-name="T303_15">simultáneo</text:span><text:span text:style-name="T303_16">,<text:s/></text:span><text:span text:style-name="T303_17">uno</text:span><text:span text:style-name="T303_18"><text:s/></text:span><text:span text:style-name="T303_19">vs</text:span><text:span text:style-name="T303_20"><text:s/></text:span><text:span text:style-name="T303_21">el</text:span><text:span text:style-name="T303_22"><text:s/></text:span><text:span text:style-name="T303_23">otro</text:span><text:span text:style-name="T303_24">.<text:s/></text:span><text:span text:style-name="T303_25">Al</text:span><text:span text:style-name="T303_26"><text:s/></text:span><text:span text:style-name="T303_27">iniciar</text:span><text:span text:style-name="T303_28"><text:s/></text:span><text:span text:style-name="T303_29">el</text:span><text:span text:style-name="T303_30"><text:s/></text:span><text:span text:style-name="T303_31">juego</text:span><text:span text:style-name="T303_32"><text:s/></text:span><text:span text:style-name="T303_33">el</text:span><text:span text:style-name="T303_34"><text:s/></text:span><text:span text:style-name="T303_35">sistema</text:span><text:span text:style-name="T303_36"><text:s/></text:span><text:span text:style-name="T303_37">debe</text:span><text:span text:style-name="T303_38"><text:s/></text:span><text:span text:style-name="T303_39">consultar</text:span><text:span text:style-name="T303_40"><text:s/></text:span><text:span text:style-name="T303_41">a</text:span><text:span text:style-name="T303_42"><text:s/></text:span><text:span text:style-name="T303_43">los</text:span><text:span text:style-name="T303_44"><text:s/></text:span><text:span text:style-name="T303_45">usuarios</text:span><text:span text:style-name="T303_46"><text:s/></text:span><text:span text:style-name="T303_47">su</text:span><text:span text:style-name="T303_48"><text:s/></text:span><text:span text:style-name="T303_49">nombre</text:span><text:span text:style-name="T303_50">,<text:s/></text:span><text:span text:style-name="T303_51">su</text:span><text:span text:style-name="T303_52"><text:s/></text:span><text:span text:style-name="T303_53">color</text:span><text:span text:style-name="T303_54"><text:s/></text:span><text:span text:style-name="T303_55">y</text:span><text:span text:style-name="T303_56"><text:s/></text:span><text:span text:style-name="T303_57">con</text:span><text:span text:style-name="T303_58"><text:s/></text:span><text:span text:style-name="T303_59">qué</text:span><text:span text:style-name="T303_60"><text:s/></text:span><text:span text:style-name="T303_61">raza</text:span><text:span text:style-name="T303_62"><text:s/></text:span><text:span text:style-name="T303_63">jugará</text:span><text:span text:style-name="T303_64"><text:s/></text:span><text:span text:style-name="T303_65">la</text:span><text:span text:style-name="T303_66"><text:s/></text:span><text:span text:style-name="T303_67">partida</text:span><text:span text:style-name="T303_68">.</text:span></text:p>
      <text:p text:style-name="P304"/>
      <text:p text:style-name="P305"><text:span text:style-name="T305_1">Validaciones</text:span><text:span text:style-name="T305_2">:</text:span></text:p>
      <text:p text:style-name="P306"/>
      <text:list text:style-name="LS11" xml:id="list26">
        <text:list-item>
          <text:p text:style-name="P307"><text:span text:style-name="T307_1">Nombre</text:span><text:span text:style-name="T307_2"><text:s/></text:span><text:span text:style-name="T307_3">de</text:span><text:span text:style-name="T307_4"><text:s/></text:span><text:span text:style-name="T307_5">usuario</text:span><text:span text:style-name="T307_6"><text:s/></text:span><text:span text:style-name="T307_7">debe</text:span><text:span text:style-name="T307_8"><text:s/></text:span><text:span text:style-name="T307_9">contener</text:span><text:span text:style-name="T307_10"><text:s/></text:span><text:span text:style-name="T307_11">por</text:span><text:span text:style-name="T307_12"><text:s/></text:span><text:span text:style-name="T307_13">lo</text:span><text:span text:style-name="T307_14"><text:s/></text:span><text:span text:style-name="T307_15">menos</text:span><text:span text:style-name="T307_16"><text:s/>4<text:s/></text:span><text:span text:style-name="T307_17">caracteres</text:span><text:span text:style-name="T307_18">.</text:span></text:p>
        </text:list-item>
        <text:list-item>
          <text:p text:style-name="P308"><text:span text:style-name="T308_1">Jugador</text:span><text:span text:style-name="T308_2"><text:s/>2<text:s/></text:span><text:span text:style-name="T308_3">no</text:span><text:span text:style-name="T308_4"><text:s/></text:span><text:span text:style-name="T308_5">puede</text:span><text:span text:style-name="T308_6"><text:s/></text:span><text:span text:style-name="T308_7">tener</text:span><text:span text:style-name="T308_8"><text:s/></text:span><text:span text:style-name="T308_9">el</text:span><text:span text:style-name="T308_10"><text:s/></text:span><text:span text:style-name="T308_11">mismo</text:span><text:span text:style-name="T308_12"><text:s/></text:span><text:span text:style-name="T308_13">nombre</text:span><text:span text:style-name="T308_14"><text:s/></text:span><text:span text:style-name="T308_15">que</text:span><text:span text:style-name="T308_16"><text:s/></text:span><text:span text:style-name="T308_17">Jugador</text:span><text:span text:style-name="T308_18"><text:s/>1,<text:s/></text:span><text:span text:style-name="T308_19">ni</text:span><text:span text:style-name="T308_20"><text:s/></text:span><text:span text:style-name="T308_21">el</text:span><text:span text:style-name="T308_22"><text:s/></text:span><text:span text:style-name="T308_23">mismo</text:span><text:span text:style-name="T308_24"><text:s/></text:span><text:span text:style-name="T308_25">color</text:span><text:span text:style-name="T308_26"><text:s/>(</text:span><text:span text:style-name="T308_27">sí</text:span><text:span text:style-name="T308_28"><text:s/></text:span><text:span text:style-name="T308_29">la</text:span><text:span text:style-name="T308_30"><text:s/></text:span><text:span text:style-name="T308_31">misma</text:span><text:span text:style-name="T308_32"><text:s/></text:span><text:span text:style-name="T308_33">raza</text:span><text:span text:style-name="T308_34">)</text:span></text:p>
        </text:list-item>
      </text:list>
      <text:p text:style-name="P309"/>
      <text:p text:style-name="P310"><text:span text:style-name="T310_1">Comienzo</text:span><text:span text:style-name="T310_2"><text:s/></text:span><text:span text:style-name="T310_3">de</text:span><text:span text:style-name="T310_4"><text:s/></text:span><text:span text:style-name="T310_5">partida</text:span></text:p>
      <text:p text:style-name="P311"/>
      <text:p text:style-name="P312"><text:span text:style-name="T312_1">Cada</text:span><text:span text:style-name="T312_2"><text:s/></text:span><text:span text:style-name="T312_3">jugador</text:span><text:span text:style-name="T312_4"><text:s/></text:span><text:span text:style-name="T312_5">empieza</text:span><text:span text:style-name="T312_6"><text:s/></text:span><text:span text:style-name="T312_7">en</text:span><text:span text:style-name="T312_8"><text:s/></text:span><text:span text:style-name="T312_9">una</text:span><text:span text:style-name="T312_10"><text:s/></text:span><text:span text:style-name="T312_11">base</text:span><text:span text:style-name="T312_12"><text:note text:note-class="footnote"><text:note-citation/><text:note-body><text:p text:style-name="P313"><text:span text:style-name="T313_1"><text:s/></text:span><text:span text:style-name="T313_2">Se</text:span><text:span text:style-name="T313_3"><text:s/></text:span><text:span text:style-name="T313_4">llama</text:span><text:span text:style-name="T313_5"><text:s/></text:span><text:span text:style-name="T313_6">base</text:span><text:span text:style-name="T313_7"><text:s/></text:span><text:span text:style-name="T313_8">a</text:span><text:span text:style-name="T313_9"><text:s/></text:span><text:span text:style-name="T313_10">un</text:span><text:span text:style-name="T313_11"><text:s/></text:span><text:span text:style-name="T313_12">lugar</text:span><text:span text:style-name="T313_13"><text:s/></text:span><text:span text:style-name="T313_14">en</text:span><text:span text:style-name="T313_15"><text:s/></text:span><text:span text:style-name="T313_16">el</text:span><text:span text:style-name="T313_17"><text:s/></text:span><text:span text:style-name="T313_18">mapa</text:span><text:span text:style-name="T313_19"><text:s/></text:span><text:span text:style-name="T313_20">donde</text:span><text:span text:style-name="T313_21"><text:s/></text:span><text:span text:style-name="T313_22">encontraremos</text:span><text:span text:style-name="T313_23"><text:s/></text:span><text:span text:style-name="T313_24">muchos</text:span><text:span text:style-name="T313_25"><text:s/></text:span><text:span text:style-name="T313_26">cristales</text:span><text:span text:style-name="T313_27"><text:s/></text:span><text:span text:style-name="T313_28">juntos</text:span><text:span text:style-name="T313_29"><text:s/></text:span><text:span text:style-name="T313_30">y</text:span><text:span text:style-name="T313_31"><text:s/></text:span><text:span text:style-name="T313_32">un</text:span><text:span text:style-name="T313_33"><text:s/></text:span><text:span text:style-name="T313_34">volcán</text:span><text:span text:style-name="T313_35"><text:s/></text:span><text:span text:style-name="T313_36">de</text:span><text:span text:style-name="T313_37"><text:s/></text:span><text:span text:style-name="T313_38">gas</text:span><text:span text:style-name="T313_39">.</text:span></text:p></text:note-body></text:note></text:span><text:span text:style-name="T313_40"><text:s/></text:span><text:span text:style-name="T313_41">y</text:span><text:span text:style-name="T313_42"><text:s/></text:span><text:span text:style-name="T313_43">con</text:span><text:span text:style-name="T313_44"><text:s/>200<text:s/></text:span><text:span text:style-name="T313_45">de</text:span><text:span text:style-name="T313_46"><text:s/></text:span><text:span text:style-name="T313_47">mineral</text:span><text:span text:style-name="T313_48">.<text:s/></text:span><text:span text:style-name="T313_49">Solo</text:span><text:span text:style-name="T313_50"><text:s/></text:span><text:span text:style-name="T313_51">puede</text:span><text:span text:style-name="T313_52"><text:s/></text:span><text:span text:style-name="T313_53">ver</text:span><text:span text:style-name="T313_54"><text:s/></text:span><text:span text:style-name="T313_55">la</text:span><text:span text:style-name="T313_56"><text:s/></text:span><text:span text:style-name="T313_57">parte</text:span><text:span text:style-name="T313_58"><text:s/></text:span><text:span text:style-name="T313_59">del</text:span><text:span text:style-name="T313_60"><text:s/></text:span><text:span text:style-name="T313_61">mapa</text:span><text:span text:style-name="T313_62"><text:s/></text:span><text:span text:style-name="T313_63">en</text:span><text:span text:style-name="T313_64"><text:s/></text:span><text:span text:style-name="T313_65">dónde</text:span><text:span text:style-name="T313_66"><text:s/></text:span><text:span text:style-name="T313_67">se</text:span><text:span text:style-name="T313_68"><text:s/></text:span><text:span text:style-name="T313_69">encuentra</text:span><text:span text:style-name="T313_70"><text:s/></text:span><text:span text:style-name="T313_71">ubicado</text:span><text:span text:style-name="T313_72">.<text:s/></text:span><text:span text:style-name="T313_73">El</text:span><text:span text:style-name="T313_74"><text:s/></text:span><text:span text:style-name="T313_75">resto</text:span><text:span text:style-name="T313_76"><text:s/></text:span><text:span text:style-name="T313_77">del</text:span><text:span text:style-name="T313_78"><text:s/></text:span><text:span text:style-name="T313_79">mapa</text:span><text:span text:style-name="T313_80"><text:s/></text:span><text:span text:style-name="T313_81">lo</text:span><text:span text:style-name="T313_82"><text:s/></text:span><text:span text:style-name="T313_83">vé</text:span><text:span text:style-name="T313_84"><text:s/></text:span><text:span text:style-name="T313_85">negro</text:span><text:span text:style-name="T313_86">.<text:s/></text:span><text:span text:style-name="T313_87">A</text:span><text:span text:style-name="T313_88"><text:s/></text:span><text:span text:style-name="T313_89">medida</text:span><text:span text:style-name="T313_90"><text:s/></text:span><text:span text:style-name="T313_91">que</text:span><text:span text:style-name="T313_92"><text:s/></text:span><text:span text:style-name="T313_93">sus</text:span><text:span text:style-name="T313_94"><text:s/></text:span><text:span text:style-name="T313_95">unidades</text:span><text:span text:style-name="T313_96">,<text:s/>“</text:span><text:span text:style-name="T313_97">recorren</text:span><text:span text:style-name="T313_98">”<text:s/></text:span><text:span text:style-name="T313_99">el</text:span><text:span text:style-name="T313_100"><text:s/></text:span><text:span text:style-name="T313_101">mapa</text:span><text:span text:style-name="T313_102"><text:s/></text:span><text:span text:style-name="T313_103">se</text:span><text:span text:style-name="T313_104"><text:s/></text:span><text:span text:style-name="T313_105">irá</text:span><text:span text:style-name="T313_106"><text:s/></text:span><text:span text:style-name="T313_107">descubriendo</text:span><text:span text:style-name="T313_108"><text:s/></text:span><text:span text:style-name="T313_109">lo</text:span><text:span text:style-name="T313_110"><text:s/></text:span><text:span text:style-name="T313_111">que</text:span><text:span text:style-name="T313_112"><text:s/></text:span><text:span text:style-name="T313_113">hay</text:span><text:span text:style-name="T313_114"><text:s/></text:span><text:span text:style-name="T313_115">en</text:span><text:span text:style-name="T313_116"><text:s/></text:span><text:span text:style-name="T313_117">el</text:span><text:span text:style-name="T313_118"><text:s/></text:span><text:span text:style-name="T313_119">mapa</text:span><text:span text:style-name="T313_120"><text:s/></text:span><text:span text:style-name="T313_121">y</text:span><text:span text:style-name="T313_122"><text:s/></text:span><text:span text:style-name="T313_123">quedará</text:span><text:span text:style-name="T313_124"><text:s/></text:span><text:span text:style-name="T313_125">visible</text:span><text:span text:style-name="T313_126"><text:s/></text:span><text:span text:style-name="T313_127">siempre</text:span><text:span text:style-name="T313_128">.<text:s/></text:span><text:span text:style-name="T313_129">Los</text:span><text:span text:style-name="T313_130"><text:s/></text:span><text:span text:style-name="T313_131">jugadores</text:span><text:span text:style-name="T313_132"><text:s/></text:span><text:span text:style-name="T313_133">empiezan</text:span><text:span text:style-name="T313_134"><text:s/></text:span><text:span text:style-name="T313_135">en</text:span><text:span text:style-name="T313_136"><text:s/></text:span><text:span text:style-name="T313_137">lados</text:span><text:span text:style-name="T313_138"><text:s/></text:span><text:span text:style-name="T313_139">opuestos</text:span><text:span text:style-name="T313_140"><text:s/></text:span><text:span text:style-name="T313_141">del</text:span><text:span text:style-name="T313_142"><text:s/></text:span><text:span text:style-name="T313_143">mapa</text:span><text:span text:style-name="T313_144">.</text:span></text:p>
      <text:p text:style-name="P314"/>
      <text:p text:style-name="P315"><text:span text:style-name="T315_1">Mapa</text:span></text:p>
      <text:p text:style-name="P316"/>
      <text:p text:style-name="P317"><text:span text:style-name="T317_1">Los</text:span><text:span text:style-name="T317_2"><text:s/></text:span><text:span text:style-name="T317_3">mapas</text:span><text:span text:style-name="T317_4"><text:s/></text:span><text:span text:style-name="T317_5">deben</text:span><text:span text:style-name="T317_6"><text:s/></text:span><text:span text:style-name="T317_7">tener</text:span><text:span text:style-name="T317_8"><text:s/></text:span><text:span text:style-name="T317_9">áreas</text:span><text:span text:style-name="T317_10"><text:s/></text:span><text:span text:style-name="T317_11">de</text:span><text:span text:style-name="T317_12"><text:s/></text:span><text:span text:style-name="T317_13">tierra</text:span><text:span text:style-name="T317_14"><text:s/></text:span><text:span text:style-name="T317_15">y</text:span><text:span text:style-name="T317_16"><text:s/></text:span><text:span text:style-name="T317_17">áreas</text:span><text:span text:style-name="T317_18"><text:s/></text:span><text:span text:style-name="T317_19">espaciales</text:span><text:span text:style-name="T317_20">.<text:s/></text:span><text:span text:style-name="T317_21">Sólo</text:span><text:span text:style-name="T317_22"><text:s/></text:span><text:span text:style-name="T317_23">las</text:span><text:span text:style-name="T317_24"><text:s/></text:span><text:span text:style-name="T317_25">unidades</text:span><text:span text:style-name="T317_26"><text:s/></text:span><text:span text:style-name="T317_27">voladoras</text:span><text:span text:style-name="T317_28"><text:s/></text:span><text:span text:style-name="T317_29">pueden</text:span><text:span text:style-name="T317_30"><text:s/></text:span><text:span text:style-name="T317_31">circular</text:span><text:span text:style-name="T317_32"><text:s/></text:span><text:span text:style-name="T317_33">libremente</text:span><text:span text:style-name="T317_34"><text:s/></text:span><text:span text:style-name="T317_35">por</text:span><text:span text:style-name="T317_36"><text:s/></text:span><text:span text:style-name="T317_37">cualquier</text:span><text:span text:style-name="T317_38"><text:s/></text:span><text:span text:style-name="T317_39">tipo</text:span><text:span text:style-name="T317_40"><text:s/></text:span><text:span text:style-name="T317_41">de</text:span><text:span text:style-name="T317_42"><text:s/></text:span><text:span text:style-name="T317_43">superficie</text:span><text:span text:style-name="T317_44">.<text:s/></text:span><text:span text:style-name="T317_45">Los</text:span><text:span text:style-name="T317_46"><text:s/></text:span><text:span text:style-name="T317_47">tamaños</text:span><text:span text:style-name="T317_48"><text:s/></text:span><text:span text:style-name="T317_49">de</text:span><text:span text:style-name="T317_50"><text:s/></text:span><text:span text:style-name="T317_51">los</text:span><text:span text:style-name="T317_52"><text:s/></text:span><text:span text:style-name="T317_53">mapas</text:span><text:span text:style-name="T317_54"><text:s/></text:span><text:span text:style-name="T317_55">se</text:span><text:span text:style-name="T317_56"><text:s/></text:span><text:span text:style-name="T317_57">definen</text:span><text:span text:style-name="T317_58"><text:s/></text:span><text:span text:style-name="T317_59">por</text:span><text:span text:style-name="T317_60"><text:s/></text:span><text:span text:style-name="T317_61">la</text:span><text:span text:style-name="T317_62"><text:s/></text:span><text:span text:style-name="T317_63">cantidad</text:span><text:span text:style-name="T317_64"><text:s/></text:span><text:span text:style-name="T317_65">de</text:span><text:span text:style-name="T317_66"><text:s/></text:span><text:span text:style-name="T317_67">bases</text:span><text:span text:style-name="T317_68"><text:s/></text:span><text:span text:style-name="T317_69">que</text:span><text:span text:style-name="T317_70"><text:s/></text:span><text:span text:style-name="T317_71">presenten</text:span><text:span text:style-name="T317_72"><text:s/></text:span><text:span text:style-name="T317_73">y</text:span><text:span text:style-name="T317_74"><text:s/></text:span><text:span text:style-name="T317_75">la</text:span><text:span text:style-name="T317_76"><text:s/></text:span><text:span text:style-name="T317_77">distribución</text:span><text:span text:style-name="T317_78"><text:s/></text:span><text:span text:style-name="T317_79">de</text:span><text:span text:style-name="T317_80"><text:s/></text:span><text:span text:style-name="T317_81">las</text:span><text:span text:style-name="T317_82"><text:s/></text:span><text:span text:style-name="T317_83">mismas</text:span><text:span text:style-name="T317_84"><text:s/></text:span><text:span text:style-name="T317_85">deben</text:span><text:span text:style-name="T317_86"><text:s/></text:span><text:span text:style-name="T317_87">ser</text:span><text:span text:style-name="T317_88"><text:s/></text:span><text:span text:style-name="T317_89">equidistante</text:span><text:span text:style-name="T317_90"><text:s/></text:span><text:span text:style-name="T317_91">al</text:span><text:span text:style-name="T317_92"><text:s/></text:span><text:span text:style-name="T317_93">punto</text:span><text:span text:style-name="T317_94"><text:s/></text:span><text:span text:style-name="T317_95">de</text:span><text:span text:style-name="T317_96"><text:s/></text:span><text:span text:style-name="T317_97">origen</text:span><text:span text:style-name="T317_98"><text:s/></text:span><text:span text:style-name="T317_99">de</text:span><text:span text:style-name="T317_100"><text:s/></text:span><text:span text:style-name="T317_101">cada</text:span><text:span text:style-name="T317_102"><text:s/></text:span><text:span text:style-name="T317_103">jugador</text:span><text:span text:style-name="T317_104">.<text:s/></text:span><text:span text:style-name="T317_105">No</text:span><text:span text:style-name="T317_106"><text:s/></text:span><text:span text:style-name="T317_107">puede</text:span><text:span text:style-name="T317_108"><text:s/></text:span><text:span text:style-name="T317_109">haber</text:span><text:span text:style-name="T317_110"><text:s/></text:span><text:span text:style-name="T317_111">un</text:span><text:span text:style-name="T317_112"><text:s/></text:span><text:span text:style-name="T317_113">mapa</text:span><text:span text:style-name="T317_114"><text:s/></text:span><text:span text:style-name="T317_115">que</text:span><text:span text:style-name="T317_116"><text:s/></text:span><text:span text:style-name="T317_117">tenga</text:span><text:span text:style-name="T317_118"><text:s/>6<text:s/></text:span><text:span text:style-name="T317_119">bases</text:span><text:span text:style-name="T317_120"><text:s/></text:span><text:span text:style-name="T317_121">en</text:span><text:span text:style-name="T317_122"><text:s/></text:span><text:span text:style-name="T317_123">total</text:span><text:span text:style-name="T317_124"><text:s/></text:span><text:span text:style-name="T317_125">y</text:span><text:span text:style-name="T317_126"><text:s/></text:span><text:span text:style-name="T317_127">haya</text:span><text:span text:style-name="T317_128"><text:s/>5<text:s/></text:span><text:span text:style-name="T317_129">de</text:span><text:span text:style-name="T317_130"><text:s/></text:span><text:span text:style-name="T317_131">una</text:span><text:span text:style-name="T317_132"><text:s/></text:span><text:span text:style-name="T317_133">lado</text:span><text:span text:style-name="T317_134"><text:s/></text:span><text:span text:style-name="T317_135">muy</text:span><text:span text:style-name="T317_136"><text:s/></text:span><text:span text:style-name="T317_137">próximas</text:span><text:span text:style-name="T317_138"><text:s/></text:span><text:span text:style-name="T317_139">a</text:span><text:span text:style-name="T317_140"><text:s/></text:span><text:span text:style-name="T317_141">dónde</text:span><text:span text:style-name="T317_142"><text:s/></text:span><text:span text:style-name="T317_143">comenzó</text:span><text:span text:style-name="T317_144"><text:s/></text:span><text:span text:style-name="T317_145">un</text:span><text:span text:style-name="T317_146"><text:s/></text:span><text:span text:style-name="T317_147">jugador</text:span><text:span text:style-name="T317_148">..</text:span></text:p>
      <text:p text:style-name="P318"/>
      <text:p text:style-name="P319"><text:span text:style-name="T319_1">Población</text:span></text:p>
      <text:p text:style-name="P320"/>
      <text:p text:style-name="P321"><text:span text:style-name="T321_1">La</text:span><text:span text:style-name="T321_2"><text:s/></text:span><text:span text:style-name="T321_3">capacidad</text:span><text:span text:style-name="T321_4"><text:s/></text:span><text:span text:style-name="T321_5">de</text:span><text:span text:style-name="T321_6"><text:s/></text:span><text:span text:style-name="T321_7">población</text:span><text:span text:style-name="T321_8"><text:s/></text:span><text:span text:style-name="T321_9">máxima</text:span><text:span text:style-name="T321_10"><text:s/></text:span><text:span text:style-name="T321_11">es</text:span><text:span text:style-name="T321_12"><text:s/></text:span><text:span text:style-name="T321_13">de</text:span><text:span text:style-name="T321_14"><text:s/>200.<text:s/></text:span><text:span text:style-name="T321_15">Cada</text:span><text:span text:style-name="T321_16"><text:s/></text:span><text:span text:style-name="T321_17">raza</text:span><text:span text:style-name="T321_18"><text:s/></text:span><text:span text:style-name="T321_19">tiene</text:span><text:span text:style-name="T321_20"><text:s/></text:span><text:span text:style-name="T321_21">un</text:span><text:span text:style-name="T321_22"><text:s/></text:span><text:span text:style-name="T321_23">edificio</text:span><text:span text:style-name="T321_24"><text:s/></text:span><text:span text:style-name="T321_25">propio</text:span><text:span text:style-name="T321_26"><text:s/></text:span><text:span text:style-name="T321_27">que</text:span><text:span text:style-name="T321_28"><text:s/></text:span><text:span text:style-name="T321_29">actúa</text:span><text:span text:style-name="T321_30"><text:s/></text:span><text:span text:style-name="T321_31">en</text:span><text:span text:style-name="T321_32"><text:s/></text:span><text:span text:style-name="T321_33">forma</text:span><text:span text:style-name="T321_34"><text:s/></text:span><text:span text:style-name="T321_35">de</text:span><text:span text:style-name="T321_36"><text:s/>“</text:span><text:span text:style-name="T321_37">casa</text:span><text:span text:style-name="T321_38">”.<text:s/></text:span><text:span text:style-name="T321_39">Para</text:span><text:span text:style-name="T321_40"><text:s/></text:span><text:span text:style-name="T321_41">el</text:span><text:span text:style-name="T321_42"><text:s/></text:span><text:span text:style-name="T321_43">caso</text:span><text:span text:style-name="T321_44"><text:s/></text:span><text:span text:style-name="T321_45">de</text:span><text:span text:style-name="T321_46"><text:s/></text:span><text:span text:style-name="T321_47">los</text:span><text:span text:style-name="T321_48"><text:s/></text:span><text:span text:style-name="T321_49">terran</text:span><text:span text:style-name="T321_50"><text:s/></text:span><text:span text:style-name="T321_51">dicho</text:span><text:span text:style-name="T321_52"><text:s/></text:span><text:span text:style-name="T321_53">edificio</text:span><text:span text:style-name="T321_54"><text:s/></text:span><text:span text:style-name="T321_55">es</text:span><text:span text:style-name="T321_56"><text:s/></text:span><text:span text:style-name="T321_57">el</text:span><text:span text:style-name="T321_58"><text:s/>“</text:span><text:span text:style-name="T321_59">depósito</text:span><text:span text:style-name="T321_60"><text:s/></text:span><text:span text:style-name="T321_61">de</text:span><text:span text:style-name="T321_62"><text:s/></text:span><text:span text:style-name="T321_63">suministros</text:span><text:span text:style-name="T321_64">”.<text:s/></text:span><text:span text:style-name="T321_65">Cada</text:span><text:span text:style-name="T321_66"><text:s/></text:span><text:span text:style-name="T321_67">vez</text:span><text:span text:style-name="T321_68"><text:s/></text:span><text:span text:style-name="T321_69">que</text:span><text:span text:style-name="T321_70"><text:s/></text:span><text:span text:style-name="T321_71">se</text:span><text:span text:style-name="T321_72"><text:s/></text:span><text:span text:style-name="T321_73">construye</text:span><text:span text:style-name="T321_74"><text:s/></text:span><text:span text:style-name="T321_75">un</text:span><text:span text:style-name="T321_76"><text:s/></text:span><text:span text:style-name="T321_77">depósito</text:span><text:span text:style-name="T321_78"><text:s/></text:span><text:span text:style-name="T321_79">de</text:span><text:span text:style-name="T321_80"><text:s/></text:span><text:span text:style-name="T321_81">suministros</text:span><text:span text:style-name="T321_82">,<text:s/></text:span><text:span text:style-name="T321_83">aumenta</text:span><text:span text:style-name="T321_84"><text:s/></text:span><text:span text:style-name="T321_85">la</text:span><text:span text:style-name="T321_86"><text:s/></text:span><text:span text:style-name="T321_87">capacidad</text:span><text:span text:style-name="T321_88"><text:s/></text:span><text:span text:style-name="T321_89">de</text:span><text:span text:style-name="T321_90"><text:s/></text:span><text:span text:style-name="T321_91">población</text:span><text:span text:style-name="T321_92"><text:s/></text:span><text:span text:style-name="T321_93">en</text:span><text:span text:style-name="T321_94"><text:s/>+5.<text:s/></text:span><text:span text:style-name="T321_95">De</text:span><text:span text:style-name="T321_96"><text:s/></text:span><text:span text:style-name="T321_97">manera</text:span><text:span text:style-name="T321_98"><text:s/></text:span><text:span text:style-name="T321_99">contraria</text:span><text:span text:style-name="T321_100">,<text:s/></text:span><text:span text:style-name="T321_101">si</text:span><text:span text:style-name="T321_102"><text:s/></text:span><text:span text:style-name="T321_103">se</text:span><text:span text:style-name="T321_104"><text:s/></text:span><text:span text:style-name="T321_105">destruye</text:span><text:span text:style-name="T321_106"><text:s/></text:span><text:span text:style-name="T321_107">un</text:span><text:span text:style-name="T321_108"><text:s/></text:span><text:span text:style-name="T321_109">edificio</text:span><text:span text:style-name="T321_110"><text:s/></text:span><text:span text:style-name="T321_111">depósito</text:span><text:span text:style-name="T321_112"><text:s/></text:span><text:span text:style-name="T321_113">de</text:span><text:span text:style-name="T321_114"><text:s/></text:span><text:span text:style-name="T321_115">suministro</text:span><text:span text:style-name="T321_116">,<text:s/></text:span><text:span text:style-name="T321_117">la</text:span><text:span text:style-name="T321_118"><text:s/></text:span><text:span text:style-name="T321_119">capacidad</text:span><text:span text:style-name="T321_120"><text:s/></text:span><text:span text:style-name="T321_121">de</text:span><text:span text:style-name="T321_122"><text:s/></text:span><text:span text:style-name="T321_123">la</text:span><text:span text:style-name="T321_124"><text:s/></text:span><text:span text:style-name="T321_125">población</text:span><text:span text:style-name="T321_126"><text:s/></text:span><text:span text:style-name="T321_127">baja</text:span><text:span text:style-name="T321_128"><text:s/>5.<text:s/></text:span></text:p>
      <text:p text:style-name="P322"><text:span text:style-name="T322_1">Los</text:span><text:span text:style-name="T322_2"><text:s/></text:span><text:span text:style-name="T322_3">protoss</text:span><text:span text:style-name="T322_4"><text:s/></text:span><text:span text:style-name="T322_5">poseen</text:span><text:span text:style-name="T322_6"><text:s/></text:span><text:span text:style-name="T322_7">una</text:span><text:span text:style-name="T322_8"><text:s/></text:span><text:span text:style-name="T322_9">construcción</text:span><text:span text:style-name="T322_10"><text:s/></text:span><text:span text:style-name="T322_11">análoga</text:span><text:span text:style-name="T322_12"><text:s/></text:span><text:span text:style-name="T322_13">llamada</text:span><text:span text:style-name="T322_14"><text:s/>“</text:span><text:span text:style-name="T322_15">pilón</text:span><text:span text:style-name="T322_16">”.<text:s/></text:span><text:span text:style-name="T322_17">Cada</text:span><text:span text:style-name="T322_18"><text:s/></text:span><text:span text:style-name="T322_19">pilón</text:span><text:span text:style-name="T322_20"><text:s/></text:span><text:span text:style-name="T322_21">otorga</text:span><text:span text:style-name="T322_22"><text:s/></text:span><text:span text:style-name="T322_23">también</text:span><text:span text:style-name="T322_24"><text:s/>+5<text:s/></text:span><text:span text:style-name="T322_25">en</text:span><text:span text:style-name="T322_26"><text:s/></text:span><text:span text:style-name="T322_27">la</text:span><text:span text:style-name="T322_28"><text:s/></text:span><text:span text:style-name="T322_29">capacidad</text:span><text:span text:style-name="T322_30"><text:s/></text:span><text:span text:style-name="T322_31">de</text:span><text:span text:style-name="T322_32"><text:s/></text:span><text:span text:style-name="T322_33">población</text:span><text:span text:style-name="T322_34">.</text:span></text:p>
      <text:p text:style-name="P323"><text:span text:style-name="T323_1">La</text:span><text:span text:style-name="T323_2"><text:s/></text:span><text:span text:style-name="T323_3">columna</text:span><text:span text:style-name="T323_4"><text:s/>“</text:span><text:span text:style-name="T323_5">suministro</text:span><text:span text:style-name="T323_6">”<text:s/></text:span><text:span text:style-name="T323_7">en</text:span><text:span text:style-name="T323_8"><text:s/></text:span><text:span text:style-name="T323_9">la</text:span><text:span text:style-name="T323_10"><text:s/></text:span><text:span text:style-name="T323_11">descripción</text:span><text:span text:style-name="T323_12"><text:s/></text:span><text:span text:style-name="T323_13">de</text:span><text:span text:style-name="T323_14"><text:s/></text:span><text:span text:style-name="T323_15">unidades</text:span><text:span text:style-name="T323_16">,<text:s/></text:span><text:span text:style-name="T323_17">indica</text:span><text:span text:style-name="T323_18"><text:s/></text:span><text:span text:style-name="T323_19">cuántos</text:span><text:span text:style-name="T323_20"><text:s/></text:span><text:span text:style-name="T323_21">cupos</text:span><text:span text:style-name="T323_22"><text:s/></text:span><text:span text:style-name="T323_23">de</text:span><text:span text:style-name="T323_24"><text:s/></text:span><text:span text:style-name="T323_25">casa</text:span><text:span text:style-name="T323_26"><text:s/></text:span><text:span text:style-name="T323_27">ocupa</text:span><text:span text:style-name="T323_28"><text:s/></text:span><text:span text:style-name="T323_29">la</text:span><text:span text:style-name="T323_30"><text:s/></text:span><text:span text:style-name="T323_31">unidad</text:span><text:span text:style-name="T323_32"><text:s/></text:span><text:span text:style-name="T323_33">construida</text:span><text:span text:style-name="T323_34">.</text:span></text:p>
      <text:p text:style-name="P324"/>
      <text:p text:style-name="P325"/>
      <text:p text:style-name="P326"><text:span text:style-name="T326_1">Sonidos</text:span></text:p>
      <text:p text:style-name="P327"/>
      <text:p text:style-name="P328"><text:span text:style-name="T328_1">La</text:span><text:span text:style-name="T328_2"><text:s/></text:span><text:span text:style-name="T328_3">aplicación</text:span><text:span text:style-name="T328_4"><text:s/></text:span><text:span text:style-name="T328_5">debe</text:span><text:span text:style-name="T328_6"><text:s/></text:span><text:span text:style-name="T328_7">tener</text:span><text:span text:style-name="T328_8"><text:s/></text:span><text:span text:style-name="T328_9">música</text:span><text:span text:style-name="T328_10"><text:s/></text:span><text:span text:style-name="T328_11">de</text:span><text:span text:style-name="T328_12"><text:s/></text:span><text:span text:style-name="T328_13">fondo</text:span><text:span text:style-name="T328_14"><text:s/></text:span><text:span text:style-name="T328_15">constantemente</text:span><text:span text:style-name="T328_16">,<text:s/></text:span><text:span text:style-name="T328_17">con</text:span><text:span text:style-name="T328_18"><text:s/></text:span><text:span text:style-name="T328_19">la</text:span><text:span text:style-name="T328_20"><text:s/></text:span><text:span text:style-name="T328_21">posibilidad</text:span><text:span text:style-name="T328_22"><text:s/></text:span><text:span text:style-name="T328_23">de</text:span><text:span text:style-name="T328_24"><text:s/></text:span><text:span text:style-name="T328_25">silenciarla</text:span><text:span text:style-name="T328_26">.<text:s/></text:span><text:span text:style-name="T328_27">También</text:span><text:span text:style-name="T328_28"><text:s/></text:span><text:span text:style-name="T328_29">la</text:span><text:span text:style-name="T328_30"><text:s/></text:span><text:span text:style-name="T328_31">creación</text:span><text:span text:style-name="T328_32"><text:s/>(</text:span><text:span text:style-name="T328_33">finalización</text:span><text:span text:style-name="T328_34">)<text:s/></text:span><text:span text:style-name="T328_35">de</text:span><text:span text:style-name="T328_36"><text:s/></text:span><text:span text:style-name="T328_37">cada</text:span><text:span text:style-name="T328_38"><text:s/></text:span><text:span text:style-name="T328_39">unidad</text:span><text:span text:style-name="T328_40"><text:s/></text:span><text:span text:style-name="T328_41">o</text:span><text:span text:style-name="T328_42"><text:s/></text:span><text:span text:style-name="T328_43">construcción</text:span><text:span text:style-name="T328_44"><text:s/></text:span><text:span text:style-name="T328_45">debe</text:span><text:span text:style-name="T328_46"><text:s/></text:span><text:span text:style-name="T328_47">tener</text:span><text:span text:style-name="T328_48"><text:s/></text:span><text:span text:style-name="T328_49">su</text:span><text:span text:style-name="T328_50"><text:s/></text:span><text:span text:style-name="T328_51">sonido</text:span><text:span text:style-name="T328_52"><text:s/></text:span><text:span text:style-name="T328_53">correspondiente</text:span><text:span text:style-name="T328_54">.<text:s/></text:span><text:span text:style-name="T328_55">En</text:span><text:span text:style-name="T328_56"><text:s/></text:span><text:span text:style-name="T328_57">los</text:span><text:span text:style-name="T328_58"><text:s/></text:span><text:span text:style-name="T328_59">momentos</text:span><text:span text:style-name="T328_60"><text:s/></text:span><text:span text:style-name="T328_61">de</text:span><text:span text:style-name="T328_62"><text:s/></text:span><text:span text:style-name="T328_63">ataques</text:span><text:span text:style-name="T328_64">,<text:s/></text:span><text:span text:style-name="T328_65">también</text:span><text:span text:style-name="T328_66"><text:s/></text:span><text:span text:style-name="T328_67">debe</text:span><text:span text:style-name="T328_68"><text:s/></text:span><text:span text:style-name="T328_69">estar</text:span><text:span text:style-name="T328_70"><text:s/></text:span><text:span text:style-name="T328_71">el</text:span><text:span text:style-name="T328_72"><text:s/></text:span><text:span text:style-name="T328_73">sonido</text:span><text:span text:style-name="T328_74"><text:s/></text:span><text:span text:style-name="T328_75">que</text:span><text:span text:style-name="T328_76"><text:s/></text:span><text:span text:style-name="T328_77">acompañe</text:span><text:span text:style-name="T328_78"><text:s/></text:span><text:span text:style-name="T328_79">la</text:span><text:span text:style-name="T328_80"><text:s/></text:span><text:span text:style-name="T328_81">sensación</text:span><text:span text:style-name="T328_82"><text:s/></text:span><text:span text:style-name="T328_83">de</text:span><text:span text:style-name="T328_84"><text:s/></text:span><text:span text:style-name="T328_85">guerra</text:span><text:span text:style-name="T328_86"><text:s/></text:span><text:span text:style-name="T328_87">al</text:span><text:span text:style-name="T328_88"><text:s/></text:span><text:span text:style-name="T328_89">usuario</text:span><text:span text:style-name="T328_90">.<text:s/></text:span><text:span text:style-name="T328_91">Lo</text:span><text:span text:style-name="T328_92"><text:s/></text:span><text:span text:style-name="T328_93">mismo</text:span><text:span text:style-name="T328_94"><text:s/></text:span><text:span text:style-name="T328_95">cuando</text:span><text:span text:style-name="T328_96"><text:s/></text:span><text:span text:style-name="T328_97">se</text:span><text:span text:style-name="T328_98"><text:s/></text:span><text:span text:style-name="T328_99">quiera</text:span><text:span text:style-name="T328_100"><text:s/></text:span><text:span text:style-name="T328_101">construir</text:span><text:span text:style-name="T328_102"><text:s/></text:span><text:span text:style-name="T328_103">una</text:span><text:span text:style-name="T328_104"><text:s/></text:span><text:span text:style-name="T328_105">unidad</text:span><text:span text:style-name="T328_106"><text:s/>/<text:s/></text:span><text:span text:style-name="T328_107">edificio</text:span><text:span text:style-name="T328_108"><text:s/></text:span><text:span text:style-name="T328_109">sin</text:span><text:span text:style-name="T328_110"><text:s/></text:span><text:span text:style-name="T328_111">tener</text:span><text:span text:style-name="T328_112"><text:s/></text:span><text:span text:style-name="T328_113">recursos</text:span><text:span text:style-name="T328_114">.</text:span><text:span text:style-name="T328_115"><text:note text:note-class="footnote"><text:note-citation/><text:note-body><text:p text:style-name="P329"><text:span text:style-name="T329_1"><text:s/></text:span><text:span text:style-name="T329_2">Se</text:span><text:span text:style-name="T329_3"><text:s/></text:span><text:span text:style-name="T329_4">pueden</text:span><text:span text:style-name="T329_5"><text:s/></text:span><text:span text:style-name="T329_6">utilizar</text:span><text:span text:style-name="T329_7"><text:s/></text:span><text:span text:style-name="T329_8">los</text:span><text:span text:style-name="T329_9"><text:s/></text:span><text:span text:style-name="T329_10">sonidos</text:span><text:span text:style-name="T329_11"><text:s/></text:span><text:span text:style-name="T329_12">en</text:span><text:span text:style-name="T329_13"><text:s/></text:span><text:span text:style-name="T329_14">inglés</text:span><text:span text:style-name="T329_15"><text:s/>/<text:s/></text:span><text:span text:style-name="T329_16">español</text:span><text:span text:style-name="T329_17"><text:s/></text:span><text:span text:style-name="T329_18">del</text:span><text:span text:style-name="T329_19"><text:s/></text:span><text:span text:style-name="T329_20">juego</text:span><text:span text:style-name="T329_21"><text:s/></text:span><text:span text:style-name="T329_22">original</text:span><text:span text:style-name="T329_23">.</text:span></text:p></text:note-body></text:note></text:span></text:p>
      <text:p text:style-name="P330"/>
      <text:p text:style-name="P331"><text:span text:style-name="T331_1">Interfaz</text:span><text:span text:style-name="T331_2"><text:s/></text:span><text:span text:style-name="T331_3">gráfica</text:span></text:p>
      <text:p text:style-name="P332"/>
      <text:p text:style-name="P333"><text:span text:style-name="T333_1">No</text:span><text:span text:style-name="T333_2"><text:s/></text:span><text:span text:style-name="T333_3">disponible</text:span><text:span text:style-name="T333_4"><text:s/></text:span><text:span text:style-name="T333_5">aún</text:span><text:span text:style-name="T333_6">.</text:span></text:p>
      <text:p text:style-name="P334"/>
      <text:p text:style-name="P335"><text:span text:style-name="T335_1">Opcionales</text:span><text:span text:style-name="T335_2"><text:s/></text:span><text:span text:style-name="T335_3">para</text:span><text:span text:style-name="T335_4"><text:s/></text:span><text:span text:style-name="T335_5">subir</text:span><text:span text:style-name="T335_6"><text:s/></text:span><text:span text:style-name="T335_7">nota</text:span></text:p>
      <text:p text:style-name="P336"/>
      <text:p text:style-name="P337"><text:span text:style-name="T337_1">Para</text:span><text:span text:style-name="T337_2"><text:s/></text:span><text:span text:style-name="T337_3">que</text:span><text:span text:style-name="T337_4"><text:s/></text:span><text:span text:style-name="T337_5">cada</text:span><text:span text:style-name="T337_6"><text:s/></text:span><text:span text:style-name="T337_7">opcional</text:span><text:span text:style-name="T337_8"><text:s/></text:span><text:span text:style-name="T337_9">se</text:span><text:span text:style-name="T337_10"><text:s/></text:span><text:span text:style-name="T337_11">considere</text:span><text:span text:style-name="T337_12"><text:s/></text:span><text:span text:style-name="T337_13">hecho</text:span><text:span text:style-name="T337_14"><text:s/></text:span><text:span text:style-name="T337_15">se</text:span><text:span text:style-name="T337_16"><text:s/></text:span><text:span text:style-name="T337_17">tienen</text:span><text:span text:style-name="T337_18"><text:s/></text:span><text:span text:style-name="T337_19">que</text:span><text:span text:style-name="T337_20"><text:s/></text:span><text:span text:style-name="T337_21">cumplir</text:span><text:span text:style-name="T337_22"><text:s/></text:span><text:span text:style-name="T337_23">todos</text:span><text:span text:style-name="T337_24"><text:s/></text:span><text:span text:style-name="T337_25">los</text:span><text:span text:style-name="T337_26"><text:s/></text:span><text:span text:style-name="T337_27">puntos</text:span><text:span text:style-name="T337_28"><text:s/></text:span><text:span text:style-name="T337_29">que</text:span><text:span text:style-name="T337_30"><text:s/></text:span><text:span text:style-name="T337_31">indican</text:span><text:span text:style-name="T337_32"><text:s/></text:span><text:span text:style-name="T337_33">cada</text:span><text:span text:style-name="T337_34"><text:s/></text:span><text:span text:style-name="T337_35">uno</text:span><text:span text:style-name="T337_36"><text:s/></text:span><text:span text:style-name="T337_37">a</text:span><text:span text:style-name="T337_38"><text:s/></text:span><text:span text:style-name="T337_39">los</text:span><text:span text:style-name="T337_40"><text:s/></text:span><text:span text:style-name="T337_41">efectos</text:span><text:span text:style-name="T337_42"><text:s/></text:span><text:span text:style-name="T337_43">de</text:span><text:span text:style-name="T337_44"><text:s/></text:span><text:span text:style-name="T337_45">que</text:span><text:span text:style-name="T337_46"><text:s/></text:span><text:span text:style-name="T337_47">las</text:span><text:span text:style-name="T337_48"><text:s/></text:span><text:span text:style-name="T337_49">razas</text:span><text:span text:style-name="T337_50"><text:s/></text:span><text:span text:style-name="T337_51">queden</text:span><text:span text:style-name="T337_52"><text:s/></text:span><text:span text:style-name="T337_53">balanceadas</text:span><text:span text:style-name="T337_54">.</text:span></text:p>
      <text:p text:style-name="P338"/>
      <text:list text:style-name="LS12" xml:id="list28">
        <text:list-item>
          <text:p text:style-name="P339"><text:span text:style-name="T339_1">Agregar</text:span><text:span text:style-name="T339_2"><text:s/></text:span><text:span text:style-name="T339_3">Raza</text:span><text:span text:style-name="T339_4"><text:s/></text:span><text:span text:style-name="T339_5">Zerg</text:span><text:span text:style-name="T339_6"><text:s/>(</text:span><text:span text:style-name="T339_7">Mayor</text:span><text:span text:style-name="T339_8"><text:s/></text:span><text:span text:style-name="T339_9">puntaje</text:span><text:span text:style-name="T339_10"><text:s/></text:span><text:span text:style-name="T339_11">adiciona</text:span><text:span text:style-name="T339_12">l</text:span><text:span text:style-name="T339_13">)</text:span></text:p>
        </text:list-item>
      </text:list>
      <text:p text:style-name="P340"><text:span text:style-name="T340_1">Todas</text:span><text:span text:style-name="T340_2"><text:s/></text:span><text:span text:style-name="T340_3">las</text:span><text:span text:style-name="T340_4"><text:s/></text:span><text:span text:style-name="T340_5">unidades</text:span><text:span text:style-name="T340_6"><text:s/></text:span><text:span text:style-name="T340_7">y</text:span><text:span text:style-name="T340_8"><text:s/>“</text:span><text:span text:style-name="T340_9">construcciones</text:span><text:span text:style-name="T340_10">”<text:s/></text:span><text:span text:style-name="T340_11">zerg</text:span><text:span text:style-name="T340_12">,<text:s/></text:span><text:span text:style-name="T340_13">son</text:span><text:span text:style-name="T340_14"><text:s/></text:span><text:span text:style-name="T340_15">seres</text:span><text:span text:style-name="T340_16"><text:s/></text:span><text:span text:style-name="T340_17">vivos</text:span><text:span text:style-name="T340_18"><text:s/></text:span><text:span text:style-name="T340_19">biológicos</text:span><text:span text:style-name="T340_20">,<text:s/></text:span><text:span text:style-name="T340_21">con</text:span><text:span text:style-name="T340_22"><text:s/></text:span><text:span text:style-name="T340_23">lo</text:span><text:span text:style-name="T340_24"><text:s/></text:span><text:span text:style-name="T340_25">cual</text:span><text:span text:style-name="T340_26">,<text:s/></text:span><text:span text:style-name="T340_27">cuando</text:span><text:span text:style-name="T340_28"><text:s/></text:span><text:span text:style-name="T340_29">las</text:span><text:span text:style-name="T340_30"><text:s/></text:span><text:span text:style-name="T340_31">mismas</text:span><text:span text:style-name="T340_32"><text:s/></text:span><text:span text:style-name="T340_33">son</text:span><text:span text:style-name="T340_34"><text:s/></text:span><text:span text:style-name="T340_35">dañadas</text:span><text:span text:style-name="T340_36">,<text:s/></text:span><text:span text:style-name="T340_37">se</text:span><text:span text:style-name="T340_38"><text:s/></text:span><text:span text:style-name="T340_39">recuperan</text:span><text:span text:style-name="T340_40"><text:s/></text:span><text:span text:style-name="T340_41">lentamente</text:span><text:span text:style-name="T340_42"><text:s/></text:span><text:span text:style-name="T340_43">con</text:span><text:span text:style-name="T340_44"><text:s/></text:span><text:span text:style-name="T340_45">el</text:span><text:span text:style-name="T340_46"><text:s/></text:span><text:span text:style-name="T340_47">paso</text:span><text:span text:style-name="T340_48"><text:s/></text:span><text:span text:style-name="T340_49">del</text:span><text:span text:style-name="T340_50"><text:s/></text:span><text:span text:style-name="T340_51">tiempo</text:span><text:span text:style-name="T340_52"><text:s/></text:span><text:span text:style-name="T340_53">hasta</text:span><text:span text:style-name="T340_54"><text:s/></text:span><text:span text:style-name="T340_55">sanar</text:span><text:span text:style-name="T340_56"><text:s/></text:span><text:span text:style-name="T340_57">al</text:span><text:span text:style-name="T340_58"><text:s/>100<text:s/>%.<text:s/></text:span><text:span text:style-name="T340_59">A</text:span><text:span text:style-name="T340_60"><text:s/></text:span><text:span text:style-name="T340_61">diferencia</text:span><text:span text:style-name="T340_62"><text:s/></text:span><text:span text:style-name="T340_63">de</text:span><text:span text:style-name="T340_64"><text:s/></text:span><text:span text:style-name="T340_65">las</text:span><text:span text:style-name="T340_66"><text:s/></text:span><text:span text:style-name="T340_67">otras</text:span><text:span text:style-name="T340_68"><text:s/></text:span><text:span text:style-name="T340_69">razas</text:span><text:span text:style-name="T340_70"><text:s/></text:span><text:span text:style-name="T340_71">los</text:span><text:span text:style-name="T340_72"><text:s/></text:span><text:span text:style-name="T340_73">zerg</text:span><text:span text:style-name="T340_74"><text:s/></text:span><text:span text:style-name="T340_75">no</text:span><text:span text:style-name="T340_76"><text:s/></text:span><text:span text:style-name="T340_77">tienen</text:span><text:span text:style-name="T340_78"><text:s/></text:span><text:span text:style-name="T340_79">constructores</text:span><text:span text:style-name="T340_80">,<text:s/></text:span><text:span text:style-name="T340_81">sino</text:span><text:span text:style-name="T340_82"><text:s/></text:span><text:span text:style-name="T340_83">que</text:span><text:span text:style-name="T340_84"><text:s/></text:span><text:span text:style-name="T340_85">sus</text:span><text:span text:style-name="T340_86"><text:s/></text:span><text:span text:style-name="T340_87">larvas</text:span><text:span text:style-name="T340_88"><text:s/></text:span><text:span text:style-name="T340_89">evolucionan</text:span><text:span text:style-name="T340_90"><text:s/></text:span><text:span text:style-name="T340_91">zángano</text:span><text:span text:style-name="T340_92"><text:s/></text:span><text:span text:style-name="T340_93">y</text:span><text:span text:style-name="T340_94"><text:s/></text:span><text:span text:style-name="T340_95">este</text:span><text:span text:style-name="T340_96"><text:s/></text:span><text:span text:style-name="T340_97">ser</text:span><text:span text:style-name="T340_98"><text:s/></text:span><text:span text:style-name="T340_99">es</text:span><text:span text:style-name="T340_100"><text:s/></text:span><text:span text:style-name="T340_101">el</text:span><text:span text:style-name="T340_102"><text:s/></text:span><text:span text:style-name="T340_103">que</text:span><text:span text:style-name="T340_104"><text:s/></text:span><text:span text:style-name="T340_105">muta</text:span><text:span text:style-name="T340_106"><text:s/></text:span><text:span text:style-name="T340_107">en</text:span><text:span text:style-name="T340_108"><text:s/></text:span><text:span text:style-name="T340_109">forma</text:span><text:span text:style-name="T340_110"><text:s/></text:span><text:span text:style-name="T340_111">de</text:span><text:span text:style-name="T340_112"><text:s text:c="2"/>“</text:span><text:span text:style-name="T340_113">construcción</text:span><text:span text:style-name="T340_114">”.</text:span></text:p>
      <text:p text:style-name="P341"/>
      <text:list text:style-name="LS13" xml:id="list29">
        <text:list-item>
          <text:p text:style-name="P342"><text:span text:style-name="T342_1">Criadero</text:span><text:span text:style-name="T342_2">:</text:span><text:span text:style-name="T342_3"><text:s/></text:span><text:span text:style-name="T342_4">Estructura</text:span><text:span text:style-name="T342_5"><text:s/></text:span><text:span text:style-name="T342_6">en</text:span><text:span text:style-name="T342_7"><text:s/></text:span><text:span text:style-name="T342_8">donde</text:span><text:span text:style-name="T342_9"><text:s/></text:span><text:span text:style-name="T342_10">nacen</text:span><text:span text:style-name="T342_11"><text:s/></text:span><text:span text:style-name="T342_12">las</text:span><text:span text:style-name="T342_13"><text:s/></text:span><text:span text:style-name="T342_14">Larvas</text:span><text:span text:style-name="T342_15">.<text:s/></text:span><text:span text:style-name="T342_16">Máximo</text:span><text:span text:style-name="T342_17"><text:s/>3<text:s/></text:span><text:span text:style-name="T342_18">larvas</text:span><text:span text:style-name="T342_19"><text:s/></text:span><text:span text:style-name="T342_20">en</text:span><text:span text:style-name="T342_21"><text:s/></text:span><text:span text:style-name="T342_22">simultáneo</text:span><text:span text:style-name="T342_23">.<text:s/></text:span><text:span text:style-name="T342_24">Genera</text:span><text:span text:style-name="T342_25"><text:s/></text:span><text:span text:style-name="T342_26">una</text:span><text:span text:style-name="T342_27"><text:s/></text:span><text:span text:style-name="T342_28">larva</text:span><text:span text:style-name="T342_29"><text:s/></text:span><text:span text:style-name="T342_30">nueva</text:span><text:span text:style-name="T342_31"><text:s/></text:span><text:span text:style-name="T342_32">por</text:span><text:span text:style-name="T342_33"><text:s/></text:span><text:span text:style-name="T342_34">turno</text:span><text:span text:style-name="T342_35"><text:s/></text:span><text:span text:style-name="T342_36">sino</text:span><text:span text:style-name="T342_37"><text:s/></text:span><text:span text:style-name="T342_38">tiene</text:span><text:span text:style-name="T342_39"><text:s/></text:span><text:span text:style-name="T342_40">las</text:span><text:span text:style-name="T342_41"><text:s/>3.</text:span></text:p>
        </text:list-item>
        <text:list-item>
          <text:p text:style-name="P343"><text:span text:style-name="T343_1">Extractor</text:span><text:span text:style-name="T343_2">:</text:span><text:span text:style-name="T343_3"><text:s/></text:span><text:span text:style-name="T343_4">Se</text:span><text:span text:style-name="T343_5"><text:s/></text:span><text:span text:style-name="T343_6">construye</text:span><text:span text:style-name="T343_7"><text:s/></text:span><text:span text:style-name="T343_8">en</text:span><text:span text:style-name="T343_9"><text:s/></text:span><text:span text:style-name="T343_10">un</text:span><text:span text:style-name="T343_11"><text:s/></text:span><text:span text:style-name="T343_12">géiser</text:span><text:span text:style-name="T343_13"><text:s/></text:span><text:span text:style-name="T343_14">de</text:span><text:span text:style-name="T343_15"><text:s/></text:span><text:span text:style-name="T343_16">Gas</text:span><text:span text:style-name="T343_17"><text:s/></text:span><text:span text:style-name="T343_18">Vespeno</text:span><text:span text:style-name="T343_19"><text:s/></text:span><text:span text:style-name="T343_20">para</text:span><text:span text:style-name="T343_21"><text:s/></text:span><text:span text:style-name="T343_22">refinarlo</text:span><text:span text:style-name="T343_23"><text:s/></text:span><text:span text:style-name="T343_24">y</text:span><text:span text:style-name="T343_25"><text:s/></text:span><text:span text:style-name="T343_26">extraerlo</text:span><text:span text:style-name="T343_27">.</text:span></text:p>
        </text:list-item>
        <text:list-item>
          <text:p text:style-name="P344"><text:span text:style-name="T344_1">Reserva</text:span><text:span text:style-name="T344_2"><text:s/></text:span><text:span text:style-name="T344_3">de</text:span><text:span text:style-name="T344_4"><text:s/></text:span><text:span text:style-name="T344_5">reproducción</text:span><text:span text:style-name="T344_6">:</text:span><text:span text:style-name="T344_7"><text:s/></text:span><text:span text:style-name="T344_8">Construcción</text:span><text:span text:style-name="T344_9"><text:s/></text:span><text:span text:style-name="T344_10">que</text:span><text:span text:style-name="T344_11"><text:s/></text:span><text:span text:style-name="T344_12">permite</text:span><text:span text:style-name="T344_13"><text:s/></text:span><text:span text:style-name="T344_14">evolucionar</text:span><text:span text:style-name="T344_15"><text:s/></text:span><text:span text:style-name="T344_16">Larvas</text:span><text:span text:style-name="T344_17"><text:s/></text:span><text:span text:style-name="T344_18">a</text:span><text:span text:style-name="T344_19"><text:s/></text:span><text:span text:style-name="T344_20">Zerglings</text:span><text:span text:style-name="T344_21"><text:s/></text:span><text:span text:style-name="T344_22">Es</text:span><text:span text:style-name="T344_23"><text:s/></text:span><text:span text:style-name="T344_24">el</text:span><text:span text:style-name="T344_25"><text:s/></text:span><text:span text:style-name="T344_26">prerrequisito</text:span><text:span text:style-name="T344_27"><text:s/></text:span><text:span text:style-name="T344_28">para</text:span><text:span text:style-name="T344_29"><text:s/></text:span><text:span text:style-name="T344_30">poder</text:span><text:span text:style-name="T344_31"><text:s/></text:span><text:span text:style-name="T344_32">construir</text:span><text:span text:style-name="T344_33"><text:s/></text:span><text:span text:style-name="T344_34">la</text:span><text:span text:style-name="T344_35"><text:s/></text:span><text:span text:style-name="T344_36">guarida</text:span><text:span text:style-name="T344_37"><text:s/></text:span><text:span text:style-name="T344_38">de</text:span><text:span text:style-name="T344_39"><text:s/></text:span><text:span text:style-name="T344_40">hidralisco</text:span><text:span text:style-name="T344_41"><text:s/></text:span><text:span text:style-name="T344_42">Zerg</text:span><text:span text:style-name="T344_43">.<text:s/></text:span></text:p>
        </text:list-item>
        <text:list-item>
          <text:p text:style-name="P345"><text:span text:style-name="T345_1">Guarida</text:span><text:span text:style-name="T345_2"><text:s/></text:span><text:span text:style-name="T345_3">de</text:span><text:span text:style-name="T345_4"><text:s/></text:span><text:span text:style-name="T345_5">hidralisco</text:span><text:span text:style-name="T345_6">:<text:s/></text:span><text:span text:style-name="T345_7">Construcción</text:span><text:span text:style-name="T345_8"><text:s/></text:span><text:span text:style-name="T345_9">que</text:span><text:span text:style-name="T345_10"><text:s/></text:span><text:span text:style-name="T345_11">permite</text:span><text:span text:style-name="T345_12"><text:s/></text:span><text:span text:style-name="T345_13">evolucionar</text:span><text:span text:style-name="T345_14"><text:s/></text:span><text:span text:style-name="T345_15">Larvas</text:span><text:span text:style-name="T345_16"><text:s/></text:span><text:span text:style-name="T345_17">a</text:span><text:span text:style-name="T345_18"><text:s/></text:span><text:span text:style-name="T345_19">Hidraliscos</text:span></text:p>
        </text:list-item>
        <text:list-item>
          <text:p text:style-name="P346"><text:span text:style-name="T346_1">Espiral</text:span><text:span text:style-name="T346_2">:</text:span><text:span text:style-name="T346_3"><text:s/></text:span><text:span text:style-name="T346_4">Permite</text:span><text:span text:style-name="T346_5"><text:s/></text:span><text:span text:style-name="T346_6">crear</text:span><text:span text:style-name="T346_7"><text:s/></text:span><text:span text:style-name="T346_8">a</text:span><text:span text:style-name="T346_9"><text:s/></text:span><text:span text:style-name="T346_10">los</text:span><text:span text:style-name="T346_11"><text:s/></text:span><text:span text:style-name="T346_12">Mutaliscos</text:span><text:span text:style-name="T346_13"><text:s/></text:span><text:span text:style-name="T346_14">y</text:span><text:span text:style-name="T346_15"><text:s/></text:span><text:span text:style-name="T346_16">la</text:span><text:span text:style-name="T346_17"><text:s/></text:span><text:span text:style-name="T346_18">reina</text:span><text:span text:style-name="T346_19"><text:s/></text:span><text:span text:style-name="T346_20">zerg</text:span><text:span text:style-name="T346_21">.</text:span></text:p>
        </text:list-item>
      </text:list>
      <text:p text:style-name="P347"/>
      <text:p text:style-name="P348"><text:span text:style-name="T348_1">Unidades</text:span><text:span text:style-name="T348_2"><text:s/></text:span><text:span text:style-name="T348_3">zerg</text:span></text:p>
      <text:p text:style-name="P349"/>
      <text:p text:style-name="P350"><text:span text:style-name="T350_1">Los</text:span><text:span text:style-name="T350_2"><text:s/></text:span><text:span text:style-name="T350_3">zerg</text:span><text:span text:style-name="T350_4"><text:s/></text:span><text:span text:style-name="T350_5">no</text:span><text:span text:style-name="T350_6"><text:s/></text:span><text:span text:style-name="T350_7">crean</text:span><text:span text:style-name="T350_8"><text:s/></text:span><text:span text:style-name="T350_9">unidades</text:span><text:span text:style-name="T350_10"><text:s/></text:span><text:span text:style-name="T350_11">en</text:span><text:span text:style-name="T350_12"><text:s/></text:span><text:span text:style-name="T350_13">sus</text:span><text:span text:style-name="T350_14"><text:s/>“</text:span><text:span text:style-name="T350_15">edificios</text:span><text:span text:style-name="T350_16">”.<text:s/></text:span><text:span text:style-name="T350_17">A</text:span><text:span text:style-name="T350_18"><text:s/></text:span><text:span text:style-name="T350_19">diferencia</text:span><text:span text:style-name="T350_20"><text:s/></text:span><text:span text:style-name="T350_21">de</text:span><text:span text:style-name="T350_22"><text:s/></text:span><text:span text:style-name="T350_23">los</text:span><text:span text:style-name="T350_24"><text:s/></text:span><text:span text:style-name="T350_25">terran</text:span><text:span text:style-name="T350_26"><text:s/></text:span><text:span text:style-name="T350_27">y</text:span><text:span text:style-name="T350_28"><text:s/></text:span><text:span text:style-name="T350_29">los</text:span><text:span text:style-name="T350_30"><text:s/></text:span><text:span text:style-name="T350_31">protoss</text:span><text:span text:style-name="T350_32">,<text:s/></text:span><text:span text:style-name="T350_33">todas</text:span><text:span text:style-name="T350_34"><text:s/></text:span><text:span text:style-name="T350_35">las</text:span><text:span text:style-name="T350_36"><text:s/></text:span><text:span text:style-name="T350_37">unidades</text:span><text:span text:style-name="T350_38"><text:s/></text:span><text:span text:style-name="T350_39">zerg</text:span><text:span text:style-name="T350_40"><text:s/></text:span><text:span text:style-name="T350_41">se</text:span><text:span text:style-name="T350_42"><text:s/></text:span><text:span text:style-name="T350_43">crean</text:span><text:span text:style-name="T350_44"><text:s/></text:span><text:span text:style-name="T350_45">a</text:span><text:span text:style-name="T350_46"><text:s/></text:span><text:span text:style-name="T350_47">partir</text:span><text:span text:style-name="T350_48"><text:s/></text:span><text:span text:style-name="T350_49">de</text:span><text:span text:style-name="T350_50"><text:s/></text:span><text:span text:style-name="T350_51">las</text:span><text:span text:style-name="T350_52"><text:s/></text:span><text:span text:style-name="T350_53">larvas</text:span><text:span text:style-name="T350_54"><text:s/></text:span><text:span text:style-name="T350_55">que</text:span><text:span text:style-name="T350_56"><text:s/></text:span><text:span text:style-name="T350_57">tenga</text:span><text:span text:style-name="T350_58"><text:s/></text:span><text:span text:style-name="T350_59">el</text:span><text:span text:style-name="T350_60"><text:s/></text:span><text:span text:style-name="T350_61">criadero</text:span><text:span text:style-name="T350_62">.<text:s/></text:span><text:span text:style-name="T350_63">Los</text:span><text:span text:style-name="T350_64"><text:s/>“</text:span><text:span text:style-name="T350_65">edificios</text:span><text:span text:style-name="T350_66">”<text:s/></text:span><text:span text:style-name="T350_67">zerg</text:span><text:span text:style-name="T350_68"><text:s/></text:span><text:span text:style-name="T350_69">habilitan</text:span><text:span text:style-name="T350_70"><text:s/></text:span><text:span text:style-name="T350_71">a</text:span><text:span text:style-name="T350_72"><text:s/></text:span><text:span text:style-name="T350_73">las</text:span><text:span text:style-name="T350_74"><text:s/></text:span><text:span text:style-name="T350_75">larvas</text:span><text:span text:style-name="T350_76"><text:s/></text:span><text:span text:style-name="T350_77">a</text:span><text:span text:style-name="T350_78"><text:s/></text:span><text:span text:style-name="T350_79">transformarse</text:span><text:span text:style-name="T350_80"><text:s/></text:span><text:span text:style-name="T350_81">en</text:span><text:span text:style-name="T350_82"><text:s/></text:span><text:span text:style-name="T350_83">las</text:span><text:span text:style-name="T350_84"><text:s/></text:span><text:span text:style-name="T350_85">nuevas</text:span><text:span text:style-name="T350_86"><text:s/></text:span><text:span text:style-name="T350_87">unidades</text:span><text:span text:style-name="T350_88"><text:s/></text:span><text:span text:style-name="T350_89">que</text:span><text:span text:style-name="T350_90"><text:s/></text:span><text:span text:style-name="T350_91">ese</text:span><text:span text:style-name="T350_92"><text:s/></text:span><text:span text:style-name="T350_93">edificio</text:span><text:span text:style-name="T350_94"><text:s/></text:span><text:span text:style-name="T350_95">habilite</text:span><text:span text:style-name="T350_96">.</text:span></text:p>
      <text:p text:style-name="P351"/>
      <table:table table:style-name="Table7">
        <table:table-column table:style-name="Column34"/>
        <table:table-column table:style-name="Column35"/>
        <table:table-column table:style-name="Column36"/>
        <table:table-column table:style-name="Column37"/>
        <table:table-column table:style-name="Column38"/>
        <table:table-column table:style-name="Column39"/>
        <table:table-column table:style-name="Column40"/>
        <table:table-column table:style-name="Column41"/>
        <table:table-column table:style-name="Column42"/>
        <table:table-row table:style-name="Row33">
          <table:table-cell table:style-name="Cell196">
            <text:p text:style-name="P352"><text:span text:style-name="T352_1">Nombre</text:span></text:p>
          </table:table-cell>
          <table:table-cell table:style-name="Cell197">
            <text:p text:style-name="P353"><text:span text:style-name="T353_1">Transporte</text:span></text:p>
          </table:table-cell>
          <table:table-cell table:style-name="Cell198">
            <text:p text:style-name="P354"><text:span text:style-name="T354_1">Visión</text:span></text:p>
          </table:table-cell>
          <table:table-cell table:style-name="Cell199">
            <text:p text:style-name="P355"><text:span text:style-name="T355_1">Costo</text:span></text:p>
          </table:table-cell>
          <table:table-cell table:style-name="Cell200">
            <text:p text:style-name="P356"><text:span text:style-name="T356_1">Tiempo</text:span><text:span text:style-name="T356_2"><text:s/></text:span><text:span text:style-name="T356_3">construcción</text:span></text:p>
          </table:table-cell>
          <table:table-cell table:style-name="Cell201">
            <text:p text:style-name="P357"><text:span text:style-name="T357_1">Daño</text:span></text:p>
          </table:table-cell>
          <table:table-cell table:style-name="Cell202">
            <text:p text:style-name="P358"><text:span text:style-name="T358_1">Suministro</text:span></text:p>
          </table:table-cell>
          <table:table-cell table:style-name="Cell203">
            <text:p text:style-name="P359"><text:span text:style-name="T359_1">Rango</text:span><text:span text:style-name="T359_2"><text:line-break/></text:span><text:span text:style-name="T359_3">Ataque</text:span></text:p>
          </table:table-cell>
          <table:table-cell table:style-name="Cell204">
            <text:p text:style-name="P360"><text:span text:style-name="T360_1">Vida</text:span></text:p>
          </table:table-cell>
        </table:table-row>
        <table:table-row table:style-name="Row34">
          <table:table-cell table:style-name="Cell205">
            <text:p text:style-name="P361"><text:span text:style-name="T361_1">Zerling</text:span></text:p>
          </table:table-cell>
          <table:table-cell table:style-name="Cell206">
            <text:p text:style-name="P362"><text:span text:style-name="T362_1">1</text:span></text:p>
          </table:table-cell>
          <table:table-cell table:style-name="Cell207">
            <text:p text:style-name="P363"><text:span text:style-name="T363_1">5</text:span></text:p>
          </table:table-cell>
          <table:table-cell table:style-name="Cell208">
            <text:p text:style-name="P364"><text:span text:style-name="T364_1">25<text:s/></text:span><text:span text:style-name="T364_2">M</text:span></text:p>
          </table:table-cell>
          <table:table-cell table:style-name="Cell209">
            <text:p text:style-name="P365"><text:span text:style-name="T365_1">2</text:span></text:p>
          </table:table-cell>
          <table:table-cell table:style-name="Cell210">
            <text:p text:style-name="P366"><text:span text:style-name="T366_1">5<text:s/></text:span><text:span text:style-name="T366_2">T</text:span></text:p>
          </table:table-cell>
          <table:table-cell table:style-name="Cell211">
            <text:p text:style-name="P367"><text:span text:style-name="T367_1">0.5</text:span></text:p>
          </table:table-cell>
          <table:table-cell table:style-name="Cell212">
            <text:p text:style-name="P368"><text:span text:style-name="T368_1">1</text:span></text:p>
          </table:table-cell>
          <table:table-cell table:style-name="Cell213">
            <text:p text:style-name="P369"><text:span text:style-name="T369_1">35</text:span></text:p>
          </table:table-cell>
        </table:table-row>
        <table:table-row table:style-name="Row35">
          <table:table-cell table:style-name="Cell214">
            <text:p text:style-name="P370"><text:span text:style-name="T370_1">Hidralisco</text:span></text:p>
          </table:table-cell>
          <table:table-cell table:style-name="Cell215">
            <text:p text:style-name="P371"><text:span text:style-name="T371_1">2</text:span></text:p>
          </table:table-cell>
          <table:table-cell table:style-name="Cell216">
            <text:p text:style-name="P372"><text:span text:style-name="T372_1">6</text:span></text:p>
          </table:table-cell>
          <table:table-cell table:style-name="Cell217">
            <text:p text:style-name="P373"><text:span text:style-name="T373_1">75<text:s/></text:span><text:span text:style-name="T373_2">M</text:span><text:span text:style-name="T373_3"><text:s/>/<text:s/>25<text:s/></text:span><text:span text:style-name="T373_4">G</text:span></text:p>
          </table:table-cell>
          <table:table-cell table:style-name="Cell218">
            <text:p text:style-name="P374"><text:span text:style-name="T374_1">4</text:span></text:p>
          </table:table-cell>
          <table:table-cell table:style-name="Cell219">
            <text:p text:style-name="P375"><text:span text:style-name="T375_1">10<text:s/></text:span><text:span text:style-name="T375_2">A</text:span><text:span text:style-name="T375_3"><text:s/>/<text:s/>10<text:s/></text:span><text:span text:style-name="T375_4">T</text:span></text:p>
          </table:table-cell>
          <table:table-cell table:style-name="Cell220">
            <text:p text:style-name="P376"><text:span text:style-name="T376_1">1</text:span></text:p>
          </table:table-cell>
          <table:table-cell table:style-name="Cell221">
            <text:p text:style-name="P377"><text:span text:style-name="T377_1">4</text:span></text:p>
          </table:table-cell>
          <table:table-cell table:style-name="Cell222">
            <text:p text:style-name="P378"><text:span text:style-name="T378_1">80</text:span></text:p>
          </table:table-cell>
        </table:table-row>
        <table:table-row table:style-name="Row36">
          <table:table-cell table:style-name="Cell223">
            <text:p text:style-name="P379"><text:span text:style-name="T379_1">Mutalisco</text:span></text:p>
          </table:table-cell>
          <table:table-cell table:style-name="Cell224">
            <text:p text:style-name="P380"><text:span text:style-name="T380_1">0</text:span></text:p>
          </table:table-cell>
          <table:table-cell table:style-name="Cell225">
            <text:p text:style-name="P381"><text:span text:style-name="T381_1">7</text:span></text:p>
          </table:table-cell>
          <table:table-cell table:style-name="Cell226">
            <text:p text:style-name="P382"><text:span text:style-name="T382_1">100<text:s/></text:span><text:span text:style-name="T382_2">M</text:span><text:span text:style-name="T382_3"><text:s/>/<text:s/>100<text:s/></text:span><text:span text:style-name="T382_4">G</text:span></text:p>
          </table:table-cell>
          <table:table-cell table:style-name="Cell227">
            <text:p text:style-name="P383"><text:span text:style-name="T383_1">6</text:span></text:p>
          </table:table-cell>
          <table:table-cell table:style-name="Cell228">
            <text:p text:style-name="P384"><text:span text:style-name="T384_1">9<text:s/></text:span><text:span text:style-name="T384_2">A</text:span><text:span text:style-name="T384_3"><text:s/>/<text:s/>9<text:s/></text:span><text:span text:style-name="T384_4">T</text:span></text:p>
          </table:table-cell>
          <table:table-cell table:style-name="Cell229">
            <text:p text:style-name="P385"><text:span text:style-name="T385_1">2</text:span></text:p>
          </table:table-cell>
          <table:table-cell table:style-name="Cell230">
            <text:p text:style-name="P386"><text:span text:style-name="T386_1">3</text:span></text:p>
          </table:table-cell>
          <table:table-cell table:style-name="Cell231">
            <text:p text:style-name="P387"><text:span text:style-name="T387_1">120</text:span></text:p>
          </table:table-cell>
        </table:table-row>
        <table:table-row table:style-name="Row37">
          <table:table-cell table:style-name="Cell232">
            <text:p text:style-name="P388"><text:span text:style-name="T388_1">Reina</text:span></text:p>
          </table:table-cell>
          <table:table-cell table:style-name="Cell233">
            <text:p text:style-name="P389"><text:span text:style-name="T389_1">0</text:span></text:p>
          </table:table-cell>
          <table:table-cell table:style-name="Cell234">
            <text:p text:style-name="P390"><text:span text:style-name="T390_1">10</text:span></text:p>
          </table:table-cell>
          <table:table-cell table:style-name="Cell235">
            <text:p text:style-name="P391"><text:span text:style-name="T391_1">100<text:s/></text:span><text:span text:style-name="T391_2">M</text:span><text:span text:style-name="T391_3"><text:s/>/<text:s/>100<text:s/></text:span><text:span text:style-name="T391_4">G</text:span></text:p>
          </table:table-cell>
          <table:table-cell table:style-name="Cell236">
            <text:p text:style-name="P392"><text:span text:style-name="T392_1">7</text:span></text:p>
          </table:table-cell>
          <table:table-cell table:style-name="Cell237">
            <text:p text:style-name="P393"><text:span text:style-name="T393_1">0</text:span></text:p>
          </table:table-cell>
          <table:table-cell table:style-name="Cell238">
            <text:p text:style-name="P394"><text:span text:style-name="T394_1">2</text:span></text:p>
          </table:table-cell>
          <table:table-cell table:style-name="Cell239">
            <text:p text:style-name="P395"><text:span text:style-name="T395_1">0</text:span></text:p>
          </table:table-cell>
          <table:table-cell table:style-name="Cell240">
            <text:p text:style-name="P396"><text:span text:style-name="T396_1">120</text:span></text:p>
          </table:table-cell>
        </table:table-row>
        <table:table-row table:style-name="Row38">
          <table:table-cell table:style-name="Cell241">
            <text:p text:style-name="P397"><text:span text:style-name="T397_1">Amo</text:span><text:span text:style-name="T397_2"><text:s/></text:span><text:span text:style-name="T397_3">Supremo</text:span></text:p>
          </table:table-cell>
          <table:table-cell table:style-name="Cell242">
            <text:p text:style-name="P398"><text:span text:style-name="T398_1">Capacidad</text:span><text:span text:style-name="T398_2"><text:s/>8</text:span></text:p>
          </table:table-cell>
          <table:table-cell table:style-name="Cell243">
            <text:p text:style-name="P399"><text:span text:style-name="T399_1">9</text:span></text:p>
          </table:table-cell>
          <table:table-cell table:style-name="Cell244">
            <text:p text:style-name="P400"><text:span text:style-name="T400_1">100<text:s/></text:span><text:span text:style-name="T400_2">M</text:span><text:span text:style-name="T400_3"><text:s/></text:span></text:p>
          </table:table-cell>
          <table:table-cell table:style-name="Cell245">
            <text:p text:style-name="P401"><text:span text:style-name="T401_1">4</text:span></text:p>
          </table:table-cell>
          <table:table-cell table:style-name="Cell246">
            <text:p text:style-name="P402"><text:span text:style-name="T402_1">0</text:span></text:p>
          </table:table-cell>
          <table:table-cell table:style-name="Cell247">
            <text:p text:style-name="P403"><text:span text:style-name="T403_1">0</text:span></text:p>
          </table:table-cell>
          <table:table-cell table:style-name="Cell248">
            <text:p text:style-name="P404"><text:span text:style-name="T404_1">0</text:span></text:p>
          </table:table-cell>
          <table:table-cell table:style-name="Cell249">
            <text:p text:style-name="P405"><text:span text:style-name="T405_1">200</text:span></text:p>
          </table:table-cell>
        </table:table-row>
      </table:table>
      <text:p text:style-name="P406"/>
      <text:p text:style-name="P407"><text:span text:style-name="T407_1">Reina</text:span><text:span text:style-name="T407_2">:<text:s/></text:span><text:span text:style-name="T407_3">Cada</text:span><text:span text:style-name="T407_4"><text:s/></text:span><text:span text:style-name="T407_5">turno</text:span><text:span text:style-name="T407_6"><text:s/></text:span><text:span text:style-name="T407_7">carga</text:span><text:span text:style-name="T407_8"><text:s/>+10<text:s/></text:span><text:span text:style-name="T407_9">de</text:span><text:span text:style-name="T407_10"><text:s/></text:span><text:span text:style-name="T407_11">energía</text:span><text:span text:style-name="T407_12">.<text:s/></text:span><text:span text:style-name="T407_13">Tiene</text:span><text:span text:style-name="T407_14"><text:s/></text:span><text:span text:style-name="T407_15">una</text:span><text:span text:style-name="T407_16"><text:s/></text:span><text:span text:style-name="T407_17">capacidad</text:span><text:span text:style-name="T407_18"><text:s/></text:span><text:span text:style-name="T407_19">máxima</text:span><text:span text:style-name="T407_20"><text:s/></text:span><text:span text:style-name="T407_21">de</text:span><text:span text:style-name="T407_22"><text:s/>200<text:s/></text:span><text:span text:style-name="T407_23">energía</text:span><text:span text:style-name="T407_24">.<text:s/></text:span><text:span text:style-name="T407_25">Al</text:span><text:span text:style-name="T407_26"><text:s/></text:span><text:span text:style-name="T407_27">crearla</text:span><text:span text:style-name="T407_28"><text:s/></text:span><text:span text:style-name="T407_29">empieza</text:span><text:span text:style-name="T407_30"><text:s/></text:span><text:span text:style-name="T407_31">con</text:span><text:span text:style-name="T407_32"><text:s/>50<text:s/></text:span><text:span text:style-name="T407_33">de</text:span><text:span text:style-name="T407_34"><text:s/></text:span><text:span text:style-name="T407_35">energía</text:span><text:span text:style-name="T407_36">.<text:s/></text:span><text:span text:style-name="T407_37">Posee</text:span><text:span text:style-name="T407_38"><text:s/>2<text:s/></text:span><text:span text:style-name="T407_39">magias</text:span><text:span text:style-name="T407_40">:</text:span></text:p>
      <text:p text:style-name="P408"/>
      <text:p text:style-name="P409"><text:span text:style-name="T409_1">Red</text:span><text:span text:style-name="T409_2">:<text:s/></text:span><text:span text:style-name="T409_3">Lanza</text:span><text:span text:style-name="T409_4"><text:s/></text:span><text:span text:style-name="T409_5">una</text:span><text:span text:style-name="T409_6"><text:s/></text:span><text:span text:style-name="T409_7">red</text:span><text:span text:style-name="T409_8"><text:s/></text:span><text:span text:style-name="T409_9">de</text:span><text:span text:style-name="T409_10"><text:s/></text:span><text:span text:style-name="T409_11">baba</text:span><text:span text:style-name="T409_12"><text:s/></text:span><text:span text:style-name="T409_13">que</text:span><text:span text:style-name="T409_14"><text:s/></text:span><text:span text:style-name="T409_15">inmoviliza</text:span><text:span text:style-name="T409_16"><text:s/></text:span><text:span text:style-name="T409_17">a</text:span><text:span text:style-name="T409_18"><text:s/></text:span><text:span text:style-name="T409_19">las</text:span><text:span text:style-name="T409_20"><text:s/></text:span><text:span text:style-name="T409_21">unidades</text:span><text:span text:style-name="T409_22"><text:s/></text:span><text:span text:style-name="T409_23">enemigas</text:span><text:span text:style-name="T409_24"><text:s/></text:span><text:span text:style-name="T409_25">durante</text:span><text:span text:style-name="T409_26"><text:s/>3<text:s/></text:span><text:span text:style-name="T409_27">turnos</text:span><text:span text:style-name="T409_28">.<text:s/>(</text:span><text:span text:style-name="T409_29">Cuesta</text:span><text:span text:style-name="T409_30"><text:s/>75<text:s/></text:span><text:span text:style-name="T409_31">energía</text:span><text:span text:style-name="T409_32">)</text:span></text:p>
      <text:p text:style-name="P410"/>
      <text:p text:style-name="P411"><text:span text:style-name="T411_1">Infestar</text:span><text:span text:style-name="T411_2">:<text:s/></text:span><text:span text:style-name="T411_3">Destruye</text:span><text:span text:style-name="T411_4"><text:s/></text:span><text:span text:style-name="T411_5">automáticamente</text:span><text:span text:style-name="T411_6"><text:s/></text:span><text:span text:style-name="T411_7">a</text:span><text:span text:style-name="T411_8"><text:s/></text:span><text:span text:style-name="T411_9">la</text:span><text:span text:style-name="T411_10"><text:s/></text:span><text:span text:style-name="T411_11">unidad</text:span><text:span text:style-name="T411_12"><text:s/></text:span><text:span text:style-name="T411_13">enemiga</text:span><text:span text:style-name="T411_14"><text:s/></text:span><text:span text:style-name="T411_15">seleccionada</text:span><text:span text:style-name="T411_16"><text:s/></text:span><text:span text:style-name="T411_17">y</text:span><text:span text:style-name="T411_18"><text:s/></text:span><text:span text:style-name="T411_19">encima</text:span><text:span text:style-name="T411_20"><text:s/></text:span><text:span text:style-name="T411_21">crea</text:span><text:span text:style-name="T411_22"><text:s/>2<text:s/></text:span><text:span text:style-name="T411_23">zerling</text:span><text:span text:style-name="T411_24"><text:s/></text:span><text:span text:style-name="T411_25">propios</text:span><text:span text:style-name="T411_26"><text:s/></text:span><text:span text:style-name="T411_27">producto</text:span><text:span text:style-name="T411_28"><text:s/></text:span><text:span text:style-name="T411_29">de</text:span><text:span text:style-name="T411_30"><text:s/></text:span><text:span text:style-name="T411_31">esa</text:span><text:span text:style-name="T411_32"><text:s/></text:span><text:span text:style-name="T411_33">infestación</text:span><text:span text:style-name="T411_34">.<text:s/>(</text:span><text:span text:style-name="T411_35">Cuesta</text:span><text:span text:style-name="T411_36"><text:s/>150<text:s/></text:span><text:span text:style-name="T411_37">de</text:span><text:span text:style-name="T411_38"><text:s/></text:span><text:span text:style-name="T411_39">energía</text:span><text:span text:style-name="T411_40">)</text:span></text:p>
      <text:p text:style-name="P412"/>
      <text:p text:style-name="P413"><text:span text:style-name="T413_1">Amo</text:span><text:span text:style-name="T413_2"><text:s/></text:span><text:span text:style-name="T413_3">supremo</text:span><text:span text:style-name="T413_4">:</text:span><text:span text:style-name="T413_5"><text:s/></text:span><text:span text:style-name="T413_6">Este</text:span><text:span text:style-name="T413_7"><text:s/></text:span><text:span text:style-name="T413_8">ser</text:span><text:span text:style-name="T413_9"><text:s/></text:span><text:span text:style-name="T413_10">tiene</text:span><text:span text:style-name="T413_11"><text:s/>2<text:s/></text:span><text:span text:style-name="T413_12">particularidades</text:span><text:span text:style-name="T413_13">,<text:s/></text:span><text:span text:style-name="T413_14">sirve</text:span><text:span text:style-name="T413_15"><text:s/></text:span><text:span text:style-name="T413_16">de</text:span><text:span text:style-name="T413_17"><text:s/></text:span><text:span text:style-name="T413_18">transporte</text:span><text:span text:style-name="T413_19"><text:s/></text:span><text:span text:style-name="T413_20">y</text:span><text:span text:style-name="T413_21"><text:s/></text:span><text:span text:style-name="T413_22">también</text:span><text:span text:style-name="T413_23"><text:s/></text:span><text:span text:style-name="T413_24">de</text:span><text:span text:style-name="T413_25"><text:s/>“</text:span><text:span text:style-name="T413_26">casa</text:span><text:span text:style-name="T413_27">”,<text:s/></text:span><text:span text:style-name="T413_28">cada</text:span><text:span text:style-name="T413_29"><text:s/></text:span><text:span text:style-name="T413_30">vez</text:span><text:span text:style-name="T413_31"><text:s/></text:span><text:span text:style-name="T413_32">que</text:span><text:span text:style-name="T413_33"><text:s/></text:span><text:span text:style-name="T413_34">se</text:span><text:span text:style-name="T413_35"><text:s/></text:span><text:span text:style-name="T413_36">crea</text:span><text:span text:style-name="T413_37"><text:s/></text:span><text:span text:style-name="T413_38">un</text:span><text:span text:style-name="T413_39"><text:s/></text:span><text:span text:style-name="T413_40">amo</text:span><text:span text:style-name="T413_41"><text:s/></text:span><text:span text:style-name="T413_42">supremo</text:span><text:span text:style-name="T413_43"><text:s/></text:span><text:span text:style-name="T413_44">aumenta</text:span><text:span text:style-name="T413_45"><text:s/></text:span><text:span text:style-name="T413_46">la</text:span><text:span text:style-name="T413_47"><text:s/></text:span><text:span text:style-name="T413_48">capacidad</text:span><text:span text:style-name="T413_49"><text:s/></text:span><text:span text:style-name="T413_50">de</text:span><text:span text:style-name="T413_51"><text:s/></text:span><text:span text:style-name="T413_52">población</text:span><text:span text:style-name="T413_53"><text:s/></text:span><text:span text:style-name="T413_54">en</text:span><text:span text:style-name="T413_55"><text:s/>+5.</text:span></text:p>
      <text:p text:style-name="P414"/>
      <text:p text:style-name="P415"><text:span text:style-name="T415_1">2)<text:s/></text:span><text:span text:style-name="T415_2">Construcciones</text:span></text:p>
      <text:p text:style-name="P416"/>
      <text:list text:style-name="LS14" xml:id="list34">
        <text:list-item>
          <text:p text:style-name="P417"><text:span text:style-name="T417_1">Los</text:span><text:span text:style-name="T417_2"><text:s/></text:span><text:span text:style-name="T417_3">edificios</text:span><text:span text:style-name="T417_4"><text:s/></text:span><text:span text:style-name="T417_5">Terran</text:span><text:span text:style-name="T417_6"><text:s/></text:span><text:span text:style-name="T417_7">pueden</text:span><text:span text:style-name="T417_8"><text:s/></text:span><text:span text:style-name="T417_9">despegarse</text:span><text:span text:style-name="T417_10"><text:s/></text:span><text:span text:style-name="T417_11">del</text:span><text:span text:style-name="T417_12"><text:s/></text:span><text:span text:style-name="T417_13">suelo</text:span><text:span text:style-name="T417_14"><text:s/></text:span><text:span text:style-name="T417_15">y</text:span><text:span text:style-name="T417_16"><text:s/></text:span><text:span text:style-name="T417_17">volar</text:span><text:span text:style-name="T417_18"><text:s/></text:span><text:span text:style-name="T417_19">para</text:span><text:span text:style-name="T417_20"><text:s/></text:span><text:span text:style-name="T417_21">ser</text:span><text:span text:style-name="T417_22"><text:s/></text:span><text:span text:style-name="T417_23">trasladados</text:span><text:span text:style-name="T417_24">.</text:span></text:p>
        </text:list-item>
        <text:list-item>
          <text:p text:style-name="P418"><text:span text:style-name="T418_1">Los</text:span><text:span text:style-name="T418_2"><text:s/></text:span><text:span text:style-name="T418_3">zerg</text:span><text:span text:style-name="T418_4"><text:s/></text:span><text:span text:style-name="T418_5">solo</text:span><text:span text:style-name="T418_6"><text:s/></text:span><text:span text:style-name="T418_7">pueden</text:span><text:span text:style-name="T418_8"><text:s/></text:span><text:span text:style-name="T418_9">construir</text:span><text:span text:style-name="T418_10"><text:s/></text:span><text:span text:style-name="T418_11">sobre</text:span><text:span text:style-name="T418_12"><text:s/></text:span><text:span text:style-name="T418_13">su</text:span><text:span text:style-name="T418_14"><text:s/></text:span><text:span text:style-name="T418_15">moho</text:span><text:span text:style-name="T418_16">,<text:s/></text:span><text:span text:style-name="T418_17">el</text:span><text:span text:style-name="T418_18"><text:s/></text:span><text:span text:style-name="T418_19">cual</text:span><text:span text:style-name="T418_20"><text:s/></text:span><text:span text:style-name="T418_21">se</text:span><text:span text:style-name="T418_22"><text:s/></text:span><text:span text:style-name="T418_23">expande</text:span><text:span text:style-name="T418_24"><text:s/></text:span><text:span text:style-name="T418_25">progresivamente</text:span><text:span text:style-name="T418_26"><text:s/></text:span><text:span text:style-name="T418_27">desde</text:span><text:span text:style-name="T418_28"><text:s/></text:span><text:span text:style-name="T418_29">los</text:span><text:span text:style-name="T418_30"><text:s/></text:span><text:span text:style-name="T418_31">criaderos</text:span></text:p>
        </text:list-item>
        <text:list-item>
          <text:p text:style-name="P419"><text:span text:style-name="T419_1">Los</text:span><text:span text:style-name="T419_2"><text:s/></text:span><text:span text:style-name="T419_3">protoss</text:span><text:span text:style-name="T419_4"><text:s/></text:span><text:span text:style-name="T419_5">solo</text:span><text:span text:style-name="T419_6"><text:s/></text:span><text:span text:style-name="T419_7">construyen</text:span><text:span text:style-name="T419_8"><text:s/></text:span><text:span text:style-name="T419_9">sobre</text:span><text:span text:style-name="T419_10"><text:s/></text:span><text:span text:style-name="T419_11">el</text:span><text:span text:style-name="T419_12"><text:s/></text:span><text:span text:style-name="T419_13">radio</text:span><text:span text:style-name="T419_14"><text:s/></text:span><text:span text:style-name="T419_15">de</text:span><text:span text:style-name="T419_16"><text:s/></text:span><text:span text:style-name="T419_17">alcance</text:span><text:span text:style-name="T419_18"><text:s/></text:span><text:span text:style-name="T419_19">del</text:span><text:span text:style-name="T419_20"><text:s/></text:span><text:span text:style-name="T419_21">pilón</text:span></text:p>
        </text:list-item>
      </text:list>
      <text:p text:style-name="P420"/>
      <text:p text:style-name="P421"/>
      <text:p text:style-name="P422"><text:span text:style-name="T422_1">3)<text:s/></text:span><text:span text:style-name="T422_2">Defensas</text:span></text:p>
      <text:p text:style-name="P423"/>
      <text:list text:style-name="LS15" xml:id="list37">
        <text:list-item>
          <text:p text:style-name="P424"><text:span text:style-name="T424_1">Zergs</text:span><text:span text:style-name="T424_2">,<text:s/></text:span><text:span text:style-name="T424_3">agregan</text:span><text:span text:style-name="T424_4"><text:s/></text:span><text:span text:style-name="T424_5">la</text:span><text:span text:style-name="T424_6"><text:s/></text:span><text:span text:style-name="T424_7">lengua</text:span><text:span text:style-name="T424_8"><text:s/></text:span><text:span text:style-name="T424_9">defensiva</text:span><text:span text:style-name="T424_10"><text:s/></text:span><text:span text:style-name="T424_11">terrestre</text:span><text:span text:style-name="T424_12">,<text:s/></text:span><text:span text:style-name="T424_13">y</text:span><text:span text:style-name="T424_14"><text:s/></text:span><text:span text:style-name="T424_15">las</text:span><text:span text:style-name="T424_16"><text:s/></text:span><text:span text:style-name="T424_17">esporas</text:span><text:span text:style-name="T424_18"><text:s/></text:span><text:span text:style-name="T424_19">aéreas</text:span></text:p>
        </text:list-item>
        <text:list-item>
          <text:p text:style-name="P425"><text:span text:style-name="T425_1">Protoss</text:span><text:span text:style-name="T425_2"><text:s/></text:span><text:span text:style-name="T425_3">tienen</text:span><text:span text:style-name="T425_4"><text:s/></text:span><text:span text:style-name="T425_5">el</text:span><text:span text:style-name="T425_6"><text:s/></text:span><text:span text:style-name="T425_7">cañon</text:span><text:span text:style-name="T425_8"><text:s/></text:span><text:span text:style-name="T425_9">de</text:span><text:span text:style-name="T425_10"><text:s/></text:span><text:span text:style-name="T425_11">fotones</text:span><text:span text:style-name="T425_12"><text:s/>(</text:span><text:span text:style-name="T425_13">ataque</text:span><text:span text:style-name="T425_14"><text:s/></text:span><text:span text:style-name="T425_15">tierra</text:span><text:span text:style-name="T425_16"><text:s/></text:span><text:span text:style-name="T425_17">y</text:span><text:span text:style-name="T425_18"><text:s/></text:span><text:span text:style-name="T425_19">aire</text:span><text:span text:style-name="T425_20">)</text:span></text:p>
        </text:list-item>
        <text:list-item>
          <text:p text:style-name="P426"><text:span text:style-name="T426_1">Terran</text:span><text:span text:style-name="T426_2"><text:s/></text:span><text:span text:style-name="T426_3">incorporan</text:span><text:span text:style-name="T426_4"><text:s/></text:span><text:span text:style-name="T426_5">el</text:span><text:span text:style-name="T426_6"><text:s/></text:span><text:span text:style-name="T426_7">bunker</text:span><text:span text:style-name="T426_8"><text:s/></text:span><text:span text:style-name="T426_9">a</text:span><text:span text:style-name="T426_10"><text:s/></text:span><text:span text:style-name="T426_11">ser</text:span><text:span text:style-name="T426_12"><text:s/></text:span><text:span text:style-name="T426_13">llenados</text:span><text:span text:style-name="T426_14"><text:s/></text:span><text:span text:style-name="T426_15">por</text:span><text:span text:style-name="T426_16"><text:s/>4<text:s/></text:span><text:span text:style-name="T426_17">marines</text:span><text:span text:style-name="T426_18"><text:s/></text:span><text:span text:style-name="T426_19">y</text:span><text:span text:style-name="T426_20"><text:s/></text:span><text:span text:style-name="T426_21">la</text:span><text:span text:style-name="T426_22"><text:s/></text:span><text:span text:style-name="T426_23">torreta</text:span><text:span text:style-name="T426_24"><text:s/></text:span><text:span text:style-name="T426_25">aérea</text:span></text:p>
        </text:list-item>
      </text:list>
      <text:p text:style-name="P427"/>
      <text:p text:style-name="P428"><text:span text:style-name="T428_1"><text:line-break/></text:span><text:span text:style-name="T428_2">4)<text:s/></text:span><text:span text:style-name="T428_3">Unidades</text:span><text:span text:style-name="T428_4"><text:s/></text:span><text:span text:style-name="T428_5">aéreas</text:span></text:p>
      <text:p text:style-name="P429"/>
      <text:list text:style-name="LS16" xml:id="list40">
        <text:list-item>
          <text:p text:style-name="P430"><text:span text:style-name="T430_1">Terran</text:span><text:span text:style-name="T430_2"><text:s/></text:span><text:span text:style-name="T430_3">poseen</text:span><text:span text:style-name="T430_4"><text:s/></text:span><text:span text:style-name="T430_5">el</text:span><text:span text:style-name="T430_6"><text:s/></text:span><text:span text:style-name="T430_7">battlecruiser</text:span><text:span text:style-name="T430_8">,<text:s/></text:span><text:span text:style-name="T430_9">con</text:span><text:span text:style-name="T430_10"><text:s/></text:span><text:span text:style-name="T430_11">arma</text:span><text:span text:style-name="T430_12"><text:s/></text:span><text:span text:style-name="T430_13">yamato</text:span><text:span text:style-name="T430_14"><text:s/></text:span><text:span text:style-name="T430_15">gun</text:span></text:p>
        </text:list-item>
        <text:list-item>
          <text:p text:style-name="P431"><text:span text:style-name="T431_1">Protoss</text:span><text:span text:style-name="T431_2"><text:s/></text:span><text:span text:style-name="T431_3">tienen</text:span><text:span text:style-name="T431_4"><text:s/></text:span><text:span text:style-name="T431_5">el</text:span><text:span text:style-name="T431_6"><text:s/></text:span><text:span text:style-name="T431_7">carrier</text:span><text:span text:style-name="T431_8"><text:s/></text:span><text:span text:style-name="T431_9">con</text:span><text:span text:style-name="T431_10"><text:s/></text:span><text:span text:style-name="T431_11">hasta</text:span><text:span text:style-name="T431_12"><text:s/>8<text:s/></text:span><text:span text:style-name="T431_13">voladores</text:span></text:p>
        </text:list-item>
        <text:list-item>
          <text:p text:style-name="P432"><text:span text:style-name="T432_1">Zerg</text:span><text:span text:style-name="T432_2">:<text:s/></text:span><text:span text:style-name="T432_3">Los</text:span><text:span text:style-name="T432_4"><text:s/></text:span><text:span text:style-name="T432_5">mutaliscos</text:span><text:span text:style-name="T432_6"><text:s/></text:span><text:span text:style-name="T432_7">pueden</text:span><text:span text:style-name="T432_8"><text:s/></text:span><text:span text:style-name="T432_9">evolucionar</text:span><text:span text:style-name="T432_10"><text:s/></text:span><text:span text:style-name="T432_11">a</text:span><text:span text:style-name="T432_12"><text:s/></text:span><text:span text:style-name="T432_13">guardian</text:span><text:span text:style-name="T432_14"><text:s/></text:span><text:span text:style-name="T432_15">con</text:span><text:span text:style-name="T432_16"><text:s/></text:span><text:span text:style-name="T432_17">alto</text:span><text:span text:style-name="T432_18"><text:s/></text:span><text:span text:style-name="T432_19">alcance</text:span><text:span text:style-name="T432_20"><text:s/></text:span><text:span text:style-name="T432_21">y</text:span><text:span text:style-name="T432_22"><text:s/></text:span><text:span text:style-name="T432_23">se</text:span><text:span text:style-name="T432_24"><text:s/></text:span><text:span text:style-name="T432_25">agregan</text:span><text:span text:style-name="T432_26"><text:s/></text:span><text:span text:style-name="T432_27">nuevos</text:span><text:span text:style-name="T432_28"><text:s/></text:span><text:span text:style-name="T432_29">seres</text:span><text:span text:style-name="T432_30"><text:s/></text:span><text:span text:style-name="T432_31">voladores</text:span><text:span text:style-name="T432_32">:<text:s/></text:span><text:span text:style-name="T432_33">los</text:span><text:span text:style-name="T432_34"><text:s/></text:span><text:span text:style-name="T432_35">kamikazes</text:span></text:p>
        </text:list-item>
      </text:list>
      <text:p text:style-name="P433"/>
      <text:p text:style-name="P434"/>
      <text:p text:style-name="P435"/>
      <text:p text:style-name="P436"><text:span text:style-name="T436_1">5)<text:s/></text:span><text:span text:style-name="T436_2">Evoluciones</text:span></text:p>
      <text:p text:style-name="P437"/>
      <text:list text:style-name="LS3" xml:id="list43">
        <text:list-item>
          <text:p text:style-name="P438"><text:span text:style-name="T438_1">Edificio</text:span><text:span text:style-name="T438_2"><text:s/></text:span><text:span text:style-name="T438_3">Terran</text:span><text:span text:style-name="T438_4"><text:s/></text:span><text:span text:style-name="T438_5">Bahía</text:span><text:span text:style-name="T438_6"><text:s/></text:span><text:span text:style-name="T438_7">d</text:span><text:span text:style-name="T438_8"><text:a xlink:type="simple" xlink:href="http://es.wikipedia.org/w/index.php?title=Bah%C3%ADa_de_ingenier%C3%ADa&amp;action=edit&amp;redlink=1"><text:span text:style-name="T438_9">e</text:span></text:a></text:span><text:span text:style-name="T438_10"><text:a xlink:type="simple" xlink:href="http://es.wikipedia.org/w/index.php?title=Bah%C3%ADa_de_ingenier%C3%ADa&amp;action=edit&amp;redlink=1"><text:span text:style-name="T438_11"><text:s/></text:span></text:a></text:span><text:span text:style-name="T438_12"><text:a xlink:type="simple" xlink:href="http://es.wikipedia.org/w/index.php?title=Bah%C3%ADa_de_ingenier%C3%ADa&amp;action=edit&amp;redlink=1"><text:span text:style-name="T438_13">ingeniería</text:span></text:a></text:span><text:span text:style-name="T438_14">:</text:span><text:span text:style-name="T438_15"><text:s/></text:span><text:span text:style-name="T438_16">Mejora</text:span><text:span text:style-name="T438_17"><text:s/></text:span><text:span text:style-name="T438_18">el</text:span><text:span text:style-name="T438_19"><text:s/></text:span><text:span text:style-name="T438_20">armamento</text:span><text:span text:style-name="T438_21"><text:s/></text:span><text:span text:style-name="T438_22">y</text:span><text:span text:style-name="T438_23"><text:s/></text:span><text:span text:style-name="T438_24">las</text:span><text:span text:style-name="T438_25"><text:s/></text:span><text:span text:style-name="T438_26">armaduras</text:span><text:span text:style-name="T438_27"><text:s/></text:span><text:span text:style-name="T438_28">de</text:span><text:span text:style-name="T438_29"><text:s/></text:span><text:span text:style-name="T438_30">las</text:span><text:span text:style-name="T438_31"><text:s/></text:span><text:span text:style-name="T438_32">unidades</text:span><text:span text:style-name="T438_33"><text:s/></text:span><text:span text:style-name="T438_34">orgánicas</text:span><text:span text:style-name="T438_35"><text:s/></text:span><text:span text:style-name="T438_36">o</text:span><text:span text:style-name="T438_37"><text:s/></text:span><text:span text:style-name="T438_38">de</text:span><text:span text:style-name="T438_39"><text:s/></text:span><text:span text:style-name="T438_40">infantería</text:span><text:span text:style-name="T438_41">.</text:span></text:p>
          <text:list>
            <text:list-item>
              <text:p text:style-name="P439"><text:span text:style-name="T439_1">Armamento</text:span><text:span text:style-name="T439_2"><text:s/></text:span><text:span text:style-name="T439_3">nivel</text:span><text:span text:style-name="T439_4"><text:s/>1</text:span></text:p>
            </text:list-item>
            <text:list-item>
              <text:p text:style-name="P440"><text:span text:style-name="T440_1">Armamento</text:span><text:span text:style-name="T440_2"><text:s/></text:span><text:span text:style-name="T440_3">nivel</text:span><text:span text:style-name="T440_4"><text:s/>2</text:span></text:p>
            </text:list-item>
            <text:list-item>
              <text:p text:style-name="P441"><text:span text:style-name="T441_1">Blindaje</text:span><text:span text:style-name="T441_2"><text:s/></text:span><text:span text:style-name="T441_3">nivel</text:span><text:span text:style-name="T441_4"><text:s/>1</text:span></text:p>
            </text:list-item>
            <text:list-item>
              <text:p text:style-name="P442"><text:span text:style-name="T442_1">Blindaje</text:span><text:span text:style-name="T442_2"><text:s/></text:span><text:span text:style-name="T442_3">nivel</text:span><text:span text:style-name="T442_4"><text:s/>2</text:span></text:p>
            </text:list-item>
          </text:list>
        </text:list-item>
        <text:list-item>
          <text:p text:style-name="P443"><text:span text:style-name="T443_1">Zerg</text:span><text:span text:style-name="T443_2">:<text:s/></text:span><text:span text:style-name="T443_3">Cámara</text:span><text:span text:style-name="T443_4"><text:s/></text:span><text:span text:style-name="T443_5">de</text:span><text:span text:style-name="T443_6"><text:s/></text:span><text:span text:style-name="T443_7">evolución</text:span><text:span text:style-name="T443_8">:</text:span><text:span text:style-name="T443_9"><text:s/></text:span><text:span text:style-name="T443_10">Construcción</text:span><text:span text:style-name="T443_11"><text:s/></text:span><text:span text:style-name="T443_12">en</text:span><text:span text:style-name="T443_13"><text:s/></text:span><text:span text:style-name="T443_14">donde</text:span><text:span text:style-name="T443_15"><text:s/></text:span><text:span text:style-name="T443_16">se</text:span><text:span text:style-name="T443_17"><text:s/></text:span><text:span text:style-name="T443_18">puede</text:span><text:span text:style-name="T443_19"><text:s/></text:span><text:span text:style-name="T443_20">mejorar</text:span><text:span text:style-name="T443_21"><text:s/></text:span><text:span text:style-name="T443_22">los</text:span><text:span text:style-name="T443_23"><text:s/></text:span><text:span text:style-name="T443_24">niveles</text:span><text:span text:style-name="T443_25"><text:s/></text:span><text:span text:style-name="T443_26">de</text:span><text:span text:style-name="T443_27"><text:s/></text:span><text:span text:style-name="T443_28">desarrollo</text:span><text:span text:style-name="T443_29"><text:s/>(</text:span><text:span text:style-name="T443_30">mejorar</text:span><text:span text:style-name="T443_31"><text:s/></text:span><text:span text:style-name="T443_32">caparazones</text:span><text:span text:style-name="T443_33"><text:s/></text:span><text:span text:style-name="T443_34">y</text:span><text:span text:style-name="T443_35"><text:s text:c="2"/></text:span><text:span text:style-name="T443_36">mejorar</text:span><text:span text:style-name="T443_37"><text:s/></text:span><text:span text:style-name="T443_38">ataque</text:span><text:span text:style-name="T443_39"><text:s/></text:span><text:span text:style-name="T443_40">con</text:span><text:span text:style-name="T443_41"><text:s/></text:span><text:span text:style-name="T443_42">garras</text:span><text:span text:style-name="T443_43"><text:s/>)<text:s/></text:span><text:span text:style-name="T443_44">Nivel</text:span><text:span text:style-name="T443_45"><text:s/>1<text:s/></text:span><text:span text:style-name="T443_46">y</text:span><text:span text:style-name="T443_47"><text:s/>2<text:s/></text:span><text:span text:style-name="T443_48">de</text:span><text:span text:style-name="T443_49"><text:s/></text:span><text:span text:style-name="T443_50">cada</text:span><text:span text:style-name="T443_51"><text:s/></text:span><text:span text:style-name="T443_52">uno</text:span></text:p>
        </text:list-item>
        <text:list-item>
          <text:p text:style-name="P444"><text:span text:style-name="T444_1">Edificio</text:span><text:span text:style-name="T444_2"><text:s/></text:span><text:span text:style-name="T444_3">Protoss</text:span><text:span text:style-name="T444_4"><text:s/></text:span><text:span text:style-name="T444_5">Fragua</text:span><text:span text:style-name="T444_6">:</text:span><text:span text:style-name="T444_7"><text:s/></text:span><text:span text:style-name="T444_8">A</text:span><text:span text:style-name="T444_9"><text:s/></text:span><text:span text:style-name="T444_10">pesar</text:span><text:span text:style-name="T444_11"><text:s/></text:span><text:span text:style-name="T444_12">de</text:span><text:span text:style-name="T444_13"><text:s/></text:span><text:span text:style-name="T444_14">que</text:span><text:span text:style-name="T444_15"><text:s/></text:span><text:span text:style-name="T444_16">su</text:span><text:span text:style-name="T444_17"><text:s/></text:span><text:span text:style-name="T444_18">tecnología</text:span><text:span text:style-name="T444_19"><text:s/></text:span><text:span text:style-name="T444_20">es</text:span><text:span text:style-name="T444_21"><text:s/></text:span><text:span text:style-name="T444_22">increíblemente</text:span><text:span text:style-name="T444_23"><text:s/></text:span><text:span text:style-name="T444_24">avanzada</text:span><text:span text:style-name="T444_25">,<text:s/></text:span><text:span text:style-name="T444_26">los</text:span><text:span text:style-name="T444_27"><text:s/></text:span><text:span text:style-name="T444_28">Protoss</text:span><text:span text:style-name="T444_29"><text:s/></text:span><text:span text:style-name="T444_30">se</text:span><text:span text:style-name="T444_31"><text:s/></text:span><text:span text:style-name="T444_32">están</text:span><text:span text:style-name="T444_33"><text:s/></text:span><text:span text:style-name="T444_34">esforzando</text:span><text:span text:style-name="T444_35"><text:s/></text:span><text:span text:style-name="T444_36">constantemente</text:span><text:span text:style-name="T444_37"><text:s/></text:span><text:span text:style-name="T444_38">en</text:span><text:span text:style-name="T444_39"><text:s/></text:span><text:span text:style-name="T444_40">mejorar</text:span><text:span text:style-name="T444_41"><text:s/></text:span><text:span text:style-name="T444_42">y</text:span><text:span text:style-name="T444_43"><text:s/></text:span><text:span text:style-name="T444_44">refinar</text:span><text:span text:style-name="T444_45"><text:s/></text:span><text:span text:style-name="T444_46">sus</text:span><text:span text:style-name="T444_47"><text:s/></text:span><text:span text:style-name="T444_48">armas</text:span><text:span text:style-name="T444_49"><text:s/></text:span><text:span text:style-name="T444_50">y</text:span><text:span text:style-name="T444_51"><text:s/></text:span><text:span text:style-name="T444_52">blindajes</text:span><text:span text:style-name="T444_53"><text:s/></text:span><text:span text:style-name="T444_54">mediante</text:span><text:span text:style-name="T444_55"><text:s/></text:span><text:span text:style-name="T444_56">la</text:span><text:span text:style-name="T444_57"><text:s/></text:span><text:span text:style-name="T444_58">Fragua</text:span><text:span text:style-name="T444_59">.</text:span></text:p>
          <text:list>
            <text:list-item>
              <text:p text:style-name="P445"><text:span text:style-name="T445_1">Escudo</text:span><text:span text:style-name="T445_2"><text:s/></text:span><text:span text:style-name="T445_3">Nivel</text:span><text:span text:style-name="T445_4"><text:s/>1</text:span></text:p>
            </text:list-item>
            <text:list-item>
              <text:p text:style-name="P446"><text:span text:style-name="T446_1">Escudo</text:span><text:span text:style-name="T446_2"><text:s/></text:span><text:span text:style-name="T446_3">Nivel</text:span><text:span text:style-name="T446_4"><text:s/>2</text:span></text:p>
            </text:list-item>
            <text:list-item>
              <text:p text:style-name="P447"><text:span text:style-name="T447_1">Armamento</text:span><text:span text:style-name="T447_2"><text:s/></text:span><text:span text:style-name="T447_3">Nivel</text:span><text:span text:style-name="T447_4"><text:s/>1</text:span></text:p>
            </text:list-item>
            <text:list-item>
              <text:p text:style-name="P448"><text:span text:style-name="T448_1">Armamento</text:span><text:span text:style-name="T448_2"><text:s/></text:span><text:span text:style-name="T448_3">Nivel</text:span><text:span text:style-name="T448_4"><text:s/>2</text:span></text:p>
            </text:list-item>
            <text:list-item>
              <text:p text:style-name="P449"><text:span text:style-name="T449_1">Protección</text:span><text:span text:style-name="T449_2"><text:s/></text:span><text:span text:style-name="T449_3">vida</text:span><text:span text:style-name="T449_4"><text:s/></text:span><text:span text:style-name="T449_5">Nivel</text:span><text:span text:style-name="T449_6"><text:s/>1</text:span></text:p>
            </text:list-item>
            <text:list-item>
              <text:p text:style-name="P450"><text:span text:style-name="T450_1">Protección</text:span><text:span text:style-name="T450_2"><text:s/></text:span><text:span text:style-name="T450_3">vida</text:span><text:span text:style-name="T450_4"><text:s/></text:span><text:span text:style-name="T450_5">Nivel</text:span><text:span text:style-name="T450_6"><text:s/>2</text:span></text:p>
            </text:list-item>
          </text:list>
        </text:list-item>
      </text:list>
      <text:h text:style-name="P451" text:outline-level="10"><text:bookmark-start text:name="h.q0pkpmrmp60q"/><text:bookmark-end text:name="h.q0pkpmrmp60q"/><text:span text:style-name="T451_1">Entregables</text:span></text:h>
      <text:list text:style-name="LS17" xml:id="list56">
        <text:list-item>
          <text:p text:style-name="P452"><text:span text:style-name="T452_1">Código</text:span><text:span text:style-name="T452_2"><text:s/></text:span><text:span text:style-name="T452_3">fuente</text:span><text:span text:style-name="T452_4"><text:s/></text:span><text:span text:style-name="T452_5">de</text:span><text:span text:style-name="T452_6"><text:s/></text:span><text:span text:style-name="T452_7">la</text:span><text:span text:style-name="T452_8"><text:s/></text:span><text:span text:style-name="T452_9">aplicación</text:span><text:span text:style-name="T452_10"><text:s/></text:span><text:span text:style-name="T452_11">completa</text:span><text:span text:style-name="T452_12">,<text:s/></text:span><text:span text:style-name="T452_13">incluyendo</text:span><text:span text:style-name="T452_14"><text:s/></text:span><text:span text:style-name="T452_15">también</text:span><text:span text:style-name="T452_16">:<text:s/></text:span><text:span text:style-name="T452_17">código</text:span><text:span text:style-name="T452_18"><text:s/></text:span><text:span text:style-name="T452_19">de</text:span><text:span text:style-name="T452_20"><text:s/></text:span><text:span text:style-name="T452_21">la</text:span><text:span text:style-name="T452_22"><text:s/></text:span><text:span text:style-name="T452_23">pruebas</text:span><text:span text:style-name="T452_24">,<text:s/></text:span><text:span text:style-name="T452_25">archivos</text:span><text:span text:style-name="T452_26"><text:s/></text:span><text:span text:style-name="T452_27">de</text:span><text:span text:style-name="T452_28"><text:s/></text:span><text:span text:style-name="T452_29">recursos</text:span></text:p>
        </text:list-item>
        <text:list-item>
          <text:p text:style-name="P453"><text:span text:style-name="T453_1">Script</text:span><text:span text:style-name="T453_2"><text:s/></text:span><text:span text:style-name="T453_3">para</text:span><text:span text:style-name="T453_4"><text:s/></text:span><text:span text:style-name="T453_5">compilación</text:span><text:span text:style-name="T453_6"><text:s/></text:span><text:span text:style-name="T453_7">y</text:span><text:span text:style-name="T453_8"><text:s/></text:span><text:span text:style-name="T453_9">ejecución</text:span><text:span text:style-name="T453_10"><text:s/>(</text:span><text:span text:style-name="T453_11">ant</text:span><text:span text:style-name="T453_12">)</text:span></text:p>
        </text:list-item>
        <text:list-item>
          <text:p text:style-name="P454"><text:span text:style-name="T454_1">Informe</text:span><text:span text:style-name="T454_2">,<text:s/></text:span><text:span text:style-name="T454_3">acorde</text:span><text:span text:style-name="T454_4"><text:s/></text:span><text:span text:style-name="T454_5">a</text:span><text:span text:style-name="T454_6"><text:s/></text:span><text:span text:style-name="T454_7">lo</text:span><text:span text:style-name="T454_8"><text:s/></text:span><text:span text:style-name="T454_9">especificado</text:span><text:span text:style-name="T454_10"><text:s/></text:span><text:span text:style-name="T454_11">en</text:span><text:span text:style-name="T454_12"><text:s/></text:span><text:span text:style-name="T454_13">este</text:span><text:span text:style-name="T454_14"><text:s/></text:span><text:span text:style-name="T454_15">documento</text:span></text:p>
        </text:list-item>
      </text:list>
      <text:p text:style-name="P455"/>
      <text:h text:style-name="P456" text:outline-level="10"><text:bookmark-start text:name="h.hn05pvpi5fr7"/><text:bookmark-end text:name="h.hn05pvpi5fr7"/><text:span text:style-name="T456_1">Formas</text:span><text:span text:style-name="T456_2"><text:s/></text:span><text:span text:style-name="T456_3">de</text:span><text:span text:style-name="T456_4"><text:s/></text:span><text:span text:style-name="T456_5">entrega</text:span></text:h>
      <text:h text:style-name="P457" text:outline-level="10"><text:bookmark-start text:name="h.r1bwfuutos0s"/><text:bookmark-end text:name="h.r1bwfuutos0s"/><text:span text:style-name="T457_1">Habrá</text:span><text:span text:style-name="T457_2"><text:s/></text:span><text:span text:style-name="T457_3">4<text:s/></text:span><text:span text:style-name="T457_4">entregas</text:span><text:span text:style-name="T457_5"><text:s/></text:span><text:span text:style-name="T457_6">formales</text:span><text:span text:style-name="T457_7">.<text:s/></text:span><text:span text:style-name="T457_8">Las</text:span><text:span text:style-name="T457_9"><text:s/></text:span><text:span text:style-name="T457_10">mismas</text:span><text:span text:style-name="T457_11"><text:s/></text:span><text:span text:style-name="T457_12">tendrán</text:span><text:span text:style-name="T457_13"><text:s/></text:span><text:span text:style-name="T457_14">una</text:span><text:span text:style-name="T457_15"><text:s/></text:span><text:span text:style-name="T457_16">calificación</text:span><text:span text:style-name="T457_17"><text:s/></text:span><text:span text:style-name="T457_18">de</text:span><text:span text:style-name="T457_19"><text:s/></text:span><text:span text:style-name="T457_20">APROBADO</text:span><text:span text:style-name="T457_21"><text:s/></text:span><text:span text:style-name="T457_22">o</text:span><text:span text:style-name="T457_23"><text:s/></text:span><text:span text:style-name="T457_24">NO</text:span><text:span text:style-name="T457_25"><text:s/></text:span><text:span text:style-name="T457_26">APROBADO</text:span><text:span text:style-name="T457_27"><text:s/></text:span><text:span text:style-name="T457_28">en</text:span><text:span text:style-name="T457_29"><text:s/></text:span><text:span text:style-name="T457_30">el</text:span><text:span text:style-name="T457_31"><text:s/></text:span><text:span text:style-name="T457_32">momento</text:span><text:span text:style-name="T457_33"><text:s/></text:span><text:span text:style-name="T457_34">de</text:span><text:span text:style-name="T457_35"><text:s/></text:span><text:span text:style-name="T457_36">la</text:span><text:span text:style-name="T457_37"><text:s/></text:span><text:span text:style-name="T457_38">entrega</text:span><text:span text:style-name="T457_39">.</text:span></text:h>
      <text:p text:style-name="P458"><text:span text:style-name="T458_1">Aquél</text:span><text:span text:style-name="T458_2"><text:s/></text:span><text:span text:style-name="T458_3">grupo</text:span><text:span text:style-name="T458_4"><text:s/></text:span><text:span text:style-name="T458_5">que</text:span><text:span text:style-name="T458_6"><text:s/></text:span><text:span text:style-name="T458_7">acumule</text:span><text:span text:style-name="T458_8"><text:s/></text:span><text:span text:style-name="T458_9">3<text:s/></text:span><text:span text:style-name="T458_10">no</text:span><text:span text:style-name="T458_11"><text:s/></text:span><text:span text:style-name="T458_12">aprobados</text:span><text:span text:style-name="T458_13">,<text:s/></text:span><text:span text:style-name="T458_14">quedará</text:span><text:span text:style-name="T458_15"><text:s/></text:span><text:span text:style-name="T458_16">automáticamente</text:span><text:span text:style-name="T458_17"><text:s/></text:span><text:span text:style-name="T458_18">desaprobado</text:span><text:span text:style-name="T458_19"><text:s/></text:span><text:span text:style-name="T458_20">con</text:span><text:span text:style-name="T458_21"><text:s/></text:span><text:span text:style-name="T458_22">la</text:span><text:span text:style-name="T458_23"><text:s/></text:span><text:span text:style-name="T458_24">consiguiente</text:span><text:span text:style-name="T458_25"><text:s/></text:span><text:span text:style-name="T458_26">pérdida</text:span><text:span text:style-name="T458_27"><text:s/></text:span><text:span text:style-name="T458_28">de</text:span><text:span text:style-name="T458_29"><text:s/></text:span><text:span text:style-name="T458_30">regularidad</text:span><text:span text:style-name="T458_31"><text:s/></text:span><text:span text:style-name="T458_32">en</text:span><text:span text:style-name="T458_33"><text:s/></text:span><text:span text:style-name="T458_34">la</text:span><text:span text:style-name="T458_35"><text:s/></text:span><text:span text:style-name="T458_36">materia</text:span><text:span text:style-name="T458_37">.<text:s/></text:span><text:span text:style-name="T458_38">En</text:span><text:span text:style-name="T458_39"><text:s/></text:span><text:span text:style-name="T458_40">cada</text:span><text:span text:style-name="T458_41"><text:s/></text:span><text:span text:style-name="T458_42">entrega</text:span><text:span text:style-name="T458_43"><text:s/></text:span><text:span text:style-name="T458_44">se</text:span><text:span text:style-name="T458_45"><text:s/></text:span><text:span text:style-name="T458_46">debe</text:span><text:span text:style-name="T458_47"><text:s/></text:span><text:span text:style-name="T458_48">traer</text:span><text:span text:style-name="T458_49"><text:s/></text:span><text:span text:style-name="T458_50">el</text:span><text:span text:style-name="T458_51"><text:s/></text:span><text:span text:style-name="T458_52">informe</text:span><text:span text:style-name="T458_53"><text:s/></text:span><text:span text:style-name="T458_54">actualizado</text:span><text:span text:style-name="T458_55">.</text:span></text:p>
      <text:p text:style-name="P459"/>
      <text:p text:style-name="P460"><text:span text:style-name="T460_1">1</text:span><text:span text:style-name="T460_2">er</text:span><text:span text:style-name="T460_3"><text:s/></text:span><text:span text:style-name="T460_4">Entrega</text:span><text:span text:style-name="T460_5">:<text:s/></text:span><text:span text:style-name="T460_6">Mínimamente</text:span><text:span text:style-name="T460_7"><text:s/></text:span><text:span text:style-name="T460_8">(</text:span><text:span text:style-name="T460_9">se</text:span><text:span text:style-name="T460_10"><text:s/></text:span><text:span text:style-name="T460_11">aconseja</text:span><text:span text:style-name="T460_12"><text:s/></text:span><text:span text:style-name="T460_13">avanzar</text:span><text:span text:style-name="T460_14"><text:s/></text:span><text:span text:style-name="T460_15">lo</text:span><text:span text:style-name="T460_16"><text:s text:c="2"/></text:span><text:span text:style-name="T460_17">más</text:span><text:span text:style-name="T460_18"><text:s/></text:span><text:span text:style-name="T460_19">posible</text:span><text:span text:style-name="T460_20">)<text:s/></text:span><text:span text:style-name="T460_21">pruebas</text:span><text:span text:style-name="T460_22"><text:s/></text:span><text:span text:style-name="T460_23">funcionando</text:span><text:span text:style-name="T460_24"><text:s/></text:span><text:span text:style-name="T460_25">que</text:span><text:span text:style-name="T460_26"><text:s/></text:span><text:span text:style-name="T460_27">contemplen</text:span><text:span text:style-name="T460_28"><text:s/></text:span><text:span text:style-name="T460_29">para</text:span><text:span text:style-name="T460_30"><text:s/></text:span><text:span text:style-name="T460_31">cada</text:span><text:span text:style-name="T460_32"><text:s/></text:span><text:span text:style-name="T460_33">raza</text:span><text:span text:style-name="T460_34">:</text:span></text:p>
      <text:list text:style-name="LS18" xml:id="list59">
        <text:list-item>
          <text:p text:style-name="P461"><text:span text:style-name="T461_1">Pruebas</text:span><text:span text:style-name="T461_2"><text:s/></text:span><text:span text:style-name="T461_3">unitarias</text:span><text:span text:style-name="T461_4"><text:s/></text:span><text:span text:style-name="T461_5">al</text:span><text:span text:style-name="T461_6"><text:s/></text:span><text:span text:style-name="T461_7">mapa</text:span><text:span text:style-name="T461_8">,<text:s/></text:span><text:span text:style-name="T461_9">que</text:span><text:span text:style-name="T461_10"><text:s/></text:span><text:span text:style-name="T461_11">pueda</text:span><text:span text:style-name="T461_12"><text:s/></text:span><text:span text:style-name="T461_13">generar</text:span><text:span text:style-name="T461_14"><text:s/></text:span><text:span text:style-name="T461_15">escenarios</text:span><text:span text:style-name="T461_16"><text:s/></text:span><text:span text:style-name="T461_17">para</text:span><text:span text:style-name="T461_18"><text:s/></text:span><text:span text:style-name="T461_19">que</text:span><text:span text:style-name="T461_20"><text:s/></text:span><text:span text:style-name="T461_21">empiecen</text:span><text:span text:style-name="T461_22"><text:s/></text:span><text:span text:style-name="T461_23">los</text:span><text:span text:style-name="T461_24"><text:s/></text:span><text:span text:style-name="T461_25">jugadores</text:span></text:p>
        </text:list-item>
        <text:list-item>
          <text:p text:style-name="P462"><text:span text:style-name="T462_1">Pruebas</text:span><text:span text:style-name="T462_2"><text:s/></text:span><text:span text:style-name="T462_3">de</text:span><text:span text:style-name="T462_4"><text:s/></text:span><text:span text:style-name="T462_5">recolección</text:span><text:span text:style-name="T462_6"><text:s/></text:span><text:span text:style-name="T462_7">de</text:span><text:span text:style-name="T462_8"><text:s/></text:span><text:span text:style-name="T462_9">minerales</text:span><text:span text:style-name="T462_10"><text:s/></text:span><text:span text:style-name="T462_11">y</text:span><text:span text:style-name="T462_12"><text:s/></text:span><text:span text:style-name="T462_13">gas</text:span><text:span text:style-name="T462_14"><text:s/></text:span><text:span text:style-name="T462_15">con</text:span><text:span text:style-name="T462_16"><text:s/></text:span><text:span text:style-name="T462_17">los</text:span><text:span text:style-name="T462_18"><text:s/></text:span><text:span text:style-name="T462_19">edificios</text:span><text:span text:style-name="T462_20"><text:s/></text:span><text:span text:style-name="T462_21">correspondientes</text:span><text:span text:style-name="T462_22">.</text:span></text:p>
        </text:list-item>
        <text:list-item>
          <text:p text:style-name="P463"><text:span text:style-name="T463_1">Pruebas</text:span><text:span text:style-name="T463_2"><text:s/></text:span><text:span text:style-name="T463_3">de</text:span><text:span text:style-name="T463_4"><text:s/></text:span><text:span text:style-name="T463_5">creación</text:span><text:span text:style-name="T463_6"><text:s/></text:span><text:span text:style-name="T463_7">de</text:span><text:span text:style-name="T463_8"><text:s/></text:span><text:span text:style-name="T463_9">unidades</text:span><text:span text:style-name="T463_10">:</text:span></text:p>
          <text:list>
            <text:list-item>
              <text:p text:style-name="P464"><text:span text:style-name="T464_1">Haber</text:span><text:span text:style-name="T464_2"><text:s/></text:span><text:span text:style-name="T464_3">construido</text:span><text:span text:style-name="T464_4"><text:s/></text:span><text:span text:style-name="T464_5">primero</text:span><text:span text:style-name="T464_6"><text:s/></text:span><text:span text:style-name="T464_7">el</text:span><text:span text:style-name="T464_8"><text:s/></text:span><text:span text:style-name="T464_9">edificio</text:span><text:span text:style-name="T464_10"><text:s/></text:span><text:span text:style-name="T464_11">que</text:span><text:span text:style-name="T464_12"><text:s/></text:span><text:span text:style-name="T464_13">me</text:span><text:span text:style-name="T464_14"><text:s/></text:span><text:span text:style-name="T464_15">habilite</text:span><text:span text:style-name="T464_16"><text:s/></text:span><text:span text:style-name="T464_17">a</text:span><text:span text:style-name="T464_18"><text:s/></text:span><text:span text:style-name="T464_19">construirla</text:span></text:p>
            </text:list-item>
            <text:list-item>
              <text:p text:style-name="P465"><text:span text:style-name="T465_1">Contar</text:span><text:span text:style-name="T465_2"><text:s/></text:span><text:span text:style-name="T465_3">con</text:span><text:span text:style-name="T465_4"><text:s/></text:span><text:span text:style-name="T465_5">recursos</text:span><text:span text:style-name="T465_6"><text:s/>(</text:span><text:span text:style-name="T465_7">mineral</text:span><text:span text:style-name="T465_8"><text:s/></text:span><text:span text:style-name="T465_9">y</text:span><text:span text:style-name="T465_10">/</text:span><text:span text:style-name="T465_11">o</text:span><text:span text:style-name="T465_12"><text:s/></text:span><text:span text:style-name="T465_13">gas</text:span><text:span text:style-name="T465_14">)<text:s/></text:span><text:span text:style-name="T465_15">necesarios</text:span></text:p>
            </text:list-item>
            <text:list-item>
              <text:p text:style-name="P466"><text:span text:style-name="T466_1">Contar</text:span><text:span text:style-name="T466_2"><text:s/></text:span><text:span text:style-name="T466_3">con</text:span><text:span text:style-name="T466_4"><text:s/></text:span><text:span text:style-name="T466_5">límite</text:span><text:span text:style-name="T466_6"><text:s/></text:span><text:span text:style-name="T466_7">de</text:span><text:span text:style-name="T466_8"><text:s/></text:span><text:span text:style-name="T466_9">población</text:span><text:span text:style-name="T466_10"><text:s/></text:span><text:span text:style-name="T466_11">para</text:span><text:span text:style-name="T466_12"><text:s/></text:span><text:span text:style-name="T466_13">crearla</text:span></text:p>
            </text:list-item>
          </text:list>
        </text:list-item>
      </text:list>
      <text:p text:style-name="P467"><text:span text:style-name="T467_1"><text:tab/></text:span></text:p>
      <text:p text:style-name="P468"><text:span text:style-name="T468_1">2</text:span><text:span text:style-name="T468_2">da</text:span><text:span text:style-name="T468_3"><text:s/></text:span><text:span text:style-name="T468_4">Entrega</text:span><text:span text:style-name="T468_5">:</text:span><text:span text:style-name="T468_6"><text:s/></text:span><text:span text:style-name="T468_7">Modelo</text:span><text:span text:style-name="T468_8"><text:s/></text:span><text:span text:style-name="T468_9">del</text:span><text:span text:style-name="T468_10"><text:s/></text:span><text:span text:style-name="T468_11">Juego</text:span><text:span text:style-name="T468_12"><text:s/></text:span><text:span text:style-name="T468_13">Completo</text:span><text:span text:style-name="T468_14"><text:s/></text:span><text:span text:style-name="T468_15">con</text:span><text:span text:style-name="T468_16"><text:s/></text:span><text:span text:style-name="T468_17">todas</text:span><text:span text:style-name="T468_18"><text:s/></text:span><text:span text:style-name="T468_19">las</text:span><text:span text:style-name="T468_20"><text:s/></text:span><text:span text:style-name="T468_21">pruebas</text:span><text:span text:style-name="T468_22"><text:s/></text:span><text:span text:style-name="T468_23">unitarias</text:span><text:span text:style-name="T468_24"><text:s/></text:span><text:span text:style-name="T468_25">y</text:span><text:span text:style-name="T468_26"><text:s/></text:span><text:span text:style-name="T468_27">de</text:span><text:span text:style-name="T468_28"><text:s/></text:span><text:span text:style-name="T468_29">integración</text:span><text:span text:style-name="T468_30"><text:s/></text:span><text:span text:style-name="T468_31">que</text:span><text:span text:style-name="T468_32"><text:s/></text:span><text:span text:style-name="T468_33">abarquen</text:span><text:span text:style-name="T468_34"><text:s/></text:span><text:span text:style-name="T468_35">todos</text:span><text:span text:style-name="T468_36"><text:s/></text:span><text:span text:style-name="T468_37">los</text:span><text:span text:style-name="T468_38"><text:s/></text:span><text:span text:style-name="T468_39">casos</text:span><text:span text:style-name="T468_40"><text:s/></text:span><text:span text:style-name="T468_41">del</text:span><text:span text:style-name="T468_42"><text:s/></text:span><text:span text:style-name="T468_43">enunciado</text:span><text:span text:style-name="T468_44">,<text:s/></text:span><text:span text:style-name="T468_45">simulando</text:span><text:span text:style-name="T468_46"><text:s/></text:span><text:span text:style-name="T468_47">batallas</text:span><text:span text:style-name="T468_48">,<text:s/></text:span><text:span text:style-name="T468_49">interacciones</text:span><text:span text:style-name="T468_50">,<text:s/></text:span><text:span text:style-name="T468_51">fin</text:span><text:span text:style-name="T468_52"><text:s/></text:span><text:span text:style-name="T468_53">de</text:span><text:span text:style-name="T468_54"><text:s/></text:span><text:span text:style-name="T468_55">partida</text:span><text:span text:style-name="T468_56">,<text:s/></text:span><text:span text:style-name="T468_57">magias</text:span><text:span text:style-name="T468_58">,<text:s/></text:span><text:span text:style-name="T468_59">etc</text:span><text:span text:style-name="T468_60">.</text:span></text:p>
      <text:p text:style-name="P469"/>
      <text:p text:style-name="P470"><text:bookmark-start text:name="h.wzzazeft5jjl"/><text:bookmark-end text:name="h.wzzazeft5jjl"/><text:span text:style-name="T470_1">Algunas</text:span><text:span text:style-name="T470_2"><text:s/></text:span><text:span text:style-name="T470_3">pruebas</text:span><text:span text:style-name="T470_4"><text:s/></text:span><text:span text:style-name="T470_5">de</text:span><text:span text:style-name="T470_6"><text:s/></text:span><text:span text:style-name="T470_7">integración</text:span><text:span text:style-name="T470_8"><text:s/></text:span><text:span text:style-name="T470_9">finales</text:span><text:span text:style-name="T470_10"><text:s/></text:span><text:span text:style-name="T470_11">de</text:span><text:span text:style-name="T470_12"><text:s/></text:span><text:span text:style-name="T470_13">ejemplo</text:span><text:span text:style-name="T470_14">:</text:span></text:p>
      <text:p text:style-name="P471"/>
      <text:p text:style-name="P472"><text:span text:style-name="T472_1">1)<text:s/></text:span><text:span text:style-name="T472_2">Se</text:span><text:span text:style-name="T472_3"><text:s/></text:span><text:span text:style-name="T472_4">construye</text:span><text:span text:style-name="T472_5"><text:s text:c="2"/></text:span><text:span text:style-name="T472_6">una</text:span><text:span text:style-name="T472_7"><text:s/></text:span><text:span text:style-name="T472_8">nave</text:span><text:span text:style-name="T472_9"><text:s/></text:span><text:span text:style-name="T472_10">de</text:span><text:span text:style-name="T472_11"><text:s/></text:span><text:span text:style-name="T472_12">ciencia</text:span><text:span text:style-name="T472_13">,<text:s/></text:span><text:span text:style-name="T472_14">se</text:span><text:span text:style-name="T472_15"><text:s/></text:span><text:span text:style-name="T472_16">pasan</text:span><text:span text:style-name="T472_17"><text:s/></text:span><text:span text:style-name="T472_18">turnos</text:span><text:span text:style-name="T472_19"><text:s/></text:span><text:span text:style-name="T472_20">para</text:span><text:span text:style-name="T472_21"><text:s/></text:span><text:span text:style-name="T472_22">que</text:span><text:span text:style-name="T472_23"><text:s/></text:span><text:span text:style-name="T472_24">acumule</text:span><text:span text:style-name="T472_25"><text:s/></text:span><text:span text:style-name="T472_26">la</text:span><text:span text:style-name="T472_27"><text:s/></text:span><text:span text:style-name="T472_28">suficiente</text:span><text:span text:style-name="T472_29"><text:s/></text:span><text:span text:style-name="T472_30">energía</text:span><text:span text:style-name="T472_31">.<text:s/></text:span></text:p>
      <text:list text:style-name="LS19" xml:id="list65">
        <text:list-item>
          <text:p text:style-name="P473"><text:span text:style-name="T473_1">A</text:span><text:span text:style-name="T473_2"><text:s/></text:span><text:span text:style-name="T473_3">continuación</text:span><text:span text:style-name="T473_4"><text:s/></text:span><text:span text:style-name="T473_5">se</text:span><text:span text:style-name="T473_6"><text:s/></text:span><text:span text:style-name="T473_7">sitúa</text:span><text:span text:style-name="T473_8"><text:s/></text:span><text:span text:style-name="T473_9">una</text:span><text:span text:style-name="T473_10"><text:s/></text:span><text:span text:style-name="T473_11">unidad</text:span><text:span text:style-name="T473_12"><text:s/></text:span><text:span text:style-name="T473_13">protoss</text:span><text:span text:style-name="T473_14">,<text:s/></text:span><text:span text:style-name="T473_15">se</text:span><text:span text:style-name="T473_16"><text:s/></text:span><text:span text:style-name="T473_17">le</text:span><text:span text:style-name="T473_18"><text:s/></text:span><text:span text:style-name="T473_19">aplica</text:span><text:span text:style-name="T473_20"><text:s/></text:span><text:span text:style-name="T473_21">el</text:span><text:span text:style-name="T473_22"><text:s/></text:span><text:span text:style-name="T473_23">misil</text:span><text:span text:style-name="T473_24"><text:s/></text:span><text:span text:style-name="T473_25">EMP</text:span><text:span text:style-name="T473_26">.<text:s/></text:span><text:span text:style-name="T473_27">Se</text:span><text:span text:style-name="T473_28"><text:s/></text:span><text:span text:style-name="T473_29">verifica</text:span><text:span text:style-name="T473_30"><text:s/></text:span><text:span text:style-name="T473_31">que</text:span><text:span text:style-name="T473_32">:</text:span></text:p>
          <text:list>
            <text:list-item>
              <text:p text:style-name="P474"><text:span text:style-name="T474_1">La</text:span><text:span text:style-name="T474_2"><text:s/></text:span><text:span text:style-name="T474_3">nave</text:span><text:span text:style-name="T474_4"><text:s/></text:span><text:span text:style-name="T474_5">de</text:span><text:span text:style-name="T474_6"><text:s/></text:span><text:span text:style-name="T474_7">ciencia</text:span><text:span text:style-name="T474_8"><text:s/></text:span><text:span text:style-name="T474_9">tenga</text:span><text:span text:style-name="T474_10"><text:s/></text:span><text:span text:style-name="T474_11">menos</text:span><text:span text:style-name="T474_12"><text:s/></text:span><text:span text:style-name="T474_13">energía</text:span></text:p>
            </text:list-item>
            <text:list-item>
              <text:p text:style-name="P475"><text:span text:style-name="T475_1">El</text:span><text:span text:style-name="T475_2"><text:s/></text:span><text:span text:style-name="T475_3">protoss</text:span><text:span text:style-name="T475_4"><text:s/></text:span><text:span text:style-name="T475_5">no</text:span><text:span text:style-name="T475_6"><text:s/></text:span><text:span text:style-name="T475_7">tenga</text:span><text:span text:style-name="T475_8"><text:s/></text:span><text:span text:style-name="T475_9">más</text:span><text:span text:style-name="T475_10"><text:s/></text:span><text:span text:style-name="T475_11">escudo</text:span></text:p>
            </text:list-item>
          </text:list>
        </text:list-item>
        <text:list-item>
          <text:p text:style-name="P476"><text:span text:style-name="T476_1">Se</text:span><text:span text:style-name="T476_2"><text:s/></text:span><text:span text:style-name="T476_3">sitúa</text:span><text:span text:style-name="T476_4"><text:s/></text:span><text:span text:style-name="T476_5">un</text:span><text:span text:style-name="T476_6"><text:s/></text:span><text:span text:style-name="T476_7">alto</text:span><text:span text:style-name="T476_8"><text:s/></text:span><text:span text:style-name="T476_9">templario</text:span><text:span text:style-name="T476_10"><text:s/></text:span><text:span text:style-name="T476_11">y</text:span><text:span text:style-name="T476_12"><text:s/></text:span><text:span text:style-name="T476_13">otra</text:span><text:span text:style-name="T476_14"><text:s/></text:span><text:span text:style-name="T476_15">nave</text:span><text:span text:style-name="T476_16"><text:s/></text:span><text:span text:style-name="T476_17">de</text:span><text:span text:style-name="T476_18"><text:s/></text:span><text:span text:style-name="T476_19">ciencia</text:span><text:span text:style-name="T476_20"><text:s/>(</text:span><text:span text:style-name="T476_21">propia</text:span><text:span text:style-name="T476_22"><text:s/></text:span><text:span text:style-name="T476_23">o</text:span><text:span text:style-name="T476_24"><text:s/></text:span><text:span text:style-name="T476_25">no</text:span><text:span text:style-name="T476_26">).<text:s/></text:span><text:span text:style-name="T476_27">se</text:span><text:span text:style-name="T476_28"><text:s/></text:span><text:span text:style-name="T476_29">lanza</text:span><text:span text:style-name="T476_30"><text:s/></text:span><text:span text:style-name="T476_31">el</text:span><text:span text:style-name="T476_32"><text:s/></text:span><text:span text:style-name="T476_33">EMP</text:span><text:span text:style-name="T476_34">.<text:s/></text:span><text:span text:style-name="T476_35">Se</text:span><text:span text:style-name="T476_36"><text:s/></text:span><text:span text:style-name="T476_37">verifica</text:span><text:span text:style-name="T476_38"><text:s/></text:span><text:span text:style-name="T476_39">que</text:span><text:span text:style-name="T476_40">:</text:span></text:p>
          <text:list>
            <text:list-item>
              <text:p text:style-name="P477"><text:span text:style-name="T477_1">La</text:span><text:span text:style-name="T477_2"><text:s/></text:span><text:span text:style-name="T477_3">nave</text:span><text:span text:style-name="T477_4"><text:s/></text:span><text:span text:style-name="T477_5">de</text:span><text:span text:style-name="T477_6"><text:s/></text:span><text:span text:style-name="T477_7">ciencia</text:span><text:span text:style-name="T477_8"><text:s/></text:span><text:span text:style-name="T477_9">tenga</text:span><text:span text:style-name="T477_10"><text:s/></text:span><text:span text:style-name="T477_11">menos</text:span><text:span text:style-name="T477_12"><text:s/></text:span><text:span text:style-name="T477_13">energía</text:span></text:p>
            </text:list-item>
            <text:list-item>
              <text:p text:style-name="P478"><text:span text:style-name="T478_1">El</text:span><text:span text:style-name="T478_2"><text:s/></text:span><text:span text:style-name="T478_3">alto</text:span><text:span text:style-name="T478_4"><text:s/></text:span><text:span text:style-name="T478_5">templario</text:span><text:span text:style-name="T478_6"><text:s/></text:span><text:span text:style-name="T478_7">y</text:span><text:span text:style-name="T478_8"><text:s/></text:span><text:span text:style-name="T478_9">la</text:span><text:span text:style-name="T478_10"><text:s/></text:span><text:span text:style-name="T478_11">otra</text:span><text:span text:style-name="T478_12"><text:s/></text:span><text:span text:style-name="T478_13">nave</text:span><text:span text:style-name="T478_14"><text:s/></text:span><text:span text:style-name="T478_15">de</text:span><text:span text:style-name="T478_16"><text:s/></text:span><text:span text:style-name="T478_17">ciencia</text:span><text:span text:style-name="T478_18"><text:s/></text:span><text:span text:style-name="T478_19">no</text:span><text:span text:style-name="T478_20"><text:s/></text:span><text:span text:style-name="T478_21">tengan</text:span><text:span text:style-name="T478_22"><text:s/></text:span><text:span text:style-name="T478_23">más</text:span><text:span text:style-name="T478_24"><text:s/></text:span><text:span text:style-name="T478_25">energía</text:span></text:p>
            </text:list-item>
          </text:list>
        </text:list-item>
        <text:list-item>
          <text:p text:style-name="P479"><text:span text:style-name="T479_1">Se</text:span><text:span text:style-name="T479_2"><text:s/></text:span><text:span text:style-name="T479_3">sitúan</text:span><text:span text:style-name="T479_4"><text:s/></text:span><text:span text:style-name="T479_5">una</text:span><text:span text:style-name="T479_6"><text:s/></text:span><text:span text:style-name="T479_7">unidad</text:span><text:span text:style-name="T479_8"><text:s/></text:span><text:span text:style-name="T479_9">protoss</text:span><text:span text:style-name="T479_10"><text:s/></text:span><text:span text:style-name="T479_11">y</text:span><text:span text:style-name="T479_12"><text:s/></text:span><text:span text:style-name="T479_13">un</text:span><text:span text:style-name="T479_14"><text:s/></text:span><text:span text:style-name="T479_15">alto</text:span><text:span text:style-name="T479_16"><text:s/></text:span><text:span text:style-name="T479_17">templario</text:span><text:span text:style-name="T479_18">.<text:s/></text:span><text:span text:style-name="T479_19">Se</text:span><text:span text:style-name="T479_20"><text:s/></text:span><text:span text:style-name="T479_21">lanza</text:span><text:span text:style-name="T479_22"><text:s/></text:span><text:span text:style-name="T479_23">el</text:span><text:span text:style-name="T479_24"><text:s/></text:span><text:span text:style-name="T479_25">EMP</text:span><text:span text:style-name="T479_26"><text:s/></text:span><text:span text:style-name="T479_27">fuera</text:span><text:span text:style-name="T479_28"><text:s/></text:span><text:span text:style-name="T479_29">del</text:span><text:span text:style-name="T479_30"><text:s/></text:span><text:span text:style-name="T479_31">rango</text:span><text:span text:style-name="T479_32"><text:s/></text:span><text:span text:style-name="T479_33">de</text:span><text:span text:style-name="T479_34"><text:s/></text:span><text:span text:style-name="T479_35">alcance</text:span><text:span text:style-name="T479_36"><text:s/></text:span><text:span text:style-name="T479_37">del</text:span><text:span text:style-name="T479_38"><text:s/></text:span><text:span text:style-name="T479_39">mismo</text:span><text:span text:style-name="T479_40">.<text:s/></text:span><text:span text:style-name="T479_41">Se</text:span><text:span text:style-name="T479_42"><text:s/></text:span><text:span text:style-name="T479_43">verifica</text:span><text:span text:style-name="T479_44"><text:s/></text:span><text:span text:style-name="T479_45">que</text:span><text:span text:style-name="T479_46">:</text:span></text:p>
          <text:list>
            <text:list-item>
              <text:p text:style-name="P480"><text:span text:style-name="T480_1">La</text:span><text:span text:style-name="T480_2"><text:s/></text:span><text:span text:style-name="T480_3">nave</text:span><text:span text:style-name="T480_4"><text:s/></text:span><text:span text:style-name="T480_5">de</text:span><text:span text:style-name="T480_6"><text:s/></text:span><text:span text:style-name="T480_7">ciencia</text:span><text:span text:style-name="T480_8"><text:s/></text:span><text:span text:style-name="T480_9">tenga</text:span><text:span text:style-name="T480_10"><text:s/></text:span><text:span text:style-name="T480_11">menos</text:span><text:span text:style-name="T480_12"><text:s/></text:span><text:span text:style-name="T480_13">energía</text:span></text:p>
            </text:list-item>
            <text:list-item>
              <text:p text:style-name="P481"><text:span text:style-name="T481_1">El</text:span><text:span text:style-name="T481_2"><text:s/></text:span><text:span text:style-name="T481_3">alto</text:span><text:span text:style-name="T481_4"><text:s/></text:span><text:span text:style-name="T481_5">templario</text:span><text:span text:style-name="T481_6"><text:s/></text:span><text:span text:style-name="T481_7">y</text:span><text:span text:style-name="T481_8"><text:s/></text:span><text:span text:style-name="T481_9">la</text:span><text:span text:style-name="T481_10"><text:s/></text:span><text:span text:style-name="T481_11">unidad</text:span><text:span text:style-name="T481_12"><text:s/></text:span><text:span text:style-name="T481_13">protoss</text:span><text:span text:style-name="T481_14"><text:s/></text:span><text:span text:style-name="T481_15">no</text:span><text:span text:style-name="T481_16"><text:s/></text:span><text:span text:style-name="T481_17">han</text:span><text:span text:style-name="T481_18"><text:s/></text:span><text:span text:style-name="T481_19">sufrido</text:span><text:span text:style-name="T481_20"><text:s/></text:span><text:span text:style-name="T481_21">modificaciones</text:span><text:span text:style-name="T481_22">.</text:span></text:p>
            </text:list-item>
          </text:list>
        </text:list-item>
      </text:list>
      <text:p text:style-name="P482"><text:span text:style-name="T482_1">2)<text:s/></text:span><text:span text:style-name="T482_2">Se</text:span><text:span text:style-name="T482_3"><text:s/></text:span><text:span text:style-name="T482_4">contruye</text:span><text:span text:style-name="T482_5"><text:s/></text:span><text:span text:style-name="T482_6">un</text:span><text:span text:style-name="T482_7"><text:s/></text:span><text:span text:style-name="T482_8">alto</text:span><text:span text:style-name="T482_9"><text:s/></text:span><text:span text:style-name="T482_10">templario</text:span><text:span text:style-name="T482_11">,<text:s/></text:span><text:span text:style-name="T482_12">se</text:span><text:span text:style-name="T482_13"><text:s/></text:span><text:span text:style-name="T482_14">pasan</text:span><text:span text:style-name="T482_15"><text:s/></text:span><text:span text:style-name="T482_16">turnos</text:span><text:span text:style-name="T482_17"><text:s text:c="2"/></text:span><text:span text:style-name="T482_18">para</text:span><text:span text:style-name="T482_19"><text:s/></text:span><text:span text:style-name="T482_20">que</text:span><text:span text:style-name="T482_21"><text:s/></text:span><text:span text:style-name="T482_22">acumule</text:span><text:span text:style-name="T482_23"><text:s/></text:span><text:span text:style-name="T482_24">la</text:span><text:span text:style-name="T482_25"><text:s/></text:span><text:span text:style-name="T482_26">suficiente</text:span><text:span text:style-name="T482_27"><text:s/></text:span><text:span text:style-name="T482_28">energía</text:span><text:span text:style-name="T482_29">.<text:s/></text:span></text:p>
      <text:list text:style-name="LS20" xml:id="list74">
        <text:list-item>
          <text:p text:style-name="P483"><text:span text:style-name="T483_1">se</text:span><text:span text:style-name="T483_2"><text:s/></text:span><text:span text:style-name="T483_3">sitúan</text:span><text:span text:style-name="T483_4"><text:s/></text:span><text:span text:style-name="T483_5">unidades</text:span><text:span text:style-name="T483_6"><text:s/></text:span><text:span text:style-name="T483_7">enemigas</text:span><text:span text:style-name="T483_8">,<text:s/></text:span><text:span text:style-name="T483_9">se</text:span><text:span text:style-name="T483_10"><text:s/></text:span><text:span text:style-name="T483_11">lanza</text:span><text:span text:style-name="T483_12"><text:s/></text:span><text:span text:style-name="T483_13">la</text:span><text:span text:style-name="T483_14"><text:s/></text:span><text:span text:style-name="T483_15">tormenta</text:span><text:span text:style-name="T483_16"><text:s/></text:span><text:span text:style-name="T483_17">psiónica</text:span><text:span text:style-name="T483_18">.<text:s/></text:span><text:span text:style-name="T483_19">Se</text:span><text:span text:style-name="T483_20"><text:s/></text:span><text:span text:style-name="T483_21">comprueba</text:span><text:span text:style-name="T483_22"><text:s/></text:span><text:span text:style-name="T483_23">el</text:span><text:span text:style-name="T483_24"><text:s/></text:span><text:span text:style-name="T483_25">daño</text:span><text:span text:style-name="T483_26">.</text:span></text:p>
        </text:list-item>
        <text:list-item>
          <text:p text:style-name="P484"><text:span text:style-name="T484_1">Se</text:span><text:span text:style-name="T484_2"><text:s/></text:span><text:span text:style-name="T484_3">sitúa</text:span><text:span text:style-name="T484_4"><text:s/></text:span><text:span text:style-name="T484_5">una</text:span><text:span text:style-name="T484_6"><text:s/></text:span><text:span text:style-name="T484_7">unidad</text:span><text:span text:style-name="T484_8"><text:s/></text:span><text:span text:style-name="T484_9">propia</text:span><text:span text:style-name="T484_10"><text:s/></text:span><text:span text:style-name="T484_11">y</text:span><text:span text:style-name="T484_12"><text:s/></text:span><text:span text:style-name="T484_13">se</text:span><text:span text:style-name="T484_14"><text:s/></text:span><text:span text:style-name="T484_15">le</text:span><text:span text:style-name="T484_16"><text:s/></text:span><text:span text:style-name="T484_17">aplica</text:span><text:span text:style-name="T484_18"><text:s/></text:span><text:span text:style-name="T484_19">la</text:span><text:span text:style-name="T484_20"><text:s/></text:span><text:span text:style-name="T484_21">alucinación</text:span><text:span text:style-name="T484_22">.<text:s/></text:span><text:span text:style-name="T484_23">Se</text:span><text:span text:style-name="T484_24"><text:s/></text:span><text:span text:style-name="T484_25">corrobora</text:span><text:span text:style-name="T484_26">:</text:span></text:p>
          <text:list>
            <text:list-item>
              <text:p text:style-name="P485"><text:span text:style-name="T485_1">Solo</text:span><text:span text:style-name="T485_2"><text:s/></text:span><text:span text:style-name="T485_3">poseen</text:span><text:span text:style-name="T485_4"><text:s/></text:span><text:span text:style-name="T485_5">escudo</text:span><text:span text:style-name="T485_6"><text:s/></text:span><text:span text:style-name="T485_7">y</text:span><text:span text:style-name="T485_8"><text:s/></text:span><text:span text:style-name="T485_9">no</text:span><text:span text:style-name="T485_10"><text:s/></text:span><text:span text:style-name="T485_11">vida</text:span></text:p>
            </text:list-item>
            <text:list-item>
              <text:p text:style-name="P486"><text:span text:style-name="T486_1">Se</text:span><text:span text:style-name="T486_2"><text:s/></text:span><text:span text:style-name="T486_3">les</text:span><text:span text:style-name="T486_4"><text:s/></text:span><text:span text:style-name="T486_5">hace</text:span><text:span text:style-name="T486_6"><text:s/></text:span><text:span text:style-name="T486_7">pelear</text:span><text:span text:style-name="T486_8"><text:s/></text:span><text:span text:style-name="T486_9">contra</text:span><text:span text:style-name="T486_10"><text:s/></text:span><text:span text:style-name="T486_11">un</text:span><text:span text:style-name="T486_12"><text:s/></text:span><text:span text:style-name="T486_13">enemigo</text:span><text:span text:style-name="T486_14"><text:s/></text:span><text:span text:style-name="T486_15">y</text:span><text:span text:style-name="T486_16"><text:s/></text:span><text:span text:style-name="T486_17">el</text:span><text:span text:style-name="T486_18"><text:s/></text:span><text:span text:style-name="T486_19">enemigo</text:span><text:span text:style-name="T486_20"><text:s/></text:span><text:span text:style-name="T486_21">no</text:span><text:span text:style-name="T486_22"><text:s/></text:span><text:span text:style-name="T486_23">recibe</text:span><text:span text:style-name="T486_24"><text:s/></text:span><text:span text:style-name="T486_25">daño</text:span><text:span text:style-name="T486_26">.</text:span></text:p>
            </text:list-item>
            <text:list-item>
              <text:p text:style-name="P487"><text:span text:style-name="T487_1">Al</text:span><text:span text:style-name="T487_2"><text:s/></text:span><text:span text:style-name="T487_3">recibir</text:span><text:span text:style-name="T487_4"><text:s/></text:span><text:span text:style-name="T487_5">un</text:span><text:span text:style-name="T487_6"><text:s/></text:span><text:span text:style-name="T487_7">EMP</text:span><text:span text:style-name="T487_8">,<text:s/></text:span><text:span text:style-name="T487_9">mueren</text:span><text:span text:style-name="T487_10"><text:s/></text:span><text:span text:style-name="T487_11">instantáneamente</text:span><text:span text:style-name="T487_12">.</text:span></text:p>
            </text:list-item>
          </text:list>
        </text:list-item>
      </text:list>
      <text:p text:style-name="P488"><text:span text:style-name="T488_1">3)<text:s/></text:span><text:span text:style-name="T488_2">Unidades</text:span><text:span text:style-name="T488_3"><text:s/></text:span><text:span text:style-name="T488_4">de</text:span><text:span text:style-name="T488_5"><text:s/></text:span><text:span text:style-name="T488_6">tierra</text:span><text:span text:style-name="T488_7"><text:s/></text:span><text:span text:style-name="T488_8">no</text:span><text:span text:style-name="T488_9"><text:s/></text:span><text:span text:style-name="T488_10">pueden</text:span><text:span text:style-name="T488_11"><text:s/></text:span><text:span text:style-name="T488_12">atacar</text:span><text:span text:style-name="T488_13"><text:s/></text:span><text:span text:style-name="T488_14">a</text:span><text:span text:style-name="T488_15"><text:s/></text:span><text:span text:style-name="T488_16">unidades</text:span><text:span text:style-name="T488_17"><text:s/></text:span><text:span text:style-name="T488_18">de</text:span><text:span text:style-name="T488_19"><text:s/></text:span><text:span text:style-name="T488_20">aire</text:span><text:span text:style-name="T488_21"><text:s/></text:span><text:span text:style-name="T488_22">y</text:span><text:span text:style-name="T488_23"><text:s/></text:span><text:span text:style-name="T488_24">visceversa</text:span><text:span text:style-name="T488_25"><text:s/></text:span><text:span text:style-name="T488_26">en</text:span><text:span text:style-name="T488_27"><text:s/></text:span><text:span text:style-name="T488_28">todas</text:span><text:span text:style-name="T488_29"><text:s/></text:span><text:span text:style-name="T488_30">las</text:span><text:span text:style-name="T488_31"><text:s/></text:span><text:span text:style-name="T488_32">combinaciones</text:span><text:span text:style-name="T488_33">,<text:s/></text:span><text:span text:style-name="T488_34">cuando</text:span><text:span text:style-name="T488_35"><text:s/></text:span><text:span text:style-name="T488_36">corresponda</text:span><text:span text:style-name="T488_37">.</text:span></text:p>
      <text:p text:style-name="P489"><text:span text:style-name="T489_1">4)<text:s/></text:span><text:span text:style-name="T489_2">Se</text:span><text:span text:style-name="T489_3"><text:s/></text:span><text:span text:style-name="T489_4">verifica</text:span><text:span text:style-name="T489_5"><text:s/></text:span><text:span text:style-name="T489_6">unidad</text:span><text:span text:style-name="T489_7"><text:s/></text:span><text:span text:style-name="T489_8">por</text:span><text:span text:style-name="T489_9"><text:s/></text:span><text:span text:style-name="T489_10">unidad</text:span><text:span text:style-name="T489_11">,<text:s/></text:span><text:span text:style-name="T489_12">que</text:span><text:span text:style-name="T489_13"><text:s/></text:span><text:span text:style-name="T489_14">ataque</text:span><text:span text:style-name="T489_15"><text:s/></text:span><text:span text:style-name="T489_16">en</text:span><text:span text:style-name="T489_17"><text:s/></text:span><text:span text:style-name="T489_18">el</text:span><text:span text:style-name="T489_19"><text:s/></text:span><text:span text:style-name="T489_20">rango</text:span><text:span text:style-name="T489_21"><text:s/></text:span><text:span text:style-name="T489_22">correspondiente</text:span><text:span text:style-name="T489_23">.</text:span></text:p>
      <text:p text:style-name="P490"><text:span text:style-name="T490_1">5)<text:s/></text:span><text:span text:style-name="T490_2">Naves</text:span><text:span text:style-name="T490_3"><text:s/></text:span><text:span text:style-name="T490_4">de</text:span><text:span text:style-name="T490_5"><text:s/></text:span><text:span text:style-name="T490_6">transporte</text:span><text:span text:style-name="T490_7"><text:s/></text:span><text:span text:style-name="T490_8">soportan</text:span><text:span text:style-name="T490_9"><text:s/></text:span><text:span text:style-name="T490_10">su</text:span><text:span text:style-name="T490_11"><text:s/></text:span><text:span text:style-name="T490_12">capacidad</text:span><text:span text:style-name="T490_13">.<text:s/></text:span><text:span text:style-name="T490_14">Se</text:span><text:span text:style-name="T490_15"><text:s/></text:span><text:span text:style-name="T490_16">debe</text:span><text:span text:style-name="T490_17"><text:s/></text:span><text:span text:style-name="T490_18">probar</text:span><text:span text:style-name="T490_19"><text:s/></text:span><text:span text:style-name="T490_20">que</text:span><text:span text:style-name="T490_21"><text:s/></text:span><text:span text:style-name="T490_22">se</text:span><text:span text:style-name="T490_23"><text:s/></text:span><text:span text:style-name="T490_24">sube</text:span><text:span text:style-name="T490_25"><text:s/></text:span><text:span text:style-name="T490_26">unidades</text:span><text:span text:style-name="T490_27">,<text:s/></text:span><text:span text:style-name="T490_28">desde</text:span><text:span text:style-name="T490_29"><text:s/></text:span><text:span text:style-name="T490_30">un</text:span><text:span text:style-name="T490_31"><text:s/></text:span><text:span text:style-name="T490_32">punto</text:span><text:span text:style-name="T490_33"><text:s/></text:span><text:span text:style-name="T490_34">A</text:span><text:span text:style-name="T490_35"><text:s/>,<text:s/></text:span><text:span text:style-name="T490_36">se</text:span><text:span text:style-name="T490_37"><text:s/></text:span><text:span text:style-name="T490_38">pasa</text:span><text:span text:style-name="T490_39"><text:s/></text:span><text:span text:style-name="T490_40">por</text:span><text:span text:style-name="T490_41"><text:s/></text:span><text:span text:style-name="T490_42">espacio</text:span><text:span text:style-name="T490_43"><text:s/></text:span><text:span text:style-name="T490_44">y</text:span><text:span text:style-name="T490_45"><text:s/></text:span><text:span text:style-name="T490_46">se</text:span><text:span text:style-name="T490_47"><text:s/></text:span><text:span text:style-name="T490_48">bajan</text:span><text:span text:style-name="T490_49"><text:s/></text:span><text:span text:style-name="T490_50">del</text:span><text:span text:style-name="T490_51"><text:s/></text:span><text:span text:style-name="T490_52">otro</text:span><text:span text:style-name="T490_53"><text:s/></text:span><text:span text:style-name="T490_54">lado</text:span><text:span text:style-name="T490_55"><text:s/></text:span><text:span text:style-name="T490_56">tierra</text:span><text:span text:style-name="T490_57"><text:s/></text:span><text:span text:style-name="T490_58">B</text:span><text:span text:style-name="T490_59">.</text:span></text:p>
      <text:p text:style-name="P491"><text:span text:style-name="T491_1">6)<text:s/></text:span><text:span text:style-name="T491_2">Perder</text:span><text:span text:style-name="T491_3"><text:s/></text:span><text:span text:style-name="T491_4">unidades</text:span><text:span text:style-name="T491_5"><text:s/></text:span><text:span text:style-name="T491_6">en</text:span><text:span text:style-name="T491_7"><text:s/></text:span><text:span text:style-name="T491_8">batalla</text:span><text:span text:style-name="T491_9"><text:s/></text:span><text:span text:style-name="T491_10">disminuye</text:span><text:span text:style-name="T491_11"><text:s/></text:span><text:span text:style-name="T491_12">la</text:span><text:span text:style-name="T491_13"><text:s/></text:span><text:span text:style-name="T491_14">población</text:span><text:span text:style-name="T491_15">,<text:s/></text:span><text:span text:style-name="T491_16">construirlas</text:span><text:span text:style-name="T491_17"><text:s/></text:span><text:span text:style-name="T491_18">suma</text:span><text:span text:style-name="T491_19">.</text:span></text:p>
      <text:p text:style-name="P492"><text:span text:style-name="T492_1">7)<text:s/></text:span><text:span text:style-name="T492_2">No</text:span><text:span text:style-name="T492_3"><text:s/></text:span><text:span text:style-name="T492_4">se</text:span><text:span text:style-name="T492_5"><text:s/></text:span><text:span text:style-name="T492_6">pueden</text:span><text:span text:style-name="T492_7"><text:s/></text:span><text:span text:style-name="T492_8">construir</text:span><text:span text:style-name="T492_9"><text:s/></text:span><text:span text:style-name="T492_10">más</text:span><text:span text:style-name="T492_11"><text:s/></text:span><text:span text:style-name="T492_12">unidades</text:span><text:span text:style-name="T492_13"><text:s/></text:span><text:span text:style-name="T492_14">que</text:span><text:span text:style-name="T492_15"><text:s/></text:span><text:span text:style-name="T492_16">el</text:span><text:span text:style-name="T492_17"><text:s/></text:span><text:span text:style-name="T492_18">límite</text:span><text:span text:style-name="T492_19"><text:s/></text:span><text:span text:style-name="T492_20">de</text:span><text:span text:style-name="T492_21"><text:s/></text:span><text:span text:style-name="T492_22">población</text:span><text:span text:style-name="T492_23">,<text:s/></text:span><text:span text:style-name="T492_24">ni</text:span><text:span text:style-name="T492_25"><text:s/></text:span><text:span text:style-name="T492_26">que</text:span><text:span text:style-name="T492_27"><text:s/></text:span><text:span text:style-name="T492_28">el</text:span><text:span text:style-name="T492_29"><text:s/></text:span><text:span text:style-name="T492_30">límite</text:span><text:span text:style-name="T492_31"><text:s/></text:span><text:span text:style-name="T492_32">máximo</text:span><text:span text:style-name="T492_33"><text:s/></text:span><text:span text:style-name="T492_34">de</text:span><text:span text:style-name="T492_35"><text:s/></text:span><text:span text:style-name="T492_36">población</text:span><text:span text:style-name="T492_37"><text:s/>(200).<text:s/></text:span><text:span text:style-name="T492_38">Verificar</text:span><text:span text:style-name="T492_39"><text:s/></text:span><text:span text:style-name="T492_40">que</text:span><text:span text:style-name="T492_41"><text:s/></text:span><text:span text:style-name="T492_42">construir</text:span><text:span text:style-name="T492_43"><text:s/>“</text:span><text:span text:style-name="T492_44">más</text:span><text:span text:style-name="T492_45"><text:s/></text:span><text:span text:style-name="T492_46">casas</text:span><text:span text:style-name="T492_47">”<text:s/></text:span><text:span text:style-name="T492_48">no</text:span><text:span text:style-name="T492_49"><text:s/></text:span><text:span text:style-name="T492_50">sigue</text:span><text:span text:style-name="T492_51"><text:s/></text:span><text:span text:style-name="T492_52">subiendo</text:span><text:span text:style-name="T492_53"><text:s/></text:span><text:span text:style-name="T492_54">el</text:span><text:span text:style-name="T492_55"><text:s/></text:span><text:span text:style-name="T492_56">límite</text:span><text:span text:style-name="T492_57"><text:s/></text:span><text:span text:style-name="T492_58">de</text:span><text:span text:style-name="T492_59"><text:s/>200.</text:span></text:p>
      <text:p text:style-name="P493"><text:span text:style-name="T493_1">8)<text:s/></text:span><text:span text:style-name="T493_2">Simular</text:span><text:span text:style-name="T493_3">,<text:s/></text:span><text:span text:style-name="T493_4">jugar</text:span><text:span text:style-name="T493_5"><text:s/></text:span><text:span text:style-name="T493_6">y</text:span><text:span text:style-name="T493_7"><text:s/></text:span><text:span text:style-name="T493_8">ganar</text:span><text:span text:style-name="T493_9">/</text:span><text:span text:style-name="T493_10">perder</text:span><text:span text:style-name="T493_11"><text:s/></text:span><text:span text:style-name="T493_12">una</text:span><text:span text:style-name="T493_13"><text:s/></text:span><text:span text:style-name="T493_14">partida</text:span></text:p>
      <text:p text:style-name="P494"><text:span text:style-name="T494_1">9)<text:s/></text:span><text:span text:style-name="T494_2">Verificar</text:span><text:span text:style-name="T494_3"><text:s/></text:span><text:span text:style-name="T494_4">recuperación</text:span><text:span text:style-name="T494_5"><text:s/></text:span><text:span text:style-name="T494_6">del</text:span><text:span text:style-name="T494_7"><text:s/></text:span><text:span text:style-name="T494_8">escudo</text:span><text:span text:style-name="T494_9"><text:s/></text:span><text:span text:style-name="T494_10">protoss</text:span><text:span text:style-name="T494_11"><text:s/></text:span><text:span text:style-name="T494_12">con</text:span><text:span text:style-name="T494_13"><text:s/></text:span><text:span text:style-name="T494_14">el</text:span><text:span text:style-name="T494_15"><text:s/></text:span><text:span text:style-name="T494_16">paso</text:span><text:span text:style-name="T494_17"><text:s/></text:span><text:span text:style-name="T494_18">de</text:span><text:span text:style-name="T494_19"><text:s/></text:span><text:span text:style-name="T494_20">los</text:span><text:span text:style-name="T494_21"><text:s/></text:span><text:span text:style-name="T494_22">turnos</text:span><text:span text:style-name="T494_23">.</text:span></text:p>
      <text:p text:style-name="P495"/>
      <text:p text:style-name="P496"><text:span text:style-name="T496_1">3</text:span><text:span text:style-name="T496_2">er</text:span><text:span text:style-name="T496_3"><text:s/></text:span><text:span text:style-name="T496_4">Entrega</text:span><text:span text:style-name="T496_5">:<text:s/></text:span><text:span text:style-name="T496_6">Interfaz</text:span><text:span text:style-name="T496_7"><text:s/></text:span><text:span text:style-name="T496_8">gráfica</text:span><text:span text:style-name="T496_9"><text:s/></text:span><text:span text:style-name="T496_10">Parcial</text:span><text:span text:style-name="T496_11">.<text:s/></text:span><text:span text:style-name="T496_12">A</text:span><text:span text:style-name="T496_13"><text:s/></text:span><text:span text:style-name="T496_14">determinar</text:span><text:span text:style-name="T496_15"><text:s/></text:span><text:span text:style-name="T496_16">por</text:span><text:span text:style-name="T496_17"><text:s/></text:span><text:span text:style-name="T496_18">el</text:span><text:span text:style-name="T496_19"><text:s/></text:span><text:span text:style-name="T496_20">ayudante</text:span><text:span text:style-name="T496_21">.</text:span></text:p>
      <text:p text:style-name="P497"/>
      <text:p text:style-name="P498"><text:span text:style-name="T498_1">4</text:span><text:span text:style-name="T498_2">ta</text:span><text:span text:style-name="T498_3"><text:s/></text:span><text:span text:style-name="T498_4">y</text:span><text:span text:style-name="T498_5"><text:s/></text:span><text:span text:style-name="T498_6">última</text:span><text:span text:style-name="T498_7"><text:s/></text:span><text:span text:style-name="T498_8">Entrega</text:span><text:span text:style-name="T498_9">:<text:s/></text:span><text:span text:style-name="T498_10">Trabajo</text:span><text:span text:style-name="T498_11"><text:s/></text:span><text:span text:style-name="T498_12">Práctico</text:span><text:span text:style-name="T498_13"><text:s/></text:span><text:span text:style-name="T498_14">completo</text:span><text:span text:style-name="T498_15"><text:s/></text:span><text:span text:style-name="T498_16">funcionando</text:span><text:span text:style-name="T498_17">,<text:s/></text:span><text:span text:style-name="T498_18">con</text:span><text:span text:style-name="T498_19"><text:s/></text:span><text:span text:style-name="T498_20">interfaz</text:span><text:span text:style-name="T498_21"><text:s/></text:span><text:span text:style-name="T498_22">gráfica</text:span><text:span text:style-name="T498_23"><text:s/></text:span><text:span text:style-name="T498_24">final</text:span><text:span text:style-name="T498_25">,<text:s/></text:span><text:span text:style-name="T498_26">sonidos</text:span><text:span text:style-name="T498_27"><text:s/></text:span><text:span text:style-name="T498_28">e</text:span><text:span text:style-name="T498_29"><text:s/></text:span><text:span text:style-name="T498_30">informe</text:span><text:span text:style-name="T498_31"><text:s/></text:span><text:span text:style-name="T498_32">completo</text:span><text:span text:style-name="T498_33">.</text:span></text:p>
      <text:p text:style-name="P499"/>
      <text:h text:style-name="P500" text:outline-level="10"><text:bookmark-start text:name="h.jbpi5ebclkgh"/><text:bookmark-end text:name="h.jbpi5ebclkgh"/><text:span text:style-name="T500_1">Fechas</text:span><text:span text:style-name="T500_2"><text:s/></text:span><text:span text:style-name="T500_3">de</text:span><text:span text:style-name="T500_4"><text:s/></text:span><text:span text:style-name="T500_5">entrega</text:span><text:span text:style-name="T500_6"><text:s/></text:span><text:span text:style-name="T500_7">programadas</text:span></text:h>
      <text:p text:style-name="P501"/>
      <text:p text:style-name="P502"><text:span text:style-name="T502_1">1</text:span><text:span text:style-name="T502_2">er</text:span><text:span text:style-name="T502_3"><text:s/></text:span><text:span text:style-name="T502_4">Entrega</text:span><text:span text:style-name="T502_5">:<text:s/></text:span><text:span text:style-name="T502_6">Miércoles</text:span><text:span text:style-name="T502_7"><text:s/>03<text:s/>/<text:s/>06<text:s/>/<text:s/>2015<text:s/>-<text:s/></text:span><text:span text:style-name="T502_8">Jueves</text:span><text:span text:style-name="T502_9"><text:s/>04<text:s/>/<text:s/>06<text:s/>/<text:s/>2015</text:span></text:p>
      <text:p text:style-name="P503"><text:span text:style-name="T503_1">2</text:span><text:span text:style-name="T503_2">da</text:span><text:span text:style-name="T503_3"><text:s/></text:span><text:span text:style-name="T503_4">Entrega</text:span><text:span text:style-name="T503_5">:<text:s/></text:span><text:span text:style-name="T503_6">Miércoles</text:span><text:span text:style-name="T503_7"><text:s/>10<text:s/>/<text:s/>06<text:s/>/<text:s/>2015<text:s/>-<text:s/></text:span><text:span text:style-name="T503_8">Jueves</text:span><text:span text:style-name="T503_9"><text:s/>11<text:s/>/<text:s/>06<text:s/>/<text:s/>2015</text:span></text:p>
      <text:p text:style-name="P504"><text:span text:style-name="T504_1">3</text:span><text:span text:style-name="T504_2">er</text:span><text:span text:style-name="T504_3"><text:s/></text:span><text:span text:style-name="T504_4">Entrega</text:span><text:span text:style-name="T504_5">:<text:s/></text:span><text:span text:style-name="T504_6">Miércoles</text:span><text:span text:style-name="T504_7"><text:s/>17<text:s/>/<text:s/>06<text:s/>/<text:s/>2015<text:s/>-<text:s/></text:span><text:span text:style-name="T504_8">Jueves</text:span><text:span text:style-name="T504_9"><text:s/>18<text:s/>/<text:s/>06<text:s/>/<text:s/>2015</text:span></text:p>
      <text:p text:style-name="P505"><text:span text:style-name="T505_1">4</text:span><text:span text:style-name="T505_2">ta</text:span><text:span text:style-name="T505_3"><text:s/></text:span><text:span text:style-name="T505_4">y</text:span><text:span text:style-name="T505_5"><text:s/></text:span><text:span text:style-name="T505_6">última</text:span><text:span text:style-name="T505_7"><text:s/></text:span><text:span text:style-name="T505_8">Entrega</text:span><text:span text:style-name="T505_9">:<text:s/></text:span><text:span text:style-name="T505_10">Miércoles</text:span><text:span text:style-name="T505_11"><text:s/>24<text:s/>/<text:s/>06<text:s/>/<text:s/>2015<text:s/>-<text:s/></text:span><text:span text:style-name="T505_12">Jueves</text:span><text:span text:style-name="T505_13"><text:s/>25<text:s/>/<text:s/>06<text:s/>/<text:s/>2015</text:span></text:p>
      <text:p text:style-name="P506"><text:bookmark-start text:name="h.25ac9vsna3s"/><text:bookmark-end text:name="h.25ac9vsna3s"/></text:p>
      <text:p text:style-name="P507"><text:bookmark-start text:name="h.pd76gbrra7wz"/><text:bookmark-end text:name="h.pd76gbrra7wz"/><text:bookmark-start text:name="h.p632ppkxslsj"/><text:bookmark-end text:name="h.p632ppkxslsj"/><text:span text:style-name="T507_1">Informe</text:span></text:p>
      <text:p text:style-name="P508"/>
      <text:h text:style-name="P509" text:outline-level="10"><text:bookmark-start text:name="h.sm4fm5qv8tzq"/><text:bookmark-end text:name="h.sm4fm5qv8tzq"/><text:span text:style-name="T509_1">Modelo</text:span><text:span text:style-name="T509_2"><text:s/></text:span><text:span text:style-name="T509_3">de</text:span><text:span text:style-name="T509_4"><text:s/></text:span><text:span text:style-name="T509_5">dominio</text:span></text:h>
      <text:p text:style-name="P510"/>
      <text:p text:style-name="P511"><text:span text:style-name="T511_1"><text:s/></text:span><text:span text:style-name="T511_2">En</text:span><text:span text:style-name="T511_3"><text:s/></text:span><text:span text:style-name="T511_4">esta</text:span><text:span text:style-name="T511_5"><text:s/></text:span><text:span text:style-name="T511_6">sección</text:span><text:span text:style-name="T511_7"><text:s/></text:span><text:span text:style-name="T511_8">se</text:span><text:span text:style-name="T511_9"><text:s/></text:span><text:span text:style-name="T511_10">explicará</text:span><text:span text:style-name="T511_11"><text:s/></text:span><text:span text:style-name="T511_12">nuestro</text:span><text:span text:style-name="T511_13"><text:s/></text:span><text:span text:style-name="T511_14">modelo</text:span><text:span text:style-name="T511_15"><text:s/></text:span><text:span text:style-name="T511_16">de</text:span><text:span text:style-name="T511_17"><text:s/></text:span><text:span text:style-name="T511_18">dominio</text:span><text:span text:style-name="T511_19">.</text:span></text:p>
      <text:p text:style-name="P512"><text:span text:style-name="T512_1">Lo</text:span><text:span text:style-name="T512_2"><text:s/></text:span><text:span text:style-name="T512_3">primero</text:span><text:span text:style-name="T512_4"><text:s/></text:span><text:span text:style-name="T512_5">que</text:span><text:span text:style-name="T512_6"><text:s/></text:span><text:span text:style-name="T512_7">se</text:span><text:span text:style-name="T512_8"><text:s/></text:span><text:span text:style-name="T512_9">advierte</text:span><text:span text:style-name="T512_10"><text:s/></text:span><text:span text:style-name="T512_11">es</text:span><text:span text:style-name="T512_12"><text:s/></text:span><text:span text:style-name="T512_13">que</text:span><text:span text:style-name="T512_14"><text:s/></text:span><text:span text:style-name="T512_15">las</text:span><text:span text:style-name="T512_16"><text:s/></text:span><text:span text:style-name="T512_17">clases</text:span><text:span text:style-name="T512_18"><text:s text:c="2"/></text:span><text:span text:style-name="T512_19">de</text:span><text:span text:style-name="T512_20"><text:s/></text:span><text:span text:style-name="T512_21">una</text:span><text:span text:style-name="T512_22"><text:s/></text:span><text:span text:style-name="T512_23">misma</text:span><text:span text:style-name="T512_24"><text:s/></text:span><text:span text:style-name="T512_25">familia</text:span><text:span text:style-name="T512_26"><text:s/></text:span><text:span text:style-name="T512_27">se</text:span><text:span text:style-name="T512_28"><text:s/></text:span><text:span text:style-name="T512_29">agrupan</text:span><text:span text:style-name="T512_30"><text:s/></text:span><text:span text:style-name="T512_31">por</text:span><text:span text:style-name="T512_32"><text:s/></text:span><text:span text:style-name="T512_33">paquetes</text:span><text:span text:style-name="T512_34">.<text:s/></text:span><text:span text:style-name="T512_35">Existen</text:span><text:span text:style-name="T512_36"><text:s/></text:span><text:span text:style-name="T512_37">diversos</text:span><text:span text:style-name="T512_38"><text:s/></text:span><text:span text:style-name="T512_39">paquetes</text:span><text:span text:style-name="T512_40">,<text:s/></text:span><text:span text:style-name="T512_41">algunos</text:span><text:span text:style-name="T512_42"><text:s/></text:span><text:span text:style-name="T512_43">de</text:span><text:span text:style-name="T512_44"><text:s/></text:span><text:span text:style-name="T512_45">ellos</text:span><text:span text:style-name="T512_46"><text:s/></text:span><text:span text:style-name="T512_47">son</text:span><text:span text:style-name="T512_48"><text:s/></text:span><text:span text:style-name="T512_49">el</text:span><text:span text:style-name="T512_50"><text:s/></text:span><text:span text:style-name="T512_51">de</text:span><text:span text:style-name="T512_52"><text:s/></text:span><text:span text:style-name="T512_53">mapa</text:span><text:span text:style-name="T512_54">,<text:s/></text:span><text:span text:style-name="T512_55">las</text:span><text:span text:style-name="T512_56"><text:s/></text:span><text:span text:style-name="T512_57">variables</text:span><text:span text:style-name="T512_58"><text:s/></text:span><text:span text:style-name="T512_59">de</text:span><text:span text:style-name="T512_60"><text:s/></text:span><text:span text:style-name="T512_61">juego</text:span><text:span text:style-name="T512_62">,<text:s/></text:span><text:span text:style-name="T512_63">los</text:span><text:span text:style-name="T512_64"><text:s/></text:span><text:span text:style-name="T512_65">edificios</text:span><text:span text:style-name="T512_66">,<text:s/></text:span><text:span text:style-name="T512_67">las</text:span><text:span text:style-name="T512_68"><text:s/></text:span><text:span text:style-name="T512_69">unidades</text:span><text:span text:style-name="T512_70">,<text:s/></text:span><text:span text:style-name="T512_71">etc</text:span><text:span text:style-name="T512_72">.</text:span></text:p>
      <text:p text:style-name="P513"><text:span text:style-name="T513_1">Otro</text:span><text:span text:style-name="T513_2"><text:s/></text:span><text:span text:style-name="T513_3">detalle</text:span><text:span text:style-name="T513_4"><text:s/></text:span><text:span text:style-name="T513_5">interesante</text:span><text:span text:style-name="T513_6"><text:s/></text:span><text:span text:style-name="T513_7">es</text:span><text:span text:style-name="T513_8"><text:s/></text:span><text:span text:style-name="T513_9">la</text:span><text:span text:style-name="T513_10"><text:s/></text:span><text:span text:style-name="T513_11">manera</text:span><text:span text:style-name="T513_12"><text:s/></text:span><text:span text:style-name="T513_13">en</text:span><text:span text:style-name="T513_14"><text:s/></text:span><text:span text:style-name="T513_15">que</text:span><text:span text:style-name="T513_16"><text:s/></text:span><text:span text:style-name="T513_17">decidimos</text:span><text:span text:style-name="T513_18"><text:s/></text:span><text:span text:style-name="T513_19">representar</text:span><text:span text:style-name="T513_20"><text:s/></text:span><text:span text:style-name="T513_21">cada</text:span><text:span text:style-name="T513_22"><text:s/></text:span><text:span text:style-name="T513_23">entidad</text:span><text:span text:style-name="T513_24"><text:s/></text:span><text:span text:style-name="T513_25">del</text:span><text:span text:style-name="T513_26"><text:s/></text:span><text:span text:style-name="T513_27">juego</text:span><text:span text:style-name="T513_28">.<text:s/></text:span><text:span text:style-name="T513_29">En</text:span><text:span text:style-name="T513_30"><text:s/></text:span><text:span text:style-name="T513_31">el</text:span><text:span text:style-name="T513_32"><text:s/></text:span><text:span text:style-name="T513_33">caso</text:span><text:span text:style-name="T513_34"><text:s/></text:span><text:span text:style-name="T513_35">de</text:span><text:span text:style-name="T513_36"><text:s/></text:span><text:span text:style-name="T513_37">las</text:span><text:span text:style-name="T513_38"><text:s/></text:span><text:span text:style-name="T513_39">unidades</text:span><text:span text:style-name="T513_40"><text:s/></text:span><text:span text:style-name="T513_41">y</text:span><text:span text:style-name="T513_42"><text:s/></text:span><text:span text:style-name="T513_43">de</text:span><text:span text:style-name="T513_44"><text:s/></text:span><text:span text:style-name="T513_45">los</text:span><text:span text:style-name="T513_46"><text:s/></text:span><text:span text:style-name="T513_47">edificios</text:span><text:span text:style-name="T513_48"><text:s/></text:span><text:span text:style-name="T513_49">resolvimos</text:span><text:span text:style-name="T513_50"><text:s/></text:span><text:span text:style-name="T513_51">crear</text:span><text:span text:style-name="T513_52"><text:s/></text:span><text:span text:style-name="T513_53">una</text:span><text:span text:style-name="T513_54"><text:s/></text:span><text:span text:style-name="T513_55">clase</text:span><text:span text:style-name="T513_56"><text:s/></text:span><text:span text:style-name="T513_57">distinta</text:span><text:span text:style-name="T513_58"><text:s/></text:span><text:span text:style-name="T513_59">para</text:span><text:span text:style-name="T513_60"><text:s/></text:span><text:span text:style-name="T513_61">cada</text:span><text:span text:style-name="T513_62"><text:s/></text:span><text:span text:style-name="T513_63">uno</text:span><text:span text:style-name="T513_64"><text:s/></text:span><text:span text:style-name="T513_65">creando</text:span><text:span text:style-name="T513_66"><text:s/></text:span><text:span text:style-name="T513_67">distintas</text:span><text:span text:style-name="T513_68"><text:s/></text:span><text:span text:style-name="T513_69">jerarquías</text:span><text:span text:style-name="T513_70"><text:s/></text:span><text:span text:style-name="T513_71">que</text:span><text:span text:style-name="T513_72"><text:s/></text:span><text:span text:style-name="T513_73">agrupan</text:span><text:span text:style-name="T513_74"><text:s/></text:span><text:span text:style-name="T513_75">unidades</text:span><text:span text:style-name="T513_76">/</text:span><text:span text:style-name="T513_77">edificios</text:span><text:span text:style-name="T513_78"><text:s/></text:span><text:span text:style-name="T513_79">en</text:span><text:span text:style-name="T513_80"><text:s/></text:span><text:span text:style-name="T513_81">común</text:span><text:span text:style-name="T513_82">.</text:span></text:p>
      <text:p text:style-name="P514"><text:span text:style-name="T514_1">Por</text:span><text:span text:style-name="T514_2"><text:s/></text:span><text:span text:style-name="T514_3">otro</text:span><text:span text:style-name="T514_4"><text:s/></text:span><text:span text:style-name="T514_5">lado</text:span><text:span text:style-name="T514_6"><text:s/></text:span><text:span text:style-name="T514_7">el</text:span><text:span text:style-name="T514_8"><text:s/></text:span><text:span text:style-name="T514_9">mapa</text:span><text:span text:style-name="T514_10"><text:s/></text:span><text:span text:style-name="T514_11">y</text:span><text:span text:style-name="T514_12"><text:s/></text:span><text:span text:style-name="T514_13">los</text:span><text:span text:style-name="T514_14"><text:s/></text:span><text:span text:style-name="T514_15">jugadores</text:span><text:span text:style-name="T514_16"><text:s/></text:span><text:span text:style-name="T514_17">son</text:span><text:span text:style-name="T514_18">,<text:s/></text:span><text:span text:style-name="T514_19">a</text:span><text:span text:style-name="T514_20"><text:s/></text:span><text:span text:style-name="T514_21">nuestro</text:span><text:span text:style-name="T514_22"><text:s/></text:span><text:span text:style-name="T514_23">criterio</text:span><text:span text:style-name="T514_24">,<text:s/></text:span><text:span text:style-name="T514_25">las</text:span><text:span text:style-name="T514_26"><text:s/></text:span><text:span text:style-name="T514_27">clases</text:span><text:span text:style-name="T514_28"><text:s/></text:span><text:span text:style-name="T514_29">más</text:span><text:span text:style-name="T514_30"><text:s/></text:span><text:span text:style-name="T514_31">importantes</text:span><text:span text:style-name="T514_32"><text:s/></text:span><text:span text:style-name="T514_33">de</text:span><text:span text:style-name="T514_34"><text:s/></text:span><text:span text:style-name="T514_35">este</text:span><text:span text:style-name="T514_36"><text:s/></text:span><text:span text:style-name="T514_37">proyecto</text:span><text:span text:style-name="T514_38">.<text:s/></text:span><text:span text:style-name="T514_39">Sin</text:span><text:span text:style-name="T514_40"><text:s/></text:span><text:span text:style-name="T514_41">embargo</text:span><text:span text:style-name="T514_42">,<text:s/></text:span><text:span text:style-name="T514_43">muchas</text:span><text:span text:style-name="T514_44"><text:s/></text:span><text:span text:style-name="T514_45">de</text:span><text:span text:style-name="T514_46"><text:s/></text:span><text:span text:style-name="T514_47">sus</text:span><text:span text:style-name="T514_48"><text:s/></text:span><text:span text:style-name="T514_49">responsabilidades</text:span><text:span text:style-name="T514_50"><text:s/></text:span><text:span text:style-name="T514_51">serán</text:span><text:span text:style-name="T514_52"><text:s/></text:span><text:span text:style-name="T514_53">delegadas</text:span><text:span text:style-name="T514_54"><text:s/></text:span><text:span text:style-name="T514_55">a</text:span><text:span text:style-name="T514_56"><text:s/></text:span><text:span text:style-name="T514_57">distintos</text:span><text:span text:style-name="T514_58"><text:s/></text:span><text:span text:style-name="T514_59">objetos</text:span><text:span text:style-name="T514_60"><text:s/></text:span><text:span text:style-name="T514_61">dependiendo</text:span><text:span text:style-name="T514_62"><text:s/></text:span><text:span text:style-name="T514_63">el</text:span><text:span text:style-name="T514_64"><text:s/></text:span><text:span text:style-name="T514_65">comportamiento</text:span><text:span text:style-name="T514_66">.<text:s/></text:span><text:span text:style-name="T514_67">Su</text:span><text:span text:style-name="T514_68"><text:s/></text:span><text:span text:style-name="T514_69">función</text:span><text:span text:style-name="T514_70"><text:s/></text:span><text:span text:style-name="T514_71">principal</text:span><text:span text:style-name="T514_72"><text:s/></text:span><text:span text:style-name="T514_73">será</text:span><text:span text:style-name="T514_74"><text:s/></text:span><text:span text:style-name="T514_75">la</text:span><text:span text:style-name="T514_76"><text:s/></text:span><text:span text:style-name="T514_77">de</text:span><text:span text:style-name="T514_78"><text:s/></text:span><text:span text:style-name="T514_79">coordinar</text:span><text:span text:style-name="T514_80"><text:s/></text:span><text:span text:style-name="T514_81">a</text:span><text:span text:style-name="T514_82"><text:s/></text:span><text:span text:style-name="T514_83">las</text:span><text:span text:style-name="T514_84"><text:s/></text:span><text:span text:style-name="T514_85">demás</text:span><text:span text:style-name="T514_86"><text:s/></text:span><text:span text:style-name="T514_87">clases</text:span><text:span text:style-name="T514_88">.<text:s/></text:span><text:span text:style-name="T514_89">A</text:span><text:span text:style-name="T514_90"><text:s/></text:span><text:span text:style-name="T514_91">su</text:span><text:span text:style-name="T514_92"><text:s/></text:span><text:span text:style-name="T514_93">vez</text:span><text:span text:style-name="T514_94">,<text:s/></text:span><text:span text:style-name="T514_95">existe</text:span><text:span text:style-name="T514_96"><text:s/></text:span><text:span text:style-name="T514_97">una</text:span><text:span text:style-name="T514_98"><text:s/></text:span><text:span text:style-name="T514_99">clase</text:span><text:span text:style-name="T514_100"><text:s/></text:span><text:span text:style-name="T514_101">AlgoCraftModel</text:span><text:span text:style-name="T514_102"><text:s/></text:span><text:span text:style-name="T514_103">que</text:span><text:span text:style-name="T514_104"><text:s/></text:span><text:span text:style-name="T514_105">integrará</text:span><text:span text:style-name="T514_106"><text:s/></text:span><text:span text:style-name="T514_107">las</text:span><text:span text:style-name="T514_108"><text:s/></text:span><text:span text:style-name="T514_109">funcionalidades</text:span><text:span text:style-name="T514_110"><text:s/></text:span><text:span text:style-name="T514_111">del</text:span><text:span text:style-name="T514_112"><text:s/></text:span><text:span text:style-name="T514_113">mapa</text:span><text:span text:style-name="T514_114"><text:s/></text:span><text:span text:style-name="T514_115">y</text:span><text:span text:style-name="T514_116"><text:s/></text:span><text:span text:style-name="T514_117">del</text:span><text:span text:style-name="T514_118"><text:s/></text:span><text:span text:style-name="T514_119">jugador</text:span><text:span text:style-name="T514_120"><text:s/></text:span><text:span text:style-name="T514_121">y</text:span><text:span text:style-name="T514_122"><text:s/></text:span><text:span text:style-name="T514_123">que</text:span><text:span text:style-name="T514_124"><text:s/></text:span><text:span text:style-name="T514_125">implementa</text:span><text:span text:style-name="T514_126"><text:s/></text:span><text:span text:style-name="T514_127">la</text:span><text:span text:style-name="T514_128"><text:s/></text:span><text:span text:style-name="T514_129">lógica</text:span><text:span text:style-name="T514_130"><text:s/></text:span><text:span text:style-name="T514_131">del</text:span><text:span text:style-name="T514_132"><text:s/></text:span><text:span text:style-name="T514_133">paso</text:span><text:span text:style-name="T514_134"><text:s/></text:span><text:span text:style-name="T514_135">de</text:span><text:span text:style-name="T514_136"><text:s/></text:span><text:span text:style-name="T514_137">turnos</text:span><text:span text:style-name="T514_138"><text:s/></text:span><text:span text:style-name="T514_139">y</text:span><text:span text:style-name="T514_140"><text:s/></text:span><text:span text:style-name="T514_141">la</text:span><text:span text:style-name="T514_142"><text:s/></text:span><text:span text:style-name="T514_143">declaración</text:span><text:span text:style-name="T514_144"><text:s/></text:span><text:span text:style-name="T514_145">de</text:span><text:span text:style-name="T514_146"><text:s/></text:span><text:span text:style-name="T514_147">un</text:span><text:span text:style-name="T514_148"><text:s/></text:span><text:span text:style-name="T514_149">ganador</text:span><text:span text:style-name="T514_150">.</text:span></text:p>
      <text:p text:style-name="P515"/>
      <text:p text:style-name="P516"><text:span text:style-name="T516_1">En</text:span><text:span text:style-name="T516_2"><text:s/></text:span><text:span text:style-name="T516_3">la</text:span><text:span text:style-name="T516_4"><text:s/></text:span><text:span text:style-name="T516_5">vista</text:span><text:span text:style-name="T516_6"><text:s/></text:span><text:span text:style-name="T516_7">del</text:span><text:span text:style-name="T516_8"><text:s/></text:span><text:span text:style-name="T516_9">proyecto</text:span><text:span text:style-name="T516_10"><text:s/></text:span><text:span text:style-name="T516_11">se</text:span><text:span text:style-name="T516_12"><text:s/></text:span><text:span text:style-name="T516_13">estructuraron</text:span><text:span text:style-name="T516_14"><text:s/></text:span><text:span text:style-name="T516_15">algunos</text:span><text:span text:style-name="T516_16"><text:s/></text:span><text:span text:style-name="T516_17">paquetes</text:span><text:span text:style-name="T516_18"><text:s/></text:span><text:span text:style-name="T516_19">de</text:span><text:span text:style-name="T516_20"><text:s/></text:span><text:span text:style-name="T516_21">manera</text:span><text:span text:style-name="T516_22"><text:s/></text:span><text:span text:style-name="T516_23">similar</text:span><text:span text:style-name="T516_24"><text:s/></text:span><text:span text:style-name="T516_25">a</text:span><text:span text:style-name="T516_26"><text:s/></text:span><text:span text:style-name="T516_27">la</text:span><text:span text:style-name="T516_28"><text:s/></text:span><text:span text:style-name="T516_29">del</text:span><text:span text:style-name="T516_30"><text:s/></text:span><text:span text:style-name="T516_31">modelo</text:span><text:span text:style-name="T516_32">.<text:s/></text:span><text:span text:style-name="T516_33">Por</text:span><text:span text:style-name="T516_34"><text:s/></text:span><text:span text:style-name="T516_35">ejemplo</text:span><text:span text:style-name="T516_36">,<text:s/></text:span><text:span text:style-name="T516_37">en</text:span><text:span text:style-name="T516_38"><text:s/></text:span><text:span text:style-name="T516_39">el</text:span><text:span text:style-name="T516_40"><text:s/></text:span><text:span text:style-name="T516_41">caso</text:span><text:span text:style-name="T516_42"><text:s/></text:span><text:span text:style-name="T516_43">de</text:span><text:span text:style-name="T516_44"><text:s/></text:span><text:span text:style-name="T516_45">el</text:span><text:span text:style-name="T516_46"><text:s/></text:span><text:span text:style-name="T516_47">mapa</text:span><text:span text:style-name="T516_48"><text:s/></text:span><text:span text:style-name="T516_49">se</text:span><text:span text:style-name="T516_50"><text:s/></text:span><text:span text:style-name="T516_51">creó</text:span><text:span text:style-name="T516_52"><text:s/></text:span><text:span text:style-name="T516_53">una</text:span><text:span text:style-name="T516_54"><text:s/></text:span><text:span text:style-name="T516_55">clase</text:span><text:span text:style-name="T516_56"><text:s/></text:span><text:span text:style-name="T516_57">que</text:span><text:span text:style-name="T516_58"><text:s/></text:span><text:span text:style-name="T516_59">representa</text:span><text:span text:style-name="T516_60"><text:s/></text:span><text:span text:style-name="T516_61">su</text:span><text:span text:style-name="T516_62"><text:s/></text:span><text:span text:style-name="T516_63">vista</text:span><text:span text:style-name="T516_64">.<text:s/></text:span><text:span text:style-name="T516_65">Lo</text:span><text:span text:style-name="T516_66"><text:s/></text:span><text:span text:style-name="T516_67">mismo</text:span><text:span text:style-name="T516_68"><text:s/></text:span><text:span text:style-name="T516_69">se</text:span><text:span text:style-name="T516_70"><text:s/></text:span><text:span text:style-name="T516_71">hizo</text:span><text:span text:style-name="T516_72"><text:s/></text:span><text:span text:style-name="T516_73">para</text:span><text:span text:style-name="T516_74"><text:s/></text:span><text:span text:style-name="T516_75">cada</text:span><text:span text:style-name="T516_76"><text:s/></text:span><text:span text:style-name="T516_77">tipo</text:span><text:span text:style-name="T516_78"><text:s/></text:span><text:span text:style-name="T516_79">de</text:span><text:span text:style-name="T516_80"><text:s/></text:span><text:span text:style-name="T516_81">tile</text:span><text:span text:style-name="T516_82">,<text:s/></text:span><text:span text:style-name="T516_83">para</text:span><text:span text:style-name="T516_84"><text:s/></text:span><text:span text:style-name="T516_85">cada</text:span><text:span text:style-name="T516_86"><text:s/></text:span><text:span text:style-name="T516_87">unidad</text:span><text:span text:style-name="T516_88"><text:s/></text:span><text:span text:style-name="T516_89">y</text:span><text:span text:style-name="T516_90"><text:s/></text:span><text:span text:style-name="T516_91">edificio</text:span><text:span text:style-name="T516_92">.</text:span></text:p>
      <text:p text:style-name="P517"/>
      <text:h text:style-name="P518" text:outline-level="10"><text:bookmark-start text:name="h.i8sk8oa4ash3"/><text:bookmark-end text:name="h.i8sk8oa4ash3"/><text:span text:style-name="T518_1">Supuestos</text:span></text:h>
      <text:p text:style-name="P519"/>
      <text:p text:style-name="P520"/>
      <text:p text:style-name="P521"><text:span text:style-name="T521_1">Dado</text:span><text:span text:style-name="T521_2"><text:s/></text:span><text:span text:style-name="T521_3">que</text:span><text:span text:style-name="T521_4"><text:s/></text:span><text:span text:style-name="T521_5">el</text:span><text:span text:style-name="T521_6"><text:s/></text:span><text:span text:style-name="T521_7">enunciado</text:span><text:span text:style-name="T521_8"><text:s/></text:span><text:span text:style-name="T521_9">no</text:span><text:span text:style-name="T521_10"><text:s/></text:span><text:span text:style-name="T521_11">especificaba</text:span><text:span text:style-name="T521_12"><text:s/></text:span><text:span text:style-name="T521_13">la</text:span><text:span text:style-name="T521_14"><text:s/></text:span><text:span text:style-name="T521_15">totalidad</text:span><text:span text:style-name="T521_16"><text:s/></text:span><text:span text:style-name="T521_17">de</text:span><text:span text:style-name="T521_18"><text:s/></text:span><text:span text:style-name="T521_19">las</text:span><text:span text:style-name="T521_20"><text:s/></text:span><text:span text:style-name="T521_21">situaciones</text:span><text:span text:style-name="T521_22"><text:s/></text:span><text:span text:style-name="T521_23">y</text:span><text:span text:style-name="T521_24"><text:s/></text:span><text:span text:style-name="T521_25">casos</text:span><text:span text:style-name="T521_26"><text:s/></text:span><text:span text:style-name="T521_27">posibles</text:span><text:span text:style-name="T521_28"><text:s/></text:span><text:span text:style-name="T521_29">del</text:span><text:span text:style-name="T521_30"><text:s/></text:span><text:span text:style-name="T521_31">juego</text:span><text:span text:style-name="T521_32">,<text:s/></text:span><text:span text:style-name="T521_33">debimos</text:span><text:span text:style-name="T521_34"><text:s/></text:span><text:span text:style-name="T521_35">resolver</text:span><text:span text:style-name="T521_36"><text:s/></text:span><text:span text:style-name="T521_37">estas</text:span><text:span text:style-name="T521_38"><text:s/></text:span><text:span text:style-name="T521_39">cuestiones</text:span><text:span text:style-name="T521_40"><text:s/></text:span><text:span text:style-name="T521_41">nosotros</text:span><text:span text:style-name="T521_42"><text:s/></text:span><text:span text:style-name="T521_43">mismos</text:span><text:span text:style-name="T521_44">.<text:s/></text:span><text:span text:style-name="T521_45">Algunos</text:span><text:span text:style-name="T521_46"><text:s/></text:span><text:span text:style-name="T521_47">de</text:span><text:span text:style-name="T521_48"><text:s/></text:span><text:span text:style-name="T521_49">los</text:span><text:span text:style-name="T521_50"><text:s/></text:span><text:span text:style-name="T521_51">supuestos</text:span><text:span text:style-name="T521_52"><text:s/></text:span><text:span text:style-name="T521_53">que</text:span><text:span text:style-name="T521_54"><text:s/></text:span><text:span text:style-name="T521_55">encontramos</text:span><text:span text:style-name="T521_56"><text:s/></text:span><text:span text:style-name="T521_57">fueron</text:span><text:span text:style-name="T521_58">:</text:span></text:p>
      <text:list text:style-name="LS21" xml:id="list79">
        <text:list-item>
          <text:p text:style-name="P522"><text:span text:style-name="T522_1">La</text:span><text:span text:style-name="T522_2"><text:s/></text:span><text:span text:style-name="T522_3">cantidad</text:span><text:span text:style-name="T522_4"><text:s/></text:span><text:span text:style-name="T522_5">de</text:span><text:span text:style-name="T522_6"><text:s/></text:span><text:span text:style-name="T522_7">acciones</text:span><text:span text:style-name="T522_8"><text:s/>(</text:span><text:span text:style-name="T522_9">movimiento</text:span><text:span text:style-name="T522_10"><text:s/></text:span><text:span text:style-name="T522_11">y</text:span><text:span text:style-name="T522_12"><text:s/></text:span><text:span text:style-name="T522_13">ataque</text:span><text:span text:style-name="T522_14">)<text:s/></text:span><text:span text:style-name="T522_15">que</text:span><text:span text:style-name="T522_16"><text:s/></text:span><text:span text:style-name="T522_17">puede</text:span><text:span text:style-name="T522_18"><text:s/></text:span><text:span text:style-name="T522_19">realizar</text:span><text:span text:style-name="T522_20"><text:s/></text:span><text:span text:style-name="T522_21">una</text:span><text:span text:style-name="T522_22"><text:s/></text:span><text:span text:style-name="T522_23">unidad</text:span><text:span text:style-name="T522_24">:<text:s/></text:span><text:span text:style-name="T522_25">lo</text:span><text:span text:style-name="T522_26"><text:s/></text:span><text:span text:style-name="T522_27">resolvimos</text:span><text:span text:style-name="T522_28">,<text:s/></text:span><text:span text:style-name="T522_29">asignándole</text:span><text:span text:style-name="T522_30"><text:s/></text:span><text:span text:style-name="T522_31">dos</text:span><text:span text:style-name="T522_32"><text:s/></text:span><text:span text:style-name="T522_33">acciones</text:span><text:span text:style-name="T522_34"><text:s/></text:span><text:span text:style-name="T522_35">por</text:span><text:span text:style-name="T522_36"><text:s/></text:span><text:span text:style-name="T522_37">turno</text:span><text:span text:style-name="T522_38"><text:s/></text:span><text:span text:style-name="T522_39">a</text:span><text:span text:style-name="T522_40"><text:s/></text:span><text:span text:style-name="T522_41">cada</text:span><text:span text:style-name="T522_42"><text:s/></text:span><text:span text:style-name="T522_43">unidad</text:span><text:span text:style-name="T522_44">.</text:span></text:p>
        </text:list-item>
        <text:list-item>
          <text:p text:style-name="P523"><text:span text:style-name="T523_1">La</text:span><text:span text:style-name="T523_2"><text:s/></text:span><text:span text:style-name="T523_3">cantidad</text:span><text:span text:style-name="T523_4"><text:s/></text:span><text:span text:style-name="T523_5">de</text:span><text:span text:style-name="T523_6"><text:s/></text:span><text:span text:style-name="T523_7">tiles</text:span><text:span text:style-name="T523_8"><text:s/></text:span><text:span text:style-name="T523_9">que</text:span><text:span text:style-name="T523_10"><text:s/></text:span><text:span text:style-name="T523_11">puede</text:span><text:span text:style-name="T523_12"><text:s/></text:span><text:span text:style-name="T523_13">recorrer</text:span><text:span text:style-name="T523_14"><text:s/></text:span><text:span text:style-name="T523_15">una</text:span><text:span text:style-name="T523_16"><text:s/></text:span><text:span text:style-name="T523_17">unidad</text:span><text:span text:style-name="T523_18"><text:s/></text:span><text:span text:style-name="T523_19">por</text:span><text:span text:style-name="T523_20"><text:s/></text:span><text:span text:style-name="T523_21">turno</text:span><text:span text:style-name="T523_22">.<text:s/></text:span><text:span text:style-name="T523_23">En</text:span><text:span text:style-name="T523_24"><text:s/></text:span><text:span text:style-name="T523_25">este</text:span><text:span text:style-name="T523_26"><text:s/></text:span><text:span text:style-name="T523_27">caso</text:span><text:span text:style-name="T523_28"><text:s/></text:span><text:span text:style-name="T523_29">decidimos</text:span><text:span text:style-name="T523_30"><text:s/></text:span><text:span text:style-name="T523_31">que</text:span><text:span text:style-name="T523_32"><text:s/></text:span><text:span text:style-name="T523_33">esa</text:span><text:span text:style-name="T523_34"><text:s/></text:span><text:span text:style-name="T523_35">cantidad</text:span><text:span text:style-name="T523_36"><text:s/></text:span><text:span text:style-name="T523_37">sea</text:span><text:span text:style-name="T523_38"><text:s/></text:span><text:span text:style-name="T523_39">igual</text:span><text:span text:style-name="T523_40"><text:s/></text:span><text:span text:style-name="T523_41">a</text:span><text:span text:style-name="T523_42"><text:s/></text:span><text:span text:style-name="T523_43">lo</text:span><text:span text:style-name="T523_44"><text:s/></text:span><text:span text:style-name="T523_45">que</text:span><text:span text:style-name="T523_46"><text:s/></text:span><text:span text:style-name="T523_47">antes</text:span><text:span text:style-name="T523_48"><text:s/></text:span><text:span text:style-name="T523_49">era</text:span><text:span text:style-name="T523_50"><text:s/></text:span><text:span text:style-name="T523_51">el</text:span><text:span text:style-name="T523_52"><text:s/></text:span><text:span text:style-name="T523_53">rango</text:span><text:span text:style-name="T523_54"><text:s/></text:span><text:span text:style-name="T523_55">de</text:span><text:span text:style-name="T523_56"><text:s/></text:span><text:span text:style-name="T523_57">visión</text:span><text:span text:style-name="T523_58">.</text:span></text:p>
        </text:list-item>
      </text:list>
      <text:h text:style-name="P524" text:outline-level="10"><text:bookmark-start text:name="h.x4y5yauds4i9"/><text:bookmark-end text:name="h.x4y5yauds4i9"/><text:span text:style-name="T524_1">Diagramas</text:span><text:span text:style-name="T524_2"><text:s/></text:span><text:span text:style-name="T524_3">de</text:span><text:span text:style-name="T524_4"><text:s/></text:span><text:span text:style-name="T524_5">clases</text:span></text:h>
      <text:p text:style-name="P525"><text:span text:style-name="T525_1">Adjunto</text:span></text:p>
      <text:p text:style-name="P526"/>
      <text:h text:style-name="P527" text:outline-level="10"><text:bookmark-start text:name="h.yrosurf8aj9g"/><text:bookmark-end text:name="h.yrosurf8aj9g"/><text:span text:style-name="T527_1">Diagramas</text:span><text:span text:style-name="T527_2"><text:s/></text:span><text:span text:style-name="T527_3">de</text:span><text:span text:style-name="T527_4"><text:s/></text:span><text:span text:style-name="T527_5">secuencia</text:span></text:h>
      <text:p text:style-name="P528"><text:span text:style-name="T528_1">Adjunto</text:span></text:p>
      <text:p text:style-name="P529"/>
      <text:h text:style-name="P530" text:outline-level="10"><text:bookmark-start text:name="h.mz6hycflsime"/><text:bookmark-end text:name="h.mz6hycflsime"/><text:span text:style-name="T530_1">Detalles</text:span><text:span text:style-name="T530_2"><text:s/></text:span><text:span text:style-name="T530_3">de</text:span><text:span text:style-name="T530_4"><text:s/></text:span><text:span text:style-name="T530_5">implementación</text:span></text:h>
      <text:p text:style-name="P531"><text:span text:style-name="T531_1">En</text:span><text:span text:style-name="T531_2"><text:s/></text:span><text:span text:style-name="T531_3">la</text:span><text:span text:style-name="T531_4"><text:s/></text:span><text:span text:style-name="T531_5">vista</text:span><text:span text:style-name="T531_6"><text:s/></text:span><text:span text:style-name="T531_7">del</text:span><text:span text:style-name="T531_8"><text:s/></text:span><text:span text:style-name="T531_9">proyecto</text:span><text:span text:style-name="T531_10"><text:s/></text:span><text:span text:style-name="T531_11">se</text:span><text:span text:style-name="T531_12"><text:s/></text:span><text:span text:style-name="T531_13">encuentran</text:span><text:span text:style-name="T531_14"><text:s/></text:span><text:span text:style-name="T531_15">la</text:span><text:span text:style-name="T531_16"><text:s/></text:span><text:span text:style-name="T531_17">mayoría</text:span><text:span text:style-name="T531_18"><text:s/></text:span><text:span text:style-name="T531_19">de</text:span><text:span text:style-name="T531_20"><text:s/></text:span><text:span text:style-name="T531_21">los</text:span><text:span text:style-name="T531_22"><text:s/></text:span><text:span text:style-name="T531_23">detalles</text:span><text:span text:style-name="T531_24"><text:s/></text:span><text:span text:style-name="T531_25">de</text:span><text:span text:style-name="T531_26"><text:s/></text:span><text:span text:style-name="T531_27">implementación</text:span><text:span text:style-name="T531_28"><text:s/></text:span><text:span text:style-name="T531_29">que</text:span><text:span text:style-name="T531_30"><text:s/></text:span><text:span text:style-name="T531_31">son</text:span><text:span text:style-name="T531_32"><text:s/></text:span><text:span text:style-name="T531_33">de</text:span><text:span text:style-name="T531_34"><text:s/></text:span><text:span text:style-name="T531_35">especial</text:span><text:span text:style-name="T531_36"><text:s/></text:span><text:span text:style-name="T531_37">interés</text:span><text:span text:style-name="T531_38">.<text:s/></text:span><text:span text:style-name="T531_39">Por</text:span><text:span text:style-name="T531_40"><text:s/></text:span><text:span text:style-name="T531_41">el</text:span><text:span text:style-name="T531_42"><text:s/></text:span><text:span text:style-name="T531_43">lado</text:span><text:span text:style-name="T531_44"><text:s/></text:span><text:span text:style-name="T531_45">de</text:span><text:span text:style-name="T531_46"><text:s/></text:span><text:span text:style-name="T531_47">los</text:span><text:span text:style-name="T531_48"><text:s/></text:span><text:span text:style-name="T531_49">tiles</text:span><text:span text:style-name="T531_50">,<text:s/></text:span><text:span text:style-name="T531_51">estos</text:span><text:span text:style-name="T531_52"><text:s/></text:span><text:span text:style-name="T531_53">tienen</text:span><text:span text:style-name="T531_54"><text:s/></text:span><text:span text:style-name="T531_55">un</text:span><text:span text:style-name="T531_56"><text:s/></text:span><text:span text:style-name="T531_57">comportamiento</text:span><text:span text:style-name="T531_58"><text:s/></text:span><text:span text:style-name="T531_59">diferente</text:span><text:span text:style-name="T531_60"><text:s/></text:span><text:span text:style-name="T531_61">que</text:span><text:span text:style-name="T531_62"><text:s/></text:span><text:span text:style-name="T531_63">depende</text:span><text:span text:style-name="T531_64"><text:s/></text:span><text:span text:style-name="T531_65">del</text:span><text:span text:style-name="T531_66"><text:s/></text:span><text:span text:style-name="T531_67">flujo</text:span><text:span text:style-name="T531_68"><text:s/></text:span><text:span text:style-name="T531_69">del</text:span><text:span text:style-name="T531_70"><text:s/></text:span><text:span text:style-name="T531_71">programa</text:span><text:span text:style-name="T531_72">.<text:s/></text:span><text:span text:style-name="T531_73">Llegamos</text:span><text:span text:style-name="T531_74"><text:s/></text:span><text:span text:style-name="T531_75">a</text:span><text:span text:style-name="T531_76"><text:s/></text:span><text:span text:style-name="T531_77">esta</text:span><text:span text:style-name="T531_78"><text:s/></text:span><text:span text:style-name="T531_79">solución</text:span><text:span text:style-name="T531_80"><text:s/></text:span><text:span text:style-name="T531_81">luego</text:span><text:span text:style-name="T531_82"><text:s/></text:span><text:span text:style-name="T531_83">de</text:span><text:span text:style-name="T531_84"><text:s/></text:span><text:span text:style-name="T531_85">analizar</text:span><text:span text:style-name="T531_86"><text:s/></text:span><text:span text:style-name="T531_87">el</text:span><text:span text:style-name="T531_88"><text:s/></text:span><text:span text:style-name="T531_89">patrón</text:span><text:span text:style-name="T531_90"><text:s/></text:span><text:span text:style-name="T531_91">de</text:span><text:span text:style-name="T531_92"><text:s/></text:span><text:span text:style-name="T531_93">diseño</text:span><text:span text:style-name="T531_94"><text:s/>“</text:span><text:span text:style-name="T531_95">state</text:span><text:span text:style-name="T531_96">”<text:s/></text:span><text:span text:style-name="T531_97">y</text:span><text:span text:style-name="T531_98"><text:s/></text:span><text:span text:style-name="T531_99">concluir</text:span><text:span text:style-name="T531_100"><text:s/></text:span><text:span text:style-name="T531_101">que</text:span><text:span text:style-name="T531_102"><text:s/></text:span><text:span text:style-name="T531_103">era</text:span><text:span text:style-name="T531_104"><text:s/></text:span><text:span text:style-name="T531_105">el</text:span><text:span text:style-name="T531_106"><text:s/></text:span><text:span text:style-name="T531_107">más</text:span><text:span text:style-name="T531_108"><text:s/></text:span><text:span text:style-name="T531_109">adecuado</text:span><text:span text:style-name="T531_110"><text:s/></text:span><text:span text:style-name="T531_111">para</text:span><text:span text:style-name="T531_112"><text:s/></text:span><text:span text:style-name="T531_113">solucionar</text:span><text:span text:style-name="T531_114"><text:s/></text:span><text:span text:style-name="T531_115">el</text:span><text:span text:style-name="T531_116"><text:s/></text:span><text:span text:style-name="T531_117">problema</text:span><text:span text:style-name="T531_118"><text:s/></text:span><text:span text:style-name="T531_119">de</text:span><text:span text:style-name="T531_120"><text:s/></text:span><text:span text:style-name="T531_121">cómo</text:span><text:span text:style-name="T531_122"><text:s/></text:span><text:span text:style-name="T531_123">debería</text:span><text:span text:style-name="T531_124"><text:s/></text:span><text:span text:style-name="T531_125">comportarse</text:span><text:span text:style-name="T531_126"><text:s/></text:span><text:span text:style-name="T531_127">un</text:span><text:span text:style-name="T531_128"><text:s/></text:span><text:span text:style-name="T531_129">tile</text:span><text:span text:style-name="T531_130"><text:s/></text:span><text:span text:style-name="T531_131">en</text:span><text:span text:style-name="T531_132"><text:s/></text:span><text:span text:style-name="T531_133">función</text:span><text:span text:style-name="T531_134"><text:s/></text:span><text:span text:style-name="T531_135">de</text:span><text:span text:style-name="T531_136"><text:s/></text:span><text:span text:style-name="T531_137">que</text:span><text:span text:style-name="T531_138"><text:s/></text:span><text:span text:style-name="T531_139">acción</text:span><text:span text:style-name="T531_140"><text:s/></text:span><text:span text:style-name="T531_141">decida</text:span><text:span text:style-name="T531_142"><text:s/></text:span><text:span text:style-name="T531_143">realizarse</text:span><text:span text:style-name="T531_144"><text:s/>(</text:span><text:span text:style-name="T531_145">atacar</text:span><text:span text:style-name="T531_146">,<text:s/></text:span><text:span text:style-name="T531_147">moverse</text:span><text:span text:style-name="T531_148"><text:s/></text:span><text:span text:style-name="T531_149">o</text:span><text:span text:style-name="T531_150"><text:s/></text:span><text:span text:style-name="T531_151">seleccionar</text:span><text:span text:style-name="T531_152"><text:s/></text:span><text:span text:style-name="T531_153">un</text:span><text:span text:style-name="T531_154"><text:s/></text:span><text:span text:style-name="T531_155">tile</text:span><text:span text:style-name="T531_156">).<text:s/></text:span><text:span text:style-name="T531_157">La</text:span><text:span text:style-name="T531_158"><text:s/></text:span><text:span text:style-name="T531_159">otra</text:span><text:span text:style-name="T531_160"><text:s/></text:span><text:span text:style-name="T531_161">implementación</text:span><text:span text:style-name="T531_162"><text:s/></text:span><text:span text:style-name="T531_163">de</text:span><text:span text:style-name="T531_164"><text:s/></text:span><text:span text:style-name="T531_165">interés</text:span><text:span text:style-name="T531_166"><text:s/></text:span><text:span text:style-name="T531_167">fue</text:span><text:span text:style-name="T531_168"><text:s/></text:span><text:span text:style-name="T531_169">la</text:span><text:span text:style-name="T531_170"><text:s/></text:span><text:span text:style-name="T531_171">manera</text:span><text:span text:style-name="T531_172"><text:s/></text:span><text:span text:style-name="T531_173">de</text:span><text:span text:style-name="T531_174"><text:s/></text:span><text:span text:style-name="T531_175">dibujar</text:span><text:span text:style-name="T531_176"><text:s/></text:span><text:span text:style-name="T531_177">los</text:span><text:span text:style-name="T531_178"><text:s/></text:span><text:span text:style-name="T531_179">ocupantes</text:span><text:span text:style-name="T531_180"><text:s/></text:span><text:span text:style-name="T531_181">de</text:span><text:span text:style-name="T531_182"><text:s/></text:span><text:span text:style-name="T531_183">los</text:span><text:span text:style-name="T531_184"><text:s/></text:span><text:span text:style-name="T531_185">tiles</text:span><text:span text:style-name="T531_186">.<text:s/></text:span><text:span text:style-name="T531_187">En</text:span><text:span text:style-name="T531_188"><text:s/></text:span><text:span text:style-name="T531_189">este</text:span><text:span text:style-name="T531_190"><text:s/></text:span><text:span text:style-name="T531_191">caso</text:span><text:span text:style-name="T531_192"><text:s/></text:span><text:span text:style-name="T531_193">notamos</text:span><text:span text:style-name="T531_194"><text:s/></text:span><text:span text:style-name="T531_195">que</text:span><text:span text:style-name="T531_196"><text:s/></text:span><text:span text:style-name="T531_197">iba</text:span><text:span text:style-name="T531_198"><text:s/></text:span><text:span text:style-name="T531_199">a</text:span><text:span text:style-name="T531_200"><text:s/></text:span><text:span text:style-name="T531_201">ser</text:span><text:span text:style-name="T531_202"><text:s/></text:span><text:span text:style-name="T531_203">poco</text:span><text:span text:style-name="T531_204"><text:s/></text:span><text:span text:style-name="T531_205">eficiente</text:span><text:span text:style-name="T531_206"><text:s/></text:span><text:span text:style-name="T531_207">crear</text:span><text:span text:style-name="T531_208"><text:s/></text:span><text:span text:style-name="T531_209">muchas</text:span><text:span text:style-name="T531_210"><text:s/></text:span><text:span text:style-name="T531_211">instancias</text:span><text:span text:style-name="T531_212"><text:s/></text:span><text:span text:style-name="T531_213">de</text:span><text:span text:style-name="T531_214"><text:s/></text:span><text:span text:style-name="T531_215">objetos</text:span><text:span text:style-name="T531_216"><text:s/></text:span><text:span text:style-name="T531_217">dibujantes</text:span><text:span text:style-name="T531_218">,<text:s/></text:span><text:span text:style-name="T531_219">indistintos</text:span><text:span text:style-name="T531_220"><text:s/></text:span><text:span text:style-name="T531_221">entre</text:span><text:span text:style-name="T531_222"><text:s/></text:span><text:span text:style-name="T531_223">si</text:span><text:span text:style-name="T531_224">,<text:s text:c="2"/></text:span><text:span text:style-name="T531_225">para</text:span><text:span text:style-name="T531_226"><text:s/></text:span><text:span text:style-name="T531_227">cada</text:span><text:span text:style-name="T531_228"><text:s/></text:span><text:span text:style-name="T531_229">edificio</text:span><text:span text:style-name="T531_230"><text:s/></text:span><text:span text:style-name="T531_231">o</text:span><text:span text:style-name="T531_232"><text:s/></text:span><text:span text:style-name="T531_233">unidad</text:span><text:span text:style-name="T531_234">.<text:s/></text:span><text:span text:style-name="T531_235">Teniendo</text:span><text:span text:style-name="T531_236"><text:s/></text:span><text:span text:style-name="T531_237">esto</text:span><text:span text:style-name="T531_238"><text:s/></text:span><text:span text:style-name="T531_239">en</text:span><text:span text:style-name="T531_240"><text:s/></text:span><text:span text:style-name="T531_241">cuenta</text:span><text:span text:style-name="T531_242">,<text:s/></text:span><text:span text:style-name="T531_243">decidimos</text:span><text:span text:style-name="T531_244"><text:s/></text:span><text:span text:style-name="T531_245">utilizar</text:span><text:span text:style-name="T531_246"><text:s/></text:span><text:span text:style-name="T531_247">el</text:span><text:span text:style-name="T531_248"><text:s/></text:span><text:span text:style-name="T531_249">patrón</text:span><text:span text:style-name="T531_250"><text:s/></text:span><text:span text:style-name="T531_251">de</text:span><text:span text:style-name="T531_252"><text:s/></text:span><text:span text:style-name="T531_253">diseño</text:span><text:span text:style-name="T531_254"><text:s/>“</text:span><text:span text:style-name="T531_255">singleton</text:span><text:span text:style-name="T531_256">”,<text:s/></text:span><text:span text:style-name="T531_257">creamos</text:span><text:span text:style-name="T531_258"><text:s/></text:span><text:span text:style-name="T531_259">un</text:span><text:span text:style-name="T531_260"><text:s/></text:span><text:span text:style-name="T531_261">singleton</text:span><text:span text:style-name="T531_262"><text:s/></text:span><text:span text:style-name="T531_263">dibujante</text:span><text:span text:style-name="T531_264"><text:s/></text:span><text:span text:style-name="T531_265">el</text:span><text:span text:style-name="T531_266"><text:s/></text:span><text:span text:style-name="T531_267">cual</text:span><text:span text:style-name="T531_268"><text:s/></text:span><text:span text:style-name="T531_269">nos</text:span><text:span text:style-name="T531_270"><text:s/></text:span><text:span text:style-name="T531_271">entregaba</text:span><text:span text:style-name="T531_272"><text:s/></text:span><text:span text:style-name="T531_273">instancias</text:span><text:span text:style-name="T531_274"><text:s/></text:span><text:span text:style-name="T531_275">únicas</text:span><text:span text:style-name="T531_276"><text:s/></text:span><text:span text:style-name="T531_277">de</text:span><text:span text:style-name="T531_278"><text:s/></text:span><text:span text:style-name="T531_279">los</text:span><text:span text:style-name="T531_280"><text:s/></text:span><text:span text:style-name="T531_281">dibujantes</text:span><text:span text:style-name="T531_282"><text:s/></text:span><text:span text:style-name="T531_283">correspondientes</text:span><text:span text:style-name="T531_284"><text:s/></text:span><text:span text:style-name="T531_285">para</text:span><text:span text:style-name="T531_286"><text:s/></text:span><text:span text:style-name="T531_287">cada</text:span><text:span text:style-name="T531_288"><text:s/></text:span><text:span text:style-name="T531_289">unidad</text:span><text:span text:style-name="T531_290"><text:s/></text:span><text:span text:style-name="T531_291">o</text:span><text:span text:style-name="T531_292"><text:s/></text:span><text:span text:style-name="T531_293">edificio</text:span><text:span text:style-name="T531_294">.<text:s/></text:span><text:span text:style-name="T531_295">Por</text:span><text:span text:style-name="T531_296"><text:s/></text:span><text:span text:style-name="T531_297">otro</text:span><text:span text:style-name="T531_298"><text:s/></text:span><text:span text:style-name="T531_299">lado</text:span><text:span text:style-name="T531_300">,<text:s/></text:span><text:span text:style-name="T531_301">para</text:span><text:span text:style-name="T531_302"><text:s/></text:span><text:span text:style-name="T531_303">evitar</text:span><text:span text:style-name="T531_304"><text:s/></text:span><text:span text:style-name="T531_305">preguntar</text:span><text:span text:style-name="T531_306"><text:s/></text:span><text:span text:style-name="T531_307">la</text:span><text:span text:style-name="T531_308"><text:s/></text:span><text:span text:style-name="T531_309">clase</text:span><text:span text:style-name="T531_310"><text:s/></text:span><text:span text:style-name="T531_311">del</text:span><text:span text:style-name="T531_312"><text:s/></text:span><text:span text:style-name="T531_313">modelo</text:span><text:span text:style-name="T531_314"><text:s/></text:span><text:span text:style-name="T531_315">utilizamos</text:span><text:span text:style-name="T531_316"><text:s/></text:span><text:span text:style-name="T531_317">reflection</text:span><text:span text:style-name="T531_318"><text:s/></text:span><text:span text:style-name="T531_319">para</text:span><text:span text:style-name="T531_320"><text:s/></text:span><text:span text:style-name="T531_321">pedir</text:span><text:span text:style-name="T531_322"><text:s/></text:span><text:span text:style-name="T531_323">la</text:span><text:span text:style-name="T531_324"><text:s/></text:span><text:span text:style-name="T531_325">instancia</text:span><text:span text:style-name="T531_326"><text:s/></text:span><text:span text:style-name="T531_327">del</text:span><text:span text:style-name="T531_328"><text:s/></text:span><text:span text:style-name="T531_329">dibujante</text:span><text:span text:style-name="T531_330"><text:s/></text:span><text:span text:style-name="T531_331">correctamente</text:span><text:span text:style-name="T531_332">.</text:span></text:p>
      <text:p text:style-name="P532"/>
      <text:p text:style-name="P533"><text:span text:style-name="T533_1">Otro</text:span><text:span text:style-name="T533_2"><text:s/></text:span><text:span text:style-name="T533_3">detalle</text:span><text:span text:style-name="T533_4"><text:s/></text:span><text:span text:style-name="T533_5">de</text:span><text:span text:style-name="T533_6"><text:s/></text:span><text:span text:style-name="T533_7">implementación</text:span><text:span text:style-name="T533_8"><text:s/></text:span><text:span text:style-name="T533_9">interesante</text:span><text:span text:style-name="T533_10">,<text:s/></text:span><text:span text:style-name="T533_11">en</text:span><text:span text:style-name="T533_12"><text:s/></text:span><text:span text:style-name="T533_13">este</text:span><text:span text:style-name="T533_14"><text:s/></text:span><text:span text:style-name="T533_15">caso</text:span><text:span text:style-name="T533_16"><text:s/></text:span><text:span text:style-name="T533_17">perteneciente</text:span><text:span text:style-name="T533_18"><text:s/></text:span><text:span text:style-name="T533_19">al</text:span><text:span text:style-name="T533_20"><text:s/></text:span><text:span text:style-name="T533_21">modelo</text:span><text:span text:style-name="T533_22">,<text:s/></text:span><text:span text:style-name="T533_23">son</text:span><text:span text:style-name="T533_24"><text:s/></text:span><text:span text:style-name="T533_25">las</text:span><text:span text:style-name="T533_26"><text:s/></text:span><text:span text:style-name="T533_27">clases</text:span><text:span text:style-name="T533_28"><text:s/>“</text:span><text:span text:style-name="T533_29">BuildingInConstruction</text:span><text:span text:style-name="T533_30">”<text:s/></text:span><text:span text:style-name="T533_31">y</text:span><text:span text:style-name="T533_32"><text:s/>“</text:span><text:span text:style-name="T533_33">UnitInTraining</text:span><text:span text:style-name="T533_34">”.<text:s/></text:span><text:span text:style-name="T533_35">Un</text:span><text:span text:style-name="T533_36"><text:s/></text:span><text:span text:style-name="T533_37">jugador</text:span><text:span text:style-name="T533_38"><text:s/></text:span><text:span text:style-name="T533_39">no</text:span><text:span text:style-name="T533_40"><text:s/></text:span><text:span text:style-name="T533_41">puede</text:span><text:span text:style-name="T533_42"><text:s/></text:span><text:span text:style-name="T533_43">crear</text:span><text:span text:style-name="T533_44"><text:s/></text:span><text:span text:style-name="T533_45">directamente</text:span><text:span text:style-name="T533_46"><text:s/></text:span><text:span text:style-name="T533_47">un</text:span><text:span text:style-name="T533_48"><text:s/></text:span><text:span text:style-name="T533_49">edificio</text:span><text:span text:style-name="T533_50"><text:s/></text:span><text:span text:style-name="T533_51">o</text:span><text:span text:style-name="T533_52"><text:s/></text:span><text:span text:style-name="T533_53">una</text:span><text:span text:style-name="T533_54"><text:s/></text:span><text:span text:style-name="T533_55">unidad</text:span><text:span text:style-name="T533_56">,<text:s/></text:span><text:span text:style-name="T533_57">sino</text:span><text:span text:style-name="T533_58"><text:s/></text:span><text:span text:style-name="T533_59">que</text:span><text:span text:style-name="T533_60">,<text:s/></text:span><text:span text:style-name="T533_61">como</text:span><text:span text:style-name="T533_62"><text:s/></text:span><text:span text:style-name="T533_63">en</text:span><text:span text:style-name="T533_64"><text:s/></text:span><text:span text:style-name="T533_65">la</text:span><text:span text:style-name="T533_66"><text:s/></text:span><text:span text:style-name="T533_67">vida</text:span><text:span text:style-name="T533_68"><text:s/></text:span><text:span text:style-name="T533_69">real</text:span><text:span text:style-name="T533_70">,<text:s/></text:span><text:span text:style-name="T533_71">hay</text:span><text:span text:style-name="T533_72"><text:s/></text:span><text:span text:style-name="T533_73">un</text:span><text:span text:style-name="T533_74"><text:s/></text:span><text:span text:style-name="T533_75">proceso</text:span><text:span text:style-name="T533_76"><text:s/></text:span><text:span text:style-name="T533_77">de</text:span><text:span text:style-name="T533_78"><text:s/></text:span><text:span text:style-name="T533_79">construcción</text:span><text:span text:style-name="T533_80">.</text:span><text:span text:style-name="T533_81">Este</text:span><text:span text:style-name="T533_82"><text:s/></text:span><text:span text:style-name="T533_83">proceso</text:span><text:span text:style-name="T533_84"><text:s/></text:span><text:span text:style-name="T533_85">es</text:span><text:span text:style-name="T533_86"><text:s/></text:span><text:span text:style-name="T533_87">una</text:span><text:span text:style-name="T533_88"><text:s/></text:span><text:span text:style-name="T533_89">suerte</text:span><text:span text:style-name="T533_90"><text:s/></text:span><text:span text:style-name="T533_91">de</text:span><text:span text:style-name="T533_92"><text:s/>“</text:span><text:span text:style-name="T533_93">shell</text:span><text:span text:style-name="T533_94">”.<text:s/></text:span><text:span text:style-name="T533_95">En</text:span><text:span text:style-name="T533_96"><text:s/></text:span><text:span text:style-name="T533_97">cada</text:span><text:span text:style-name="T533_98"><text:s/></text:span><text:span text:style-name="T533_99">caso</text:span><text:span text:style-name="T533_100"><text:s/></text:span><text:span text:style-name="T533_101">estas</text:span><text:span text:style-name="T533_102"><text:s/></text:span><text:span text:style-name="T533_103">clases</text:span><text:span text:style-name="T533_104"><text:s/></text:span><text:span text:style-name="T533_105">contendrán</text:span><text:span text:style-name="T533_106"><text:s/></text:span><text:span text:style-name="T533_107">a</text:span><text:span text:style-name="T533_108"><text:s/></text:span><text:span text:style-name="T533_109">la</text:span><text:span text:style-name="T533_110"><text:s/></text:span><text:span text:style-name="T533_111">entidad</text:span><text:span text:style-name="T533_112"><text:s/></text:span><text:span text:style-name="T533_113">en</text:span><text:span text:style-name="T533_114"><text:s/></text:span><text:span text:style-name="T533_115">ser</text:span><text:span text:style-name="T533_116"><text:s/></text:span><text:span text:style-name="T533_117">construida</text:span><text:span text:style-name="T533_118"><text:s/></text:span><text:span text:style-name="T533_119">hasta</text:span><text:span text:style-name="T533_120"><text:s/></text:span><text:span text:style-name="T533_121">que</text:span><text:span text:style-name="T533_122"><text:s/></text:span><text:span text:style-name="T533_123">hayan</text:span><text:span text:style-name="T533_124"><text:s/></text:span><text:span text:style-name="T533_125">pasado</text:span><text:span text:style-name="T533_126"><text:s/></text:span><text:span text:style-name="T533_127">los</text:span><text:span text:style-name="T533_128"><text:s/></text:span><text:span text:style-name="T533_129">turnos</text:span><text:span text:style-name="T533_130"><text:s/></text:span><text:span text:style-name="T533_131">correspondientes</text:span><text:span text:style-name="T533_132">.<text:s/></text:span><text:span text:style-name="T533_133">Dicho</text:span><text:span text:style-name="T533_134"><text:s/></text:span><text:span text:style-name="T533_135">de</text:span><text:span text:style-name="T533_136"><text:s/></text:span><text:span text:style-name="T533_137">otra</text:span><text:span text:style-name="T533_138"><text:s/></text:span><text:span text:style-name="T533_139">forma</text:span><text:span text:style-name="T533_140">,<text:s/></text:span><text:span text:style-name="T533_141">estas</text:span><text:span text:style-name="T533_142"><text:s/></text:span><text:span text:style-name="T533_143">clases</text:span><text:span text:style-name="T533_144"><text:s/></text:span><text:span text:style-name="T533_145">que</text:span><text:span text:style-name="T533_146"><text:s/></text:span><text:span text:style-name="T533_147">simulan</text:span><text:span text:style-name="T533_148"><text:s/></text:span><text:span text:style-name="T533_149">dicho</text:span><text:span text:style-name="T533_150"><text:s/></text:span><text:span text:style-name="T533_151">proceso</text:span><text:span text:style-name="T533_152"><text:s/></text:span><text:span text:style-name="T533_153">y</text:span><text:span text:style-name="T533_154"><text:s/></text:span><text:span text:style-name="T533_155">una</text:span><text:span text:style-name="T533_156"><text:s/></text:span><text:span text:style-name="T533_157">vez</text:span><text:span text:style-name="T533_158"><text:s/></text:span><text:span text:style-name="T533_159">que</text:span><text:span text:style-name="T533_160"><text:s/></text:span><text:span text:style-name="T533_161">esto</text:span><text:span text:style-name="T533_162"><text:s/></text:span><text:span text:style-name="T533_163">finalice</text:span><text:span text:style-name="T533_164">,<text:s/></text:span><text:span text:style-name="T533_165">serán</text:span><text:span text:style-name="T533_166"><text:s/></text:span><text:span text:style-name="T533_167">los</text:span><text:span text:style-name="T533_168"><text:s/></text:span><text:span text:style-name="T533_169">encargados</text:span><text:span text:style-name="T533_170"><text:s/></text:span><text:span text:style-name="T533_171">de</text:span><text:span text:style-name="T533_172"><text:s/></text:span><text:span text:style-name="T533_173">entregarle</text:span><text:span text:style-name="T533_174"><text:s/></text:span><text:span text:style-name="T533_175">al</text:span><text:span text:style-name="T533_176"><text:s/></text:span><text:span text:style-name="T533_177">jugador</text:span><text:span text:style-name="T533_178"><text:s/></text:span><text:span text:style-name="T533_179">la</text:span><text:span text:style-name="T533_180"><text:s/></text:span><text:span text:style-name="T533_181">referencia</text:span><text:span text:style-name="T533_182"><text:s/></text:span><text:span text:style-name="T533_183">a</text:span><text:span text:style-name="T533_184"><text:s/></text:span><text:span text:style-name="T533_185">esas</text:span><text:span text:style-name="T533_186"><text:s/></text:span><text:span text:style-name="T533_187">unidades</text:span><text:span text:style-name="T533_188">.<text:s/></text:span></text:p>
      <text:p text:style-name="P534"/>
      <text:h text:style-name="P535" text:outline-level="10"><text:bookmark-start text:name="h.9nsoa42j71k0"/><text:bookmark-end text:name="h.9nsoa42j71k0"/></text:h>
      <text:h text:style-name="P536" text:outline-level="10"><text:bookmark-start text:name="h.ywd3cxbe8j4o"/><text:bookmark-end text:name="h.ywd3cxbe8j4o"/><text:bookmark-start text:name="h.62o2ixovn4ec"/><text:bookmark-end text:name="h.62o2ixovn4ec"/><text:span text:style-name="T536_1">Checklist</text:span><text:span text:style-name="T536_2"><text:s/></text:span><text:span text:style-name="T536_3">de</text:span><text:span text:style-name="T536_4"><text:s/></text:span><text:span text:style-name="T536_5">corrección</text:span></text:h>
      <text:p text:style-name="P537"><text:span text:style-name="T537_1">Esta</text:span><text:span text:style-name="T537_2"><text:s/></text:span><text:span text:style-name="T537_3">sección</text:span><text:span text:style-name="T537_4"><text:s/></text:span><text:span text:style-name="T537_5">es</text:span><text:span text:style-name="T537_6"><text:s/></text:span><text:span text:style-name="T537_7">para</text:span><text:span text:style-name="T537_8"><text:s/></text:span><text:span text:style-name="T537_9">uso</text:span><text:span text:style-name="T537_10"><text:s/></text:span><text:span text:style-name="T537_11">exclusivo</text:span><text:span text:style-name="T537_12"><text:s/></text:span><text:span text:style-name="T537_13">de</text:span><text:span text:style-name="T537_14"><text:s/></text:span><text:span text:style-name="T537_15">los</text:span><text:span text:style-name="T537_16"><text:s/></text:span><text:span text:style-name="T537_17">docentes</text:span><text:span text:style-name="T537_18">,<text:s/></text:span><text:span text:style-name="T537_19">por</text:span><text:span text:style-name="T537_20"><text:s/></text:span><text:span text:style-name="T537_21">favor</text:span><text:span text:style-name="T537_22"><text:s/></text:span><text:span text:style-name="T537_23">no</text:span><text:span text:style-name="T537_24"><text:s/></text:span><text:span text:style-name="T537_25">modificar</text:span><text:span text:style-name="T537_26">.</text:span></text:p>
      <text:p text:style-name="P538"/>
      <text:h text:style-name="P539" text:outline-level="10"><text:bookmark-start text:name="h.rw2jd4pw07u0"/><text:bookmark-end text:name="h.rw2jd4pw07u0"/><text:span text:style-name="T539_1">Carpeta</text:span></text:h>
      <text:p text:style-name="P540"><text:span text:style-name="T540_1">Generalidades</text:span></text:p>
      <text:list text:style-name="LS22" xml:id="list81">
        <text:list-item>
          <text:p text:style-name="P541"><text:span text:style-name="T541_1">¿</text:span><text:span text:style-name="T541_2">Son</text:span><text:span text:style-name="T541_3"><text:s/></text:span><text:span text:style-name="T541_4">correctos</text:span><text:span text:style-name="T541_5"><text:s/></text:span><text:span text:style-name="T541_6">los</text:span><text:span text:style-name="T541_7"><text:s/></text:span><text:span text:style-name="T541_8">supuestos</text:span><text:span text:style-name="T541_9"><text:s/></text:span><text:span text:style-name="T541_10">y</text:span><text:span text:style-name="T541_11"><text:s/></text:span><text:span text:style-name="T541_12">extensiones</text:span><text:span text:style-name="T541_13">?</text:span></text:p>
        </text:list-item>
        <text:list-item>
          <text:p text:style-name="P542"><text:span text:style-name="T542_1">¿</text:span><text:span text:style-name="T542_2">Es</text:span><text:span text:style-name="T542_3"><text:s/></text:span><text:span text:style-name="T542_4">prolija</text:span><text:span text:style-name="T542_5"><text:s/></text:span><text:span text:style-name="T542_6">la</text:span><text:span text:style-name="T542_7"><text:s/></text:span><text:span text:style-name="T542_8">presentación</text:span><text:span text:style-name="T542_9">?<text:s/>(</text:span><text:span text:style-name="T542_10">hojas</text:span><text:span text:style-name="T542_11"><text:s/></text:span><text:span text:style-name="T542_12">del</text:span><text:span text:style-name="T542_13"><text:s/></text:span><text:span text:style-name="T542_14">mismo</text:span><text:span text:style-name="T542_15"><text:s/></text:span><text:span text:style-name="T542_16">tamaño</text:span><text:span text:style-name="T542_17">,<text:s/></text:span><text:span text:style-name="T542_18">numeradas</text:span><text:span text:style-name="T542_19"><text:s/></text:span><text:span text:style-name="T542_20">y</text:span><text:span text:style-name="T542_21"><text:s/></text:span><text:span text:style-name="T542_22">con</text:span><text:span text:style-name="T542_23"><text:s/></text:span><text:span text:style-name="T542_24">tipografía</text:span><text:span text:style-name="T542_25"><text:s/></text:span><text:span text:style-name="T542_26">uniforme</text:span><text:span text:style-name="T542_27">)</text:span></text:p>
        </text:list-item>
      </text:list>
      <text:p text:style-name="P543"><text:span text:style-name="T543_1">Modelo</text:span></text:p>
      <text:list text:style-name="LS22" xml:id="list83">
        <text:list-item>
          <text:p text:style-name="P544"><text:span text:style-name="T544_1">¿</text:span><text:span text:style-name="T544_2">Está</text:span><text:span text:style-name="T544_3"><text:s/></text:span><text:span text:style-name="T544_4">completo</text:span><text:span text:style-name="T544_5">?¿</text:span><text:span text:style-name="T544_6">Contempla</text:span><text:span text:style-name="T544_7"><text:s/></text:span><text:span text:style-name="T544_8">la</text:span><text:span text:style-name="T544_9"><text:s/></text:span><text:span text:style-name="T544_10">totalidad</text:span><text:span text:style-name="T544_11"><text:s/></text:span><text:span text:style-name="T544_12">del</text:span><text:span text:style-name="T544_13"><text:s/></text:span><text:span text:style-name="T544_14">problema</text:span><text:span text:style-name="T544_15">?</text:span></text:p>
        </text:list-item>
        <text:list-item>
          <text:p text:style-name="P545"><text:span text:style-name="T545_1">¿</text:span><text:span text:style-name="T545_2">Respeta</text:span><text:span text:style-name="T545_3"><text:s/></text:span><text:span text:style-name="T545_4">encapsulamiento</text:span><text:span text:style-name="T545_5">?</text:span></text:p>
        </text:list-item>
        <text:list-item>
          <text:p text:style-name="P546"><text:span text:style-name="T546_1">¿</text:span><text:span text:style-name="T546_2">Hace</text:span><text:span text:style-name="T546_3"><text:s/></text:span><text:span text:style-name="T546_4">un</text:span><text:span text:style-name="T546_5"><text:s/></text:span><text:span text:style-name="T546_6">buen</text:span><text:span text:style-name="T546_7"><text:s/></text:span><text:span text:style-name="T546_8">uso</text:span><text:span text:style-name="T546_9"><text:s/></text:span><text:span text:style-name="T546_10">de</text:span><text:span text:style-name="T546_11"><text:s/></text:span><text:span text:style-name="T546_12">excepciones</text:span><text:span text:style-name="T546_13">?</text:span></text:p>
        </text:list-item>
        <text:list-item>
          <text:p text:style-name="P547"><text:span text:style-name="T547_1">¿</text:span><text:span text:style-name="T547_2">Utiliza</text:span><text:span text:style-name="T547_3"><text:s/></text:span><text:span text:style-name="T547_4">polimorfismo</text:span><text:span text:style-name="T547_5"><text:s/></text:span><text:span text:style-name="T547_6">en</text:span><text:span text:style-name="T547_7"><text:s/></text:span><text:span text:style-name="T547_8">las</text:span><text:span text:style-name="T547_9"><text:s/></text:span><text:span text:style-name="T547_10">situaciones</text:span><text:span text:style-name="T547_11"><text:s/></text:span><text:span text:style-name="T547_12">esperadas</text:span><text:span text:style-name="T547_13">?</text:span></text:p>
        </text:list-item>
      </text:list>
      <text:p text:style-name="P548"/>
      <text:h text:style-name="P549" text:outline-level="10"><text:bookmark-start text:name="h.gqtdp9vx8b5k"/><text:bookmark-end text:name="h.gqtdp9vx8b5k"/><text:span text:style-name="T549_1">Diagramas</text:span></text:h>
      <text:p text:style-name="P550"><text:span text:style-name="T550_1">Diagrama</text:span><text:span text:style-name="T550_2"><text:s/></text:span><text:span text:style-name="T550_3">de</text:span><text:span text:style-name="T550_4"><text:s/></text:span><text:span text:style-name="T550_5">clases</text:span></text:p>
      <text:list text:style-name="LS22" xml:id="list87">
        <text:list-item>
          <text:p text:style-name="P551"><text:span text:style-name="T551_1">¿</text:span><text:span text:style-name="T551_2">Está</text:span><text:span text:style-name="T551_3"><text:s/></text:span><text:span text:style-name="T551_4">completo</text:span><text:span text:style-name="T551_5">?</text:span></text:p>
        </text:list-item>
        <text:list-item>
          <text:p text:style-name="P552"><text:span text:style-name="T552_1">¿</text:span><text:span text:style-name="T552_2">Está</text:span><text:span text:style-name="T552_3"><text:s/></text:span><text:span text:style-name="T552_4">bien</text:span><text:span text:style-name="T552_5"><text:s/></text:span><text:span text:style-name="T552_6">utilizada</text:span><text:span text:style-name="T552_7"><text:s/></text:span><text:span text:style-name="T552_8">la</text:span><text:span text:style-name="T552_9"><text:s/></text:span><text:span text:style-name="T552_10">notación</text:span><text:span text:style-name="T552_11">?</text:span></text:p>
        </text:list-item>
      </text:list>
      <text:p text:style-name="P553"><text:span text:style-name="T553_1">Diagramas</text:span><text:span text:style-name="T553_2"><text:s/></text:span><text:span text:style-name="T553_3">de</text:span><text:span text:style-name="T553_4"><text:s/></text:span><text:span text:style-name="T553_5">secuencia</text:span></text:p>
      <text:list text:style-name="LS22" xml:id="list89">
        <text:list-item>
          <text:p text:style-name="P554"><text:span text:style-name="T554_1">¿</text:span><text:span text:style-name="T554_2">Está</text:span><text:span text:style-name="T554_3"><text:s/></text:span><text:span text:style-name="T554_4">completo</text:span><text:span text:style-name="T554_5">?</text:span></text:p>
        </text:list-item>
        <text:list-item>
          <text:p text:style-name="P555"><text:span text:style-name="T555_1">¿</text:span><text:span text:style-name="T555_2">Es</text:span><text:span text:style-name="T555_3"><text:s/></text:span><text:span text:style-name="T555_4">consistente</text:span><text:span text:style-name="T555_5"><text:s/></text:span><text:span text:style-name="T555_6">con</text:span><text:span text:style-name="T555_7"><text:s/></text:span><text:span text:style-name="T555_8">el</text:span><text:span text:style-name="T555_9"><text:s/></text:span><text:span text:style-name="T555_10">diagrama</text:span><text:span text:style-name="T555_11"><text:s/></text:span><text:span text:style-name="T555_12">de</text:span><text:span text:style-name="T555_13"><text:s/></text:span><text:span text:style-name="T555_14">clases</text:span><text:span text:style-name="T555_15">?</text:span></text:p>
        </text:list-item>
        <text:list-item>
          <text:p text:style-name="P556"><text:span text:style-name="T556_1">¿</text:span><text:span text:style-name="T556_2">Está</text:span><text:span text:style-name="T556_3"><text:s/></text:span><text:span text:style-name="T556_4">bien</text:span><text:span text:style-name="T556_5"><text:s/></text:span><text:span text:style-name="T556_6">utilizada</text:span><text:span text:style-name="T556_7"><text:s/></text:span><text:span text:style-name="T556_8">la</text:span><text:span text:style-name="T556_9"><text:s/></text:span><text:span text:style-name="T556_10">notación</text:span><text:span text:style-name="T556_11">?</text:span></text:p>
        </text:list-item>
      </text:list>
      <text:p text:style-name="P557"><text:span text:style-name="T557_1">Diagrama</text:span><text:span text:style-name="T557_2"><text:s/></text:span><text:span text:style-name="T557_3">de</text:span><text:span text:style-name="T557_4"><text:s/></text:span><text:span text:style-name="T557_5">estados</text:span></text:p>
      <text:list text:style-name="LS22" xml:id="list92">
        <text:list-item>
          <text:p text:style-name="P558"><text:span text:style-name="T558_1">¿</text:span><text:span text:style-name="T558_2">Está</text:span><text:span text:style-name="T558_3"><text:s/></text:span><text:span text:style-name="T558_4">completo</text:span><text:span text:style-name="T558_5">?</text:span></text:p>
        </text:list-item>
        <text:list-item>
          <text:p text:style-name="P559"><text:span text:style-name="T559_1">¿</text:span><text:span text:style-name="T559_2">Está</text:span><text:span text:style-name="T559_3"><text:s/></text:span><text:span text:style-name="T559_4">bien</text:span><text:span text:style-name="T559_5"><text:s/></text:span><text:span text:style-name="T559_6">utilizada</text:span><text:span text:style-name="T559_7"><text:s/></text:span><text:span text:style-name="T559_8">la</text:span><text:span text:style-name="T559_9"><text:s/></text:span><text:span text:style-name="T559_10">notación</text:span><text:span text:style-name="T559_11">?</text:span></text:p>
        </text:list-item>
      </text:list>
      <text:p text:style-name="P560"/>
      <text:h text:style-name="P561" text:outline-level="10"><text:bookmark-start text:name="h.ycmx8rh8mdku"/><text:bookmark-end text:name="h.ycmx8rh8mdku"/><text:span text:style-name="T561_1">Código</text:span></text:h>
      <text:p text:style-name="P562"><text:span text:style-name="T562_1">Generalidades</text:span></text:p>
      <text:list text:style-name="LS23" xml:id="list94">
        <text:list-item>
          <text:p text:style-name="P563"><text:span text:style-name="T563_1">¿</text:span><text:span text:style-name="T563_2">Respeta</text:span><text:span text:style-name="T563_3"><text:s/></text:span><text:span text:style-name="T563_4">estándares</text:span><text:span text:style-name="T563_5"><text:s/></text:span><text:span text:style-name="T563_6">de</text:span><text:span text:style-name="T563_7"><text:s/></text:span><text:span text:style-name="T563_8">codificación</text:span><text:span text:style-name="T563_9">?</text:span></text:p>
        </text:list-item>
        <text:list-item>
          <text:p text:style-name="P564"><text:span text:style-name="T564_1">¿</text:span><text:span text:style-name="T564_2">Está</text:span><text:span text:style-name="T564_3"><text:s/></text:span><text:span text:style-name="T564_4">correctamente</text:span><text:span text:style-name="T564_5"><text:s/></text:span><text:span text:style-name="T564_6">documentado</text:span><text:span text:style-name="T564_7">?</text:span></text:p>
        </text:list-item>
      </text:list>
      <text:p text:style-name="P565"/>
      <text:p text:style-name="P566"/>
      <text:p text:style-name="P567"/>
      <text:p text:style-name="P568"/>
      <text:p text:style-name="P569"/>
      <text:p text:style-name="P570"/>
      <text:p text:style-name="P57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number style:num-format="1" text:style-name="List1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</office:automatic-styles>
  <office:master-styles>
    <style:master-page style:name="Standard" style:page-layout-name="pm1">
      <style:footer>
        <text:p text:style-name="P1"><text:span text:style-name="T1_1">-</text:span><text:span text:style-name="T1_2"><text:page-number text:select-page="current"/></text:span><text:span text:style-name="T1_3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